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2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Kherson, Khersonska Oblast(15:40). Red Alert: aerial threat. Sirens sounding. Take cover now!</text:span>
</text:h>
      <text:p text:style-name="P4">
Authors: liveuamap (Language: en)</text:p>
      <text:p text:style-name="P4">
Time: 2023-05-26T09:40:00</text:p>
      <text:p text:style-name="P4">
Location: Kherson (Latitude:46.6559 Longtitude:32.6181)</text:p>
      <text:p text:style-name="P4">
Videos: []</text:p>
      <text:p text:style-name="P4">
Images: []</text:p>
      <text:p text:style-name="P4">
Tags: []</text:p>
      <text:p text:style-name="P4">
ID: 22565562</text:p>
      <!--METADATA-->
      <text:p text:style-name="P4">
None</text:p>
      <text:p text:style-name="P4">
News Collection Link: <text:a xlink:type="simple" xlink:href="https://liveuamap.com/en/2023/26-may-kherson-khersonska-oblast1540-red-alerg" text:style-name="Internet_20_link" text:visited-style-name="Visited_20_Internet_20_Link">
https://liveuamap.com/en/2023/26-may-kherson-khersonska-oblast1540-red-alerg</text:a>
</text:p>
      <text:p text:style-name="P4">
Source: <text:a xlink:type="simple" xlink:href="https://liveuamap.com/en/2023/26-may-kherson-khersonska-oblast1540-red-alerg" text:style-name="Internet_20_link" text:visited-style-name="Visited_20_Internet_20_Link">
https://liveuamap.com/en/2023/26-may-kherson-khersonska-oblast1540-red-alerg</text:a>
</text:p>
      <!--NEWS-->
      <text:h text:style-name="P10" text:outline-level="1">
<text:span text:style-name="T4">
Donetsk Oblast, Zaporizka Oblast(20:48). Red Alert: aerial threat. Sirens sounding. Take cove...</text:span>
</text:h>
      <text:p text:style-name="P4">
Authors: liveuamap (Language: en)</text:p>
      <text:p text:style-name="P4">
Time: 2023-05-26T14:49:00</text:p>
      <text:p text:style-name="P4">
Location: Donetsk Oblast (Latitude:48.72703 Longtitude:37.57777)</text:p>
      <text:p text:style-name="P4">
Videos: []</text:p>
      <text:p text:style-name="P4">
Images: []</text:p>
      <text:p text:style-name="P4">
Tags: ["Europe", "Central and Eastern Europe"]</text:p>
      <text:p text:style-name="P4">
ID: 22565609</text:p>
      <!--METADATA-->
      <text:p text:style-name="P4">
Donetsk Oblast, Zaporizka Oblast(20:48). Red Alert: aerial threat. Sirenssounding. Take cover now!</text:p>
      <text:p text:style-name="P4">
News Collection Link: <text:a xlink:type="simple" xlink:href="https://liveuamap.com/en/2023/26-may-donetsk-oblast-zaporizka-oblast2048-reg" text:style-name="Internet_20_link" text:visited-style-name="Visited_20_Internet_20_Link">
https://liveuamap.com/en/2023/26-may-donetsk-oblast-zaporizka-oblast2048-reg</text:a>
</text:p>
      <text:p text:style-name="P4">
Source: <text:a xlink:type="simple" xlink:href="https://t.me/air_alert_ua/46581" text:style-name="Internet_20_link" text:visited-style-name="Visited_20_Internet_20_Link">
https://t.me/air_alert_ua/46581</text:a>
</text:p>
      <!--NEWS-->
      <text:h text:style-name="P10" text:outline-level="1">
<text:span text:style-name="T4">
Kharkiv, Kharkivska Oblast(20:50). Red Alert: aerial threat. Sirens sounding. Take cover now!</text:span>
</text:h>
      <text:p text:style-name="P4">
Authors: liveuamap (Language: en)</text:p>
      <text:p text:style-name="P4">
Time: 2023-05-26T14:51:00</text:p>
      <text:p text:style-name="P4">
Location: Kharkiv (Latitude:49.98147 Longtitude:36.25294)</text:p>
      <text:p text:style-name="P4">
Videos: []</text:p>
      <text:p text:style-name="P4">
Images: []</text:p>
      <text:p text:style-name="P4">
Tags: ["Europe", "Central and Eastern Europe"]</text:p>
      <text:p text:style-name="P4">
ID: 22565610</text:p>
      <!--METADATA-->
      <text:p text:style-name="P4">
Kharkiv, Kharkivska Oblast(20:50). Red Alert: aerial threat. Sirens sounding.Take cover now!</text:p>
      <text:p text:style-name="P4">
News Collection Link: <text:a xlink:type="simple" xlink:href="https://liveuamap.com/en/2023/26-may-kharkiv-kharkivska-oblast2050-red-alerg" text:style-name="Internet_20_link" text:visited-style-name="Visited_20_Internet_20_Link">
https://liveuamap.com/en/2023/26-may-kharkiv-kharkivska-oblast2050-red-alerg</text:a>
</text:p>
      <text:p text:style-name="P4">
Source: <text:a xlink:type="simple" xlink:href="https://t.me/air_alert_ua/46582" text:style-name="Internet_20_link" text:visited-style-name="Visited_20_Internet_20_Link">
https://t.me/air_alert_ua/46582</text:a>
</text:p>
      <!--NEWS-->
      <text:h text:style-name="P10" text:outline-level="1">
<text:span text:style-name="T4">
Kherson, Khersonska Oblast(21:50). Red Alert: aerial threat. Sirens sounding. Take cover now!</text:span>
</text:h>
      <text:p text:style-name="P4">
Authors: liveuamap (Language: en)</text:p>
      <text:p text:style-name="P4">
Time: 2023-05-26T15:51:00</text:p>
      <text:p text:style-name="P4">
Location: Kherson (Latitude:46.65601 Longtitude:32.61755)</text:p>
      <text:p text:style-name="P4">
Videos: []</text:p>
      <text:p text:style-name="P4">
Images: []</text:p>
      <text:p text:style-name="P4">
Tags: ["Europe", "Central and Eastern Europe"]</text:p>
      <text:p text:style-name="P4">
ID: 22565611</text:p>
      <!--METADATA-->
      <text:p text:style-name="P4">
Kherson, Khersonska Oblast(21:50). Red Alert: aerial threat. Sirens sounding.Take cover now!</text:p>
      <text:p text:style-name="P4">
News Collection Link: <text:a xlink:type="simple" xlink:href="https://liveuamap.com/en/2023/26-may-kherson-khersonska-oblast2150-red-alerg" text:style-name="Internet_20_link" text:visited-style-name="Visited_20_Internet_20_Link">
https://liveuamap.com/en/2023/26-may-kherson-khersonska-oblast2150-red-alerg</text:a>
</text:p>
      <text:p text:style-name="P4">
Source: <text:a xlink:type="simple" xlink:href="https://t.me/air_alert_ua/46587" text:style-name="Internet_20_link" text:visited-style-name="Visited_20_Internet_20_Link">
https://t.me/air_alert_ua/46587</text:a>
</text:p>
      <!--NEWS-->
      <text:h text:style-name="P10" text:outline-level="1">
<text:span text:style-name="T4">
Mykolaiv, Mykolayivska Oblast(21:51). Red Alert: aerial threat. Sirens sounding. Take cover now!</text:span>
</text:h>
      <text:p text:style-name="P4">
Authors: liveuamap (Language: en)</text:p>
      <text:p text:style-name="P4">
Time: 2023-05-26T15:53:00</text:p>
      <text:p text:style-name="P4">
Location: Mykolaiv (Latitude:46.9485 Longtitude:32.00638)</text:p>
      <text:p text:style-name="P4">
Videos: []</text:p>
      <text:p text:style-name="P4">
Images: []</text:p>
      <text:p text:style-name="P4">
Tags: ["Europe", "Central and Eastern Europe"]</text:p>
      <text:p text:style-name="P4">
ID: 22565612</text:p>
      <!--METADATA-->
      <text:p text:style-name="P4">
Mykolaiv, Mykolayivska Oblast(21:51). Red Alert: aerial threat. Sirenssounding. Take cover now!</text:p>
      <text:p text:style-name="P4">
News Collection Link: <text:a xlink:type="simple" xlink:href="https://liveuamap.com/en/2023/26-may-mykolaiv-mykolayivska-oblast2151-red-ag" text:style-name="Internet_20_link" text:visited-style-name="Visited_20_Internet_20_Link">
https://liveuamap.com/en/2023/26-may-mykolaiv-mykolayivska-oblast2151-red-ag</text:a>
</text:p>
      <text:p text:style-name="P4">
Source: <text:a xlink:type="simple" xlink:href="https://t.me/air_alert_ua/46588" text:style-name="Internet_20_link" text:visited-style-name="Visited_20_Internet_20_Link">
https://t.me/air_alert_ua/46588</text:a>
</text:p>
      <!--NEWS-->
      <text:h text:style-name="P10" text:outline-level="1">
<text:span text:style-name="T4">
Для українців у Гданську запрацював віртуальний адміністратор ЦНАПу</text:span>
</text:h>
      <text:p text:style-name="P4">
Authors: Ukrinform (Person)</text:p>
      <text:p text:style-name="P4">
Publisher: Укринформ (Organization)</text:p>
      <text:p text:style-name="P4">
Published Time: 2023-05-26T17:56:00+03:00</text:p>
      <text:p text:style-name="P4">
Modified Time: 2023-05-26T17:56:00+03:00</text:p>
      <text:p text:style-name="P4">
Description: Українці, які були змушені покинути рідний дім через війну і проживають в Гданську, можуть отримати послуги ЦНАП через віртуального адміністратора. — Укрінформ.</text:p>
      <text:p text:style-name="P4">
Images: ['<text:a xlink:type="simple" xlink:href="https://static.ukrinform.com/photos/2023_05/thumb_files/630_360_1685112924-293.jpg" text:style-name="Internet_20_link" text:visited-style-name="Visited_20_Internet_20_Link">
630_360_16851...</text:a>
']</text:p>
      <text:p text:style-name="P4">
Tags: ['Польща', 'Україна', 'ЦНАП']</text:p>
      <text:p text:style-name="P4">
Type: Article</text:p>
      <!--METADATA-->
      <text:p text:style-name="P4">
<draw:frame draw:style-name="fr1" draw:name="Image2" text:anchor-type="as-char" svg:width="6.9236in" svg:height="3.956343in" draw:z-index="0">
<draw:image xlink:href="../Images/yкринформ/2023-05-26T17-56-00-03-00/630_360_1685112924-293.jpg" xlink:type="simple" xlink:show="embed" xlink:actuate="onLoad" draw:mime-type="image/jpeg"/>
</draw:frame>
 Українці,які були змушені покинути рідний дім через війну і проживають в Гданську,можуть отримати послуги ЦНАП через віртуального адміністратора.</text:p>
      <text:p text:style-name="P4">
Про це повідомила <text:a xlink:type="simple" xlink:href="https://city-adm.lviv.ua/news/city/tsnap/296729-dlia-ukraintsiv-u-hdansku-zapratsiuvav-virtualnyi-administrator-tsnapu-lvova-video" text:style-name="Internet_20_link" text:visited-style-name="Visited_20_Internet_20_Link">
 пресслужба Львівської міської ради </text:a>
 , передає Укрінформ.</text:p>
      <text:p text:style-name="P4">
«Починає працювати віртуальний адміністратор ЦНАПу міста Львова у Гданську.Тому, якщо ви маєте потребу відновити втрачені документи, вирішити майновіпитання на території <text:a xlink:type="simple" xlink:href="https://www.ukrinform.ua/tag-ukraina" text:style-name="Internet_20_link" text:visited-style-name="Visited_20_Internet_20_Link">
 України </text:a>
 абозамовити різноманітні довідки, ви маєте таку можливість», – зазначиладиректорка департаменту адміністративних послуг Львівської міської радиВалентина Бартошик.</text:p>
      <text:p text:style-name="P4">
Замовити послуги можна дистанційно щосереди з 14:00 до 18:00 та щочетверга з11:00 до 15:00 (за польським часом). Попередня реєстрація за номером телефонув Польщі: 500 218 337. Домовлена зустріч відбуватиметься за адресою: ul.Karmelicka 1, Gdańsk 80-851.</text:p>
      <text:p text:style-name="P4">
Зазначено, що впродовж дня віртуальний адміністратор може прийняти до 25людей.</text:p>
      <text:p text:style-name="P4">
<text:span text:style-name="T4">
Читайте також:</text:span>
 <text:a xlink:type="simple" xlink:href="https://www.ukrinform.ua/rubric-kyiv/3707712-stolicni-cnapi-vidnovluut-zapis-u-zastosunku-kiiv-cifrovij.html" text:style-name="Internet_20_link" text:visited-style-name="Visited_20_Internet_20_Link">
 Столичні и відновлюють запис у застосунку «Київ Цифровий»</text:a>
</text:p>
      <text:p text:style-name="P4">
Послуга для українців стала можливою після робочої поїздки представниківдепартаменту адміністративних послуг Львівської міської ради до Гданськаминулого тижня. Тут було підписано меморандум між Fundacja Gdanska ідепартаментом адміністративних послуг ЛМР щодо реалізації проєкту «Віртуальнийадміністратор ЦНАП» для українців.</text:p>
      <text:p text:style-name="P4">
Як повідомлялося, ЦНАПи пропонують 459 адміністративних послуг для українців.Серед них – оформлення паспортів, реєстрація місця проживання, реєстраціятранспортних засобів та багато іншого.</text:p>
      <text:p text:style-name="P4">
<text:span text:style-name="T5">
Фото: city-adm.lviv.ua</text:span>
</text:p>
      <text:p text:style-name="P4">
Source: <text:a xlink:type="simple" xlink:href="https://www.ukrinform.ua/rubric-society/3714654-dla-ukrainciv-u-gdansku-zapracuvav-virtualnij-administrator-cnapu.html" text:style-name="Internet_20_link" text:visited-style-name="Visited_20_Internet_20_Link">
https://www.ukrinform.ua/rubric-society/3714654-dla-ukrainciv-u-gdansku-zapracuvav-virtualnij-administrator-cnapu.html</text:a>
</text:p>
      <!--NEWS-->
      <text:h text:style-name="P10" text:outline-level="1">
<text:span text:style-name="T4">
Kharkiv, Kharkivska Oblast(01:04). Red Alert: aerial threat. Sirens sounding. Take cover now!</text:span>
</text:h>
      <text:p text:style-name="P4">
Authors: liveuamap (Language: en)</text:p>
      <text:p text:style-name="P4">
Time: 2023-05-26T19:05:00</text:p>
      <text:p text:style-name="P4">
Location: Kharkiv (Latitude:49.98011 Longtitude:36.2538)</text:p>
      <text:p text:style-name="P4">
Videos: []</text:p>
      <text:p text:style-name="P4">
Images: []</text:p>
      <text:p text:style-name="P4">
Tags: ["Europe", "Central and Eastern Europe"]</text:p>
      <text:p text:style-name="P4">
ID: 22565616</text:p>
      <!--METADATA-->
      <text:p text:style-name="P4">
Kharkiv, Kharkivska Oblast(01:04). Red Alert: aerial threat. Sirens sounding.Take cover now!</text:p>
      <text:p text:style-name="P4">
News Collection Link: <text:a xlink:type="simple" xlink:href="https://liveuamap.com/en/2023/26-may-kharkiv-kharkivska-oblast0104-red-alerg" text:style-name="Internet_20_link" text:visited-style-name="Visited_20_Internet_20_Link">
https://liveuamap.com/en/2023/26-may-kharkiv-kharkivska-oblast0104-red-alerg</text:a>
</text:p>
      <text:p text:style-name="P4">
Source: <text:a xlink:type="simple" xlink:href="https://t.me/air_alert_ua/46591" text:style-name="Internet_20_link" text:visited-style-name="Visited_20_Internet_20_Link">
https://t.me/air_alert_ua/46591</text:a>
</text:p>
      <!--NEWS-->
      <text:h text:style-name="P10" text:outline-level="1">
<text:span text:style-name="T4">
Kherson, Khersonska Oblast, Mykolaiv, Mykolayivska Oblast, Zaporizka Oblast, Kirovohradska Ob...</text:span>
</text:h>
      <text:p text:style-name="P4">
Authors: liveuamap (Language: en)</text:p>
      <text:p text:style-name="P4">
Time: 2023-05-26T20:48:00</text:p>
      <text:p text:style-name="P4">
Location: Kherson (Latitude:46.65581000 Longtitude:32.61780000)</text:p>
      <text:p text:style-name="P4">
Videos: []</text:p>
      <text:p text:style-name="P4">
Images: []</text:p>
      <text:p text:style-name="P4">
Tags: ["Europe", "Central and Eastern Europe"]</text:p>
      <text:p text:style-name="P4">
ID: 22565618</text:p>
      <!--METADATA-->
      <text:p text:style-name="P4">
Kherson, Khersonska Oblast, Mykolaiv, Mykolayivska Oblast, Zaporizka Oblast,Kirovohradska Oblast, Cherkaska Oblast, Dnipro, Dnipropetrovska Oblast(02:47).Red Alert: aerial threat. Sirens sounding. Take cover now!</text:p>
      <text:p text:style-name="P4">
News Collection Link: <text:a xlink:type="simple" xlink:href="https://liveuamap.com/en/2023/27-may-kherson-khersonska-oblast-mykolaiv-mykg" text:style-name="Internet_20_link" text:visited-style-name="Visited_20_Internet_20_Link">
https://liveuamap.com/en/2023/27-may-kherson-khersonska-oblast-mykolaiv-mykg</text:a>
</text:p>
      <text:p text:style-name="P4">
Source: <text:a xlink:type="simple" xlink:href="https://t.me/air_alert_ua/46598" text:style-name="Internet_20_link" text:visited-style-name="Visited_20_Internet_20_Link">
https://t.me/air_alert_ua/46598</text:a>
</text:p>
      <!--NEWS-->
      <text:h text:style-name="P10" text:outline-level="1">
<text:span text:style-name="T4">
Odeska Oblast(02:48). Red Alert: aerial threat. Sirens sounding. Take cover now!</text:span>
</text:h>
      <text:p text:style-name="P4">
Authors: liveuamap (Language: en)</text:p>
      <text:p text:style-name="P4">
Time: 2023-05-26T20:49:00</text:p>
      <text:p text:style-name="P4">
Location: Odeska Oblast (Latitude:46.75000000 Longtitude:30.25000000)</text:p>
      <text:p text:style-name="P4">
Videos: []</text:p>
      <text:p text:style-name="P4">
Images: []</text:p>
      <text:p text:style-name="P4">
Tags: ["Europe", "Central and Eastern Europe"]</text:p>
      <text:p text:style-name="P4">
ID: 22565619</text:p>
      <!--METADATA-->
      <text:p text:style-name="P4">
Odeska Oblast(02:48). Red Alert: aerial threat. Sirens sounding. Take covernow!</text:p>
      <text:p text:style-name="P4">
News Collection Link: <text:a xlink:type="simple" xlink:href="https://liveuamap.com/en/2023/27-may-odeska-oblast0248-red-alert-aerial-thrg" text:style-name="Internet_20_link" text:visited-style-name="Visited_20_Internet_20_Link">
https://liveuamap.com/en/2023/27-may-odeska-oblast0248-red-alert-aerial-thrg</text:a>
</text:p>
      <text:p text:style-name="P4">
Source: <text:a xlink:type="simple" xlink:href="https://t.me/suspilneodesa/23550" text:style-name="Internet_20_link" text:visited-style-name="Visited_20_Internet_20_Link">
https://t.me/suspilneodesa/23550</text:a>
</text:p>
      <!--NEWS-->
      <text:h text:style-name="P10" text:outline-level="1">
<text:span text:style-name="T4">
Vinnytska Oblast(02:48). Red Alert: aerial threat. Sirens sounding. Take cover now!</text:span>
</text:h>
      <text:p text:style-name="P4">
Authors: liveuamap (Language: en)</text:p>
      <text:p text:style-name="P4">
Time: 2023-05-26T20:50:00</text:p>
      <text:p text:style-name="P4">
Location: Vinnytska Oblast (Latitude:48.91667000 Longtitude:28.66667000)</text:p>
      <text:p text:style-name="P4">
Videos: []</text:p>
      <text:p text:style-name="P4">
Images: []</text:p>
      <text:p text:style-name="P4">
Tags: ["Europe", "Central and Eastern Europe"]</text:p>
      <text:p text:style-name="P4">
ID: 22565620</text:p>
      <!--METADATA-->
      <text:p text:style-name="P4">
Vinnytska Oblast(02:48). Red Alert: aerial threat. Sirens sounding. Take covernow!</text:p>
      <text:p text:style-name="P4">
News Collection Link: <text:a xlink:type="simple" xlink:href="https://liveuamap.com/en/2023/27-may-vinnytska-oblast0248-red-alert-aerial-g" text:style-name="Internet_20_link" text:visited-style-name="Visited_20_Internet_20_Link">
https://liveuamap.com/en/2023/27-may-vinnytska-oblast0248-red-alert-aerial-g</text:a>
</text:p>
      <text:p text:style-name="P4">
Source: <text:a xlink:type="simple" xlink:href="https://t.me/air_alert_ua/46600" text:style-name="Internet_20_link" text:visited-style-name="Visited_20_Internet_20_Link">
https://t.me/air_alert_ua/46600</text:a>
</text:p>
      <!--NEWS-->
      <text:h text:style-name="P10" text:outline-level="1">
<text:span text:style-name="T4">
Як дізнатися, хто розслідує зникнення родича</text:span>
</text:h>
      <text:p text:style-name="P4">
Author: ['АРМІЯINFORM']</text:p>
      <text:p text:style-name="P4">
Time: 2023-05-26T31:00:00-04:00</text:p>
      <text:p text:style-name="P4">
Description: Як отримати інформацію про слідчого, який розслідує кримінальне провадження щодо зник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bezvisti-znykli.jpg" text:style-name="Internet_20_link" text:visited-style-name="Visited_20_Internet_20_Link">
bezvisti-znykli.jpg</text:a>
']</text:p>
      <text:p text:style-name="P4">
Tags: ['STOPRUSSIA', 'АГРЕСІЯ РФ', 'БЕЗВІСТИ ЗНИКЛІ', 'ВІЙНА', 'ВТОРГНЕННЯ РФ', 'МІНРЕІНТЕГРАЦІЇ']</text:p>
      <text:p text:style-name="P4">
Category: News</text:p>
      <!--METADATA-->
      <text:p text:style-name="P4">
<draw:frame draw:style-name="fr1" draw:name="Image3" text:anchor-type="as-char" svg:width="6.9236in" svg:height="3.894525in" draw:z-index="0">
<draw:image xlink:href="../Images/AРМІЯINFORM/2023-05-26T31-00-00-04-00/bezvisti-znykli.jpg" xlink:type="simple" xlink:show="embed" xlink:actuate="onLoad" draw:mime-type="image/jpeg"/>
</draw:frame>
</text:p>
      <text:p text:style-name="P4">
Як отримати інформацію про слідчого, який розслідує кримінальне провадженнящодо зниклої безвісти особи?</text:p>
      <text:p text:style-name="P4">
Алгоритм дій у випадку зникнення родича<text:a xlink:type="simple" xlink:href="https://www.facebook.com/MReintegration/posts/pfbid0pQjsg9x941T9qBEr4BRSqnKBhhDWicJSULMAEvCv7eqdz9CuD5wyckbM2xoiLrWfl" text:style-name="Internet_20_link" text:visited-style-name="Visited_20_Internet_20_Link">
оприлюднило</text:a>
на своїй сторінці в Facebook Міністерство з питань реінтеграції тимчасовоокупованих територій України.</text:p>
      <text:p text:style-name="P4">
Щоб отримати інформацію про слідчого, родичі зниклого безвісти за особливихобставин повинні звернутися до Нацполіції за місцем подання заяви, або замісцем зникнення людини.</text:p>
      <text:p text:style-name="P4">
Телефони відповідальних осіб Нацполіції в областях можна отримати врегіональних представників Уповноваженого зі зниклих безвісти, або ж зателефоном гарячої лінії: 0 800 339 247.</text:p>
      <text:p text:style-name="P4">
<text:span text:style-name="T4">
При спілкуванні з відповідальним працівником поліції повідомте:</text:span>
</text:p>
      <ul>
        <li>
свої ПІБ іступінь родинних відносин зізниклим безвісти;  * номер кримінального провадження;  * занеобхідності— інші відомості витягу із Єдиного реєстру досудових розслідувань.</li>
      </ul>
      <text:p text:style-name="P4">
Відповідальна особа зобов’язана надати вам інформацію про найменування йадресу органу Національної поліції або СБУ, ПІБ слідчого і його робочийтелефон (за наявності).</text:p>
      <text:p text:style-name="P4">
Мінреінтеграції нагадало, що комунікація зі слідчим має відбуватись виключно уписьмовій формі. Телефонні розмови, усні заяви та клопотання законодавством непередбачені.</text:p>
      <text:p text:style-name="P4">
Source: <text:a xlink:type="simple" xlink:href="https://armyinform.com.ua/2023/05/26/yak-diznatysya-hto-rozsliduye-znyknennya-rodycha/" text:style-name="Internet_20_link" text:visited-style-name="Visited_20_Internet_20_Link">
https://armyinform.com.ua/2023/05/26/yak-diznatysya-hto-rozsliduye-znyknennya-rodycha/</text:a>
</text:p>
      <!--NEWS-->
      <text:h text:style-name="P10" text:outline-level="1">
<text:span text:style-name="T4">
Україна повинна повернути собі Південь і стати членом НАТО — Френсіс Фукуяма</text:span>
</text:h>
      <text:p text:style-name="P4">
Author: ['Ольга Мосьондз']</text:p>
      <text:p text:style-name="P4">
Time: 2023-05-26T32:00:00-04:00</text:p>
      <text:p text:style-name="P4">
Description: Про це заявив професор Стенфордського університету Френсіс Фукуяма у відеозвернен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ukuyama.jpg" text:style-name="Internet_20_link" text:visited-style-name="Visited_20_Internet_20_Link">
fukuyama.jpg</text:a>
']</text:p>
      <text:p text:style-name="P4">
Tags: ['STOPRUSSIA', 'КИЇВСЬКИЙ БЕЗПЕКОВИЙ ФОРУМ', 'УКРАЇНА – НАТО', 'ФРЕНСІС ФУКУЯМА']</text:p>
      <text:p text:style-name="P4">
Category: News</text:p>
      <!--METADATA-->
      <text:p text:style-name="P4">
<draw:frame draw:style-name="fr1" draw:name="Image4" text:anchor-type="as-char" svg:width="6.9236in" svg:height="3.900295in" draw:z-index="0">
<draw:image xlink:href="../Images/AРМІЯINFORM/2023-05-26T32-00-00-04-00/fukuyama.jpg" xlink:type="simple" xlink:show="embed" xlink:actuate="onLoad" draw:mime-type="image/jpeg"/>
</draw:frame>
</text:p>
      <text:p text:style-name="P4">
Про це заявив професор Стенфордського університету Френсіс Фукуяма увідеозверненні до учасників 15-го щорічного Київського Безпекового Форуму,повідомляє кореспондент АрміяInform.</text:p>
      <text:p text:style-name="P4">
Френсіс Фукуяма зазначив, що будь-які мирні угоди не можуть бути ефективнимидля України без вступу до НАТО, оскільки час дасть росії змогу переозброїтисвої війська і продовжити війну.</text:p>
      <text:p text:style-name="P4">
— За нинішніх умов мирні переговори і тимчасове припинення вогню — можутьзашкодити Україні. Адже це може залишити росії контроль над Донбасом, Кримомта південним узбережжям України. І тут ще глибша проблема. Доки владімір путінпри владі, будь-які «мирні угоди» просто дадуть росії змогу переозброїти своївійська для пізнішого відновлення війни. Будь-яке тривале врегулювання маєвключати більш сильні гарантії безпеки для України, — наголосив ФренсісФукуяма.</text:p>
      <text:p text:style-name="P4">
Він вважає, що стримати відновлення війни росією в майбутньому може лишечленство України в НАТО та гарантії, передбачені статтею 5.</text:p>
      <text:p text:style-name="P4">
— Членство в НАТО стане реальним, якщо завдяки контрнаступу Україна повернеХерсонський та Запорізький регіони, — сказав професор Стенфордськогоуніверситету. — Страх повільного блокування Криму може спонукати путінаприпинити атаки на Україну, розблокувати українські порти на тривалій основі йприпинити терористичні ракетні атаки на українські міста.</text:p>
      <text:p text:style-name="P4">
Френсіс Фукуяма наголосив, що ефективність будь-яких домовленостей з росієюбуде залежати від членства України в НАТО.</text:p>
      <text:p text:style-name="P4">
— Поки ми чекаємо, коли розпочнеться український контрнаступ, нам потрібноподумати про те, чим ця війна може закінчитися. Як я вже казав, мирніпереговори та припинення вогню за нинішніх обставин будуть дуже поганою ідеєюдля України. Кожен член НАТО, який має сумніви щодо цього, мусить сказати, якаще мирна угода можлива в наступні роки, не будучи просто короткотерміновимприпиненням вогню і можливістю для росії переозброїтися, перебудуватися іпотім відновити війну, — зазначив Френсіс Фукуяма.</text:p>
      <text:p text:style-name="P4">
Source: <text:a xlink:type="simple" xlink:href="https://armyinform.com.ua/2023/05/26/ukrayina-povynna-povernuty-sobi-pivden-i-staty-chlenom-nato-frensis-fukuyama/" text:style-name="Internet_20_link" text:visited-style-name="Visited_20_Internet_20_Link">
https://armyinform.com.ua/2023/05/26/ukrayina-povynna-povernuty-sobi-pivden-i-staty-chlenom-nato-frensis-fukuyama/</text:a>
</text:p>
      <!--NEWS-->
      <text:h text:style-name="P10" text:outline-level="1">
<text:span text:style-name="T4">
10 років за ґратами проведе ворожий інформатор, який «зливав» позиції захисників Маріуполя</text:span>
</text:h>
      <text:p text:style-name="P4">
Author: ['АРМІЯINFORM']</text:p>
      <text:p text:style-name="P4">
Time: 2023-05-26T33:00:00-04:00</text:p>
      <text:p text:style-name="P4">
Description: Служба безпеки зібрала беззаперечні докази вини ще одного прихильника рашизму, як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301995_1439847243499585_3303797932078639424_n.jpg" text:style-name="Internet_20_link" text:visited-style-name="Visited_20_Internet_20_Link">
349301995_1439847243499585_3303797932078639424_n.jpg</text:a>
']</text:p>
      <text:p text:style-name="P4">
Tags: ['STOPRUSSIA', 'АГРЕСІЯ РФ', 'ВІЙНА', 'ВТОРГНЕННЯ РФ', 'СБУ']</text:p>
      <text:p text:style-name="P4">
Category: News</text:p>
      <!--METADATA-->
      <text:p text:style-name="P4">
<draw:frame draw:style-name="fr1" draw:name="Image5" text:anchor-type="as-char" svg:width="6.9236in" svg:height="7.362095in" draw:z-index="0">
<draw:image xlink:href="../Images/AРМІЯINFORM/2023-05-26T33-00-00-04-00/349301995_1439847243499585_3303797932078639424_n.jpg" xlink:type="simple" xlink:show="embed" xlink:actuate="onLoad" draw:mime-type="image/jpeg"/>
</draw:frame>
</text:p>
      <text:p text:style-name="P4">
Служба безпеки зібрала беззаперечні докази вини ще одного прихильника рашизму,який передавав окупантам локації Сил оборони на півдні України.</text:p>
      <text:p text:style-name="P4">
Зловмисником виявився проросійськи налаштований мешканець Полтавщини.</text:p>
      <text:p text:style-name="P4">
У спілкуванні зі своїми знайомими з Маріуполя він «в темну» збирав інформаціюпро місця базування та переміщення захисників міста на початкуповномасштабного вторгнення.</text:p>
      <text:p text:style-name="P4">
Отримані відомості передавав через Фейсбук так званій «уповноваженій з правлюдини днр», яка входить до складу окупаційної адміністрації у захопленійчастині Донеччини.</text:p>
      <text:p text:style-name="P4">
Надалі фейкова «омбудсменка» переправляла розвіддані командуванню російськихвійськ на східному фронті.</text:p>
      <text:p text:style-name="P4">
Співробітники СБУ затримали ворожого інформатора у березні минулого року підчас контрдиверсійних заходів на території Полтавщини.</text:p>
      <text:p text:style-name="P4">
За результатами слідчих дій, було виявлено також дописи із символікоюкомуністичного тоталітарного режиму, які він поширював через соцмережу.</text:p>
      <text:p text:style-name="P4">
За матеріалами СБУ, суд визнав зловмисника винним за двома статтямиКримінального кодексу України:</text:p>
      <text:p text:style-name="P4">
▪️ ч. 1 ст. 258-3 (сприяння діяльності терористичної організації);</text:p>
      <text:p text:style-name="P4">
▪️ ч. 1 ст. 436-1 (виготовлення, поширення комуністичної, нацистськоїсимволіки та пропаганда комуністичного та націонал-соціалістичногототалітарних режимів).</text:p>
      <text:p text:style-name="P4">
Йому призначено 10 років тюрми.</text:p>
      <text:p text:style-name="P4">
Досудове розслідування проводили співробітники СБУ в Полтавській області запроцесуального керівництва прокуратури.</text:p>
      <text:p text:style-name="P4">
Джерело: <text:a xlink:type="simple" xlink:href="https://www.facebook.com/SecurSerUkraine/posts/pfbid0jSReWM6Dzp5RH9UH1TQ2Cva6dsd1BhcTec1et4Rvv75vjg1asGGTXhuhCvYDR7Xul" text:style-name="Internet_20_link" text:visited-style-name="Visited_20_Internet_20_Link">
Служба безпекиУкраїни</text:a>
</text:p>
      <text:p text:style-name="P4">
Source: <text:a xlink:type="simple" xlink:href="https://armyinform.com.ua/2023/05/26/10-rokiv-za-gratamy-provede-vorozhyj-informator-yakyj-zlyvav-pozycziyi-zahysnykiv-mariupolya/" text:style-name="Internet_20_link" text:visited-style-name="Visited_20_Internet_20_Link">
https://armyinform.com.ua/2023/05/26/10-rokiv-za-gratamy-provede-vorozhyj-informator-yakyj-zlyvav-pozycziyi-zahysnykiv-mariupolya/</text:a>
</text:p>
      <!--NEWS-->
      <text:h text:style-name="P10" text:outline-level="1">
<text:span text:style-name="T4">
На Харківщині знайдено ретельно замасковану схованку з російськими боєприпасами</text:span>
</text:h>
      <text:p text:style-name="P4">
Author: ['АРМІЯINFORM']</text:p>
      <text:p text:style-name="P4">
Time: 2023-05-26T34:00:00-04:00</text:p>
      <text:p text:style-name="P4">
Description: На території Харківської області знайшли ретельно замасковану схованку, у якій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whatsapp-image-2023-05-25-at-09.20.36-1-450x395-4fd.jpeg" text:style-name="Internet_20_link" text:visited-style-name="Visited_20_Internet_20_Link">
whatsapp-image-2023-05-25-at-09.20.36-1-450x395-4fd.jpeg</text:a>
']</text:p>
      <text:p text:style-name="P4">
Tags: ['АГРЕСІЯ РФ', 'ВТОРГНЕННЯ РФ', 'ДБР']</text:p>
      <text:p text:style-name="P4">
Category: News</text:p>
      <!--METADATA-->
      <text:p text:style-name="P4">
<draw:frame draw:style-name="fr1" draw:name="Image6" text:anchor-type="as-char" svg:width="6.9236in" svg:height="6.077382in" draw:z-index="0">
<draw:image xlink:href="../Images/AРМІЯINFORM/2023-05-26T34-00-00-04-00/whatsapp-image-2023-05-25-at-09.20.36-1-450x395-4fd.jpeg" xlink:type="simple" xlink:show="embed" xlink:actuate="onLoad" draw:mime-type="image/jpeg"/>
</draw:frame>
</text:p>
      <text:p text:style-name="P4">
На території Харківської області знайшли ретельно замасковану схованку, у якійросійські окупанти заховали реактивні штурмові гранати. 18 одиниць боєприпасівбули приховані на території однієї з лісосмуг в Чугуївському районі.</text:p>
      <text:p text:style-name="P4">
Про це <text:a xlink:type="simple" xlink:href="https://dbr.gov.ua/news/dbr-znajshlo-na-harkivshhini-shron-z-rosijskimi-boepripasami-video" text:style-name="Internet_20_link" text:visited-style-name="Visited_20_Internet_20_Link">
повідомляє</text:a>
 Державне бюро розслідувань.</text:p>
      <text:p text:style-name="P4">
За оперативною інформацією, схованку перед відступом обладналивійськовослужбовці 3-го батальйону 101-го полку рф.</text:p>
      <text:p text:style-name="P4">
Все озброєння, яке знайшли працівники ДБР, вилучено та буде передано до однієїз бригад ЗСУ.</text:p>
      <text:p text:style-name="P4">
Наші ж захисники використають російські снаряди за прямим призначенням.</text:p>
      <text:p text:style-name="P4">
Source: <text:a xlink:type="simple" xlink:href="https://armyinform.com.ua/2023/05/26/na-harkivshhyni-znajdeno-shron-z-rosijskymy-boyeprypasamy/" text:style-name="Internet_20_link" text:visited-style-name="Visited_20_Internet_20_Link">
https://armyinform.com.ua/2023/05/26/na-harkivshhyni-znajdeno-shron-z-rosijskymy-boyeprypasamy/</text:a>
</text:p>
      <!--NEWS-->
      <text:h text:style-name="P10" text:outline-level="1">
<text:span text:style-name="T4">
рашистські маніпуляції: «Зміна церковного календаря в Україні — це божевілля та вакханалія»</text:span>
</text:h>
      <text:p text:style-name="P4">
Author: ['АРМІЯINFORM']</text:p>
      <text:p text:style-name="P4">
Time: 2023-05-26T35:00:00-04:00</text:p>
      <text:p text:style-name="P4">
Description: Центр протидії дезінформації на своїй офіційній сторінці у facebook розмістив добір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168074_260313303316338_3275902651505577956_n.jpg" text:style-name="Internet_20_link" text:visited-style-name="Visited_20_Internet_20_Link">
349168074_260313303316338_3275902651505577956_n.jpg</text:a>
']</text:p>
      <text:p text:style-name="P4">
Tags: ['STOPRUSSIA', 'ВІЙНА', 'ВТОРГНЕННЯ РФ', 'МАНІПУЛЯЦІЇ РФ', 'РОСІЙСЬКІ ФЕЙКИ', 'ЦПД РНБО']</text:p>
      <text:p text:style-name="P4">
Category: News</text:p>
      <!--METADATA-->
      <text:p text:style-name="P4">
<draw:frame draw:style-name="fr1" draw:name="Image7" text:anchor-type="as-char" svg:width="6.9236in" svg:height="6.9236in" draw:z-index="0">
<draw:image xlink:href="../Images/AРМІЯINFORM/2023-05-26T35-00-00-04-00/349168074_260313303316338_3275902651505577956_n.jpg" xlink:type="simple" xlink:show="embed" xlink:actuate="onLoad" draw:mime-type="image/jpeg"/>
</draw:frame>
</text:p>
      <text:p text:style-name="P4">
Центр протидії дезінформації на своїй офіційній сторінці у facebook<text:a xlink:type="simple" xlink:href="https://www.facebook.com/protydiyadezinformatsiyi.cpd/posts/pfbid06GQ7k3USHRqy15RCA9wRg9ATd8Yb6FjK6UfqCzjB9oVkmgvZ3HhKdVZ5kikrWnKNl" text:style-name="Internet_20_link" text:visited-style-name="Visited_20_Internet_20_Link">
розмістив</text:a>
добірку дезінформацій та маніпуляцій, котрі вчора поширювали пропагандистськіЗМІ росії.</text:p>
      <ul>
        <li>
<text:span text:style-name="T4">
Дезінформація:</text:span>
 «Сьогодні ми разом протистоїмо колективному Заходу, який веде проти наших країн, по суті, неоголошену війну», — заявив міністр оборони рф с.шойгу під час зустрічі з міністром оборони білорусі в.хреніним.  * <text:span text:style-name="T4">
Маніпуляція:</text:span>
 прессекретар президента рф д.пєсков заявив, що «зміна церковного календаря в Україні — це божевілля та вакханалія, тепер залишається чекати хіба що відмови від української мови на користь американської».  * <text:span text:style-name="T4">
Дезінформація:</text:span>
 заступник міністра закордонних справ рф м.галузін заявив: «Заходи щодо безпеки союзної держави, які вживаються росією та білоруссю у військово-ядерній сфері, є вимушеною реакцією на багаторічну дестабілізуючу ядерну політику НАТО і на докорінні зміни, які відбулися останнім часом у ключових параметрах європейської безпеки».</li>
      </ul>
      <text:p text:style-name="P4">
Source: <text:a xlink:type="simple" xlink:href="https://armyinform.com.ua/2023/05/26/rashystski-manipulyacziyi-zmina-czerkovnogo-kalendarya-v-ukrayini-cze-bozhevillya-ta-vakhanaliya/" text:style-name="Internet_20_link" text:visited-style-name="Visited_20_Internet_20_Link">
https://armyinform.com.ua/2023/05/26/rashystski-manipulyacziyi-zmina-czerkovnogo-kalendarya-v-ukrayini-cze-bozhevillya-ta-vakhanaliya/</text:a>
</text:p>
      <!--NEWS-->
      <text:h text:style-name="P10" text:outline-level="1">
<text:span text:style-name="T4">
Військовослужбовець рф під Лиманом розповідає про невдалі наступи на місто — ГУР</text:span>
</text:h>
      <text:p text:style-name="P4">
Author: ['АРМІЯINFORM']</text:p>
      <text:p text:style-name="P4">
Time: 2023-05-26T36:00:00-04:00</text:p>
      <text:p text:style-name="P4">
Description: https://youtu.be/chAl6IZYQHI    Окупант розповідає, що його підрозділ, вже втрет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Окупант розповідає, що його підрозділ, вже втретє намагається штурмуватиЛиман, а його командира нещодавно знешкодили.</text:p>
      <text:p text:style-name="P4">
«Нам вообще сказали, под воронеж едем, а попали мы сразу за „ленточку“ сюда,приехали на 1-ю линию», — жаліється окупант.</text:p>
      <text:p text:style-name="P4">
Джерело: ГУР МОУ</text:p>
      <text:p text:style-name="P4">
Source: <text:a xlink:type="simple" xlink:href="https://armyinform.com.ua/2023/05/26/vijskovosluzhbovecz-rf-pid-lymanom-rozpovidaye-pro-nevdali-nastupy-na-misto-gur/" text:style-name="Internet_20_link" text:visited-style-name="Visited_20_Internet_20_Link">
https://armyinform.com.ua/2023/05/26/vijskovosluzhbovecz-rf-pid-lymanom-rozpovidaye-pro-nevdali-nastupy-na-misto-gur/</text:a>
</text:p>
      <!--NEWS-->
      <text:h text:style-name="P10" text:outline-level="1">
<text:span text:style-name="T4">
Повідомлено про підозру віцеадміралу рф, який наказав обстрілювати Україну «Калібрами» з Чорного моря</text:span>
</text:h>
      <text:p text:style-name="P4">
Author: ['АРМІЯINFORM']</text:p>
      <text:p text:style-name="P4">
Time: 2023-05-26T37:00:00-04:00</text:p>
      <text:p text:style-name="P4">
Description: Служба безпеки зібрала доказову базу на діючого командувача Чорноморським флотом вмф рф...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190747_964711264556975_1402606660226146034_n.jpg" text:style-name="Internet_20_link" text:visited-style-name="Visited_20_Internet_20_Link">
349190747_964711264556975_1402606660226146034_n.jpg</text:a>
']</text:p>
      <text:p text:style-name="P4">
Tags: ['STOPRUSSIA', 'АГРЕСІЯ РФ', 'ВІЙНА', 'ВТОРГНЕННЯ РФ', 'СБУ']</text:p>
      <text:p text:style-name="P4">
Category: News</text:p>
      <!--METADATA-->
      <text:p text:style-name="P4">
<draw:frame draw:style-name="fr1" draw:name="Image8" text:anchor-type="as-char" svg:width="6.9236in" svg:height="7.358892in" draw:z-index="0">
<draw:image xlink:href="../Images/AРМІЯINFORM/2023-05-26T37-00-00-04-00/349190747_964711264556975_1402606660226146034_n.jpg" xlink:type="simple" xlink:show="embed" xlink:actuate="onLoad" draw:mime-type="image/jpeg"/>
</draw:frame>
</text:p>
      <text:p text:style-name="P4">
Служба безпеки зібрала доказову базу на діючого командувача Чорноморськимфлотом вмф рф віцеадмірала Віктора Соколова. Посадовець причетний до масованихросійських ударів по цивільних об’єктах України.</text:p>
      <text:p text:style-name="P4">
У період з 10 серпня 2022 року Соколов особисто віддавав накази щодорегулярних бойових пусків крилатих ракет 3М14 «Калібр» по енергетичнійінфраструктурі нашої держави.</text:p>
      <text:p text:style-name="P4">
Унаслідок ворожих обстрілів загинуло 4 мирних жителів, ще 40 – отрималипоранення.</text:p>
      <text:p text:style-name="P4">
За даними слідства, повітряні атаки агресор здійснював по енергооб’єктах уКиївській, Львівській, Дніпропетровській, Вінницькій, Кіровоградській,Одеській, Запорізькій, Сумській, Хмельницькій, Рівненській, Чернівецькій,Черкаській, Житомирській та Івано-Франківській областях.</text:p>
      <text:p text:style-name="P4">
Також встановлено, що російські обстріли завдали значних втрат національнійсистемі життєзабезпечення цивільного населення України.</text:p>
      <text:p text:style-name="P4">
Крім того, ракетні удари рф призводили до тимчасової зупинки роботи десятківмісцевих навчальних закладів, лікарень та інших соціальних установ.</text:p>
      <text:p text:style-name="P4">
На підставі зібраних доказів слідчі Служби безпеки повідомили Соколову пропідозру за декількома статтями Кримінального кодексу України:</text:p>
      <text:p text:style-name="P4">
▪️ ч. 2 ст. 28, ч. 1 ст. 438 та ч. 2 ст. 28, ч. 2 ст. 438 (порушення законівта звичаїв війни, вчинене групою осіб за попередньою змовою);</text:p>
      <text:p text:style-name="P4">
▪️ ч. 3 ст. 110 (посягання на територіальну цілісність і недоторканністьУкраїни);</text:p>
      <text:p text:style-name="P4">
▪️ ч. 2 ст. 28, ч. 2 ст. 437 (планування, підготовка, розв'язування та веденняагресивної війни, вчинене групою осіб за попередньою змовою).</text:p>
      <text:p text:style-name="P4">
Тривають комплексні заходи для його притягнення до відповідальності за злочинипроти нашої держави.</text:p>
      <text:p text:style-name="P4">
Зловмиснику загрожує довічне позбавлення волі.</text:p>
      <text:p text:style-name="P4">
Досудове розслідування проводили за процесуального керівництва ОфісуГенерального прокурора.</text:p>
      <text:p text:style-name="P4">
Джерело: <text:a xlink:type="simple" xlink:href="https://www.facebook.com/SecurSerUkraine/posts/pfbid02j5ZjVBQ1QTTUDTdpScRsR2Maw7LaMohWR5vcnESvznYQ3GEpjuXbkBpYjLHZ3mRil" text:style-name="Internet_20_link" text:visited-style-name="Visited_20_Internet_20_Link">
Служба безпекиУкраїни</text:a>
</text:p>
      <text:p text:style-name="P4">
Source: <text:a xlink:type="simple" xlink:href="https://armyinform.com.ua/2023/05/26/povidomleno-pro-pidozru-viczeadmiralu-rf-yakyj-nakazav-obstrilyuvaty-ukrayinu-kalibramy-z-chornogo-morya/" text:style-name="Internet_20_link" text:visited-style-name="Visited_20_Internet_20_Link">
https://armyinform.com.ua/2023/05/26/povidomleno-pro-pidozru-viczeadmiralu-rf-yakyj-nakazav-obstrilyuvaty-ukrayinu-kalibramy-z-chornogo-morya/</text:a>
</text:p>
      <!--NEWS-->
      <text:h text:style-name="P10" text:outline-level="1">
<text:span text:style-name="T4">
Авіація Сил оборони завдала 5 ударів по районах зосередження окупантів</text:span>
</text:h>
      <text:p text:style-name="P4">
Author: ['АРМІЯINFORM']</text:p>
      <text:p text:style-name="P4">
Time: 2023-05-26T38:00:00-04:00</text:p>
      <text:p text:style-name="P4">
Description: Про це повідомляє Генеральний штаб ЗСУ у своєму зведенні.  «Авіація Сил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armijska-aviacziya-2.jpg" text:style-name="Internet_20_link" text:visited-style-name="Visited_20_Internet_20_Link">
armijska-aviacziya-2.jpg</text:a>
']</text:p>
      <text:p text:style-name="P4">
Tags: ['STOPRUSSIA', 'АГРЕСІЯ РФ', 'ВІЙНА', 'ВТОРГНЕННЯ РФ', 'ГШ ЗС УКРАЇНИ', 'ХРОНІКА ОБОРОНИ']</text:p>
      <text:p text:style-name="P4">
Category: News</text:p>
      <!--METADATA-->
      <text:p text:style-name="P4">
<draw:frame draw:style-name="fr1" draw:name="Image9" text:anchor-type="as-char" svg:width="6.9236in" svg:height="4.161038in" draw:z-index="0">
<draw:image xlink:href="../Images/AРМІЯINFORM/2023-05-26T38-00-00-04-00/armijska-aviacziya-2.jpg" xlink:type="simple" xlink:show="embed" xlink:actuate="onLoad" draw:mime-type="image/jpeg"/>
</draw:frame>
 <text:span text:style-name="T4">
🔥 Ситуація щодо російського вторгнення</text:span>
</text:p>
      <text:p text:style-name="P4">
Про це<text:a xlink:type="simple" xlink:href="https://www.facebook.com/GeneralStaff.ua/posts/pfbid0TyvK4eUK1evAWXwLFaEy1zGERX5pV7htfWqBtDJDKaxaWx38haFjHGbs5qqDggQLl" text:style-name="Internet_20_link" text:visited-style-name="Visited_20_Internet_20_Link">
повідомляє</text:a>
Генеральний штаб ЗСУ у своєму зведенні.</text:p>
      <text:p text:style-name="P4">
«Авіація Сил оборони завдала 5 ударів по районах зосередження особового складута військової техніки противника.</text:p>
      <text:p text:style-name="P4">
Також, минулої доби нашими захисниками збито ворожий літак Су-25.</text:p>
      <text:p text:style-name="P4">
Українські ракетники та артилеристи уразили пункт управління, зенітно-ракетнийкомплекс, 2 райони зосередження живої сили, 1 склад боєприпасів, однурадіолокаційну станцію та два артилерійських підрозділи на вогневих позиціях»,— йдеться у повідомленні.</text:p>
      <text:p text:style-name="P4">
Source: <text:a xlink:type="simple" xlink:href="https://armyinform.com.ua/2023/05/26/aviacziya-syl-oborony-zavdala-5-udariv-po-rajonah-zoseredzhennya-okupantiv-ta-zbyla-su-25/" text:style-name="Internet_20_link" text:visited-style-name="Visited_20_Internet_20_Link">
https://armyinform.com.ua/2023/05/26/aviacziya-syl-oborony-zavdala-5-udariv-po-rajonah-zoseredzhennya-okupantiv-ta-zbyla-su-25/</text:a>
</text:p>
      <!--NEWS-->
      <text:h text:style-name="P10" text:outline-level="1">
<text:span text:style-name="T4">
У Мадриді в тестовому режимі розпочав роботу український «Паспортний сервіс»</text:span>
</text:h>
      <text:p text:style-name="P4">
Author: ['Володимир Поліщук']</text:p>
      <text:p text:style-name="P4">
Time: 2023-05-26T39:00:00-04:00</text:p>
      <text:p text:style-name="P4">
Description: З початку широкомасштабної російсько-української війни в Іспанії оформлено майже пона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38293775404353977_y.jpg" text:style-name="Internet_20_link" text:visited-style-name="Visited_20_Internet_20_Link">
photo_5438293775404353977_y.jpg</text:a>
']</text:p>
      <text:p text:style-name="P4">
Tags: ['БІЖЕНЦІ', 'ДЕРЖАВНА МІГРАЦІЙНА СЛУЖБА', 'ДП ДОКУМЕНТ', 'КОРОЛІВСТВО ІСПАНІЯ', 'МАДРИД', 'МЗС', 'ПАСПОРТНИЙ СЕРВІС']</text:p>
      <text:p text:style-name="P4">
Category: News</text:p>
      <!--METADATA-->
      <text:p text:style-name="P4">
<draw:frame draw:style-name="fr1" draw:name="Image10" text:anchor-type="as-char" svg:width="6.9236in" svg:height="6.9236in" draw:z-index="0">
<draw:image xlink:href="../Images/AРМІЯINFORM/2023-05-26T39-00-00-04-00/photo_5438293775404353977_y.jpg" xlink:type="simple" xlink:show="embed" xlink:actuate="onLoad" draw:mime-type="image/jpeg"/>
</draw:frame>
</text:p>
      <text:p text:style-name="P4">
З початку широкомасштабної російсько-української війни в Іспанії оформленомайже понад 170 тис. тимчасових захистів для громадян України. Про це<text:a xlink:type="simple" xlink:href="https://www.interior.gob.es/opencms/ca/detalle/articulo/Espana-supera-las-170.000-protecciones-temporales-a-refugiados-de-Ucrania-un-ano-despues-de-la-activacion-del-mecanismo/" text:style-name="Internet_20_link" text:visited-style-name="Visited_20_Internet_20_Link">
повідомляє</text:a>
 МВС Іспанії.</text:p>
      <text:p text:style-name="P4">
Аби забезпечити їх дійсними паспортними документами, в Мадриді розпочав роботуукраїнський «Паспортний сервіс».</text:p>
      <text:p text:style-name="P4">
«Завдяки плідній співпраці Державної міграційної служби, МВС, МЗС та нашихзакордонних партнерів у місті Мадрид працюють 5 мобільних програмно-технічнихкомплексів — спеціально облаштованих мінібусів білого кольору із символікою ДП«Документ», — йдеться в<text:a xlink:type="simple" xlink:href="https://www.facebook.com/passportcenterua/posts/pfbid0B8ALpAL5KRVWcGKBhKLE2Mcvbb74cJ9yRA9X7yokAaAvSfUxRy2QSQQeFgkhGPugl" text:style-name="Internet_20_link" text:visited-style-name="Visited_20_Internet_20_Link">
повідомленні</text:a>
на офіційній сторінці державного підприємства.</text:p>
      <text:p text:style-name="P4">
У цих мікроавтобусах українці, що рятуються в Іспанії від злочинів рашистів,зможуть оформити й згодом отримати документи, які дозволять отримуватифінансову та гуманітарну допомогу, вступати в навчальні заклади табезперешкодно перетинати кордони інших країн.</text:p>
      <text:p text:style-name="P4">
Пересувні станції розташовані за адресою: C. delAltodelRetiro, 28031 Madrid,Іспанія.</text:p>
      <text:p text:style-name="P4">
У державному підприємстві «Документ» повідомляють, що станції працюють з 9:00до 18:00 щодня, крім неділі.</text:p>
      <text:p text:style-name="P4">
Наразі обслуговування відвідувачів у місті Мадрид на період тестування системздійснюється за живою чергою. Запис до електронної черги буде впровадженопісля успішного тестування систем, про що буде повідомлено додатково наофіційному вебсайті ДП «Документ» — &lt;https://pasport.org.ua/&gt;
</text:p>
      <text:p text:style-name="P4">
<text:span text:style-name="T4">
Довідково:</text:span>
 Послуги, які надає «Паспортний сервіс» у Мадриді:</text:p>
      <ul>
        <li>
оформлення ID-картки чи закордонного паспорта (зокрема замість втраченого або викраденого);  * обмін ID-картки чи закордонного паспорта (у зв’язку з закінченням строку дії, зміною інформації, непридатністю до використання);  * обмін паспорта зразка 1994 року на ID-картку (за бажанням чи в разі непридатності);  * одночасне оформлення закордонного паспорта та ID-картки.</li>
      </ul>
      <text:p text:style-name="P4">
Нагадаємо, що, окрім Мадрида, в Іспанії підрозділ «Паспортного сервісу» працюєу Валенсії. Також центри обслуговування наших співвітчизників є у чотирьохмістах Польщі (Варшава, Краків, Ґданськ, Вроцлав), у Туреччині (Стамбул),Словаччині (Братислава), Чехії (Прага) та двох містах Німеччини (Кельн,Берлін).</text:p>
      <text:p text:style-name="P4">
Source: <text:a xlink:type="simple" xlink:href="https://armyinform.com.ua/2023/05/26/u-madrydi-v-testovomu-rezhymi-rozpochav-robotu-ukrayinskyj-pasportnyj-servis/" text:style-name="Internet_20_link" text:visited-style-name="Visited_20_Internet_20_Link">
https://armyinform.com.ua/2023/05/26/u-madrydi-v-testovomu-rezhymi-rozpochav-robotu-ukrayinskyj-pasportnyj-servis/</text:a>
</text:p>
      <!--NEWS-->
      <text:h text:style-name="P10" text:outline-level="1">
<text:span text:style-name="T4">
Іспанія готується передати Україні ще чотири танки Leopard 2 та партію бронетранспортерів M113</text:span>
</text:h>
      <text:p text:style-name="P4">
Author: ['АРМІЯINFORM']</text:p>
      <text:p text:style-name="P4">
Time: 2023-05-26T40:00:00-04:00</text:p>
      <text:p text:style-name="P4">
Description: Про це Міністр оборони Іспанії Маргарита Роблес повідомила під час дванадцятого засі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margaryta-robles.jpg" text:style-name="Internet_20_link" text:visited-style-name="Visited_20_Internet_20_Link">
margaryta-robles.jpg</text:a>
']</text:p>
      <text:p text:style-name="P4">
Tags: ['STOPRUSSIA', 'АГРЕСІЯ РФ', 'ВІЙНА', 'ВТОРГНЕННЯ РФ', 'ІСПАНІЯ']</text:p>
      <text:p text:style-name="P4">
Category: News</text:p>
      <!--METADATA-->
      <text:p text:style-name="P4">
<draw:frame draw:style-name="fr1" draw:name="Image11" text:anchor-type="as-char" svg:width="6.9236in" svg:height="4.61393in" draw:z-index="0">
<draw:image xlink:href="../Images/AРМІЯINFORM/2023-05-26T40-00-00-04-00/margaryta-robles.jpg" xlink:type="simple" xlink:show="embed" xlink:actuate="onLoad" draw:mime-type="image/jpeg"/>
</draw:frame>
Маргарита Роблес</text:p>
      <text:p text:style-name="P4">
Про це Міністр оборони Іспанії Маргарита Роблес<text:a xlink:type="simple" xlink:href="https://www.defensa.gob.es/gabinete/notasPrensa/2023/05/DGC-230525-reunion-ramstein.html" text:style-name="Internet_20_link" text:visited-style-name="Visited_20_Internet_20_Link">
повідомила</text:a>
 під час дванадцятого засідання Контактної групи з питаньоборони України.</text:p>
      <text:p text:style-name="P4">
Під час свого виступу Маргарита Роблес розповіла про оновлений статус поставокз Іспанії, зокрема йшлося про майбутню поставку ще 4 бойових танків Leopard 2та нової партії бронетранспортерів M113.</text:p>
      <text:p text:style-name="P4">
Вона також наголосила на значному прогресі у підготовці українських військовихна території Іспанії, де наразі вже пройшли підготовку близько 1500військовослужбовців.</text:p>
      <text:p text:style-name="P4">
Source: <text:a xlink:type="simple" xlink:href="https://armyinform.com.ua/2023/05/26/ispaniya-gotuyetsya-peredaty-ukrayini-shhe-chotyry-tanky-leopard-2-ta-partiyu-bronetransporteriv-m113/" text:style-name="Internet_20_link" text:visited-style-name="Visited_20_Internet_20_Link">
https://armyinform.com.ua/2023/05/26/ispaniya-gotuyetsya-peredaty-ukrayini-shhe-chotyry-tanky-leopard-2-ta-partiyu-bronetransporteriv-m113/</text:a>
</text:p>
      <!--NEWS-->
      <text:h text:style-name="P10" text:outline-level="1">
<text:span text:style-name="T4">
Канада передасть Україні ракети AIM-9</text:span>
</text:h>
      <text:p text:style-name="P4">
Author: ['АРМІЯINFORM']</text:p>
      <text:p text:style-name="P4">
Time: 2023-05-26T41:00:00-04:00</text:p>
      <text:p text:style-name="P4">
Description: Про це Міністр оборони Канади Аніна Ананд оголосила під час дванадцятого засі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630_360_1685067730-790.jpg" text:style-name="Internet_20_link" text:visited-style-name="Visited_20_Internet_20_Link">
630_360_1685067730-790.jpg</text:a>
']</text:p>
      <text:p text:style-name="P4">
Tags: []</text:p>
      <text:p text:style-name="P4">
Category: News</text:p>
      <!--METADATA-->
      <text:p text:style-name="P4">
<draw:frame draw:style-name="fr1" draw:name="Image12" text:anchor-type="as-char" svg:width="6.9236in" svg:height="3.946452in" draw:z-index="0">
<draw:image xlink:href="../Images/AРМІЯINFORM/2023-05-26T41-00-00-04-00/630_360_1685067730-790.jpg" xlink:type="simple" xlink:show="embed" xlink:actuate="onLoad" draw:mime-type="image/jpeg"/>
</draw:frame>
 Aircraft Imagery</text:p>
      <text:p text:style-name="P4">
Про це Міністр оборони Канади Аніна Ананд<text:a xlink:type="simple" xlink:href="https://www.canada.ca/en/department-national-defence/news/2023/05/defence-minister-anita-anand-announces-military-aid-for-ukraine-at-the-twelfth-meeting-of-the-ukraine-defense-contact-group.html" text:style-name="Internet_20_link" text:visited-style-name="Visited_20_Internet_20_Link">
оголосила</text:a>
 підчас дванадцятого засідання Контактної групи з питань оборони України.</text:p>
      <text:p text:style-name="P4">
Аніна Ананд оголосила, що Канада розширює свою присутність у Польщі в рамкахоперації UNIFIER. Відтак, п’ять додаткових медичних інструкторів Збройних силКанади будуть направлені до Польщі на додаток до семи військовослужбовців ЗСКанади, які вже беруть участь у програмі підготовки військовослужбовцівЗбройних сил України з удосконалення медичних навичок. Ці додаткові члени CAFподвоять кількість потенційних українських випускників.</text:p>
      <text:p text:style-name="P4">
Міністр оборони Канади також зазначила, що в рамках операції UNIFIER Збройнісили Канади та Національні збройні сили Латвії 15 травня розпочали спільнупідготовку молодшого офіцерського складу Збройних сил України з розвиткулідерських якостей.</text:p>
      <text:p text:style-name="P4">
Довідково: З початку операції UNIFIER у 2015 році CAF підготував понад 36 000військовослужбовців Сил безпеки України з тактики ведення бою та передовихвійськових навичок, з яких понад 2400 пройшли підготовку з моментуповномасштабного вторгнення в Україну в лютому 2022 року.</text:p>
      <text:p text:style-name="P4">
Під час «Рамштайну» Аніна Ананд оголосила, що Канада передає Україні 43 ракетиAIM-9 з арсеналу CAF, і зазначила, що ця передача допоможе Україні захиститисвоє небо перед обличчям постійних російських атак.</text:p>
      <text:p text:style-name="Quotations">

<text:p text:style-name="P4">
Canada stands with Ukraine - now, and for as long as it takes. At today's&gt;
 meeting of the Ukraine Defense Contact Group, I announced additional&gt;
 military aid for Ukraine. We're expanding Operation UNIFIER in Poland to&gt;
 train more Ukrainian personnel, and donating AIM-9 missiles.&gt;
 <text:a xlink:type="simple" xlink:href="https://t.co/f74ULlxXLs" text:style-name="Internet_20_link" text:visited-style-name="Visited_20_Internet_20_Link">
pic.twitter.com/f74ULlxXLs</text:a>
&gt;
&gt;
 — Anita Anand (@AnitaAnandMP) <text:a xlink:type="simple" xlink:href="https://twitter.com/AnitaAnandMP/status/1661785953634070547" text:style-name="Internet_20_link" text:visited-style-name="Visited_20_Internet_20_Link">
May 25,&gt;
 2023</text:a>
</text:p>

</text:p>
      <text:p text:style-name="P4">
Міністр також зазначила, що передача пакетів стрілецької зброї та боєприпасів,анонсованих у квітні, відбувається за графіком. Кулемети, штурмові гвинтівки,комплекти для чищення та магазини вже доставлені в Україну, а 1 мільйон набоївкалібру 5,56 мм та 4800 штурмових гвинтівок планується доставити в найближчітижні. Очікується, що всі 21 000 одиниць стрілецької зброї та 2,4 мільйонабоєприпасів будуть в Україні до літа.</text:p>
      <text:p text:style-name="P4">
Канада залишається відданою тісній співпраці з членами і партнерами Альянсу зметою надання Україні необхідної підтримки в її відважній боротьбі протинезаконної і невиправданої війни з Росією.</text:p>
      <text:p text:style-name="P4">
Source: <text:a xlink:type="simple" xlink:href="https://armyinform.com.ua/2023/05/26/kanada-peredastt-ukrayini-partiyu-protypovitryanyh-raket/" text:style-name="Internet_20_link" text:visited-style-name="Visited_20_Internet_20_Link">
https://armyinform.com.ua/2023/05/26/kanada-peredastt-ukrayini-partiyu-protypovitryanyh-raket/</text:a>
</text:p>
      <!--NEWS-->
      <text:h text:style-name="P10" text:outline-level="1">
<text:span text:style-name="T4">
Підрозділи Сил оборони відбили численні атаки противника в районі Мар’їнки</text:span>
</text:h>
      <text:p text:style-name="P4">
Author: ['АРМІЯINFORM']</text:p>
      <text:p text:style-name="P4">
Time: 2023-05-26T42:00:00-04:00</text:p>
      <text:p text:style-name="P4">
Description: Про це повідомляє Генеральний штаб ЗСУ.  «Противник продовжує зосереджувати осно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87703910_345357957777289_3967997942720697739_n-e1664721092544.jpg" text:style-name="Internet_20_link" text:visited-style-name="Visited_20_Internet_20_Link">
287703910_345357957777289_3967997942720697739_n-e1664721092544.jpg</text:a>
']</text:p>
      <text:p text:style-name="P4">
Tags: ['STOPRUSSIA', 'АГРЕСІЯ РФ', 'ВІЙНА', 'ГШ ЗСУ']</text:p>
      <text:p text:style-name="P4">
Category: News</text:p>
      <!--METADATA-->
      <text:p text:style-name="P4">
<draw:frame draw:style-name="fr1" draw:name="Image13" text:anchor-type="as-char" svg:width="6.9236in" svg:height="3.917822in" draw:z-index="0">
<draw:image xlink:href="../Images/AРМІЯINFORM/2023-05-26T42-00-00-04-00/287703910_345357957777289_3967997942720697739_n-e1664721092544.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TyvK4eUK1evAWXwLFaEy1zGERX5pV7htfWqBtDJDKaxaWx38haFjHGbs5qqDggQLl" text:style-name="Internet_20_link" text:visited-style-name="Visited_20_Internet_20_Link">
повідомляє</text:a>
Генеральний штаб ЗСУ.</text:p>
      <text:p text:style-name="P4">
«Противник продовжує зосереджувати основні зусилля на Куп’янському,Лиманському, Бахмутському, Авдіївському та Мар’їнському напрямках — протягомминулої доби відбулось 22 бойових зіткнення.</text:p>
      <text:p text:style-name="P4">
На Куп’янському напрямку противник не припиняє спроб покращити тактичнеположення. Завдав авіаударів біля Чайківки та Кислівки Харківської області.Протягом доби вів безуспішні наступальні дії в районі Масютівки.Артилерійських та мінометних обстрілів противника зазнали Тополі, Фиголівка,Новомлинськ, Дворічна, Масютівка, Западне, Кислівка Харківської області таНовоселівське і Стельмахівка на Луганщині.</text:p>
      <text:p text:style-name="P4">
На Лиманському напрямку протягом доби противник вів безуспішні наступальні діїв районі Білогорівки Луганської області. Артилерійських обстрілів зазналиМакіївка, Невське, Діброва і Білогорівка Луганської області та Іванівка,Торське, Верхньокам’янське та Спірне на Донеччині.</text:p>
      <text:p text:style-name="P4">
На Бахмутському напрямку протягом доби противник продовжує вести наступальнідії в районі Бахмуту. Від ворожих обстрілів постраждали Васюківка, Привілля,Оріхово-Василівка, Григорівка, Бахмут, Калинівка, Часів Яр, Іванівське,Ступочки, Предтечине, Костянтинівка, Біла Гора та Північне Донецької області.</text:p>
      <text:p text:style-name="P4">
На Авдіївському напрямку противник вів безуспішні наступальні дії у напрямкуКрасногорівки. Завдав авіаційних ударів в районі Авдіївки та Водяного.Здійснив артилерійські обстріли біля Авдіївки, Первомайського та КарлівкиДонецької області.</text:p>
      <text:p text:style-name="P4">
На Мар’їнському напрямку підрозділи Сил оборони відбили численні атакипротивника в районі міста Мар’їнка. Там же ворог задіяв для ударів авіацію. Втой же час, ворожих обстрілів зазнали Мар’їнка та Побєда Донецької області», —йдеться в повідомленні.</text:p>
      <text:p text:style-name="P4">
Source: <text:a xlink:type="simple" xlink:href="https://armyinform.com.ua/2023/05/26/22-bojovyh-zitknennya-vidbulosya-na-kupyanskomu-lymanskomu-bahmutskomu-avdiyivskomu-ta-maryinskomu-napryamkah/" text:style-name="Internet_20_link" text:visited-style-name="Visited_20_Internet_20_Link">
https://armyinform.com.ua/2023/05/26/22-bojovyh-zitknennya-vidbulosya-na-kupyanskomu-lymanskomu-bahmutskomu-avdiyivskomu-ta-maryinskomu-napryamkah/</text:a>
</text:p>
      <!--NEWS-->
      <text:h text:style-name="P10" text:outline-level="1">
<text:span text:style-name="T4">
Сили оборони за добу ліквідували майже 500 окупантів, знищили літак і 25 артсистем</text:span>
</text:h>
      <text:p text:style-name="P4">
Author: ['АРМІЯINFORM']</text:p>
      <text:p text:style-name="P4">
Time: 2023-05-26T43:00:00-04:00</text:p>
      <text:p text:style-name="P4">
Description: Загальні бойові втрати противника з 24.02.22 по 26.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1c8eb7c-3664-4615-829a-4c9b391bea75-scaled.jpg" text:style-name="Internet_20_link" text:visited-style-name="Visited_20_Internet_20_Link">
51c8eb7c-3664-4615-829a-4c9b391bea75-scaled.jpg</text:a>
']</text:p>
      <text:p text:style-name="P4">
Tags: ['STOPRUSSIA', 'АГРЕСІЯ РФ', 'ВТОРГНЕННЯ РФ', 'ВТРАТИ ВОРОГА', 'ГШ ЗСУ']</text:p>
      <text:p text:style-name="P4">
Category: News</text:p>
      <!--METADATA-->
      <text:p text:style-name="P4">
<draw:frame draw:style-name="fr1" draw:name="Image14" text:anchor-type="as-char" svg:width="6.9236in" svg:height="6.975527in" draw:z-index="0">
<draw:image xlink:href="../Images/AРМІЯINFORM/2023-05-26T43-00-00-04-00/51c8eb7c-3664-4615-829a-4c9b391bea75-scaled.jpg" xlink:type="simple" xlink:show="embed" xlink:actuate="onLoad" draw:mime-type="image/jpeg"/>
</draw:frame>
</text:p>
      <text:p text:style-name="P4">
Загальні бойові втрати противника з 24.02.22 по 26.05.23 орієнтовностановлять:</text:p>
      <ul>
        <li>
<text:span text:style-name="T4">
особового складу ‒</text:span>
 205720 (+460) осіб ліквідовано  * <text:span text:style-name="T4">
танків ‒</text:span>
 3796 (+1)  * <text:span text:style-name="T4">
бойових броньованих машин ‒</text:span>
 7435 (+3)  * <text:span text:style-name="T4">
артилерійських систем ‒</text:span>
 3384 (+25)  * <text:span text:style-name="T4">
РСЗВ ‒</text:span>
 570 (0)  * <text:span text:style-name="T4">
засоби ППО ‒</text:span>
 328 (+1)  * <text:span text:style-name="T4">
літаків ‒</text:span>
 310 (+1)  * <text:span text:style-name="T4">
гелікоптерів ‒</text:span>
 296 (0)  * <text:span text:style-name="T4">
БПЛА оперативно-тактичного рівня ‒</text:span>
 2910 (+3)  * <text:span text:style-name="T4">
крилаті ракети ‒</text:span>
 1015 (0)  * <text:span text:style-name="T4">
кораблі / катери ‒</text:span>
 18 (0)  * <text:span text:style-name="T4">
автомобільної техніки та автоцистерн ‒</text:span>
 6161 (+13)  * <text:span text:style-name="T4">
спеціальна техніка ‒</text:span>
 446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6.05.23.</text:p>
      <text:p text:style-name="P4">
Source: <text:a xlink:type="simple" xlink:href="https://armyinform.com.ua/2023/05/26/syly-oborony-za-dobu-likviduvaly-majzhe-500-okupantiv-znyshhyly-litak-i-25-artsystem/" text:style-name="Internet_20_link" text:visited-style-name="Visited_20_Internet_20_Link">
https://armyinform.com.ua/2023/05/26/syly-oborony-za-dobu-likviduvaly-majzhe-500-okupantiv-znyshhyly-litak-i-25-artsystem/</text:a>
</text:p>
      <!--NEWS-->
      <text:h text:style-name="P10" text:outline-level="1">
<text:span text:style-name="T4">
Нічна атака з боку рф: Сили ППО знищили 10 крилатих ракет, 23 «шахеди» та 2 розвідувальних БПЛА</text:span>
</text:h>
      <text:p text:style-name="P4">
Author: ['АРМІЯINFORM']</text:p>
      <text:p text:style-name="P4">
Time: 2023-05-26T44:00:00-04:00</text:p>
      <text:p text:style-name="P4">
Description: У ніч 25 травня під час атаки російських окупантів сили та засоби Повітряних Сил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ataka-droniv-1.jpg" text:style-name="Internet_20_link" text:visited-style-name="Visited_20_Internet_20_Link">
ataka-droniv-1.jpg</text:a>
']</text:p>
      <text:p text:style-name="P4">
Tags: ['АТАКА ДРОНІВ', 'ВІЙНА', 'ПОВІТРЯНІ СИЛИ ЗБРОЙНИХ СИЛ УКРАЇНИ', 'РОСІЙСЬКА РАКЕТНА АТАКА']</text:p>
      <text:p text:style-name="P4">
Category: News</text:p>
      <!--METADATA-->
      <text:p text:style-name="P4">
<draw:frame draw:style-name="fr1" draw:name="Image15" text:anchor-type="as-char" svg:width="6.9236in" svg:height="3.894525in" draw:z-index="0">
<draw:image xlink:href="../Images/AРМІЯINFORM/2023-05-26T44-00-00-04-00/ataka-droniv-1.jpg" xlink:type="simple" xlink:show="embed" xlink:actuate="onLoad" draw:mime-type="image/jpeg"/>
</draw:frame>
</text:p>
      <text:p text:style-name="P4">
У ніч 25 травня під час атаки російських окупантів сили та засоби ПовітрянихСил ЗСУ знищили 10 крилатих ракет повітряного базування Х-101/х-555, 23ударних дрони типу Shahed-136/131, 2 БПЛА оперативно-тактичного рівня:«Орлан-10» та «Мерлін-ВР».</text:p>
      <text:p text:style-name="P4">
Про це <text:a xlink:type="simple" xlink:href="https://t.me/kpszsu/2539" text:style-name="Internet_20_link" text:visited-style-name="Visited_20_Internet_20_Link">
повідомляє</text:a>
 пресслужба КомандуванняПовітряних Сил ЗСУ.</text:p>
      <text:p text:style-name="P4">
Загалом ворог випустив <text:span text:style-name="T4">
17 ракет різних типів та 31 ударний дрон</text:span>
 :</text:p>
      <ul>
        <li>
<text:span text:style-name="T4">
10 крилатих ракет Х-101/х-555</text:span>
 з літаків Ту-95мс з району Каспійського моря;  * <text:span text:style-name="T4">
7 зенітних керованих ракет С-300/ С-400</text:span>
 з району Токмак (т.о. Запорізька обл.);  * <text:span text:style-name="T4">
31 ударний БПЛА</text:span>
 іранського виробництва Shahed-136/131 з південного та північного напрямків.</li>
      </ul>
      <text:p text:style-name="P4">
У Повітряних Силах ЗСУ зазначили, що цього разу противник змістив напрямокудару на  схід, атакуючи об’єкти критичної інфраструктури та об’єкти Сил оборониУкраїни.</text:p>
      <text:p text:style-name="P4">
Зафіксовано влучання ударних БПЛА та кількох ЗРК С-300/С-400 у Харківській таДніпропетровській областях.</text:p>
      <text:p text:style-name="P4">
Source: <text:a xlink:type="simple" xlink:href="https://armyinform.com.ua/2023/05/26/nichna-ataka-z-boku-rf-syly-ppo-znyshhyly-10-krylatyh-raket-23-shahedy-ta-2-rozviduvalnyh-bpla/" text:style-name="Internet_20_link" text:visited-style-name="Visited_20_Internet_20_Link">
https://armyinform.com.ua/2023/05/26/nichna-ataka-z-boku-rf-syly-ppo-znyshhyly-10-krylatyh-raket-23-shahedy-ta-2-rozviduvalnyh-bpla/</text:a>
</text:p>
      <!--NEWS-->
      <text:h text:style-name="P10" text:outline-level="1">
<text:span text:style-name="T4">
Японія посилює санкції проти росії</text:span>
</text:h>
      <text:p text:style-name="P4">
Author: ['АРМІЯINFORM']</text:p>
      <text:p text:style-name="P4">
Time: 2023-05-26T45:00:00-04:00</text:p>
      <text:p text:style-name="P4">
Description: Уряд Японії оголосив про новий пакет санкцій проти росії. До нього увійшли 17 осіб та 78...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ntyrosijski-sankcziyi-1.jpg" text:style-name="Internet_20_link" text:visited-style-name="Visited_20_Internet_20_Link">
antyrosijski-sankcziyi-1.jpg</text:a>
']</text:p>
      <text:p text:style-name="P4">
Tags: ['ДОПОМОГА ПАРТНЕРІВ', 'ЕКОНОМІКА РФ', 'ЕКОНОМІЧНІ САНКЦІЇ', 'СВІТ ПІДТРИМУЄ УКРАЇНУ', 'ЯПОНІЯ']</text:p>
      <text:p text:style-name="P4">
Category: News</text:p>
      <!--METADATA-->
      <text:p text:style-name="P4">
<draw:frame draw:style-name="fr1" draw:name="Image16" text:anchor-type="as-char" svg:width="6.9236in" svg:height="3.745668in" draw:z-index="0">
<draw:image xlink:href="../Images/AРМІЯINFORM/2023-05-26T45-00-00-04-00/antyrosijski-sankcziyi-1.jpg" xlink:type="simple" xlink:show="embed" xlink:actuate="onLoad" draw:mime-type="image/jpeg"/>
</draw:frame>
</text:p>
      <text:p text:style-name="P4">
Уряд Японії оголосив про новий пакет санкцій проти росії. До нього увійшли 17осіб та 78 компаній із рф.</text:p>
      <text:p text:style-name="P4">
Про це <text:a xlink:type="simple" xlink:href="https://www.mofa.go.jp/press/release/press4e_003267.html" text:style-name="Internet_20_link" text:visited-style-name="Visited_20_Internet_20_Link">
повідомляє</text:a>
японське МЗС.</text:p>
      <text:p text:style-name="P4">
Санкції запроваджено проти низки російських авіаційних підприємств, зокремаавіазаводів «урал», «комсомольськ-на-амурі» та «іркутськ», конструкторськогобюро машинобудування із коломни, НВП «пульсар», групи «ГАЗ», торгового дому«РОСЕЛ», державного ракетного центру ім. макєєва та інших організацій.</text:p>
      <text:p text:style-name="P4">
До санкційного пакета також включили російські фонд національного добробуту іфонд захисту національних цінностей, кошти яких використовуються дляфінансування війни.</text:p>
      <text:p text:style-name="P4">
Японія також ввела заборону на надання будівельних та інженерних послуг дляросії та розширила перелік забороненого експорту низкою товарів, які сприяютьзміцненню промислової бази рф.</text:p>
      <text:p text:style-name="P4">
Нагадаємо, раніше уряд Японії<text:a xlink:type="simple" xlink:href="https://armyinform.com.ua/2023/02/28/yaponiya-zaprovadyla-sankcziyi-proty-rf-u-spysku-predstavnyky-minoborony-ta-genshtabu-rf/" text:style-name="Internet_20_link" text:visited-style-name="Visited_20_Internet_20_Link">
запровадив</text:a>
 санкціїпроти співробітників адміністрації президента росії, а також заступникаміністра оборони рф, главу концерну «калашников» та співробітниківгенерального штабу збройних сил росії.</text:p>
      <text:p text:style-name="P4">
Source: <text:a xlink:type="simple" xlink:href="https://armyinform.com.ua/2023/05/26/yaponiya-posylyuye-sankcziyi-proty-rosiyi/" text:style-name="Internet_20_link" text:visited-style-name="Visited_20_Internet_20_Link">
https://armyinform.com.ua/2023/05/26/yaponiya-posylyuye-sankcziyi-proty-rosiyi/</text:a>
</text:p>
      <!--NEWS-->
      <text:h text:style-name="P10" text:outline-level="1">
<text:span text:style-name="T4">
Капітан 1 рангу Степан Яким’як: Ступінь ураження російського корабля «Іван Хурс» — «виведений з ладу»</text:span>
</text:h>
      <text:p text:style-name="P4">
Author: ['Олександр Козубенко']</text:p>
      <text:p text:style-name="P4">
Time: 2023-05-26T81:00:00-04:00</text:p>
      <text:p text:style-name="P4">
Description: Увечері 24 травня міноборони рф повідомило про те, що близько 5:30 Збройні Сил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oto-01.jpg" text:style-name="Internet_20_link" text:visited-style-name="Visited_20_Internet_20_Link">
foto-01.jpg</text:a>
', '<text:a xlink:type="simple" xlink:href="https://armyinform.com.ua/wp-content/uploads/2023/05/foto-02-150x150.jpg" text:style-name="Internet_20_link" text:visited-style-name="Visited_20_Internet_20_Link">
foto-02-150x150.jpg</text:a>
', '<text:a xlink:type="simple" xlink:href="https://armyinform.com.ua/wp-content/uploads/2023/05/foto-03-150x150.jpg" text:style-name="Internet_20_link" text:visited-style-name="Visited_20_Internet_20_Link">
foto-03-150x150.jpg</text:a>
']</text:p>
      <text:p text:style-name="P4">
Tags: ['ВОРОЖИЙ КОРАБЕЛЬ', 'ІВАН ХУРС']</text:p>
      <text:p text:style-name="P4">
Category: News</text:p>
      <!--METADATA-->
      <text:p text:style-name="P4">
<draw:frame draw:style-name="fr1" draw:name="Image17" text:anchor-type="as-char" svg:width="6.9236in" svg:height="4.586885in" draw:z-index="0">
<draw:image xlink:href="../Images/AРМІЯINFORM/2023-05-26T81-00-00-04-00/foto-01.jpg" xlink:type="simple" xlink:show="embed" xlink:actuate="onLoad" draw:mime-type="image/jpeg"/>
</draw:frame>
</text:p>
      <text:p text:style-name="P4">
<text:span text:style-name="T5">
Увечері 24 травня міноборони рф повідомило про те, що близько 5:30 ЗбройніСили України «здійснили марну спробу атакувати трьома безпілотнимишвидкохідними катерами» корабель «Іван Хурс». За словами військовогокерівництва росії, розвідувальне судно виконувало завдання із забезпеченнябезпеки функціонування газових трубопроводів «у виключній економічній зоніТурецької Республіки» у 140 км на північний схід протоки Босфор. Наостанокбезапеляційно заявлялося, що всі катери «знищені вогнем зі штатного озброєнняросійського корабля», що нібито підтверджувало відео із ураженням одного збезпілотників.</text:span>
</text:p>
      <text:p text:style-name="P4">
Але за добу, ймовірно, насолодившись безпричинним тріумфуванням ворога,Міністерство оборони України<text:a xlink:type="simple" xlink:href="https://twitter.com/DefenceU/status/1661789365582921744" text:style-name="Internet_20_link" text:visited-style-name="Visited_20_Internet_20_Link">
продемонструвало</text:a>
відео «романтичної зустрічі» нашого надводного дрона із кораблем-розвідником.</text:p>
      <text:p text:style-name="P4">
«Коли російський розвідувальний корабель „Іван Хурс“ зустрів українськийбезпілотник. Дійсно, ідеальна пара!», — супроводило МОУ таким підписомвідеоролик.</text:p>
      <text:p text:style-name="Quotations">

<text:p text:style-name="P4">
When the russian reconnaissance ship "Ivan Khurs" met a Ukrainian drone.  &gt;
  Indeed, a perfect match!&gt;
 <text:a xlink:type="simple" xlink:href="https://t.co/mW3clD0vHh" text:style-name="Internet_20_link" text:visited-style-name="Visited_20_Internet_20_Link">
pic.twitter.com/mW3clD0vHh</text:a>
&gt;
&gt;
 — Defense of Ukraine (@DefenceU) <text:a xlink:type="simple" xlink:href="https://twitter.com/DefenceU/status/1661789365582921744" text:style-name="Internet_20_link" text:visited-style-name="Visited_20_Internet_20_Link">
May 25,&gt;
 2023</text:a>
</text:p>

</text:p>
      <text:p text:style-name="P4">
Українське відео спростовує офіційну версію противника, що «Іван Хурс» непостраждав, адже кадри обриваються лише після наближення дрона до лівої кормикорабля. Судячи з потужного вибуху підбитого катера, інший, не знищений, мавби спричинити розвідувальному судну чимало шкоди.</text:p>
      <text:p text:style-name="P4">
На наше прохання про бойові можливості «Івана Хурса» та його значення длячорноморського флоту рф читачам АрміяInform розповів начальник кафедриВійськово-Морських Сил Національного університету оборони України імені ІванаЧерняховського капітан 1 рангу Степан Яким’як.</text:p>
      <text:p text:style-name="P4">
— Цей корабель передбачався не для чорноморського флоту, а длятихоокеанського, — розповів Степан Яким’як. — Але у 2017 році в Чорному морізатонув російський розвідувальний корабель «Лиман», коли стояв на якорі біляБосфора, і в нього заїхало судно з вівцями. Тому було ухвалене рішення пропереведення «Івана Хурса» до складу чорноморського флоту.</text:p>
      <text:p text:style-name="P4">
За словами Степана Володимировича, корабель «Іван Хурс», який росіяниназивають «судном зв’язку», насправді важливий об’єкт: найновітнішийрозвідувальний корабель російської федерації із найкращим розвідувальнимозброєнням — всі види радіоелектронної розвідки і радіорозвідки на усіхможливих каналах. Він може чути переговори і в Чорному, і в Середземному морі.</text:p>
      <text:p text:style-name="P4">
— Від початку широкомасштабного вторгнення «Іван Хурс» брав активну участь увійні, — розповідає Степан Яким’як. — Залучався до ведення розвідки в різнихрайонах Чорного моря, виконував широкий спектр розвідувальних завдань.Зокрема, ми спостерігали, що він періодично виходив у район між островомЗміїний і Одеським газовим родовищем.</text:p>
      <text:p text:style-name="P4">
Розвідувальний корабель «Іван Хурс» може понад місяць перебувати в автономномуплаванні, тож він тривалий час забезпечував виявлення наших сил на морі та наузбережжі, прослуховував радіолокаційні станції ВМС, а також нашоїпротиповітряної оборони тощо.</text:p>
      <text:p text:style-name="P4">
— Це традиційне завдання для розвідувальних кораблів, — розповідає СтепанЯким’як. — Прослуховування радіоканалів, виявлення активних станцій, і такарозвідка завжди діє у комплексі: є певні берегові системи та центри, отакікорабельні елементи, а також космічні, повітряні. Кораблі класу «Івана Хурса»важливі для того, щоби розвідувальна інформація ставала достовірною. Їхня рольважлива, тому що вони розгортаються безпосередньо в потрібних районах, чого неможуть зробити берегові чи повітряні засоби.</text:p>
      <text:p text:style-name="P4">
За словами начальника кафедри ВМС Національного університету оборони України,розвідник «Іван Хурс» діяв у північно-західній частині Чорного моря, від лініїгирла Дуная до мису Сарич у Криму — районі, який російська федерація оголосилазакритим після вторгнення. І від цього корабля залежало 40-60 відсотків успіхувиявлення цілей у складі наших сил у районі бойових дій.</text:p>
      <text:p text:style-name="P4">
— Там є й інші російські розвідувальні кораблі, але вони старіші, маютьнизький моторесурс та менші спроможності щодо засобів розвідки, — говоритьСтепан Яким’як. — Тому у випадку виведення з ладу цього ключового корабляпротивник втрачає ці суттєві 40-60 відсотків достовірності інформації, яку даєкомплексна система розвідки.</text:p>
      <text:p text:style-name="P4">
Окрім стеження за нашими силами, судячи з місця атаки на корабель біляБосфору, він міг стежити за активністю Румунії, Туреччини та інших країн НАТОв Чорному морі, а також за цивільним судноплавством.</text:p>
      <text:p text:style-name="P4">
Щодо атаки на «Івана Хурса», то, за словами Степана Яким’яка, вона не моглазустріти серйозного спротиву, тому що розвідувальні кораблі мають легкеозброєння і зазвичай виконують свої завдання в безпечних районах. Але уникаючирайонів досяжності нашого «Нептуна», росіяни прорахувалися із атакоюбезпілотників.</text:p>
      <text:p text:style-name="P4">
<text:a xlink:type="simple" xlink:href="https://armyinform.com.ua/wp-content/uploads/2023/05/foto-02.jpg" text:style-name="Internet_20_link" text:visited-style-name="Visited_20_Internet_20_Link">
<draw:frame draw:style-name="fr1" draw:name="Image18" text:anchor-type="as-char" svg:width="6.9236in" svg:height="6.9236in" draw:z-index="0">
<draw:image xlink:href="../Images/AРМІЯINFORM/2023-05-26T81-00-00-04-00/foto-02-150x150.jpg" xlink:type="simple" xlink:show="embed" xlink:actuate="onLoad" draw:mime-type="image/jpeg"/>
</draw:frame>
</text:a>
</text:p>
      <text:p text:style-name="P4">
<text:a xlink:type="simple" xlink:href="https://armyinform.com.ua/wp-content/uploads/2023/05/foto-03.jpg" text:style-name="Internet_20_link" text:visited-style-name="Visited_20_Internet_20_Link">
<draw:frame draw:style-name="fr1" draw:name="Image19" text:anchor-type="as-char" svg:width="6.9236in" svg:height="6.9236in" draw:z-index="0">
<draw:image xlink:href="../Images/AРМІЯINFORM/2023-05-26T81-00-00-04-00/foto-03-150x150.jpg" xlink:type="simple" xlink:show="embed" xlink:actuate="onLoad" draw:mime-type="image/jpeg"/>
</draw:frame>
</text:a>
</text:p>
      <text:p text:style-name="P4">
<text:span text:style-name="T5">
На зображення зверху: 1) кадр вибуху нашого надводного дрона; 2) кадрнаближення іншого дрона до російського корабля.</text:span>
</text:p>
      <text:p text:style-name="P4">
— До речі, підкреслюю, що «Іван Хурс» є законною ціллю для наших сил, де б вінне був, тому що це корабель чорноморського флоту, — говорить військово-морський експерт. — За міжнародним правом, ми повинні лише гарантувати безпекуінших суден, які можуть перебувати поряд із ним під час атаки.</text:p>
      <text:p text:style-name="P4">
Степан Володимирович пояснює, що росіяни намагаються прикритися терміном«виключної економічної зони» Туреччини, але перебування в ній не захищаєкорабель від атаки, адже це води, які називаються «відкрите море», тобтоакваторія за межами територіальних морів держав — 200 морських миль відузбережжя, де бойові дії дійсно були б незаконними.</text:p>
      <text:p text:style-name="P4">
Щодо пошкоджень, яких теоретично міг зазнати російський корабель, судячи зопублікованих відео, то Степан Яким’як вважає, що вони можуть бути значними:потужність вибуху знищеного катера плюс місце удару іншого безпілотникапередбачають виведення судна з ладу.</text:p>
      <text:p text:style-name="P4">
— Влучили в кормову частину лівого борту, — аналізує Степан Володимирович. —Там на глибині 1,5-2 метри розташований один із валоприводів гвинта. Це навітьгірше для росіян, ніж сам гвинт. Валоприводи обох гвинтів — це такі спеціальністрижні, які йдуть до машинного відділення, і вони складні у виготовленні йточно налаштовані, щоб не було вібрації тощо. Якщо його хоча б трохи зігнути,то це приводить до того, що ця валолінія стає взагалі непридатною длявикористання.</text:p>
      <text:p text:style-name="P4">
Крім того, про те, що могли бути серйозно пошкоджені обидві валоприводи (тагвинти), говорять і дані міжнародної інформаційної системи трафіку суден, якапоказує рух у режимі реального часу. За словами Степана Яким’яка, ця глобальнасистема після атаки показувала швидкість «Івана Хурса» близько 0,8 вузла.</text:p>
      <text:p text:style-name="P4">
— Грубо кажучи, він йшов зі швидкістю менше ніж два кілометри на годину, прийого штатній швидкості щонайменше 12 вузлів — на бойовому чи навіть наекономічному ході, — зауважує Степан Володимирович. — Значить, пошкодженнядуже серйозні.</text:p>
      <text:p text:style-name="P4">
Експерт зазначає, що при розрахунковій масі вибухівки у 50-70 кілограмів ударбезпосередньо в борт корабля може створити пробоїну діаметром близько метра чибільше. Якщо в них там відпрацьована боротьба за живучість судна, то, упринципі, екіпаж міг якось загерметизувати кормовий відсік та такиммінімальним ходом добратися до району базування на ремонт.</text:p>
      <text:p text:style-name="P4">
— Судячи з усього, що відомо на цей момент, ступінь ураження можна оцінити як«виведений з ладу», — говорить Степан Яким’як. — Тобто корабель може бути незнищеним, але він на тижні чи місяці виходить із бойового складу, невикористовується для бойових завдань, а це напруга для інших сил.</text:p>
      <text:p text:style-name="P4">
Source: <text:a xlink:type="simple" xlink:href="https://armyinform.com.ua/2023/05/26/kapitan-1-rangu-stepan-yakymyak-stupin-urazhennya-rosijskogo-korablya-ivan-hurs-vyvedenyj-z-ladu/" text:style-name="Internet_20_link" text:visited-style-name="Visited_20_Internet_20_Link">
https://armyinform.com.ua/2023/05/26/kapitan-1-rangu-stepan-yakymyak-stupin-urazhennya-rosijskogo-korablya-ivan-hurs-vyvedenyj-z-ladu/</text:a>
</text:p>
      <!--NEWS-->
      <text:h text:style-name="P10" text:outline-level="1">
<text:span text:style-name="T4">
18 бойових зіткнень відбулось на сході країни</text:span>
</text:h>
      <text:p text:style-name="P4">
Author: ['АРМІЯINFORM']</text:p>
      <text:p text:style-name="P4">
Time: 2023-05-26T96:00:00-04:00</text:p>
      <text:p text:style-name="P4">
Description: Про це у Facebook повідомляє Генеральний штаб ЗСУ.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text:p>
      <text:p text:style-name="P4">
Category: News</text:p>
      <!--METADATA-->
      <text:p text:style-name="P4">
<draw:frame draw:style-name="fr1" draw:name="Image20" text:anchor-type="as-char" svg:width="6.9236in" svg:height="4.615733in" draw:z-index="0">
<draw:image xlink:href="../Images/AРМІЯINFORM/2023-05-26T96-00-00-04-00/artyleryst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653QoSG5QvAASQxiyeAkY45eHGAYycx8aLvP2FxmpB8MnnVDw8Rmugj4vJEWJko4l" text:style-name="Internet_20_link" text:visited-style-name="Visited_20_Internet_20_Link">
повідомляє</text:a>
Генеральний штаб ЗСУ.</text:p>
      <text:p text:style-name="P4">
Противник продовжує зосереджувати основні зусилля на Куп’янському,Лиманському, Бахмутському, Авдіївському та Мар’їнському напрямках. Загаломвідбулось 18 бойових зіткнень на зазначених ділянках фронту.</text:p>
      <text:p text:style-name="P4">
Source: <text:a xlink:type="simple" xlink:href="https://armyinform.com.ua/2023/05/26/18-bojovyh-zitknen-vidbulos-na-shodi-krayiny/" text:style-name="Internet_20_link" text:visited-style-name="Visited_20_Internet_20_Link">
https://armyinform.com.ua/2023/05/26/18-bojovyh-zitknen-vidbulos-na-shodi-krayiny/</text:a>
</text:p>
      <!--NEWS-->
      <text:h text:style-name="P10" text:outline-level="1">
<text:span text:style-name="T4">
Після ворожих обстрілів Гуляйполя рятувальники витягли з-під завалів чоловіка</text:span>
</text:h>
      <text:p text:style-name="P4">
Authors: Ukrinform (Person)</text:p>
      <text:p text:style-name="P4">
Publisher: Укринформ (Organization)</text:p>
      <text:p text:style-name="P4">
Published Time: 2023-05-27T-14:58:00+03:00</text:p>
      <text:p text:style-name="P4">
Modified Time: 2023-05-27T23:58:00+03:00</text:p>
      <text:p text:style-name="P4">
Description: У Гуляйполі Запорізької області, яке вкотре зазнало ворожих обстрілів, рятувальники витягли з-під завалів чоловіка - його доправили до лікарні.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Обстріл', 'Запоріжжя', 'Війна з Росією']</text:p>
      <text:p text:style-name="P4">
Type: Article</text:p>
      <!--METADATA-->
      <text:p text:style-name="P4">
<draw:frame draw:style-name="fr1" draw:name="Image21" text:anchor-type="as-char" svg:width="6.9236in" svg:height="3.956343in" draw:z-index="0">
<draw:image xlink:href="../Images/yкринформ/2023-05-27T-14-58-00-03-00/630_360_1654768443-794.jpg" xlink:type="simple" xlink:show="embed" xlink:actuate="onLoad" draw:mime-type="image/jpeg"/>
</draw:frame>
 УГуляйполі Запорізької області, яке вкотре зазнало ворожих обстрілів,рятувальники витягли з-під завалів чоловіка - його доправили до лікарні.</text:p>
      <text:p text:style-name="P4">
Про це в <text:a xlink:type="simple" xlink:href="https://t.me/zoda_gov_ua/19059" text:style-name="Internet_20_link" text:visited-style-name="Visited_20_Internet_20_Link">
 Телеграмі </text:a>
 повідомив головаЗапорізької ОВА Юрій Малашко, передає Укрінформ.</text:p>
      <text:p text:style-name="P4">
"Ворог вчергове вдарив по незламному місту. Під завалами власного будинкуопинився 39-річний чоловік. Фахівці оперативно деблокували постраждалого тадоставили до медичного закладу", - зазначив він.</text:p>
      <text:p text:style-name="P4">
<text:span text:style-name="T4">
Читайте також:</text:span>
 <text:a xlink:type="simple" xlink:href="https://www.ukrinform.ua/rubric-ato/3715047-rosiani-zavdali-se-cotiri-udari-po-prikordonnu-cernigivsini.html" text:style-name="Internet_20_link" text:visited-style-name="Visited_20_Internet_20_Link">
 Росіяни завдали ще чотири удари по прикордоннюЧернігівщини </text:a>
</text:p>
      <text:p text:style-name="P4">
Як повідомляв Укрінформ, <text:a xlink:type="simple" xlink:href="https://www.ukrinform.ua/rubric-ato/3715006-vorog-obstrilav-stepnogirsk-na-zaporizzi-dvoe-poranenih.html" text:style-name="Internet_20_link" text:visited-style-name="Visited_20_Internet_20_Link">
 російські загарбники обстріляли СтепногірськЗапорізької області </text:a>
 , поранень зазналидвоє цивільних, один з них у важкому стані.</text:p>
      <text:p text:style-name="P4">
Фото: Юрій Малашко, Телеграм</text:p>
      <text:p text:style-name="P4">
Source: <text:a xlink:type="simple" xlink:href="https://www.ukrinform.ua/rubric-ato/3715054-pisla-vorozih-obstriliv-gulajpola-ratuvalniki-vitagli-zpid-zavaliv-colovika.html" text:style-name="Internet_20_link" text:visited-style-name="Visited_20_Internet_20_Link">
https://www.ukrinform.ua/rubric-ato/3715054-pisla-vorozih-obstriliv-gulajpola-ratuvalniki-vitagli-zpid-zavaliv-colovika.html</text:a>
</text:p>
      <!--NEWS-->
      <text:h text:style-name="P10" text:outline-level="1">
<text:span text:style-name="T4">
Київський військовий ліцей імені Богуна випустив майже 300 кадетів</text:span>
</text:h>
      <text:p text:style-name="P4">
Authors: Ukrinform (Person)</text:p>
      <text:p text:style-name="P4">
Publisher: Укринформ (Organization)</text:p>
      <text:p text:style-name="P4">
Published Time: 2023-05-27T-16:38:00+03:00</text:p>
      <text:p text:style-name="P4">
Modified Time: 2023-05-27T23:38:00+03:00</text:p>
      <text:p text:style-name="P4">
Description: У Київському військовому ліцею імені Івана Богуна відбувся випуск 299 кадетів, серед яких – 25 дівчат. — Укрінформ.</text:p>
      <text:p text:style-name="P4">
Images: ['<text:a xlink:type="simple" xlink:href="https://static.ukrinform.com/photos/2023_05/thumb_files/630_360_1685219670-342.jpg" text:style-name="Internet_20_link" text:visited-style-name="Visited_20_Internet_20_Link">
630_360_16852...</text:a>
']</text:p>
      <text:p text:style-name="P4">
Tags: ['Гордійчук', 'Військові', 'Київ', 'Курсант']</text:p>
      <text:p text:style-name="P4">
Type: Article</text:p>
      <!--METADATA-->
      <text:p text:style-name="P4">
<draw:frame draw:style-name="fr1" draw:name="Image23" text:anchor-type="as-char" svg:width="6.9236in" svg:height="3.956343in" draw:z-index="0">
<draw:image xlink:href="../Images/yкринформ/2023-05-27T-16-38-00-03-00/630_360_1685219670-342.jpg" xlink:type="simple" xlink:show="embed" xlink:actuate="onLoad" draw:mime-type="image/jpeg"/>
</draw:frame>
 УКиївському військовому ліцею імені Івана Богуна відбувся випуск 299 кадетів,серед яких – 25 дівчат.</text:p>
      <text:p text:style-name="P4">
Як передає Укрінформ, про це Київська міська військова адміністраціяповідомила у <text:a xlink:type="simple" xlink:href="https://www.facebook.com/kyivmva/" text:style-name="Internet_20_link" text:visited-style-name="Visited_20_Internet_20_Link">
 Фейсбуку </text:a>
 .</text:p>
      <text:p text:style-name="P4">
Зазначається, що більшість випускників продовжать навчання у військових вишах,стануть офіцерами та створюватимуть нову генерацію Збройних сил України.</text:p>
      <text:p text:style-name="P4">
Випускні урочистості відкрив начальник ліцею, Герой України генерал-майор ІгорГордійчук. Зі вступним словом до кадетів звернувся керівник КМВА генерал-полковник Сергій Попко.</text:p>
      <text:p text:style-name="P4">
«Для мене велика честь бути в цих стінах. Бо це моя альма-матер. Рівно 45років тому я, так само як і ви зараз, був випускником цього закладу. Київськийвійськовий ліцей у всі часи свого існування був школою честі й доблесті. Ліцейпишається іменами своїх випускників Героїв України – це Андрій Кизило,Олександр Кукурба та інших. А начальник Київського військового ліцею ІгорГордійчук – приклад незламності й мужності українського воїна. І як він каже,ліцей має відповідати сучасним викликам, випускати спеціалістів – англомовнихбандерівців, козаків-характерників, майстрів спорту зі знищення ворога. Незабувайте дякувати вашим викладачам, які вкладають душу у ваше навчання івиховання», – зазначив очільник КМВА.</text:p>
      <text:p text:style-name="P4">
<text:span text:style-name="T4">
Читайте також:</text:span>
 <text:a xlink:type="simple" xlink:href="https://www.ukrinform.ua/rubric-society/3694873-zelenskij-privitav-vipusknikiv-sistemi-mvs.html" text:style-name="Internet_20_link" text:visited-style-name="Visited_20_Internet_20_Link">
 Зеленський привітав иків системи МВС</text:a>
</text:p>
      <text:p text:style-name="P4">
Попко подякував кадетам за те, що під час війни вони обрали нелегкий, алепочесний шлях бути <text:a xlink:type="simple" xlink:href="https://www.ukrinform.ua/tag-vijskovi" text:style-name="Internet_20_link" text:visited-style-name="Visited_20_Internet_20_Link">
 військовими </text:a>
 .</text:p>
      <text:p text:style-name="P4">
«Ви – нащадки Івана Богуна, Петра Сагайдачного і Степана Бандери. Вам творитиісторію Збройних сил України. Від вас залежить майбутнє нашої держави! Лишеразом наближаємо мир в Україні після нашої Перемоги!», – наголосив генерал-полковник Попко.</text:p>
      <text:p text:style-name="P4">
Як повідомляв Укрінформ, у Сухопутних військах ЗСУ за минулий рік <text:a xlink:type="simple" xlink:href="http://www.ukrinform.ua/rubric-society/3698489-u-suhoputnih-vijskah-zsu-nalicuetsa-majze-38-tisaci-zinokoficeriv.html" text:style-name="Internet_20_link" text:visited-style-name="Visited_20_Internet_20_Link">
збільшилася кількість жінок-військовослужбовиць</text:a>
 , чимало з них обіймаютькерівні посади.</text:p>
      <text:p text:style-name="P4">
Source: <text:a xlink:type="simple" xlink:href="https://www.ukrinform.ua/rubric-kyiv/3715073-kiivskij-vijskovij-licej-imeni-boguna-vipustiv-majze-300-kadetiv.html" text:style-name="Internet_20_link" text:visited-style-name="Visited_20_Internet_20_Link">
https://www.ukrinform.ua/rubric-kyiv/3715073-kiivskij-vijskovij-licej-imeni-boguna-vipustiv-majze-300-kadetiv.html</text:a>
</text:p>
      <!--NEWS-->
      <text:h text:style-name="P10" text:outline-level="1">
<text:span text:style-name="T4">
Мей Маск нагородили в Каннах «Оскаром для інфлюенсерів»</text:span>
</text:h>
      <text:p text:style-name="P4">
Authors: Ukrinform (Person)</text:p>
      <text:p text:style-name="P4">
Publisher: Укринформ (Organization)</text:p>
      <text:p text:style-name="P4">
Published Time: 2023-05-27T-18:16:00+03:00</text:p>
      <text:p text:style-name="P4">
Modified Time: 2023-05-27T23:16:00+03:00</text:p>
      <text:p text:style-name="P4">
Description: Під час Каннського кінофестивалю відбулося нагородження найвпливовіших персоналій зі світу соціальних мереж. Серед переможців «Оскар для інфлюенсерів» отримала Мей Маск, модель, мати Ілона Маска. — Укрінформ.</text:p>
      <text:p text:style-name="P4">
Images: ['<text:a xlink:type="simple" xlink:href="https://static.ukrinform.com/photos/2023_05/thumb_files/630_360_1685188403-824.jpg" text:style-name="Internet_20_link" text:visited-style-name="Visited_20_Internet_20_Link">
630_360_16851...</text:a>
', '<text:a xlink:type="simple" xlink:href="https://static.ukrinform.com/photos/2023_05/1685188402-639.jpg" text:style-name="Internet_20_link" text:visited-style-name="Visited_20_Internet_20_Link">
1685188402-63...</text:a>
', '<text:a xlink:type="simple" xlink:href="https://static.ukrinform.com/photos/2023_05/1685188402-681.jpg" text:style-name="Internet_20_link" text:visited-style-name="Visited_20_Internet_20_Link">
1685188402-68...</text:a>
', '<text:a xlink:type="simple" xlink:href="https://static.ukrinform.com/photos/2023_05/1685188402-523.jpg" text:style-name="Internet_20_link" text:visited-style-name="Visited_20_Internet_20_Link">
1685188402-52...</text:a>
', '<text:a xlink:type="simple" xlink:href="https://static.ukrinform.com/photos/2023_05/1685188402-481.jpg" text:style-name="Internet_20_link" text:visited-style-name="Visited_20_Internet_20_Link">
1685188402-48...</text:a>
']</text:p>
      <text:p text:style-name="P4">
Tags: ['Ілон Маск', 'Канни', 'Нагорода']</text:p>
      <text:p text:style-name="P4">
Type: Article</text:p>
      <!--METADATA-->
      <text:p text:style-name="P4">
<draw:frame draw:style-name="fr1" draw:name="Image24" text:anchor-type="as-char" svg:width="6.9236in" svg:height="3.956343in" draw:z-index="0">
<draw:image xlink:href="../Images/yкринформ/2023-05-27T-18-16-00-03-00/630_360_1685188403-824.jpg" xlink:type="simple" xlink:show="embed" xlink:actuate="onLoad" draw:mime-type="image/jpeg"/>
</draw:frame>
 Під часКаннського кінофестивалю відбулося нагородження найвпливовіших персоналій зісвіту соціальних мереж. Серед переможців «Оскар для інфлюенсерів» отримала МейМаск, модель, мати Ілона Маска.</text:p>
      <text:p text:style-name="P4">
Про це Укрінформу повідомила пресслужба організаторів церемонії WIBA Awards.</text:p>
      <text:p text:style-name="P4">
«26 травня у Каннах відбувся щорічний всесвітній «Оскар для інфлюенсерів» -WIBA Awards під час Каннського кінофестивалю. Там відзначили найвпливовішихперсоналій зі світу соціальних мереж. Серед переможців та гостей ювілейноїцеремонії WIBA Awards – модель Мей Маск, мати Ілона Маска; найвідоміший усвіті арт скульптор Річард Орлінський; співачка Софі Еліс-Бекстор, перша усвіті топмодель у хіджабі Халіма Аден; онука Чарлі Чапліна Кіра Чаплін», -повідомили організатори.</text:p>
      <text:p text:style-name="P4">
<draw:frame draw:style-name="fr1" draw:name="Image25" text:anchor-type="as-char" svg:width="6.9236in" svg:height="4.615733in" draw:z-index="0">
<draw:image xlink:href="../Images/yкринформ/2023-05-27T-18-16-00-03-00/1685188402-639.jpg" xlink:type="simple" xlink:show="embed" xlink:actuate="onLoad" draw:mime-type="image/jpeg"/>
</draw:frame>
</text:p>
      <text:p text:style-name="P4">
Цьогорічна церемонія – була ювілейною, уже п’ятою. WIBA Association, котрапроводить WIBA Awards, об'єднує близько 600 лідерів думок із загальноюаудиторією понад 500 мільйонів фолловерів з усього світу.</text:p>
      <text:p text:style-name="P4">
Голова та засновниця Асоціації, що започаткувала «Оскар для інфлюенсерів» –львів'янка Марія Гражина Чаплін. Ведучою гала-церемонії стала популярнийстендап-комік із США Кіра Солтановіч. Кіра, яка народилася у Львові, виросла уСан-Франциско, а успіху як стендап-комік, актриса та письменниця досягла уЛос-Анджелесі.</text:p>
      <text:p text:style-name="P4">
<draw:frame draw:style-name="fr1" draw:name="Image26" text:anchor-type="as-char" svg:width="6.9236in" svg:height="4.615733in" draw:z-index="0">
<draw:image xlink:href="../Images/yкринформ/2023-05-27T-18-16-00-03-00/1685188402-681.jpg" xlink:type="simple" xlink:show="embed" xlink:actuate="onLoad" draw:mime-type="image/jpeg"/>
</draw:frame>
</text:p>
      <text:p text:style-name="P4">
Юлія Мендель, експрессекретар Володимира Зеленського, звернулася до200-мільйонної аудиторії інфлюенсерів на церемонії WIBA Awards та ініціювалаакцію на підтримку фонду Save Ukraine NGO.</text:p>
      <text:p text:style-name="P4">
<draw:frame draw:style-name="fr1" draw:name="Image27" text:anchor-type="as-char" svg:width="6.9236in" svg:height="4.615733in" draw:z-index="0">
<draw:image xlink:href="../Images/yкринформ/2023-05-27T-18-16-00-03-00/1685188402-523.jpg" xlink:type="simple" xlink:show="embed" xlink:actuate="onLoad" draw:mime-type="image/jpeg"/>
</draw:frame>
</text:p>
      <text:p text:style-name="P4">
Організатори зазначають, що українська повістка – є особливо важливою дляцеремонії. В рамках WIBA Awards регулярно відбуваються акції на підтримкунашої держави. Минулого року під час нагородження проводився збір коштів длядопомоги дітям, що постраждали від війни. А нагороди від WIBA отримувалиспівачка Джамала, кухар Євген Клопотенко, моделі Саша Чистова та Анна Андрес.</text:p>
      <text:p text:style-name="P4">
<draw:frame draw:style-name="fr1" draw:name="Image28" text:anchor-type="as-char" svg:width="6.9236in" svg:height="4.615733in" draw:z-index="0">
<draw:image xlink:href="../Images/yкринформ/2023-05-27T-18-16-00-03-00/1685188402-481.jpg" xlink:type="simple" xlink:show="embed" xlink:actuate="onLoad" draw:mime-type="image/jpeg"/>
</draw:frame>
</text:p>
      <text:p text:style-name="P4">
Як повідомляв Укрінформ, <text:a xlink:type="simple" xlink:href="https://www.ukrinform.ua/rubric-society/3453079-harkivskogo-kotablogera-stepana-nominuvali-na-svitovu-premiu-blogeriv.html" text:style-name="Internet_20_link" text:visited-style-name="Visited_20_Internet_20_Link">
 популярного кота-блогера Степана з Харкова</text:a>
 , номінували на світовупремію блогерів «World Influencers and Bloggers Awards 2022».</text:p>
      <text:p text:style-name="P4">
Фото: Getty Images</text:p>
      <text:p text:style-name="P4">
Source: <text:a xlink:type="simple" xlink:href="https://www.ukrinform.ua/rubric-world/3714949-mej-mask-nagorodili-v-kannah-oskarom-dla-influenseriv.html" text:style-name="Internet_20_link" text:visited-style-name="Visited_20_Internet_20_Link">
https://www.ukrinform.ua/rubric-world/3714949-mej-mask-nagorodili-v-kannah-oskarom-dla-influenseriv.html</text:a>
</text:p>
      <!--NEWS-->
      <text:h text:style-name="P10" text:outline-level="1">
<text:span text:style-name="T4">
At Kupiansk direction Russian army shelled Kolodyazne, Dvorichna, Masutivka, Kyslivka, Kamyan...</text:span>
</text:h>
      <text:p text:style-name="P4">
Authors: liveuamap (Language: en)</text:p>
      <text:p text:style-name="P4">
Time: 2023-05-27T-19:16:00</text:p>
      <text:p text:style-name="P4">
Location: Kharkiv, Kharkiv Oblast (Latitude:49.5928 Longtitude:37.86807)</text:p>
      <text:p text:style-name="P4">
Videos: []</text:p>
      <text:p text:style-name="P4">
Images: []</text:p>
      <text:p text:style-name="P4">
Tags: ["Russia"]</text:p>
      <text:p text:style-name="P4">
ID: 22565636</text:p>
      <!--METADATA-->
      <text:p text:style-name="P4">
At Kupiansk direction Russian army shelled Kolodyazne, Dvorichna, Masutivka,Kyslivka, Kamyanka of Kharkiv region and Stelmakhivka of Luhansk region.Russian aviation conducted airstrikes at Kyslivka, Kotlyarivka, Tabayivka andRayhorodka of Kharkiv region, - General Staff of Armed Forces of Ukraine saysin the morning report</text:p>
      <text:p text:style-name="P4">
News Collection Link: <text:a xlink:type="simple" xlink:href="https://liveuamap.com/en/2023/27-may-at-kupiansk-direction-russian-army-shelled-kolodyazne" text:style-name="Internet_20_link" text:visited-style-name="Visited_20_Internet_20_Link">
https://liveuamap.com/en/2023/27-may-at-kupiansk-direction-russian-army-shelled-kolodyazne</text:a>
</text:p>
      <text:p text:style-name="P4">
Source: <text:a xlink:type="simple" xlink:href="https://t.me/lumsrc/4911" text:style-name="Internet_20_link" text:visited-style-name="Visited_20_Internet_20_Link">
https://t.me/lumsrc/4911</text:a>
</text:p>
      <!--NEWS-->
      <text:h text:style-name="P10" text:outline-level="1">
<text:span text:style-name="T4">
Коноплянка покинув «Краковію»</text:span>
</text:h>
      <text:p text:style-name="P4">
Authors: Ukrinform (Person)</text:p>
      <text:p text:style-name="P4">
Publisher: Укринформ (Organization)</text:p>
      <text:p text:style-name="P4">
Published Time: 2023-05-27T-20:13:00+03:00</text:p>
      <text:p text:style-name="P4">
Modified Time: 2023-05-27T23:13:00+03:00</text:p>
      <text:p text:style-name="P4">
Description: Українець став вільним агентом. — Укрінформ.</text:p>
      <text:p text:style-name="P4">
Images: ['<text:a xlink:type="simple" xlink:href="https://static.ukrinform.com/photos/2023_05/thumb_files/630_360_1685218305-279.jpg" text:style-name="Internet_20_link" text:visited-style-name="Visited_20_Internet_20_Link">
630_360_16852...</text:a>
']</text:p>
      <text:p text:style-name="P4">
Tags: ['Футбол', 'Коноплянка']</text:p>
      <text:p text:style-name="P4">
Type: Article</text:p>
      <!--METADATA-->
      <text:p text:style-name="P4">
<draw:frame draw:style-name="fr1" draw:name="Image29" text:anchor-type="as-char" svg:width="6.9236in" svg:height="3.956343in" draw:z-index="0">
<draw:image xlink:href="../Images/yкринформ/2023-05-27T-20-13-00-03-00/630_360_1685218305-279.jpg" xlink:type="simple" xlink:show="embed" xlink:actuate="onLoad" draw:mime-type="image/jpeg"/>
</draw:frame>
 Українецьстав вільним агентом.</text:p>
      <text:p text:style-name="P4">
Польський футбольний клуб «Краковія» офіційно <text:a xlink:type="simple" xlink:href="https://twitter.com/MKSCracoviaSSA/status/1662519912324296706" text:style-name="Internet_20_link" text:visited-style-name="Visited_20_Internet_20_Link">
 оголосив</text:a>
 про відхід 33-річного українського вінгераЄвгена Коноплянки, передає Укрінформ.</text:p>
      <text:p text:style-name="P4">
Сторони не продовжили контракт, тепер Коноплянка став вільним агентом.</text:p>
      <text:p text:style-name="P4">
</text:p>
      <text:p text:style-name="P4">
За «Краковію» Коноплянка виступав 1.5 сезону. Спочатку він був орендованийпольською командою із «Шахтаря», а потім Євген підписав повноцінну угоду.</text:p>
      <text:p text:style-name="P4">
<text:span text:style-name="T4">
Читайте також:</text:span>
 <text:a xlink:type="simple" xlink:href="https://www.ukrinform.ua/rubric-sports/3703421-gol-konoplanki-vvratuvav-krakoviu-vid-porazki-u-matci-cempionatu-polsi.html" text:style-name="Internet_20_link" text:visited-style-name="Visited_20_Internet_20_Link">
 Гол вврятував «Краковію» від поразки у матчі чемпіонатуПольщі </text:a>
</text:p>
      <text:p text:style-name="P4">
В активі іменитого українського футболіста 38 ігор за «Краковію», в яких вінзабив 4 голи та віддав 2 асисти.</text:p>
      <text:p text:style-name="P4">
Фото: twitter.com/MKSCracoviaSSA</text:p>
      <text:p text:style-name="P4">
Source: <text:a xlink:type="simple" xlink:href="https://www.ukrinform.ua/rubric-sports/3715071-konoplanka-pokinuv-krakoviu.html" text:style-name="Internet_20_link" text:visited-style-name="Visited_20_Internet_20_Link">
https://www.ukrinform.ua/rubric-sports/3715071-konoplanka-pokinuv-krakoviu.html</text:a>
</text:p>
      <!--NEWS-->
      <text:h text:style-name="P10" text:outline-level="1">
<text:span text:style-name="T4">
At Lyman direction Russian army shelled Nevske, Dibrova, Bilohorivka of Luhansk region and Ve...</text:span>
</text:h>
      <text:p text:style-name="P4">
Authors: liveuamap (Language: en)</text:p>
      <text:p text:style-name="P4">
Time: 2023-05-27T-21:16:00</text:p>
      <text:p text:style-name="P4">
Location: Bakhmut (Latitude:48.8072 Longtitude:38.24478)</text:p>
      <text:p text:style-name="P4">
Videos: []</text:p>
      <text:p text:style-name="P4">
Images: []</text:p>
      <text:p text:style-name="P4">
Tags: ["Russia"]</text:p>
      <text:p text:style-name="P4">
ID: 22565635</text:p>
      <!--METADATA-->
      <text:p text:style-name="P4">
At Lyman direction Russian army shelled Nevske, Dibrova, Bilohorivka ofLuhansk region and Verkhnokamyanske and Spirne of Donetsk region. Russianaviation conducted airstrike at Bilohorivka, - General Staff of Armed Forcesof Ukraine says in the morning report</text:p>
      <text:p text:style-name="P4">
News Collection Link: <text:a xlink:type="simple" xlink:href="https://liveuamap.com/en/2023/27-may-at-lyman-direction-russian-army-shelled-nevske-dibrova" text:style-name="Internet_20_link" text:visited-style-name="Visited_20_Internet_20_Link">
https://liveuamap.com/en/2023/27-may-at-lyman-direction-russian-army-shelled-nevske-dibrova</text:a>
</text:p>
      <text:p text:style-name="P4">
Source: <text:a xlink:type="simple" xlink:href="https://t.me/lumsrc/4912" text:style-name="Internet_20_link" text:visited-style-name="Visited_20_Internet_20_Link">
https://t.me/lumsrc/4912</text:a>
</text:p>
      <!--NEWS-->
      <text:h text:style-name="P10" text:outline-level="1">
<text:span text:style-name="T4">
At Bakhmut direction Russian army shelled Vasukivka, Pryvillya, Orikhovo-Vasylivka, Hryhorivk...</text:span>
</text:h>
      <text:p text:style-name="P4">
Authors: liveuamap (Language: en)</text:p>
      <text:p text:style-name="P4">
Time: 2023-05-27T-23:16:00</text:p>
      <text:p text:style-name="P4">
Location: Loskutivka,Luhans'ka oblast (Latitude:48.48134 Longtitude:37.85374)</text:p>
      <text:p text:style-name="P4">
Videos: []</text:p>
      <text:p text:style-name="P4">
Images: []</text:p>
      <text:p text:style-name="P4">
Tags: ["Russia"]</text:p>
      <text:p text:style-name="P4">
ID: 22565634</text:p>
      <!--METADATA-->
      <text:p text:style-name="P4">
At Bakhmut direction Russian army shelled Vasukivka, Pryvillya, Orikhovo-Vasylivka, Hryhorivka, Bakhmut, Kalynivka, Chasiv Yar, Ivanivske, Stupochky,Predtechyne, Kostyantynivka, Bila Hora and Pivnichne of Donetsk region.Russian aviation conducted airstrikes at Hryhorivka and Bila Hora, - GeneralStaff of Armed Forces of Ukraine says in the morning report</text:p>
      <text:p text:style-name="P4">
News Collection Link: <text:a xlink:type="simple" xlink:href="https://liveuamap.com/en/2023/27-may-at-bakhmut-direction-russian-army-shelled-vasukivka" text:style-name="Internet_20_link" text:visited-style-name="Visited_20_Internet_20_Link">
https://liveuamap.com/en/2023/27-may-at-bakhmut-direction-russian-army-shelled-vasukivka</text:a>
</text:p>
      <text:p text:style-name="P4">
Source: <text:a xlink:type="simple" xlink:href="https://t.me/lumsrc/4913" text:style-name="Internet_20_link" text:visited-style-name="Visited_20_Internet_20_Link">
https://t.me/lumsrc/4913</text:a>
</text:p>
      <!--NEWS-->
      <text:h text:style-name="P10" text:outline-level="1">
<text:span text:style-name="T4">
Суддю Тандира взяли під варту без права застави</text:span>
</text:h>
      <text:p text:style-name="P4">
Authors: Ukrinform (Person)</text:p>
      <text:p text:style-name="P4">
Publisher: Укринформ (Organization)</text:p>
      <text:p text:style-name="P4">
Published Time: 2023-05-27T-23:55:00+03:00</text:p>
      <text:p text:style-name="P4">
Modified Time: 2023-05-27T22:55:00+03:00</text:p>
      <text:p text:style-name="P4">
Description: Печерський районний суд на засіданні обрав запобіжний захід голові Макарівського райсуду Олексію Тандиру - тримання під вартою до 21 липня без можливості внесення застави. — Укрінформ.</text:p>
      <text:p text:style-name="P4">
Images: ['<text:a xlink:type="simple" xlink:href="https://static.ukrinform.com/photos/2023_05/thumb_files/630_360_1685217512-297.jpg" text:style-name="Internet_20_link" text:visited-style-name="Visited_20_Internet_20_Link">
630_360_16852...</text:a>
']</text:p>
      <text:p text:style-name="P4">
Tags: ['Арешт', 'ДТП', 'Суд']</text:p>
      <text:p text:style-name="P4">
Type: Article</text:p>
      <!--METADATA-->
      <text:p text:style-name="P4">
<draw:frame draw:style-name="fr1" draw:name="Image31" text:anchor-type="as-char" svg:width="6.9236in" svg:height="3.956343in" draw:z-index="0">
<draw:image xlink:href="../Images/yкринформ/2023-05-27T-23-55-00-03-00/630_360_1685217512-297.jpg" xlink:type="simple" xlink:show="embed" xlink:actuate="onLoad" draw:mime-type="image/jpeg"/>
</draw:frame>
Печерський районний суд на засіданні обрав запобіжний захід головіМакарівського райсуду Олексію Тандиру - тримання під вартою до 21 липня безможливості внесення застави.</text:p>
      <text:p text:style-name="P4">
Про це повідомляє <text:a xlink:type="simple" xlink:href="https://t.me/s/suspilnenews" text:style-name="Internet_20_link" text:visited-style-name="Visited_20_Internet_20_Link">
 Суспільне </text:a>
 , передаєУкрінформ.</text:p>
      <text:p text:style-name="P4">
"Судді Олексію Тандиру, підозрюваному у вчиненні смертельної ДТП у станіалкогольного сп’яніння, внаслідок якої загинув нацгвардієць, суд обравзапобіжний захід, - тримання під вартою без можливості внесення застави до 21липня", - йдеться в повідомленні.</text:p>
      <text:p text:style-name="P4">
Як <text:a xlink:type="simple" xlink:href="https://suspilne.media/amp/489238-suddi-tandiri-akij-zbiv-nasmert-nacgvardijca-obrali-zapobiznij-zahid/" text:style-name="Internet_20_link" text:visited-style-name="Visited_20_Internet_20_Link">
 зазначається </text:a>
 ,прокурор Антон Войтенко наполягав на обранні запобіжного заходу у виглядітримання під вартою. Обґрунтовуючи свою позицію, він наголосив на кількохфактах. По-перше, за його словами, у підозрюваного на місці <text:a xlink:type="simple" xlink:href="https://www.ukrinform.ua/tag-dtp" text:style-name="Internet_20_link" text:visited-style-name="Visited_20_Internet_20_Link">
 ДТП</text:a>
 була нерозбірлива мова, а свідки та слідчічули запах алкоголю. По-друге, швидкість автомобіля Тандира була більшою задозволену, про що свідчать механічні ушкодження автівки.</text:p>
      <text:p text:style-name="P4">
<text:span text:style-name="T4">
Читайте також:</text:span>
 <text:a xlink:type="simple" xlink:href="https://www.ukrinform.ua/rubric-society/3715033-zapobiznij-zahid-suddi-tandiru-mozut-obrati-vze-sogodni-dbr.html" text:style-name="Internet_20_link" text:visited-style-name="Visited_20_Internet_20_Link">
 Запобіжний захід судді у можуть обрати вже сьогодні - ДБР</text:a>
</text:p>
      <text:p text:style-name="P4">
Також Войтенко звернув увагу на поведінку підозрюваного після аварії та на те,що на взяття зразків крові пішло 18 годин через початкову відмову Тандира.</text:p>
      <text:p text:style-name="P4">
Як повідомляв Укрінформ, у ніч на 26 травня голова Макарівського районногосуду Тандир  <text:a xlink:type="simple" xlink:href="http://www.ukrinform.ua/rubric-kyiv/3714354-na-odnomu-iz-stolicnih-blokpostiv-sudda-na-smert-zbiv-nacgvardijca.html#" text:style-name="Internet_20_link" text:visited-style-name="Visited_20_Internet_20_Link">
 збив на смерть </text:a>
 23-річного нацгвардійця на блокпосту в столиці.Правоохоронці його затримали.</text:p>
      <text:p text:style-name="P4">
Суддя відмовився від освідування на вміст алкоголю та наркотиків, проте маввізуальні клінічні ознаки сп’яніння. Суд надав дозвіл на примусове відібранняв нього біологічних зразків.</text:p>
      <text:p text:style-name="P4">
За фактом ДТП  <text:a xlink:type="simple" xlink:href="http://www.ukrinform.ua/rubric-kyiv/3714707-suddi-akij-na-smert-zbiv-nacgvardijca-ogolosili-pidozru.html" text:style-name="Internet_20_link" text:visited-style-name="Visited_20_Internet_20_Link">
 розпочато кримінальне провадження</text:a>
 за ч. ч. 3 ст. 286-1 (Порушення правилбезпеки дорожнього руху або експлуатації транспорту особами, які керуютьтранспортними засобами в стані сп'яніння) Кримінального кодексу України.</text:p>
      <text:p text:style-name="P4">
<text:span text:style-name="T4">
Читайте також:</text:span>
 <text:a xlink:type="simple" xlink:href="https://www.ukrinform.ua/rubric-society/3715018-vrp-dozvolila-arestuvati-suddu-akij-zbiv-na-smert-nacgvardijca.html" text:style-name="Internet_20_link" text:visited-style-name="Visited_20_Internet_20_Link">
 ВРП дозволила арештувати суддю, який збив на смертьнацгвардійця </text:a>
</text:p>
      <text:p text:style-name="P4">
Колектив Макарівського райсуду <text:a xlink:type="simple" xlink:href="http://www.ukrinform.ua/rubric-kyiv/3714487-u-makarivskomu-rajsudi-prokomentuvali-smertelnu-dtp-za-ucasti-golovi-sudu-tandira.html" text:style-name="Internet_20_link" text:visited-style-name="Visited_20_Internet_20_Link">
 </text:a>
 <text:a xlink:type="simple" xlink:href="http://www.ukrinform.ua/rubric-kyiv/3714487-u-makarivskomu-rajsudi-prokomentuvali-smertelnu-dtp-za-ucasti-golovi-sudu-tandira.html" text:style-name="Internet_20_link" text:visited-style-name="Visited_20_Internet_20_Link">
 заявив, що не виправдовує дії голови суду</text:a>
 та виступаєза повне й неупереджене розслідування трагічної події.</text:p>
      <text:p text:style-name="P4">
<text:span text:style-name="T5">
Фото: Суспільне</text:span>
</text:p>
      <text:p text:style-name="P4">
Source: <text:a xlink:type="simple" xlink:href="https://www.ukrinform.ua/rubric-society/3715069-suddu-tandira-vzali-pid-vartu-bez-prava-zastavi.html" text:style-name="Internet_20_link" text:visited-style-name="Visited_20_Internet_20_Link">
https://www.ukrinform.ua/rubric-society/3715069-suddu-tandira-vzali-pid-vartu-bez-prava-zastavi.html</text:a>
</text:p>
      <!--NEWS-->
      <text:h text:style-name="P10" text:outline-level="1">
<text:span text:style-name="T4">
At Avdiyivka direction Russian army shelled Avdiyivka, Pervomayske, Karlivka and Nevelske of ...</text:span>
</text:h>
      <text:p text:style-name="P4">
Authors: liveuamap (Language: en)</text:p>
      <text:p text:style-name="P4">
Time: 2023-05-27T-25:16:00</text:p>
      <text:p text:style-name="P4">
Location: Donetsk Oblast (Latitude:48.11098 Longtitude:37.4917)</text:p>
      <text:p text:style-name="P4">
Videos: []</text:p>
      <text:p text:style-name="P4">
Images: []</text:p>
      <text:p text:style-name="P4">
Tags: ["Russia"]</text:p>
      <text:p text:style-name="P4">
ID: 22565633</text:p>
      <!--METADATA-->
      <text:p text:style-name="P4">
At Avdiyivka direction Russian army shelled Avdiyivka, Pervomayske, Karlivkaand Nevelske of Donetsk region. Russian aviation conducted airstrikes atAvdiyivka and Pervomayske, - General Staff of Armed Forces of Ukraine says inthe morning report</text:p>
      <text:p text:style-name="P4">
News Collection Link: <text:a xlink:type="simple" xlink:href="https://liveuamap.com/en/2023/27-may-at-avdiyivka-direction-russian-army-shelled-avdiyivka" text:style-name="Internet_20_link" text:visited-style-name="Visited_20_Internet_20_Link">
https://liveuamap.com/en/2023/27-may-at-avdiyivka-direction-russian-army-shelled-avdiyivka</text:a>
</text:p>
      <text:p text:style-name="P4">
Source: <text:a xlink:type="simple" xlink:href="https://t.me/lumsrc/4914" text:style-name="Internet_20_link" text:visited-style-name="Visited_20_Internet_20_Link">
https://t.me/lumsrc/4914</text:a>
</text:p>
      <!--NEWS-->
      <text:h text:style-name="P10" text:outline-level="1">
<text:span text:style-name="T4">
«Лутон» вперше в історії вийшов в АПЛ</text:span>
</text:h>
      <text:p text:style-name="P4">
Authors: Ukrinform (Person)</text:p>
      <text:p text:style-name="P4">
Publisher: Укринформ (Organization)</text:p>
      <text:p text:style-name="P4">
Published Time: 2023-05-27T-25:33:18+03:00</text:p>
      <text:p text:style-name="P4">
Modified Time: 2023-05-27T22:33:18+03:00</text:p>
      <text:p text:style-name="P4">
Description: У серії пенальті «Лутон» обіграв «Ковентрі». — Укрінформ.</text:p>
      <text:p text:style-name="P4">
Images: ['<text:a xlink:type="simple" xlink:href="https://static.ukrinform.com/photos/2023_05/thumb_files/630_360_1685215744-571.png" text:style-name="Internet_20_link" text:visited-style-name="Visited_20_Internet_20_Link">
630_360_16852...</text:a>
']</text:p>
      <text:p text:style-name="P4">
Tags: ['Футбол', 'АПЛ']</text:p>
      <text:p text:style-name="P4">
Type: Article</text:p>
      <!--METADATA-->
      <text:p text:style-name="P4">
<draw:frame draw:style-name="fr1" draw:name="Image32" text:anchor-type="as-char" svg:width="6.9236in" svg:height="3.956343in" draw:z-index="0">
<draw:image xlink:href="../Images/yкринформ/2023-05-27T-25-33-18-03-00/630_360_1685215744-571.png" xlink:type="simple" xlink:show="embed" xlink:actuate="onLoad" draw:mime-type="image/png"/>
</draw:frame>
 У серіїпенальті «Лутон» обіграв «Ковентрі».</text:p>
      <text:p text:style-name="P4">
У фінальному матчі плей-оф Чемпіоншипу «Лутон» обіграв «Ковентрі» - (1:1(0:1), 5:6 у серії пенальті) та вийшов в англійську Прем’єр-лігу, зустрічвідбулася на стадіоні Вемблі, передає Укрінформ.</text:p>
      <text:p text:style-name="P4">
«Лутон» першим відкрив рахунок у матчі після голу Джордана Кларка на 21-йхвилині гри. «Ковентрі» відігрався після перерви завдяки влучному ударуГуставо Хамера. До кінця зустрічі жодна з команд не зуміла забити переможнийм’яч, а додатковий час також не виявив найсильнішого.</text:p>
      <text:p text:style-name="P4">
У серії пенальті точніше пробивали футболісти Лутона – 6:5.</text:p>
      <text:p text:style-name="P4">
«Лутон» вперше в історії вийшов до англійської Прем’єр-ліги. У турнірнійтаблиці Чемпіоншипу команда посіла третє місце. У півфіналі плей-офЧемпіоншипу «Лутон» виявився сильнішим за «Сандерленд», а «Ковентрі» пройшов«Мідлсбро».</text:p>
      <text:p text:style-name="P4">
<text:span text:style-name="T4">
Читайте також:</text:span>
 <text:a xlink:type="simple" xlink:href="https://www.ukrinform.ua/rubric-sports/3711013-koventri-ta-luton-zigraut-u-finali-plejoff-za-vihid-do-apl.html" text:style-name="Internet_20_link" text:visited-style-name="Visited_20_Internet_20_Link">
 «Ковентрі» та «Лутон» зіграють у фіналі плей-офф за вихіддо АПЛ </text:a>
</text:p>
      <text:p text:style-name="P4">
Як повідомляв Укрінформ, із Чемпіоншипу напряму до англійської Прем’єр-лігитакож вийшли «Бернлі» та «Шефілд Юнайтед».</text:p>
      <text:p text:style-name="P4">
Фото: Getty Images</text:p>
      <text:p text:style-name="P4">
Source: <text:a xlink:type="simple" xlink:href="https://www.ukrinform.ua/rubric-sports/3715066-luton-vperse-v-istorii-vijsov-v-apl.html" text:style-name="Internet_20_link" text:visited-style-name="Visited_20_Internet_20_Link">
https://www.ukrinform.ua/rubric-sports/3715066-luton-vperse-v-istorii-vijsov-v-apl.html</text:a>
</text:p>
      <!--NEWS-->
      <text:h text:style-name="P10" text:outline-level="1">
<text:span text:style-name="T4">
At Maryinka direction Russian army shelled Heorhiyivka and Pobyeda of Donetsk region. Russian...</text:span>
</text:h>
      <text:p text:style-name="P4">
Authors: liveuamap (Language: en)</text:p>
      <text:p text:style-name="P4">
Time: 2023-05-27T-27:16:00</text:p>
      <text:p text:style-name="P4">
Location: Marinka, Donetsk Oblast (Latitude:47.94406 Longtitude:37.49273)</text:p>
      <text:p text:style-name="P4">
Videos: []</text:p>
      <text:p text:style-name="P4">
Images: []</text:p>
      <text:p text:style-name="P4">
Tags: ["Russia"]</text:p>
      <text:p text:style-name="P4">
ID: 22565632</text:p>
      <!--METADATA-->
      <text:p text:style-name="P4">
At Maryinka direction Russian army shelled Heorhiyivka and Pobyeda of Donetskregion. Russian aviation conducted airstrike at Maryinka, - General Staff ofArmed Forces of Ukraine says in the morning report</text:p>
      <text:p text:style-name="P4">
News Collection Link: <text:a xlink:type="simple" xlink:href="https://liveuamap.com/en/2023/27-may-at-maryinka-direction-russian-army-shelled-heorhiyivka" text:style-name="Internet_20_link" text:visited-style-name="Visited_20_Internet_20_Link">
https://liveuamap.com/en/2023/27-may-at-maryinka-direction-russian-army-shelled-heorhiyivka</text:a>
</text:p>
      <text:p text:style-name="P4">
Source: <text:a xlink:type="simple" xlink:href="https://t.me/lumsrc/4915" text:style-name="Internet_20_link" text:visited-style-name="Visited_20_Internet_20_Link">
https://t.me/lumsrc/4915</text:a>
</text:p>
      <!--NEWS-->
      <text:h text:style-name="P10" text:outline-level="1">
<text:span text:style-name="T4">
Росіяни за день 18 разів обстріляли прикордоння Сумщини</text:span>
</text:h>
      <text:p text:style-name="P4">
Authors: Ukrinform (Person)</text:p>
      <text:p text:style-name="P4">
Publisher: Укринформ (Organization)</text:p>
      <text:p text:style-name="P4">
Published Time: 2023-05-27T-27:32:00+03:00</text:p>
      <text:p text:style-name="P4">
Modified Time: 2023-05-27T22:32:00+03:00</text:p>
      <text:p text:style-name="P4">
Description: Протягом суботи, 27 травня, російські війська вчинили 18 обстрілів прикордонних громад Сумської області – загалом зафіксовано 88 вибухів.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Вибух', 'Міномет', 'Війна з Росією', 'Артилерія']</text:p>
      <text:p text:style-name="P4">
Type: Article</text:p>
      <!--METADATA-->
      <text:p text:style-name="P4">
<draw:frame draw:style-name="fr1" draw:name="Image33" text:anchor-type="as-char" svg:width="6.9236in" svg:height="3.956343in" draw:z-index="0">
<draw:image xlink:href="../Images/yкринформ/2023-05-27T-27-32-00-03-00/630_360_1574102935-316.jpg" xlink:type="simple" xlink:show="embed" xlink:actuate="onLoad" draw:mime-type="image/jpeg"/>
</draw:frame>
 Протягомсуботи, 27 травня, російські війська вчинили 18 обстрілів прикордонних громадСумської області – загалом зафіксовано 88 вибухів.</text:p>
      <text:p text:style-name="P4">
Як передає Укрінформ, про це Сумська ОВА повідомляє у <text:a xlink:type="simple" xlink:href="http://t.me/Sumy_news_ODA/16488" text:style-name="Internet_20_link" text:visited-style-name="Visited_20_Internet_20_Link">
 Телеграмі</text:a>
 .</text:p>
      <text:p text:style-name="P4">
«Протягом дня росіяни здійснили 18 обстрілів. Зафіксовано 88 вибухів.Обстрілів зазнали Великописарівська, Юнаківська, Миропільська, Хотінська,Білопільська, Краснопільська громади», - ідеться в повідомленні.</text:p>
      <text:p text:style-name="P4">
По території Великописарівської громади ворог випустив з гелікоптера шістьракет та дві міни з міномета.</text:p>
      <text:p text:style-name="P4">
Юнаківську громаду росіяни обстріляли із САУ (три вибухи), тут такожзафіксовано мінометний обстріл (12 «прильотів»).</text:p>
      <text:p text:style-name="P4">
<text:span text:style-name="T4">
Читайте також:</text:span>
 <text:a xlink:type="simple" xlink:href="https://www.ukrinform.ua/rubric-regions/3714960-u-gluhovi-na-sumsini-vorozim-obstrilom-poskodzena-bagatopoverhivka.html" text:style-name="Internet_20_link" text:visited-style-name="Visited_20_Internet_20_Link">
 У Глухові на і ворожим обстрілом пошкодженабагатоповерхівка </text:a>
</text:p>
      <text:p text:style-name="P4">
По Миропільській громаді агресор бив з мінометів (11 вибухів).</text:p>
      <text:p text:style-name="P4">
Хотінська громада зазнала мінометного <text:a xlink:type="simple" xlink:href="https://www.ukrinform.ua/tag-obstril" text:style-name="Internet_20_link" text:visited-style-name="Visited_20_Internet_20_Link">
 обстрілу</text:a>
 (чотири вибухи). Також ворог запустивНУРС із гелікоптера.</text:p>
      <text:p text:style-name="P4">
Білопільську громаду росіяни обстріляли з мінометів і артилерії (12 і 10вибухів відповідно), окрім того, здійснили 15 пострілів з АГС.</text:p>
      <text:p text:style-name="P4">
У Краснопільській громаді зафіксовано п’ять «прильотів» з міномета.</text:p>
      <text:p text:style-name="P4">
За попередніми даними ОВА, без жертв та руйнувань.</text:p>
      <text:p text:style-name="P4">
<text:span text:style-name="T4">
Читайте також:</text:span>
 <text:a xlink:type="simple" xlink:href="https://www.ukrinform.ua/rubric-regions/3714660-na-sumsini-vnaslidok-artobstrilu-poskodzenij-budinok-ditacoi-tvorcosti.html" text:style-name="Internet_20_link" text:visited-style-name="Visited_20_Internet_20_Link">
 На і внаслідок артобстрілу пошкоджений Будинок дитячоїтворчості </text:a>
</text:p>
      <text:p text:style-name="P4">
Як повідомляв Укрінформ, 27 травня <text:a xlink:type="simple" xlink:href="http://www.ukrinform.ua/rubric-ato/3715022-rosiani-obstrilali-selo-na-cernigivsini-poskodzeni-zitlovi-budinki-j-lep.html" text:style-name="Internet_20_link" text:visited-style-name="Visited_20_Internet_20_Link">
 російська армія обстріляла село ЗалізнийМіст </text:a>
 Новгород-Сіверськогорайону Чернігівської області, пошкодивши житлові будинки та лініюелектропередач - без електрики залишилися більш як тисяча споживачів.</text:p>
      <text:p text:style-name="P4">
Source: <text:a xlink:type="simple" xlink:href="https://www.ukrinform.ua/rubric-ato/3715065-rosiani-za-den-18-raziv-obstrilali-prikordonna-sumsini.html" text:style-name="Internet_20_link" text:visited-style-name="Visited_20_Internet_20_Link">
https://www.ukrinform.ua/rubric-ato/3715065-rosiani-za-den-18-raziv-obstrilali-prikordonna-sumsini.html</text:a>
</text:p>
      <!--NEWS-->
      <text:h text:style-name="P10" text:outline-level="1">
<text:span text:style-name="T4">
At Shakhtarske direction Russian army shelled Paraskoviyivka, Vuhledar and Prechystivka. Russ...</text:span>
</text:h>
      <text:p text:style-name="P4">
Authors: liveuamap (Language: en)</text:p>
      <text:p text:style-name="P4">
Time: 2023-05-27T-29:16:00</text:p>
      <text:p text:style-name="P4">
Location: Velyka Novosilka (Latitude:47.83102 Longtitude:36.84351)</text:p>
      <text:p text:style-name="P4">
Videos: []</text:p>
      <text:p text:style-name="P4">
Images: []</text:p>
      <text:p text:style-name="P4">
Tags: ["Russia"]</text:p>
      <text:p text:style-name="P4">
ID: 22565631</text:p>
      <!--METADATA-->
      <text:p text:style-name="P4">
At Shakhtarske direction Russian army shelled Paraskoviyivka, Vuhledar andPrechystivka. Russian aviation conducted airstrikes at Vuhledar, Prechystivkaand Velyka Novosilka, - General Staff of Armed Forces of Ukraine says in themorning report</text:p>
      <text:p text:style-name="P4">
News Collection Link: <text:a xlink:type="simple" xlink:href="https://liveuamap.com/en/2023/27-may-at-shakhtarske-direction-russian-army-shelled-paraskoviyivka" text:style-name="Internet_20_link" text:visited-style-name="Visited_20_Internet_20_Link">
https://liveuamap.com/en/2023/27-may-at-shakhtarske-direction-russian-army-shelled-paraskoviyivka</text:a>
</text:p>
      <text:p text:style-name="P4">
Source: <text:a xlink:type="simple" xlink:href="https://t.me/lumsrc/4916" text:style-name="Internet_20_link" text:visited-style-name="Visited_20_Internet_20_Link">
https://t.me/lumsrc/4916</text:a>
</text:p>
      <!--NEWS-->
      <text:h text:style-name="P10" text:outline-level="1">
<text:span text:style-name="T4">
Ребров офіційно оголосив про відхід з посади головного тренера «Аль-Айна»</text:span>
</text:h>
      <text:p text:style-name="P4">
Authors: Ukrinform (Person)</text:p>
      <text:p text:style-name="P4">
Publisher: Укринформ (Organization)</text:p>
      <text:p text:style-name="P4">
Published Time: 2023-05-27T-29:23:58+03:00</text:p>
      <text:p text:style-name="P4">
Modified Time: 2023-05-27T22:23:58+03:00</text:p>
      <text:p text:style-name="P4">
Description: Разом з «Аль-Айном» Ребров виграв 2 трофеї, обидва були минулого сезону. — Укрінформ.</text:p>
      <text:p text:style-name="P4">
Images: ['<text:a xlink:type="simple" xlink:href="https://static.ukrinform.com/photos/2023_05/thumb_files/630_360_1685215297-563.jpg" text:style-name="Internet_20_link" text:visited-style-name="Visited_20_Internet_20_Link">
630_360_16852...</text:a>
']</text:p>
      <text:p text:style-name="P4">
Tags: ['Футбол', 'Ребров', 'Збірна України']</text:p>
      <text:p text:style-name="P4">
Type: Article</text:p>
      <!--METADATA-->
      <text:p text:style-name="P4">
<draw:frame draw:style-name="fr1" draw:name="Image34" text:anchor-type="as-char" svg:width="6.9236in" svg:height="3.956343in" draw:z-index="0">
<draw:image xlink:href="../Images/yкринформ/2023-05-27T-29-23-58-03-00/630_360_1685215297-563.jpg" xlink:type="simple" xlink:show="embed" xlink:actuate="onLoad" draw:mime-type="image/jpeg"/>
</draw:frame>
 Разом з«Аль-Айном» Ребров виграв 2 трофеї, обидва були минулого сезону.</text:p>
      <text:p text:style-name="P4">
Головний тренер «Аль-Айна» Сергій Ребров оголосив, що покидає свою посаду, проце український фахівець <text:a xlink:type="simple" xlink:href="https://alainclub.ae/ar/" text:style-name="Internet_20_link" text:visited-style-name="Visited_20_Internet_20_Link">
 повідомив </text:a>
 післяпрограного фіналу Кубка Ліги ОАЕ, сказавши, що це його останній матч, передаєУкрінформ.</text:p>
      <text:p text:style-name="P4">
«Сьогоднішній матч – мій останній із «Аль-Айном». Я сподівався завершитикар'єру в «Аль-Айні» вигравши Кубок ліги ОАЕ. Я дякую співробітникам клубу тавболівальникам, які підтримували команду протягом двох сезонів. Останні двароки я провів у цій чудовій команді. Ми боролися у чемпіонаті, і нам невдалося підготуватися до сьогоднішнього матчу. Матч був дуже напруженим, алеми програли, незважаючи на наші зусилля та прогрес», - сказав Ребров.</text:p>
      <text:p text:style-name="P4">
Сьогодні, 27 травня, «Аль-Айн» поступився у фіналі Кубка Ліги ОАЕ ФК «Аль-Шарджа».</text:p>
      <text:p text:style-name="P4">
Ребров очолював «Аль-Айн» з 2021 року. За цей час він виграв із командоючемпіонат ОАЕ та кубок країни у сезоні 2021/22. Загалом він провів 72 матчі напосаді головного тренера «Аль-Айна», 45 поєдинків виграв, 9 програв і 18 булизіграні внічию.</text:p>
      <text:p text:style-name="P4">
Найімовірніше, тепер Ребров очолить збірну України.</text:p>
      <text:p text:style-name="P4">
<text:span text:style-name="T4">
Читайте також:</text:span>
 <text:a xlink:type="simple" xlink:href="https://www.ukrinform.ua/rubric-sports/3713250-uaf-predstavit-rebrova-30-travna-zmi.html" text:style-name="Internet_20_link" text:visited-style-name="Visited_20_Internet_20_Link">
 УАФ представить а 30 травня - ЗМІ</text:a>
</text:p>
      <text:p text:style-name="P4">
Як повідомляв Укрінформ, національна команда України проведе свої ігри увідборі Євро-2024 16 та 19 червня, а також буде контрольна зустріч ізНімеччиною 12 червня.</text:p>
      <text:p text:style-name="P4">
Фото: twitter.com/alainfcae</text:p>
      <text:p text:style-name="P4">
Source: <text:a xlink:type="simple" xlink:href="https://www.ukrinform.ua/rubric-sports/3715063-rebrov-oficijno-ogolosiv-pro-vidhid-z-posadi-golovnogo-trenera-alajna.html" text:style-name="Internet_20_link" text:visited-style-name="Visited_20_Internet_20_Link">
https://www.ukrinform.ua/rubric-sports/3715063-rebrov-oficijno-ogolosiv-pro-vidhid-z-posadi-golovnogo-trenera-alajna.html</text:a>
</text:p>
      <!--NEWS-->
      <text:h text:style-name="P10" text:outline-level="1">
<text:span text:style-name="T4">
At Zaporizhzhia and Kherson directions Russian army shelled Vremivka and Novosilka of Donetsk...</text:span>
</text:h>
      <text:p text:style-name="P4">
Authors: liveuamap (Language: en)</text:p>
      <text:p text:style-name="P4">
Time: 2023-05-27T-31:16:00</text:p>
      <text:p text:style-name="P4">
Location: Kherson (Latitude:46.86406 Longtitude:33.58143)</text:p>
      <text:p text:style-name="P4">
Videos: []</text:p>
      <text:p text:style-name="P4">
Images: []</text:p>
      <text:p text:style-name="P4">
Tags: ["Russia"]</text:p>
      <text:p text:style-name="P4">
ID: 22565630</text:p>
      <!--METADATA-->
      <text:p text:style-name="P4">
At Zaporizhzhia and Kherson directions Russian army shelled Vremivka andNovosilka of Donetsk region; Olhivske, Huliaipole, Zaliznychne, Bilohirya,Mala Tokmachka, Mali Scherbaky and Kamyanske of Zaporizhzhia region; ZolotaBalka, Vesele, Kozatske, Lvove, Antonivka, Kizomys, Stanislav of Khersonregion and Kherson city. Russian aviation conducted airstrikes at Stepove ofZaporizhzhia region and Zmiyivka of Kherson region, - General Staff of ArmedForces of Ukraine says in the morning report</text:p>
      <text:p text:style-name="P4">
News Collection Link: <text:a xlink:type="simple" xlink:href="https://liveuamap.com/en/2023/27-may-at-zaporizhzhia-and-kherson-directions-russian-army" text:style-name="Internet_20_link" text:visited-style-name="Visited_20_Internet_20_Link">
https://liveuamap.com/en/2023/27-may-at-zaporizhzhia-and-kherson-directions-russian-army</text:a>
</text:p>
      <text:p text:style-name="P4">
Source: <text:a xlink:type="simple" xlink:href="https://t.me/lumsrc/4917" text:style-name="Internet_20_link" text:visited-style-name="Visited_20_Internet_20_Link">
https://t.me/lumsrc/4917</text:a>
</text:p>
      <!--NEWS-->
      <text:h text:style-name="P10" text:outline-level="1">
<text:span text:style-name="T4">
Україна перемогла Угорщину на старті жіночої Золотої Євроліги з волейболу</text:span>
</text:h>
      <text:p text:style-name="P4">
Authors: Ukrinform (Person)</text:p>
      <text:p text:style-name="P4">
Publisher: Укринформ (Organization)</text:p>
      <text:p text:style-name="P4">
Published Time: 2023-05-27T-31:17:00+03:00</text:p>
      <text:p text:style-name="P4">
Modified Time: 2023-05-27T22:17:00+03:00</text:p>
      <text:p text:style-name="P4">
Description: Українські волейболістки очолили групу С. — Укрінформ.</text:p>
      <text:p text:style-name="P4">
Images: ['<text:a xlink:type="simple" xlink:href="https://static.ukrinform.com/photos/2023_05/thumb_files/630_360_1685214967-310.jpg" text:style-name="Internet_20_link" text:visited-style-name="Visited_20_Internet_20_Link">
630_360_16852...</text:a>
']</text:p>
      <text:p text:style-name="P4">
Tags: ['Волейбол']</text:p>
      <text:p text:style-name="P4">
Type: Article</text:p>
      <!--METADATA-->
      <text:p text:style-name="P4">
<draw:frame draw:style-name="fr1" draw:name="Image35" text:anchor-type="as-char" svg:width="6.9236in" svg:height="3.956343in" draw:z-index="0">
<draw:image xlink:href="../Images/yкринформ/2023-05-27T-31-17-00-03-00/630_360_1685214967-310.jpg" xlink:type="simple" xlink:show="embed" xlink:actuate="onLoad" draw:mime-type="image/jpeg"/>
</draw:frame>
Українські волейболістки очолили групу С.</text:p>
      <text:p text:style-name="P4">
Жіноча збірна України перемогою розпочала виступи в груповому раунді ЗолотоїЄвроліги з волейболу 2023 року, у першому турі українки були сильнішими закоманду Угорщини, передає Укрінформ.</text:p>
      <text:p text:style-name="P4">
Програвши стартовий відрізок зустрічі, господарки повернули ініціативу та вжезгодом вели з відривом у шість очок. Партію угорки виграли з різницею в триочки — 25:22.</text:p>
      <text:p text:style-name="P4">
Значна частина другого сету проходила за сценарієм Угорщини. Та за рахунку18:18 Україна вперше вийшла вперед, здобувши вирішальну перевагу в два очки заактивності найкращих бомбардирок Анастасії Крайдуби й Олександри Міленко —25:27. (1:1)</text:p>
      <text:p text:style-name="P4">
Третя партія позначила домінацію України: на сетбол гості виходили зарозгромного рахунку 24:9, блоком перевівши поєдинок у четвертий раунд.</text:p>
      <text:p text:style-name="P4">
Доля четвертого сету вирішувалася в заключних розіграшах, коли українкинезмінно відігрували перевагу суперниць. А за рахунку 23:23 вийшли навирішальний сетбол, який реалізували з ейсу Юлії Димар — 1:3 (25:22, 25:27,9:25, 23:25)</text:p>
      <text:p text:style-name="P4">
<text:span text:style-name="T4">
Читайте також:</text:span>
 <text:a xlink:type="simple" xlink:href="https://www.ukrinform.ua/rubric-sports/3715058-ukraina-peremogla-pivnicnu-makedoniu-na-starti-colovicoi-zolotoi-evroligi-z-volejbolu.html" text:style-name="Internet_20_link" text:visited-style-name="Visited_20_Internet_20_Link">
 Україна перемогла Північну Македонію на старті чоловічоїЗолотої Євроліги з у </text:a>
</text:p>
      <text:p text:style-name="P4">
Як повідомляв Укрінформ, другий матч між командами в Будапешті відбудеться внеділю, 28 травня. Початок — о 18:30 за київським часом.</text:p>
      <text:p text:style-name="P4">
Фото: CEV</text:p>
      <text:p text:style-name="P4">
Source: <text:a xlink:type="simple" xlink:href="https://www.ukrinform.ua/rubric-sports/3715062-ukraina-peremogla-ugorsinu-na-starti-zinocoi-zolotoi-evroligi-z-volejbolu.html" text:style-name="Internet_20_link" text:visited-style-name="Visited_20_Internet_20_Link">
https://www.ukrinform.ua/rubric-sports/3715062-ukraina-peremogla-ugorsinu-na-starti-zinocoi-zolotoi-evroligi-z-volejbolu.html</text:a>
</text:p>
      <!--NEWS-->
      <text:h text:style-name="P10" text:outline-level="1">
<text:span text:style-name="T4">
На чолі владної партії Сербії президента Вучича змінив міністр оборони</text:span>
</text:h>
      <text:p text:style-name="P4">
Authors: Ukrinform (Person)</text:p>
      <text:p text:style-name="P4">
Publisher: Укринформ (Organization)</text:p>
      <text:p text:style-name="P4">
Published Time: 2023-05-27T-33:14:00+03:00</text:p>
      <text:p text:style-name="P4">
Modified Time: 2023-05-27T22:14:00+03:00</text:p>
      <text:p text:style-name="P4">
Description: Президент Сербії Александар Вучич оголосив про звільнення з посади голови владної партії на з'їзді, що відбувся у місті Крагуєвац. — Укрінформ.</text:p>
      <text:p text:style-name="P4">
Images: ['<text:a xlink:type="simple" xlink:href="https://static.ukrinform.com/photos/2018_08/thumb_files/630_360_1533795567-3575.jpg" text:style-name="Internet_20_link" text:visited-style-name="Visited_20_Internet_20_Link">
630_360_15337...</text:a>
']</text:p>
      <text:p text:style-name="P4">
Tags: ['Сербія', 'Вучич', "З'їзд", 'Партія']</text:p>
      <text:p text:style-name="P4">
Type: Article</text:p>
      <!--METADATA-->
      <text:p text:style-name="P4">
<draw:frame draw:style-name="fr1" draw:name="Image36" text:anchor-type="as-char" svg:width="6.9236in" svg:height="3.956343in" draw:z-index="0">
<draw:image xlink:href="../Images/yкринформ/2023-05-27T-33-14-00-03-00/630_360_1533795567-3575.jpg" xlink:type="simple" xlink:show="embed" xlink:actuate="onLoad" draw:mime-type="image/jpeg"/>
</draw:frame>
Президент Сербії Александар Вучич оголосив про звільнення з посади головивладної партії на з'їзді, що відбувся у місті Крагуєвац.</text:p>
      <text:p text:style-name="P4">
Про це повідомляє <text:a xlink:type="simple" xlink:href="https://www.dw.com/uk/pravlacu-partiu-serbii-ocoliv-ministr-oboroni/a-65754300" text:style-name="Internet_20_link" text:visited-style-name="Visited_20_Internet_20_Link">
 DW </text:a>
 , передає Укрінформ.</text:p>
      <text:p text:style-name="P4">
На пропозицію Александара Вучича його наступником на чолі Сербськоїпрогресивної партії став 48-річний міністр оборони Мілош Вучевич. З 2016 рокувін був одним із віцеголів СПП.</text:p>
      <text:p text:style-name="P4">
Зазначається, що учасники з'їзду підтримали його безальтернативну кандидатуру.</text:p>
      <text:p text:style-name="P4">
«Мілош Вучевич вважається близьким прихильником чинного президента Сербії,тож, на думку оглядачів, формальні перестановки у партії не вплинуть на владніповноваження Вучича», - йдеться в повідомленні.</text:p>
      <text:p text:style-name="P4">
<text:span text:style-name="T4">
Читайте також:</text:span>
 <text:a xlink:type="simple" xlink:href="https://www.ukrinform.ua/rubric-world/3714948-vucic-jde-z-posadi-lidera-pravlacoi-partii-serbii.html" text:style-name="Internet_20_link" text:visited-style-name="Visited_20_Internet_20_Link">
 йде з посади лідера правлячої партії Сербії</text:a>
</text:p>
      <text:p text:style-name="P4">
Окрім того, додає DW, Вучич оголосив, що має намір створити й очолити новийгромадський рух, який об'єднає сербів незалежно від партійних уподобань.</text:p>
      <text:p text:style-name="P4">
Як повідомлялося, <text:a xlink:type="simple" xlink:href="http://www.ukrinform.ua/rubric-world/3714596-prezident-serbii-priviv-armiu-u-povnu-bojovu-gotovnist-cerez-naprugu-v-kosovo-zmi.html" text:style-name="Internet_20_link" text:visited-style-name="Visited_20_Internet_20_Link">
 президент Сербії привів армію в повну бойову готовність</text:a>
 і наказав їїпідрозділам наблизитися до кордону з Косовом.</text:p>
      <text:p text:style-name="P4">
Source: <text:a xlink:type="simple" xlink:href="https://www.ukrinform.ua/rubric-world/3715060-na-coli-vladnoi-partii-serbii-prezidenta-vucica-zminiv-ministr-oboroni.html" text:style-name="Internet_20_link" text:visited-style-name="Visited_20_Internet_20_Link">
https://www.ukrinform.ua/rubric-world/3715060-na-coli-vladnoi-partii-serbii-prezidenta-vucica-zminiv-ministr-oboroni.html</text:a>
</text:p>
      <!--NEWS-->
      <text:h text:style-name="P10" text:outline-level="1">
<text:span text:style-name="T4">
Україна перемогла Північну Македонію на старті чоловічої Золотої Євроліги з волейболу</text:span>
</text:h>
      <text:p text:style-name="P4">
Authors: Ukrinform (Person)</text:p>
      <text:p text:style-name="P4">
Publisher: Укринформ (Organization)</text:p>
      <text:p text:style-name="P4">
Published Time: 2023-05-27T-36:56:00+03:00</text:p>
      <text:p text:style-name="P4">
Modified Time: 2023-05-27T21:56:00+03:00</text:p>
      <text:p text:style-name="P4">
Description: Українські волейболісти очолили групу В. — Укрінформ.</text:p>
      <text:p text:style-name="P4">
Images: ['<text:a xlink:type="simple" xlink:href="https://static.ukrinform.com/photos/2023_05/thumb_files/630_360_1685213692-932.jpg" text:style-name="Internet_20_link" text:visited-style-name="Visited_20_Internet_20_Link">
630_360_16852...</text:a>
']</text:p>
      <text:p text:style-name="P4">
Tags: ['Волейбол']</text:p>
      <text:p text:style-name="P4">
Type: Article</text:p>
      <!--METADATA-->
      <text:p text:style-name="P4">
<draw:frame draw:style-name="fr1" draw:name="Image37" text:anchor-type="as-char" svg:width="6.9236in" svg:height="3.956343in" draw:z-index="0">
<draw:image xlink:href="../Images/yкринформ/2023-05-27T-36-56-00-03-00/630_360_1685213692-932.jpg" xlink:type="simple" xlink:show="embed" xlink:actuate="onLoad" draw:mime-type="image/jpeg"/>
</draw:frame>
Українські волейболісти очолили групу В.</text:p>
      <text:p text:style-name="P4">
Чоловіча збірна України з перемоги розпочала новий розіграш волейбольноїЗолотої Євроліги. На майданчику польської Лодзі номінальні господарі перегралиПівнічну Македонію, передає Укрінформ.</text:p>
      <text:p text:style-name="P4">
Гра пройшла за переваги нашої команди і завершилася переконливою перемогоюпідопічних Угіса Крастіньша 3:0.</text:p>
      <text:p text:style-name="P4">
Перші дві партії наші хлопці виграли у боротьбі з рахунком 25:21 та 25:22. А утретьому сеті взагалі не залишили опонентам жодних шансів – 25:11.</text:p>
      <text:p text:style-name="P4">
У цій же групі збірна Бельгії вдома здобула перемогу над Хорватією 3:1.</text:p>
      <text:p text:style-name="P4">
<text:span text:style-name="T4">
Читайте також:</text:span>
 <text:a xlink:type="simple" xlink:href="https://www.ukrinform.ua/rubric-sports/3714856-zinoca-zbirna-ukraini-z-volejbolu-rozpocinae-vistupi-u-zolotij-evrolizi.html" text:style-name="Internet_20_link" text:visited-style-name="Visited_20_Internet_20_Link">
 Жіноча збірна України з у розпочинає виступи у ЗолотійЄвролізі </text:a>
</text:p>
      <text:p text:style-name="P4">
Як повідомляв Укрінформ, у середу, 31 травня Україна зіграє матч протиХорватії.</text:p>
      <text:p text:style-name="P4">
Фото: CEV</text:p>
      <text:p text:style-name="P4">
Source: <text:a xlink:type="simple" xlink:href="https://www.ukrinform.ua/rubric-sports/3715058-ukraina-peremogla-pivnicnu-makedoniu-na-starti-colovicoi-zolotoi-evroligi-z-volejbolu.html" text:style-name="Internet_20_link" text:visited-style-name="Visited_20_Internet_20_Link">
https://www.ukrinform.ua/rubric-sports/3715058-ukraina-peremogla-pivnicnu-makedoniu-na-starti-colovicoi-zolotoi-evroligi-z-volejbolu.html</text:a>
</text:p>
      <!--NEWS-->
      <text:h text:style-name="P10" text:outline-level="1">
<text:span text:style-name="T4">
Загарбники відмовляють у «коридорі» для виїзду цивільних з ОРЛО через Запоріжжя</text:span>
</text:h>
      <text:p text:style-name="P4">
Authors: Ukrinform (Person)</text:p>
      <text:p text:style-name="P4">
Publisher: Укринформ (Organization)</text:p>
      <text:p text:style-name="P4">
Published Time: 2023-05-27T-38:55:00+03:00</text:p>
      <text:p text:style-name="P4">
Modified Time: 2023-05-27T21:55:00+03:00</text:p>
      <text:p text:style-name="P4">
Description: Російські загарбники відмовляються погоджувати «зелений коридор» для виїзду цивільних з тимчасово окупованої території Луганщини через Запоріжжя на підконтрольну українському уряду територію.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Луганщина', 'Переселенці', 'Війна з Росією']</text:p>
      <text:p text:style-name="P4">
Type: Article</text:p>
      <!--METADATA-->
      <text:p text:style-name="P4">
<draw:frame draw:style-name="fr1" draw:name="Image38" text:anchor-type="as-char" svg:width="6.9236in" svg:height="3.956343in" draw:z-index="0">
<draw:image xlink:href="../Images/yкринформ/2023-05-27T-38-55-00-03-00/630_360_1668461240-442.jpg" xlink:type="simple" xlink:show="embed" xlink:actuate="onLoad" draw:mime-type="image/jpeg"/>
</draw:frame>
 Російськізагарбники відмовляються погоджувати «зелений коридор» для виїзду цивільних зтимчасово окупованої території Луганщини через Запоріжжя на підконтрольнуукраїнському уряду територію.</text:p>
      <text:p text:style-name="P4">
Про це <text:a xlink:type="simple" xlink:href="https://t.me/luganska_oda/10300" text:style-name="Internet_20_link" text:visited-style-name="Visited_20_Internet_20_Link">
 заявив </text:a>
 керівник Луганської ОВААртем Лисогор, передає кореспондент Укрінформу.</text:p>
      <text:p text:style-name="P4">
«Прямого сполучення з тимчасово окупованими територіями... через лініюзіткнення немає. Ми намагалися пропрацювати цю ситуацію якимось чином зворогом, через Запоріжжя зробити коридор для того, щоб могли мирні людивиходити. Однак представники «урядів» неформальних цих республік і Росіїкатегорично відмовляються від перемовин ані з нашими державними органами, аніз гуманітарними організаціями», - сказав Лисогор.</text:p>
      <text:p text:style-name="P4">
<text:span text:style-name="T4">
Читайте також:</text:span>
 <text:a xlink:type="simple" xlink:href="https://www.ukrinform.ua/rubric-society/3714768-pereselenci-z-tot-otrimaut-dopomogu-v-oformlenni-vtracenih-pasportiv.html" text:style-name="Internet_20_link" text:visited-style-name="Visited_20_Internet_20_Link">
 нці з ТОТ отримають допомогу в оформленні втраченихпаспортів </text:a>
</text:p>
      <text:p text:style-name="P4">
Він зазначив, що поки що через лінію зіткнення виїзд неможливий, але людинамагаються виїхати з окупованої частини Луганщини через Росію в Європу, азвідти - в Україну.</text:p>
      <text:p text:style-name="P4">
«Але там є багато питань, бо для чоловіків ця дорога взагалі закрита, бовідразу на блокпостах їх забирають "на службу", на війну проти України, щобвикористати їх як живу силу. І взагалі, це дуже дорого. Так, якщо їхати черезРосію у Європу, це близько 500 чи 700 євро коштує, щоб провезли, і немаєніякої гарантії», - зауважив Лисогор.</text:p>
      <text:p text:style-name="P4">
Як повідомлялося, у Сватівському районі, на тимчасово окупованій територіїЛуганської області, російські загарбники повісили чоловіка, який мав чіткупроукраїнську позицію.</text:p>
      <text:p text:style-name="P4">
Source: <text:a xlink:type="simple" xlink:href="https://www.ukrinform.ua/rubric-regions/3714905-zagarbniki-vidmovlaut-u-koridori-dla-viizdu-civilnih-z-orlo-cerez-zaporizza.html" text:style-name="Internet_20_link" text:visited-style-name="Visited_20_Internet_20_Link">
https://www.ukrinform.ua/rubric-regions/3714905-zagarbniki-vidmovlaut-u-koridori-dla-viizdu-civilnih-z-orlo-cerez-zaporizza.html</text:a>
</text:p>
      <!--NEWS-->
      <text:h text:style-name="P10" text:outline-level="1">
<text:span text:style-name="T4">
Відомі імена фіналістів ЧС з хокею</text:span>
</text:h>
      <text:p text:style-name="P4">
Authors: Ukrinform (Person)</text:p>
      <text:p text:style-name="P4">
Publisher: Укринформ (Organization)</text:p>
      <text:p text:style-name="P4">
Published Time: 2023-05-27T-40:51:32+03:00</text:p>
      <text:p text:style-name="P4">
Modified Time: 2023-05-27T21:51:32+03:00</text:p>
      <text:p text:style-name="P4">
Description: Фінал відбудеться завтра, 28 травня. — Укрінформ.</text:p>
      <text:p text:style-name="P4">
Images: ['<text:a xlink:type="simple" xlink:href="https://static.ukrinform.com/photos/2023_05/thumb_files/630_360_1685213356-130.jpg" text:style-name="Internet_20_link" text:visited-style-name="Visited_20_Internet_20_Link">
630_360_16852...</text:a>
']</text:p>
      <text:p text:style-name="P4">
Tags: ['Чемпіонат світу з хокею', 'хокей']</text:p>
      <text:p text:style-name="P4">
Type: Article</text:p>
      <!--METADATA-->
      <text:p text:style-name="P4">
<draw:frame draw:style-name="fr1" draw:name="Image39" text:anchor-type="as-char" svg:width="6.9236in" svg:height="3.956343in" draw:z-index="0">
<draw:image xlink:href="../Images/yкринформ/2023-05-27T-40-51-32-03-00/630_360_1685213356-130.jpg" xlink:type="simple" xlink:show="embed" xlink:actuate="onLoad" draw:mime-type="image/jpeg"/>
</draw:frame>
 Фіналвідбудеться завтра, 28 травня.</text:p>
      <text:p text:style-name="P4">
Німеччина та Канада вийшли до фіналу ЧС з хокею, передає Укрінформ.</text:p>
      <text:p text:style-name="P4">
У першому півфіналі Канада перемогла Латвію (4:2), яка вперше в історіїзіграла у півфіналі ЧС.</text:p>
      <text:p text:style-name="P4">
Суперником Канади стали хокеїсти Німеччини, які у півфіналі обіграли США 3:4ОТ (2:2, 1:0, 0:1, 0:1).</text:p>
      <text:p text:style-name="P4">
Американська команда вдало розпочала зустріч і вже на 4-й хвилині вела 2:0.Німці змогли здивувати суперника та відігралися ще до кінця першої20-хвилинки. У другому періоді США знову вийшли вперед. Німеччина відіграласяза півтори хвилини до кінця часу.</text:p>
      <text:p text:style-name="P4">
Доля зустрічі вирішилась в овертаймі – перемогу Німеччини приніс точний кидокФредеріка Тіффельса.</text:p>
      <text:p text:style-name="P4">
Німеччина зіграє у фіналі чемпіонату світу з хокею вперше у ХХІ столітті.Німці жодного разу не вигравали світові першості.</text:p>
      <text:p text:style-name="P4">
<text:span text:style-name="T4">
Читайте також:</text:span>
 <text:a xlink:type="simple" xlink:href="https://www.ukrinform.ua/rubric-sports/3714981-kanada-vijsla-u-final-cs2023-z-hokeu-obigravsi-latviu.html" text:style-name="Internet_20_link" text:visited-style-name="Visited_20_Internet_20_Link">
 Канада вийшла у фінал ЧС-2023 з , обігравши Латвію</text:a>
</text:p>
      <text:p text:style-name="P4">
Як повідомляв Укрінформ, завтра, 28 травня Німеччина у фіналі зіграє зКанадою, а США будуть грати з Латвією за бронзу.</text:p>
      <text:p text:style-name="P4">
Фото: Getty Images</text:p>
      <text:p text:style-name="P4">
Source: <text:a xlink:type="simple" xlink:href="https://www.ukrinform.ua/rubric-sports/3715057-vidomi-imena-finalistiv-cs-z-hokeu.html" text:style-name="Internet_20_link" text:visited-style-name="Visited_20_Internet_20_Link">
https://www.ukrinform.ua/rubric-sports/3715057-vidomi-imena-finalistiv-cs-z-hokeu.html</text:a>
</text:p>
      <!--NEWS-->
      <text:h text:style-name="P10" text:outline-level="1">
<text:span text:style-name="T4">
Росія програє разом з тими, хто ще намагається допомагати їй у терорі - Зеленський</text:span>
</text:h>
      <text:p text:style-name="P4">
Authors: Ukrinform (Person)</text:p>
      <text:p text:style-name="P4">
Publisher: Укринформ (Organization)</text:p>
      <text:p text:style-name="P4">
Published Time: 2023-05-27T-42:39:00+03:00</text:p>
      <text:p text:style-name="P4">
Modified Time: 2023-05-27T21:39:00+03:00</text:p>
      <text:p text:style-name="P4">
Description: Кожна особа, яка працює з Росією, буде заблокована санкціями. І РФ усе програє - разом із тими, хто ще якось намагається їй допомагати в терорі. — Укрінформ.</text:p>
      <text:p text:style-name="P4">
Images: ['<text:a xlink:type="simple" xlink:href="https://static.ukrinform.com/photos/2022_10/thumb_files/630_360_1665639091-410.jpeg" text:style-name="Internet_20_link" text:visited-style-name="Visited_20_Internet_20_Link">
630_360_16656...</text:a>
']</text:p>
      <text:p text:style-name="P4">
Tags: ['Санкції', 'Тероризм', 'Зеленський', 'Війна з Росією']</text:p>
      <text:p text:style-name="P4">
Type: Article</text:p>
      <!--METADATA-->
      <text:p text:style-name="P4">
<draw:frame draw:style-name="fr1" draw:name="Image40" text:anchor-type="as-char" svg:width="6.9236in" svg:height="3.956343in" draw:z-index="0">
<draw:image xlink:href="../Images/yкринформ/2023-05-27T-42-39-00-03-00/630_360_1665639091-410.jpeg" xlink:type="simple" xlink:show="embed" xlink:actuate="onLoad" draw:mime-type="image/jpeg"/>
</draw:frame>
 Кожнаособа, яка працює з Росією, буде заблокована санкціями. І РФ усе програє -разом із тими, хто ще якось намагається їй допомагати в терорі.</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Ми продовжимо наші санкційні кроки, і на черзі є нові санкційні пакети – щебільш масштабні", - сказав Зеленський.</text:p>
      <text:p text:style-name="P4">
_Відео:<text:a xlink:type="simple" xlink:href="https://t.me/V_Zelenskiy_official/6390" text:style-name="Internet_20_link" text:visited-style-name="Visited_20_Internet_20_Link">
 Офіс Президента </text:a>
 _</text:p>
      <text:p text:style-name="P4">
Глава держави зазначив, що кожна особа, яка працює з Росією, буде заблокована.І українські санкції або вже синхронізовані, або будуть синхронізовані ізсанкціями вільного світу.</text:p>
      <text:p text:style-name="P4">
"Коли Росія починала цю агресію, там дивились на світ як на себе у дзеркало.Там думали, що нібито усі у світі – такі ж цинічні й нібито – так самозневажають людей, як господарі Росії. Але світ інший – світ допомагає намзахищати життя. І кожен, хто йде проти світу, стане маргіналом. Росія нічогоне здобуде і все програє. Разом із тими, хто ще якось намагається їйдопомагати в терорі", - наголосив Президент.</text:p>
      <text:p text:style-name="P4">
<text:span text:style-name="T4">
Читайте також:</text:span>
 <text:a xlink:type="simple" xlink:href="https://www.ukrinform.ua/rubric-world/3712788-u-centri-uvagi-obhid-sankcij-rada-ministriv-es-obgovorila-11-paket-proti-rosii.html" text:style-name="Internet_20_link" text:visited-style-name="Visited_20_Internet_20_Link">
 У центрі уваги - обхід санкцій: Рада міністрів ЄСобговорила 11 проти Росії </text:a>
</text:p>
      <text:p text:style-name="P4">
Крім того, <text:a xlink:type="simple" xlink:href="https://www.ukrinform.ua/tag-zelenskij" text:style-name="Internet_20_link" text:visited-style-name="Visited_20_Internet_20_Link">
 Зеленський </text:a>
 подякувавЯпонії, Фінляндії, Німеччині, Канаді та Ісландії за допомогу Україні цьоготижня. "Наступний тиждень теж зробимо сильним із погляду нашої співпраці зпартнерами. Жодного тижня не втрачаємо", - додав Глава держави.</text:p>
      <text:p text:style-name="P4">
Як повідомлялося, Володимир Зеленський своїм указом увів у дію рішення РНБОпро застосування персональних спеціальних економічних та інших обмежувальнихзаходів до 51 фізичної та 220 юридичних осіб.</text:p>
      <text:p text:style-name="P4">
<text:span text:style-name="T5">
Фото: ОП</text:span>
</text:p>
      <text:p text:style-name="P4">
Source: <text:a xlink:type="simple" xlink:href="https://www.ukrinform.ua/rubric-polytics/3715055-rosia-prograe-razom-z-timi-hto-se-namagaetsa-dopomagati-ij-u-terori-zelenskij.html" text:style-name="Internet_20_link" text:visited-style-name="Visited_20_Internet_20_Link">
https://www.ukrinform.ua/rubric-polytics/3715055-rosia-prograe-razom-z-timi-hto-se-namagaetsa-dopomagati-ij-u-terori-zelenskij.html</text:a>
</text:p>
      <!--NEWS-->
      <text:h text:style-name="P10" text:outline-level="1">
<text:span text:style-name="T4">
У Маріуполі загарбники не прибирають виявлені біля будинків снаряди</text:span>
</text:h>
      <text:p text:style-name="P4">
Authors: Ukrinform (Person)</text:p>
      <text:p text:style-name="P4">
Publisher: Укринформ (Organization)</text:p>
      <text:p text:style-name="P4">
Published Time: 2023-05-27T-44:31:00+03:00</text:p>
      <text:p text:style-name="P4">
Modified Time: 2023-05-27T21:31:00+03:00</text:p>
      <text:p text:style-name="P4">
Description: У тимчасово захопленому Маріуполі мешканці знаходять нерозірвані снаряди біля будинків та у парках, але «влада» не вчиняє жодних дій для їх знешкодження.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Відеоролик', 'Війна з Росією']</text:p>
      <text:p text:style-name="P4">
Type: Article</text:p>
      <!--METADATA-->
      <text:p text:style-name="P4">
<draw:frame draw:style-name="fr1" draw:name="Image41" text:anchor-type="as-char" svg:width="6.9236in" svg:height="3.956343in" draw:z-index="0">
<draw:image xlink:href="../Images/yкринформ/2023-05-27T-44-31-00-03-00/630_360_1680546247-363.jpg" xlink:type="simple" xlink:show="embed" xlink:actuate="onLoad" draw:mime-type="image/jpeg"/>
</draw:frame>
 Утимчасово захопленому Маріуполі мешканці знаходять нерозірвані снаряди білябудинків та у парках, але «влада» не вчиняє жодних дій для їх знешкодження.</text:p>
      <text:p text:style-name="P4">
Про це у <text:a xlink:type="simple" xlink:href="https://t.me/mariupolrada/14397" text:style-name="Internet_20_link" text:visited-style-name="Visited_20_Internet_20_Link">
 Телеграмі </text:a>
 повідомилаМаріупольська міська рада, передає Укрінформ.</text:p>
      <text:p text:style-name="P4">
«В окупованому Маріуполі досі знаходять снаряди біля будинків та у парках.Місцеві жителі зняли відео зі знайденим у дворі по проспекту Нахімова,178гранатометним пострілом. Снаряд був зі зведеним підривником. А от у парку«Веселка» снаряд знайшли прямо на газоні», - зазначають у міськраді,публікуючи відповідні фото та відео.</text:p>
      <text:p text:style-name="P4">
<text:span text:style-name="T4">
Читайте також:</text:span>
 <text:a xlink:type="simple" xlink:href="https://www.ukrinform.ua/rubric-ato/3714857-pid-mariupolem-prolunali-vibuhi.html" text:style-name="Internet_20_link" text:visited-style-name="Visited_20_Internet_20_Link">
 Під ем пролунали вибухи</text:a>
</text:p>
      <text:p text:style-name="P4">
У міськраді підкреслили, що загарбники вибухонебезпечні предмети планово неприбирають, наражаючи маріупольців на небезпеку.</text:p>
      <text:p text:style-name="P4">
Як повідомлялося, агресія Росії спричинила в Маріуполі одну з найбільшихгуманітарних катастроф. Місто майже на 90% зруйноване внаслідок ворожихобстрілів. Пошкоджені та зруйновані житлові будинки, лікарні, школи, дитсадкитощо.</text:p>
      <text:p text:style-name="P4">
Source: <text:a xlink:type="simple" xlink:href="https://www.ukrinform.ua/rubric-regions/3714890-u-mariupoli-zagarbniki-ne-pribiraut-viavleni-bila-budinkiv-snaradi.html" text:style-name="Internet_20_link" text:visited-style-name="Visited_20_Internet_20_Link">
https://www.ukrinform.ua/rubric-regions/3714890-u-mariupoli-zagarbniki-ne-pribiraut-viavleni-bila-budinkiv-snaradi.html</text:a>
</text:p>
      <!--NEWS-->
      <text:h text:style-name="P10" text:outline-level="1">
<text:span text:style-name="T4">
Президент: На черзі - нові, ще масштабніші санкційні пакети</text:span>
</text:h>
      <text:p text:style-name="P4">
Authors: Ukrinform (Person)</text:p>
      <text:p text:style-name="P4">
Publisher: Укринформ (Organization)</text:p>
      <text:p text:style-name="P4">
Published Time: 2023-05-27T-46:19:00+03:00</text:p>
      <text:p text:style-name="P4">
Modified Time: 2023-05-27T21:19:00+03:00</text:p>
      <text:p text:style-name="P4">
Description: Україна крок за кроком збирає повні дані про всіх, хто працює на агресію – прямо чи опосередковано. І на черзі – нові, ще більш масштабні санкційні пакети. — Укрінформ.</text:p>
      <text:p text:style-name="P4">
Images: ['<text:a xlink:type="simple" xlink:href="https://static.ukrinform.com/photos/2022_07/thumb_files/630_360_1658192913-591.jpeg" text:style-name="Internet_20_link" text:visited-style-name="Visited_20_Internet_20_Link">
630_360_16581...</text:a>
']</text:p>
      <text:p text:style-name="P4">
Tags: ['Санкції', 'Україна', 'Зеленський', 'Війна з Росією']</text:p>
      <text:p text:style-name="P4">
Type: Article</text:p>
      <!--METADATA-->
      <text:p text:style-name="P4">
<draw:frame draw:style-name="fr1" draw:name="Image42" text:anchor-type="as-char" svg:width="6.9236in" svg:height="3.956343in" draw:z-index="0">
<draw:image xlink:href="../Images/yкринформ/2023-05-27T-46-19-00-03-00/630_360_1658192913-591.jpeg" xlink:type="simple" xlink:show="embed" xlink:actuate="onLoad" draw:mime-type="image/jpeg"/>
</draw:frame>
 Українакрок за кроком збирає повні дані про всіх, хто працює на агресію – прямо чиопосередковано. І на черзі – нові, ще більш масштабні санкційні пакети.</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t.me/V_Zelenskiy_official/6390" text:style-name="Internet_20_link" text:visited-style-name="Visited_20_Internet_20_Link">
 Офіс Президента </text:a>
 _</text:p>
      <text:p text:style-name="P4">
<text:span text:style-name="T4">
Бажаю здоровʼя, шановні українці!</text:span>
</text:p>
      <text:p text:style-name="P4">
Сьогодні – ще один наш санкційний день. Є санкції проти юридичних та фізичнихосіб – більшість із них російські, – які працюють на терор.</text:p>
      <text:p text:style-name="P4">
Загалом 220 компаній і 51 фізична особа. Це підприємства ВПК та дотичніросійські компанії. Підприємства, що обслуговують війну. І особи, через якихвідбувається управління цими компаніями.</text:p>
      <text:p text:style-name="P4">
Не всі з них діють на території держави-терориста, деякі – в інших країнах.Але глобальний тиск отримають усі. Крок за кроком ми збираємо повні дані провсіх, хто працює на агресію – прямо чи опосередковано. Кожна така особа будезаблокована, і наші українські санкції або вже синхронізовані, або будутьсинхронізовані із санкціями вільного світу.</text:p>
      <text:p text:style-name="P4">
Коли Росія починала цю агресію, там дивилися на світ, як на себе у дзеркало.Там думали, що нібито всі у світі такі ж цинічні й нібито так само зневажаютьлюдей, як господарі Росії. Але світ інший – світ допомагає нам захищати життя.І кожен, хто йде проти світу, стане маргіналом. Росія нічого не здобуде і всепрограє. Разом із тими, хто ще якось намагається їй допомагати в терорі.</text:p>
      <text:p text:style-name="P4">
Ми продовжимо наші санкційні кроки, і на черзі є нові санкційні пакети – щебільш масштабні.</text:p>
      <text:p text:style-name="P4">
За підсумками тижня хочу подякувати Японії за новий санкційний пакет протиРосії. Дякую й за нову безпекову допомогу від Японії. Це те, що реально рятуєжиття.</text:p>
      <text:p text:style-name="P4">
Дякую Фінляндії за новий оборонний пакет для України, це рішення ухвалено тежцього тижня.</text:p>
      <text:p text:style-name="P4">
Дякую Німеччині за передачу нашій державі чергової партії різних обороннихзасобів, які посилять наш захист від російського терору, зокрема й захистнеба.</text:p>
      <text:p text:style-name="P4">
Хочу подякувати Канаді за готовність зміцнювати своє лідерство в підтримціУкраїни.</text:p>
      <text:p text:style-name="P4">
Дякую Ісландії за допомогу нашому захисту й нашим людям.</text:p>
      <text:p text:style-name="P4">
Наступний тиждень теж зробимо сильним із погляду нашої співпраці з партнерами.Жодного тижня не втрачаємо.</text:p>
      <text:p text:style-name="P4">
І, як завжди, дякую нашим воїнам, кожному й кожній, хто особливо відзначивсяна тижні.</text:p>
      <text:p text:style-name="P4">
Бахмутський напрямок… 80-та окрема десантно-штурмова бригада – дякую, воїни,за ваші активні дії! Це саме те, що потрібно. Славетна 93-тя окремамеханізована бригада «Холодний Яр» – дякую вам за стійкість і за вашусміливість! Молодці!</text:p>
      <text:p text:style-name="P4">
Лиманський напрямок… 81-ша окрема аеромобільна бригада – дякую вам, хлопці, завашу результативність у знищенні ворога!</text:p>
      <text:p text:style-name="P4">
ОСУВ «Таврія»… 35-та і 36-та окремі бригади морської піхоти, 55-та окремаартилерійська бригада, 59-та окрема мотопіхотна бригада й десантники нашої«Сімдесятдевʼятки» – я дякую всім вам! Як завжди – міцні, як завжди – ви дужеефективні!</text:p>
      <text:p text:style-name="P4">
<text:span text:style-name="T4">
Слава всім, хто захищає нашу державу! Слава всім, хто допомагає!</text:span>
</text:p>
      <text:p text:style-name="P4">
<text:span text:style-name="T4">
Слава Україні!</text:span>
</text:p>
      <text:p text:style-name="P4">
<text:span text:style-name="T5">
Фото: ОП</text:span>
</text:p>
      <text:p text:style-name="P4">
Source: <text:a xlink:type="simple" xlink:href="https://www.ukrinform.ua/rubric-polytics/3715052-prezident-na-cerzi-novi-se-masstabnisi-sankcijni-paketi.html" text:style-name="Internet_20_link" text:visited-style-name="Visited_20_Internet_20_Link">
https://www.ukrinform.ua/rubric-polytics/3715052-prezident-na-cerzi-novi-se-masstabnisi-sankcijni-paketi.html</text:a>
</text:p>
      <!--NEWS-->
      <text:h text:style-name="P10" text:outline-level="1">
<text:span text:style-name="T4">
«Баварія» — 32-разовий чемпіон Німеччини</text:span>
</text:h>
      <text:p text:style-name="P4">
Authors: Ukrinform (Person)</text:p>
      <text:p text:style-name="P4">
Publisher: Укринформ (Organization)</text:p>
      <text:p text:style-name="P4">
Published Time: 2023-05-27T-48:08:48+03:00</text:p>
      <text:p text:style-name="P4">
Modified Time: 2023-05-27T21:08:48+03:00</text:p>
      <text:p text:style-name="P4">
Description: Команда вирвала «золото» на останніх хвилинах вирішального туру. — Укрінформ.</text:p>
      <text:p text:style-name="P4">
Images: ['<text:a xlink:type="simple" xlink:href="https://static.ukrinform.com/photos/2023_05/thumb_files/630_360_1685210825-213.jpg" text:style-name="Internet_20_link" text:visited-style-name="Visited_20_Internet_20_Link">
630_360_16852...</text:a>
']</text:p>
      <text:p text:style-name="P4">
Tags: ['Баварія', 'Футбол']</text:p>
      <text:p text:style-name="P4">
Type: Article</text:p>
      <!--METADATA-->
      <text:p text:style-name="P4">
<draw:frame draw:style-name="fr1" draw:name="Image43" text:anchor-type="as-char" svg:width="6.9236in" svg:height="3.956343in" draw:z-index="0">
<draw:image xlink:href="../Images/yкринформ/2023-05-27T-48-08-48-03-00/630_360_1685210825-213.jpg" xlink:type="simple" xlink:show="embed" xlink:actuate="onLoad" draw:mime-type="image/jpeg"/>
</draw:frame>
 Командавирвала «золото» на останніх хвилинах вирішального туру.</text:p>
      <text:p text:style-name="P4">
«Баварія» виграла свій 11-й поспіль чемпіонський титул німецької Бундесліги,на перше місце в таблиці мюнхенці повернулися за підсумками заключного, 34-готуру чемпіонату, передає Укрінформ.</text:p>
      <text:p text:style-name="P4">
Напередодні останнього туру «Борусія» Дортмунд на 2 бали випереджали«Баварію». Для омріяного чемпіонства «Боруссії» достатньо було перемогти«Майнц».</text:p>
      <text:p text:style-name="P4">
«Борусія» зіграла внічию з «Майнцом» - 2:2 та подарувала «Баварії» шанс статичемпіоном.</text:p>
      <text:p text:style-name="P4">
У паралельному матчі «Баварія» грала на виїзді проти «Кельна».</text:p>
      <text:p text:style-name="P4">
Відповідальність взяв на себе Джамал Мусіала, який на 89-й хвилині завдавневідпорного удару в правий нижній кут воріт «Кельна». Гол 20-річного хавбекаприніс перемогу та чемпіонство «Баварії».</text:p>
      <text:p text:style-name="P4">
<text:span text:style-name="T4">
Читайте також:</text:span>
 <text:a xlink:type="simple" xlink:href="https://www.ukrinform.ua/rubric-sports/3714965-futbolisti-polissa-vigrali-persu-ligu.html" text:style-name="Internet_20_link" text:visited-style-name="Visited_20_Internet_20_Link">
 істи «Полісся» виграли Першу лігу</text:a>
</text:p>
      <text:p text:style-name="P4">
Таким чином, «Срібна салатниця» Бундесліги в одинадцяте поспіль дісталасямюнхенській «Баварії». «Боруссія», яка була за крок від омріяного чемпіонства,фінішувала на другому місці.</text:p>
      <text:p text:style-name="P4">
Фото: fcbayern.com</text:p>
      <text:p text:style-name="P4">
Source: <text:a xlink:type="simple" xlink:href="https://www.ukrinform.ua/rubric-sports/3715048-bavaria-32razovij-cempion-nimeccini.html" text:style-name="Internet_20_link" text:visited-style-name="Visited_20_Internet_20_Link">
https://www.ukrinform.ua/rubric-sports/3715048-bavaria-32razovij-cempion-nimeccini.html</text:a>
</text:p>
      <!--NEWS-->
      <text:h text:style-name="P10" text:outline-level="1">
<text:span text:style-name="T4">
Росіяни завдали ще чотири удари по прикордонню Чернігівщини</text:span>
</text:h>
      <text:p text:style-name="P4">
Authors: Ukrinform (Person)</text:p>
      <text:p text:style-name="P4">
Publisher: Укринформ (Organization)</text:p>
      <text:p text:style-name="P4">
Published Time: 2023-05-27T-50:00:00+03:00</text:p>
      <text:p text:style-name="P4">
Modified Time: 2023-05-27T21:00:00+03:00</text:p>
      <text:p text:style-name="P4">
Description: Російські війська станом на 20:00 27 травня ще чотири рази обстріляли прикордонні райони Чернігівської області. — Укрінформ.</text:p>
      <text:p text:style-name="P4">
Images: ['<text:a xlink:type="simple" xlink:href="https://static.ukrinform.com/photos/2023_05/thumb_files/630_360_1684670086-586.jpeg" text:style-name="Internet_20_link" text:visited-style-name="Visited_20_Internet_20_Link">
630_360_16846...</text:a>
']</text:p>
      <text:p text:style-name="P4">
Tags: ['Обстріл', 'Чернігівщина', 'Війна з Росією']</text:p>
      <text:p text:style-name="P4">
Type: Article</text:p>
      <!--METADATA-->
      <text:p text:style-name="P4">
<draw:frame draw:style-name="fr1" draw:name="Image44" text:anchor-type="as-char" svg:width="6.9236in" svg:height="3.956343in" draw:z-index="0">
<draw:image xlink:href="../Images/yкринформ/2023-05-27T-50-00-00-03-00/630_360_1684670086-586.jpeg" xlink:type="simple" xlink:show="embed" xlink:actuate="onLoad" draw:mime-type="image/jpeg"/>
</draw:frame>
Російські війська станом на 20:00 27 травня ще чотири рази обстрілялиприкордонні райони Чернігівської області.</text:p>
      <text:p text:style-name="P4">
Як передає Укрінформ, про це оперативне командування "Північ" повідомляє у <text:a xlink:type="simple" xlink:href="https://t.me/ok_pivnich1/2864" text:style-name="Internet_20_link" text:visited-style-name="Visited_20_Internet_20_Link">
Телеграмі. </text:a>
</text:p>
      <text:p text:style-name="P4">
Зокрема, з 08:40 до 08:55 зафіксовано 4 удари, ймовірно, з 120-міліметровогоміномета, в районі населеного пункту Тимоновичі.</text:p>
      <text:p text:style-name="P4">
З 09:27 до 09:50 зафіксовано 13 ударів, ймовірно, зі ствольної артилерії, врайоні населеного пункту Залізний Міст. Внаслідок обстрілу відбулося загораннягосподарських будівель. Пожежу локалізували рятувальники ДСНС.</text:p>
      <text:p text:style-name="P4">
З 09:30 до 09:47 зафіксовано 18 ударів, ймовірно, з 120-міліметровогоміномета, в районі населеного пункту Миколаївка.</text:p>
      <text:p text:style-name="P4">
<text:span text:style-name="T4">
Читайте також:</text:span>
 <text:a xlink:type="simple" xlink:href="https://www.ukrinform.ua/rubric-ato/3715006-vorog-obstrilav-stepnogirsk-na-zaporizzi-dvoe-poranenih.html" text:style-name="Internet_20_link" text:visited-style-name="Visited_20_Internet_20_Link">
 Ворог яв Степногірськ на Запоріжжі, двоє поранених</text:a>
</text:p>
      <text:p text:style-name="P4">
Крім того, з 12:50 до 13:10 зафіксовано 6 ударів, ймовірно, з САУ, понаселеному пункту Чайкине. "Під час <text:a xlink:type="simple" xlink:href="https://www.ukrinform.ua/tag-obstril" text:style-name="Internet_20_link" text:visited-style-name="Visited_20_Internet_20_Link">
 обстрілу </text:a>
 було пошкоджено сінник, трактор та легковий автомобіль. Пораненьдістала дівчина-підліток, якій надали першу медичну допомогу та направили дляподальшого обстеження в найближчий лікувальний заклад", - сказано вповідомленні.</text:p>
      <text:p text:style-name="P4">
Як повідомляв Укрінформ, 2 <text:a xlink:type="simple" xlink:href="https://www.ukrinform.ua/rubric-ato/3715022-rosiani-obstrilali-selo-na-cernigivsini-poskodzeni-zitlovi-budinki-j-lep.html" text:style-name="Internet_20_link" text:visited-style-name="Visited_20_Internet_20_Link">
 7 травня російська армія обстріляла село ЗалізнийМіст </text:a>
 Новгород-Сіверськогорайону Чернігівської області. Пошкоджень зазнали житлові будинки та лініяелектропередач, понад тисяча споживачів залишилися без світла.</text:p>
      <text:p text:style-name="P4">
<text:span text:style-name="T5">
Фото ілюстративне</text:span>
</text:p>
      <text:p text:style-name="P4">
Source: <text:a xlink:type="simple" xlink:href="https://www.ukrinform.ua/rubric-ato/3715047-rosiani-zavdali-se-cotiri-udari-po-prikordonnu-cernigivsini.html" text:style-name="Internet_20_link" text:visited-style-name="Visited_20_Internet_20_Link">
https://www.ukrinform.ua/rubric-ato/3715047-rosiani-zavdali-se-cotiri-udari-po-prikordonnu-cernigivsini.html</text:a>
</text:p>
      <!--NEWS-->
      <text:h text:style-name="P10" text:outline-level="1">
<text:span text:style-name="T4">
Енергетики прифронтових областей отримали понад 40 тонн опор</text:span>
</text:h>
      <text:p text:style-name="P4">
Authors: Ukrinform (Person)</text:p>
      <text:p text:style-name="P4">
Publisher: Укринформ (Organization)</text:p>
      <text:p text:style-name="P4">
Published Time: 2023-05-27T-53:46:30+03:00</text:p>
      <text:p text:style-name="P4">
Modified Time: 2023-05-27T20:46:30+03:00</text:p>
      <text:p text:style-name="P4">
Description: Енергетикам Запорізької й Миколаївської областей для відновлювальних робіт передані понад 40 тонн опор. — Укрінформ.</text:p>
      <text:p text:style-name="P4">
Images: ['<text:a xlink:type="simple" xlink:href="https://static.ukrinform.com/photos/2023_05/thumb_files/630_360_1685209485-196.jpg" text:style-name="Internet_20_link" text:visited-style-name="Visited_20_Internet_20_Link">
630_360_16852...</text:a>
']</text:p>
      <text:p text:style-name="P4">
Tags: ['Електроенергія', 'Міненерго', 'Галущенко']</text:p>
      <text:p text:style-name="P4">
Type: Article</text:p>
      <!--METADATA-->
      <text:p text:style-name="P4">
<draw:frame draw:style-name="fr1" draw:name="Image45" text:anchor-type="as-char" svg:width="6.9236in" svg:height="3.956343in" draw:z-index="0">
<draw:image xlink:href="../Images/yкринформ/2023-05-27T-53-46-30-03-00/630_360_1685209485-196.jpg" xlink:type="simple" xlink:show="embed" xlink:actuate="onLoad" draw:mime-type="image/jpeg"/>
</draw:frame>
Енергетикам Запорізької й Миколаївської областей для відновлювальних робітпередані понад 40 тонн опор.</text:p>
      <text:p text:style-name="P4">
Про це Міністерство енергетики України повідомило у <text:a xlink:type="simple" xlink:href="https://www.facebook.com/minenergoUkraine/posts/pfbid021ZvLUsRt64iyTaCQrmZryEz6CDzVwaMLKZG31trsqswghJSkVRU3HuLNYmmxuWjWl" text:style-name="Internet_20_link" text:visited-style-name="Visited_20_Internet_20_Link">
 Фейсбуці</text:a>
, передає Укрінформ.</text:p>
      <text:p text:style-name="P4">
Так, Запоріжжяобленерго отримало опори загальною вагою 21 тонна,Миколаївобленерго – близько 20 тонн.</text:p>
      <text:p text:style-name="P4">
Обладнання було надане Польщею. За даними міністерства, за останні два тижні зкраїни надійшли 13 вантажів допомоги загальною вагою понад 190 тонн, зокрема82 генератори різної потужності.</text:p>
      <text:p text:style-name="P4">
<text:span text:style-name="T4">
Читайте також:</text:span>
 <text:a xlink:type="simple" xlink:href="https://www.ukrinform.ua/rubric-vidbudova/3715011-meri-mariupola-ta-brussela-obgovorili-vidbudovu-ukrainskogo-mista-pisla-jogo-deokupacii.html" text:style-name="Internet_20_link" text:visited-style-name="Visited_20_Internet_20_Link">
 Мери Маріуполя та Брюсселя обговорили ову українськогоміста після його деокупації </text:a>
</text:p>
      <text:p text:style-name="P4">
Загалом з березня 2022 року Україна отримала від польських партнерів 93вантажі допомоги загальною вагою понад 1,6 тисячі тонн.</text:p>
      <text:p text:style-name="P4">
За словами міністра енергетики України Германа Галущенка, для прифронтовихрегіонів, які продовжують зазнавати від ворога нещадних атак, ця підтримка єособливо цінною. Завдяки наданому обладнанню енергетики швидше й ефективнішепроводять відновлювальні роботи для підготовки до наступного опалювальногосезону.</text:p>
      <text:p text:style-name="P4">
<text:span text:style-name="T4">
Читайте також:</text:span>
 <text:a xlink:type="simple" xlink:href="https://www.ukrinform.ua/rubric-vidbudova/3714428-ukraina-ta-svitovij-bank-obgovorili-pidgotovku-novih-proektiv-vidbudovi.html" text:style-name="Internet_20_link" text:visited-style-name="Visited_20_Internet_20_Link">
 Україна та Світовий банк обговорили підготовку новихпроєктів и </text:a>
</text:p>
      <text:p text:style-name="P4">
«Ми надзвичайно цінуємо допомогу, яку надає Польща нашому енергосектору –дипломатичну, гуманітарну, організаційну. Дуже важливою є робота логістичногохабу rescEU у Польщі, який збирає гуманітарну допомогу з усієї Європи ташвидко передає її в Україну», – наголосив міністр.</text:p>
      <text:p text:style-name="P4">
Як повідомляв Укрінформ, станом на травень <text:a xlink:type="simple" xlink:href="https://www.ukrinform.ua/rubric-economy/3714703-generacia-stanom-na-traven-vtratila-27-gvt-vstanovlenoi-potuznosti-ukrenergo.html" text:style-name="Internet_20_link" text:visited-style-name="Visited_20_Internet_20_Link">
 втрати встановленої потужності венергосистемі України зросли до 27 ГВт </text:a>
 .</text:p>
      <text:p text:style-name="P4">
Source: <text:a xlink:type="simple" xlink:href="https://www.ukrinform.ua/rubric-vidbudova/3715046-energetiki-prifrontovih-oblastej-otrimali-ponad-40-tonn-opor.html" text:style-name="Internet_20_link" text:visited-style-name="Visited_20_Internet_20_Link">
https://www.ukrinform.ua/rubric-vidbudova/3715046-energetiki-prifrontovih-oblastej-otrimali-ponad-40-tonn-opor.html</text:a>
</text:p>
      <!--NEWS-->
      <text:h text:style-name="P10" text:outline-level="1">
<text:span text:style-name="T4">
На кліматичній демонстрації в Гаазі затримали понад 1500 активістів</text:span>
</text:h>
      <text:p text:style-name="P4">
Authors: Ukrinform (Person)</text:p>
      <text:p text:style-name="P4">
Publisher: Укринформ (Organization)</text:p>
      <text:p text:style-name="P4">
Published Time: 2023-05-27T-55:38:00+03:00</text:p>
      <text:p text:style-name="P4">
Modified Time: 2023-05-27T20:38:00+03:00</text:p>
      <text:p text:style-name="P4">
Description: У Гаазі правоохоронці застосували водомет і затримали 1579 кліматичних активістів, які заблокували ключову трасу до міста. — Укрінформ.</text:p>
      <text:p text:style-name="P4">
Images: ['<text:a xlink:type="simple" xlink:href="https://static.ukrinform.com/photos/2023_05/thumb_files/630_360_1685208858-225.jpeg" text:style-name="Internet_20_link" text:visited-style-name="Visited_20_Internet_20_Link">
630_360_16852...</text:a>
']</text:p>
      <text:p text:style-name="P4">
Tags: ['Клімат', 'Нідерланди', 'Протест']</text:p>
      <text:p text:style-name="P4">
Type: Article</text:p>
      <!--METADATA-->
      <text:p text:style-name="P4">
<draw:frame draw:style-name="fr1" draw:name="Image46" text:anchor-type="as-char" svg:width="6.9236in" svg:height="3.956343in" draw:z-index="0">
<draw:image xlink:href="../Images/yкринформ/2023-05-27T-55-38-00-03-00/630_360_1685208858-225.jpeg" xlink:type="simple" xlink:show="embed" xlink:actuate="onLoad" draw:mime-type="image/jpeg"/>
</draw:frame>
 У Гаазіправоохоронці застосували водомет і затримали 1579 кліматичних активістів, якізаблокували ключову трасу до міста.</text:p>
      <text:p text:style-name="P4">
Як повідомляє Укрінформ із посиланням на <text:a xlink:type="simple" xlink:href="https://nos.nl/artikel/2476650-bijna-1600-klimaatactivisten-opgepakt-op-a12-den-haag-40-worden-vervolgd" text:style-name="Internet_20_link" text:visited-style-name="Visited_20_Internet_20_Link">
 NOS</text:a>
 , демонстранти протестували протикліматичної політики уряду.</text:p>
      <text:p text:style-name="P4">
“1579 активістів були затримані сьогодні на кліматичній демонстрації на A12 уГаазі. За словами поліції, вони відмовилися припинити блокування, хоча такаакція була заборонена муніципалітетом”, - йдеться у повідомленні.</text:p>
      <text:p text:style-name="P4">
Зазначається, що переважну більшість затриманих одразу відпустили. 40 із них,зазначають у поліції, будуть притягнуті до відповідальності, наприклад, заобразу чи напад на правоохоронців чи вандалізм. Решту затриманих демонстрантівне буде притягнуто до відповідальності, оскільки загалом акція була мирною.</text:p>
      <text:p text:style-name="P4">
</text:p>
      <text:p text:style-name="P4">
Під час демонстрації кліматична група Extinction Rebellion заблокувала ключовутрасу A12 у Гаазі, спричинивши великі затори по всьому місту.</text:p>
      <text:p text:style-name="P4">
Оскільки демонстранти ігнорували заклик поліції розблокувати дорогу, то такожбуло застосовано водомети.</text:p>
      <text:p text:style-name="P4">
<text:span text:style-name="T4">
Читайте також:</text:span>
 <text:a xlink:type="simple" xlink:href="https://www.ukrinform.ua/rubric-world/3681281-klimaticnij-protest-v-gaazi-zaversivsa-vodometom-ta-zatrimannam-700-demonstrantiv.html" text:style-name="Internet_20_link" text:visited-style-name="Visited_20_Internet_20_Link">
 Кліматичний протест в Гаазі завершився ом та затриманням700 демонстрантів </text:a>
</text:p>
      <text:p text:style-name="P4">
Своєю чергою мітингарі до такого розвитку подій підготувалися. Вони укупальниках і дощовиках вишикувалися перед водометами.</text:p>
      <text:p text:style-name="P4">
</text:p>
      <text:p text:style-name="P4">
Варто зазначити, що муніципалітет Гааги неодноразово попереджав, що блокуватидороги заборонено. Близько 13:00, за місцевим часом, навколо Гааги почалиутворюватися затори.</text:p>
      <text:p text:style-name="Quotations">

<text:p text:style-name="P4">
We vorderen op dit moment actievoerders die de <text:a xlink:type="simple" xlink:href="https://twitter.com/hashtag/Utrechtsebaan" text:style-name="Internet_20_link" text:visited-style-name="Visited_20_Internet_20_Link">
 #Utrechtsebaan&gt;
 </text:a>
&gt;
 blokkeren om weg te gaan van de <text:a xlink:type="simple" xlink:href="https://twitter.com/hashtag/A12" text:style-name="Internet_20_link" text:visited-style-name="Visited_20_Internet_20_Link">
 #A12&gt;
 </text:a>
 <text:a xlink:type="simple" xlink:href="https://t.co/XfTm1lKtH4" text:style-name="Internet_20_link" text:visited-style-name="Visited_20_Internet_20_Link">
&gt;
 pic.twitter.com/XfTm1lKtH4 </text:a>
&gt;
&gt;
 — Politie Eenheid Den Haag (@POL_DenHaag) <text:a xlink:type="simple" xlink:href="https://twitter.com/POL_DenHaag/status/1662403544970829825" text:style-name="Internet_20_link" text:visited-style-name="Visited_20_Internet_20_Link">
 May 27, 2023&gt;
 </text:a>
</text:p>

</text:p>
      <text:p text:style-name="P4">
Як повідомляв Укрінформ, у березні 2023 року кліматичні активісти в Гаазі вжевиходили на демонстрацію й блокували автомагістраль A12.</text:p>
      <text:p text:style-name="P4">
Тоді у блокаді брало участь понад 3000 демонстрантів.</text:p>
      <text:p text:style-name="P4">
Фото: поліція Гааги, Твіттер</text:p>
      <text:p text:style-name="P4">
Source: <text:a xlink:type="simple" xlink:href="https://www.ukrinform.ua/rubric-world/3715044-na-klimaticnij-demonstracii-v-gaazi-zatrimali-sotni-aktivistiv.html" text:style-name="Internet_20_link" text:visited-style-name="Visited_20_Internet_20_Link">
https://www.ukrinform.ua/rubric-world/3715044-na-klimaticnij-demonstracii-v-gaazi-zatrimali-sotni-aktivistiv.html</text:a>
</text:p>
      <!--NEWS-->
      <text:h text:style-name="P10" text:outline-level="1">
<text:span text:style-name="T4">
У Британії відпустили чоловіка, який в'їхав на авто у браму резиденції прем’єра</text:span>
</text:h>
      <text:p text:style-name="P4">
Authors: Ukrinform (Person)</text:p>
      <text:p text:style-name="P4">
Publisher: Укринформ (Organization)</text:p>
      <text:p text:style-name="P4">
Published Time: 2023-05-27T-57:20:00+03:00</text:p>
      <text:p text:style-name="P4">
Modified Time: 2023-05-27T20:20:00+03:00</text:p>
      <text:p text:style-name="P4">
Description: У Великій Британії поліція відпустила чоловіка, який на автомобілі врізався у браму резиденції прем'єр-міністра на Даунінг-стріт у Лондоні. — Укрінформ.</text:p>
      <text:p text:style-name="P4">
Images: ['<text:a xlink:type="simple" xlink:href="https://static.ukrinform.com/photos/2023_05/thumb_files/630_360_1685035671-2879.png" text:style-name="Internet_20_link" text:visited-style-name="Visited_20_Internet_20_Link">
630_360_16850...</text:a>
']</text:p>
      <text:p text:style-name="P4">
Tags: ['Британія', 'ДТП', 'Лондон', 'Ріші Сунак']</text:p>
      <text:p text:style-name="P4">
Type: Article</text:p>
      <!--METADATA-->
      <text:p text:style-name="P4">
<draw:frame draw:style-name="fr1" draw:name="Image49" text:anchor-type="as-char" svg:width="6.9236in" svg:height="3.956343in" draw:z-index="0">
<draw:image xlink:href="../Images/yкринформ/2023-05-27T-57-20-00-03-00/630_360_1685035671-2879.png" xlink:type="simple" xlink:show="embed" xlink:actuate="onLoad" draw:mime-type="image/png"/>
</draw:frame>
 УВеликій Британії поліція відпустила чоловіка, який на автомобілі врізався убраму резиденції прем'єр-міністра на Даунінг-стріт у Лондоні.</text:p>
      <text:p text:style-name="P4">
Як передає Укрінформ, про це повідомляє <text:a xlink:type="simple" xlink:href="https://www.youtube.com/watch" text:style-name="Internet_20_link" text:visited-style-name="Visited_20_Internet_20_Link">
 Evening Standard.</text:a>
</text:p>
      <text:p text:style-name="P4">
Як зазначається, чоловікові висунули звинувачення та відпустили на часподальшого розслідування цього інциденту.</text:p>
      <text:p text:style-name="P4">
Також <text:a xlink:type="simple" xlink:href="https://www.standard.co.uk/news/london/downing-street-crash-man-arrest-release-met-police-london-b1084131.html" text:style-name="Internet_20_link" text:visited-style-name="Visited_20_Internet_20_Link">
 повідомляється </text:a>
 , щопідозрюваному висунули окреме обвинувачення у поширенні непристойних зображеньдітей, однак подробиць щодо цього не надано.</text:p>
      <text:p text:style-name="P4">
<text:span text:style-name="T4">
Читайте також:</text:span>
 <text:a xlink:type="simple" xlink:href="https://www.ukrinform.ua/rubric-diaspora/3712473-u-londoni-proveli-akciu-oberig-dla-ukrainskogo-zahisnika.html" text:style-name="Internet_20_link" text:visited-style-name="Visited_20_Internet_20_Link">
 У і провели акцію «Оберіг для українського захисника»</text:a>
</text:p>
      <text:p text:style-name="P4">
Нагадаємо: у Лондоні в браму резиденції прем'єр-міністра Великої Британії РішіСунака в'їхав автомобіль. <text:a xlink:type="simple" xlink:href="https://www.ukrinform.ua/rubric-world/3714215-u-bramu-rezidencii-premera-britanii-vihala-avtivka.html" text:style-name="Internet_20_link" text:visited-style-name="Visited_20_Internet_20_Link">
 Водія транспортного засобу затримали поліцейські.</text:a>
</text:p>
      <text:p text:style-name="P4">
У поліції заявили, що внаслідок інциденту ніхто не постраждав. Одну людинузатримали за підозрою у завданні збитку та небезпечному керуванні автомобілем.</text:p>
      <text:p text:style-name="P4">
Source: <text:a xlink:type="simple" xlink:href="https://www.ukrinform.ua/rubric-world/3715043-u-britanii-vidpustili-colovika-akij-vihav-na-avto-u-bramu-rezidencii-premera.html" text:style-name="Internet_20_link" text:visited-style-name="Visited_20_Internet_20_Link">
https://www.ukrinform.ua/rubric-world/3715043-u-britanii-vidpustili-colovika-akij-vihav-na-avto-u-bramu-rezidencii-premera.html</text:a>
</text:p>
      <!--NEWS-->
      <text:h text:style-name="P10" text:outline-level="1">
<text:span text:style-name="T4">
Жіноча збірна України - чемпіонки Європи з академічного веслування</text:span>
</text:h>
      <text:p text:style-name="P4">
Authors: Ukrinform (Person)</text:p>
      <text:p text:style-name="P4">
Publisher: Укринформ (Organization)</text:p>
      <text:p text:style-name="P4">
Published Time: 2023-05-27T-59:18:00+03:00</text:p>
      <text:p text:style-name="P4">
Modified Time: 2023-05-27T20:18:00+03:00</text:p>
      <text:p text:style-name="P4">
Description: Золоті медалі здобула жіноча четвірка парна. — Укрінформ.</text:p>
      <text:p text:style-name="P4">
Images: ['<text:a xlink:type="simple" xlink:href="https://static.ukrinform.com/photos/2023_05/thumb_files/630_360_1685207847-738.jpg" text:style-name="Internet_20_link" text:visited-style-name="Visited_20_Internet_20_Link">
630_360_16852...</text:a>
']</text:p>
      <text:p text:style-name="P4">
Tags: ['академічне веслування']</text:p>
      <text:p text:style-name="P4">
Type: Article</text:p>
      <!--METADATA-->
      <text:p text:style-name="P4">
<draw:frame draw:style-name="fr1" draw:name="Image50" text:anchor-type="as-char" svg:width="6.9236in" svg:height="3.956343in" draw:z-index="0">
<draw:image xlink:href="../Images/yкринформ/2023-05-27T-59-18-00-03-00/630_360_1685207847-738.jpg" xlink:type="simple" xlink:show="embed" xlink:actuate="onLoad" draw:mime-type="image/jpeg"/>
</draw:frame>
 Золотімедалі здобула жіноча четвірка парна.</text:p>
      <text:p text:style-name="P4">
Збірна України виграла золото на чемпіонаті Європи-2023 з академічноговеслування, що проходить у словенському Бледе, передає Укрінформ.</text:p>
      <text:p text:style-name="P4">
«Золоті» медалі здобула жіноча четвірка парна у складі Дар’ї Верхогляд,Наталії Довгодько, Анастасії Коженкової та Катерини Дудченко. «Срібло»дісталося представницям Нідерландів, «бронза» – Великій Британії.</text:p>
      <text:p text:style-name="P4">
Для України це золото стало першим на чемпіонатах Європи з академічноговеслування з 2014 року.</text:p>
      <text:p text:style-name="P4">
<text:span text:style-name="T4">
Читайте також:</text:span>
 <text:a xlink:type="simple" xlink:href="https://www.ukrinform.ua/rubric-sports/3714920-ukrainci-zdobuli-zoloto-ta-bronzu-na-kubku-svitu-z-vesluvanna-na-kanoe.html" text:style-name="Internet_20_link" text:visited-style-name="Visited_20_Internet_20_Link">
 Українці здобули «золото» та «бронзу» на Кубку світу з наканое </text:a>
</text:p>
      <text:p text:style-name="P4">
Як повідомляв Укрінформ, сьогодні, 27 травня, Україна виграла чотири медалі наетапі Кубка світу з веслування на байдарках та каное у Познані.</text:p>
      <text:p text:style-name="P4">
Фото: facebook.com/tufnellphotography</text:p>
      <text:p text:style-name="P4">
Source: <text:a xlink:type="simple" xlink:href="https://www.ukrinform.ua/rubric-sports/3715042-zinoca-zbirna-ukraini-cempionki-evropi-z-akademicnogo-vesluvanna.html" text:style-name="Internet_20_link" text:visited-style-name="Visited_20_Internet_20_Link">
https://www.ukrinform.ua/rubric-sports/3715042-zinoca-zbirna-ukraini-cempionki-evropi-z-akademicnogo-vesluvanna.html</text:a>
</text:p>
      <!--NEWS-->
      <text:h text:style-name="P10" text:outline-level="1">
<text:span text:style-name="T4">
У Генштабі уточнили втрати російських військ</text:span>
</text:h>
      <text:p text:style-name="P4">
Authors: Ukrinform (Person)</text:p>
      <text:p text:style-name="P4">
Publisher: Укринформ (Organization)</text:p>
      <text:p text:style-name="P4">
Published Time: 2023-05-27T-62:58:00+03:00</text:p>
      <text:p text:style-name="P4">
Modified Time: 2023-05-27T19:58:00+03:00</text:p>
      <text:p text:style-name="P4">
Description: Генеральний штаб Збройних сил України оприлюднив уточнені дані щодо загальних втрат, завданих російським військам у ході повномасштабної війни. — Укрінформ.</text:p>
      <text:p text:style-name="P4">
Images: ['<text:a xlink:type="simple" xlink:href="https://static.ukrinform.com/photos/2022_04/thumb_files/630_360_1649246844-344.jpg" text:style-name="Internet_20_link" text:visited-style-name="Visited_20_Internet_20_Link">
630_360_16492...</text:a>
']</text:p>
      <text:p text:style-name="P4">
Tags: ['Генштаб', 'Війна з Росією']</text:p>
      <text:p text:style-name="P4">
Type: Article</text:p>
      <!--METADATA-->
      <text:p text:style-name="P4">
<draw:frame draw:style-name="fr1" draw:name="Image51" text:anchor-type="as-char" svg:width="6.9236in" svg:height="3.956343in" draw:z-index="0">
<draw:image xlink:href="../Images/yкринформ/2023-05-27T-62-58-00-03-00/630_360_1649246844-344.jpg" xlink:type="simple" xlink:show="embed" xlink:actuate="onLoad" draw:mime-type="image/jpeg"/>
</draw:frame>
Генеральний штаб Збройних сил України оприлюднив уточнені дані щодо загальнихвтрат, завданих російським військам у ході повномасштабної війни.</text:p>
      <text:p text:style-name="P4">
Нові цифри опубліковані Генштабом у <text:a xlink:type="simple" xlink:href="https://www.facebook.com/GeneralStaff.ua/posts/pfbid07hj9h9cgJshUQxTRGWsKpv4Mpq1YActfTSsJi64nwxV3eCkSADTij6ntBjhmJ6mHl" text:style-name="Internet_20_link" text:visited-style-name="Visited_20_Internet_20_Link">
 Фейсбуці</text:a>
, передає Укрінформ.</text:p>
      <text:p text:style-name="P4">
"У зв'язку з постійним надходженням уточнених розвідувальних даних, виниклапотреба коригування деяких позицій загальних втрат противника. Публікуємоскориговані цифри з урахуванням всіх наявних на цей час уточнень за попереднійперіод з 24 лютого 2022 року", — зазначили у Генеральному штабі.</text:p>
      <text:p text:style-name="P4">
</text:p>
      <text:p text:style-name="P4">
Так, згідно з уточненою інформацією, станом на 27 травня Сили оборони Українизнищили 3794 ворожі <text:a xlink:type="simple" xlink:href="https://www.ukrinform.ua/tag-tank" text:style-name="Internet_20_link" text:visited-style-name="Visited_20_Internet_20_Link">
 танки </text:a>
 , 7449бойових броньованих машин, 3414 артилерійських систем, 574 реактивні системизалпового вогню, 313 літаків, 298 гелікоптерів, 2990 безпілотників оперативно-тактичного рівня, 1036 крилатих ракет та 6183 одиниці автомобільної техніки йавтоцистерн російської армії.</text:p>
      <text:p text:style-name="P4">
<text:span text:style-name="T4">
Читайте також:</text:span>
 <text:a xlink:type="simple" xlink:href="https://www.ukrinform.ua/rubric-ato/3714795-zaluznij-zaaviv-so-prijsov-cas-povertati-svoe.html" text:style-name="Internet_20_link" text:visited-style-name="Visited_20_Internet_20_Link">
 «Прийшов час повертати своє»: Залужний оприлюднив відео змолитвою за визволення України </text:a>
</text:p>
      <text:p text:style-name="P4">
"Уточнення — це завжди десь "мінус", а десь — "плюс". Просимо це зрозуміти.Завтра до цих уже скоригованих цифр будуть додані втрати ворога за попереднюдобу.</text:p>
      <text:p text:style-name="P4">
Дякуємо за розуміння", — додали в Генштабі.</text:p>
      <text:p text:style-name="P4">
Як повідомляв Укрінформ, протягом доби <text:a xlink:type="simple" xlink:href="https://www.ukrinform.ua/rubric-ato/3715027-aviacia-sil-oboroni-za-dobu-zavdala-cotiroh-udariv-po-rajonah-zoseredzenna-voroga.html" text:style-name="Internet_20_link" text:visited-style-name="Visited_20_Internet_20_Link">
 українська авіація завдала чотирьохударів </text:a>
 по районахзосередження особового склад та військової техніки РФ, а також три — позенітно-ракетних комплексах ворога.</text:p>
      <text:p text:style-name="P4">
Source: <text:a xlink:type="simple" xlink:href="https://www.ukrinform.ua/rubric-ato/3715032-u-genstabi-utocnili-vtrati-rosijskih-vijsk.html" text:style-name="Internet_20_link" text:visited-style-name="Visited_20_Internet_20_Link">
https://www.ukrinform.ua/rubric-ato/3715032-u-genstabi-utocnili-vtrati-rosijskih-vijsk.html</text:a>
</text:p>
      <!--NEWS-->
      <text:h text:style-name="P10" text:outline-level="1">
<text:span text:style-name="T4">
Запобіжний захід судді Тандиру можуть обрати вже сьогодні - ДБР</text:span>
</text:h>
      <text:p text:style-name="P4">
Authors: Ukrinform (Person)</text:p>
      <text:p text:style-name="P4">
Publisher: Укринформ (Organization)</text:p>
      <text:p text:style-name="P4">
Published Time: 2023-05-27T-64:45:00+03:00</text:p>
      <text:p text:style-name="P4">
Modified Time: 2023-05-27T19:45:00+03:00</text:p>
      <text:p text:style-name="P4">
Description: До кінця дня 27 травня можуть обрати запобіжний захід голові Макарівського районного суду Олексію Тандиру, який за кермом автомобіля збив на смерть бійця Національної гвардії. — Укрінформ.</text:p>
      <text:p text:style-name="P4">
Images: ['<text:a xlink:type="simple" xlink:href="https://static.ukrinform.com/photos/2023_05/thumb_files/630_360_1685205655-114.jpg" text:style-name="Internet_20_link" text:visited-style-name="Visited_20_Internet_20_Link">
630_360_16852...</text:a>
']</text:p>
      <text:p text:style-name="P4">
Tags: ['Держбюро розслідувань', 'Кримінал', 'Єдині новини']</text:p>
      <text:p text:style-name="P4">
Type: Article</text:p>
      <!--METADATA-->
      <text:p text:style-name="P4">
<draw:frame draw:style-name="fr1" draw:name="Image53" text:anchor-type="as-char" svg:width="6.9236in" svg:height="3.956343in" draw:z-index="0">
<draw:image xlink:href="../Images/yкринформ/2023-05-27T-64-45-00-03-00/630_360_1685205655-114.jpg" xlink:type="simple" xlink:show="embed" xlink:actuate="onLoad" draw:mime-type="image/jpeg"/>
</draw:frame>
 До кінцядня 27 травня можуть обрати запобіжний захід голові Макарівського районногосуду Олексію Тандиру, який за кермом автомобіля збив на смерть бійцяНаціональної гвардії.</text:p>
      <text:p text:style-name="P4">
Про це сказала речниця Державного бюро розслідувань Тетяна Сапьян в ефірінаціонального телемарафону «Єдині новини», передає Укрінформ.</text:p>
      <text:p text:style-name="P4">
"Зараз, наскільки мені відомо, можливо, навіть в ці хвилини готується або вжевідбувається в Печерському районному суді засідання, де йому обиратиметьсязапобіжний захід...Припускаю, що до завершення дня буде обрано запобіжнийзахід", - сказала речниця ДБР.</text:p>
      <text:p text:style-name="P4">
<text:span text:style-name="T4">
Читайте також:</text:span>
 <text:a xlink:type="simple" xlink:href="https://www.ukrinform.ua/rubric-kyiv/3714707-suddi-akij-na-smert-zbiv-nacgvardijca-ogolosili-pidozru.html" text:style-name="Internet_20_link" text:visited-style-name="Visited_20_Internet_20_Link">
 Судді, який на смерть збив нацгвардійця, оголосилипідозру </text:a>
</text:p>
      <text:p text:style-name="P4">
Вона зауважила, що сторона обвинувачення проситиме утримання під вартою безправа внесення застави.</text:p>
      <text:p text:style-name="P4">
Сап'ян також повідомила, що слідство чекає на результати аналізів, які буливідібрані у судді після аварії. За її словами, лабораторії потрібно 5-7 днівдля експертизи.</text:p>
      <text:p text:style-name="P4">
Також стало відомо, що київська міська прокуратура <text:a xlink:type="simple" xlink:href="https://t.me/kyiv_pro_office/1993" text:style-name="Internet_20_link" text:visited-style-name="Visited_20_Internet_20_Link">
 внесла до суду клопотання</text:a>
 про обрання запобіжного заходу головіМакарівського районного суду Київської області Олексію Тандиру.</text:p>
      <text:p text:style-name="P4">
<text:span text:style-name="T4">
Читайте також:</text:span>
 <text:a xlink:type="simple" xlink:href="https://www.ukrinform.ua/rubric-kyiv/3714619-sud-dav-dozvil-na-primusove-vidibranna-biologicnih-zrazkiv-u-suddi-akij-zbiv-nacgvardijca.html" text:style-name="Internet_20_link" text:visited-style-name="Visited_20_Internet_20_Link">
 Суд дав дозвіл на примусове відібрання біологічнихзразків у судді, який збив нацгвардійця </text:a>
</text:p>
      <text:p text:style-name="P4">
Вища рада правосуддя на засіданні у суботу, 27 травня, задовольнила поданнязаступника генерального прокурора про надання згоди на утримання під вартоюсудді, якого підозрюють у вчиненні смертельної ДТП у стані алкогольногосп’яніння.</text:p>
      <text:p text:style-name="P4">
«У зв’язку з цим, Київською міською прокуратурою увечері 27 травня доПечерського районного суду м. Києва внесено клопотання про обранняпідозрюваному запобіжного заходу у вигляді тримання під вартою без можливостівнесення застави», - ідеться в повідомленні.</text:p>
      <text:p text:style-name="P4">
Як повідомлялося, <text:a xlink:type="simple" xlink:href="https://www.ukrinform.ua/rubric-society/3715018-vrp-dozvolila-arestuvati-suddu-akij-zbiv-na-smert-nacgvardijca.html" text:style-name="Internet_20_link" text:visited-style-name="Visited_20_Internet_20_Link">
 Вища рада правосуддя надала згоду на арешт головиМакарівського районного суду Київської області Олексія Тандира</text:a>
 .</text:p>
      <text:p text:style-name="P4">
<text:span text:style-name="T4">
Читайте також:</text:span>
 <text:a xlink:type="simple" xlink:href="https://www.ukrinform.ua/rubric-kyiv/3713678-u-pidozruvanoi-v-dtp-deputatki-kiivradi-na-dva-misaci-vilucili-prava.html" text:style-name="Internet_20_link" text:visited-style-name="Visited_20_Internet_20_Link">
 У підозрюваної в депутатки Київради на два місяцівилучили права </text:a>
</text:p>
      <text:p text:style-name="P4">
У ніч на 26 травня Тандир <text:a xlink:type="simple" xlink:href="https://www.ukrinform.ua/rubric-kyiv/3714354-na-odnomu-iz-stolicnih-blokpostiv-sudda-na-smert-zbiv-nacgvardijca.html#" text:style-name="Internet_20_link" text:visited-style-name="Visited_20_Internet_20_Link">
 збив на смерть 23-річного нацгвардійця наблокпосту в столиці </text:a>
 .Правоохоронці його затримали.</text:p>
      <text:p text:style-name="P4">
Суддя відмовився від освідування на вміст алкоголю та наркотиків, проте маввізуальні клінічні ознаки сп’яніння. Суд надав дозвіл на примусове відібранняв нього біологічних зразків.</text:p>
      <text:p text:style-name="P4">
За фактом ДТП <text:a xlink:type="simple" xlink:href="https://www.ukrinform.ua/rubric-kyiv/3714707-suddi-akij-na-smert-zbiv-nacgvardijca-ogolosili-pidozru.html" text:style-name="Internet_20_link" text:visited-style-name="Visited_20_Internet_20_Link">
 розпочате кримінальне провадження</text:a>
 за ч. ч. 3 ст. 286-1 (порушення правилбезпеки дорожнього руху або експлуатації транспорту особами, які керуютьтранспортними засобами в стані сп'яніння) Кримінального кодексу України.</text:p>
      <text:p text:style-name="P4">
Колектив Макарівського райсуду заявив, що <text:a xlink:type="simple" xlink:href="https://www.ukrinform.ua/rubric-kyiv/3714487-u-makarivskomu-rajsudi-prokomentuvali-smertelnu-dtp-za-ucasti-golovi-sudu-tandira.html" text:style-name="Internet_20_link" text:visited-style-name="Visited_20_Internet_20_Link">
 не виправдовує дії голови суду</text:a>
 та виступаєза повне й неупереджене розслідування трагічної події.</text:p>
      <text:p text:style-name="P4">
Source: <text:a xlink:type="simple" xlink:href="https://www.ukrinform.ua/rubric-society/3715033-zapobiznij-zahid-suddi-tandiru-mozut-obrati-vze-sogodni-dbr.html" text:style-name="Internet_20_link" text:visited-style-name="Visited_20_Internet_20_Link">
https://www.ukrinform.ua/rubric-society/3715033-zapobiznij-zahid-suddi-tandiru-mozut-obrati-vze-sogodni-dbr.html</text:a>
</text:p>
      <!--NEWS-->
      <text:h text:style-name="P10" text:outline-level="1">
<text:span text:style-name="T4">
Світоліна: Усі призові з турніру в Страсбурзі відправляться українським дітям</text:span>
</text:h>
      <text:p text:style-name="P4">
Authors: Ukrinform (Person)</text:p>
      <text:p text:style-name="P4">
Publisher: Укринформ (Organization)</text:p>
      <text:p text:style-name="P4">
Published Time: 2023-05-27T-66:32:44+03:00</text:p>
      <text:p text:style-name="P4">
Modified Time: 2023-05-27T19:32:44+03:00</text:p>
      <text:p text:style-name="P4">
Description: У фіналі українка перемогла росіянку Блінкову. — Укрінформ.</text:p>
      <text:p text:style-name="P4">
Images: ['<text:a xlink:type="simple" xlink:href="https://static.ukrinform.com/photos/2023_05/thumb_files/630_360_1685205064-439.jpeg" text:style-name="Internet_20_link" text:visited-style-name="Visited_20_Internet_20_Link">
630_360_16852...</text:a>
']</text:p>
      <text:p text:style-name="P4">
Tags: ['Світоліна', 'Теніс']</text:p>
      <text:p text:style-name="P4">
Type: Article</text:p>
      <!--METADATA-->
      <text:p text:style-name="P4">
<draw:frame draw:style-name="fr1" draw:name="Image54" text:anchor-type="as-char" svg:width="6.9236in" svg:height="3.956343in" draw:z-index="0">
<draw:image xlink:href="../Images/yкринформ/2023-05-27T-66-32-44-03-00/630_360_1685205064-439.jpeg" xlink:type="simple" xlink:show="embed" xlink:actuate="onLoad" draw:mime-type="image/jpeg"/>
</draw:frame>
 У фіналіукраїнка перемогла росіянку Блінкову.</text:p>
      <text:p text:style-name="P4">
Українська тенісистка Еліна Світоліна (№508 WTA) <text:a xlink:type="simple" xlink:href="https://twitter.com/WTA/status/1662476215255732225" text:style-name="Internet_20_link" text:visited-style-name="Visited_20_Internet_20_Link">
 прокоментувала</text:a>
 перемогу над росіянкоюАнною Блінковою (№66 WTA) у фіналі турніру WTA 250 у Страсбурзі, передаєУкрінформ.</text:p>
      <text:p text:style-name="P4">
«Я б хотіла розділити цю енергію з Україною, з моєю рідною країною. Япожертвую на благодійність усі свої призові. Усі призові з цього турнірувідправляться українським дітям, які потребують їх у ці важкі часи. Я б хотілаподякувати Франції за надзвичайну роботу - допомогу українцям, забезпеченнямїх відчуття другого дому тут. Дуже дякую за те, що ви робите для нас. Разом мипобачимо світло та виграємо цю війну. Дуже дякую. Слава Україні», – сказалаСвітоліна.</text:p>
      <text:p text:style-name="P4">
Перемога у Страсбурзі принесла Світоліній 29,760 євро призових і 280рейтингових очок. В оновленому рейтингу WTA вона підніметься на понад 300позицій і повернеться до топ-200.</text:p>
      <text:p text:style-name="P4">
<text:span text:style-name="T4">
Читайте також:</text:span>
 <text:a xlink:type="simple" xlink:href="https://www.ukrinform.ua/rubric-sports/3715001-svitolina-vdruge-vigrala-turnir-wta-u-strazburzi.html" text:style-name="Internet_20_link" text:visited-style-name="Visited_20_Internet_20_Link">
 вдруге виграла турнір WTA у Стразбурзі</text:a>
</text:p>
      <text:p text:style-name="P4">
Як повідомляв Укрінформ, наступного тижня Світоліна стартує на Ролан Гаррос,де в першому колі зіграє проти 26-ї сіяної Мартіни Тревісан з Італії.</text:p>
      <text:p text:style-name="P4">
Фото: btu.org.ua</text:p>
      <text:p text:style-name="P4">
Source: <text:a xlink:type="simple" xlink:href="https://www.ukrinform.ua/rubric-sports/3715030-svitolina-usi-prizovi-z-turniru-v-strasburzi-vidpravlatsa-ukrainskim-ditam.html" text:style-name="Internet_20_link" text:visited-style-name="Visited_20_Internet_20_Link">
https://www.ukrinform.ua/rubric-sports/3715030-svitolina-usi-prizovi-z-turniru-v-strasburzi-vidpravlatsa-ukrainskim-ditam.html</text:a>
</text:p>
      <!--NEWS-->
      <text:h text:style-name="P10" text:outline-level="1">
<text:span text:style-name="T4">
Щонайменше 19 людей загинули внаслідок аварії автобуса в Камеруні</text:span>
</text:h>
      <text:p text:style-name="P4">
Authors: Ukrinform (Person)</text:p>
      <text:p text:style-name="P4">
Publisher: Укринформ (Organization)</text:p>
      <text:p text:style-name="P4">
Published Time: 2023-05-27T-68:29:35+03:00</text:p>
      <text:p text:style-name="P4">
Modified Time: 2023-05-27T19:29:35+03:00</text:p>
      <text:p text:style-name="P4">
Description: У Камеруні пасажирський автобус зіткнувся з вантажівкою, унаслідок чого загинули щонайменше 19 людей. — Укрінформ.</text:p>
      <text:p text:style-name="P4">
Images: ['<text:a xlink:type="simple" xlink:href="https://static.ukrinform.com/photos/2023_05/thumb_files/630_360_1685204903-979.jpg" text:style-name="Internet_20_link" text:visited-style-name="Visited_20_Internet_20_Link">
630_360_16852...</text:a>
']</text:p>
      <text:p text:style-name="P4">
Tags: ['ДТП', 'Автобус', 'Камерун']</text:p>
      <text:p text:style-name="P4">
Type: Article</text:p>
      <!--METADATA-->
      <text:p text:style-name="P4">
<draw:frame draw:style-name="fr1" draw:name="Image55" text:anchor-type="as-char" svg:width="6.9236in" svg:height="3.946452in" draw:z-index="0">
<draw:image xlink:href="../Images/yкринформ/2023-05-27T-68-29-35-03-00/630_360_1685204903-979.jpg" xlink:type="simple" xlink:show="embed" xlink:actuate="onLoad" draw:mime-type="image/jpeg"/>
</draw:frame>
 УКамеруні пасажирський автобус зіткнувся з вантажівкою, унаслідок чого загинулищонайменше 19 людей.</text:p>
      <text:p text:style-name="P4">
Як передає Укрінформ, про це повідомляє <text:a xlink:type="simple" xlink:href="https://apnews.com/article/cameroon-bus-crash-15eb1bea1725ce6872def0222995bbf4" text:style-name="Internet_20_link" text:visited-style-name="Visited_20_Internet_20_Link">
 AP</text:a>
 .</text:p>
      <text:p text:style-name="P4">
За словами міністра транспорту Жана Ернеста Массена Нгалле Бібехе, пишевидання, автобус прямував до південного міста Есека, коли водій не впорався зкеруванням, і транспортний засіб врізався у вантажівку, що перевозила пісок.Більшість пасажирів загинули на місці.</text:p>
      <text:p text:style-name="P4">
<text:span text:style-name="T4">
Читайте також:</text:span>
 <text:a xlink:type="simple" xlink:href="https://www.ukrinform.ua/rubric-regions/3712579-na-rivnensini-u-dtp-zaginuv-volonter-akogo-kilka-misaciv-tomu-zvilnili-v-rosijskogo-polonu.html" text:style-name="Internet_20_link" text:visited-style-name="Visited_20_Internet_20_Link">
 На Рівненщині у загинув волонтер, якого кілька місяцівтому звільнили в російського полону </text:a>
</text:p>
      <text:p text:style-name="P4">
Як розповів Бібехе, аварія сталася на дорозі Дуала-Едеа поблизу поліцейськогоконтрольно-пропускного пункту, постраждалих доставили до лікарень.</text:p>
      <text:p text:style-name="P4">
</text:p>
      <text:p text:style-name="P4">
Згідно з даними державного телебачення Камеруну, поліція вважає причиноюаварії необережне водіння.</text:p>
      <text:p text:style-name="P4">
Розслідування інциденту триває.</text:p>
      <text:p text:style-name="P4">
<text:span text:style-name="T4">
Читайте також:</text:span>
 <text:a xlink:type="simple" xlink:href="https://www.ukrinform.ua/rubric-world/3710487-v-avstralii-u-dtp-z-avtobusom-postrazdali-18-ditej.html" text:style-name="Internet_20_link" text:visited-style-name="Visited_20_Internet_20_Link">
 В Австралії у з автобусом постраждали 18 дітей</text:a>
</text:p>
      <text:p text:style-name="P4">
Дорожньо-транспортні пригоди в Камеруні досить поширені. За оцінками уряду,щорічно внаслідок ДТП гине близько 1500 людей.</text:p>
      <text:p text:style-name="P4">
Фото: twitter / MimiMefoInfo</text:p>
      <text:p text:style-name="P4">
Source: <text:a xlink:type="simple" xlink:href="https://www.ukrinform.ua/rubric-world/3715028-sonajmense-19-ludej-zaginuli-vnaslidok-avarii-avtobusa-v-kameruni.html" text:style-name="Internet_20_link" text:visited-style-name="Visited_20_Internet_20_Link">
https://www.ukrinform.ua/rubric-world/3715028-sonajmense-19-ludej-zaginuli-vnaslidok-avarii-avtobusa-v-kameruni.html</text:a>
</text:p>
      <!--NEWS-->
      <text:h text:style-name="P10" text:outline-level="1">
<text:span text:style-name="T4">
Кулеба: Спецпосланець Китаю не пропонував віддати Росії окуповані українські території</text:span>
</text:h>
      <text:p text:style-name="P4">
Authors: Ukrinform (Person)</text:p>
      <text:p text:style-name="P4">
Publisher: Укринформ (Organization)</text:p>
      <text:p text:style-name="P4">
Published Time: 2023-05-27T-70:28:00+03:00</text:p>
      <text:p text:style-name="P4">
Modified Time: 2023-05-27T19:28:00+03:00</text:p>
      <text:p text:style-name="P4">
Description: Міністр закордонних справ України Дмитро Кулеба спростував інформацію про те, що спеціальний представник уряду Китаю з питань Євразії Лі Хуей пропонував віддати РФ окуповані території України. — Укрінформ.</text:p>
      <text:p text:style-name="P4">
Images: ['<text:a xlink:type="simple" xlink:href="https://static.ukrinform.com/photos/2022_08/thumb_files/630_360_1659425800-542.jpg" text:style-name="Internet_20_link" text:visited-style-name="Visited_20_Internet_20_Link">
630_360_16594...</text:a>
']</text:p>
      <text:p text:style-name="P4">
Tags: ['Китай', 'Дмитро Кулеба', 'Україна', 'Росія']</text:p>
      <text:p text:style-name="P4">
Type: Article</text:p>
      <!--METADATA-->
      <text:p text:style-name="P4">
<draw:frame draw:style-name="fr1" draw:name="Image57" text:anchor-type="as-char" svg:width="6.9236in" svg:height="3.956343in" draw:z-index="0">
<draw:image xlink:href="../Images/yкринформ/2023-05-27T-70-28-00-03-00/630_360_1659425800-542.jpg" xlink:type="simple" xlink:show="embed" xlink:actuate="onLoad" draw:mime-type="image/jpeg"/>
</draw:frame>
 Міністрзакордонних справ України Дмитро Кулеба спростував інформацію про те, щоспеціальний представник уряду Китаю з питань Євразії Лі Хуей пропонуваввіддати РФ окуповані території України.</text:p>
      <text:p text:style-name="P4">
Про це Кулеба повідомив у <text:a xlink:type="simple" xlink:href="https://m.facebook.com/story.php" text:style-name="Internet_20_link" text:visited-style-name="Visited_20_Internet_20_Link">
 Фейсбуці,</text:a>
передає Укрінформ.</text:p>
      <text:p text:style-name="P4">
"Я негайно зв'язався зі своїми колегами у тих столицях, які він відвідував.Жоден з них не підтверджує, що озвучувалися чи велися перемовини про те, щобвизнати за Росією ті українські території, де вона зараз перебуває. Томузакликаю вас зберігати холодний розум, здоровий глузд. Не треба вестися таемоційно реагувати на кожну публікацію. Ми контролюємо процес", - сказав <text:a xlink:type="simple" xlink:href="https://www.ukrinform.ua/tag-kuleba" text:style-name="Internet_20_link" text:visited-style-name="Visited_20_Internet_20_Link">
Кулеба </text:a>
 .</text:p>
      <text:p text:style-name="P4">
<text:span text:style-name="T5">
Відео: Дмитро Кулеба</text:span>
</text:p>
      <text:p text:style-name="P4">
Він запевнив, що ніхто нічого за спиною України робити не буде, тому що зусіма ключовими партнерами у нас довірливі відносини.</text:p>
      <text:p text:style-name="P4">
Кулеба зауважив, що з Китаєм Україна продовжить вести діалог.</text:p>
      <text:p text:style-name="P4">
<text:span text:style-name="T4">
Читайте також:</text:span>
 <text:a xlink:type="simple" xlink:href="https://www.ukrinform.ua/rubric-polytics/3715021-diplomaticni-vidnosini-z-afrikou-vidkriut-dla-ukraini-novi-mozlivosti-kuleba.html" text:style-name="Internet_20_link" text:visited-style-name="Visited_20_Internet_20_Link">
 Дипломатичні відносини з Африкою відкриють для Українинові можливості - </text:a>
</text:p>
      <text:p text:style-name="P4">
"Але він вестиметься відповідно до трьох базових принципів. Перше - повага дотериторіальної цілісності. Друге - жодні ініціативи, які передбачають будь-якітериторіальні поступки України. І третє - жодного замороженого конфлікту.Україна досягне перемоги", - додав міністр.</text:p>
      <text:p text:style-name="P4">
Раніше видання <text:a xlink:type="simple" xlink:href="https://www.wsj.com/articles/china-pushing-ukraine-cease-fire-gets-cool-reception-in-europe-614774dd" text:style-name="Internet_20_link" text:visited-style-name="Visited_20_Internet_20_Link">
 The Wall Street Journal </text:a>
повідомляло, що спеціальний представник Китаю Лі Хуей під час свогоєвропейського турне пропонував залишити тимчасово окуповані території УкраїниРосії.</text:p>
      <text:p text:style-name="P4">
Source: <text:a xlink:type="simple" xlink:href="https://www.ukrinform.ua/rubric-polytics/3715026-kuleba-specposlanec-kitau-ne-proponuvav-viddati-rosii-okupovani-ukrainski-teritorii.html" text:style-name="Internet_20_link" text:visited-style-name="Visited_20_Internet_20_Link">
https://www.ukrinform.ua/rubric-polytics/3715026-kuleba-specposlanec-kitau-ne-proponuvav-viddati-rosii-okupovani-ukrainski-teritorii.html</text:a>
</text:p>
      <!--NEWS-->
      <text:h text:style-name="P10" text:outline-level="1">
<text:span text:style-name="T4">
В Україну повернули неповнолітнього хлопця, депортованого росіянами</text:span>
</text:h>
      <text:p text:style-name="P4">
Authors: Ukrinform (Person)</text:p>
      <text:p text:style-name="P4">
Publisher: Укринформ (Organization)</text:p>
      <text:p text:style-name="P4">
Published Time: 2023-05-27T-89:13:00+03:00</text:p>
      <text:p text:style-name="P4">
Modified Time: 2023-05-27T17:13:00+03:00</text:p>
      <text:p text:style-name="P4">
Description: На підконтрольну Україні територію вдалося повернути неповнолітнього хлопця на ім'я Вʼячеслав, депортованого росіянами з тимчасово захопленого Маріуполя Донецької області. — Укрінформ.</text:p>
      <text:p text:style-name="P4">
Images: ['<text:a xlink:type="simple" xlink:href="https://static.ukrinform.com/photos/2023_05/thumb_files/630_360_1685196664-962.jpg" text:style-name="Internet_20_link" text:visited-style-name="Visited_20_Internet_20_Link">
630_360_16851...</text:a>
']</text:p>
      <text:p text:style-name="P4">
Tags: ['Маріуполь', 'Верещук', 'Війна з Росією']</text:p>
      <text:p text:style-name="P4">
Type: Article</text:p>
      <!--METADATA-->
      <text:p text:style-name="P4">
<draw:frame draw:style-name="fr1" draw:name="Image58" text:anchor-type="as-char" svg:width="6.9236in" svg:height="3.956343in" draw:z-index="0">
<draw:image xlink:href="../Images/yкринформ/2023-05-27T-89-13-00-03-00/630_360_1685196664-962.jpg" xlink:type="simple" xlink:show="embed" xlink:actuate="onLoad" draw:mime-type="image/jpeg"/>
</draw:frame>
 Напідконтрольну Україні територію вдалося повернути неповнолітнього хлопця наім'я Вʼячеслав, депортованого росіянами з тимчасово захопленого МаріуполяДонецької області.</text:p>
      <text:p text:style-name="P4">
Як передає Укрінформ, про це віцепрем’єр-міністр – міністр з питаньреінтеграції тимчасово окупованих територій Ірина Верещук повідомила в <text:a xlink:type="simple" xlink:href="https://t.me/vereshchuk_iryna/1920" text:style-name="Internet_20_link" text:visited-style-name="Visited_20_Internet_20_Link">
Телеграмі </text:a>
 .</text:p>
      <text:p text:style-name="P4">
За її даними, ріс Вʼячеслав без батьків. У 2021-му у віці 15 років почавнавчання в Маріупольському вищому металургійному училищі.</text:p>
      <text:p text:style-name="P4">
<text:span text:style-name="T4">
Читайте також:</text:span>
 <text:a xlink:type="simple" xlink:href="https://www.ukrinform.ua/rubric-sports/3714637-minmolodsportu-nazvalo-imena-sportsmeniv-aki-ne-povernulis-iz-zakordonu.html" text:style-name="Internet_20_link" text:visited-style-name="Visited_20_Internet_20_Link">
 Мінмолодьспорту назвало імена спортсменів, які не ись іззакордону </text:a>
</text:p>
      <text:p text:style-name="P4">
"Після захоплення ворогом Маріуполя окупанти депортували Вʼячеслава доШахтарська. Але хлопець виявився сміливим і винахідливим. Знайшов спосіб датизнати про себе та звʼязатись з ким треба. Решта було справою зусиль, терпіннята наполегливості багатьох небайдужих людей. Але сьогодні хлопець вже з нами",— зазначила Верещук.</text:p>
      <text:p text:style-name="P4">
Очільниця Мінреінтеграції подякувала Міністерству закордонних справ України таслужбі у справах дітей Деснянського району Києва.</text:p>
      <text:p text:style-name="P4">
<text:span text:style-name="T4">
Читайте також:</text:span>
 <text:a xlink:type="simple" xlink:href="https://www.ukrinform.ua/rubric-ato/3712873-rosijska-armia-v-ukraini-poranila-vze-982-ditini.html" text:style-name="Internet_20_link" text:visited-style-name="Visited_20_Internet_20_Link">
 Російська армія в Україні поранила вже 982 дитини</text:a>
</text:p>
      <text:p text:style-name="P4">
Окремо вона висловила подяку програмній директорці міжнародної благодійноїорганізації "СОС Дитячі містечка Україна" Дар'ї Касьяновій та українськіймережі "За права дитини".</text:p>
      <text:p text:style-name="P4">
Як повідомляв Укрінформ, <text:a xlink:type="simple" xlink:href="https://www.ukrinform.ua/rubric-ato/3714127-do-ukraini-z-rosii-povernuli-se-odnu-deportovanu-ditinu.html" text:style-name="Internet_20_link" text:visited-style-name="Visited_20_Internet_20_Link">
 днями в Україну повернули хлопчика, вивезеного в РФ</text:a>
 під приводом "евакуації".</text:p>
      <text:p text:style-name="P4">
Фото: Ірина Верещук, Телеграм</text:p>
      <text:p text:style-name="P4">
Source: <text:a xlink:type="simple" xlink:href="https://www.ukrinform.ua/rubric-society/3714989-v-ukrainu-povernuli-nepovnolitnogo-hlopca-deportovanogo-rosianami-z-mariupola.html" text:style-name="Internet_20_link" text:visited-style-name="Visited_20_Internet_20_Link">
https://www.ukrinform.ua/rubric-society/3714989-v-ukrainu-povernuli-nepovnolitnogo-hlopca-deportovanogo-rosianami-z-mariupola.html</text:a>
</text:p>
      <!--NEWS-->
      <text:h text:style-name="P10" text:outline-level="1">
<text:span text:style-name="T4">
Drone has dropped 2 explosive devices at power station in Belgorod</text:span>
</text:h>
      <text:p text:style-name="P4">
Authors: liveuamap (Language: en)</text:p>
      <text:p text:style-name="P4">
Time: 2023-05-27T02:09:00</text:p>
      <text:p text:style-name="P4">
Location: Belgorod, Belgorodskaya oblast' (Latitude:50.59898 Longtitude:36.61559)</text:p>
      <text:p text:style-name="P4">
Videos: []</text:p>
      <text:p text:style-name="P4">
Images: []</text:p>
      <text:p text:style-name="P4">
Tags: ["Central and Eastern Europe", "Russia"]</text:p>
      <text:p text:style-name="P4">
ID: 22565627</text:p>
      <!--METADATA-->
      <text:p text:style-name="P4">
Drone has dropped 2 explosive devices at power station in Belgorod</text:p>
      <text:p text:style-name="P4">
News Collection Link: <text:a xlink:type="simple" xlink:href="https://liveuamap.com/en/2023/27-may-drone-has-dropped-2-explosive-devices-at-power-station" text:style-name="Internet_20_link" text:visited-style-name="Visited_20_Internet_20_Link">
https://liveuamap.com/en/2023/27-may-drone-has-dropped-2-explosive-devices-at-power-station</text:a>
</text:p>
      <text:p text:style-name="P4">
Source: <text:a xlink:type="simple" xlink:href="https://t.me/rusbrief/120764" text:style-name="Internet_20_link" text:visited-style-name="Visited_20_Internet_20_Link">
https://t.me/rusbrief/120764</text:a>
</text:p>
      <!--NEWS-->
      <text:h text:style-name="P10" text:outline-level="1">
<text:span text:style-name="T4">
Drone has dropped explosive device on police station in Mayski village of Belgorod region</text:span>
</text:h>
      <text:p text:style-name="P4">
Authors: liveuamap (Language: en)</text:p>
      <text:p text:style-name="P4">
Time: 2023-05-27T02:23:41</text:p>
      <text:p text:style-name="P4">
Location: Belgorod (Latitude:50.52278 Longtitude:36.45611)</text:p>
      <text:p text:style-name="P4">
Videos: []</text:p>
      <text:p text:style-name="P4">
Images: []</text:p>
      <text:p text:style-name="P4">
Tags: ["Russia"]</text:p>
      <text:p text:style-name="P4">
ID: 22565622</text:p>
      <!--METADATA-->
      <text:p text:style-name="P4">
Drone has dropped explosive device on police station in Mayski village ofBelgorod region</text:p>
      <text:p text:style-name="P4">
News Collection Link: <text:a xlink:type="simple" xlink:href="https://liveuamap.com/en/2023/27-may-drone-has-dropped-explosive-device-on-police-station" text:style-name="Internet_20_link" text:visited-style-name="Visited_20_Internet_20_Link">
https://liveuamap.com/en/2023/27-may-drone-has-dropped-explosive-device-on-police-station</text:a>
</text:p>
      <text:p text:style-name="P4">
Source: <text:a xlink:type="simple" xlink:href="https://t.me/huyovy_kharkiv/110941" text:style-name="Internet_20_link" text:visited-style-name="Visited_20_Internet_20_Link">
https://t.me/huyovy_kharkiv/110941</text:a>
</text:p>
      <!--NEWS-->
      <text:h text:style-name="P10" text:outline-level="1">
<text:span text:style-name="T4">
Kherson, Khersonska Oblast(08:58). Red Alert: aerial threat. Sirens sounding. Take cover now!</text:span>
</text:h>
      <text:p text:style-name="P4">
Authors: liveuamap (Language: en)</text:p>
      <text:p text:style-name="P4">
Time: 2023-05-27T03:00:00</text:p>
      <text:p text:style-name="P4">
Location: Kherson (Latitude:46.65606 Longtitude:32.61692)</text:p>
      <text:p text:style-name="P4">
Videos: []</text:p>
      <text:p text:style-name="P4">
Images: []</text:p>
      <text:p text:style-name="P4">
Tags: ["Europe", "Central and Eastern Europe"]</text:p>
      <text:p text:style-name="P4">
ID: 22565623</text:p>
      <!--METADATA-->
      <text:p text:style-name="P4">
Kherson, Khersonska Oblast(08:58). Red Alert: aerial threat. Sirens sounding.Take cover now!</text:p>
      <text:p text:style-name="P4">
News Collection Link: <text:a xlink:type="simple" xlink:href="https://liveuamap.com/en/2023/27-may-kherson-khersonska-oblast0858-red-alerg" text:style-name="Internet_20_link" text:visited-style-name="Visited_20_Internet_20_Link">
https://liveuamap.com/en/2023/27-may-kherson-khersonska-oblast0858-red-alerg</text:a>
</text:p>
      <text:p text:style-name="P4">
Source: <text:a xlink:type="simple" xlink:href="https://t.me/air_alert_ua/46610" text:style-name="Internet_20_link" text:visited-style-name="Visited_20_Internet_20_Link">
https://t.me/air_alert_ua/46610</text:a>
</text:p>
      <!--NEWS-->
      <text:h text:style-name="P10" text:outline-level="1">
<text:span text:style-name="T4">
2 explosions reported as result of drone attack at administrative building of Transneft pipel...</text:span>
</text:h>
      <text:p text:style-name="P4">
Authors: liveuamap (Language: en)</text:p>
      <text:p text:style-name="P4">
Time: 2023-05-27T04:03:07</text:p>
      <text:p text:style-name="P4">
Location: Pskov, Pskovskaya oblast' (Latitude:56.25649 Longtitude:28.427)</text:p>
      <text:p text:style-name="P4">
Videos: []</text:p>
      <text:p text:style-name="P4">
Images: ["<text:a xlink:type="simple" xlink:href="https://liveuamap.com/pics/2023/05/27/22565626_0.jpg" text:style-name="Internet_20_link" text:visited-style-name="Visited_20_Internet_20_Link">
22565626_0.jpg</text:a>
"]</text:p>
      <text:p text:style-name="P4">
Tags: ["Russia", "Central and Eastern Europe"]</text:p>
      <text:p text:style-name="P4">
ID: 22565626</text:p>
      <!--METADATA-->
      <text:p text:style-name="P4">
2 explosions reported as result of drone attack at administrative building ofTransneft pipeline in Pskov region</text:p>
      <text:p text:style-name="P4">
<draw:frame draw:style-name="fr1" draw:name="Image59" text:anchor-type="as-char" svg:width="6.9236in" svg:height="3.609219in" draw:z-index="0">
<draw:image xlink:href="../Images/liveuamap/2023-05-27T04-03-07/22565626_0.jpg" xlink:type="simple" xlink:show="embed" xlink:actuate="onLoad" draw:mime-type="image/jpeg"/>
</draw:frame>
</text:p>
      <text:p text:style-name="P4">
News Collection Link: <text:a xlink:type="simple" xlink:href="https://liveuamap.com/en/2023/27-may-2-explosions-reported-as-result-of-drone-attack-at" text:style-name="Internet_20_link" text:visited-style-name="Visited_20_Internet_20_Link">
https://liveuamap.com/en/2023/27-may-2-explosions-reported-as-result-of-drone-attack-at</text:a>
</text:p>
      <text:p text:style-name="P4">
Source: <text:a xlink:type="simple" xlink:href="https://t.me/operativnoZSU/98148" text:style-name="Internet_20_link" text:visited-style-name="Visited_20_Internet_20_Link">
https://t.me/operativnoZSU/98148</text:a>
</text:p>
      <!--NEWS-->
      <text:h text:style-name="P10" text:outline-level="1">
<text:span text:style-name="T4">
Donetsk Oblast(10:09). Red Alert: aerial threat. Sirens sounding. Take cover now!</text:span>
</text:h>
      <text:p text:style-name="P4">
Authors: liveuamap (Language: en)</text:p>
      <text:p text:style-name="P4">
Time: 2023-05-27T04:09:00</text:p>
      <text:p text:style-name="P4">
Location: Donetsk Oblast (Latitude:48.72717 Longtitude:37.57877)</text:p>
      <text:p text:style-name="P4">
Videos: []</text:p>
      <text:p text:style-name="P4">
Images: []</text:p>
      <text:p text:style-name="P4">
Tags: ["Europe", "Central and Eastern Europe"]</text:p>
      <text:p text:style-name="P4">
ID: 22565628</text:p>
      <!--METADATA-->
      <text:p text:style-name="P4">
Donetsk Oblast(10:09). Red Alert: aerial threat. Sirens sounding. Take covernow!</text:p>
      <text:p text:style-name="P4">
News Collection Link: <text:a xlink:type="simple" xlink:href="https://liveuamap.com/en/2023/27-may-donetsk-oblast1009-red-alert-aerial-thg" text:style-name="Internet_20_link" text:visited-style-name="Visited_20_Internet_20_Link">
https://liveuamap.com/en/2023/27-may-donetsk-oblast1009-red-alert-aerial-thg</text:a>
</text:p>
      <text:p text:style-name="P4">
Source: <text:a xlink:type="simple" xlink:href="https://t.me/air_alert_ua/46612" text:style-name="Internet_20_link" text:visited-style-name="Visited_20_Internet_20_Link">
https://t.me/air_alert_ua/46612</text:a>
</text:p>
      <!--NEWS-->
      <text:h text:style-name="P10" text:outline-level="1">
<text:span text:style-name="T4">
At Sivershchyna and Slobozhanschyna directions Russian army shelled Senkivka, Sosnivka, Zaliz...</text:span>
</text:h>
      <text:p text:style-name="P4">
Authors: liveuamap (Language: en)</text:p>
      <text:p text:style-name="P4">
Time: 2023-05-27T04:16:00</text:p>
      <text:p text:style-name="P4">
Location: Kharkiv (Latitude:50.29789 Longtitude:36.40217)</text:p>
      <text:p text:style-name="P4">
Videos: []</text:p>
      <text:p text:style-name="P4">
Images: []</text:p>
      <text:p text:style-name="P4">
Tags: ["Russia"]</text:p>
      <text:p text:style-name="P4">
ID: 22565637</text:p>
      <!--METADATA-->
      <text:p text:style-name="P4">
At Sivershchyna and Slobozhanschyna directions Russian army shelled Senkivka,Sosnivka, Zaliznyy Mist of Chernihiv region; Svarkove, Boyaro-Lezhachi, StariVyrky, Pavlivka, Volfyne, Basivka, Zapsillya, Myropillya, Velyka Pysarivka ofSumy region, also Odnorobivka, Kozacha Lopan, Strilecha, Hlyboke, Neskuchne,Zelene, Ternova, Starytsya, Hatysche, Vovchansk, Karayichne, Mala Vovcha,Budarky and Vilkhuvatka of Kharkiv region. Russian aviation conductedairstrikes at Strilecha and Zemlyanky of Kharkiv region, - General Staff ofArmed Forces of Ukraine says in the morning report</text:p>
      <text:p text:style-name="P4">
News Collection Link: <text:a xlink:type="simple" xlink:href="https://liveuamap.com/en/2023/27-may-at-sivershchyna-and-slobozhanschyna-directions-russian" text:style-name="Internet_20_link" text:visited-style-name="Visited_20_Internet_20_Link">
https://liveuamap.com/en/2023/27-may-at-sivershchyna-and-slobozhanschyna-directions-russian</text:a>
</text:p>
      <text:p text:style-name="P4">
Source: <text:a xlink:type="simple" xlink:href="https://t.me/lumsrc/4910" text:style-name="Internet_20_link" text:visited-style-name="Visited_20_Internet_20_Link">
https://t.me/lumsrc/4910</text:a>
</text:p>
      <!--NEWS-->
      <text:h text:style-name="P10" text:outline-level="1">
<text:span text:style-name="T4">
Russian forces conducting offensive actions at Lyman, Bakhmut, Avdiivka and Maryinka directio...</text:span>
</text:h>
      <text:p text:style-name="P4">
Authors: liveuamap (Language: en)</text:p>
      <text:p text:style-name="P4">
Time: 2023-05-27T04:19:49</text:p>
      <text:p text:style-name="P4">
Location: Donetsk (Latitude:48.08679 Longtitude:37.60208)</text:p>
      <text:p text:style-name="P4">
Videos: []</text:p>
      <text:p text:style-name="P4">
Images: []</text:p>
      <text:p text:style-name="P4">
Tags: ["Russia"]</text:p>
      <text:p text:style-name="P4">
ID: 22565629</text:p>
      <!--METADATA-->
      <text:p text:style-name="P4">
Russian forces conducting offensive actions at Lyman, Bakhmut, Avdiivka andMaryinka directions. Ukrainian military had 25 combat engagements with Russianforces near Masutivka, Bilohorivka, Predtechyne, Pervomayske, - General Staffof Armed Forces of Ukraine says in the morning report</text:p>
      <text:p text:style-name="P4">
News Collection Link: <text:a xlink:type="simple" xlink:href="https://liveuamap.com/en/2023/27-may-russian-forces-conducting-offensive-actions-at-lyman" text:style-name="Internet_20_link" text:visited-style-name="Visited_20_Internet_20_Link">
https://liveuamap.com/en/2023/27-may-russian-forces-conducting-offensive-actions-at-lyman</text:a>
</text:p>
      <text:p text:style-name="P4">
Source: <text:a xlink:type="simple" xlink:href="https://t.me/lumsrc/4918" text:style-name="Internet_20_link" text:visited-style-name="Visited_20_Internet_20_Link">
https://t.me/lumsrc/4918</text:a>
</text:p>
      <!--NEWS-->
      <text:h text:style-name="P10" text:outline-level="1">
<text:span text:style-name="T4">
Shelling reported in Schebekyne town of Belgorod region</text:span>
</text:h>
      <text:p text:style-name="P4">
Authors: liveuamap (Language: en)</text:p>
      <text:p text:style-name="P4">
Time: 2023-05-27T04:39:15</text:p>
      <text:p text:style-name="P4">
Location: Belgorod (Latitude:50.41779 Longtitude:36.89213)</text:p>
      <text:p text:style-name="P4">
Videos: []</text:p>
      <text:p text:style-name="P4">
Images: ["<text:a xlink:type="simple" xlink:href="https://liveuamap.com/pics/2023/05/27/22565639_0.jpg" text:style-name="Internet_20_link" text:visited-style-name="Visited_20_Internet_20_Link">
22565639_0.jpg</text:a>
"]</text:p>
      <text:p text:style-name="P4">
Tags: ["Russia", "Europe"]</text:p>
      <text:p text:style-name="P4">
ID: 22565639</text:p>
      <!--METADATA-->
      <text:p text:style-name="P4">
Shelling reported in Schebekyne town of Belgorod region</text:p>
      <text:p text:style-name="P4">
<draw:frame draw:style-name="fr1" draw:name="Image60" text:anchor-type="as-char" svg:width="6.9236in" svg:height="6.9236in" draw:z-index="0">
<draw:image xlink:href="../Images/liveuamap/2023-05-27T04-39-15/22565639_0.jpg" xlink:type="simple" xlink:show="embed" xlink:actuate="onLoad" draw:mime-type="image/jpeg"/>
</draw:frame>
</text:p>
      <text:p text:style-name="P4">
News Collection Link: <text:a xlink:type="simple" xlink:href="https://liveuamap.com/en/2023/27-may-shelling-reported-in-schebekyne-town-of-belgorod-region" text:style-name="Internet_20_link" text:visited-style-name="Visited_20_Internet_20_Link">
https://liveuamap.com/en/2023/27-may-shelling-reported-in-schebekyne-town-of-belgorod-region</text:a>
</text:p>
      <text:p text:style-name="P4">
Source: <text:a xlink:type="simple" xlink:href="https://t.me/shot_shot/52015" text:style-name="Internet_20_link" text:visited-style-name="Visited_20_Internet_20_Link">
https://t.me/shot_shot/52015</text:a>
</text:p>
      <!--NEWS-->
      <text:h text:style-name="P10" text:outline-level="1">
<text:span text:style-name="T4">
Zaporizka Oblast(11:51). Red Alert: aerial threat. Sirens sounding. Take cover now!</text:span>
</text:h>
      <text:p text:style-name="P4">
Authors: liveuamap (Language: en)</text:p>
      <text:p text:style-name="P4">
Time: 2023-05-27T05:54:00</text:p>
      <text:p text:style-name="P4">
Location: Zaporizka Oblast (Latitude:47.612021 Longtitude:35.765261)</text:p>
      <text:p text:style-name="P4">
Videos: []</text:p>
      <text:p text:style-name="P4">
Images: []</text:p>
      <text:p text:style-name="P4">
Tags: ["Europe", "Central and Eastern Europe"]</text:p>
      <text:p text:style-name="P4">
ID: 22565727</text:p>
      <!--METADATA-->
      <text:p text:style-name="P4">
Zaporizka Oblast(11:51). Red Alert: aerial threat. Sirens sounding. Take covernow!</text:p>
      <text:p text:style-name="P4">
News Collection Link: <text:a xlink:type="simple" xlink:href="https://liveuamap.com/en/2023/27-may-zaporizka-oblast1151-red-alert-aerial-g" text:style-name="Internet_20_link" text:visited-style-name="Visited_20_Internet_20_Link">
https://liveuamap.com/en/2023/27-may-zaporizka-oblast1151-red-alert-aerial-g</text:a>
</text:p>
      <text:p text:style-name="P4">
Source: <text:a xlink:type="simple" xlink:href="https://t.me/air_alert_ua/46614" text:style-name="Internet_20_link" text:visited-style-name="Visited_20_Internet_20_Link">
https://t.me/air_alert_ua/46614</text:a>
</text:p>
      <!--NEWS-->
      <text:h text:style-name="P10" text:outline-level="1">
<text:span text:style-name="T4">
Kherson, Khersonska Oblast(12:30). Red Alert: aerial threat. Sirens sounding. Take cover now!</text:span>
</text:h>
      <text:p text:style-name="P4">
Authors: liveuamap (Language: en)</text:p>
      <text:p text:style-name="P4">
Time: 2023-05-27T06:32:00</text:p>
      <text:p text:style-name="P4">
Location: Kherson (Latitude:46.65568 Longtitude:32.61817)</text:p>
      <text:p text:style-name="P4">
Videos: []</text:p>
      <text:p text:style-name="P4">
Images: []</text:p>
      <text:p text:style-name="P4">
Tags: ["Europe", "Central and Eastern Europe"]</text:p>
      <text:p text:style-name="P4">
ID: 22565732</text:p>
      <!--METADATA-->
      <text:p text:style-name="P4">
Kherson, Khersonska Oblast(12:30). Red Alert: aerial threat. Sirens sounding.Take cover now!</text:p>
      <text:p text:style-name="P4">
News Collection Link: <text:a xlink:type="simple" xlink:href="https://liveuamap.com/en/2023/27-may-kherson-khersonska-oblast1230-red-alerg" text:style-name="Internet_20_link" text:visited-style-name="Visited_20_Internet_20_Link">
https://liveuamap.com/en/2023/27-may-kherson-khersonska-oblast1230-red-alerg</text:a>
</text:p>
      <text:p text:style-name="P4">
Source: <text:a xlink:type="simple" xlink:href="https://t.me/air_alert_ua/46616" text:style-name="Internet_20_link" text:visited-style-name="Visited_20_Internet_20_Link">
https://t.me/air_alert_ua/46616</text:a>
</text:p>
      <!--NEWS-->
      <text:h text:style-name="P10" text:outline-level="1">
<text:span text:style-name="T4">
Donetsk Oblast(14:23). Red Alert: aerial threat. Sirens sounding. Take cover now!</text:span>
</text:h>
      <text:p text:style-name="P4">
Authors: liveuamap (Language: en)</text:p>
      <text:p text:style-name="P4">
Time: 2023-05-27T08:26:00</text:p>
      <text:p text:style-name="P4">
Location: Donetsk Oblast (Latitude:48.72744 Longtitude:37.5781)</text:p>
      <text:p text:style-name="P4">
Videos: []</text:p>
      <text:p text:style-name="P4">
Images: []</text:p>
      <text:p text:style-name="P4">
Tags: ["Europe", "Central and Eastern Europe"]</text:p>
      <text:p text:style-name="P4">
ID: 22565736</text:p>
      <!--METADATA-->
      <text:p text:style-name="P4">
Donetsk Oblast(14:23). Red Alert: aerial threat. Sirens sounding. Take covernow!</text:p>
      <text:p text:style-name="P4">
News Collection Link: <text:a xlink:type="simple" xlink:href="https://liveuamap.com/en/2023/27-may-donetsk-oblast1423-red-alert-aerial-thg" text:style-name="Internet_20_link" text:visited-style-name="Visited_20_Internet_20_Link">
https://liveuamap.com/en/2023/27-may-donetsk-oblast1423-red-alert-aerial-thg</text:a>
</text:p>
      <text:p text:style-name="P4">
Source: <text:a xlink:type="simple" xlink:href="https://t.me/air_alert_ua/46618" text:style-name="Internet_20_link" text:visited-style-name="Visited_20_Internet_20_Link">
https://t.me/air_alert_ua/46618</text:a>
</text:p>
      <!--NEWS-->
      <text:h text:style-name="P10" text:outline-level="1">
<text:span text:style-name="T4">
2 Russian servicemen killed as drone attacked a vehicle on the road between Brovnichi and Sus...</text:span>
</text:h>
      <text:p text:style-name="P4">
Authors: liveuamap (Language: en)</text:p>
      <text:p text:style-name="P4">
Time: 2023-05-27T08:55:00</text:p>
      <text:p text:style-name="P4">
Location: Bryansk,Bryanskaya oblast' (Latitude:52.21202 Longtitude:32.31697)</text:p>
      <text:p text:style-name="P4">
Videos: []</text:p>
      <text:p text:style-name="P4">
Images: ["<text:a xlink:type="simple" xlink:href="https://liveuamap.com/pics/2023/05/27/22565743_0.jpg" text:style-name="Internet_20_link" text:visited-style-name="Visited_20_Internet_20_Link">
22565743_0.jpg</text:a>
"]</text:p>
      <text:p text:style-name="P4">
Tags: ["Russia", "Central and Eastern Europe"]</text:p>
      <text:p text:style-name="P4">
ID: 22565743</text:p>
      <!--METADATA-->
      <text:p text:style-name="P4">
2 Russian servicemen killed as drone attacked a vehicle on the road betweenBrovnichi and Sushany in Briansk region</text:p>
      <text:p text:style-name="P4">
<draw:frame draw:style-name="fr1" draw:name="Image61" text:anchor-type="as-char" svg:width="6.9236in" svg:height="5.819682in" draw:z-index="0">
<draw:image xlink:href="../Images/liveuamap/2023-05-27T08-55-00/22565743_0.jpg" xlink:type="simple" xlink:show="embed" xlink:actuate="onLoad" draw:mime-type="image/jpeg"/>
</draw:frame>
</text:p>
      <text:p text:style-name="P4">
News Collection Link: <text:a xlink:type="simple" xlink:href="https://liveuamap.com/en/2023/27-may-2-russian-servicemen-killed-as-drone-attacked-a-vehicle" text:style-name="Internet_20_link" text:visited-style-name="Visited_20_Internet_20_Link">
https://liveuamap.com/en/2023/27-may-2-russian-servicemen-killed-as-drone-attacked-a-vehicle</text:a>
</text:p>
      <text:p text:style-name="P4">
Source: <text:a xlink:type="simple" xlink:href="https://t.me/ENews112/14008" text:style-name="Internet_20_link" text:visited-style-name="Visited_20_Internet_20_Link">
https://t.me/ENews112/14008</text:a>
</text:p>
      <!--NEWS-->
      <text:h text:style-name="P10" text:outline-level="1">
<text:span text:style-name="T4">
Zaporizka Oblast, Dnipro, Dnipropetrovska Oblast(15:08). Red Alert: aerial threat. Sirens sou...</text:span>
</text:h>
      <text:p text:style-name="P4">
Authors: liveuamap (Language: en)</text:p>
      <text:p text:style-name="P4">
Time: 2023-05-27T09:09:00</text:p>
      <text:p text:style-name="P4">
Location: Zaporizka Oblast (Latitude:47.611421 Longtitude:35.766451)</text:p>
      <text:p text:style-name="P4">
Videos: []</text:p>
      <text:p text:style-name="P4">
Images: []</text:p>
      <text:p text:style-name="P4">
Tags: ["Europe", "Central and Eastern Europe"]</text:p>
      <text:p text:style-name="P4">
ID: 22565737</text:p>
      <!--METADATA-->
      <text:p text:style-name="P4">
Zaporizka Oblast, Dnipro, Dnipropetrovska Oblast(15:08). Red Alert: aerialthreat. Sirens sounding. Take cover now!</text:p>
      <text:p text:style-name="P4">
News Collection Link: <text:a xlink:type="simple" xlink:href="https://liveuamap.com/en/2023/27-may-zaporizka-oblast-dnipro-dnipropetrovskg" text:style-name="Internet_20_link" text:visited-style-name="Visited_20_Internet_20_Link">
https://liveuamap.com/en/2023/27-may-zaporizka-oblast-dnipro-dnipropetrovskg</text:a>
</text:p>
      <text:p text:style-name="P4">
Source: <text:a xlink:type="simple" xlink:href="https://t.me/air_alert_ua/46621" text:style-name="Internet_20_link" text:visited-style-name="Visited_20_Internet_20_Link">
https://t.me/air_alert_ua/46621</text:a>
</text:p>
      <!--NEWS-->
      <text:h text:style-name="P10" text:outline-level="1">
<text:span text:style-name="T4">
У Раді пропонують створити в Україні культурно-інформаційні центри поневолених народів Росії</text:span>
</text:h>
      <text:p text:style-name="P4">
Authors: Ukrinform (Person)</text:p>
      <text:p text:style-name="P4">
Publisher: Укринформ (Organization)</text:p>
      <text:p text:style-name="P4">
Published Time: 2023-05-27T09:29:00+03:00</text:p>
      <text:p text:style-name="P4">
Modified Time: 2023-05-27T09:29:00+03:00</text:p>
      <text:p text:style-name="P4">
Description: Голова Комітету Верховної Ради з питань гуманітарної та інформаційної політики, народний депутат від партії "Слуга народу" Микита Потураєв запропонував створити в Україні культурно-інформаційні центри поневолених народів, які проживають на території Росії. — Укрінформ.</text:p>
      <text:p text:style-name="P4">
Images: ['<text:a xlink:type="simple" xlink:href="https://static.ukrinform.com/photos/2023_04/thumb_files/630_360_1682685211-525.jpg" text:style-name="Internet_20_link" text:visited-style-name="Visited_20_Internet_20_Link">
630_360_16826...</text:a>
']</text:p>
      <text:p text:style-name="P4">
Tags: None</text:p>
      <text:p text:style-name="P4">
Type: Article</text:p>
      <!--METADATA-->
      <text:p text:style-name="P4">
<draw:frame draw:style-name="fr1" draw:name="Image62" text:anchor-type="as-char" svg:width="6.9236in" svg:height="3.956343in" draw:z-index="0">
<draw:image xlink:href="../Images/yкринформ/2023-05-27T09-29-00-03-00/630_360_1682685211-525.jpg" xlink:type="simple" xlink:show="embed" xlink:actuate="onLoad" draw:mime-type="image/jpeg"/>
</draw:frame>
 ГоловаКомітету Верховної Ради з питань гуманітарної та інформаційної політики,народний депутат від партії "Слуга народу" Микита Потураєв запропонувавстворити в Україні культурно-інформаційні центри поневолених народів, якіпроживають на території Росії.</text:p>
      <text:p text:style-name="P4">
Як передає Укрінформ, про це він заявив в ефірі токшоу "Новий відлік" на  <text:a xlink:type="simple" xlink:href="https://suspilne.media/488626-nardep-zaproponuvav-stvoriti-v-ukraini-kulturni-centri-ponevolenih-narodiv-rf/" text:style-name="Internet_20_link" text:visited-style-name="Visited_20_Internet_20_Link">
Суспільному </text:a>
 .</text:p>
      <text:p text:style-name="P4">
"Ця робота з національними меншинами, вона мені здається дуже перспективною.Ми ж знаємо, що в так званій федерації повністю задавлені всі культурні праваі свободи народів, які поневолені. Там вже зачищена рідна мова, мови цихнаціональностей, зі шкільних курсів, я вже не кажу про курси вищої освіти", —зазначив парламентарій.</text:p>
      <text:p text:style-name="P4">
Відтак, за його словами, Україні варто подумати про те, щоб створити на своїйтериторії культурно-інформаційні центри для народів Росії.</text:p>
      <text:p text:style-name="P4">
"Тих самих хантів, тих самих мансі, тих самих волзьких татар, там багато жнаціональностей. Дуже багато людей з так званої Російської Федерації поїхали.Ми можемо їм запропонувати <text:a xlink:type="simple" xlink:href="https://www.ukrinform.ua/tag-kiiv" text:style-name="Internet_20_link" text:visited-style-name="Visited_20_Internet_20_Link">
 Київ </text:a>
 якмісце, де будуть розташовані ці культурно-інформаційні центри", — зауваживПотураєв.</text:p>
      <text:p text:style-name="P4">
Водночас він висловив думку, що такі інформаційні центри мають займатисявиключно культурно-просвітницькою роботою.</text:p>
      <text:p text:style-name="P4">
<text:span text:style-name="T4">
Читайте також:</text:span>
 <text:a xlink:type="simple" xlink:href="https://www.ukrinform.ua/rubric-polytics/3595656-rada-viznala-ickeriu-timcasovo-okupovanou-rosijskou-federacieu.html" text:style-name="Internet_20_link" text:visited-style-name="Visited_20_Internet_20_Link">
 Рада визнала ю тимчасово окупованою російською федерацією</text:a>
</text:p>
      <text:p text:style-name="P4">
"Культурно-інформаційні центри будуть, можливо, комусь нагадувати неформальніневизнані посольства невизнаного Тайваню — ну так це справа тих, хто будебачити в цьому якісь паралелі. Я в цьому жодних паралелей не бачу, тількикультура, тільки інформація. Чому б не підтримати людей, які поневолені, якіпозбавлені їхніх культурних прав на території цієї так званої федерації? Нехайвони мають у нас представництва", — запропонував парламентарій.</text:p>
      <text:p text:style-name="P4">
Як повідомляв Укрінформ, віцепрем’єрка уряду Незалежного Татарстану АїдаАбдрахманова в  <text:a xlink:type="simple" xlink:href="https://www.ukrinform.ua/rubric-world/3710096-aida-abdrahmanova-vicepremerka-uradu-nezaleznogo-tatarstanu.html" text:style-name="Internet_20_link" text:visited-style-name="Visited_20_Internet_20_Link">
 інтерв'ю </text:a>
 Укрінформу заявила, що перемога України – у деколонізації,деімперіалізації, денуклеаризації Росії. "Вона має розпастись, її не повиннобути у нинішньому вигляді. Поки існує такий сусід – агресивний, тоталітарний,абсолютно терористичний режим – жодна держава не матиме відчуття спокою, миру,можливості вибудовувати перспективу на майбутнє", - вважає Абдрахманова.</text:p>
      <text:p text:style-name="P4">
Source: <text:a xlink:type="simple" xlink:href="https://www.ukrinform.ua/rubric-culture/3714816-u-radi-proponuut-stvoriti-v-ukraini-kulturnoinformacijni-centri-ponevolenih-narodiv-rosii.html" text:style-name="Internet_20_link" text:visited-style-name="Visited_20_Internet_20_Link">
https://www.ukrinform.ua/rubric-culture/3714816-u-radi-proponuut-stvoriti-v-ukraini-kulturnoinformacijni-centri-ponevolenih-narodiv-rosii.html</text:a>
</text:p>
      <!--NEWS-->
      <text:h text:style-name="P10" text:outline-level="1">
<text:span text:style-name="T4">
В Україні 174 тисячі квадратних кілометрів потенційно забруднені вибухонебезпечними предметами</text:span>
</text:h>
      <text:p text:style-name="P4">
Authors: Ukrinform (Person)</text:p>
      <text:p text:style-name="P4">
Publisher: Укринформ (Organization)</text:p>
      <text:p text:style-name="P4">
Published Time: 2023-05-27T09:30:00+03:00</text:p>
      <text:p text:style-name="P4">
Modified Time: 2023-05-27T09:30:00+03:00</text:p>
      <text:p text:style-name="P4">
Description: В Україні близько 174 тисяч квадратних кілометрів вважаються потенційно забрудненими вибухонебезпечними предметами внаслідок російської агресії. — Укрінформ.</text:p>
      <text:p text:style-name="P4">
Images: ['<text:a xlink:type="simple" xlink:href="https://static.ukrinform.com/photos/2023_03/thumb_files/630_360_1678725501-826.jpg" text:style-name="Internet_20_link" text:visited-style-name="Visited_20_Internet_20_Link">
630_360_16787...</text:a>
']</text:p>
      <text:p text:style-name="P4">
Tags: ['Міна', 'Міноборони', 'Розмінування', 'Війна з Росією']</text:p>
      <text:p text:style-name="P4">
Type: Article</text:p>
      <!--METADATA-->
      <text:p text:style-name="P4">
<draw:frame draw:style-name="fr1" draw:name="Image63" text:anchor-type="as-char" svg:width="6.9236in" svg:height="3.956343in" draw:z-index="0">
<draw:image xlink:href="../Images/yкринформ/2023-05-27T09-30-00-03-00/630_360_1678725501-826.jpg" xlink:type="simple" xlink:show="embed" xlink:actuate="onLoad" draw:mime-type="image/jpeg"/>
</draw:frame>
 В Україніблизько 174 тисяч квадратних кілометрів вважаються потенційно забрудненимивибухонебезпечними предметами внаслідок російської агресії.</text:p>
      <text:p text:style-name="P4">
Про це повідомила пресслужба Міністерства оборони у <text:a xlink:type="simple" xlink:href="https://t.me/ministry_of_defense_ua/7632" text:style-name="Internet_20_link" text:visited-style-name="Visited_20_Internet_20_Link">
 Телеграмі</text:a>
 , передає Укрінформ.</text:p>
      <text:p text:style-name="P4">
«Приблизно 174 тисячі квадратних кілометрів українських територій, включно зморськими акваторіями, вважаються потенційно забрудненими <text:a xlink:type="simple" xlink:href="https://www.ukrinform.ua/tag-vibuhivka" text:style-name="Internet_20_link" text:visited-style-name="Visited_20_Internet_20_Link">
 вибухонебезпечнимипредметами </text:a>
 внаслідокширокомасштабного вторгнення РФ», - йдеться у повідомленні.</text:p>
      <text:p text:style-name="P4">
У МОУ уточнили, що потенційно забрудненими вважаються всі території, на якихвелись або ведуться активні бойові дії, які перебувають в тимчасовій окупаціїта зазнали авіаційних і ракетних ударів.</text:p>
      <text:p text:style-name="P4">
<text:span text:style-name="T4">
Читайте також:</text:span>
 <text:a xlink:type="simple" xlink:href="https://www.ukrinform.ua/rubric-society/3714089-ukraina-zalucatime-kraini-nato-do-gumanitarnogo-rozminuvanna.html" text:style-name="Internet_20_link" text:visited-style-name="Visited_20_Internet_20_Link">
 Україна залучатиме країни НАТО до гуманітарного</text:a>
</text:p>
      <text:p text:style-name="P4">
Зазанчається, що площа деокупованих територій, на яких проводиться обстеження,становить 45 тисяч квадратних кілометрів, з яких 17 тисяч кв. км - це землісільськогосподарського призначення.</text:p>
      <text:p text:style-name="P4">
Як повідомляв Укрінформ, <text:a xlink:type="simple" xlink:href="https://www.ukrinform.ua/rubric-society/3714089-ukraina-zalucatime-kraini-nato-do-gumanitarnogo-rozminuvanna.html" text:style-name="Internet_20_link" text:visited-style-name="Visited_20_Internet_20_Link">
 Україна співпрацюватиме з країнами НАТО у питаннігуманітарного розмінування територій. </text:a>
</text:p>
      <text:p text:style-name="P4">
Source: <text:a xlink:type="simple" xlink:href="https://www.ukrinform.ua/rubric-ato/3714817-v-ukraini-174-tisaci-kvadratnih-kilometriv-potencijno-zabrudneni-vibuhonebezpecnimi-predmetami.html" text:style-name="Internet_20_link" text:visited-style-name="Visited_20_Internet_20_Link">
https://www.ukrinform.ua/rubric-ato/3714817-v-ukraini-174-tisaci-kvadratnih-kilometriv-potencijno-zabrudneni-vibuhonebezpecnimi-predmetami.html</text:a>
</text:p>
      <!--NEWS-->
      <text:h text:style-name="P10" text:outline-level="1">
<text:span text:style-name="T4">
Окупанти вивезли в Крим експонати із заповідника «Кам’яна могила»</text:span>
</text:h>
      <text:p text:style-name="P4">
Authors: Ukrinform (Person)</text:p>
      <text:p text:style-name="P4">
Publisher: Укринформ (Organization)</text:p>
      <text:p text:style-name="P4">
Published Time: 2023-05-27T09:37:00+03:00</text:p>
      <text:p text:style-name="P4">
Modified Time: 2023-05-27T09:37:00+03:00</text:p>
      <text:p text:style-name="P4">
Description: У тимчасово окупованому Криму росіяни виставили експонати, викрадені з історико-археологічного заповідника «Кам’яна Могила». — Укрінформ.</text:p>
      <text:p text:style-name="P4">
Images: ['<text:a xlink:type="simple" xlink:href="https://static.ukrinform.com/photos/2023_05/thumb_files/630_360_1685169373-369.jpg" text:style-name="Internet_20_link" text:visited-style-name="Visited_20_Internet_20_Link">
630_360_16851...</text:a>
']</text:p>
      <text:p text:style-name="P4">
Tags: ['Крим', 'Музей', 'Заповідник', "Кам'яна могила"]</text:p>
      <text:p text:style-name="P4">
Type: Article</text:p>
      <!--METADATA-->
      <text:p text:style-name="P4">
<draw:frame draw:style-name="fr1" draw:name="Image64" text:anchor-type="as-char" svg:width="6.9236in" svg:height="3.956343in" draw:z-index="0">
<draw:image xlink:href="../Images/yкринформ/2023-05-27T09-37-00-03-00/630_360_1685169373-369.jpg" xlink:type="simple" xlink:show="embed" xlink:actuate="onLoad" draw:mime-type="image/jpeg"/>
</draw:frame>
 Утимчасово окупованому Криму росіяни виставили експонати, викрадені з історико-археологічного заповідника «Кам’яна Могила».</text:p>
      <text:p text:style-name="P4">
Як передає Укрінформ, про це повідомляє  <text:a xlink:type="simple" xlink:href="https://sprotyv.mod.gov.ua/rosiyany-vyvezly-v-krym-eksponaty-kam-yanoyi-mogyly/" text:style-name="Internet_20_link" text:visited-style-name="Visited_20_Internet_20_Link">
 Центр національного спротиву</text:a>
 .</text:p>
      <text:p text:style-name="P4">
"В кримському музеї-заповіднику «Херсонес Таврійський» окупанти відкриливиставку із 120 археологічними артефактами, які вивезли з <text:a xlink:type="simple" xlink:href="https://www.ukrinform.ua/tag-muzej" text:style-name="Internet_20_link" text:visited-style-name="Visited_20_Internet_20_Link">
 музею</text:a>
 «Кам’яна Могила», що розташований натимчасово окупованій території Запорізької області", - йдеться у повідомленні.</text:p>
      <text:p text:style-name="P4">
У ЦНС також розповіли, що в січні 2023 року призначена окупаційноюадміністрацією «директорка» музею «Херсонес Таврійський» Олена Морозоваповідомляла, що з Криму виїхала делегація, щоб вивчити фонди заповідника«Кам’яна могила».</text:p>
      <text:p text:style-name="P4">
<text:span text:style-name="T4">
Читайте також:</text:span>
 <text:a xlink:type="simple" xlink:href="https://www.ukrinform.ua/rubric-culture/3712957-rosiani-rozgrabuvali-muzejzapovidnik-hersones-tavrijskij.html" text:style-name="Internet_20_link" text:visited-style-name="Visited_20_Internet_20_Link">
 - « » </text:a>
</text:p>
      <text:p text:style-name="P4">
У ЦНС застерігають, що аналогічні процеси відбуваються і з Бердянськимхудожнім музеєм, з якого, російські загарбники вже почали вивозити найціннішікартини.</text:p>
      <text:p text:style-name="P4">
Державний історико-археологічний музей-заповідник Кам’яна Могила — визначнапам’ятка древньої культури в Україні поблизу Мелітополя (село Терпіння) уЗапорізькій області. Входить до "7 чудес" України.</text:p>
      <text:p text:style-name="P4">
Як повідомляв Укрінформ, із херсонських музеїв російські агресори <text:a xlink:type="simple" xlink:href="https://www.ukrinform.ua/rubric-culture/3612831-rosiani-vivezli-z-hersonskih-muzeiv-majze-15-tisac-kartin.html" text:style-name="Internet_20_link" text:visited-style-name="Visited_20_Internet_20_Link">
 викралинайцінніші експонати </text:a>
 .</text:p>
      <text:p text:style-name="P4">
_ Фото: shutterstock  _</text:p>
      <text:p text:style-name="P4">
Source: <text:a xlink:type="simple" xlink:href="https://www.ukrinform.ua/rubric-crimea/3714821-okupanti-vivezli-v-krim-eksponati-iz-zapovidnika-kamana-mogila.html" text:style-name="Internet_20_link" text:visited-style-name="Visited_20_Internet_20_Link">
https://www.ukrinform.ua/rubric-crimea/3714821-okupanti-vivezli-v-krim-eksponati-iz-zapovidnika-kamana-mogila.html</text:a>
</text:p>
      <!--NEWS-->
      <text:h text:style-name="P10" text:outline-level="1">
<text:span text:style-name="T4">
Байндль і Ястремська отримали суперниць в основній сітці «Ролан Гаррос»</text:span>
</text:h>
      <text:p text:style-name="P4">
Authors: Ukrinform (Person)</text:p>
      <text:p text:style-name="P4">
Publisher: Укринформ (Organization)</text:p>
      <text:p text:style-name="P4">
Published Time: 2023-05-27T09:39:00+03:00</text:p>
      <text:p text:style-name="P4">
Modified Time: 2023-05-27T09:39:00+03:00</text:p>
      <text:p text:style-name="P4">
Description: Українські тенісистки Катерина Байндль і Даяна Ястремська отримали перших суперниць в «основі» турніру Grand Slam «Ролан Гаррос» із призовим фондом €19,804,000. — Укрінформ.</text:p>
      <text:p text:style-name="P4">
Images: ['<text:a xlink:type="simple" xlink:href="https://static.ukrinform.com/photos/2023_05/thumb_files/630_360_1685169392-153.jpg" text:style-name="Internet_20_link" text:visited-style-name="Visited_20_Internet_20_Link">
630_360_16851...</text:a>
']</text:p>
      <text:p text:style-name="P4">
Tags: ['Франція', 'Теніс', 'Жінки', 'Даяна Ястремська']</text:p>
      <text:p text:style-name="P4">
Type: Article</text:p>
      <!--METADATA-->
      <text:p text:style-name="P4">
<draw:frame draw:style-name="fr1" draw:name="Image65" text:anchor-type="as-char" svg:width="6.9236in" svg:height="3.956343in" draw:z-index="0">
<draw:image xlink:href="../Images/yкринформ/2023-05-27T09-39-00-03-00/630_360_1685169392-153.jpg" xlink:type="simple" xlink:show="embed" xlink:actuate="onLoad" draw:mime-type="image/jpeg"/>
</draw:frame>
 Українськітенісистки Катерина Байндль і Даяна Ястремська отримали перших суперниць в«основі» турніру Grand Slam «Ролан Гаррос» із призовим фондом €19,804,000.</text:p>
      <text:p text:style-name="P4">
Змагання триватимуть у Парижі з 28 травня по 11 червня, передає Укрінформ.</text:p>
      <text:p text:style-name="P4">
Байндль (№80 WTA) стартовий матч на Ролан Гаррос проведе проти «кваліфаєрки»Ольги Данилович із Сербії (104).</text:p>
      <text:p text:style-name="P4">
<text:span text:style-name="T4">
Читайте також:</text:span>
 <text:a xlink:type="simple" xlink:href="https://www.ukrinform.ua/rubric-sports/3714183-ukrainka-astremska-peremogla-minnen-i-zigrae-v-osnovnij-castini-rolan-garros.html" text:style-name="Internet_20_link" text:visited-style-name="Visited_20_Internet_20_Link">
 Українка Ястремська перемогла Міннен і зіграє в основнійчастині </text:a>
</text:p>
      <text:p text:style-name="P4">
Ястремська (144), яка здобула три перемоги у відбірковій сітці, у першому колізустрінеться з 22-ю сіяною Донною Векич (22). Даяна виграла у трьох ізчотирьох матчів проти хорватки, проте поступилася в їхній попередній зустрічіминулого року на турнірі в Істборні (Велика Британія).</text:p>
      <text:p text:style-name="P4">
На фото: Катерина Байндль/btu.org.</text:p>
      <text:p text:style-name="P4">
Source: <text:a xlink:type="simple" xlink:href="https://www.ukrinform.ua/rubric-sports/3714819-bajndl-i-astremska-otrimali-supernic-v-osnovnij-sitci-rolan-garros.html" text:style-name="Internet_20_link" text:visited-style-name="Visited_20_Internet_20_Link">
https://www.ukrinform.ua/rubric-sports/3714819-bajndl-i-astremska-otrimali-supernic-v-osnovnij-sitci-rolan-garros.html</text:a>
</text:p>
      <!--NEWS-->
      <text:h text:style-name="P10" text:outline-level="1">
<text:span text:style-name="T4">
У Південній Африці розпочався суд над підозрюваним у геноциді в Руанді</text:span>
</text:h>
      <text:p text:style-name="P4">
Authors: Ukrinform (Person)</text:p>
      <text:p text:style-name="P4">
Publisher: Укринформ (Organization)</text:p>
      <text:p text:style-name="P4">
Published Time: 2023-05-27T09:49:00+03:00</text:p>
      <text:p text:style-name="P4">
Modified Time: 2023-05-27T09:49:00+03:00</text:p>
      <text:p text:style-name="P4">
Description: Один із найбільш розшукуваних підозрюваних у геноциді 1994 року в Руанді, якого звинувачують у замовленні вбивства 2 000 людей, що переховувалися в церкві, заперечив свою причетність до злочину. — Укрінформ.</text:p>
      <text:p text:style-name="P4">
Images: ['<text:a xlink:type="simple" xlink:href="https://static.ukrinform.com/photos/2023_05/thumb_files/630_360_1685028036-733.png" text:style-name="Internet_20_link" text:visited-style-name="Visited_20_Internet_20_Link">
630_360_16850...</text:a>
']</text:p>
      <text:p text:style-name="P4">
Tags: ['Геноцид', 'Підозра', 'Суд', 'Руанда']</text:p>
      <text:p text:style-name="P4">
Type: Article</text:p>
      <!--METADATA-->
      <text:p text:style-name="P4">
<draw:frame draw:style-name="fr1" draw:name="Image66" text:anchor-type="as-char" svg:width="6.9236in" svg:height="3.956343in" draw:z-index="0">
<draw:image xlink:href="../Images/yкринформ/2023-05-27T09-49-00-03-00/630_360_1685028036-733.png" xlink:type="simple" xlink:show="embed" xlink:actuate="onLoad" draw:mime-type="image/png"/>
</draw:frame>
 Один ізнайбільш розшукуваних підозрюваних у геноциді 1994 року в Руанді, якогозвинувачують у замовленні вбивства 2 000 людей, що переховувалися в церкві,заперечив свою причетність до злочину.</text:p>
      <text:p text:style-name="P4">
Як передає Укрінформ, про це повідомляє <text:a xlink:type="simple" xlink:href="https://www.reuters.com/world/africa/rwandan-genocide-accused-fulgence-kayishema-appears-south-african-court-2023-05-26/" text:style-name="Internet_20_link" text:visited-style-name="Visited_20_Internet_20_Link">
 Reuters.</text:a>
</text:p>
      <text:p text:style-name="P4">
Фульгенс Кайішема, який переховувався протягом двох десятиліть, бувзаарештований у середу під чужим іменем на виноградній фермі в ПівденнійАфриці, де, за словами прокурора, його видали інші біженці.</text:p>
      <text:p text:style-name="P4">
Під час першого слухання на запитання журналіста, чи має він що сказатижертвам, 62-річний підозрюваний, тримаючи в руках Біблію і книгу з написом"Ісус понад усе", у Магістратському суді Кейптауна відповів: "Що я можусказати? Нам шкода чути про те, що відбувалося. У той час йшла війна... Я немав до цього ніякого відношення".</text:p>
      <text:p text:style-name="P4">
<text:span text:style-name="T4">
Читайте також:</text:span>
 <text:a xlink:type="simple" xlink:href="https://www.ukrinform.ua/rubric-polytics/3714433-ukraina-vidkrie-posolstvo-v-ruandi.html" text:style-name="Internet_20_link" text:visited-style-name="Visited_20_Internet_20_Link">
 Україна відкриє посольство в Руанді</text:a>
</text:p>
      <text:p text:style-name="P4">
Колишній офіцер поліції Фульгенс Кайішема переховувався з 2001 року, колиМіжнародний кримінальний трибунал по <text:a xlink:type="simple" xlink:href="https://www.ukrinform.ua/tag-ruanda" text:style-name="Internet_20_link" text:visited-style-name="Visited_20_Internet_20_Link">
 Руанді </text:a>
 (МТКР) висунув йому звинувачення в геноциді за причетність доруйнування католицької церкви Ньянге в префектурі Кібуе.</text:p>
      <text:p text:style-name="P4">
Як повідомляв Укрінформ, <text:a xlink:type="simple" xlink:href="https://www.ukrinform.ua/rubric-world/3714147-u-pivdennij-africi-zatrimali-pidozruvanogo-u-genocidi-v-ruandi.html" text:style-name="Internet_20_link" text:visited-style-name="Visited_20_Internet_20_Link">
 у Південній Африці заарештували руандійця</text:a>
 , за чиїм наказом були вбиті близько2000 тутсі, які шукали притулку в церкві під час геноциду 1994 року.</text:p>
      <text:p text:style-name="P4">
<text:span text:style-name="T5">
Фото: Getty Images</text:span>
</text:p>
      <text:p text:style-name="P4">
Source: <text:a xlink:type="simple" xlink:href="https://www.ukrinform.ua/rubric-world/3714825-u-pivdennij-africi-rozpocavsa-sud-nad-pidozruvanim-u-genocidi-v-ruandi.html" text:style-name="Internet_20_link" text:visited-style-name="Visited_20_Internet_20_Link">
https://www.ukrinform.ua/rubric-world/3714825-u-pivdennij-africi-rozpocavsa-sud-nad-pidozruvanim-u-genocidi-v-ruandi.html</text:a>
</text:p>
      <!--NEWS-->
      <text:h text:style-name="P10" text:outline-level="1">
<text:span text:style-name="T4">
Українка Юлія Чумаченко виграла змагання зі стрибків у висоту на Кіпрі</text:span>
</text:h>
      <text:p text:style-name="P4">
Authors: Ukrinform (Person)</text:p>
      <text:p text:style-name="P4">
Publisher: Укринформ (Organization)</text:p>
      <text:p text:style-name="P4">
Published Time: 2023-05-27T09:54:00+03:00</text:p>
      <text:p text:style-name="P4">
Modified Time: 2023-05-27T09:54:00+03:00</text:p>
      <text:p text:style-name="P4">
Description: Українська стрибунка у висоту Юлія Чумаченко стала переможницею змагань Cyprus International Athletics Meeting. — Укрінформ.</text:p>
      <text:p text:style-name="P4">
Images: ['<text:a xlink:type="simple" xlink:href="https://static.ukrinform.com/photos/2023_05/thumb_files/630_360_1685170044-504.jpg" text:style-name="Internet_20_link" text:visited-style-name="Visited_20_Internet_20_Link">
630_360_16851...</text:a>
']</text:p>
      <text:p text:style-name="P4">
Tags: ['Кіпр', 'Легка атлетика', 'Спорт', 'Збірна України', 'Жінки']</text:p>
      <text:p text:style-name="P4">
Type: Article</text:p>
      <!--METADATA-->
      <text:p text:style-name="P4">
<draw:frame draw:style-name="fr1" draw:name="Image67" text:anchor-type="as-char" svg:width="6.9236in" svg:height="3.956343in" draw:z-index="0">
<draw:image xlink:href="../Images/yкринформ/2023-05-27T09-54-00-03-00/630_360_1685170044-504.jpg" xlink:type="simple" xlink:show="embed" xlink:actuate="onLoad" draw:mime-type="image/jpeg"/>
</draw:frame>
 Українськастрибунка у висоту Юлія Чумаченко стала переможницею змагань CyprusInternational Athletics Meeting.</text:p>
      <text:p text:style-name="P4">
Турнір за програмою Світового легкоатлетичного континентального туру категоріїBronze <text:a xlink:type="simple" xlink:href="http://https://www.facebook.com/olympicua" text:style-name="Internet_20_link" text:visited-style-name="Visited_20_Internet_20_Link">
 проходив </text:a>
 у місті Лімасол(Кіпр), передає Укрінформ.</text:p>
      <text:p text:style-name="P4">
Наша спортсменка єдиною подолала висоту 1,84 м, випередивши ще сімохсуперниць, одразу чотири з яких зупинилися на 1,80.</text:p>
      <text:p text:style-name="P4">
<text:span text:style-name="T4">
Читайте також:</text:span>
 <text:a xlink:type="simple" xlink:href="https://www.ukrinform.ua/rubric-sports/3708797-magucih-zdobula-zoloto-z-rekordom-sezonu-na-turniri-v-kenii.html" text:style-name="Internet_20_link" text:visited-style-name="Visited_20_Internet_20_Link">
 здобула «золото» з рекордом сезону на турнірі в Кенії</text:a>
</text:p>
      <text:p text:style-name="P4">
Срібною призеркою стала господарка турніру Татьяна Гусін, бронзовою - ФедраФекете з Угорщини.</text:p>
      <text:p text:style-name="P4">
Фото: uaf.org.ua.</text:p>
      <text:p text:style-name="P4">
Source: <text:a xlink:type="simple" xlink:href="https://www.ukrinform.ua/rubric-sports/3714829-ukrainka-ulia-cumacenko-vigrala-zmaganna-zi-stribkiv-u-visotu-na-kipri.html" text:style-name="Internet_20_link" text:visited-style-name="Visited_20_Internet_20_Link">
https://www.ukrinform.ua/rubric-sports/3714829-ukrainka-ulia-cumacenko-vigrala-zmaganna-zi-stribkiv-u-visotu-na-kipri.html</text:a>
</text:p>
      <!--NEWS-->
      <text:h text:style-name="P10" text:outline-level="1">
<text:span text:style-name="T4">
Missile strike reported near port in Berdiansk in occupied part of Zaporizhzhia region</text:span>
</text:h>
      <text:p text:style-name="P4">
Authors: liveuamap (Language: en)</text:p>
      <text:p text:style-name="P4">
Time: 2023-05-27T09:54:00</text:p>
      <text:p text:style-name="P4">
Location: Berdians'k,Zaporiz'ka oblast (Latitude:46.75456 Longtitude:36.77776)</text:p>
      <text:p text:style-name="P4">
Videos: []</text:p>
      <text:p text:style-name="P4">
Images: []</text:p>
      <text:p text:style-name="P4">
Tags: ["Europe", "Central and Eastern Europe"]</text:p>
      <text:p text:style-name="P4">
ID: 22565744</text:p>
      <!--METADATA-->
      <text:p text:style-name="P4">
Missile strike reported near port in Berdiansk in occupied part ofZaporizhzhia region</text:p>
      <text:p text:style-name="P4">
News Collection Link: <text:a xlink:type="simple" xlink:href="https://liveuamap.com/en/2023/27-may-missile-strike-reported-near-port-in-berdiansk-in" text:style-name="Internet_20_link" text:visited-style-name="Visited_20_Internet_20_Link">
https://liveuamap.com/en/2023/27-may-missile-strike-reported-near-port-in-berdiansk-in</text:a>
</text:p>
      <text:p text:style-name="P4">
Source: <text:a xlink:type="simple" xlink:href="https://t.me/mash_donbass/4000" text:style-name="Internet_20_link" text:visited-style-name="Visited_20_Internet_20_Link">
https://t.me/mash_donbass/4000</text:a>
</text:p>
      <!--NEWS-->
      <text:h text:style-name="P10" text:outline-level="1">
<text:span text:style-name="T4">
Війська РФ протягом доби обстрілювали Білогорівку, Невське, Діброву і Стельмахівку</text:span>
</text:h>
      <text:p text:style-name="P4">
Authors: Ukrinform (Person)</text:p>
      <text:p text:style-name="P4">
Publisher: Укринформ (Organization)</text:p>
      <text:p text:style-name="P4">
Published Time: 2023-05-27T09:54:17+03:00</text:p>
      <text:p text:style-name="P4">
Modified Time: 2023-05-27T09:54:17+03:00</text:p>
      <text:p text:style-name="P4">
Description: Російська армія минулої доби, 26 травня, здійснювала обстріли Білогорівки, Невського, Діброви і Стельмахівки Луганської області. — Укрінформ.</text:p>
      <text:p text:style-name="P4">
Images: ['<text:a xlink:type="simple" xlink:href="https://static.ukrinform.com/photos/2022_05/thumb_files/630_360_1652041267-925.jpg" text:style-name="Internet_20_link" text:visited-style-name="Visited_20_Internet_20_Link">
630_360_16520...</text:a>
']</text:p>
      <text:p text:style-name="P4">
Tags: ['Луганщина', 'Обстріл', 'Війна з Росією']</text:p>
      <text:p text:style-name="P4">
Type: Article</text:p>
      <!--METADATA-->
      <text:p text:style-name="P4">
<draw:frame draw:style-name="fr1" draw:name="Image68" text:anchor-type="as-char" svg:width="6.9236in" svg:height="3.956343in" draw:z-index="0">
<draw:image xlink:href="../Images/yкринформ/2023-05-27T09-54-17-03-00/630_360_1652041267-925.jpg" xlink:type="simple" xlink:show="embed" xlink:actuate="onLoad" draw:mime-type="image/jpeg"/>
</draw:frame>
 Російськаармія минулої доби, 26 травня, здійснювала обстріли Білогорівки, Невського,Діброви і Стельмахівки Луганської області.</text:p>
      <text:p text:style-name="P4">
Як передає Укрінформ, про це Луганська обласна військова адміністраціяповідомляє у  <text:a xlink:type="simple" xlink:href="https://www.facebook.com/odalug/posts/pfbid032zGEDDxgowNfcMVRWJXpDNu7sjF7qKBskQ2Q69ahRpBo7FPaoTY45YFBeXayrrTkl" text:style-name="Internet_20_link" text:visited-style-name="Visited_20_Internet_20_Link">
 Фейсбуці</text:a>
.</text:p>
      <text:p text:style-name="P4">
За словами начальника ОВА Артема Лисогора, перебувати в селах на лінії фронтувкрай небезпечно. “Хоча <text:a xlink:type="simple" xlink:href="https://www.ukrinform.ua/tag-evakuacia" text:style-name="Internet_20_link" text:visited-style-name="Visited_20_Internet_20_Link">
 виїжджати </text:a>
погоджуються лише по декілька людей на тиждень. Тим, кого не вдалося вмовитиубезпечити себе, завезли хліб, деякі будівельні матеріали та запас продуктів”,– зазначив він.</text:p>
      <text:p text:style-name="P4">
<text:span text:style-name="T4">
Читайте також:</text:span>
 <text:a xlink:type="simple" xlink:href="https://www.ukrinform.ua/rubric-ato/3713692-nacgvardijci-pokazali-ak-oboronaut-bilogorivku-forpost-lugansini.html" text:style-name="Internet_20_link" text:visited-style-name="Visited_20_Internet_20_Link">
 Нацгвардійці показали, як обороняють Білогорівку -форпост щини </text:a>
</text:p>
      <text:p text:style-name="P4">
“Білогорівка перебуває під постійним тиском росіян – просунутися ворогу невдалося. Також селище витримало авіаудар та масований обстріл”, - наголосивЛисогор.</text:p>
      <text:p text:style-name="P4">
Як повідомляв Укрінформ, російські загарбники на тимчасово захопленійтериторії Луганської області збільшують кількість блокпостів та  <text:a xlink:type="simple" xlink:href="https://www.ukrinform.ua/rubric-regions/3713829-zagarbniki-zbilsuut-kilkist-blokpostiv-ta-minuut-okolici-mist-na-lugansini.html" text:style-name="Internet_20_link" text:visited-style-name="Visited_20_Internet_20_Link">
 мінуютьоколиці міст </text:a>
 .</text:p>
      <text:p text:style-name="P4">
Source: <text:a xlink:type="simple" xlink:href="https://www.ukrinform.ua/rubric-regions/3714828-vijska-rf-protagom-dobi-obstriluvali-bilogorivku-nevske-dibrovu-i-stelmahivku.html" text:style-name="Internet_20_link" text:visited-style-name="Visited_20_Internet_20_Link">
https://www.ukrinform.ua/rubric-regions/3714828-vijska-rf-protagom-dobi-obstriluvali-bilogorivku-nevske-dibrovu-i-stelmahivku.html</text:a>
</text:p>
      <!--NEWS-->
      <text:h text:style-name="P10" text:outline-level="1">
<text:span text:style-name="T4">
«Вагнерівці» почали відходити з деяких позицій у Бахмуті - британська розвідка</text:span>
</text:h>
      <text:p text:style-name="P4">
Authors: Ukrinform (Person)</text:p>
      <text:p text:style-name="P4">
Publisher: Укринформ (Organization)</text:p>
      <text:p text:style-name="P4">
Published Time: 2023-05-27T09:57:00+03:00</text:p>
      <text:p text:style-name="P4">
Modified Time: 2023-05-27T09:57:00+03:00</text:p>
      <text:p text:style-name="P4">
Description: Сили групи "Вагнера", ймовірно, почали відходити з деяких своїх позицій навколо міста Бахмут. — Укрінформ.</text:p>
      <text:p text:style-name="P4">
Images: ['<text:a xlink:type="simple" xlink:href="https://static.ukrinform.com/photos/2022_11/thumb_files/630_360_1667373640-270.jpg" text:style-name="Internet_20_link" text:visited-style-name="Visited_20_Internet_20_Link">
630_360_16673...</text:a>
']</text:p>
      <text:p text:style-name="P4">
Tags: ['Бахмут', 'Британія', 'Розвідка', 'ПВК "Вагнера"', 'Війна з Росією']</text:p>
      <text:p text:style-name="P4">
Type: Article</text:p>
      <!--METADATA-->
      <text:p text:style-name="P4">
<draw:frame draw:style-name="fr1" draw:name="Image69" text:anchor-type="as-char" svg:width="6.9236in" svg:height="3.956343in" draw:z-index="0">
<draw:image xlink:href="../Images/yкринформ/2023-05-27T09-57-00-03-00/630_360_1667373640-270.jpg" xlink:type="simple" xlink:show="embed" xlink:actuate="onLoad" draw:mime-type="image/jpeg"/>
</draw:frame>
 Сили групи"Вагнера", ймовірно, почали відходити з деяких своїх позицій навколо містаБахмут.</text:p>
      <text:p text:style-name="P4">
Про це у <text:a xlink:type="simple" xlink:href="https://twitter.com/DefenceHQ/status/1662337489334419458" text:style-name="Internet_20_link" text:visited-style-name="Visited_20_Internet_20_Link">
 Tвіттері</text:a>
 повідомляє Міністерство оборони Британії з посиланням нарозвідку, передає Укрінформ.</text:p>
      <text:p text:style-name="P4">
Власник ПВК "Вагнер" Євген Пригожин 25 травня заявив, що виведення його сил ізБахмута почалося і що передача позицій Міністерству оборони (МО) Росіїтриватиме до 1 червня 2023 року.</text:p>
      <text:p text:style-name="P4">
Заступник міністра оборони України також підтвердив ротацію сил "Вагнера" воколицях <text:a xlink:type="simple" xlink:href="https://www.ukrinform.ua/tag-bahmut" text:style-name="Internet_20_link" text:visited-style-name="Visited_20_Internet_20_Link">
 Бахмута. </text:a>
</text:p>
      <text:p text:style-name="P4">
Зазначається, що станом на 24 травня сили так званої "Донецької народноїреспубліки" (ДНР) увійшли в місто, щоб розпочати операції із зачистки.</text:p>
      <text:p text:style-name="P4">
"Протягом останніх тижнів елементи 31-ї бригади повітряно-десантних військ(ВДВ) Росії, ймовірно, перемістилися з району Сватове-Кремінна для посиленняфлангів Бахмута", - зазначають у розвідці.</text:p>
      <text:p text:style-name="P4">
Станом на 16 травня українські війська зайняли 20 квадратних кілометрів нафлангах Бахмута. Фахівці прогнозують, що ротація сил "Вагнера" продовжитьсяконтрольованими етапами, щоб запобігти колапсу в оточенні навколо Бахмута.</text:p>
      <text:p text:style-name="P4">
<text:span text:style-name="T4">
Читайте також:</text:span>
 <text:a xlink:type="simple" xlink:href="https://www.ukrinform.ua/rubric-ato/3714589-na-bahmutskomu-napramku-bijci-otrimali-novi-zrazki-ozbroenna-ta-tehnicnu-dopomogu.html" text:style-name="Internet_20_link" text:visited-style-name="Visited_20_Internet_20_Link">
 На ському напрямку бійці отримали нові зразки озброєннята технічну допомогу </text:a>
</text:p>
      <text:p text:style-name="P4">
"Попри тривалу ворожнечу Пригожина з Міністерством оборони Росії, сили"Вагнера", ймовірно, будуть використані для подальших наступальних операцій наДонбасі після відновлення сил", - підсумували у британській розвідці.</text:p>
      <text:p text:style-name="P4">
Як повідомляв Укрінформ, Головнокомандувач Збройних сил України <text:a xlink:type="simple" xlink:href="https://www.ukrinform.ua/rubric-ato/3714795-zaluznij-zaaviv-so-prijsov-cas-povertati-svoe.html" text:style-name="Internet_20_link" text:visited-style-name="Visited_20_Internet_20_Link">
 ВалерійЗалужний заявляє, що прийшов час повертати своє.</text:a>
</text:p>
      <text:p text:style-name="P4">
Фото: Getty Images</text:p>
      <text:p text:style-name="P4">
Source: <text:a xlink:type="simple" xlink:href="https://www.ukrinform.ua/rubric-ato/3714831-vagnerivci-pocali-vidhoditi-z-deakih-pozicij-u-bahmuti-britanska-rozvidka.html" text:style-name="Internet_20_link" text:visited-style-name="Visited_20_Internet_20_Link">
https://www.ukrinform.ua/rubric-ato/3714831-vagnerivci-pocali-vidhoditi-z-deakih-pozicij-u-bahmuti-britanska-rozvidka.html</text:a>
</text:p>
      <!--NEWS-->
      <text:h text:style-name="P10" text:outline-level="1">
<text:span text:style-name="T4">
Україна увійшла до об’єднання Євросоюзу Govtech4all - Федоров</text:span>
</text:h>
      <text:p text:style-name="P4">
Authors: Ukrinform (Person)</text:p>
      <text:p text:style-name="P4">
Publisher: Укринформ (Organization)</text:p>
      <text:p text:style-name="P4">
Published Time: 2023-05-27T10:09:00+03:00</text:p>
      <text:p text:style-name="P4">
Modified Time: 2023-05-27T10:09:00+03:00</text:p>
      <text:p text:style-name="P4">
Description: Україна увійшла до govtech-об’єднання Європейського Союзу Govtech4all. — Укрінформ.</text:p>
      <text:p text:style-name="P4">
Images: ['<text:a xlink:type="simple" xlink:href="https://static.ukrinform.com/photos/2023_04/thumb_files/630_360_1682495491-455.jpg" text:style-name="Internet_20_link" text:visited-style-name="Visited_20_Internet_20_Link">
630_360_16824...</text:a>
']</text:p>
      <text:p text:style-name="P4">
Tags: ['Євросоюз', 'Технології', 'Україна', 'Цифровізація']</text:p>
      <text:p text:style-name="P4">
Type: Article</text:p>
      <!--METADATA-->
      <text:p text:style-name="P4">
<draw:frame draw:style-name="fr1" draw:name="Image70" text:anchor-type="as-char" svg:width="6.9236in" svg:height="3.956343in" draw:z-index="0">
<draw:image xlink:href="../Images/yкринформ/2023-05-27T10-09-00-03-00/630_360_1682495491-455.jpg" xlink:type="simple" xlink:show="embed" xlink:actuate="onLoad" draw:mime-type="image/jpeg"/>
</draw:frame>
 Українаувійшла до govtech-об’єднання Європейського Союзу Govtech4all.</text:p>
      <text:p text:style-name="P4">
Як передає Укрінформ, про це у <text:a xlink:type="simple" xlink:href="https://t.me/zedigital/3175" text:style-name="Internet_20_link" text:visited-style-name="Visited_20_Internet_20_Link">
 Телеграмі </text:a>
повідомив віцепрем’єр-міністр України Михайло Федоров.</text:p>
      <text:p text:style-name="P4">
За його словами, одна із цілей Govtech4all — підвищити ефективність державнихпроцесів завдяки <text:a xlink:type="simple" xlink:href="https://www.ukrinform.ua/tag-cifrovizacia" text:style-name="Internet_20_link" text:visited-style-name="Visited_20_Internet_20_Link">
 цифровізації. </text:a>
</text:p>
      <text:p text:style-name="P4">
"Тобто маємо спільну мету — створювати більше цифрових продуктів, щобгромадяни отримували зручні та людяні держпослуги без черг та бюрократії. Напершому етапі розроблять три пілотні проєкти, які планують реалізуватипротягом 2023–2025 років. На них надають 6 мільйонів євро", - зазначивФедоров.</text:p>
      <text:p text:style-name="P4">
Як підкреслив віцепрем’єр, "інкубатор govtech-продуктів запустили під часDigital Transformation Summit у Брюсселі, де я розповів про українськийцифровий досвід. Як за три роки ми повністю змінили філософію держпослуг. І щосьогодні Україна готова ділитися експертизою з європейськими партнерами, щобразом розробляти інноваційні рішення та досягати топових результатів".</text:p>
      <text:p text:style-name="P4">
До Govtech4all доєдналися 14 країн і 21 організація-партнер. Серед них —Міністерство цифрової трансформації та Український фонд стартапів. ТакожУкраїна — перша країна не член ЄС, яка стала частиною Govtech4all.</text:p>
      <text:p text:style-name="P4">
<text:span text:style-name="T4">
Читайте також:</text:span>
 <text:a xlink:type="simple" xlink:href="https://www.ukrinform.ua/rubric-economy/3708212-cifrovizacia-sferi-socposlug-zekonomit-derzavi-milardi-griven-fedorov.html" text:style-name="Internet_20_link" text:visited-style-name="Visited_20_Internet_20_Link">
 сфери соцпослуг зекономить державі мільярди гривень –Федоров </text:a>
</text:p>
      <text:p text:style-name="P4">
Федоров подякував президенту та співзасновнику Lisbon Council Полу Хофхайнцуза запрошення та віру в цифрову Україну.</text:p>
      <text:p text:style-name="P4">
Як повідомляв Укрінформ, у Брюсселі під час зустрічі Робочої групи НАТО -Україна зі співробітництва в галузі науки та охорони довкілля віцепрем’єр-міністр України Михайло Федоров та помічник генсека НАТО з новітніх викликів усфері безпеки Девід ван Віл започаткували <text:a xlink:type="simple" xlink:href="https://www.ukrinform.ua/rubric-technology/3714605-nato-i-ukraina-poglibluvatimut-partnerstvo-v-tehnologiah-ta-nauci.html" text:style-name="Internet_20_link" text:visited-style-name="Visited_20_Internet_20_Link">
 двосторонній Діалог високого рівняу сфері технологій. </text:a>
</text:p>
      <text:p text:style-name="P4">
Source: <text:a xlink:type="simple" xlink:href="https://www.ukrinform.ua/rubric-technology/3714836-ukraina-uvijsla-do-obednanna-evrosouzu-govtech4all-fedorov.html" text:style-name="Internet_20_link" text:visited-style-name="Visited_20_Internet_20_Link">
https://www.ukrinform.ua/rubric-technology/3714836-ukraina-uvijsla-do-obednanna-evrosouzu-govtech4all-fedorov.html</text:a>
</text:p>
      <!--NEWS-->
      <text:h text:style-name="P10" text:outline-level="1">
<text:span text:style-name="T4">
Explosions in Mariupol near railway station</text:span>
</text:h>
      <text:p text:style-name="P4">
Authors: liveuamap (Language: en)</text:p>
      <text:p text:style-name="P4">
Time: 2023-05-27T10:12:00</text:p>
      <text:p text:style-name="P4">
Location: Mariupol', Donetsk Oblast (Latitude:47.0839 Longtitude:37.55548)</text:p>
      <text:p text:style-name="P4">
Videos: []</text:p>
      <text:p text:style-name="P4">
Images: ["<text:a xlink:type="simple" xlink:href="https://liveuamap.com/pics/2023/05/27/22565742_0.jpg" text:style-name="Internet_20_link" text:visited-style-name="Visited_20_Internet_20_Link">
22565742_0.jpg</text:a>
"]</text:p>
      <text:p text:style-name="P4">
Tags: []</text:p>
      <text:p text:style-name="P4">
ID: 22565742</text:p>
      <!--METADATA-->
      <text:p text:style-name="P4">
Explosions in Mariupol near railway station</text:p>
      <text:p text:style-name="P4">
<draw:frame draw:style-name="fr1" draw:name="Image71" text:anchor-type="as-char" svg:width="6.9236in" svg:height="5.1927in" draw:z-index="0">
<draw:image xlink:href="../Images/liveuamap/2023-05-27T10-12-00/22565742_0.jpg" xlink:type="simple" xlink:show="embed" xlink:actuate="onLoad" draw:mime-type="image/jpeg"/>
</draw:frame>
</text:p>
      <text:p text:style-name="P4">
News Collection Link: <text:a xlink:type="simple" xlink:href="https://liveuamap.com/en/2023/27-may-explosions-in-mariupol-near-railway-station-" text:style-name="Internet_20_link" text:visited-style-name="Visited_20_Internet_20_Link">
https://liveuamap.com/en/2023/27-may-explosions-in-mariupol-near-railway-station-</text:a>
</text:p>
      <text:p text:style-name="P4">
Source: <text:a xlink:type="simple" xlink:href="https://t.me/mariupolnow/29761" text:style-name="Internet_20_link" text:visited-style-name="Visited_20_Internet_20_Link">
https://t.me/mariupolnow/29761</text:a>
</text:p>
      <!--NEWS-->
      <text:h text:style-name="P10" text:outline-level="1">
<text:span text:style-name="T4">
Тримаєте свій фронт: Зеленський привітав працівників видавництв, поліграфії і книгорозповсюдження</text:span>
</text:h>
      <text:p text:style-name="P4">
Authors: Ukrinform (Person)</text:p>
      <text:p text:style-name="P4">
Publisher: Укринформ (Organization)</text:p>
      <text:p text:style-name="P4">
Published Time: 2023-05-27T10:15:00+03:00</text:p>
      <text:p text:style-name="P4">
Modified Time: 2023-05-27T10:15:00+03:00</text:p>
      <text:p text:style-name="P4">
Description: Президент Володимир Зеленський привітав із професійним святом працівників видавництв, поліграфії і книгорозповсюдження. — Укрінформ.</text:p>
      <text:p text:style-name="P4">
Images: ['<text:a xlink:type="simple" xlink:href="https://static.ukrinform.com/photos/2023_05/thumb_files/630_360_1685119271-129.jpeg" text:style-name="Internet_20_link" text:visited-style-name="Visited_20_Internet_20_Link">
630_360_16851...</text:a>
']</text:p>
      <text:p text:style-name="P4">
Tags: ['Книги', 'Свято', 'Видавництво', 'Зеленський']</text:p>
      <text:p text:style-name="P4">
Type: Article</text:p>
      <!--METADATA-->
      <text:p text:style-name="P4">
<draw:frame draw:style-name="fr1" draw:name="Image72" text:anchor-type="as-char" svg:width="6.9236in" svg:height="3.956343in" draw:z-index="0">
<draw:image xlink:href="../Images/yкринформ/2023-05-27T10-15-00-03-00/630_360_1685119271-129.jpeg" xlink:type="simple" xlink:show="embed" xlink:actuate="onLoad" draw:mime-type="image/jpeg"/>
</draw:frame>
 ПрезидентВолодимир Зеленський привітав із професійним святом працівників видавництв,поліграфії і книгорозповсюдження.</text:p>
      <text:p text:style-name="P4">
Текст вітання оприлюднено на  <text:a xlink:type="simple" xlink:href="https://www.president.gov.ua/news/vitannya-prezidenta-ukrayini-z-nagodi-dnya-pracivnikiv-vidav-83177" text:style-name="Internet_20_link" text:visited-style-name="Visited_20_Internet_20_Link">
 сайті глави держави</text:a>
 , передає Укрінформ.</text:p>
      <text:p text:style-name="P4">
«Сьогодні, коли окупанти знищують українську культуру, руйнують друкарні йбібліотеки, ви незламно тримаєте свій видавничий фронт, творите українськукнигу і поширюєте українське слово», - підкреслив Президент.</text:p>
      <text:p text:style-name="P4">
Він зазначив, що війна розкидала українців по всьому світу, позбавившимільйони дітей можливості навчатись та розвиватись у рідному мовному такультурному середовищі. Але через <text:a xlink:type="simple" xlink:href="https://www.ukrinform.ua/tag-kniga" text:style-name="Internet_20_link" text:visited-style-name="Visited_20_Internet_20_Link">
 книгу </text:a>
 вони зберігають зв'язок з рідним домом і Батьківщиною.</text:p>
      <text:p text:style-name="P4">
Глава держави подякував усім, хто забезпечує художньою і навчальноюлітературою вимушених переселенців.</text:p>
      <text:p text:style-name="P4">
«Завдяки вашим спільним зусиллям у різних куточках світу успішно реалізуютьсяпроєкти «Українським дітям – українську книгу», «Українська книжкова поличка»,«Книжки без кордонів», - зауважив він.</text:p>
      <text:p text:style-name="P4">
Президент подякував працівникам видавничої галузі, які репрезентують Українуна міжнародних книжкових ярмарках та майданчиках, демонструють світовіукраїнські цінності і прагнення.</text:p>
      <text:p text:style-name="P4">
«Ціную кожного, хто передає книги нашим безстрашним воїнам на фронт чи ушпиталі», - додав Зеленський.</text:p>
      <text:p text:style-name="P4">
Він побажав працівникам видавничої галузі і книгорозповсюдження міцногоздоров'я, великого натхнення та реалізації творчих задумів.</text:p>
      <text:p text:style-name="P4">
<text:span text:style-name="T4">
Читайте також:</text:span>
 <text:a xlink:type="simple" xlink:href="https://www.ukrinform.ua/rubric-culture/3700988-u-persi-misaci-z-pocatku-vtorgnenna-rf-39-ukrainciv-zovsim-ne-citali-knizok.html" text:style-name="Internet_20_link" text:visited-style-name="Visited_20_Internet_20_Link">
 У перші місяці з початку вторгнення рф 39% українцівзовсім не читали книжок </text:a>
</text:p>
      <text:p text:style-name="P4">
Міністр культури та інформаційної політики Олександр Ткаченко у <text:a xlink:type="simple" xlink:href="https://t.me/otkachenkokyiv/3647" text:style-name="Internet_20_link" text:visited-style-name="Visited_20_Internet_20_Link">
 Телеграмі</text:a>
 також привітав усіх причетних із Днемпрацівників видавництв, поліграфії і книгорозповсюдження.</text:p>
      <text:p text:style-name="P4">
"Вітаю всіх причетних до великої справи книговидання з Днем працівниківвидавництв, поліграфії і книгорозповсюдження", - зазначив міністр.</text:p>
      <text:p text:style-name="P4">
Ткаченко підкреслив, що наразі стоїть виклик поповнення книжкових поличокукраїнською літературою не тільки в Україні, а й у світі.</text:p>
      <text:p text:style-name="P4">
Він наголосив, що МКІП постійно працює над залученням міжнародної допомоги таспонукає партнерів купувати українські книжки, вкладатися у переклади та друк.</text:p>
      <text:p text:style-name="P4">
"Бажаю нам, щоб українська книга була невідʼємним атрибутом кожної бібліотеки,книжкового магазину та приватної книжкової полички у всьому світі", - додавТкаченко.</text:p>
      <text:p text:style-name="P4">
День працівників видавництв, поліграфії та книгорозповсюдження відзначається вУкраїні в останню суботу травня.</text:p>
      <text:p text:style-name="P4">
_ Фото: Офіс Президента  _</text:p>
      <text:p text:style-name="P4">
Source: <text:a xlink:type="simple" xlink:href="https://www.ukrinform.ua/rubric-society/3714837-trimaete-svij-front-zelenskij-privitav-pracivnikiv-vidavnictv-poligrafii-i-knigorozpovsudzenna.html" text:style-name="Internet_20_link" text:visited-style-name="Visited_20_Internet_20_Link">
https://www.ukrinform.ua/rubric-society/3714837-trimaete-svij-front-zelenskij-privitav-pracivnikiv-vidavnictv-poligrafii-i-knigorozpovsudzenna.html</text:a>
</text:p>
      <!--NEWS-->
      <text:h text:style-name="P10" text:outline-level="1">
<text:span text:style-name="T4">
Violent explosions and fire in Schebekyne</text:span>
</text:h>
      <text:p text:style-name="P4">
Authors: liveuamap (Language: en)</text:p>
      <text:p text:style-name="P4">
Time: 2023-05-27T10:24:00</text:p>
      <text:p text:style-name="P4">
Location: Belgorod (Latitude:50.40786 Longtitude:36.88934)</text:p>
      <text:p text:style-name="P4">
Videos: []</text:p>
      <text:p text:style-name="P4">
Images: ["<text:a xlink:type="simple" xlink:href="https://liveuamap.com/pics/2023/05/27/22565740_0.jpg" text:style-name="Internet_20_link" text:visited-style-name="Visited_20_Internet_20_Link">
22565740_0.jpg</text:a>
", "<text:a xlink:type="simple" xlink:href="https://liveuamap.com/pics/2023/05/27/22565740_1.jpg" text:style-name="Internet_20_link" text:visited-style-name="Visited_20_Internet_20_Link">
22565740_1.jpg</text:a>
"]</text:p>
      <text:p text:style-name="P4">
Tags: ["Russia"]</text:p>
      <text:p text:style-name="P4">
ID: 22565740</text:p>
      <!--METADATA-->
      <text:p text:style-name="P4">
Violent explosions and fire in Schebekyne</text:p>
      <text:p text:style-name="P4">
<draw:frame draw:style-name="fr1" draw:name="Image73" text:anchor-type="as-char" svg:width="6.9236in" svg:height="6.248549in" draw:z-index="0">
<draw:image xlink:href="../Images/liveuamap/2023-05-27T10-24-00/22565740_0.jpg" xlink:type="simple" xlink:show="embed" xlink:actuate="onLoad" draw:mime-type="image/jpeg"/>
</draw:frame>
<draw:frame draw:style-name="fr1" draw:name="Image74" text:anchor-type="as-char" svg:width="6.9236in" svg:height="9.231467in" draw:z-index="0">
<draw:image xlink:href="../Images/liveuamap/2023-05-27T10-24-00/22565740_1.jpg" xlink:type="simple" xlink:show="embed" xlink:actuate="onLoad" draw:mime-type="image/jpeg"/>
</draw:frame>
</text:p>
      <text:p text:style-name="P4">
News Collection Link: <text:a xlink:type="simple" xlink:href="https://liveuamap.com/en/2023/27-may-violent-explosions-and-fire-in-schebekyne" text:style-name="Internet_20_link" text:visited-style-name="Visited_20_Internet_20_Link">
https://liveuamap.com/en/2023/27-may-violent-explosions-and-fire-in-schebekyne</text:a>
</text:p>
      <text:p text:style-name="P4">
Source: <text:a xlink:type="simple" xlink:href="https://t.me/lachentyt/29769" text:style-name="Internet_20_link" text:visited-style-name="Visited_20_Internet_20_Link">
https://t.me/lachentyt/29769</text:a>
</text:p>
      <!--NEWS-->
      <text:h text:style-name="P10" text:outline-level="1">
<text:span text:style-name="T4">
Армія РФ за добу обстріляла дев'ять регіонів України - зведення ОВА</text:span>
</text:h>
      <text:p text:style-name="P4">
Authors: Ukrinform (Person)</text:p>
      <text:p text:style-name="P4">
Publisher: Укринформ (Organization)</text:p>
      <text:p text:style-name="P4">
Published Time: 2023-05-27T10:25:00+03:00</text:p>
      <text:p text:style-name="P4">
Modified Time: 2023-05-27T10:25:00+03:00</text:p>
      <text:p text:style-name="P4">
Description: Російська армія за добу здійснила обстріли дев'яти областей України, є загиблі і поранені люди. — Укрінформ.</text:p>
      <text:p text:style-name="P4">
Images: ['<text:a xlink:type="simple" xlink:href="https://static.ukrinform.com/photos/2023_03/thumb_files/630_360_1679917010-662.jpg" text:style-name="Internet_20_link" text:visited-style-name="Visited_20_Internet_20_Link">
630_360_16799...</text:a>
']</text:p>
      <text:p text:style-name="P4">
Tags: ['Обстріл', 'Війна з Росією', 'Регіони']</text:p>
      <text:p text:style-name="P4">
Type: Article</text:p>
      <!--METADATA-->
      <text:p text:style-name="P4">
<draw:frame draw:style-name="fr1" draw:name="Image75" text:anchor-type="as-char" svg:width="6.9236in" svg:height="3.956343in" draw:z-index="0">
<draw:image xlink:href="../Images/yкринформ/2023-05-27T10-25-00-03-00/630_360_1679917010-662.jpg" xlink:type="simple" xlink:show="embed" xlink:actuate="onLoad" draw:mime-type="image/jpeg"/>
</draw:frame>
 Російськаармія за добу здійснила обстріли дев'яти областей України, є загиблі іпоранені люди.</text:p>
      <text:p text:style-name="P4">
Як передає Укрінформ, про це ідеться у зведеній інформації обласних військовихадміністрацій про ситуацію в регіонах України станом на 9:00 суботи, 27травня.</text:p>
      <text:p text:style-name="P4">
<text:span text:style-name="T4">
У Чернігівській області</text:span>
 за добу ворог тричі обстріляв з мінометівНовгород-Сіверський район. В одному із сіл згоріла будівля, ще одна булапошкоджена. Без жертв.</text:p>
      <text:p text:style-name="P4">
<text:span text:style-name="T4">
У Сумській області</text:span>
 вночі та зранку війська РФ здійснили 9 обстрілів.Зафіксовано 34 вибухи. Обстрілів зазнали Новослобідська, Великописарівська,Глухівська, Шалигинська, Миропільська, Білопільська, Краснопільська громади.</text:p>
      <text:p text:style-name="P4">
У Новослобідській громаді пошкоджено три домогосподарства. У Глухівськійгромаді пошкоджено три приватні житлові будинки. У Краснопільській громадіпошкоджено ЛЕП.</text:p>
      <text:p text:style-name="P4">
Вчора протягом дня росіяни здійснили 11 <text:a xlink:type="simple" xlink:href="https://www.ukrinform.ua/tag-obstril" text:style-name="Internet_20_link" text:visited-style-name="Visited_20_Internet_20_Link">
 обстрілів</text:a>
 Сумщини. Зафіксовано 58 вибухів.Обстрілів зазнали Середино-Будська, Новослобідська, Великописарівська,Шалигинська, Юнаківська, Миропільська, Білопільська громади. Зафіксованіруйнування об’єктів цивільної інфраструктури.</text:p>
      <text:p text:style-name="P4">
<text:span text:style-name="T4">
Читайте також:</text:span>
 <text:a xlink:type="simple" xlink:href="https://www.ukrinform.ua/rubric-ato/3714762-vorog-za-dobu-11-raziv-obstrilav-sumsinu-poskodzeni-licej-ta-lep.html" text:style-name="Internet_20_link" text:visited-style-name="Visited_20_Internet_20_Link">
 Ворог за добу 11 разів обстріляв , пошкоджені ліцей таЛЕП </text:a>
</text:p>
      <text:p text:style-name="P4">
<text:span text:style-name="T4">
У Запорізькій області</text:span>
 загарбники обстріляли 16 населених пунктів, завдали108 ударів: 96 артобстрілів Гуляйполя, Новоданилівки, Новоандріївки,Степногірська, Кам'янського тощо, шість ударів із РСЗВ по Гуляйпільському,Білогір'ю, Темирівці, атаки БПЛА по Степовому, Ольгівському, Малинівці,Червоному, ракетні удари по селах Різдвянка та Любицьке.</text:p>
      <text:p text:style-name="P4">
У Гуляйполі поранення дістали дві жінки, а у Новоданилівці загинула 73-річнажінка.</text:p>
      <text:p text:style-name="P4">
Зафіксовано 15 нових руйнувань цивільних об'єктів.</text:p>
      <text:p text:style-name="P4">
<text:span text:style-name="T4">
У Дніпропетровській області</text:span>
 ввечері та вранці ворог з артилерії бив поМарганецькій громаді у Нікопольському районі.</text:p>
      <text:p text:style-name="P4">
У суботу у Дніпрі день жалоби за загиблими внаслідок учорашнього російськогоракетного удару. Двоє людей загинули. Досі невідома доля трьох людей.Постраждали 32 людини, 13 з них — у лікарні, п'ятеро у важкому стані.</text:p>
      <text:p text:style-name="P4">
<text:span text:style-name="T4">
Читайте також:</text:span>
 <text:a xlink:type="simple" xlink:href="https://www.ukrinform.ua/rubric-regions/3714804-u-dnipri-zaversilis-posukovi-roboti-ta-rozbir-zavaliv-budivli-medzakladu.html" text:style-name="Internet_20_link" text:visited-style-name="Visited_20_Internet_20_Link">
 У Дніпрі завершились пошукові роботи та розбір завалівбудівлі медзакладу </text:a>
</text:p>
      <text:p text:style-name="P4">
<text:span text:style-name="T4">
У Харківській області</text:span>
 ворог з артилерії, мінометів обстріляв щонайменше 23населені пункти.</text:p>
      <text:p text:style-name="P4">
Вночі війська РФ завдали ракетного удару по селу Липці Харківського району.Ракета, попередньо, С-300, влучила у город, пошкоджено приватний житловийбудинок. Без жертв.</text:p>
      <text:p text:style-name="P4">
У селі Басове Богодухівського району внаслідок мінометного обстрілу пошкодженодва приватні будинки.</text:p>
      <text:p text:style-name="P4">
Внаслідок обстрілу смт Вільча Чугуївського району пошкоджено чотири житловібудинки та лінію електропередач.</text:p>
      <text:p text:style-name="P4">
Вчора росіяни із РСЗВ обстріляли Вовчанськ Чугуївського району. Пошкодженіприватні домоволодіння.</text:p>
      <text:p text:style-name="P4">
Внаслідок обстрілів смт Ківшарівка Куп'янського району пошкоджено приватнийбудинок.</text:p>
      <text:p text:style-name="P4">
<text:span text:style-name="T4">
У Луганській області</text:span>
 Білогорівку, Невське, Діброву і Стельмахівкуросійські військові обстрілювали протягом минулої доби.</text:p>
      <text:p text:style-name="P4">
По Білогорівці росіяни здійснили авіаудар та масований обстріл.</text:p>
      <text:p text:style-name="P4">
За добу російська армія на Луганщині здійснила 93 обстріли (випустила 413снарядів).</text:p>
      <text:p text:style-name="P4">
<text:span text:style-name="T4">
Читайте також:</text:span>
 <text:a xlink:type="simple" xlink:href="https://www.ukrinform.ua/rubric-regions/3714259-v-avdiivci-pid-zrujnovanimi-budinkami-zalisautsa-dva-tila-aki-nemozlivo-distati.html" text:style-name="Internet_20_link" text:visited-style-name="Visited_20_Internet_20_Link">
 В Авдіївці під зруйнованими будинками залишаються дватіла, які неможливо дістати </text:a>
</text:p>
      <text:p text:style-name="P4">
<text:span text:style-name="T4">
У Донецькій області</text:span>
 за добу зафіксовано 19 обстрілів 10 населених пунктів:Курахового, Авдіївки, Часового Яру, Костянтинівки, Нью-Йорка, Васюківки,Торського, Карлівки, Іванівського, Пречистівки.</text:p>
      <text:p text:style-name="P4">
<text:a xlink:type="simple" xlink:href="https://static.ukrinform.com/photos/2023_05/1685175793-5516.jpeg" text:style-name="Internet_20_link" text:visited-style-name="Visited_20_Internet_20_Link">
 </text:a>
 <text:a xlink:type="simple" xlink:href="https://static.ukrinform.com/photos/2023_05/1685175793-1686.jpeg" text:style-name="Internet_20_link" text:visited-style-name="Visited_20_Internet_20_Link">
</text:a>
 <text:a xlink:type="simple" xlink:href="https://static.ukrinform.com/photos/2023_05/1685175793-9431.jpeg" text:style-name="Internet_20_link" text:visited-style-name="Visited_20_Internet_20_Link">
</text:a>
 <text:a xlink:type="simple" xlink:href="https://static.ukrinform.com/photos/2023_05/1685175793-6226.jpeg" text:style-name="Internet_20_link" text:visited-style-name="Visited_20_Internet_20_Link">
</text:a>
 <text:a xlink:type="simple" xlink:href="https://static.ukrinform.com/photos/2023_05/1685175793-7813.jpeg" text:style-name="Internet_20_link" text:visited-style-name="Visited_20_Internet_20_Link">
</text:a>
 <text:a xlink:type="simple" xlink:href="https://static.ukrinform.com/photos/2023_05/1685175793-2638.jpeg" text:style-name="Internet_20_link" text:visited-style-name="Visited_20_Internet_20_Link">
</text:a>
 <text:a xlink:type="simple" xlink:href="https://static.ukrinform.com/photos/2023_05/1685175793-8834.jpeg" text:style-name="Internet_20_link" text:visited-style-name="Visited_20_Internet_20_Link">
</text:a>
 <text:a xlink:type="simple" xlink:href="https://static.ukrinform.com/photos/2023_05/1685175793-2473.jpeg" text:style-name="Internet_20_link" text:visited-style-name="Visited_20_Internet_20_Link">
</text:a>
</text:p>
      <text:p text:style-name="P4">
Пошкоджено 13 житлових будинків (з них шість багатоквартирних), будиноккультури, ПТУ, залізничну колію, лікарню, дитсадок, кінозал, спортзал, ЖКХ,ЛЕП.</text:p>
      <text:p text:style-name="P4">
На Донеччині за добу двоє людей загинули і 5 дістали поранення.</text:p>
      <text:p text:style-name="P4">
Вночі сили і засоби протиповітряної оборони <text:span text:style-name="T4">
у Миколаївській області</text:span>
знищили два ворожі ударні БПЛА Shahed-131/136.</text:p>
      <text:p text:style-name="P4">
Вчора вдень ворог завдавав артилерійських ударів по Очакову. Також підобстрілами була акваторія Очаківської громади.</text:p>
      <text:p text:style-name="P4">
<text:span text:style-name="T4">
У Херсонській області</text:span>
 за добу загарбники здійснили 45 обстрілів (випустили193 снарядів), з них по Херсону — два мінометні обстріли (5 снарядів).Російські військові поцілили у райони 21 населеного пункту.</text:p>
      <text:p text:style-name="P4">
У Херсоні загинув 50-річний чоловік, який перебував під час обстрілу навулиці.</text:p>
      <text:p text:style-name="P4">
<text:span text:style-name="T4">
Читайте також:</text:span>
 <text:a xlink:type="simple" xlink:href="https://www.ukrinform.ua/rubric-regions/3714800-na-tot-hersonsini-brakue-izi-ta-tovariv-persoi-neobhidnosti-centr-nacsprotivu.html" text:style-name="Internet_20_link" text:visited-style-name="Visited_20_Internet_20_Link">
 На ТОТ бракує їжі та товарів першої необхідності - Центрнацспротиву </text:a>
</text:p>
      <text:p text:style-name="P4">
Ворог завдав удару по складських приміщеннях у селі Зміївка Бериславськоїгромади, пошкоджено будівлі та сільськогосподарську техніку.</text:p>
      <text:p text:style-name="P4">
Війська РФ обстріляли село Золота Балка Бериславського району та поцілили потериторії елеватора, де сталося задимлення.</text:p>
      <text:p text:style-name="P4">
Зі звільненої від росіян території Херсонщини евакуювали ще 57 людей.</text:p>
      <text:p text:style-name="P4">
<text:span text:style-name="T5">
Фото ілюстративне</text:span>
</text:p>
      <text:p text:style-name="P4">
Source: <text:a xlink:type="simple" xlink:href="https://www.ukrinform.ua/rubric-regions/3714847-armia-rf-za-dobu-obstrilala-devat-regioniv-ukraini-zvedenna-ova.html" text:style-name="Internet_20_link" text:visited-style-name="Visited_20_Internet_20_Link">
https://www.ukrinform.ua/rubric-regions/3714847-armia-rf-za-dobu-obstrilala-devat-regioniv-ukraini-zvedenna-ova.html</text:a>
</text:p>
      <!--NEWS-->
      <text:h text:style-name="P10" text:outline-level="1">
<text:span text:style-name="T4">
Ваната визнали найкращим футболістом «Динамо» у травні</text:span>
</text:h>
      <text:p text:style-name="P4">
Authors: Ukrinform (Person)</text:p>
      <text:p text:style-name="P4">
Publisher: Укринформ (Organization)</text:p>
      <text:p text:style-name="P4">
Published Time: 2023-05-27T10:38:00+03:00</text:p>
      <text:p text:style-name="P4">
Modified Time: 2023-05-27T10:38:00+03:00</text:p>
      <text:p text:style-name="P4">
Description: Футбольного форварда Владислава Ваната визнали найкращим гравцем травня у складі київського «Динамо». — Укрінформ.</text:p>
      <text:p text:style-name="P4">
Images: ['<text:a xlink:type="simple" xlink:href="https://static.ukrinform.com/photos/2023_05/thumb_files/630_360_1685172662-220.jpeg" text:style-name="Internet_20_link" text:visited-style-name="Visited_20_Internet_20_Link">
630_360_16851...</text:a>
']</text:p>
      <text:p text:style-name="P4">
Tags: ['Динамо', 'Футбол', 'Україна']</text:p>
      <text:p text:style-name="P4">
Type: Article</text:p>
      <!--METADATA-->
      <text:p text:style-name="P4">
<draw:frame draw:style-name="fr1" draw:name="Image76" text:anchor-type="as-char" svg:width="6.9236in" svg:height="3.956343in" draw:z-index="0">
<draw:image xlink:href="../Images/yкринформ/2023-05-27T10-38-00-03-00/630_360_1685172662-220.jpeg" xlink:type="simple" xlink:show="embed" xlink:actuate="onLoad" draw:mime-type="image/jpeg"/>
</draw:frame>
Футбольного форварда Владислава Ваната визнали найкращим гравцем травня ускладі київського «Динамо».</text:p>
      <text:p text:style-name="P4">
Нападник <text:a xlink:type="simple" xlink:href="https://fcdynamo.com/news/dinamo-gotuyetsya-do-matchu-z-veresom" text:style-name="Internet_20_link" text:visited-style-name="Visited_20_Internet_20_Link">
 отримав нагород </text:a>
 у під час тренуванні киян у п’ятницю, передає Укрінформ.</text:p>
      <text:p text:style-name="P4">
Як повідомлялося, Владислав пропустить два матчі «Динамо» у чемпіонаті з«Вересом» та «Металістом 1925 через» дискваліфікацію. Контрольно-дисциплінарний комітет Української асоціації футболу усунув форварда на триматчі плюс дві гри умовно за «дискримінаційні висловлювання» стосовноарбітрині Катерини Монзуль.</text:p>
      <text:p text:style-name="P4">
<text:span text:style-name="T4">
Читайте також:</text:span>
 <text:a xlink:type="simple" xlink:href="https://www.ukrinform.ua/rubric-sports/3709862-uaf-vidstoronila-na-tri-matci-futbolista-dinamo-vanata.html" text:style-name="Internet_20_link" text:visited-style-name="Visited_20_Internet_20_Link">
 УАФ відсторонила на три матчі футболіста «Динамо» а</text:a>
</text:p>
      <text:p text:style-name="P4">
Нинішнього сезону 21-річний Ванат провів за киян 36 матчів. На його рахунку 13голів та 3 результативні передачі.</text:p>
      <text:p text:style-name="P4">
Фото: fcdynamo.com.</text:p>
      <text:p text:style-name="P4">
Source: <text:a xlink:type="simple" xlink:href="https://www.ukrinform.ua/rubric-sports/3714848-vanata-viznali-najkrasim-futbolistom-dinamo-u-travni.html" text:style-name="Internet_20_link" text:visited-style-name="Visited_20_Internet_20_Link">
https://www.ukrinform.ua/rubric-sports/3714848-vanata-viznali-najkrasim-futbolistom-dinamo-u-travni.html</text:a>
</text:p>
      <!--NEWS-->
      <text:h text:style-name="P10" text:outline-level="1">
<text:span text:style-name="T4">
У Чорному та Азовському морях – шість ворожих кораблів, ракетоносіїв немає</text:span>
</text:h>
      <text:p text:style-name="P4">
Authors: Ukrinform (Person)</text:p>
      <text:p text:style-name="P4">
Publisher: Укринформ (Organization)</text:p>
      <text:p text:style-name="P4">
Published Time: 2023-05-27T10:39:00+03:00</text:p>
      <text:p text:style-name="P4">
Modified Time: 2023-05-27T10:39:00+03:00</text:p>
      <text:p text:style-name="P4">
Description: У Чорному морі Російська Федерація тримає шість бойових кораблів, в Азоському - один, усі судна-ракетоносії заведені у пункти базування. — Укрінформ.</text:p>
      <text:p text:style-name="P4">
Images: ['<text:a xlink:type="simple" xlink:href="https://static.ukrinform.com/photos/2023_03/thumb_files/630_360_1678431971-142.jpeg" text:style-name="Internet_20_link" text:visited-style-name="Visited_20_Internet_20_Link">
630_360_16784...</text:a>
']</text:p>
      <text:p text:style-name="P4">
Tags: ['Ракета', ' Чорне море', 'Азовське море', 'Корабель', 'Війна з Росією']</text:p>
      <text:p text:style-name="P4">
Type: Article</text:p>
      <!--METADATA-->
      <text:p text:style-name="P4">
<draw:frame draw:style-name="fr1" draw:name="Image77" text:anchor-type="as-char" svg:width="6.9236in" svg:height="3.956343in" draw:z-index="0">
<draw:image xlink:href="../Images/yкринформ/2023-05-27T10-39-00-03-00/630_360_1678431971-142.jpeg" xlink:type="simple" xlink:show="embed" xlink:actuate="onLoad" draw:mime-type="image/jpeg"/>
</draw:frame>
 У Чорномуморі Російська Федерація тримає шість бойових кораблів, в Азоському - один,усі судна-ракетоносії заведені у пункти базування.</text:p>
      <text:p text:style-name="P4">
Як передає Укрінформ, про це Оперативне командування “Південь” повідомляє у  <text:a xlink:type="simple" xlink:href="https://www.facebook.com/OperationalCommandSouth/posts/pfbid04w5b2G3JWvu9SEZLSrp2wszhNhmnmtLy7WzUtZxFdvRWj592Yb1bWBiq8UJbk1xvl" text:style-name="Internet_20_link" text:visited-style-name="Visited_20_Internet_20_Link">
Фейсбуці</text:a>
.</text:p>
      <text:p text:style-name="P4">
“У Чорному та Азовському морях ворог тримає шість і один корабель, відповідно.Всі ракетоносії заведено в пункти базування”, - йдеться у повідомленні.</text:p>
      <text:p text:style-name="P4">
В ОК “Південь” попередили, що <text:a xlink:type="simple" xlink:href="https://www.ukrinform.ua/tag-storm" text:style-name="Internet_20_link" text:visited-style-name="Visited_20_Internet_20_Link">
 штормова </text:a>
погода з грозами і поривчастим вітром може сприяти принесенню до узбережжяморських мін.</text:p>
      <text:p text:style-name="P4">
<text:span text:style-name="T4">
Читайте також:</text:span>
 <text:a xlink:type="simple" xlink:href="https://www.ukrinform.ua/rubric-ato/3714290-kanada-peredast-ukraini-partiu-protipovitranih-raket.html" text:style-name="Internet_20_link" text:visited-style-name="Visited_20_Internet_20_Link">
 Канада передасть Україні партію протиповітряних</text:a>
</text:p>
      <text:p text:style-name="P4">
Як повідомляв Укрінформ, 26 травня Росія тримала у Чорному та Азовському моряхна бойовому чергуванні сім бойових кораблів, серед яких не було  <text:a xlink:type="simple" xlink:href="https://www.ukrinform.ua/rubric-ato/3714364-u-cornomu-ta-azovskomu-morah-vidsutni-rosijski-raketonosii.html" text:style-name="Internet_20_link" text:visited-style-name="Visited_20_Internet_20_Link">
 носіївкрилатих ракет “Калібр” </text:a>
 .</text:p>
      <text:p text:style-name="P4">
<text:span text:style-name="T5">
Фото: MoD Photo</text:span>
</text:p>
      <text:p text:style-name="P4">
Source: <text:a xlink:type="simple" xlink:href="https://www.ukrinform.ua/rubric-ato/3714852-u-cornomu-ta-azovskomu-morah-sist-voroziih-korabliv-raketonosiiv-nemae.html" text:style-name="Internet_20_link" text:visited-style-name="Visited_20_Internet_20_Link">
https://www.ukrinform.ua/rubric-ato/3714852-u-cornomu-ta-azovskomu-morah-sist-voroziih-korabliv-raketonosiiv-nemae.html</text:a>
</text:p>
      <!--NEWS-->
      <text:h text:style-name="P10" text:outline-level="1">
<text:span text:style-name="T4">
Explosions in Nikolske near Mariupol</text:span>
</text:h>
      <text:p text:style-name="P4">
Authors: liveuamap (Language: en)</text:p>
      <text:p text:style-name="P4">
Time: 2023-05-27T10:40:00</text:p>
      <text:p text:style-name="P4">
Location: Donetsk (Latitude:47.19251 Longtitude:37.31094)</text:p>
      <text:p text:style-name="P4">
Videos: []</text:p>
      <text:p text:style-name="P4">
Images: ["<text:a xlink:type="simple" xlink:href="https://liveuamap.com/pics/2023/05/27/22565741_0.jpg" text:style-name="Internet_20_link" text:visited-style-name="Visited_20_Internet_20_Link">
22565741_0.jpg</text:a>
", "<text:a xlink:type="simple" xlink:href="https://liveuamap.com/pics/2023/05/27/22565741_1.jpg" text:style-name="Internet_20_link" text:visited-style-name="Visited_20_Internet_20_Link">
22565741_1.jpg</text:a>
"]</text:p>
      <text:p text:style-name="P4">
Tags: ["Europe", "Central and Eastern Europe"]</text:p>
      <text:p text:style-name="P4">
ID: 22565741</text:p>
      <!--METADATA-->
      <text:p text:style-name="P4">
Explosions in Nikolske near Mariupol</text:p>
      <text:p text:style-name="P4">
<draw:frame draw:style-name="fr1" draw:name="Image78" text:anchor-type="as-char" svg:width="6.9236in" svg:height="1.692436in" draw:z-index="0">
<draw:image xlink:href="../Images/liveuamap/2023-05-27T10-40-00/22565741_0.jpg" xlink:type="simple" xlink:show="embed" xlink:actuate="onLoad" draw:mime-type="image/jpeg"/>
</draw:frame>
<draw:frame draw:style-name="fr1" draw:name="Image79" text:anchor-type="as-char" svg:width="6.9236in" svg:height="4.335904in" draw:z-index="0">
<draw:image xlink:href="../Images/liveuamap/2023-05-27T10-40-00/22565741_1.jpg" xlink:type="simple" xlink:show="embed" xlink:actuate="onLoad" draw:mime-type="image/jpeg"/>
</draw:frame>
</text:p>
      <text:p text:style-name="P4">
News Collection Link: <text:a xlink:type="simple" xlink:href="https://liveuamap.com/en/2023/27-may-explosions-in-nikolske-near-mariupol-" text:style-name="Internet_20_link" text:visited-style-name="Visited_20_Internet_20_Link">
https://liveuamap.com/en/2023/27-may-explosions-in-nikolske-near-mariupol-</text:a>
</text:p>
      <text:p text:style-name="P4">
Source: <text:a xlink:type="simple" xlink:href="https://t.me/mariupolnow/29763" text:style-name="Internet_20_link" text:visited-style-name="Visited_20_Internet_20_Link">
https://t.me/mariupolnow/29763</text:a>
</text:p>
      <!--NEWS-->
      <text:h text:style-name="P10" text:outline-level="1">
<text:span text:style-name="T4">
Данілов про готовність до контрнаступу: Історична можливість, яку Україна не може втратити</text:span>
</text:h>
      <text:p text:style-name="P4">
Authors: Ukrinform (Person)</text:p>
      <text:p text:style-name="P4">
Publisher: Укринформ (Organization)</text:p>
      <text:p text:style-name="P4">
Published Time: 2023-05-27T10:50:00+03:00</text:p>
      <text:p text:style-name="P4">
Modified Time: 2023-05-27T10:50:00+03:00</text:p>
      <text:p text:style-name="P4">
Description: Секретар Ради національної безпеки та оборони Олексій Данілов заявив, що Україна готова розпочати довгоочікуваний контрнаступ для відвоювання своїх територій. — Укрінформ.</text:p>
      <text:p text:style-name="P4">
Images: ['<text:a xlink:type="simple" xlink:href="https://static.ukrinform.com/photos/2023_05/thumb_files/630_360_1684691970-341.jpg" text:style-name="Internet_20_link" text:visited-style-name="Visited_20_Internet_20_Link">
630_360_16846...</text:a>
']</text:p>
      <text:p text:style-name="P4">
Tags: ['ЗСУ', 'Данілов', 'Війна з Росією', 'Контрнаступ']</text:p>
      <text:p text:style-name="P4">
Type: Article</text:p>
      <!--METADATA-->
      <text:p text:style-name="P4">
<draw:frame draw:style-name="fr1" draw:name="Image80" text:anchor-type="as-char" svg:width="6.9236in" svg:height="3.956343in" draw:z-index="0">
<draw:image xlink:href="../Images/yкринформ/2023-05-27T10-50-00-03-00/630_360_1684691970-341.jpg" xlink:type="simple" xlink:show="embed" xlink:actuate="onLoad" draw:mime-type="image/jpeg"/>
</draw:frame>
 СекретарРади національної безпеки та оборони Олексій Данілов заявив, що Україна готоварозпочати довгоочікуваний контрнаступ для відвоювання своїх територій.</text:p>
      <text:p text:style-name="P4">
Про це Данілов сказав в інтерв'ю <text:a xlink:type="simple" xlink:href="https://www.bbc.com/news/world-65725004" text:style-name="Internet_20_link" text:visited-style-name="Visited_20_Internet_20_Link">
 ВВС</text:a>
 , передає Укрінформ.</text:p>
      <text:p text:style-name="P4">
Повідомляється, що Данілов не назвав дату контрнаступу, натомість зазначив, щонаступ з метою відвоювання території в окупаційних сил Путіна може розпочатися"завтра, післязавтра або через тиждень".</text:p>
      <text:p text:style-name="P4">
Він застеріг, що український уряд "не має права на помилку" у прийнятті цьогорішення, оскільки це "історична можливість", яку "ми не можемо втратити".</text:p>
      <text:p text:style-name="P4">
Під час інтерв'ю Данілов також підтвердив, що деякі сили найманців ПВК"Вагнер" відходять із Бахмута. Він повідомив про їх перегрупування в трьохінших місцях і підкреслив, що "це не означає, що вони припинять воювати знами".</text:p>
      <text:p text:style-name="P4">
У публікації зазначається, що Україна планувала контрнаступ протягом декількохмісяців. Але вона хотіла мати якомога більше часу для підготовки військ іотримання військової техніки від західних союзників.</text:p>
      <text:p text:style-name="P4">
<text:span text:style-name="T4">
Читайте також:</text:span>
 <text:a xlink:type="simple" xlink:href="https://www.ukrinform.ua/rubric-ato/3714795-zaluznij-zaaviv-so-prijsov-cas-povertati-svoe.html" text:style-name="Internet_20_link" text:visited-style-name="Visited_20_Internet_20_Link">
 «Прийшов час повертати своє»: Залужний оприлюднив відео змолитвою за визволення України </text:a>
</text:p>
      <text:p text:style-name="P4">
За словами Секретаря РНБО, ЗСУ розпочнуть наступ тоді, коли командирипідрахують, що "ми зможемо досягти найкращого результату на цьому етапівійни".</text:p>
      <text:p text:style-name="P4">
"Було б дивно, якби я називав дати початку тих чи інших подій. Цього не можнаробити.... Перед нами стоїть дуже відповідальне завдання перед нашою країною.І ми розуміємо, що не маємо права на помилку", - сказав <text:a xlink:type="simple" xlink:href="https://www.ukrinform.ua/tag-danilov" text:style-name="Internet_20_link" text:visited-style-name="Visited_20_Internet_20_Link">
 Данілов.</text:a>
</text:p>
      <text:p text:style-name="P4">
Посадовець відкинув припущення, що контрнаступ вже розпочався, заявивши, що"знищення російських пунктів управління та російської військової техніки" булозавданням українських Збройних Сил з 24 лютого минулого року.</text:p>
      <text:p text:style-name="P4">
Данілов підтримав рішення української армії боротися в Бахмуті протягомбагатьох місяців.</text:p>
      <text:p text:style-name="P4">
"Бахмут - це наша земля, наша територія, і ми повинні її захищати", - сказаввін і додав: "Якщо ми почнемо залишати кожен населений пункт, це може привестинас до нашого західного кордону, як того хотів Путін з перших днів війни".</text:p>
      <text:p text:style-name="P4">
За його словами, "ми контролюємо лише невелику частину міста, і ми цевизнаємо. Але ви повинні пам'ятати, що Бахмут відіграв велику роль у ційвійні".</text:p>
      <text:p text:style-name="P4">
Данілов також сказав, що він "абсолютно спокійно" ставиться до того, що Росіяпочинає розгортати ядерну зброю в Білорусі.</text:p>
      <text:p text:style-name="P4">
"Для нас це не є якоюсь новиною", - прокоментував ситуацію Данілов.</text:p>
      <text:p text:style-name="P4">
Як повідомляв Укрінформ, <text:a xlink:type="simple" xlink:href="https://www.ukrinform.ua/rubric-ato/3714831-vagnerivci-pocali-vidhoditi-z-deakih-pozicij-u-bahmuti-britanska-rozvidka.html" text:style-name="Internet_20_link" text:visited-style-name="Visited_20_Internet_20_Link">
 сили групи "Вагнера", ймовірно, почали відходити здеяких своїх позицій навколо міста Бахмут. </text:a>
</text:p>
      <text:p text:style-name="P4">
<text:span text:style-name="T5">
Фото: Костянтин Ліберов</text:span>
</text:p>
      <text:p text:style-name="P4">
Source: <text:a xlink:type="simple" xlink:href="https://www.ukrinform.ua/rubric-ato/3714854-danilov-pro-gotovnist-do-kontrnastupu-istoricna-mozlivist-aku-ukraina-ne-moze-vtratiti.html" text:style-name="Internet_20_link" text:visited-style-name="Visited_20_Internet_20_Link">
https://www.ukrinform.ua/rubric-ato/3714854-danilov-pro-gotovnist-do-kontrnastupu-istoricna-mozlivist-aku-ukraina-ne-moze-vtratiti.html</text:a>
</text:p>
      <!--NEWS-->
      <text:h text:style-name="P10" text:outline-level="1">
<text:span text:style-name="T4">
Sumska Oblast(16:49). Red Alert: aerial threat. Sirens sounding. Take cover now!</text:span>
</text:h>
      <text:p text:style-name="P4">
Authors: liveuamap (Language: en)</text:p>
      <text:p text:style-name="P4">
Time: 2023-05-27T10:50:00</text:p>
      <text:p text:style-name="P4">
Location: Sumska Oblast (Latitude:51.00000000 Longtitude:34.00000000)</text:p>
      <text:p text:style-name="P4">
Videos: []</text:p>
      <text:p text:style-name="P4">
Images: []</text:p>
      <text:p text:style-name="P4">
Tags: ["Europe", "Central and Eastern Europe"]</text:p>
      <text:p text:style-name="P4">
ID: 22565739</text:p>
      <!--METADATA-->
      <text:p text:style-name="P4">
Sumska Oblast(16:49). Red Alert: aerial threat. Sirens sounding. Take covernow!</text:p>
      <text:p text:style-name="P4">
News Collection Link: <text:a xlink:type="simple" xlink:href="https://liveuamap.com/en/2023/27-may-sumska-oblast1649-red-alert-aerial-thrg" text:style-name="Internet_20_link" text:visited-style-name="Visited_20_Internet_20_Link">
https://liveuamap.com/en/2023/27-may-sumska-oblast1649-red-alert-aerial-thrg</text:a>
</text:p>
      <text:p text:style-name="P4">
Source: <text:a xlink:type="simple" xlink:href="https://t.me/air_alert_ua/46624" text:style-name="Internet_20_link" text:visited-style-name="Visited_20_Internet_20_Link">
https://t.me/air_alert_ua/46624</text:a>
</text:p>
      <!--NEWS-->
      <text:h text:style-name="P10" text:outline-level="1">
<text:span text:style-name="T4">
Жіноча збірна України з волейболу розпочинає виступи у Золотій Євролізі</text:span>
</text:h>
      <text:p text:style-name="P4">
Authors: Ukrinform (Person)</text:p>
      <text:p text:style-name="P4">
Publisher: Укринформ (Organization)</text:p>
      <text:p text:style-name="P4">
Published Time: 2023-05-27T10:53:04+03:00</text:p>
      <text:p text:style-name="P4">
Modified Time: 2023-05-27T10:53:04+03:00</text:p>
      <text:p text:style-name="P4">
Description: У суботу, 27 травня, волейболістки національної збірної України стартують у Золотій Євролізі-2023. — Укрінформ.</text:p>
      <text:p text:style-name="P4">
Images: ['<text:a xlink:type="simple" xlink:href="https://static.ukrinform.com/photos/2023_05/thumb_files/630_360_1685173424-188.jpg" text:style-name="Internet_20_link" text:visited-style-name="Visited_20_Internet_20_Link">
630_360_16851...</text:a>
']</text:p>
      <text:p text:style-name="P4">
Tags: ['Європа', 'Угорщина', 'Волейбол', 'Збірна України', 'Жінки']</text:p>
      <text:p text:style-name="P4">
Type: Article</text:p>
      <!--METADATA-->
      <text:p text:style-name="P4">
<draw:frame draw:style-name="fr1" draw:name="Image81" text:anchor-type="as-char" svg:width="6.9236in" svg:height="3.956343in" draw:z-index="0">
<draw:image xlink:href="../Images/yкринформ/2023-05-27T10-53-04-03-00/630_360_1685173424-188.jpg" xlink:type="simple" xlink:show="embed" xlink:actuate="onLoad" draw:mime-type="image/jpeg"/>
</draw:frame>
 У суботу,27 травня, волейболістки національної збірної України стартують у ЗолотійЄвролізі-2023.</text:p>
      <text:p text:style-name="P4">
На ERD Arena у Будапешті «синьо-жовті» <text:a xlink:type="simple" xlink:href="https://www.facebook.com/olympicua" text:style-name="Internet_20_link" text:visited-style-name="Visited_20_Internet_20_Link">
 зіграють</text:a>
 з представницями Угорщини, передаєУкрінформ.</text:p>
      <text:p text:style-name="P4">
Поєдинок розпочнеться о 20.00 за київським часом.</text:p>
      <text:p text:style-name="P4">
Для виходу до «Фіналу чотирьох» підопічним Івана Петкова треба посісти першемісце серед трьох команд групи С, де також виступають француженки.</text:p>
      <text:p text:style-name="P4">
<text:span text:style-name="T4">
Читайте також:</text:span>
 <text:a xlink:type="simple" xlink:href="https://www.ukrinform.ua/rubric-sports/3714424-u-subotu-ukrainski-volejbolisti-rozpocnut-vistupi-u-zolotij-evrolizi2023.html" text:style-name="Internet_20_link" text:visited-style-name="Visited_20_Internet_20_Link">
 У суботу українські істи розпочнуть виступи у ЗолотійЄвролізі-2023 </text:a>
</text:p>
      <text:p text:style-name="P4">
Зазначимо, що українська жіноча збірна України є переможницею Фіналу чотирьохЗолотої Євроліги-2017.</text:p>
      <text:p text:style-name="P4">
Фото: facebook.com/olympicua.</text:p>
      <text:p text:style-name="P4">
Source: <text:a xlink:type="simple" xlink:href="https://www.ukrinform.ua/rubric-sports/3714856-zinoca-zbirna-ukraini-z-volejbolu-rozpocinae-vistupi-u-zolotij-evrolizi.html" text:style-name="Internet_20_link" text:visited-style-name="Visited_20_Internet_20_Link">
https://www.ukrinform.ua/rubric-sports/3714856-zinoca-zbirna-ukraini-z-volejbolu-rozpocinae-vistupi-u-zolotij-evrolizi.html</text:a>
</text:p>
      <!--NEWS-->
      <text:h text:style-name="P10" text:outline-level="1">
<text:span text:style-name="T4">
Під Маріуполем пролунали вибухи</text:span>
</text:h>
      <text:p text:style-name="P4">
Authors: Ukrinform (Person)</text:p>
      <text:p text:style-name="P4">
Publisher: Укринформ (Organization)</text:p>
      <text:p text:style-name="P4">
Published Time: 2023-05-27T11:03:00+03:00</text:p>
      <text:p text:style-name="P4">
Modified Time: 2023-05-27T11:03:00+03:00</text:p>
      <text:p text:style-name="P4">
Description: У захопленому російською армією селищі міського типу Нікольське Маріупольського району вранці у суботу пролунали вибух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Маріуполь', 'Вибух', 'Війна з Росією']</text:p>
      <text:p text:style-name="P4">
Type: Article</text:p>
      <!--METADATA-->
      <text:p text:style-name="P4">
<draw:frame draw:style-name="fr1" draw:name="Image82" text:anchor-type="as-char" svg:width="6.9236in" svg:height="3.956343in" draw:z-index="0">
<draw:image xlink:href="../Images/yкринформ/2023-05-27T11-03-00-03-00/630_360_1669987737-966.jpg" xlink:type="simple" xlink:show="embed" xlink:actuate="onLoad" draw:mime-type="image/jpeg"/>
</draw:frame>
 Узахопленому російською армією селищі міського типу Нікольське Маріупольськогорайону вранці у суботу пролунали вибухи.</text:p>
      <text:p text:style-name="P4">
Про це у <text:a xlink:type="simple" xlink:href="https://t.me/andriyshTime/10150" text:style-name="Internet_20_link" text:visited-style-name="Visited_20_Internet_20_Link">
 Телеграмі </text:a>
 повідомив радникМаріупольського міського голови Петро Андрющенко, передає Укрінформ.</text:p>
      <text:p text:style-name="P4">
«...Пишуть про два прильоти в Нікольському», - зазначив Андрющенко.</text:p>
      <text:p text:style-name="P4">
Він також <text:a xlink:type="simple" xlink:href="https://t.me/andriyshTime/10152" text:style-name="Internet_20_link" text:visited-style-name="Visited_20_Internet_20_Link">
 оприлюднив переписку </text:a>
 місцевихмешканців у соцмережах, зауваживши: «Тим часом в чатах Нікольського кажуть, щощось бавовнить».</text:p>
      <text:p text:style-name="P4">
<text:span text:style-name="T4">
Читайте також:</text:span>
 <text:a xlink:type="simple" xlink:href="https://www.ukrinform.ua/rubric-world/3714782-u-belgorodskij-oblasti-prolunali-vibuhi-povidomlaut-pro-ataku-drona-na-budivlu-mvs.html" text:style-name="Internet_20_link" text:visited-style-name="Visited_20_Internet_20_Link">
 У Бєлгородській області пролунали и – повідомляють проатаку дрона на будівлю МВС </text:a>
</text:p>
      <text:p text:style-name="P4">
Згодом Андрющенко <text:a xlink:type="simple" xlink:href="https://t.me/andriyshTime/10155" text:style-name="Internet_20_link" text:visited-style-name="Visited_20_Internet_20_Link">
 написав </text:a>
 , що у районІнкубатора в Нікольському приїхало багато "швидких". "Бавовна точно прибралакупу русні", - додав він.</text:p>
      <text:p text:style-name="P4">
Як повідомлялося, напередодні в районі меткомбінату «Азовсталь» у тимчасовозахопленому Маріуполі <text:a xlink:type="simple" xlink:href="https://www.ukrinform.ua/rubric-regions/3714731-u-rajoni-azovstali-prolunali-potuzni-vibuhi.html" text:style-name="Internet_20_link" text:visited-style-name="Visited_20_Internet_20_Link">
 пролунали два вибухи.</text:a>
</text:p>
      <text:p text:style-name="P4">
Source: <text:a xlink:type="simple" xlink:href="https://www.ukrinform.ua/rubric-ato/3714857-pid-mariupolem-prolunali-vibuhi.html" text:style-name="Internet_20_link" text:visited-style-name="Visited_20_Internet_20_Link">
https://www.ukrinform.ua/rubric-ato/3714857-pid-mariupolem-prolunali-vibuhi.html</text:a>
</text:p>
      <!--NEWS-->
      <text:h text:style-name="P10" text:outline-level="1">
<text:span text:style-name="T4">
На лікування до Європи цього тижня евакуювали 27 українців</text:span>
</text:h>
      <text:p text:style-name="P4">
Authors: Ukrinform (Person)</text:p>
      <text:p text:style-name="P4">
Publisher: Укринформ (Organization)</text:p>
      <text:p text:style-name="P4">
Published Time: 2023-05-27T11:04:00+03:00</text:p>
      <text:p text:style-name="P4">
Modified Time: 2023-05-27T11:04:00+03:00</text:p>
      <text:p text:style-name="P4">
Description: Цього тижня на лікування до країн Європейського Союзу евакуювали 27 постраждалих унаслідок війни громадян України. — Укрінформ.</text:p>
      <text:p text:style-name="P4">
Images: ['<text:a xlink:type="simple" xlink:href="https://static.ukrinform.com/photos/2022_07/thumb_files/630_360_1658510025-561.jpg" text:style-name="Internet_20_link" text:visited-style-name="Visited_20_Internet_20_Link">
630_360_16585...</text:a>
']</text:p>
      <text:p text:style-name="P4">
Tags: ['Євросоюз', 'Реабілітація', 'Лікарня', 'Військові']</text:p>
      <text:p text:style-name="P4">
Type: Article</text:p>
      <!--METADATA-->
      <text:p text:style-name="P4">
<draw:frame draw:style-name="fr1" draw:name="Image83" text:anchor-type="as-char" svg:width="6.9236in" svg:height="3.95476in" draw:z-index="0">
<draw:image xlink:href="../Images/yкринформ/2023-05-27T11-04-00-03-00/630_360_1658510025-561.jpg" xlink:type="simple" xlink:show="embed" xlink:actuate="onLoad" draw:mime-type="image/jpeg"/>
</draw:frame>
 Цьоготижня на лікування до країн Європейського Союзу евакуювали 27 постраждалихунаслідок війни громадян України.</text:p>
      <text:p text:style-name="P4">
Про це повідомляє <text:a xlink:type="simple" xlink:href="https://moz.gov.ua/article/news/27-ukrainciv-evakujovano-na-specializovane-likuvannja-do-klinik-evropi" text:style-name="Internet_20_link" text:visited-style-name="Visited_20_Internet_20_Link">
 пресслужба </text:a>
 Міністерстваохорони здоров’я, передає Укрінформ.</text:p>
      <text:p text:style-name="P4">
«Цього тижня у рамках співпраці було евакуйовано 27 постраждалих громадянУкраїни до спеціалізованих клінік країн ЄС», - зазначають у Мінздраві.</text:p>
      <text:p text:style-name="P4">
За інформацією відомства, серед евакуйованих є військові з мінно-вибуховимипораненнями та опіковими травмами, цивільні особи з онкологічнимизахворюваннями, пацієнти з Донеччини та прифронтових територій, а такожпрацівник залізниці, який потрапив під обстріл у 2022 році.</text:p>
      <text:p text:style-name="P4">
Пацієнти доправлені до клінік Франції, Німеччини, Литви, Нідерландів,Норвегії, Польщі, Іспанії та Австрії. Там їм буде надане спеціалізованелікування та подальша <text:a xlink:type="simple" xlink:href="https://www.ukrinform.ua/tag-reabilitacia" text:style-name="Internet_20_link" text:visited-style-name="Visited_20_Internet_20_Link">
 реабілітація. </text:a>
</text:p>
      <text:p text:style-name="P4">
<text:span text:style-name="T4">
Читайте також:</text:span>
 <text:a xlink:type="simple" xlink:href="https://www.ukrinform.ua/rubric-ato/3705785-vijskovi-pisla-povernenna-z-polonu-mozut-prohoditi-likuvanna-ta-reabilitaciu-za-kordonom.html" text:style-name="Internet_20_link" text:visited-style-name="Visited_20_Internet_20_Link">
 з за - </text:a>
</text:p>
      <text:p text:style-name="P4">
Як повідомлялося, від початку повномасштабної війни росії проти УкраїниМінздрав разом із Єврокомісією та міжнародними партнерами організуютьевакуаційні рейси для українців, які постраждали внаслідок збройної агресіїРосії.</text:p>
      <text:p text:style-name="P4">
Загалом Мінздрав разом із міжнародними партнерами евакуювали понад 3700українців.</text:p>
      <text:p text:style-name="P4">
<text:span text:style-name="T5">
Фото ілюстративне Shutterstock</text:span>
</text:p>
      <text:p text:style-name="P4">
Source: <text:a xlink:type="simple" xlink:href="https://www.ukrinform.ua/rubric-society/3714862-na-likuvanna-do-evropi-cogo-tizna-evakuuvali-27-ukrainciv.html" text:style-name="Internet_20_link" text:visited-style-name="Visited_20_Internet_20_Link">
https://www.ukrinform.ua/rubric-society/3714862-na-likuvanna-do-evropi-cogo-tizna-evakuuvali-27-ukrainciv.html</text:a>
</text:p>
      <!--NEWS-->
      <text:h text:style-name="P10" text:outline-level="1">
<text:span text:style-name="T4">
Кличко привітав Київ з днем народження</text:span>
</text:h>
      <text:p text:style-name="P4">
Authors: Ukrinform (Person)</text:p>
      <text:p text:style-name="P4">
Publisher: Укринформ (Organization)</text:p>
      <text:p text:style-name="P4">
Published Time: 2023-05-27T11:05:47+03:00</text:p>
      <text:p text:style-name="P4">
Modified Time: 2023-05-27T11:05:47+03:00</text:p>
      <text:p text:style-name="P4">
Description: Столичний міський голова Віталій Кличко привітав Київ з днем народження і зазначив, що вважає його серцем і душею України. — Укрінформ.</text:p>
      <text:p text:style-name="P4">
Images: ['<text:a xlink:type="simple" xlink:href="https://static.ukrinform.com/photos/2021_08/thumb_files/630_360_1630176848-103.jpg" text:style-name="Internet_20_link" text:visited-style-name="Visited_20_Internet_20_Link">
630_360_16301...</text:a>
']</text:p>
      <text:p text:style-name="P4">
Tags: ['Віталій Кличко', 'Київ', 'День міста']</text:p>
      <text:p text:style-name="P4">
Type: Article</text:p>
      <!--METADATA-->
      <text:p text:style-name="P4">
<draw:frame draw:style-name="fr1" draw:name="Image84" text:anchor-type="as-char" svg:width="6.9236in" svg:height="3.956343in" draw:z-index="0">
<draw:image xlink:href="../Images/yкринформ/2023-05-27T11-05-47-03-00/630_360_1630176848-103.jpg" xlink:type="simple" xlink:show="embed" xlink:actuate="onLoad" draw:mime-type="image/jpeg"/>
</draw:frame>
 Столичнийміський голова Віталій Кличко привітав Київ з днем народження і зазначив, щовважає його серцем і душею України.</text:p>
      <text:p text:style-name="P4">
Як передає Укрінформ, про це Кличко написав у  <text:a xlink:type="simple" xlink:href="https://t.me/vitaliy_klitschko/1972" text:style-name="Internet_20_link" text:visited-style-name="Visited_20_Internet_20_Link">
 Телеграмі</text:a>
 й оприлюднив відео з кадрами сьогоденнястолиці.</text:p>
      <text:p text:style-name="P4">
“ <text:a xlink:type="simple" xlink:href="https://www.ukrinform.ua/tag-kiiv" text:style-name="Internet_20_link" text:visited-style-name="Visited_20_Internet_20_Link">
 Київ </text:a>
 . Древній і сучасний. Створенийдобром. І завжди - під захистом світлих сил!”, - наголосив він і додав: “СерцеУкраїни бʼється тут”.</text:p>
      <text:p text:style-name="P4">
Як зазначив мер Києва, “ми любимо наше місто! І - всі разом - робимо столицюсильнішою, гарнішою і європейською”.</text:p>
      <text:p text:style-name="P4">
<text:span text:style-name="T4">
Читайте також:</text:span>
 <text:a xlink:type="simple" xlink:href="https://www.ukrinform.ua/rubric-kyiv/3714409-klicko-pokazav-ak-vigladatime-rekreacijna-zona-na-oboloni.html" text:style-name="Internet_20_link" text:visited-style-name="Visited_20_Internet_20_Link">
 , як на </text:a>
</text:p>
      <text:p text:style-name="P4">
“З Днем народження, Києве! Ти - серце і душа Україна!”, - додав Кличко.</text:p>
      <text:p text:style-name="P4">
Як повідомлялося, щорічно День Києва відзначається в останню неділю травня.Зокрема цього року 28 травня відбудеться ювілейний, тридцятий, "  <text:a xlink:type="simple" xlink:href="https://www.ukrinform.ua/rubric-society/3714561-u-probigu-pid-kastanami-bratimut-ucast-ponad-6-tisac-ludej-v-ukraini-ta-sviti.html" text:style-name="Internet_20_link" text:visited-style-name="Visited_20_Internet_20_Link">
 Пробіг підкаштанами </text:a>
 ".</text:p>
      <text:p text:style-name="P4">
Source: <text:a xlink:type="simple" xlink:href="https://www.ukrinform.ua/rubric-kyiv/3714860-klicko-privitav-kiiv-z-dnem-narodzenna.html" text:style-name="Internet_20_link" text:visited-style-name="Visited_20_Internet_20_Link">
https://www.ukrinform.ua/rubric-kyiv/3714860-klicko-privitav-kiiv-z-dnem-narodzenna.html</text:a>
</text:p>
      <!--NEWS-->
      <text:h text:style-name="P10" text:outline-level="1">
<text:span text:style-name="T4">
У столиці за добу рівень води збільшився на 9 сантиметрів</text:span>
</text:h>
      <text:p text:style-name="P4">
Authors: Ukrinform (Person)</text:p>
      <text:p text:style-name="P4">
Publisher: Укринформ (Organization)</text:p>
      <text:p text:style-name="P4">
Published Time: 2023-05-27T11:11:29+03:00</text:p>
      <text:p text:style-name="P4">
Modified Time: 2023-05-27T11:11:29+03:00</text:p>
      <text:p text:style-name="P4">
Description: У Києві за добу рівень води збільшився на 9 сантиметрів. — Укрінформ.</text:p>
      <text:p text:style-name="P4">
Images: ['<text:a xlink:type="simple" xlink:href="https://static.ukrinform.com/photos/2023_04/thumb_files/630_360_1682758192-559.jpeg" text:style-name="Internet_20_link" text:visited-style-name="Visited_20_Internet_20_Link">
630_360_16827...</text:a>
']</text:p>
      <text:p text:style-name="P4">
Tags: ['Дніпро', 'Повінь', 'Ріка', 'Вода', 'Київ', 'Водопілля']</text:p>
      <text:p text:style-name="P4">
Type: Article</text:p>
      <!--METADATA-->
      <text:p text:style-name="P4">
<draw:frame draw:style-name="fr1" draw:name="Image85" text:anchor-type="as-char" svg:width="6.9236in" svg:height="3.956343in" draw:z-index="0">
<draw:image xlink:href="../Images/yкринформ/2023-05-27T11-11-29-03-00/630_360_1682758192-559.jpeg" xlink:type="simple" xlink:show="embed" xlink:actuate="onLoad" draw:mime-type="image/jpeg"/>
</draw:frame>
 У Києвіза добу рівень води збільшився на 9 сантиметрів.</text:p>
      <text:p text:style-name="P4">
Про це повідомляє пресслужба Київської міської військової адміністрації у  <text:a xlink:type="simple" xlink:href="https://t.me/VA_Kyiv/1839" text:style-name="Internet_20_link" text:visited-style-name="Visited_20_Internet_20_Link">
Телеграмі </text:a>
 з посиланням на коментар очільника КМВАСергія Попка, передає Укрінформ.</text:p>
      <text:p text:style-name="P4">
«Станом на 10:00 27.05.2023 рівень <text:a xlink:type="simple" xlink:href="https://www.ukrinform.ua/tag-voda" text:style-name="Internet_20_link" text:visited-style-name="Visited_20_Internet_20_Link">
 води </text:a>
у річці Дніпро у Києві біля моста "Метро" становить 9 235 см (за Балтійськоюсистемою висот). Температура води: 20  °C. В порівнянні з минулим днем, рівеньводопілля підвищився на 9 см», - йдеться у повідомленні.</text:p>
      <text:p text:style-name="P4">
<text:span text:style-name="T4">
Читайте також:</text:span>
 <text:a xlink:type="simple" xlink:href="https://www.ukrinform.ua/rubric-regions/3714024-u-troh-oblastah-zalisautsa-pidtoplenimi-ponad-6-tisac-gektar-silgospugid.html" text:style-name="Internet_20_link" text:visited-style-name="Visited_20_Internet_20_Link">
 У 6 </text:a>
</text:p>
      <text:p text:style-name="P4">
Він зауважив, що аварійних підтоплень по місту Києву не зафіксовано.</text:p>
      <text:p text:style-name="P4">
Водночас Попко поінформував, що промислові об’єкти і житлові масиви міста позазагрозою підтоплення.</text:p>
      <text:p text:style-name="P4">
Як повідомляв  <text:a xlink:type="simple" xlink:href="https://www.ukrinform.ua/rubric-kyiv/3714384-u-kievi-za-dobu-riven-vodi-zmensivsa-na-17-santimetriv.html" text:style-name="Internet_20_link" text:visited-style-name="Visited_20_Internet_20_Link">
 Укрінформ </text:a>
 , устолиці, станом на 26 травня, рівень води зменшився на 17 сантиметрів.</text:p>
      <text:p text:style-name="P4">
<text:span text:style-name="T5">
Фото: КМВА</text:span>
</text:p>
      <text:p text:style-name="P4">
Source: <text:a xlink:type="simple" xlink:href="https://www.ukrinform.ua/rubric-kyiv/3714864-u-stolici-za-dobu-riven-vodi-zbilsivsa-na-9-santimetriv.html" text:style-name="Internet_20_link" text:visited-style-name="Visited_20_Internet_20_Link">
https://www.ukrinform.ua/rubric-kyiv/3714864-u-stolici-za-dobu-riven-vodi-zbilsivsa-na-9-santimetriv.html</text:a>
</text:p>
      <!--NEWS-->
      <text:h text:style-name="P10" text:outline-level="1">
<text:span text:style-name="T4">
Хокей: визначилися господарі ЧС-2024 за участю національних збірних України</text:span>
</text:h>
      <text:p text:style-name="P4">
Authors: Ukrinform (Person)</text:p>
      <text:p text:style-name="P4">
Publisher: Укринформ (Organization)</text:p>
      <text:p text:style-name="P4">
Published Time: 2023-05-27T11:13:41+03:00</text:p>
      <text:p text:style-name="P4">
Modified Time: 2023-05-27T11:13:41+03:00</text:p>
      <text:p text:style-name="P4">
Description: Організацію жіночого чемпіонату світу у Дивізіоні 3A, де виступає національна збірна України, отримала Хорватія.  — Укрінформ.</text:p>
      <text:p text:style-name="P4">
Images: ['<text:a xlink:type="simple" xlink:href="https://static.ukrinform.com/photos/2023_05/thumb_files/630_360_1685174457-530.jpg" text:style-name="Internet_20_link" text:visited-style-name="Visited_20_Internet_20_Link">
630_360_16851...</text:a>
']</text:p>
      <text:p text:style-name="P4">
Tags: ['Чемпіонат світу', 'хокей', 'Збірна України', 'Жінки', 'Чоловіки']</text:p>
      <text:p text:style-name="P4">
Type: Article</text:p>
      <!--METADATA-->
      <text:p text:style-name="P4">
<draw:frame draw:style-name="fr1" draw:name="Image86" text:anchor-type="as-char" svg:width="6.9236in" svg:height="3.956343in" draw:z-index="0">
<draw:image xlink:href="../Images/yкринформ/2023-05-27T11-13-41-03-00/630_360_1685174457-530.jpg" xlink:type="simple" xlink:show="embed" xlink:actuate="onLoad" draw:mime-type="image/jpeg"/>
</draw:frame>
Організацію жіночого чемпіонату світу у Дивізіоні 3A, де виступає національназбірна України, отримала Хорватія.</text:p>
      <text:p text:style-name="P4">
Це право балканська держава здобула <text:a xlink:type="simple" xlink:href="https://www.facebook.com/fhu.com.ua" text:style-name="Internet_20_link" text:visited-style-name="Visited_20_Internet_20_Link">
 за підсумками голосування</text:a>
 членів конгресу IIHF у суперництві зЛитвою (21 проти 5), передає Укрінформ.</text:p>
      <text:p text:style-name="P4">
Таким чином, навесні 2024 року суперницями наших дівчат будуть збірніХорватії, Литви, Румунії, Болгарії та Сербії.</text:p>
      <text:p text:style-name="P4">
Чоловіча національна збірна України наступного року знову виступатиме утретьому за силою ешелоні світового хокею - Дивізіоні 1B.</text:p>
      <text:p text:style-name="P4">
Як вирішив конгрес IIHFС, суперниками нашої команди будуть Литва, Китай,Естонія, Нідерланди та Іспанія.</text:p>
      <text:p text:style-name="P4">
<text:span text:style-name="T4">
Читайте також:</text:span>
 <text:a xlink:type="simple" xlink:href="https://www.ukrinform.ua/rubric-sports/3714556-nimeccina-provede-cs2027-z-hokeu.html" text:style-name="Internet_20_link" text:visited-style-name="Visited_20_Internet_20_Link">
 Німеччина проведе ЧС-2027 з</text:a>
</text:p>
      <text:p text:style-name="P4">
Чоловічий турнір відбудеться з 27 квітня по 3 травня у литовській столиці -Вільнюсі.</text:p>
      <text:p text:style-name="P4">
Фото: facebook.com/fhu.com.ua.</text:p>
      <text:p text:style-name="P4">
Source: <text:a xlink:type="simple" xlink:href="https://www.ukrinform.ua/rubric-sports/3714867-hokej-viznacilisa-gospodari-cs2024-za-ucastu-nacionalnih-zbirnih-ukraini.html" text:style-name="Internet_20_link" text:visited-style-name="Visited_20_Internet_20_Link">
https://www.ukrinform.ua/rubric-sports/3714867-hokej-viznacilisa-gospodari-cs2024-za-ucastu-nacionalnih-zbirnih-ukraini.html</text:a>
</text:p>
      <!--NEWS-->
      <text:h text:style-name="P10" text:outline-level="1">
<text:span text:style-name="T4">
Сили оборони тримають панівні висоти під Бахмутом, але просування призупинили - Маляр</text:span>
</text:h>
      <text:p text:style-name="P4">
Authors: Ukrinform (Person)</text:p>
      <text:p text:style-name="P4">
Publisher: Укринформ (Organization)</text:p>
      <text:p text:style-name="P4">
Published Time: 2023-05-27T11:22:00+03:00</text:p>
      <text:p text:style-name="P4">
Modified Time: 2023-05-27T11:22:00+03:00</text:p>
      <text:p text:style-name="P4">
Description: Сили оборони міцно тримають панівні висоти на півночі та півдні від Бахмута, водночас просування призупинили з метою виконання інших задач. — Укрінформ.</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Міноборони', 'ЗСУ', 'Війна з Росією']</text:p>
      <text:p text:style-name="P4">
Type: Article</text:p>
      <!--METADATA-->
      <text:p text:style-name="P4">
<draw:frame draw:style-name="fr1" draw:name="Image87" text:anchor-type="as-char" svg:width="6.9236in" svg:height="3.956343in" draw:z-index="0">
<draw:image xlink:href="../Images/yкринформ/2023-05-27T11-22-00-03-00/630_360_1682412643-256.png" xlink:type="simple" xlink:show="embed" xlink:actuate="onLoad" draw:mime-type="image/png"/>
</draw:frame>
 Силиоборони міцно тримають панівні висоти на півночі та півдні від Бахмута,водночас просування призупинили з метою виконання інших задач.</text:p>
      <text:p text:style-name="P4">
Як передає Укрінформ, про це заступниця міністра оборони Ганна Малярповідомила у <text:a xlink:type="simple" xlink:href="https://t.me/annamaliar/797" text:style-name="Internet_20_link" text:visited-style-name="Visited_20_Internet_20_Link">
 Телеграмі. </text:a>
</text:p>
      <text:p text:style-name="P4">
За її словами, на Бахмутському напрямку ворог безуспішно наступав, але загаломнаступальна активність знижена. Росіяни зробили ставку на завдання авіаційнихударів та інтенсивних артилерійських обстрілів.</text:p>
      <text:p text:style-name="P4">
"Вчора і сьогодні там немає активних боїв - ні в місті, ні на флангах.Натомість ворог активно обстрілює околиці міста та підступи до нього", -зазначила Маляр.</text:p>
      <text:p text:style-name="P4">
<text:span text:style-name="T4">
Читайте також:</text:span>
 <text:a xlink:type="simple" xlink:href="https://www.ukrinform.ua/rubric-ato/3714854-danilov-pro-gotovnist-do-kontrnastupu-istoricna-mozlivist-aku-ukraina-ne-moze-vtratiti.html" text:style-name="Internet_20_link" text:visited-style-name="Visited_20_Internet_20_Link">
 Данілов про готовність до контрнаступу: Історичнаможливість, яку Україна не може втратити </text:a>
</text:p>
      <text:p text:style-name="P4">
Вона зауважила, що українська сторона міцно тримає "зайняті раніше панівнівисоти на півночі та півдні від <text:a xlink:type="simple" xlink:href="https://www.ukrinform.ua/tag-bahmut" text:style-name="Internet_20_link" text:visited-style-name="Visited_20_Internet_20_Link">
 Бахмута </text:a>
 . Водночас просування протягом вчора і сьогодні призупинено з метоювиконання інших задач".</text:p>
      <text:p text:style-name="P4">
Зниження наступальної активності ворога обумовлено тим, що проводиться заміната перегрупування військ. Ворог намагається посилити власні спроможності,підкреслила Маляр.</text:p>
      <text:p text:style-name="P4">
Згодом заступниця міністра оборони <text:a xlink:type="simple" xlink:href="https://t.me/annamaliar/798" text:style-name="Internet_20_link" text:visited-style-name="Visited_20_Internet_20_Link">
 додала </text:a>
 :"Наші війська контролюють околиці Бахмута у південно-західній частині в районі"Літак".</text:p>
      <text:p text:style-name="P4">
Як повідомляв Укрінформ, Міністерство оборони Британії з посиланням нарозвідку заявило, що <text:a xlink:type="simple" xlink:href="https://www.ukrinform.ua/rubric-ato/3714831-vagnerivci-pocali-vidhoditi-z-deakih-pozicij-u-bahmuti-britanska-rozvidka.html" text:style-name="Internet_20_link" text:visited-style-name="Visited_20_Internet_20_Link">
 "вагнерівці", ймовірно, почали відходити з деякихпозицій навколо Бахмута. </text:a>
</text:p>
      <text:p text:style-name="P4">
<text:span text:style-name="T5">
Фото: Костянтин Ліберов</text:span>
</text:p>
      <text:p text:style-name="P4">
Source: <text:a xlink:type="simple" xlink:href="https://www.ukrinform.ua/rubric-ato/3714874-sili-oboroni-trimaut-panivni-visoti-pid-bahmutom-ale-prosuvanna-prizupinili-malar.html" text:style-name="Internet_20_link" text:visited-style-name="Visited_20_Internet_20_Link">
https://www.ukrinform.ua/rubric-ato/3714874-sili-oboroni-trimaut-panivni-visoti-pid-bahmutom-ale-prosuvanna-prizupinili-malar.html</text:a>
</text:p>
      <!--NEWS-->
      <text:h text:style-name="P10" text:outline-level="1">
<text:span text:style-name="T4">
Дві збірні України з баскетболу 3х3 вийшли до плей-офф турніру Big Twelve</text:span>
</text:h>
      <text:p text:style-name="P4">
Authors: Ukrinform (Person)</text:p>
      <text:p text:style-name="P4">
Publisher: Укринформ (Organization)</text:p>
      <text:p text:style-name="P4">
Published Time: 2023-05-27T11:27:40+03:00</text:p>
      <text:p text:style-name="P4">
Modified Time: 2023-05-27T11:27:40+03:00</text:p>
      <text:p text:style-name="P4">
Description: Чоловіча та жіноча збірні України з баскетболу 3х3, які продовжують підготовку до кваліфікації Євро, стартували на турнірі  Big Twelve Вуароні (Франція). — Укрінформ.</text:p>
      <text:p text:style-name="P4">
Images: ['<text:a xlink:type="simple" xlink:href="https://static.ukrinform.com/photos/2023_05/thumb_files/630_360_1685175917-946.jpg" text:style-name="Internet_20_link" text:visited-style-name="Visited_20_Internet_20_Link">
630_360_16851...</text:a>
']</text:p>
      <text:p text:style-name="P4">
Tags: ['Баскетбол', 'Франція', 'Збірна України', 'Жінки', 'Чоловіки']</text:p>
      <text:p text:style-name="P4">
Type: Article</text:p>
      <!--METADATA-->
      <text:p text:style-name="P4">
<draw:frame draw:style-name="fr1" draw:name="Image88" text:anchor-type="as-char" svg:width="6.9236in" svg:height="3.956343in" draw:z-index="0">
<draw:image xlink:href="../Images/yкринформ/2023-05-27T11-27-40-03-00/630_360_1685175917-946.jpg" xlink:type="simple" xlink:show="embed" xlink:actuate="onLoad" draw:mime-type="image/jpeg"/>
</draw:frame>
 Чоловічата жіноча збірні України з баскетболу 3х3, які продовжують підготовку докваліфікації Євро, стартували на турнірі Big Twelve Вуароні (Франція).</text:p>
      <text:p text:style-name="P4">
Чоловіки зіграли у Вуароні <text:a xlink:type="simple" xlink:href="https://fbu.ua/news/dv-zbrn-ukrani-3h3-viyshli-v-pley-of-turnru-big-twelve" text:style-name="Internet_20_link" text:visited-style-name="Visited_20_Internet_20_Link">
 двома складами </text:a>
 , причому обидві командивиступили в одній групі,передає Укрінформ.</text:p>
      <text:p text:style-name="P4">
До команди А увійшли Володимир Конєв, Максим Нікітін, Нікіта Руслов та МаксимЗакурдаєв, до команди В - Олег Бондаренко, Ілля Кабацюра, Юрій Кондраков таІгор Сергєєв.</text:p>
      <text:p text:style-name="P4">
Обидві збірні поступились основному складу Греції, а ось збірну Франції U23обіграла збірна України А. В очному матчі двох українських збірних перемоглазбірна А з рахунком 22:19.</text:p>
      <text:p text:style-name="P4">
Саме збірна України А з другого місця в групі вийшла до чвертьфіналу, дезійдеться з Португалією. Переможець зустрінеться у півфіналі з основноюзбірною Франції. А ось збірна України В посіла останнє місце в групі ізавершила виступи.</text:p>
      <text:p text:style-name="P4">
<text:span text:style-name="T4">
Читайте також:</text:span>
 <text:a xlink:type="simple" xlink:href="https://www.ukrinform.ua/rubric-sports/3714342-zbirni-ukraini-z-basketbolu-3h3-startuut-na-turniri-big-twelve-u-francii.html" text:style-name="Internet_20_link" text:visited-style-name="Visited_20_Internet_20_Link">
 Збірні України з баскетболу 3х3 стартують на турнірі BigTwelve у Франції </text:a>
</text:p>
      <text:p text:style-name="P4">
Жіноча збірна України у складі Кристини Філевич, Оксани Моллової, ВеронікиКосмач та Міріам Уро-Ніле стартувала з поразки збірній Франції Nord, а потімобіграла команду Греції А, вийшовши до плей-офф з другого місця.</text:p>
      <text:p text:style-name="P4">
У чвертьфіналі наша команда зустрінеться зі збірною Іспанії.</text:p>
      <text:p text:style-name="P4">
Фото: fbu.ua.</text:p>
      <text:p text:style-name="P4">
Source: <text:a xlink:type="simple" xlink:href="https://www.ukrinform.ua/rubric-sports/3714873-dvi-zbirni-ukraini-z-basketbolu-3h3-vijsli-do-plejoff-turniru-big-twelve.html" text:style-name="Internet_20_link" text:visited-style-name="Visited_20_Internet_20_Link">
https://www.ukrinform.ua/rubric-sports/3714873-dvi-zbirni-ukraini-z-basketbolu-3h3-vijsli-do-plejoff-turniru-big-twelve.html</text:a>
</text:p>
      <!--NEWS-->
      <text:h text:style-name="P10" text:outline-level="1">
<text:span text:style-name="T4">
1 person killed, 2 wounded in shelling today in Schebekyne district of Belgorod region</text:span>
</text:h>
      <text:p text:style-name="P4">
Authors: liveuamap (Language: en)</text:p>
      <text:p text:style-name="P4">
Time: 2023-05-27T11:31:00</text:p>
      <text:p text:style-name="P4">
Location: Belgorod (Latitude:50.4118 Longtitude:36.89308)</text:p>
      <text:p text:style-name="P4">
Videos: []</text:p>
      <text:p text:style-name="P4">
Images: []</text:p>
      <text:p text:style-name="P4">
Tags: ["Russia", "Central and Eastern Europe"]</text:p>
      <text:p text:style-name="P4">
ID: 22565791</text:p>
      <!--METADATA-->
      <text:p text:style-name="P4">
1 person killed, 2 wounded in shelling today in Schebekyne district ofBelgorod region</text:p>
      <text:p text:style-name="P4">
News Collection Link: <text:a xlink:type="simple" xlink:href="https://liveuamap.com/en/2023/27-may-1-person-killed-2-wounded-in-shelling-today-in-schebekyne" text:style-name="Internet_20_link" text:visited-style-name="Visited_20_Internet_20_Link">
https://liveuamap.com/en/2023/27-may-1-person-killed-2-wounded-in-shelling-today-in-schebekyne</text:a>
</text:p>
      <text:p text:style-name="P4">
Source: <text:a xlink:type="simple" xlink:href="https://t.me/rbc_news/74968" text:style-name="Internet_20_link" text:visited-style-name="Visited_20_Internet_20_Link">
https://t.me/rbc_news/74968</text:a>
</text:p>
      <!--NEWS-->
      <text:h text:style-name="P10" text:outline-level="1">
<text:span text:style-name="T4">
ЮНІСЕФ та Міносвіти запустили проєкт «Іскорки суперсили» для розвитку дошкільнят - Зеленська</text:span>
</text:h>
      <text:p text:style-name="P4">
Authors: Ukrinform (Person)</text:p>
      <text:p text:style-name="P4">
Publisher: Укринформ (Organization)</text:p>
      <text:p text:style-name="P4">
Published Time: 2023-05-27T11:31:04+03:00</text:p>
      <text:p text:style-name="P4">
Modified Time: 2023-05-27T11:31:04+03:00</text:p>
      <text:p text:style-name="P4">
Description: ЮНІСЕФ та Міністерство освіти і науки запустили проєкт для розвитку дітей дошкільного віку «Іскорки суперсили». — Укрінформ.</text:p>
      <text:p text:style-name="P4">
Images: ['<text:a xlink:type="simple" xlink:href="https://static.ukrinform.com/photos/2023_05/thumb_files/630_360_1685176097-133.jpeg" text:style-name="Internet_20_link" text:visited-style-name="Visited_20_Internet_20_Link">
630_360_16851...</text:a>
']</text:p>
      <text:p text:style-name="P4">
Tags: ['Діти', 'Освіта', 'Олена Зеленська']</text:p>
      <text:p text:style-name="P4">
Type: Article</text:p>
      <!--METADATA-->
      <text:p text:style-name="P4">
<draw:frame draw:style-name="fr1" draw:name="Image89" text:anchor-type="as-char" svg:width="6.9236in" svg:height="3.956343in" draw:z-index="0">
<draw:image xlink:href="../Images/yкринформ/2023-05-27T11-31-04-03-00/630_360_1685176097-133.jpeg" xlink:type="simple" xlink:show="embed" xlink:actuate="onLoad" draw:mime-type="image/jpeg"/>
</draw:frame>
 ЮНІСЕФ таМіністерство освіти і науки запустили проєкт для розвитку дітей дошкільноговіку «Іскорки суперсили».</text:p>
      <text:p text:style-name="P4">
Про це повідомила дружина Президента Олена Зеленська у  <text:a xlink:type="simple" xlink:href="https://t.me/FirstLadyOfUkraine/3226" text:style-name="Internet_20_link" text:visited-style-name="Visited_20_Internet_20_Link">
 Телеграмі</text:a>
 , передає Укрінформ.</text:p>
      <text:p text:style-name="P4">
«Іскорки суперсили - вони точно є у кожній українській дитині, що зростає нинів умовах війни. Точно є у кожній мамі і татові, що продовжують дбати,розважати, зберігати дитинство попри усе. «Іскорки суперсили» — це проєкт длябатьків дошкільнят, який запустили <text:a xlink:type="simple" xlink:href="https://www.ukrinform.ua/tag-unisef" text:style-name="Internet_20_link" text:visited-style-name="Visited_20_Internet_20_Link">
 ЮНІСЕФ </text:a>
 України та Міністерство освіти і науки України, аби допомогти їмнадолужити освітній процес, який, на жаль, в багатьох дитсадочках призупинивсячерез війну», - зазначила перша леді.</text:p>
      <text:p text:style-name="P4">
</text:p>
      <text:p text:style-name="P4">
За її словами, це інтерактивний ляльковий театр, у якому є персонажі-іскорки —Пум, Жуж, Міо і Бринь. Кожен з них має свій яскравий характер і суперсили —знання та навички, які стають у нагоді у різних ситуаціях, з якими стикаєтьсямалюк. Персонажів та сценарії можна  <text:a xlink:type="simple" xlink:href="https://numo.mon.gov.ua/puppet-show" text:style-name="Internet_20_link" text:visited-style-name="Visited_20_Internet_20_Link">
 завантажити</text:a>
 безкоштовно на платформі і грати будь-де.</text:p>
      <text:p text:style-name="P4">
 <text:span text:style-name="T4">
Читайтетакож:</text:span>
 <text:a xlink:type="simple" xlink:href="https://www.ukrinform.ua/rubric-society/3713799-zelenska-radit-diuosvita-abi-opanuvati-novi-profesijni-navicki.html" text:style-name="Internet_20_link" text:visited-style-name="Visited_20_Internet_20_Link">
 радить «Дію.Освіта», аби опанувати нові професійні навички</text:a>
</text:p>
      <text:p text:style-name="P4">
«Треба лише завантажити  , роздрукувати, вирізати разом із малюками», - додаладружина Президента.</text:p>
      <text:p text:style-name="P4">
</text:p>
      <text:p text:style-name="P4">
Зеленська поінформувала, що на платформі  <text:a xlink:type="simple" xlink:href="https://numo.mon.gov.ua/puppet-show/scenariyi-vistav" text:style-name="Internet_20_link" text:visited-style-name="Visited_20_Internet_20_Link">
 вже є 10 готових сценаріїв,</text:a>
 які відтворили відоміукраїнці: «Тут і про кордони з однолітками на дитячому майданчику, і прокорисну їжу, і мандрівки нашою красивою країною».</text:p>
      <text:p text:style-name="P4">
Вона додала, що закріпити знання малюків допоможуть розмальовки, які теж можна<text:a xlink:type="simple" xlink:href="https://numo.mon.gov.ua/puppet-show/rozmalovki" text:style-name="Internet_20_link" text:visited-style-name="Visited_20_Internet_20_Link">
 завантажити на сайті. </text:a>
</text:p>
      <text:p text:style-name="P4">
<text:span text:style-name="T5">
Фото: Телеграм Олени Зеленської</text:span>
</text:p>
      <text:p text:style-name="P4">
Source: <text:a xlink:type="simple" xlink:href="https://www.ukrinform.ua/rubric-society/3714876-unisef-ta-minosviti-zapustili-proekt-iskorki-supersili-dla-rozvitku-doskilnat-zelenska.html" text:style-name="Internet_20_link" text:visited-style-name="Visited_20_Internet_20_Link">
https://www.ukrinform.ua/rubric-society/3714876-unisef-ta-minosviti-zapustili-proekt-iskorki-supersili-dla-rozvitku-doskilnat-zelenska.html</text:a>
</text:p>
      <!--NEWS-->
      <text:h text:style-name="P10" text:outline-level="1">
<text:span text:style-name="T4">
У Японії провели масштабні навчання з бойовими стрільбами</text:span>
</text:h>
      <text:p text:style-name="P4">
Authors: Ukrinform (Person)</text:p>
      <text:p text:style-name="P4">
Publisher: Укринформ (Organization)</text:p>
      <text:p text:style-name="P4">
Published Time: 2023-05-27T11:40:00+03:00</text:p>
      <text:p text:style-name="P4">
Modified Time: 2023-05-27T11:40:00+03:00</text:p>
      <text:p text:style-name="P4">
Description: Наземні сили самооборони Японії провели щорічні навчання з бойовою стрільбою на полігоні в центральній частині країни, у маневрах узяли участь близько 2500 військовослужбовців. — Укрінформ.</text:p>
      <text:p text:style-name="P4">
Images: ['<text:a xlink:type="simple" xlink:href="https://static.ukrinform.com/photos/2023_05/thumb_files/630_360_1685176909-132.jpg" text:style-name="Internet_20_link" text:visited-style-name="Visited_20_Internet_20_Link">
630_360_16851...</text:a>
']</text:p>
      <text:p text:style-name="P4">
Tags: ['Японія', 'Військові навчання']</text:p>
      <text:p text:style-name="P4">
Type: Article</text:p>
      <!--METADATA-->
      <text:p text:style-name="P4">
<draw:frame draw:style-name="fr1" draw:name="Image93" text:anchor-type="as-char" svg:width="6.9236in" svg:height="3.956343in" draw:z-index="0">
<draw:image xlink:href="../Images/yкринформ/2023-05-27T11-40-00-03-00/630_360_1685176909-132.jpg" xlink:type="simple" xlink:show="embed" xlink:actuate="onLoad" draw:mime-type="image/jpeg"/>
</draw:frame>
 Наземнісили самооборони Японії провели щорічні навчання з бойовою стрільбою наполігоні в центральній частині країни, у маневрах узяли участь близько 2500військовослужбовців.</text:p>
      <text:p text:style-name="P4">
Про це повідомляє  <text:a xlink:type="simple" xlink:href="https://www3.nhk.or.jp/nhkworld/en/news/20230527_11/" text:style-name="Internet_20_link" text:visited-style-name="Visited_20_Internet_20_Link">
 NHK</text:a>
 , передає Укрінформ.</text:p>
      <text:p text:style-name="P4">
Військові відпрацьовували дії у разі вторгнення противника на один ізвіддалених японських островів. Сили самооборони надіслали до цього районурозвідників та розгорнули безпілотники для спостереження за ситуацією, післячого направили десантну бригаду швидкого реагування, яка відпрацювала тактикувідбиття нападу і визволення острова.</text:p>
      <text:p text:style-name="P4">
Під час навчань військові застосовували озброєння, зокрема вели вогонь ізбойових машин.</text:p>
      <text:p text:style-name="P4">
Раніше подібні навчання з бойовою стрільбою були відкритими для публіки,щороку збираючи понад 20 тисяч глядачів. Проте останні три роки публічніперегляди скасували через пандемію коронавірусу.</text:p>
      <text:p text:style-name="P4">
<text:span text:style-name="T4">
Читайте також:</text:span>
 <text:a xlink:type="simple" xlink:href="https://www.ukrinform.ua/rubric-world/3714307-aponia-ogolosila-cergovij-paket-sankcij-proti-rosii.html" text:style-name="Internet_20_link" text:visited-style-name="Visited_20_Internet_20_Link">
 я оголосила черговий пакет санкцій проти Росії</text:a>
</text:p>
      <text:p text:style-name="P4">
Цьогорічні навчання також були закритими - як пояснили у військовомукомандуванні, у зв'язку «з безпековою ситуацією та необхідністю зосередитися».</text:p>
      <text:p text:style-name="P4">
За даними японських військових, у ході навчань використано 57 тонн боєприпасівна суму близько 1,07 мільярда єн ($7,6 мільйона).</text:p>
      <text:p text:style-name="P4">
Як повідомляв Укрінформ, військові Південної Кореї спільно з силамиконтингенту збройних сил США вперше за останні шість років провели  <text:a xlink:type="simple" xlink:href="https://www.ukrinform.ua/rubric-world/3714306-vijskovi-pivdennoi-korei-ta-ssa-proveli-masstabni-navcanna-nepodalik-kordonu-z-kndr.html" text:style-name="Internet_20_link" text:visited-style-name="Visited_20_Internet_20_Link">
масштабні військові навчання з бойовими стрільбами</text:a>
 лише за 25кілометрів на південь від кордону з КНДР.</text:p>
      <text:p text:style-name="P4">
<text:span text:style-name="T5">
Фото з відкритих джерел</text:span>
</text:p>
      <text:p text:style-name="P4">
Source: <text:a xlink:type="simple" xlink:href="https://www.ukrinform.ua/rubric-world/3714880-u-aponii-proveli-masstabni-navcanna-z-bojovimi-strilbami.html" text:style-name="Internet_20_link" text:visited-style-name="Visited_20_Internet_20_Link">
https://www.ukrinform.ua/rubric-world/3714880-u-aponii-proveli-masstabni-navcanna-z-bojovimi-strilbami.html</text:a>
</text:p>
      <!--NEWS-->
      <text:h text:style-name="P10" text:outline-level="1">
<text:span text:style-name="T4">
Зеленський ввів у дію рішення РНБО про санкції проти 51 фізичної та 220 юридичних осіб</text:span>
</text:h>
      <text:p text:style-name="P4">
Authors: Ukrinform (Person)</text:p>
      <text:p text:style-name="P4">
Publisher: Укринформ (Organization)</text:p>
      <text:p text:style-name="P4">
Published Time: 2023-05-27T11:57:00+03:00</text:p>
      <text:p text:style-name="P4">
Modified Time: 2023-05-27T11:57:00+03:00</text:p>
      <text:p text:style-name="P4">
Description: Президент України Володимир Зеленський своїм указом увів у дію рішення РНБО про застосування персональних спеціальних економічних та інших обмежувальних заходів до 51 фізичної та 220 юридичних осіб. — Укрінформ.</text:p>
      <text:p text:style-name="P4">
Images: ['<text:a xlink:type="simple" xlink:href="https://static.ukrinform.com/photos/2022_09/thumb_files/630_360_1664388416-236.jpg" text:style-name="Internet_20_link" text:visited-style-name="Visited_20_Internet_20_Link">
630_360_16643...</text:a>
']</text:p>
      <text:p text:style-name="P4">
Tags: ['РНБО', 'Санкції', 'Росія', 'Зеленський']</text:p>
      <text:p text:style-name="P4">
Type: Article</text:p>
      <!--METADATA-->
      <text:p text:style-name="P4">
<draw:frame draw:style-name="fr1" draw:name="Image94" text:anchor-type="as-char" svg:width="6.9236in" svg:height="3.956343in" draw:z-index="0">
<draw:image xlink:href="../Images/yкринформ/2023-05-27T11-57-00-03-00/630_360_1664388416-236.jpg" xlink:type="simple" xlink:show="embed" xlink:actuate="onLoad" draw:mime-type="image/jpeg"/>
</draw:frame>
 ПрезидентУкраїни Володимир Зеленський своїм указом увів у дію рішення РНБО прозастосування персональних спеціальних економічних та інших обмежувальнихзаходів до 51 фізичної та 220 юридичних осіб.</text:p>
      <text:p text:style-name="P4">
Як передає Укрінформ, відповідний  <text:a xlink:type="simple" xlink:href="https://www.president.gov.ua/documents/3072023-46917" text:style-name="Internet_20_link" text:visited-style-name="Visited_20_Internet_20_Link">
 указ №307/2023</text:a>
 оприлюднений на сайті глави держави.</text:p>
      <text:p text:style-name="P4">
Так, згідно з додатком  <text:a xlink:type="simple" xlink:href="https://www.president.gov.ua/storage/j-files-storage/01/19/09/7b21d2ec72c38145625c92a52abe1f22_1685168635.pdf" text:style-name="Internet_20_link" text:visited-style-name="Visited_20_Internet_20_Link">
 №1 </text:a>
 до указу,Президент ввів в дію рішення РНБОУ від 27 травня "Про застосуванняперсональних спеціальних економічних та інших обмежувальних заходів (санкцій)"проти 51 громадянина Російської Федерації.</text:p>
      <text:p text:style-name="P4">
Згідно з додатком  <text:a xlink:type="simple" xlink:href="https://www.president.gov.ua/storage/j-files-storage/01/19/13/9ba481b6ec61facfc683351e47697ce7_1685168800.pdf" text:style-name="Internet_20_link" text:visited-style-name="Visited_20_Internet_20_Link">
 №2 </text:a>
 , Зеленськийзапровадив санкції проти 220 юридичних осіб, серед яких є як російськікомпанії, так закордонні. Зокрема застосовано <text:a xlink:type="simple" xlink:href="https://www.ukrinform.ua/tag-sankcii" text:style-name="Internet_20_link" text:visited-style-name="Visited_20_Internet_20_Link">
 санкції</text:a>
 до таких російських компаній якакціонерне товариство "Залізнична торгова компанія", товариство з обмеженоювідповідальністю "Інноваційні технології мастил", товариство з обмеженоювідповідальністю "Оборонрегістр".</text:p>
      <text:p text:style-name="P4">
<text:span text:style-name="T4">
Читайте також:</text:span>
 <text:a xlink:type="simple" xlink:href="https://www.ukrinform.ua/rubric-world/3714184-sankcii-proti-rf-maut-vikonuvati-vsi-kraini-prezident-kipru.html" text:style-name="Internet_20_link" text:visited-style-name="Visited_20_Internet_20_Link">
 РФ – </text:a>
</text:p>
      <text:p text:style-name="P4">
Також введено санкції щодо кіпрських компаній “Серч Локейшн Лімітед”, “2ГІСЛокал Серч Лімітед”, чеської “Навітел с.р.о” і товариства з обмеженоювідповідальністю "Навітел Україна", яке зареєстровано в Україні.</text:p>
      <text:p text:style-name="P4">
Як повідомляв Укрінформ, 22 квітня Президент своїми указами увів у дію рішенняРНБО про  <text:a xlink:type="simple" xlink:href="https://www.ukrinform.ua/rubric-polytics/3699292-prezident-vviv-u-diu-risenna-rnbo-pro-sankcii-proti-radu-fizicnih-ta-uridicnih-osib.html" text:style-name="Internet_20_link" text:visited-style-name="Visited_20_Internet_20_Link">
 застосування персональних спеціальних економічних й іншихобмежувальних заходів </text:a>
 до 40 фізичних та 382 юридичних осіб.</text:p>
      <text:p text:style-name="P4">
Source: <text:a xlink:type="simple" xlink:href="https://www.ukrinform.ua/rubric-polytics/3714883-zelenskij-vviv-u-diu-risenna-rnbo-pro-sankcii-proti-51-fizicnoi-ta-220-uridicnih-osib.html" text:style-name="Internet_20_link" text:visited-style-name="Visited_20_Internet_20_Link">
https://www.ukrinform.ua/rubric-polytics/3714883-zelenskij-vviv-u-diu-risenna-rnbo-pro-sankcii-proti-51-fizicnoi-ta-220-uridicnih-osib.html</text:a>
</text:p>
      <!--NEWS-->
      <text:h text:style-name="P10" text:outline-level="1">
<text:span text:style-name="T4">
Sumska Oblast, Kharkiv, Kharkivska Oblast, Poltavska Oblast(18:01). Red Alert: aerial threat....</text:span>
</text:h>
      <text:p text:style-name="P4">
Authors: liveuamap (Language: en)</text:p>
      <text:p text:style-name="P4">
Time: 2023-05-27T12:02:00</text:p>
      <text:p text:style-name="P4">
Location: Sumska Oblast (Latitude:51.00075 Longtitude:34.00033)</text:p>
      <text:p text:style-name="P4">
Videos: []</text:p>
      <text:p text:style-name="P4">
Images: []</text:p>
      <text:p text:style-name="P4">
Tags: ["Europe", "Central and Eastern Europe"]</text:p>
      <text:p text:style-name="P4">
ID: 22565746</text:p>
      <!--METADATA-->
      <text:p text:style-name="P4">
Sumska Oblast, Kharkiv, Kharkivska Oblast, Poltavska Oblast(18:01). Red Alert:aerial threat. Sirens sounding. Take cover now!</text:p>
      <text:p text:style-name="P4">
News Collection Link: <text:a xlink:type="simple" xlink:href="https://liveuamap.com/en/2023/27-may-sumska-oblast-kharkiv-kharkivska-oblasg" text:style-name="Internet_20_link" text:visited-style-name="Visited_20_Internet_20_Link">
https://liveuamap.com/en/2023/27-may-sumska-oblast-kharkiv-kharkivska-oblasg</text:a>
</text:p>
      <text:p text:style-name="P4">
Source: <text:a xlink:type="simple" xlink:href="https://t.me/air_alert_ua/46628" text:style-name="Internet_20_link" text:visited-style-name="Visited_20_Internet_20_Link">
https://t.me/air_alert_ua/46628</text:a>
</text:p>
      <!--NEWS-->
      <text:h text:style-name="P10" text:outline-level="1">
<text:span text:style-name="T4">
Україна попросила у Німеччини крилаті ракети Taurus - ЗМІ</text:span>
</text:h>
      <text:p text:style-name="P4">
Authors: Ukrinform (Person)</text:p>
      <text:p text:style-name="P4">
Publisher: Укринформ (Organization)</text:p>
      <text:p text:style-name="P4">
Published Time: 2023-05-27T12:13:48+03:00</text:p>
      <text:p text:style-name="P4">
Modified Time: 2023-05-27T12:13:48+03:00</text:p>
      <text:p text:style-name="P4">
Description: Україна подала запит Німеччині на постачання крилатих ракет великої дальності Taurus. — Укрінформ.</text:p>
      <text:p text:style-name="P4">
Images: ['<text:a xlink:type="simple" xlink:href="https://static.ukrinform.com/photos/2023_05/thumb_files/630_360_1685178733-981.jpg" text:style-name="Internet_20_link" text:visited-style-name="Visited_20_Internet_20_Link">
630_360_16851...</text:a>
']</text:p>
      <text:p text:style-name="P4">
Tags: ['Німеччина', 'Ракета', 'Війна з Росією']</text:p>
      <text:p text:style-name="P4">
Type: Article</text:p>
      <!--METADATA-->
      <text:p text:style-name="P4">
<draw:frame draw:style-name="fr1" draw:name="Image95" text:anchor-type="as-char" svg:width="6.9236in" svg:height="3.956343in" draw:z-index="0">
<draw:image xlink:href="../Images/yкринформ/2023-05-27T12-13-48-03-00/630_360_1685178733-981.jpg" xlink:type="simple" xlink:show="embed" xlink:actuate="onLoad" draw:mime-type="image/jpeg"/>
</draw:frame>
 Українаподала запит Німеччині на постачання крилатих ракет великої дальності Taurus.</text:p>
      <text:p text:style-name="P4">
Про це повідомляє <text:a xlink:type="simple" xlink:href="https://www.dw.com/uk/ukraina-zaprosila-v-nimeccini-dalekobijni-raketi-taurus/a-65751508" text:style-name="Internet_20_link" text:visited-style-name="Visited_20_Internet_20_Link">
 DW </text:a>
 з посиланням на речницю Міністерстваоборони ФРН, передає Укрінформ.</text:p>
      <text:p text:style-name="P4">
Повідомляється, що Україна звернулася до Німеччини з проханням передати їйкрилаті ракети Taurus. Відповідний запит від Києва надійшов днями.</text:p>
      <text:p text:style-name="P4">
<text:span text:style-name="T4">
Читайте також:</text:span>
 <text:a xlink:type="simple" xlink:href="https://www.ukrinform.ua/rubric-ato/3714708-kongresmeni-ponovili-tisk-na-bilij-dim-sodo-postavok-atacms-v-ukrainu.html" text:style-name="Internet_20_link" text:visited-style-name="Visited_20_Internet_20_Link">
 Конгресмени поновили тиск на Білий дім щодо поставокATACMS в Україну </text:a>
</text:p>
      <text:p text:style-name="P4">
Кілька днів тому, 23 травня, депутат німецького парламенту від Християнсько-демократичного союзу (ХДС) Родеріх Кізеветтер закликав уряд надати ці ракетиУкраїні.</text:p>
      <text:p text:style-name="P4">
"Партнери України повинні зараз піти ва-банк і надати Україні все, що вонаможе використовувати в комбінованому бою і що дозволено міжнародним правом", -сказав він.</text:p>
      <text:p text:style-name="P4">
За його словами, крилаті ракети Taurus з дальністю польоту до 400-500кілометрів були б дуже корисним внеском з боку Німеччини.</text:p>
      <text:p text:style-name="P4">
"Тут більше не повинно бути червоних ліній", - підкреслив тоді Кізеветтер.</text:p>
      <text:p text:style-name="P4">
<text:span text:style-name="T4">
Читайте також:</text:span>
 <text:a xlink:type="simple" xlink:href="https://www.ukrinform.ua/rubric-polytics/3714720-senator-grem-zaklikae-priskoriti-i-posiliti-postacanna-zbroi-ukraini.html" text:style-name="Internet_20_link" text:visited-style-name="Visited_20_Internet_20_Link">
 Сенатор Грем закликає прискорити і посилити постачаннязброї Україні </text:a>
</text:p>
      <text:p text:style-name="P4">
Міністр оборони ФРН Борис Пісторіус обережно відреагував на пропозиціюКізеветтера, однак також зазначив, що "дотримується думки, що варто підтриматиУкраїну всіма системами, дозволеними міжнародним правом".</text:p>
      <text:p text:style-name="P4">
Як повідомляв Укрінформ, канцлер ФРН Олаф Шольц підтвердив позицію, згідно зякою західна зброя, що надається Україні, має використовуватися з метоюзахисту на території нашої держави.</text:p>
      <text:p text:style-name="P4">
Фото: MBDA Deutchland</text:p>
      <text:p text:style-name="P4">
Source: <text:a xlink:type="simple" xlink:href="https://www.ukrinform.ua/rubric-ato/3714885-ukraina-poprosila-u-nimeccini-krilati-raketi-taurus-zmi.html" text:style-name="Internet_20_link" text:visited-style-name="Visited_20_Internet_20_Link">
https://www.ukrinform.ua/rubric-ato/3714885-ukraina-poprosila-u-nimeccini-krilati-raketi-taurus-zmi.html</text:a>
</text:p>
      <!--NEWS-->
      <text:h text:style-name="P10" text:outline-level="1">
<text:span text:style-name="T4">
Росія становитиме небезпеку для Британії у разі поразки в Україні - глава ВПС</text:span>
</text:h>
      <text:p text:style-name="P4">
Authors: Ukrinform (Person)</text:p>
      <text:p text:style-name="P4">
Publisher: Укринформ (Organization)</text:p>
      <text:p text:style-name="P4">
Published Time: 2023-05-27T12:19:00+03:00</text:p>
      <text:p text:style-name="P4">
Modified Time: 2023-05-27T12:19:00+03:00</text:p>
      <text:p text:style-name="P4">
Description: Начальник штабу ВПС Британії сер Майк Віггстон заявив, що російські військово-повітряні сили, надводний флот і підводні човни становлять загрозу для Британії і НАТО. — Укрінформ.</text:p>
      <text:p text:style-name="P4">
Images: ['<text:a xlink:type="simple" xlink:href="https://static.ukrinform.com/photos/2016_03/thumb_files/630_360_1459411837-1303-foto-milru.jpg" text:style-name="Internet_20_link" text:visited-style-name="Visited_20_Internet_20_Link">
630_360_14594...</text:a>
']</text:p>
      <text:p text:style-name="P4">
Tags: ['Британія', 'Росія', 'Війна з Росією']</text:p>
      <text:p text:style-name="P4">
Type: Article</text:p>
      <!--METADATA-->
      <text:p text:style-name="P4">
<draw:frame draw:style-name="fr1" draw:name="Image96" text:anchor-type="as-char" svg:width="6.9236in" svg:height="3.956343in" draw:z-index="0">
<draw:image xlink:href="../Images/yкринформ/2023-05-27T12-19-00-03-00/630_360_1459411837-1303-foto-milru.jpg" xlink:type="simple" xlink:show="embed" xlink:actuate="onLoad" draw:mime-type="image/jpeg"/>
</draw:frame>
 Начальник штабу ВПС Британії сер Майк Віггстон заявив, що російськівійськово-повітряні сили, надводний флот і підводні човни становлять загрозудля Британії і НАТО.</text:p>
      <text:p text:style-name="P4">
Таку думку глава Королівських військово-повітряних сил (RAF) висловив вінтерв'ю <text:a xlink:type="simple" xlink:href="https://www.telegraph.co.uk/news/2023/05/26/russia-poses-danger-to-uk-sir-mike-wigston-raf/" text:style-name="Internet_20_link" text:visited-style-name="Visited_20_Internet_20_Link">
 The Telegraph </text:a>
 , передає Укрінформ.</text:p>
      <text:p text:style-name="P4">
За словами Віггстона, саме на цій загрозі "ми повинні зосередити наші думки".</text:p>
      <text:p text:style-name="P4">
Водночас він переконаний, що така загроза зберігатиметься або й посилиться,навіть якщо нинішній президент РФ Володимир Путін буде усунутий від влади.</text:p>
      <text:p text:style-name="P4">
<text:span text:style-name="T4">
Читайте також:</text:span>
 <text:a xlink:type="simple" xlink:href="https://www.ukrinform.ua/rubric-polytics/3713708-britania-v-obse-rozkritikuvala-brehlive-pragnenna-rosii-do-dialogu.html" text:style-name="Internet_20_link" text:visited-style-name="Visited_20_Internet_20_Link">
 в ОБСЄ розкритикувала брехливе «прагнення» Росії додіалогу </text:a>
</text:p>
      <text:p text:style-name="P4">
"Коли конфлікт в Україні завершиться і Україна відновить свої кордони, як імає бути, ми отримаємо розбиту, мстиву і жорстоку Росію, яка завдаватиме намшкоди у будь-який спосіб: повітряними, ракетними і підводнми атаками", -сказав глава RAF.</text:p>
      <text:p text:style-name="P4">
Як повідомляв Укрінформ, <text:a xlink:type="simple" xlink:href="https://www.ukrinform.ua/rubric-world/3712942-pid-mirni-plani-maskuutsa-sprobi-zamoroziti-vijnu-v-ukraini-premer-britanii.html" text:style-name="Internet_20_link" text:visited-style-name="Visited_20_Internet_20_Link">
 прем'єр Великої Британії Ріші Сунак заявив</text:a>
 , що спроби заморозитиконфлікт в Україні є абсолютно неправильними і мають припинятися у зародку.</text:p>
      <text:p text:style-name="P4">
Source: <text:a xlink:type="simple" xlink:href="https://www.ukrinform.ua/rubric-world/3714891-rosia-stanovitime-nebezpeku-dla-britanii-u-razi-porazki-v-ukraini-glava-vps.html" text:style-name="Internet_20_link" text:visited-style-name="Visited_20_Internet_20_Link">
https://www.ukrinform.ua/rubric-world/3714891-rosia-stanovitime-nebezpeku-dla-britanii-u-razi-porazki-v-ukraini-glava-vps.html</text:a>
</text:p>
      <!--NEWS-->
      <text:h text:style-name="P10" text:outline-level="1">
<text:span text:style-name="T4">
Росія вивела в Чорне море один носій «Калібрів» - загальний залп до 4 ракет</text:span>
</text:h>
      <text:p text:style-name="P4">
Authors: Ukrinform (Person)</text:p>
      <text:p text:style-name="P4">
Publisher: Укринформ (Organization)</text:p>
      <text:p text:style-name="P4">
Published Time: 2023-05-27T12:32:31+03:00</text:p>
      <text:p text:style-name="P4">
Modified Time: 2023-05-27T12:32:31+03:00</text:p>
      <text:p text:style-name="P4">
Description: Російська Федерація вивела в Чорне море на бойове чергування один носій крилатих ракет “Калібр”. — Укрінформ.</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97" text:anchor-type="as-char" svg:width="6.9236in" svg:height="3.956343in" draw:z-index="0">
<draw:image xlink:href="../Images/yкринформ/2023-05-27T12-32-31-03-00/630_360_1678431987-587.jpg" xlink:type="simple" xlink:show="embed" xlink:actuate="onLoad" draw:mime-type="image/jpeg"/>
</draw:frame>
 РосійськаФедерація вивела в Чорне море на бойове чергування один носій крилатих ракет“Калібр”.</text:p>
      <text:p text:style-name="P4">
Як передає Укрінформ, про це Військово-морські сили Збройних сил Україниповідомляють у  <text:a xlink:type="simple" xlink:href="https://www.facebook.com/navy.mil.gov.ua/posts/pfbid02z4DuBfqbLVK5qvMotiTavnBUF3UdCcSqYoxVDutL5h28hioejHwkbGQ63ShgpWQbl" text:style-name="Internet_20_link" text:visited-style-name="Visited_20_Internet_20_Link">
 Фейсбуці</text:a>
.</text:p>
      <text:p text:style-name="P4">
“Станом на 11:45 27.05.2023 в Чорному морі на бойовому чергуванні знаходитьсячотири ворожих кораблів, з них один носій крилатих ракет "Калібр", загальнийзалп до 4 ракет”, - йдеться у повідомленні.</text:p>
      <text:p text:style-name="P4">
</text:p>
      <text:p text:style-name="P4">
В Азовському морі перебуває одни ворожий корабель.</text:p>
      <text:p text:style-name="P4">
<text:span text:style-name="T4">
Читайте також:</text:span>
 <text:a xlink:type="simple" xlink:href="https://www.ukrinform.ua/rubric-world/3713861-rosiani-namaluvali-svou-svastiku-v-cornomu-mori-britanska-rozvidka.html" text:style-name="Internet_20_link" text:visited-style-name="Visited_20_Internet_20_Link">
 Росіяни «намалювали» свою свастику в Чорному -британська розвідка </text:a>
</text:p>
      <text:p text:style-name="P4">
У Середземному морі на бойовому чергуванні - до семи ворожих кораблів, з ниходин носій "Калібрів", загальний залп становить до чотирьох ракет.</text:p>
      <text:p text:style-name="P4">
Як повідомляв Укрінформ, зранку 27 травня  <text:a xlink:type="simple" xlink:href="https://www.ukrinform.ua/rubric-ato/3714852-u-cornomu-ta-azovskomu-morah-sist-voroziih-korabliv-raketonosiiv-nemae.html" text:style-name="Internet_20_link" text:visited-style-name="Visited_20_Internet_20_Link">
 у Чорному морі</text:a>
 Росія тримала шість бойовихкораблів, в Азовському - один, усі судна-ракетоносії були заведені у пунктибазування.</text:p>
      <text:p text:style-name="P4">
Source: <text:a xlink:type="simple" xlink:href="https://www.ukrinform.ua/rubric-ato/3714895-rosia-vivela-v-corne-more-odin-nosij-kalibriv-zagalnij-zalp-do-4-raket.html" text:style-name="Internet_20_link" text:visited-style-name="Visited_20_Internet_20_Link">
https://www.ukrinform.ua/rubric-ato/3714895-rosia-vivela-v-corne-more-odin-nosij-kalibriv-zagalnij-zalp-do-4-raket.html</text:a>
</text:p>
      <!--NEWS-->
      <text:h text:style-name="P10" text:outline-level="1">
<text:span text:style-name="T4">
Donetsk Oblast(18:31). Red Alert: aerial threat. Sirens sounding. Take cover now!</text:span>
</text:h>
      <text:p text:style-name="P4">
Authors: liveuamap (Language: en)</text:p>
      <text:p text:style-name="P4">
Time: 2023-05-27T12:33:00</text:p>
      <text:p text:style-name="P4">
Location: Donetsk Oblast (Latitude:48.72717 Longtitude:37.57913)</text:p>
      <text:p text:style-name="P4">
Videos: []</text:p>
      <text:p text:style-name="P4">
Images: []</text:p>
      <text:p text:style-name="P4">
Tags: ["Europe", "Central and Eastern Europe"]</text:p>
      <text:p text:style-name="P4">
ID: 22565747</text:p>
      <!--METADATA-->
      <text:p text:style-name="P4">
Donetsk Oblast(18:31). Red Alert: aerial threat. Sirens sounding. Take covernow!</text:p>
      <text:p text:style-name="P4">
News Collection Link: <text:a xlink:type="simple" xlink:href="https://liveuamap.com/en/2023/27-may-donetsk-oblast1831-red-alert-aerial-thg" text:style-name="Internet_20_link" text:visited-style-name="Visited_20_Internet_20_Link">
https://liveuamap.com/en/2023/27-may-donetsk-oblast1831-red-alert-aerial-thg</text:a>
</text:p>
      <text:p text:style-name="P4">
Source: <text:a xlink:type="simple" xlink:href="https://t.me/air_alert_ua/46629" text:style-name="Internet_20_link" text:visited-style-name="Visited_20_Internet_20_Link">
https://t.me/air_alert_ua/46629</text:a>
</text:p>
      <!--NEWS-->
      <text:h text:style-name="P10" text:outline-level="1">
<text:span text:style-name="T4">
СБУ оголосила підозру чотирьом колаборантам, серед яких – так звані посадовці «МНС РФ»</text:span>
</text:h>
      <text:p text:style-name="P4">
Authors: Ukrinform (Person)</text:p>
      <text:p text:style-name="P4">
Publisher: Укринформ (Organization)</text:p>
      <text:p text:style-name="P4">
Published Time: 2023-05-27T12:35:00+03:00</text:p>
      <text:p text:style-name="P4">
Modified Time: 2023-05-27T12:35:00+03:00</text:p>
      <text:p text:style-name="P4">
Description: Служба безпеки України оголосила підозру чотирьом поплічникам ворога, серед яких – псевдопосадовці "міністерства надзвичайних ситуацій Російської Федерації" та колишня працівниця Міністерства юстиції. — Укрінформ.</text:p>
      <text:p text:style-name="P4">
Images: ['<text:a xlink:type="simple" xlink:href="https://static.ukrinform.com/photos/2022_12/thumb_files/630_360_1669983394-548.jpg" text:style-name="Internet_20_link" text:visited-style-name="Visited_20_Internet_20_Link">
630_360_16699...</text:a>
']</text:p>
      <text:p text:style-name="P4">
Tags: ['Підозра', 'СБУ', 'Колаборант', 'Війна з Росією']</text:p>
      <text:p text:style-name="P4">
Type: Article</text:p>
      <!--METADATA-->
      <text:p text:style-name="P4">
<draw:frame draw:style-name="fr1" draw:name="Image99" text:anchor-type="as-char" svg:width="6.9236in" svg:height="3.956343in" draw:z-index="0">
<draw:image xlink:href="../Images/yкринформ/2023-05-27T12-35-00-03-00/630_360_1669983394-548.jpg" xlink:type="simple" xlink:show="embed" xlink:actuate="onLoad" draw:mime-type="image/jpeg"/>
</draw:frame>
 Службабезпеки України оголосила підозру чотирьом поплічникам ворога, серед яких –псевдопосадовці "міністерства надзвичайних ситуацій Російської Федерації" таколишня працівниця Міністерства юстиції.</text:p>
      <text:p text:style-name="P4">
Як передає Укрінформ, про це повідомила <text:a xlink:type="simple" xlink:href="https://ssu.gov.ua/novyny/sbu-povidomyla-pro-pidozru-shche-4m-vorozhym-poplichnykam-sered-nykh-posadovtsi-mns-rf-ta-kolyshnia-pratsivnytsia-miniustu" text:style-name="Internet_20_link" text:visited-style-name="Visited_20_Internet_20_Link">
 СБУ.</text:a>
</text:p>
      <text:p text:style-name="P4">
Так, одним із фігурантів є рецидивіст, засуджений у 2021 році до десяти роківув’язнення за злочини у складі підконтрольної Росії "козачої національноїгвардії війська донського". Відтоді він переховувався від правосуддя натимчасово захопленій частині Луганської області, а з вересня 2022 року очоливстворений агресором "Лисичанський пожежно-рятувальний загін".</text:p>
      <text:p text:style-name="P4">
Серед підозрюваних також – монтер провайдерської фірми і колишній посадовецьмісцевого підрозділу Державної служби з надзвичайних ситуацій. Встановлено, щопісля захоплення частини регіону вони підтримали російських загарбників тапішли з ними на добровільну співпрацю.</text:p>
      <text:p text:style-name="P4">
За даними <text:a xlink:type="simple" xlink:href="https://www.ukrinform.ua/tag-sbu" text:style-name="Internet_20_link" text:visited-style-name="Visited_20_Internet_20_Link">
 СБУ, </text:a>
 монтер був призначенийкерівником створеного росіянами "відділу внутрішньої політики адміністраціїЛисичанська", експосадовець ДСНС – очільником міської "пожежно-рятувальноїчастини мнс лнр".</text:p>
      <text:p text:style-name="P4">
<text:span text:style-name="T4">
Читайте також:</text:span>
 <text:a xlink:type="simple" xlink:href="https://www.ukrinform.ua/rubric-ato/3714753-sbu-za-rik-vikrila-ponad-300-vorozih-agentiv-castinu-z-nih-pereverbuvali-maluk.html" text:style-name="Internet_20_link" text:visited-style-name="Visited_20_Internet_20_Link">
 СБУ за рік викрила понад 300 ворожих агентів, частину зних перевербували – Малюк </text:a>
</text:p>
      <text:p text:style-name="P4">
Усім трьом фігурантам інкримінується вчинення злочину, передбаченого ст. 111-1(колабораційна діяльність) Кримінального кодексу України.</text:p>
      <text:p text:style-name="P4">
Також задокументовані злочинні дії колишньої працівниці Мін’юсту, яка уберезні 2022 року втекла на тимчасово захоплену територію Донецької області,де перебувала на постійному зв’язку з бойовиками, виправдовувала російськузбройну агресію та закликала місцевих жителів підтримати загарбників.</text:p>
      <text:p text:style-name="P4">
Зловмисниця оголошена в розшук. Їй інкримінується виправдовування, визнанняправомірною, заперечення збройної агресії РФ проти України, глорифікація їїучасників (ст. 436-2 Кримінального кодексу України).</text:p>
      <text:p text:style-name="P4">
<text:span text:style-name="T4">
Читайте також:</text:span>
 <text:a xlink:type="simple" xlink:href="https://www.ukrinform.ua/rubric-ato/3713895-sbu-zatrimala-rosijskogo-agenta-akij-gotuvav-pidriv-zaliznicnoi-kolii-pid-avdiivkou.html" text:style-name="Internet_20_link" text:visited-style-name="Visited_20_Internet_20_Link">
 затримала російського агента, який готував підривзалізничної колії під Авдіївкою </text:a>
</text:p>
      <text:p text:style-name="P4">
Тривають комплексні заходи для притягнення винних до відповідальності.</text:p>
      <text:p text:style-name="P4">
Як повідомляв Укрінформ, підозру оголосили ексочільнику Державноїреєстраційної служби України Дмитру Вороні, який виконує роль "сенатора відЗапорізької області РФ".</text:p>
      <text:p text:style-name="P4">
Source: <text:a xlink:type="simple" xlink:href="https://www.ukrinform.ua/rubric-ato/3714900-sbu-ogolosila-pidozru-cotirom-kolaborantam-sered-akih-tak-zvani-posadovci-mns-rf.html" text:style-name="Internet_20_link" text:visited-style-name="Visited_20_Internet_20_Link">
https://www.ukrinform.ua/rubric-ato/3714900-sbu-ogolosila-pidozru-cotirom-kolaborantam-sered-akih-tak-zvani-posadovci-mns-rf.html</text:a>
</text:p>
      <!--NEWS-->
      <text:h text:style-name="P10" text:outline-level="1">
<text:span text:style-name="T4">
Стали відомі суперники збірних України з баскетболу 3х3 у відборі Євро</text:span>
</text:h>
      <text:p text:style-name="P4">
Authors: Ukrinform (Person)</text:p>
      <text:p text:style-name="P4">
Publisher: Укринформ (Organization)</text:p>
      <text:p text:style-name="P4">
Published Time: 2023-05-27T12:35:14+03:00</text:p>
      <text:p text:style-name="P4">
Modified Time: 2023-05-27T12:35:14+03:00</text:p>
      <text:p text:style-name="P4">
Description: Чоловіча та жіноча збірні України з баскетболу 3х3 отримали суперників у груповому раунду кваліфікації чемпіонату Європи. — Укрінформ.</text:p>
      <text:p text:style-name="P4">
Images: ['<text:a xlink:type="simple" xlink:href="https://static.ukrinform.com/photos/2023_05/thumb_files/630_360_1685179718-742.jpg" text:style-name="Internet_20_link" text:visited-style-name="Visited_20_Internet_20_Link">
630_360_16851...</text:a>
']</text:p>
      <text:p text:style-name="P4">
Tags: ['Баскетбол', 'Європа', 'Збірна України', 'Жінки', 'Чоловіки']</text:p>
      <text:p text:style-name="P4">
Type: Article</text:p>
      <!--METADATA-->
      <text:p text:style-name="P4">
<draw:frame draw:style-name="fr1" draw:name="Image100" text:anchor-type="as-char" svg:width="6.9236in" svg:height="3.956343in" draw:z-index="0">
<draw:image xlink:href="../Images/yкринформ/2023-05-27T12-35-14-03-00/630_360_1685179718-742.jpg" xlink:type="simple" xlink:show="embed" xlink:actuate="onLoad" draw:mime-type="image/jpeg"/>
</draw:frame>
 Чоловічата жіноча збірні України з баскетболу 3х3 отримали суперників у груповомураунду кваліфікації чемпіонату Європи.</text:p>
      <text:p text:style-name="P4">
Наші команди <text:a xlink:type="simple" xlink:href="https://fbu.ua/news/viznachilis-superniki-zbrnih-ukrani-po-vdboru-na-chemponat-vropi-3h3" text:style-name="Internet_20_link" text:visited-style-name="Visited_20_Internet_20_Link">
 вестимуть боротьбу </text:a>
 за вихід до фінальної частиниєвропейської першості під час відбіркового турніру, що проходитиме у Констанці(Румнія), передає Укрінформ.</text:p>
      <text:p text:style-name="P4">
Чоловіча збірна України потрапила до групи В, де нашими суперниками станутькоманди Німеччини та Італії.</text:p>
      <text:p text:style-name="P4">
Дві кращих з групи виходять до чвертьфіналу. До фінальної частини Європотрапляють фіналісти, а також переможець матчу за 3-є місце.</text:p>
      <text:p text:style-name="P4">
Жіноча збірна України у групі А протистоятиме Іспанії, Швейцарії, Сербії таДанії.</text:p>
      <text:p text:style-name="P4">
У жіночій сітці напряму до фінальної частину виходять переможниці груп А та В,в яких зіграють по п’ять команд. Третю путівку на чемпіонат Європи розіграютьзбірні, що посядуть другі місця у групах.</text:p>
      <text:p text:style-name="P4">
<text:span text:style-name="T4">
Читайте також:</text:span>
 <text:a xlink:type="simple" xlink:href="https://www.ukrinform.ua/rubric-sports/3707631-colovica-zbirna-ukraini-z-basketbolu-3h3-istoria-vistupiv-na-evro.html" text:style-name="Internet_20_link" text:visited-style-name="Visited_20_Internet_20_Link">
 Чоловіча збірна України з баскетболу 3х3: історіявиступів на Євро </text:a>
</text:p>
      <text:p text:style-name="P4">
Фінальну частину чемпіонату Європи 2023 року 5-7 вересня прийматие Єрусалим(Ізраїль).</text:p>
      <text:p text:style-name="P4">
Фото: fbu.ua.</text:p>
      <text:p text:style-name="P4">
Source: <text:a xlink:type="simple" xlink:href="https://www.ukrinform.ua/rubric-sports/3714896-stali-vidomi-superniki-zbirnih-ukraini-z-basketbolu-3h3-u-vidbori-evro.html" text:style-name="Internet_20_link" text:visited-style-name="Visited_20_Internet_20_Link">
https://www.ukrinform.ua/rubric-sports/3714896-stali-vidomi-superniki-zbirnih-ukraini-z-basketbolu-3h3-u-vidbori-evro.html</text:a>
</text:p>
      <!--NEWS-->
      <text:h text:style-name="P10" text:outline-level="1">
<text:span text:style-name="T4">
Dnipro, Dnipropetrovska Oblast(18:35). Red Alert: aerial threat. Sirens sounding. Take cover ...</text:span>
</text:h>
      <text:p text:style-name="P4">
Authors: liveuamap (Language: en)</text:p>
      <text:p text:style-name="P4">
Time: 2023-05-27T12:37:00</text:p>
      <text:p text:style-name="P4">
Location: Dnipro (Latitude:48.45930000 Longtitude:35.03865000)</text:p>
      <text:p text:style-name="P4">
Videos: []</text:p>
      <text:p text:style-name="P4">
Images: []</text:p>
      <text:p text:style-name="P4">
Tags: ["Europe", "Central and Eastern Europe"]</text:p>
      <text:p text:style-name="P4">
ID: 22565748</text:p>
      <!--METADATA-->
      <text:p text:style-name="P4">
Dnipro, Dnipropetrovska Oblast(18:35). Red Alert: aerial threat. Sirenssounding. Take cover now!</text:p>
      <text:p text:style-name="P4">
News Collection Link: <text:a xlink:type="simple" xlink:href="https://liveuamap.com/en/2023/27-may-dnipro-dnipropetrovska-oblast1835-red-g" text:style-name="Internet_20_link" text:visited-style-name="Visited_20_Internet_20_Link">
https://liveuamap.com/en/2023/27-may-dnipro-dnipropetrovska-oblast1835-red-g</text:a>
</text:p>
      <text:p text:style-name="P4">
Source: <text:a xlink:type="simple" xlink:href="https://t.me/suspilnednipro/15976" text:style-name="Internet_20_link" text:visited-style-name="Visited_20_Internet_20_Link">
https://t.me/suspilnednipro/15976</text:a>
</text:p>
      <!--NEWS-->
      <text:h text:style-name="P10" text:outline-level="1">
<text:span text:style-name="T4">
Kirovohradska Oblast(18:35). Red Alert: aerial threat. Sirens sounding. Take cover now!</text:span>
</text:h>
      <text:p text:style-name="P4">
Authors: liveuamap (Language: en)</text:p>
      <text:p text:style-name="P4">
Time: 2023-05-27T12:38:00</text:p>
      <text:p text:style-name="P4">
Location: Kirovohradska Oblast (Latitude:48.50000000 Longtitude:32.00000000)</text:p>
      <text:p text:style-name="P4">
Videos: []</text:p>
      <text:p text:style-name="P4">
Images: []</text:p>
      <text:p text:style-name="P4">
Tags: ["Europe", "Central and Eastern Europe"]</text:p>
      <text:p text:style-name="P4">
ID: 22565749</text:p>
      <!--METADATA-->
      <text:p text:style-name="P4">
Kirovohradska Oblast(18:35). Red Alert: aerial threat. Sirens sounding. Takecover now!</text:p>
      <text:p text:style-name="P4">
News Collection Link: <text:a xlink:type="simple" xlink:href="https://liveuamap.com/en/2023/27-may-kirovohradska-oblast1835-red-alert-aerg" text:style-name="Internet_20_link" text:visited-style-name="Visited_20_Internet_20_Link">
https://liveuamap.com/en/2023/27-may-kirovohradska-oblast1835-red-alert-aerg</text:a>
</text:p>
      <text:p text:style-name="P4">
Source: <text:a xlink:type="simple" xlink:href="https://t.me/air_alert_ua/46630" text:style-name="Internet_20_link" text:visited-style-name="Visited_20_Internet_20_Link">
https://t.me/air_alert_ua/46630</text:a>
</text:p>
      <!--NEWS-->
      <text:h text:style-name="P10" text:outline-level="1">
<text:span text:style-name="T4">
Місце України в Євросоюзі та НАТО - ексглава МЗС Німеччини</text:span>
</text:h>
      <text:p text:style-name="P4">
Authors: Ukrinform (Person)</text:p>
      <text:p text:style-name="P4">
Publisher: Укринформ (Organization)</text:p>
      <text:p text:style-name="P4">
Published Time: 2023-05-27T12:39:00+03:00</text:p>
      <text:p text:style-name="P4">
Modified Time: 2023-05-27T12:39:00+03:00</text:p>
      <text:p text:style-name="P4">
Description: Україна має бути в Євросоюзі та НАТО. — Укрінформ.</text:p>
      <text:p text:style-name="P4">
Images: ['<text:a xlink:type="simple" xlink:href="https://static.ukrinform.com/photos/2023_05/thumb_files/630_360_1685180233-408.jpg" text:style-name="Internet_20_link" text:visited-style-name="Visited_20_Internet_20_Link">
630_360_16851...</text:a>
']</text:p>
      <text:p text:style-name="P4">
Tags: ['Євросоюз', 'НАТО', 'Німеччина']</text:p>
      <text:p text:style-name="P4">
Type: Article</text:p>
      <!--METADATA-->
      <text:p text:style-name="P4">
<draw:frame draw:style-name="fr1" draw:name="Image101" text:anchor-type="as-char" svg:width="6.9236in" svg:height="3.956343in" draw:z-index="0">
<draw:image xlink:href="../Images/yкринформ/2023-05-27T12-39-00-03-00/630_360_1685180233-408.jpg" xlink:type="simple" xlink:show="embed" xlink:actuate="onLoad" draw:mime-type="image/jpeg"/>
</draw:frame>
 Українамає бути в Євросоюзі та НАТО.</text:p>
      <text:p text:style-name="P4">
Як повідомляє <text:a xlink:type="simple" xlink:href="https://www.dw.com/uk/eksglava-mzs-nimeccini-fiser-misce-ukraini-v-es-i-nato/a-65751849" text:style-name="Internet_20_link" text:visited-style-name="Visited_20_Internet_20_Link">
 DW </text:a>
 , про цезаявив ексглава МЗС Німеччини Йошка Фішер, передає Укрінформ.</text:p>
      <text:p text:style-name="P4">
На переконання Фішера, стара формула "безпека можлива тільки з Росією" більшене працює. Тепер набагато важливіше "убезпечити себе від РФ".</text:p>
      <text:p text:style-name="P4">
<text:span text:style-name="T4">
Читайте також:</text:span>
 <text:a xlink:type="simple" xlink:href="https://www.ukrinform.ua/rubric-polytics/3714746-kiivskij-bezpekovij-forum-zaklikav-nato-nevidkladno-nadati-ukraini-clenstvo.html" text:style-name="Internet_20_link" text:visited-style-name="Visited_20_Internet_20_Link">
 Київський безпековий форум закликав невідкладно надатиУкраїні членство </text:a>
</text:p>
      <text:p text:style-name="P4">
Фішер закликав відмовитися від "нещадної наївності" щодо Росії. Він вказав наревізіонізм президента РФ Володимира Путіна та його бажання повернутитериторії колишніх радянських республік, а також на те, що це бажання "широкопоширене" і серед російського населення.</text:p>
      <text:p text:style-name="P4">
Ексглава МЗС Німеччини вважає, що Україна відіграватиме вирішальну роль упитанні європейської безпеки.</text:p>
      <text:p text:style-name="P4">
"Місце України - в ЄС, а також - у НАТО", - наголосив він, додавши, що ризикидля України знизяться, якщо вона буде в складі Альянсу.</text:p>
      <text:p text:style-name="P4">
<text:span text:style-name="T4">
Читайте також:</text:span>
 <text:a xlink:type="simple" xlink:href="https://www.ukrinform.ua/rubric-polytics/3714726-ukraina-stane-odnieu-z-klucovih-krain-evrosouzu-i-nato-eksposol-ssa-v-rosii-makfol.html" text:style-name="Internet_20_link" text:visited-style-name="Visited_20_Internet_20_Link">
 Україна стане однією з ключових країн Євросоюзу і -експосол США в Росії Макфол </text:a>
</text:p>
      <text:p text:style-name="P4">
Водночас політик допускає, що війна Росії проти України закінчиться "болючимперемир'ям і територіальними компромісами, які не задовольнять жодну зісторін". Це, на його думку, означатиме існування довгострокової загрози дляЄвропи. Тому політик вважає, що Німеччина повинна зміцнювати своюобороноздатність.</text:p>
      <text:p text:style-name="P4">
"Бувши центральною країною і найбільшою економікою Європи, ми не можемодозволити собі залишатися осторонь, коли йдеться про питання озброєнь. Якєвропейці ми повинні ліквідувати цю прогалину в безпеці", - сказав він.</text:p>
      <text:p text:style-name="P4">
Як повідомляв Укрінформ, <text:a xlink:type="simple" xlink:href="https://www.ukrinform.ua/rubric-ato/3714885-ukraina-poprosila-u-nimeccini-krilati-raketi-taurus-zmi.html" text:style-name="Internet_20_link" text:visited-style-name="Visited_20_Internet_20_Link">
 Україна подала запит Німеччині на постачаннякрилатих ракет </text:a>
 великої дальностіTaurus.</text:p>
      <text:p text:style-name="P4">
Фото: Wikipedia</text:p>
      <text:p text:style-name="P4">
Source: <text:a xlink:type="simple" xlink:href="https://www.ukrinform.ua/rubric-polytics/3714897-misce-ukraini-v-evrosouzi-ta-nato-eksglava-mzs-nimeccini.html" text:style-name="Internet_20_link" text:visited-style-name="Visited_20_Internet_20_Link">
https://www.ukrinform.ua/rubric-polytics/3714897-misce-ukraini-v-evrosouzi-ta-nato-eksglava-mzs-nimeccini.html</text:a>
</text:p>
      <!--NEWS-->
      <text:h text:style-name="P10" text:outline-level="1">
<text:span text:style-name="T4">
Ракетний удар по Дніпру: в ОБСЄ назвали обстріл медзакладу «особливо кричущим актом»</text:span>
</text:h>
      <text:p text:style-name="P4">
Authors: Ukrinform (Person)</text:p>
      <text:p text:style-name="P4">
Publisher: Укринформ (Organization)</text:p>
      <text:p text:style-name="P4">
Published Time: 2023-05-27T12:44:00+03:00</text:p>
      <text:p text:style-name="P4">
Modified Time: 2023-05-27T12:44:00+03:00</text:p>
      <text:p text:style-name="P4">
Description: Лідери ОБСЄ засудили ракетні атаки Росії на Україну, зокрема вчорашній обстріл медзакладу у Дніпрі, та запевнили у підтримці українського народу. — Укрінформ.</text:p>
      <text:p text:style-name="P4">
Images: ['<text:a xlink:type="simple" xlink:href="https://static.ukrinform.com/photos/2023_05/thumb_files/630_360_1685098724-7652.jpeg" text:style-name="Internet_20_link" text:visited-style-name="Visited_20_Internet_20_Link">
630_360_16850...</text:a>
']</text:p>
      <text:p text:style-name="P4">
Tags: ['Дніпро', 'ОБСЄ', 'Війна з Росією', 'Ракетний удар']</text:p>
      <text:p text:style-name="P4">
Type: Article</text:p>
      <!--METADATA-->
      <text:p text:style-name="P4">
<draw:frame draw:style-name="fr1" draw:name="Image102" text:anchor-type="as-char" svg:width="6.9236in" svg:height="3.956343in" draw:z-index="0">
<draw:image xlink:href="../Images/yкринформ/2023-05-27T12-44-00-03-00/630_360_1685098724-7652.jpeg" xlink:type="simple" xlink:show="embed" xlink:actuate="onLoad" draw:mime-type="image/jpeg"/>
</draw:frame>
 ЛідериОБСЄ засудили ракетні атаки Росії на Україну, зокрема вчорашній обстрілмедзакладу у Дніпрі, та запевнили у підтримці українського народу.</text:p>
      <text:p text:style-name="P4">
Спільна заява чинного голови ОБСЄ, міністра закордонних справ ПівнічноїМакедонії Буяра Османі, генерального секретаря ОБСЄ Гельґи Марії Шмід,президента Парламентської асамблеї ОБСЄ Маргарети Седерфельт та генсека ПАОБСЄ Роберто Монтелли опублікована на  <text:a xlink:type="simple" xlink:href="https://www.osce.org/chairpersonship/544642" text:style-name="Internet_20_link" text:visited-style-name="Visited_20_Internet_20_Link">
 сайті ОБСЄ</text:a>
 , передає Укрінформ.</text:p>
      <text:p text:style-name="P4">
"Ми засуджуємо ракетні обстріли України, які посилилися в останні тижні. Такіракетні атаки є серйозними порушеннями прав людини, суперечать міжнародномугуманітарному праву і не приносять нічого, окрім ... смертей і руйнувань, утому числі серед цивільного населення", - йдеться у заяві.</text:p>
      <text:p text:style-name="P4">
Керівництво <text:a xlink:type="simple" xlink:href="https://www.ukrinform.ua/tag-obse" text:style-name="Internet_20_link" text:visited-style-name="Visited_20_Internet_20_Link">
 ОБСЄ </text:a>
 назвало "особливокричущим актом" ракетний удар Росії по медичному закладу у Дніпрі у п’ятницю.</text:p>
      <text:p text:style-name="P4">
<text:span text:style-name="T4">
Читайте також:</text:span>
 <text:a xlink:type="simple" xlink:href="https://www.ukrinform.ua/rubric-regions/3714804-u-dnipri-zaversilis-posukovi-roboti-ta-rozbir-zavaliv-budivli-medzakladu.html" text:style-name="Internet_20_link" text:visited-style-name="Visited_20_Internet_20_Link">
 У та </text:a>
</text:p>
      <text:p text:style-name="P4">
"Ми найрішучіше засуджуємо це безглузде насильство, вчинене проти цивільногонаселення, яке продовжує платити жахливу ціну в цій війні. Ми знову закликаємоРосійську Федерацію негайно припинити атаки, припинити порушувати міжнароднеправо і дотримуватися принципів і зобов'язань ОБСЄ. Ми продовжуємопідтримувати Україну і її народ", - зазначається у заяві.</text:p>
      <text:p text:style-name="P4">
Як повідомляв Укрінформ,  <text:a xlink:type="simple" xlink:href="https://www.ukrinform.ua/rubric-regions/3714448-u-dnipri-sered-poranenih-vnaslidok-raketnoi-ataki-dvoe-ditej.html" text:style-name="Internet_20_link" text:visited-style-name="Visited_20_Internet_20_Link">
 уранці 26 травня росіяни завдали ракетного ударупо Дніпру, влучивши у медичний заклад </text:a>
 , де надають допомогу людям із психічними захворюваннями, таветеринарну клініку. Загинули двоє людей, постраждали 32 особи.</text:p>
      <text:p text:style-name="P4">
<text:a xlink:type="simple" xlink:href="https://www.ukrinform.ua/rubric-regions/3714785-raketnij-udar-po-dnipru-dola-troh-ludej-zalisaetsa-nevidomou.html" text:style-name="Internet_20_link" text:visited-style-name="Visited_20_Internet_20_Link">
 Доля трьох людей </text:a>
 , які моглиперебувати в ураженій будівлі в момент російського ракетного удару 26 травня,досі залишається невідомою.</text:p>
      <text:p text:style-name="P4">
<text:a xlink:type="simple" xlink:href="https://www.ukrinform.ua/rubric-regions/3714612-u-dnipri-ogolosili-den-zalobi-za-zagiblimi.html" text:style-name="Internet_20_link" text:visited-style-name="Visited_20_Internet_20_Link">
 27 травня у Дніпрі оголошено день жалоби </text:a>
 за загиблимивнаслідок ракетного удару по одній з лікарень міста.</text:p>
      <text:p text:style-name="P4">
Source: <text:a xlink:type="simple" xlink:href="https://www.ukrinform.ua/rubric-regions/3714892-raketnij-udar-po-dnipru-v-obse-nazvali-obstril-medzakladu-osoblivo-kricusim-aktom.html" text:style-name="Internet_20_link" text:visited-style-name="Visited_20_Internet_20_Link">
https://www.ukrinform.ua/rubric-regions/3714892-raketnij-udar-po-dnipru-v-obse-nazvali-obstril-medzakladu-osoblivo-kricusim-aktom.html</text:a>
</text:p>
      <!--NEWS-->
      <text:h text:style-name="P10" text:outline-level="1">
<text:span text:style-name="T4">
Китайський авіаносець пройшов через Тайванську протоку - Міноборони</text:span>
</text:h>
      <text:p text:style-name="P4">
Authors: Ukrinform (Person)</text:p>
      <text:p text:style-name="P4">
Publisher: Укринформ (Organization)</text:p>
      <text:p text:style-name="P4">
Published Time: 2023-05-27T12:57:00+03:00</text:p>
      <text:p text:style-name="P4">
Modified Time: 2023-05-27T12:57:00+03:00</text:p>
      <text:p text:style-name="P4">
Description: Уряд Тайваню повідомив про проходження китайського авіаносця і двох інших кораблів через Тайванську протоку в суботу. — Укрінформ.</text:p>
      <text:p text:style-name="P4">
Images: ['<text:a xlink:type="simple" xlink:href="https://static.ukrinform.com/photos/2023_05/thumb_files/630_360_1685181206-222.jpg" text:style-name="Internet_20_link" text:visited-style-name="Visited_20_Internet_20_Link">
630_360_16851...</text:a>
']</text:p>
      <text:p text:style-name="P4">
Tags: ['Китай', 'Тайвань', 'Корабель']</text:p>
      <text:p text:style-name="P4">
Type: Article</text:p>
      <!--METADATA-->
      <text:p text:style-name="P4">
<draw:frame draw:style-name="fr1" draw:name="Image103" text:anchor-type="as-char" svg:width="6.9236in" svg:height="3.956343in" draw:z-index="0">
<draw:image xlink:href="../Images/yкринформ/2023-05-27T12-57-00-03-00/630_360_1685181206-222.jpg" xlink:type="simple" xlink:show="embed" xlink:actuate="onLoad" draw:mime-type="image/jpeg"/>
</draw:frame>
 УрядТайваню повідомив про проходження китайського авіаносця і двох інших кораблівчерез Тайванську протоку в суботу.</text:p>
      <text:p text:style-name="P4">
Про це повідомляє  <text:a xlink:type="simple" xlink:href="https://www.dw.com/en/taiwan-says-chinese-aircraft-carrier-sailed-through-strait/a-65751878" text:style-name="Internet_20_link" text:visited-style-name="Visited_20_Internet_20_Link">
 DW </text:a>
 з посиланням на Міністерство оборониТайваню, передає Укрінформ.</text:p>
      <text:p text:style-name="P4">
Міністерство заявило, що кораблі, серед яких був авіаносець "Шаньдун", пройшлив північному напрямку через протоку, яка слугує неофіційним бар'єром міжТайванем і <text:a xlink:type="simple" xlink:href="https://www.ukrinform.ua/tag-kitaj" text:style-name="Internet_20_link" text:visited-style-name="Visited_20_Internet_20_Link">
 Китаєм </text:a>
 .</text:p>
      <text:p text:style-name="P4">
Уряд Тайваню повідомив, що його військові уважно стежили за пересуваннямкитайських кораблів за допомогою власних кораблів і літаків і "відреагувалиналежним чином".</text:p>
      <text:p text:style-name="P4">
<text:span text:style-name="T4">
Читайте також:</text:span>
 <text:a xlink:type="simple" xlink:href="https://www.ukrinform.ua/rubric-world/3712036-pekin-oburivsa-zaklikom-samitu-g7-do-miru-z-tajvanem.html" text:style-name="Internet_20_link" text:visited-style-name="Visited_20_Internet_20_Link">
 Пекін обурився закликом саміту G7 до миру з ем</text:a>
</text:p>
      <text:p text:style-name="P4">
Як повідомляв Укрінформ, <text:a xlink:type="simple" xlink:href="https://www.ukrinform.ua/rubric-world/3711769-vijna-ce-ne-variant-prezidentka-tajvanu-prokomentuvala-napruzenist-u-vidnosinah-z-kitaem.html" text:style-name="Internet_20_link" text:visited-style-name="Visited_20_Internet_20_Link">
 президентка Тайваню Цай Інвень пообіцялапідтримувати статус-кво </text:a>
 миру і стабільності в Тайванській протоці на тлі високоїнапруженості у відносинах з Китаєм.</text:p>
      <text:p text:style-name="P4">
Source: <text:a xlink:type="simple" xlink:href="https://www.ukrinform.ua/rubric-world/3714902-kitajskij-avianosec-projsov-cerez-tajvansku-protoku-minoboroni.html" text:style-name="Internet_20_link" text:visited-style-name="Visited_20_Internet_20_Link">
https://www.ukrinform.ua/rubric-world/3714902-kitajskij-avianosec-projsov-cerez-tajvansku-protoku-minoboroni.html</text:a>
</text:p>
      <!--NEWS-->
      <text:h text:style-name="P10" text:outline-level="1">
<text:span text:style-name="T4">
Данілов: Росіяни зможуть забрати з собою лише ту землю, що залишиться на підошвах їхніх чобіт</text:span>
</text:h>
      <text:p text:style-name="P4">
Authors: Ukrinform (Person)</text:p>
      <text:p text:style-name="P4">
Publisher: Укринформ (Organization)</text:p>
      <text:p text:style-name="P4">
Published Time: 2023-05-27T13:07:26+03:00</text:p>
      <text:p text:style-name="P4">
Modified Time: 2023-05-27T13:07:26+03:00</text:p>
      <text:p text:style-name="P4">
Description: Секретар Ради національної безпеки та оборони України Олексій Данілов наголосив, що єдиною землею, яку росіяни зможуть забрати з собою, є та, що залишиться на підошвах їхніх армійських чобіт. — Укрінформ.</text:p>
      <text:p text:style-name="P4">
Images: ['<text:a xlink:type="simple" xlink:href="https://static.ukrinform.com/photos/2023_04/thumb_files/630_360_1680783784-260.jpg" text:style-name="Internet_20_link" text:visited-style-name="Visited_20_Internet_20_Link">
630_360_16807...</text:a>
']</text:p>
      <text:p text:style-name="P4">
Tags: ['РНБО', 'Данілов', 'Війна з Росією']</text:p>
      <text:p text:style-name="P4">
Type: Article</text:p>
      <!--METADATA-->
      <text:p text:style-name="P4">
<draw:frame draw:style-name="fr1" draw:name="Image104" text:anchor-type="as-char" svg:width="6.9236in" svg:height="3.956343in" draw:z-index="0">
<draw:image xlink:href="../Images/yкринформ/2023-05-27T13-07-26-03-00/630_360_1680783784-260.jpg" xlink:type="simple" xlink:show="embed" xlink:actuate="onLoad" draw:mime-type="image/jpeg"/>
</draw:frame>
 СекретарРади національної безпеки та оборони України Олексій Данілов наголосив, щоєдиною землею, яку росіяни зможуть забрати з собою, є та, що залишиться напідошвах їхніх армійських чобіт.</text:p>
      <text:p text:style-name="P4">
Як передає Укрінформ, про це він написав у <text:a xlink:type="simple" xlink:href="https://www.facebook.com/danilov.oleksiy/posts/pfbid02FMZFNobhcVTgLBSGPMwSY5VKibDkeuJcLvdpRraDpSSsBNA3kdTErvxpgiMqRPnsl" text:style-name="Internet_20_link" text:visited-style-name="Visited_20_Internet_20_Link">
 Фейсбуці</text:a>
.</text:p>
      <text:p text:style-name="P4">
«Знищуємо рашистську гадину! Вдень і вночі! Солдат і техніку! Автоматом чи«Коктейлем «Спротив»! Словом чи ділом! Ми не дамо вам спокою жодноїсекунди!Будемо знаходити вас, де б ви не були, чекати в засідці або атакувативаші колони! Ми будемо вас вбивати і гнати з нашої землі! І ми знайдемо іпокараємо всіх, хто віддавав накази вбивати нас, українців, — наших воїнів,жінок і дітей! Хто стріляв по мирних містах і селах! Хто розстрілював «швидкі»і пожежні машини! Ми ніколи вас не вибачимо! Ми будемо вас гнати, допокиостанній смердючий московський окупант своїм ходом або в целофановому пакетіне залишить українську землю!», — зазначив Данілов.</text:p>
      <text:p text:style-name="P4">
<text:span text:style-name="T4">
Читайте також:</text:span>
 <text:a xlink:type="simple" xlink:href="https://www.ukrinform.ua/rubric-ato/3713628-fejkova-smert-zaluznogo-danilov-rozpoviv-pro-zasidanna-stavki-ta-pidmorgnuv-hejteram.html" text:style-name="Internet_20_link" text:visited-style-name="Visited_20_Internet_20_Link">
 Фейкова смерть Залужного: розповів про засідання Ставкита «підморгнув» хейтерам </text:a>
</text:p>
      <text:p text:style-name="P4">
«І єдина земля, яку ви зможете із собою забрати, — це та українська земля, яказалишиться на підошвах вашого армійського чобота. Не більше. Вона залишиться увашій труні як вічне прокляття за смерті і страждання, які ви принесли всімнародам України! Ми вам це обіцяємо! Наша земля, наша історія і наш вибір!», —підкреслив він.</text:p>
      <text:p text:style-name="P4">
Як повідомляв Укрінформ, раніше Данілов заявив, що <text:a xlink:type="simple" xlink:href="https://www.ukrinform.ua/rubric-ato/3714854-danilov-pro-gotovnist-do-kontrnastupu-istoricna-mozlivist-aku-ukraina-ne-moze-vtratiti.html" text:style-name="Internet_20_link" text:visited-style-name="Visited_20_Internet_20_Link">
 Україна готова розпочатидовгоочікуваний контрнаступ </text:a>
 для відвоювання своїх територій.</text:p>
      <text:p text:style-name="P4">
Source: <text:a xlink:type="simple" xlink:href="https://www.ukrinform.ua/rubric-ato/3714906-danilov-rosiani-zmozut-zabrati-z-sobou-lise-tu-zemlu-so-zalisitsa-na-pidosvah-ihnih-cobit.html" text:style-name="Internet_20_link" text:visited-style-name="Visited_20_Internet_20_Link">
https://www.ukrinform.ua/rubric-ato/3714906-danilov-rosiani-zmozut-zabrati-z-sobou-lise-tu-zemlu-so-zalisitsa-na-pidosvah-ihnih-cobit.html</text:a>
</text:p>
      <!--NEWS-->
      <text:h text:style-name="P10" text:outline-level="1">
<text:span text:style-name="T4">
Зеленський показав світлини, як українці наближають перемогу</text:span>
</text:h>
      <text:p text:style-name="P4">
Authors: Ukrinform (Person)</text:p>
      <text:p text:style-name="P4">
Publisher: Укринформ (Organization)</text:p>
      <text:p text:style-name="P4">
Published Time: 2023-05-27T13:16:00+03:00</text:p>
      <text:p text:style-name="P4">
Modified Time: 2023-05-27T13:16:00+03:00</text:p>
      <text:p text:style-name="P4">
Description: Україна має перемогти у розв'язаній Росією війні і передати мир у спадок нащадкам. — Укрінформ.</text:p>
      <text:p text:style-name="P4">
Images: ['<text:a xlink:type="simple" xlink:href="https://static.ukrinform.com/photos/2023_05/thumb_files/630_360_1685182731-866.jpg" text:style-name="Internet_20_link" text:visited-style-name="Visited_20_Internet_20_Link">
630_360_16851...</text:a>
']</text:p>
      <text:p text:style-name="P4">
Tags: ['Україна', 'Зеленський', 'Війна з Росією']</text:p>
      <text:p text:style-name="P4">
Type: Article</text:p>
      <!--METADATA-->
      <text:p text:style-name="P4">
<draw:frame draw:style-name="fr1" draw:name="Image105" text:anchor-type="as-char" svg:width="6.9236in" svg:height="3.956343in" draw:z-index="0">
<draw:image xlink:href="../Images/yкринформ/2023-05-27T13-16-00-03-00/630_360_1685182731-866.jpg" xlink:type="simple" xlink:show="embed" xlink:actuate="onLoad" draw:mime-type="image/jpeg"/>
</draw:frame>
 Українамає перемогти у розв'язаній Росією війні і передати мир у спадок нащадкам.</text:p>
      <text:p text:style-name="P4">
Про це Президент Володимир Зеленський написав у <text:a xlink:type="simple" xlink:href="https://t.me/V_Zelenskiy_official/6389" text:style-name="Internet_20_link" text:visited-style-name="Visited_20_Internet_20_Link">
 Телеграмі</text:a>
 , передає Укрінформ.</text:p>
      <text:p text:style-name="P4">
«Саме мир ми залишимо нашим дітям і онукам як спадщину сьогодення. Ми не маємой не хочемо інших альтернатив. Але, щоб залишити мир у спадщину, ми повиннідійти до того дня, коли зможемо сказати, що ми завершуємо цю війну нашоюперемогою», - зауважив глава держави.</text:p>
      <text:p text:style-name="P4">
<text:span text:style-name="T4">
Читайте також:</text:span>
 <text:a xlink:type="simple" xlink:href="https://www.ukrinform.ua/rubric-polytics/3714883-zelenskij-vviv-u-diu-risenna-rnbo-pro-sankcii-proti-51-fizicnoi-ta-220-uridicnih-osib.html" text:style-name="Internet_20_link" text:visited-style-name="Visited_20_Internet_20_Link">
 ввів у дію рішення РНБО про санкції проти 51 фізичної та220 юридичних осіб </text:a>
</text:p>
      <text:p text:style-name="P4">
Він також опублікував добірку фотографій.</text:p>
      <text:p text:style-name="P4">
Як повідомлялося, прем'єр-міністр Австралії у 2013−2015 роках Ентоні Ебботтзаявив, що тривалий мир неможливий без перемоги України.</text:p>
      <text:p text:style-name="P4">
Source: <text:a xlink:type="simple" xlink:href="https://www.ukrinform.ua/rubric-ato/3714910-zelenskij-pokazav-svitlini-ak-ukrainci-nablizaut-peremogu.html" text:style-name="Internet_20_link" text:visited-style-name="Visited_20_Internet_20_Link">
https://www.ukrinform.ua/rubric-ato/3714910-zelenskij-pokazav-svitlini-ak-ukrainci-nablizaut-peremogu.html</text:a>
</text:p>
      <!--NEWS-->
      <text:h text:style-name="P10" text:outline-level="1">
<text:span text:style-name="T4">
В Угорщині існує потужний проукраїнський сегмент - експерт</text:span>
</text:h>
      <text:p text:style-name="P4">
Authors: Ukrinform (Person)</text:p>
      <text:p text:style-name="P4">
Publisher: Укринформ (Organization)</text:p>
      <text:p text:style-name="P4">
Published Time: 2023-05-27T13:23:00+03:00</text:p>
      <text:p text:style-name="P4">
Modified Time: 2023-05-27T13:23:00+03:00</text:p>
      <text:p text:style-name="P4">
Description: В Угорщині результати соціологічних опитувань засвідчують наявність потужного проукраїнського сегмента. — Укрінформ.</text:p>
      <text:p text:style-name="P4">
Images: ['<text:a xlink:type="simple" xlink:href="https://static.ukrinform.com/photos/2020_07/thumb_files/630_360_1594380490-827.jpg" text:style-name="Internet_20_link" text:visited-style-name="Visited_20_Internet_20_Link">
630_360_15943...</text:a>
']</text:p>
      <text:p text:style-name="P4">
Tags: ['Угорщина', 'Україна', 'Політика', 'Війна з Росією']</text:p>
      <text:p text:style-name="P4">
Type: Article</text:p>
      <!--METADATA-->
      <text:p text:style-name="P4">
<draw:frame draw:style-name="fr1" draw:name="Image106" text:anchor-type="as-char" svg:width="6.9236in" svg:height="3.956343in" draw:z-index="0">
<draw:image xlink:href="../Images/yкринформ/2023-05-27T13-23-00-03-00/630_360_1594380490-827.jpg" xlink:type="simple" xlink:show="embed" xlink:actuate="onLoad" draw:mime-type="image/jpeg"/>
</draw:frame>
 В Угорщинірезультати соціологічних опитувань засвідчують наявність потужногопроукраїнського сегмента.</text:p>
      <text:p text:style-name="P4">
Про це сказав соціальний психолог, виконавчий директор незалежного інституту зполітичних досліджень, аналізу та консалтингу Political Capital в БудапештіПетер Креко на Львівському медіафорумі, повідомляє кореспондент Укрінформу.</text:p>
      <text:p text:style-name="P4">
За словами науковця, Political Capital нещодавно започаткував проєкт запідтримки Єврокомісії, спрямований на протидію дезінформації та пропаганді.Разом з компанією «Лакмус» аналітики інституту перевіряють факти таоприлюднюють правдиву інформацію. І лише за минулий рік медіаплатформа охопилабільш як мільйонну аудиторію.</text:p>
      <text:p text:style-name="P4">
Крім того, спільно з французькою компанією науковці проводять дослідженнянастроїв угорців шляхом опитування та моніторингу соцмереж, а також провелиекспериментальне дослідження, щоб допомогти людям відрізняти правдиві новинивід фейків.</text:p>
      <text:p text:style-name="P4">
<text:span text:style-name="T4">
Читайте також:</text:span>
 <text:a xlink:type="simple" xlink:href="https://www.ukrinform.ua/rubric-regions/3714192-na-lvivskomu-mediaforumi-obgovoruut-pitanna-vizivanna-civilizacij.html" text:style-name="Internet_20_link" text:visited-style-name="Visited_20_Internet_20_Link">
 На Львівському і обговорюють питання виживанняцивілізацій </text:a>
</text:p>
      <text:p text:style-name="P4">
«Ми зрозуміли, що якщо будемо використовувати інструменти медіаграмотності,щоб надати людям потенціал, сказати: прочитайте цей текст, як правильнопротидіяти дезінформації, а далі спробуйте пояснити вашим друзям, мамі,бабусі... І коли ви ставите людину в роль експерта, то тоді такий метод працюєдосить ефективно. Ми побачили хороші результати після цього дослідження», -заявив науковець.</text:p>
      <text:p text:style-name="P4">
За його словами, на початку повномасштабного вторгнення угорці засуджувалиРосію та підтримували українців. Але після загальних виборів у квітні, на якихпереміг Віктор Орбан, у політичному дискурсі Угорщини домінантним став наратив«миру», що вплинуло на думку проурядових виборців. На переконання Креко, «церезультат впливу медіасистеми, яку збудував уряд Орбана і яка є дужеефективною».</text:p>
      <text:p text:style-name="P4">
«В Угорщині зараз є медіасистема, в якій працює понад 500 організацій, ібагато з них контролює уряд. І внаслідок ефективності цієї медіамашини миможемо дійти до того, коли в Угорщині громадська думка стане не причиноюполітичних рішень, а буде їх наслідком», - вважає експерт.</text:p>
      <text:p text:style-name="P4">
Як повідомлялося, раніше <text:a xlink:type="simple" xlink:href="https://www.ukrinform.ua/rubric-world/3705472-glava-mzs-ugorsini-poskandaliv-z-poslom-ssa-zvinuvativsi-jogo-v-propagandi-vijni.html" text:style-name="Internet_20_link" text:visited-style-name="Visited_20_Internet_20_Link">
 міністр закордонних справ Угорщини Петер Сійяртозвинуватив посла США в Угорщині Девіда Прессмана в пропаганді війни.</text:a>
</text:p>
      <text:p text:style-name="P4">
У квітні в угорському парламенті прихильники правлячої партії "Фідес" непроголосували за документ, який підтримує арешт та передачу президента РФВолодимира Путіна Міжнародному кримінальному суду, якщо він приїде доУгорщини.</text:p>
      <text:p text:style-name="P4">
Прем’єр-міністр Угорщини Віктор Орбан наприкінці лютого на відкритті черговоїсесії парламенту озвучив низку суперечливих наративів про війну росії протиУкраїни. Зокрема, він заявив, війна «погана для українців, росіян, угорськогонароду, для Європи, і дедалі більш очевидно, що вона погана для всього світу»,але угорці вважають, що мають триматися якомога далі від неї.</text:p>
      <text:p text:style-name="P4">
Source: <text:a xlink:type="simple" xlink:href="https://www.ukrinform.ua/rubric-polytics/3714913-v-ugorsini-isnue-potuznij-proukrainskij-segment-ekspert.html" text:style-name="Internet_20_link" text:visited-style-name="Visited_20_Internet_20_Link">
https://www.ukrinform.ua/rubric-polytics/3714913-v-ugorsini-isnue-potuznij-proukrainskij-segment-ekspert.html</text:a>
</text:p>
      <!--NEWS-->
      <text:h text:style-name="P10" text:outline-level="1">
<text:span text:style-name="T4">
Donetsk Oblast(19:14). Red Alert: aerial threat. Sirens sounding. Take cover now!</text:span>
</text:h>
      <text:p text:style-name="P4">
Authors: liveuamap (Language: en)</text:p>
      <text:p text:style-name="P4">
Time: 2023-05-27T13:23:00</text:p>
      <text:p text:style-name="P4">
Location: Donetsk Oblast (Latitude:48.72768 Longtitude:37.57805)</text:p>
      <text:p text:style-name="P4">
Videos: []</text:p>
      <text:p text:style-name="P4">
Images: []</text:p>
      <text:p text:style-name="P4">
Tags: ["Europe", "Central and Eastern Europe"]</text:p>
      <text:p text:style-name="P4">
ID: 22565777</text:p>
      <!--METADATA-->
      <text:p text:style-name="P4">
Donetsk Oblast(19:14). Red Alert: aerial threat. Sirens sounding. Take covernow!</text:p>
      <text:p text:style-name="P4">
News Collection Link: <text:a xlink:type="simple" xlink:href="https://liveuamap.com/en/2023/27-may-donetsk-oblast1914-red-alert-aerial-thg" text:style-name="Internet_20_link" text:visited-style-name="Visited_20_Internet_20_Link">
https://liveuamap.com/en/2023/27-may-donetsk-oblast1914-red-alert-aerial-thg</text:a>
</text:p>
      <text:p text:style-name="P4">
Source: <text:a xlink:type="simple" xlink:href="https://t.me/air_alert_ua/46639" text:style-name="Internet_20_link" text:visited-style-name="Visited_20_Internet_20_Link">
https://t.me/air_alert_ua/46639</text:a>
</text:p>
      <!--NEWS-->
      <text:h text:style-name="P10" text:outline-level="1">
<text:span text:style-name="T4">
На Херсонщині ворог обстріляв два села, є поранена</text:span>
</text:h>
      <text:p text:style-name="P4">
Authors: Ukrinform (Person)</text:p>
      <text:p text:style-name="P4">
Publisher: Укринформ (Organization)</text:p>
      <text:p text:style-name="P4">
Published Time: 2023-05-27T13:29:00+03:00</text:p>
      <text:p text:style-name="P4">
Modified Time: 2023-05-27T13:29:00+03:00</text:p>
      <text:p text:style-name="P4">
Description: У Херсонській області російські загарбники обстріляли села Садове та Зміївку, у результаті поранень зазнала 61-річна жінка. — Укрінформ.</text:p>
      <text:p text:style-name="P4">
Images: ['<text:a xlink:type="simple" xlink:href="https://static.ukrinform.com/photos/2023_05/thumb_files/630_360_1685183282-873.jpg" text:style-name="Internet_20_link" text:visited-style-name="Visited_20_Internet_20_Link">
630_360_16851...</text:a>
']</text:p>
      <text:p text:style-name="P4">
Tags: ['Херсонщина', 'Обстріл', 'Війна з Росією']</text:p>
      <text:p text:style-name="P4">
Type: Article</text:p>
      <!--METADATA-->
      <text:p text:style-name="P4">
<draw:frame draw:style-name="fr1" draw:name="Image107" text:anchor-type="as-char" svg:width="6.9236in" svg:height="3.956343in" draw:z-index="0">
<draw:image xlink:href="../Images/yкринформ/2023-05-27T13-29-00-03-00/630_360_1685183282-873.jpg" xlink:type="simple" xlink:show="embed" xlink:actuate="onLoad" draw:mime-type="image/jpeg"/>
</draw:frame>
 УХерсонській області російські загарбники обстріляли села Садове та Зміївку, урезультаті поранень зазнала 61-річна жінка.</text:p>
      <text:p text:style-name="P4">
Про це у <text:a xlink:type="simple" xlink:href="https://t.me/khersonskaODA/6187" text:style-name="Internet_20_link" text:visited-style-name="Visited_20_Internet_20_Link">
 Телеграмі </text:a>
 повідомила Херсонськаобласна військова адміністрація, передає Укрінформ.</text:p>
      <text:p text:style-name="P4">
«Росія продовжує тероризувати Херсонщину. Під вогнем було Садове. «Прилетіло»у приватні будинки. Постраждала 61-річна жінка. Її у стані середньої важкостідоставили до обласної клінічної лікарні… Вчергове обстріляно Зміївку. В селіпошкоджено приватний господарський склад», - йдеться у повідомленні.</text:p>
      <text:p text:style-name="P4">
<text:span text:style-name="T4">
Читайте також:</text:span>
 <text:a xlink:type="simple" xlink:href="https://www.ukrinform.ua/rubric-regions/3714892-raketnij-udar-po-dnipru-v-obse-nazvali-obstril-medzakladu-osoblivo-kricusim-aktom.html" text:style-name="Internet_20_link" text:visited-style-name="Visited_20_Internet_20_Link">
 Ракетний удар по Дніпру: в ОБСЄ назвали медзакладу«особливо кричущим актом» </text:a>
</text:p>
      <text:p text:style-name="P4">
Зазначається, що упродовж дня ворог також обстріляв Херсон, у місті пошкодженоприміщення ліцею.</text:p>
      <text:p text:style-name="P4">
Як повідомляв Укрінформ, російська армія за минулу добу, 26 травня, здійснила45 обстрілів Херсонської області, одна людина загинула.</text:p>
      <text:p text:style-name="P4">
Source: <text:a xlink:type="simple" xlink:href="https://www.ukrinform.ua/rubric-ato/3714915-na-hersonsini-vorog-obstrilav-dva-sela-e-poranena.html" text:style-name="Internet_20_link" text:visited-style-name="Visited_20_Internet_20_Link">
https://www.ukrinform.ua/rubric-ato/3714915-na-hersonsini-vorog-obstrilav-dva-sela-e-poranena.html</text:a>
</text:p>
      <!--NEWS-->
      <text:h text:style-name="P10" text:outline-level="1">
<text:span text:style-name="T4">
У Бучі стався вибух газу в будинку, постраждав господар</text:span>
</text:h>
      <text:p text:style-name="P4">
Authors: Ukrinform (Person)</text:p>
      <text:p text:style-name="P4">
Publisher: Укринформ (Organization)</text:p>
      <text:p text:style-name="P4">
Published Time: 2023-05-27T13:34:00+03:00</text:p>
      <text:p text:style-name="P4">
Modified Time: 2023-05-27T13:34:00+03:00</text:p>
      <text:p text:style-name="P4">
Description: У Бучі Київської області стався вибух газу, внаслідок чого зруйновано будинок, а його власник отримав травми. — Укрінформ.</text:p>
      <text:p text:style-name="P4">
Images: ['<text:a xlink:type="simple" xlink:href="https://static.ukrinform.com/photos/2023_05/thumb_files/630_360_1685183646-596.jpg" text:style-name="Internet_20_link" text:visited-style-name="Visited_20_Internet_20_Link">
630_360_16851...</text:a>
']</text:p>
      <text:p text:style-name="P4">
Tags: ['Буча', 'Поліція', 'Київщина', 'Андрій Нєбитов']</text:p>
      <text:p text:style-name="P4">
Type: Article</text:p>
      <!--METADATA-->
      <text:p text:style-name="P4">
<draw:frame draw:style-name="fr1" draw:name="Image108" text:anchor-type="as-char" svg:width="6.9236in" svg:height="3.956343in" draw:z-index="0">
<draw:image xlink:href="../Images/yкринформ/2023-05-27T13-34-00-03-00/630_360_1685183646-596.jpg" xlink:type="simple" xlink:show="embed" xlink:actuate="onLoad" draw:mime-type="image/jpeg"/>
</draw:frame>
 У БучіКиївської області стався вибух газу, внаслідок чого зруйновано будинок, а йоговласник отримав травми.</text:p>
      <text:p text:style-name="P4">
Як передає Укрінформ, про це керівник поліції Київської області Андрій Нєбитовповідомив у <text:a xlink:type="simple" xlink:href="https://t.me/andrii_nebytov/1338" text:style-name="Internet_20_link" text:visited-style-name="Visited_20_Internet_20_Link">
 Телеграмі</text:a>
.</text:p>
      <text:p text:style-name="P4">
“Внаслідок детонації газу в Бучі постраждав літній чоловік, його будинок булосуттєво зруйновано”, - зазначив Нєбитов.</text:p>
      <text:p text:style-name="P4">
<text:span text:style-name="T4">
Читайте також:</text:span>
 <text:a xlink:type="simple" xlink:href="https://www.ukrinform.ua/rubric-regions/3690891-u-krivomu-rozi-stavsa-vibuh-gazu-u-patipoverhivci-10-postrazdalih.html" text:style-name="Internet_20_link" text:visited-style-name="Visited_20_Internet_20_Link">
 У Кривому Розі стався у п’ятиповерхівці, 10 постраждалих</text:a>
</text:p>
      <text:p text:style-name="P4">
За його словами, потерпілий повідомив, що відчув у будинку неприємний запах,перевірив клапани на плитці, запалив вогонь і його знесло вибуховою хвилею.</text:p>
      <text:p text:style-name="P4">
Як повідомляв Укрінформ, 26 травня у Київській області на автодорозі Харків -Київ унаслідок вибуху бензовоза загинув водій.</text:p>
      <text:p text:style-name="P4">
Source: <text:a xlink:type="simple" xlink:href="https://www.ukrinform.ua/rubric-regions/3714916-u-buci-stavsa-vibuh-gazu-v-budinku-postrazdav-gospodar.html" text:style-name="Internet_20_link" text:visited-style-name="Visited_20_Internet_20_Link">
https://www.ukrinform.ua/rubric-regions/3714916-u-buci-stavsa-vibuh-gazu-v-budinku-postrazdav-gospodar.html</text:a>
</text:p>
      <!--NEWS-->
      <text:h text:style-name="P10" text:outline-level="1">
<text:span text:style-name="T4">
Українці здобули «золото» та «бронзу» на Кубку світу з веслування на каное</text:span>
</text:h>
      <text:p text:style-name="P4">
Authors: Ukrinform (Person)</text:p>
      <text:p text:style-name="P4">
Publisher: Укринформ (Organization)</text:p>
      <text:p text:style-name="P4">
Published Time: 2023-05-27T13:40:00+03:00</text:p>
      <text:p text:style-name="P4">
Modified Time: 2023-05-27T13:40:00+03:00</text:p>
      <text:p text:style-name="P4">
Description: У польскому місті Познань розпочався етап Кубка світу з веслування на каное. — Укрінформ.</text:p>
      <text:p text:style-name="P4">
Images: ['<text:a xlink:type="simple" xlink:href="https://static.ukrinform.com/photos/2023_05/thumb_files/630_360_1685183700-110.jpg" text:style-name="Internet_20_link" text:visited-style-name="Visited_20_Internet_20_Link">
630_360_16851...</text:a>
']</text:p>
      <text:p text:style-name="P4">
Tags: ['Польща', 'Спорт', 'Збірна України', 'Веслування на байдарках і каное']</text:p>
      <text:p text:style-name="P4">
Type: Article</text:p>
      <!--METADATA-->
      <text:p text:style-name="P4">
<draw:frame draw:style-name="fr1" draw:name="Image109" text:anchor-type="as-char" svg:width="6.9236in" svg:height="3.956343in" draw:z-index="0">
<draw:image xlink:href="../Images/yкринформ/2023-05-27T13-40-00-03-00/630_360_1685183700-110.jpg" xlink:type="simple" xlink:show="embed" xlink:actuate="onLoad" draw:mime-type="image/jpeg"/>
</draw:frame>
 Упольскому місті Познань розпочався етап Кубка світу з веслування на каное.</text:p>
      <text:p text:style-name="P4">
На цей час представники України мають вже дві медалі, передає Укрінформ.</text:p>
      <text:p text:style-name="P4">
Людмила Лузан з Івано-Франківська здобула «золото» на каное-одиночці надистанції 200 метрів з результатом 47,65.</text:p>
      <text:p text:style-name="P4">
Людмила у фіналі випередила двох представниць Китаю.</text:p>
      <text:p text:style-name="P4">
<text:span text:style-name="T4">
Читайте також:</text:span>
 <text:a xlink:type="simple" xlink:href="https://www.ukrinform.ua/rubric-sports/3706044-ukrainci-zdobuli-tri-medali-na-kubku-svitu-z-akademicnogo-vesluvanna.html" text:style-name="Internet_20_link" text:visited-style-name="Visited_20_Internet_20_Link">
 Українці здобули три медалі на Кубку світу з академічного</text:a>
</text:p>
      <text:p text:style-name="P4">
На байдарці-одиночці (200 м) бронзову нагороду має херсонський веслувальникОлександр Зайцев. Він уперше у кар'єрі став призером етапу Кубка світу.</text:p>
      <text:p text:style-name="P4">
Вото: noc-ukr.org.</text:p>
      <text:p text:style-name="P4">
Source: <text:a xlink:type="simple" xlink:href="https://www.ukrinform.ua/rubric-sports/3714920-ukrainci-zdobuli-zoloto-ta-bronzu-na-kubku-svitu-z-vesluvanna-na-kanoe.html" text:style-name="Internet_20_link" text:visited-style-name="Visited_20_Internet_20_Link">
https://www.ukrinform.ua/rubric-sports/3714920-ukrainci-zdobuli-zoloto-ta-bronzu-na-kubku-svitu-z-vesluvanna-na-kanoe.html</text:a>
</text:p>
      <!--NEWS-->
      <text:h text:style-name="P10" text:outline-level="1">
<text:span text:style-name="T4">
Медіаексперт: Для досягнення справедливості щодо воєнних злочинів РФ варто поєднувати право і журналістику</text:span>
</text:h>
      <text:p text:style-name="P4">
Authors: Ukrinform (Person)</text:p>
      <text:p text:style-name="P4">
Publisher: Укринформ (Organization)</text:p>
      <text:p text:style-name="P4">
Published Time: 2023-05-27T13:42:00+03:00</text:p>
      <text:p text:style-name="P4">
Modified Time: 2023-05-27T13:42:00+03:00</text:p>
      <text:p text:style-name="P4">
Description: Щоб досягти справедливості від інформації про війну, журналісти мають співпрацювати з правоохоронними органами та ділитися інформацією. — Укрінформ.</text:p>
      <text:p text:style-name="P4">
Images: ['<text:a xlink:type="simple" xlink:href="https://static.ukrinform.com/photos/2023_05/thumb_files/630_360_1684841010-652.jpg" text:style-name="Internet_20_link" text:visited-style-name="Visited_20_Internet_20_Link">
630_360_16848...</text:a>
']</text:p>
      <text:p text:style-name="P4">
Tags: ['Журналіст', 'Воєнні злочини', 'Медіа']</text:p>
      <text:p text:style-name="P4">
Type: Article</text:p>
      <!--METADATA-->
      <text:p text:style-name="P4">
<draw:frame draw:style-name="fr1" draw:name="Image110" text:anchor-type="as-char" svg:width="6.9236in" svg:height="3.956343in" draw:z-index="0">
<draw:image xlink:href="../Images/yкринформ/2023-05-27T13-42-00-03-00/630_360_1684841010-652.jpg" xlink:type="simple" xlink:show="embed" xlink:actuate="onLoad" draw:mime-type="image/jpeg"/>
</draw:frame>
 Щобдосягти справедливості від інформації про війну, журналісти маютьспівпрацювати з правоохоронними органами та ділитися інформацією.</text:p>
      <text:p text:style-name="P4">
Про це на Львівському медіафорумі сказав британський журналіст, фахівець ізмедіа та пропаганди в сучасній Росії, професор Інституту глобальних питаньЛондонської школи економіки Пітер Померанцев.</text:p>
      <text:p text:style-name="P4">
«Ми разом в Reckoning Project намагаємося поєднувати право і <text:a xlink:type="simple" xlink:href="https://www.ukrinform.ua/tag-zurnalist" text:style-name="Internet_20_link" text:visited-style-name="Visited_20_Internet_20_Link">
 журналістику</text:a>
 . Це не ті дві професії, якізазвичай не працюють разом. Але таким чином ми можемо перейти від інформаціїдо правосуддя, від правди до справедливості. Це не просто, коли ти розповідаєшправду і чекаєш, коли воно спрацює, а це коли ти доносиш інформацію управоохоронні структури, щоб вони вжили відповідних заходів», - наголосивПомеранцев.</text:p>
      <text:p text:style-name="P4">
</text:p>
      <text:p text:style-name="P4">
Зі слів британського журналіста, багато світових медіа, зокрема і ВВС,нарікають на таку співпрацю, мовляв, журналісти не мають ділитися інформацієюз юристами та прароохоронцями. Це можливо лише в тому випадку, коли поліція доних приходить з ордером.</text:p>
      <text:p text:style-name="P4">
<text:span text:style-name="T4">
Читайте також:</text:span>
 <text:a xlink:type="simple" xlink:href="https://www.ukrinform.ua/rubric-regions/3714192-na-lvivskomu-mediaforumi-obgovoruut-pitanna-vizivanna-civilizacij.html" text:style-name="Internet_20_link" text:visited-style-name="Visited_20_Internet_20_Link">
 На Львівському і обговорюють питання виживанняцивілізацій </text:a>
</text:p>
      <text:p text:style-name="P4">
«Я розумію їх аргумент, але в цьому контексті, коли ми маємо протистоятипропагандиській машині такого потужного ворога, як Росія, журналісти, юристи,правоохоронці мають працювати разом, щоб досягти справедливості та покараннявинних. Це наша інновація і ми бачимо, що це працює», - додав Померанцев.</text:p>
      <text:p text:style-name="P4">
The Reckoning Project: Ukraine Testifies — це ініціатива з фіксації воєннихзлочинів, яку американська журналістка Ді Джованні співзаснувала з ПітеромПомеранцевим та українською організацією Лабораторія журналістики суспільногоінтересу, очолюваною Наталкою Гуменюк. Команда The Reckoning Project збираєсвідчення жертв воєнних злочинів в Україні, щоб притягнути Росію довідповідальності за розв’язану нею війну.</text:p>
      <text:p text:style-name="P4">
Як повідомляв Укрінформ, у Львові 25-27 травня відбувається Львівськиймедіафорум. Подія зібрала закордонних й українських медіафахівців,дослідників, полісімейкерів, представників громадського сектору і міжнароднихорганізацій.</text:p>
      <text:p text:style-name="P4">
<text:span text:style-name="T5">
Фото: Телеграм Віталій Барабаш</text:span>
</text:p>
      <text:p text:style-name="P4">
Source: <text:a xlink:type="simple" xlink:href="https://www.ukrinform.ua/rubric-society/3714924-dla-dosagnenna-spravedlivosti-sodo-voennih-zlociniv-rf-varto-poednuvati-pravo-i-zurnalistiku-mediaekspert.html" text:style-name="Internet_20_link" text:visited-style-name="Visited_20_Internet_20_Link">
https://www.ukrinform.ua/rubric-society/3714924-dla-dosagnenna-spravedlivosti-sodo-voennih-zlociniv-rf-varto-poednuvati-pravo-i-zurnalistiku-mediaekspert.html</text:a>
</text:p>
      <!--NEWS-->
      <text:h text:style-name="P10" text:outline-level="1">
<text:span text:style-name="T4">
На Харківщині знайшли дворічну дівчинку, пошуки якої тривали чотири дні</text:span>
</text:h>
      <text:p text:style-name="P4">
Authors: Ukrinform (Person)</text:p>
      <text:p text:style-name="P4">
Publisher: Укринформ (Organization)</text:p>
      <text:p text:style-name="P4">
Published Time: 2023-05-27T13:46:00+03:00</text:p>
      <text:p text:style-name="P4">
Modified Time: 2023-05-27T13:46:00+03:00</text:p>
      <text:p text:style-name="P4">
Description: У Харківській області знайшли дворічну Віолетту із села Скрипаї Слобожанської громади, яка 23 травня зникла з власного подвір’я. — Укрінформ.</text:p>
      <text:p text:style-name="P4">
Images: ['<text:a xlink:type="simple" xlink:href="https://static.ukrinform.com/photos/2023_05/thumb_files/630_360_1685184965-906.jpeg" text:style-name="Internet_20_link" text:visited-style-name="Visited_20_Internet_20_Link">
630_360_16851...</text:a>
']</text:p>
      <text:p text:style-name="P4">
Tags: ['Діти', 'Харківщина', 'Пошуки']</text:p>
      <text:p text:style-name="P4">
Type: Article</text:p>
      <!--METADATA-->
      <text:p text:style-name="P4">
<draw:frame draw:style-name="fr1" draw:name="Image112" text:anchor-type="as-char" svg:width="6.9236in" svg:height="3.956343in" draw:z-index="0">
<draw:image xlink:href="../Images/yкринформ/2023-05-27T13-46-00-03-00/630_360_1685184965-906.jpeg" xlink:type="simple" xlink:show="embed" xlink:actuate="onLoad" draw:mime-type="image/jpeg"/>
</draw:frame>
 УХарківській області знайшли дворічну Віолетту із села Скрипаї Слобожанськоїгромади, яка 23 травня зникла з власного подвір’я.</text:p>
      <text:p text:style-name="P4">
Як передає Укрінформ, про це повідомляє у <text:a xlink:type="simple" xlink:href="https://t.me/mvs_ukraine/25662" text:style-name="Internet_20_link" text:visited-style-name="Visited_20_Internet_20_Link">
 Телеграмі</text:a>
Міністерство внутрішніх справ.</text:p>
      <text:p text:style-name="P4">
“Три дні безперервних пошуків. Більше тисячі людей, серед яких поліцейські,рятувальники, волонтери, місцеві мешканці, шукали <text:a xlink:type="simple" xlink:href="https://www.ukrinform.ua/tag-diti" text:style-name="Internet_20_link" text:visited-style-name="Visited_20_Internet_20_Link">
 дитину</text:a>
 в селі, серед чагарників, боліт,обстежили всі навколишні водойми”, - ідеться в повідомленні.</text:p>
      <text:p text:style-name="P4">
У суботу дівчинку знайшли в лісі. “Вона жива, але дуже стомлена, спрагла іголодна. Протиправних дій щодо дитини не було скоєно, Віолетта занадто далекопішла від дому та загубилася. Зараз знайдене маля оглядають лікарі”, - додалив міністерстві.</text:p>
      <text:p text:style-name="P4">
<text:span text:style-name="T4">
Читайте також:</text:span>
 <text:a xlink:type="simple" xlink:href="https://www.ukrinform.ua/rubric-regions/3714547-na-vinniccini-gvaltivnika-cotiriricnoi-pleminnici-pozbavili-voli-na-13-rokiv.html" text:style-name="Internet_20_link" text:visited-style-name="Visited_20_Internet_20_Link">
 На Вінниччині ґвалтівника чотирирічної племінниціпозбавили волі на 13 років </text:a>
</text:p>
      <text:p text:style-name="P4">
Правоохоронці подякували всім, хто допомагав у пошуках.</text:p>
      <text:p text:style-name="P4">
Як повідомляв Укрінформ, 23 травня дворічна Віолетта Мужечук із села СкрипаїСлобожанської громади зникла з власного подвір’я. <text:a xlink:type="simple" xlink:href="https://www.ukrinform.ua/rubric-regions/3714554-na-harkivsini-cetvertij-den-sukaut-dvoricnu-ditinu.html" text:style-name="Internet_20_link" text:visited-style-name="Visited_20_Internet_20_Link">
 До пошуків були залучені</text:a>
 поліцейські, рятувальники ДСНС, волонтери тамісцеві жителі.</text:p>
      <text:p text:style-name="P4">
<text:span text:style-name="T5">
Фото: МВС</text:span>
</text:p>
      <text:p text:style-name="P4">
Source: <text:a xlink:type="simple" xlink:href="https://www.ukrinform.ua/rubric-regions/3714930-na-harkivsini-znajsli-dvoricnu-divcinku-posuki-akoi-trivali-cotiri-dni.html" text:style-name="Internet_20_link" text:visited-style-name="Visited_20_Internet_20_Link">
https://www.ukrinform.ua/rubric-regions/3714930-na-harkivsini-znajsli-dvoricnu-divcinku-posuki-akoi-trivali-cotiri-dni.html</text:a>
</text:p>
      <!--NEWS-->
      <text:h text:style-name="P10" text:outline-level="1">
<text:span text:style-name="T4">
Делегація Ради відвідала німецьку військову базу, де проходять навчання українські військові</text:span>
</text:h>
      <text:p text:style-name="P4">
Authors: Ukrinform (Person)</text:p>
      <text:p text:style-name="P4">
Publisher: Укринформ (Organization)</text:p>
      <text:p text:style-name="P4">
Published Time: 2023-05-27T13:48:00+03:00</text:p>
      <text:p text:style-name="P4">
Modified Time: 2023-05-27T13:48:00+03:00</text:p>
      <text:p text:style-name="P4">
Description: Делегація комітету Верховної Ради України з питань національної безпеки, оборони та розвідки відвідала одну з німецьких військових баз, де українські військові проходять навчання. — Укрінформ.</text:p>
      <text:p text:style-name="P4">
Images: ['<text:a xlink:type="simple" xlink:href="https://static.ukrinform.com/photos/2023_05/thumb_files/630_360_1685184454-126.jpeg" text:style-name="Internet_20_link" text:visited-style-name="Visited_20_Internet_20_Link">
630_360_16851...</text:a>
']</text:p>
      <text:p text:style-name="P4">
Tags: ['Депутат', 'Німеччина', 'Верховна Рада', 'Військові навчання']</text:p>
      <text:p text:style-name="P4">
Type: Article</text:p>
      <!--METADATA-->
      <text:p text:style-name="P4">
<draw:frame draw:style-name="fr1" draw:name="Image113" text:anchor-type="as-char" svg:width="6.9236in" svg:height="3.956343in" draw:z-index="0">
<draw:image xlink:href="../Images/yкринформ/2023-05-27T13-48-00-03-00/630_360_1685184454-126.jpeg" xlink:type="simple" xlink:show="embed" xlink:actuate="onLoad" draw:mime-type="image/jpeg"/>
</draw:frame>
 Делегаціякомітету Верховної Ради України з питань національної безпеки, оборони тарозвідки відвідала одну з німецьких військових баз, де українські військовіпроходять навчання.</text:p>
      <text:p text:style-name="P4">
Про це повідомляє <text:a xlink:type="simple" xlink:href="https://www.rada.gov.ua/news/razom/236957.html" text:style-name="Internet_20_link" text:visited-style-name="Visited_20_Internet_20_Link">
 пресслужба апарату ВР</text:a>
 , передає Укрінформ.</text:p>
      <text:p text:style-name="P4">
«Цього тижня Німеччину відвідала делегація комітету з питань національноїбезпеки, оборони та розвідки на чолі з його головою Олександром Завітневичем»,- йдеться у повідомленні.</text:p>
      <text:p text:style-name="P4">
Інформується, що відбулося перше в історії спільне засідання обороннихкомітетів українського та німецького парламентів.</text:p>
      <text:p text:style-name="P4">
</text:p>
      <text:p text:style-name="P4">
У рамках робочого візиту українські депутати також зустрілись і з німецькимиколегами з інших парламентських комітетів та «групи дружби», обмінялисьдумками з державним міністром МЗС Німеччини Тобіасом Лінднером, а також назапрошення парламентської державної секретарки при міністрі оборони ФРН СімтьєМьоллєр були прийняті на урочисту вечерю в оборонному відомстві.</text:p>
      <text:p text:style-name="P4">
<text:span text:style-name="T4">
Читайте також:</text:span>
 <text:a xlink:type="simple" xlink:href="https://t.me/ukrinform_news/99954" text:style-name="Internet_20_link" text:visited-style-name="Visited_20_Internet_20_Link">
 Іспанські інструктори проводжають наших бійців після ь —відео в Telegram-каналі </text:a>
</text:p>
      <text:p text:style-name="P4">
Водночас повідомляється, що парламентська делегація ВР відвідала одну знімецьких військових баз, де українські військові проходять навчання нанімецькій техніці. Там народні депутати України поспілкувались із захисникамиУкраїнської держави та подякували німецьким і міжнародним інструкторам.</text:p>
      <text:p text:style-name="P4">
</text:p>
      <text:p text:style-name="P4">
Як повідомлялося, делегація комітету Верховної Ради України з питаньнаціональної безпеки, оборони та розвідки на чолі з його головою ОлександромЗавітневичем перебуває з робочим візитом у Німеччині.</text:p>
      <text:p text:style-name="P4">
Фото: пресслужба ВР</text:p>
      <text:p text:style-name="P4">
Source: <text:a xlink:type="simple" xlink:href="https://www.ukrinform.ua/rubric-ato/3714926-delegacia-radi-vidvidala-nimecku-vijskovu-bazu-de-prohodat-navcanna-ukrainski-vijskovi.html" text:style-name="Internet_20_link" text:visited-style-name="Visited_20_Internet_20_Link">
https://www.ukrinform.ua/rubric-ato/3714926-delegacia-radi-vidvidala-nimecku-vijskovu-bazu-de-prohodat-navcanna-ukrainski-vijskovi.html</text:a>
</text:p>
      <!--NEWS-->
      <text:h text:style-name="P10" text:outline-level="1">
<text:span text:style-name="T4">
Zaporizka Oblast(19:54). Red Alert: aerial threat. Sirens sounding. Take cover now!</text:span>
</text:h>
      <text:p text:style-name="P4">
Authors: liveuamap (Language: en)</text:p>
      <text:p text:style-name="P4">
Time: 2023-05-27T13:54:00</text:p>
      <text:p text:style-name="P4">
Location: Zaporizka Oblast (Latitude:47.610951 Longtitude:35.765311)</text:p>
      <text:p text:style-name="P4">
Videos: []</text:p>
      <text:p text:style-name="P4">
Images: []</text:p>
      <text:p text:style-name="P4">
Tags: ["Europe", "Central and Eastern Europe"]</text:p>
      <text:p text:style-name="P4">
ID: 22565780</text:p>
      <!--METADATA-->
      <text:p text:style-name="P4">
Zaporizka Oblast(19:54). Red Alert: aerial threat. Sirens sounding. Take covernow!</text:p>
      <text:p text:style-name="P4">
News Collection Link: <text:a xlink:type="simple" xlink:href="https://liveuamap.com/en/2023/27-may-zaporizka-oblast1954-red-alert-aerial-g" text:style-name="Internet_20_link" text:visited-style-name="Visited_20_Internet_20_Link">
https://liveuamap.com/en/2023/27-may-zaporizka-oblast1954-red-alert-aerial-g</text:a>
</text:p>
      <text:p text:style-name="P4">
Source: <text:a xlink:type="simple" xlink:href="https://t.me/suspilnezaporizhzhya/13127" text:style-name="Internet_20_link" text:visited-style-name="Visited_20_Internet_20_Link">
https://t.me/suspilnezaporizhzhya/13127</text:a>
</text:p>
      <!--NEWS-->
      <text:h text:style-name="P10" text:outline-level="1">
<text:span text:style-name="T4">
Китайський спецпосланець поїздкою до Москви завершив свою місію</text:span>
</text:h>
      <text:p text:style-name="P4">
Authors: Ukrinform (Person)</text:p>
      <text:p text:style-name="P4">
Publisher: Укринформ (Organization)</text:p>
      <text:p text:style-name="P4">
Published Time: 2023-05-27T14:01:00+03:00</text:p>
      <text:p text:style-name="P4">
Modified Time: 2023-05-27T14:01:00+03:00</text:p>
      <text:p text:style-name="P4">
Description: Спеціальний представник уряду Китаю з питань Євразії Лі Хуей завершив свою місію поїздкою до Москви, під час якої у МЗС РФ обговорював перспективи політичного врегулювання розв'язаної Росією війни. — Укрінформ.</text:p>
      <text:p text:style-name="P4">
Images: ['<text:a xlink:type="simple" xlink:href="https://static.ukrinform.com/photos/2023_05/thumb_files/630_360_1685185959-848.jpg" text:style-name="Internet_20_link" text:visited-style-name="Visited_20_Internet_20_Link">
630_360_16851...</text:a>
']</text:p>
      <text:p text:style-name="P4">
Tags: ['Китай', 'МЗС', 'Росія']</text:p>
      <text:p text:style-name="P4">
Type: Article</text:p>
      <!--METADATA-->
      <text:p text:style-name="P4">
<draw:frame draw:style-name="fr1" draw:name="Image116" text:anchor-type="as-char" svg:width="6.9236in" svg:height="3.946452in" draw:z-index="0">
<draw:image xlink:href="../Images/yкринформ/2023-05-27T14-01-00-03-00/630_360_1685185959-848.jpg" xlink:type="simple" xlink:show="embed" xlink:actuate="onLoad" draw:mime-type="image/jpeg"/>
</draw:frame>
Спеціальний представник уряду Китаю з питань Євразії Лі Хуей завершив своюмісію поїздкою до Москви, під час якої у МЗС РФ обговорював перспективиполітичного врегулювання розв'язаної Росією війни.</text:p>
      <text:p text:style-name="P4">
Про це повідомляє <text:a xlink:type="simple" xlink:href="https://www.mfa.gov.cn/wjdt_674879/sjxw_674887/202305/t20230527_11084761.shtml" text:style-name="Internet_20_link" text:visited-style-name="Visited_20_Internet_20_Link">
 МЗС КНР</text:a>
, передає кореспондент Укрінформу.</text:p>
      <text:p text:style-name="P4">
За інформацією китайського зовнішньополітичного відомства, у Москві Лі Хуей«обмінявся думками щодо політичного врегулювання української кризи» зміністром закордонних справ Сергієм Лавровим та його заступниками АндріємРуденком і Михайлом Галузіним.</text:p>
      <text:p text:style-name="P4">
<text:span text:style-name="T4">
Читайте також:</text:span>
 <text:a xlink:type="simple" xlink:href="https://www.ukrinform.ua/rubric-world/3714286-kitaj-vvazae-pricinou-ukrainskoi-krizi-problemi-z-bezpekovim-upravlinnam-u-evropi.html" text:style-name="Internet_20_link" text:visited-style-name="Visited_20_Internet_20_Link">
 Китай вважає причиною «української кризи» проблеми збезпековим управлінням у Європі </text:a>
</text:p>
      <text:p text:style-name="P4">
Під час переговорів Лі зазначив, що в питанні «української кризи» Китай завждидотримувався цілей і принципів Статуту ООН, об’єктивної та справедливої​​позиції і завжди твердо стояв на боці миру та діалогу.</text:p>
      <text:p text:style-name="P4">
«На основі документа «Позиція Китаю щодо політичного врегулювання українськоїкризи» (так званий мирний план КНР з 12 пунктів – ред.) Китай готовий посилитиобміни та діалог з усіма сторонами, включаючи Росію, і докласти зусиль дляполітичного врегулювання української кризи», - заявив китайський дипломат.</text:p>
      <text:p text:style-name="P4">
Зазначається, що російська сторона подякувала Китаю за сприяння мирномуврегулюванню «кризи в Україні» й заявила, що «й надалі дотримуватиметьсянапрямку її політичного врегулювання та продовжить зміцнювати комунікацію ікоординацію з Китаєм».</text:p>
      <text:p text:style-name="P4">
<text:span text:style-name="T4">
Читайте також:</text:span>
 <text:a xlink:type="simple" xlink:href="https://www.ukrinform.ua/rubric-world/3714276-es-spodivaetsa-so-kitaj-sponukae-rosiu-do-vivedenna-vsih-vijsk-z-ukraini.html" text:style-name="Internet_20_link" text:visited-style-name="Visited_20_Internet_20_Link">
 ЄС сподівається, що Китай спонукає Росію до виведеннявсіх військ з України </text:a>
</text:p>
      <text:p text:style-name="P4">
З повідомлень російських пропагандистів про візит спецпосланця Пекінавипливає, що чиновники МЗС РФ на переговорах із Лі виклали російське баченняреальності, в якому Москва відстоює політико-дипломатичне вирішення конфлікту,а українська сторона та її «західні куратори» створюють серйозні перешкоди длявідновлення мирних переговорів.</text:p>
      <text:p text:style-name="P4">
Поїздкою до Москви 26 травня спецпредставник уряду Китаю Лі Хуей завершив своюдесятиденну місію, під час якої він відвідав Київ, Варшаву, Париж, Берлін тазустрівся в Бельгії з представниками Євросоюзу й представив бачення Пекіномшляхів якнайшвидшого припинення війни в Україні. Водночас в усіх європейськихстолицях китайський дипломат отримав рішучу відповідь, що будь-які переговориможливі лише після повного виведення російських військ з території України тавідновлення міжнародно визнаних кордонів України станом на 1991 рік.</text:p>
      <text:p text:style-name="P4">
<text:span text:style-name="T4">
Читайте також:</text:span>
 <text:a xlink:type="simple" xlink:href="https://www.ukrinform.ua/rubric-world/3713882-specpredstavnik-kitau-obgovoriv-u-berlini-politicne-vreguluvanna-ukrainskoi-krizi.html" text:style-name="Internet_20_link" text:visited-style-name="Visited_20_Internet_20_Link">
 Спецпредставник Китаю обговорив у Берліні політичневрегулювання «української кризи» </text:a>
</text:p>
      <text:p text:style-name="P4">
Як повідомляв Укрінформ, Китай вважає, що ініціатива у врегулюванні російсько-української війни належить Європі, й підтримує зусилля європейців ізвідновлення миру в Україні та пропозиції мирного рішення, прийнятного для всіхєвропейських країн.</text:p>
      <text:p text:style-name="P4">
Source: <text:a xlink:type="simple" xlink:href="https://www.ukrinform.ua/rubric-world/3714932-kitajskij-specposlanec-poizdkou-do-moskvi-zaversiv-svou-misiu.html" text:style-name="Internet_20_link" text:visited-style-name="Visited_20_Internet_20_Link">
https://www.ukrinform.ua/rubric-world/3714932-kitajskij-specposlanec-poizdkou-do-moskvi-zaversiv-svou-misiu.html</text:a>
</text:p>
      <!--NEWS-->
      <text:h text:style-name="P10" text:outline-level="1">
<text:span text:style-name="T4">
Dnipro, Dnipropetrovska Oblast(20:12). Red Alert: aerial threat. Sirens sounding. Take cover ...</text:span>
</text:h>
      <text:p text:style-name="P4">
Authors: liveuamap (Language: en)</text:p>
      <text:p text:style-name="P4">
Time: 2023-05-27T14:13:00</text:p>
      <text:p text:style-name="P4">
Location: Dnipro (Latitude:48.45812 Longtitude:35.03946)</text:p>
      <text:p text:style-name="P4">
Videos: []</text:p>
      <text:p text:style-name="P4">
Images: []</text:p>
      <text:p text:style-name="P4">
Tags: ["Europe", "Central and Eastern Europe"]</text:p>
      <text:p text:style-name="P4">
ID: 22565787</text:p>
      <!--METADATA-->
      <text:p text:style-name="P4">
Dnipro, Dnipropetrovska Oblast(20:12). Red Alert: aerial threat. Sirenssounding. Take cover now!</text:p>
      <text:p text:style-name="P4">
News Collection Link: <text:a xlink:type="simple" xlink:href="https://liveuamap.com/en/2023/27-may-dnipro-dnipropetrovska-oblast2012-red-g" text:style-name="Internet_20_link" text:visited-style-name="Visited_20_Internet_20_Link">
https://liveuamap.com/en/2023/27-may-dnipro-dnipropetrovska-oblast2012-red-g</text:a>
</text:p>
      <text:p text:style-name="P4">
Source: <text:a xlink:type="simple" xlink:href="https://t.me/air_alert_ua/46641" text:style-name="Internet_20_link" text:visited-style-name="Visited_20_Internet_20_Link">
https://t.me/air_alert_ua/46641</text:a>
</text:p>
      <!--NEWS-->
      <text:h text:style-name="P10" text:outline-level="1">
<text:span text:style-name="T4">
Українські військові розпочали навчання на танках Abrams</text:span>
</text:h>
      <text:p text:style-name="P4">
Authors: Ukrinform (Person)</text:p>
      <text:p text:style-name="P4">
Publisher: Укринформ (Organization)</text:p>
      <text:p text:style-name="P4">
Published Time: 2023-05-27T14:17:26+03:00</text:p>
      <text:p text:style-name="P4">
Modified Time: 2023-05-27T14:17:26+03:00</text:p>
      <text:p text:style-name="P4">
Description: Перша група з близько 400 українських військовослужбовців розпочала навчання в Німеччині з експлуатації та обслуговування американських танків M1 Abrams. — Укрінформ.</text:p>
      <text:p text:style-name="P4">
Images: ['<text:a xlink:type="simple" xlink:href="https://static.ukrinform.com/photos/2023_03/thumb_files/630_360_1679425864-248.jpg" text:style-name="Internet_20_link" text:visited-style-name="Visited_20_Internet_20_Link">
630_360_16794...</text:a>
']</text:p>
      <text:p text:style-name="P4">
Tags: ['Танк', 'Військові', 'Abrams ']</text:p>
      <text:p text:style-name="P4">
Type: Article</text:p>
      <!--METADATA-->
      <text:p text:style-name="P4">
<draw:frame draw:style-name="fr1" draw:name="Image117" text:anchor-type="as-char" svg:width="6.9236in" svg:height="3.956343in" draw:z-index="0">
<draw:image xlink:href="../Images/yкринформ/2023-05-27T14-17-26-03-00/630_360_1679425864-248.jpg" xlink:type="simple" xlink:show="embed" xlink:actuate="onLoad" draw:mime-type="image/jpeg"/>
</draw:frame>
 Першагрупа з близько 400 українських військовослужбовців розпочала навчання вНімеччині з експлуатації та обслуговування американських танків M1 Abrams.</text:p>
      <text:p text:style-name="P4">
Про це заявив речник Пентагона підполковник Гаррон Гарн, повідомляє Укрінформіз посиланням на  <text:a xlink:type="simple" xlink:href="https://www.nytimes.com/2023/05/27/world/europe/ukraine-tanks-counteroffensive.html" text:style-name="Internet_20_link" text:visited-style-name="Visited_20_Internet_20_Link">
 The New York Times</text:a>
 .</text:p>
      <text:p text:style-name="P4">
"Близько 200 військовослужбовців - приблизно один бронетанковий батальйон - уп'ятницю почали проводити те, що військові називають комбінованим навчанням наполігонах у Графенвері і Хохенфельсі, Німеччина", - сказав Гарн.</text:p>
      <text:p text:style-name="P4">
За його словами, ці навчання включають базові солдатські завдання, такі якстрільба і набуття навичок надання медичної допомоги, тренування на рівнівзводу і роти, і, зрештою, більш масштабні навчання за участю підрозділівбатальйонного рівня, які протистоятимуть один одному.</text:p>
      <text:p text:style-name="P4">
<text:span text:style-name="T4">
Читайте також:</text:span>
 <text:a xlink:type="simple" xlink:href="https://www.ukrinform.ua/rubric-ato/3714926-delegacia-radi-vidvidala-nimecku-vijskovu-bazu-de-prohodat-navcanna-ukrainski-vijskovi.html" text:style-name="Internet_20_link" text:visited-style-name="Visited_20_Internet_20_Link">
 Делегація Ради відвідала німецьку військову базу, депроходять я українські військові </text:a>
</text:p>
      <text:p text:style-name="P4">
Крмі того, ще 200 українських солдатів розпочали тренування з заправки таобслуговування <text:a xlink:type="simple" xlink:href="https://www.ukrinform.ua/tag-tank" text:style-name="Internet_20_link" text:visited-style-name="Visited_20_Internet_20_Link">
 танків </text:a>
 .</text:p>
      <text:p text:style-name="P4">
Як повідомляв Укрінформ,  <text:a xlink:type="simple" xlink:href="https://www.ukrinform.ua/rubric-ato/3714885-ukraina-poprosila-u-nimeccini-krilati-raketi-taurus-zmi.html" text:style-name="Internet_20_link" text:visited-style-name="Visited_20_Internet_20_Link">
 Україна подала запит Німеччині</text:a>
 на постачання крилатих ракет великої дальностіTaurus.</text:p>
      <text:p text:style-name="P4">
_ Фото: Defense Visual Information Distribution Service  _</text:p>
      <text:p text:style-name="P4">
Source: <text:a xlink:type="simple" xlink:href="https://www.ukrinform.ua/rubric-ato/3714933-ukrainski-vijskovi-rozpocali-navcanna-na-tankah-abrams.html" text:style-name="Internet_20_link" text:visited-style-name="Visited_20_Internet_20_Link">
https://www.ukrinform.ua/rubric-ato/3714933-ukrainski-vijskovi-rozpocali-navcanna-na-tankah-abrams.html</text:a>
</text:p>
      <!--NEWS-->
      <text:h text:style-name="P10" text:outline-level="1">
<text:span text:style-name="T4">
Kherson, Khersonska Oblast(20:18). Red Alert: aerial threat. Sirens sounding. Take cover now!</text:span>
</text:h>
      <text:p text:style-name="P4">
Authors: liveuamap (Language: en)</text:p>
      <text:p text:style-name="P4">
Time: 2023-05-27T14:20:00</text:p>
      <text:p text:style-name="P4">
Location: Kherson (Latitude:46.65604 Longtitude:32.61763)</text:p>
      <text:p text:style-name="P4">
Videos: []</text:p>
      <text:p text:style-name="P4">
Images: []</text:p>
      <text:p text:style-name="P4">
Tags: ["Europe", "Central and Eastern Europe"]</text:p>
      <text:p text:style-name="P4">
ID: 22565788</text:p>
      <!--METADATA-->
      <text:p text:style-name="P4">
Kherson, Khersonska Oblast(20:18). Red Alert: aerial threat. Sirens sounding.Take cover now!</text:p>
      <text:p text:style-name="P4">
News Collection Link: <text:a xlink:type="simple" xlink:href="https://liveuamap.com/en/2023/27-may-kherson-khersonska-oblast2018-red-alerg" text:style-name="Internet_20_link" text:visited-style-name="Visited_20_Internet_20_Link">
https://liveuamap.com/en/2023/27-may-kherson-khersonska-oblast2018-red-alerg</text:a>
</text:p>
      <text:p text:style-name="P4">
Source: <text:a xlink:type="simple" xlink:href="https://t.me/air_alert_ua/46642" text:style-name="Internet_20_link" text:visited-style-name="Visited_20_Internet_20_Link">
https://t.me/air_alert_ua/46642</text:a>
</text:p>
      <!--NEWS-->
      <text:h text:style-name="P10" text:outline-level="1">
<text:span text:style-name="T4">
Голанд офіційно став гравцем сезону англійської футбольної Прем'єр-ліги</text:span>
</text:h>
      <text:p text:style-name="P4">
Authors: Ukrinform (Person)</text:p>
      <text:p text:style-name="P4">
Publisher: Укринформ (Organization)</text:p>
      <text:p text:style-name="P4">
Published Time: 2023-05-27T14:22:03+03:00</text:p>
      <text:p text:style-name="P4">
Modified Time: 2023-05-27T14:22:03+03:00</text:p>
      <text:p text:style-name="P4">
Description: Норвезького футбольного форварда клубу «Манчестер Сіті» Ерлінга Голанда визнали найкращим гравцем сезону в англійській Прем'єр-лізі (АПЛ). — Укрінформ.</text:p>
      <text:p text:style-name="P4">
Images: ['<text:a xlink:type="simple" xlink:href="https://static.ukrinform.com/photos/2023_05/thumb_files/630_360_1685184843-487.jpg" text:style-name="Internet_20_link" text:visited-style-name="Visited_20_Internet_20_Link">
630_360_16851...</text:a>
']</text:p>
      <text:p text:style-name="P4">
Tags: ['Британія', 'Футбол', 'Норвегія', 'Манчестер Сіті', 'АПЛ']</text:p>
      <text:p text:style-name="P4">
Type: Article</text:p>
      <!--METADATA-->
      <text:p text:style-name="P4">
<draw:frame draw:style-name="fr1" draw:name="Image118" text:anchor-type="as-char" svg:width="6.9236in" svg:height="3.956343in" draw:z-index="0">
<draw:image xlink:href="../Images/yкринформ/2023-05-27T14-22-03-03-00/630_360_1685184843-487.jpg" xlink:type="simple" xlink:show="embed" xlink:actuate="onLoad" draw:mime-type="image/jpeg"/>
</draw:frame>
Норвезького футбольного форварда клубу «Манчестер Сіті» Ерлінга Голандавизнали найкращим гравцем сезону в англійській Прем'єр-лізі (АПЛ).</text:p>
      <text:p text:style-name="P4">
Про це <text:a xlink:type="simple" xlink:href="https://www.premierleague.com/news/3486457" text:style-name="Internet_20_link" text:visited-style-name="Visited_20_Internet_20_Link">
 повідомляє </text:a>
 у суботуофіційний сайт АПЛ, передає Укрінформ.</text:p>
      <text:p text:style-name="P4">
Ерлінг перейшов до складу «Манчестер Сіті» з німецького клубу «Боруссія»(Дортмунд) у травні минулого року. Нинішнього сезону форвард завоював з«МанСіті» чемпіонський титул.</text:p>
      <text:p text:style-name="P4">
<text:span text:style-name="T4">
Читайте також:</text:span>
 <text:a xlink:type="simple" xlink:href="https://www.ukrinform.ua/rubric-sports/3712011-mancester-siti-dostrokovo-stav-cempionom-anglii.html" text:style-name="Internet_20_link" text:visited-style-name="Visited_20_Internet_20_Link">
 « » достроково став чемпіоном Англії</text:a>
</text:p>
      <text:p text:style-name="P4">
22-річний Голанд за тур до фінішу чемпіонату УПЛ упевнено лідирує убомбардирській гонці. Він має рекордні 36 голів у 35-ти матчах.</text:p>
      <text:p text:style-name="P4">
Фото: teamtalk.com/manchester-city.</text:p>
      <text:p text:style-name="P4">
Source: <text:a xlink:type="simple" xlink:href="https://www.ukrinform.ua/rubric-sports/3714934-goland-oficijno-stav-gravcem-sezonu-anglijskoi-futbolnoi-premerligi.html" text:style-name="Internet_20_link" text:visited-style-name="Visited_20_Internet_20_Link">
https://www.ukrinform.ua/rubric-sports/3714934-goland-oficijno-stav-gravcem-sezonu-anglijskoi-futbolnoi-premerligi.html</text:a>
</text:p>
      <!--NEWS-->
      <text:h text:style-name="P10" text:outline-level="1">
<text:span text:style-name="T4">
Військові знищили у Бахмуті російський «Град» за допомогою безпілотників від Армії дронів</text:span>
</text:h>
      <text:p text:style-name="P4">
Authors: Ukrinform (Person)</text:p>
      <text:p text:style-name="P4">
Publisher: Укринформ (Organization)</text:p>
      <text:p text:style-name="P4">
Published Time: 2023-05-27T14:24:00+03:00</text:p>
      <text:p text:style-name="P4">
Modified Time: 2023-05-27T14:24:00+03:00</text:p>
      <text:p text:style-name="P4">
Description: На околицях Бахмута українські військові знищили реактивну систему залпового вогню росіян "Град" за допомогою безпілотників від Армії дронів. — Укрінформ.</text:p>
      <text:p text:style-name="P4">
Images: ['<text:a xlink:type="simple" xlink:href="https://static.ukrinform.com/photos/2023_04/thumb_files/630_360_1682359952-617.jpg" text:style-name="Internet_20_link" text:visited-style-name="Visited_20_Internet_20_Link">
630_360_16823...</text:a>
']</text:p>
      <text:p text:style-name="P4">
Tags: ['Бахмут', 'Дрон', 'Війна з Росією', 'Армія дронів']</text:p>
      <text:p text:style-name="P4">
Type: Article</text:p>
      <!--METADATA-->
      <text:p text:style-name="P4">
<draw:frame draw:style-name="fr1" draw:name="Image119" text:anchor-type="as-char" svg:width="6.9236in" svg:height="3.956343in" draw:z-index="0">
<draw:image xlink:href="../Images/yкринформ/2023-05-27T14-24-00-03-00/630_360_1682359952-617.jpg" xlink:type="simple" xlink:show="embed" xlink:actuate="onLoad" draw:mime-type="image/jpeg"/>
</draw:frame>
 Наоколицях Бахмута українські військові знищили реактивну систему залповоговогню росіян "Град" за допомогою безпілотників від Армії дронів.</text:p>
      <text:p text:style-name="P4">
Як передає Укріформ, про це віцепрем’єр-міністр з інновацій, розвитку освіти,науки та технологій Михайло Федоров повідомив у <text:a xlink:type="simple" xlink:href="https://t.me/zedigital/3177" text:style-name="Internet_20_link" text:visited-style-name="Visited_20_Internet_20_Link">
 Телеграмі.</text:a>
</text:p>
      <text:p text:style-name="P4">
“У росіян мінус один “Град” на околицях Бахмута. Це результат ефективноїроботи спецпризначенців двома потужними безпілотниками-камікадзе “Пегас” від <text:a xlink:type="simple" xlink:href="https://www.ukrinform.ua/tag-armia-droniv" text:style-name="Internet_20_link" text:visited-style-name="Visited_20_Internet_20_Link">
Армії дронів </text:a>
 ”, - написав він.</text:p>
      <text:p text:style-name="P4">
За словами Федорова, обстрілявши позиції українських військових, росіянинамагалися швидко втекти з місця злочину та сховатися, але це складно зробити,коли працюють безпілотники “Пегаси”.</text:p>
      <text:p text:style-name="P4">
“Одна “пташка” влученням у ходову частину зупинила “Град”, інша - остаточнодобила”, - заявив він.</text:p>
      <text:p text:style-name="P4">
<text:span text:style-name="T4">
Читайте також:</text:span>
 <text:a xlink:type="simple" xlink:href="https://www.ukrinform.ua/rubric-ato/3704839-u-ramkah-proektu-armia-droniv-pidgotuvali-10-tisac-pilotiv-fedorov.html" text:style-name="Internet_20_link" text:visited-style-name="Visited_20_Internet_20_Link">
 У рамках проєкту « » підготували 10 тисяч пілотів -Федоров </text:a>
</text:p>
      <text:p text:style-name="P4">
Як додав Федоров, завдяки допомозі проєкту “Армія дронів” незабаром такихбезпілотників буде ще більше. Також він закликав донатити через <text:a xlink:type="simple" xlink:href="https://t.me/U24_gov_ua" text:style-name="Internet_20_link" text:visited-style-name="Visited_20_Internet_20_Link">
 UNITED24</text:a>
 або на головному екрані “Дії”.</text:p>
      <text:p text:style-name="P4">
Як повідомляв Укріформ, у травні Міністерство цифрової трансформації спільно зпартнерами <text:a xlink:type="simple" xlink:href="https://www.ukrinform.ua/rubric-ato/3706405-za-proektom-armia-droniv-ukomplektuvali-bijciv-se-vosmi-udarnih-rot-bpla.html" text:style-name="Internet_20_link" text:visited-style-name="Visited_20_Internet_20_Link">
 укомплектували необхідним обладнанням вісім нових ударних ротБпЛА. </text:a>
</text:p>
      <text:p text:style-name="P4">
<text:span text:style-name="T5">
Фото: ЗСУ</text:span>
</text:p>
      <text:p text:style-name="P4">
Source: <text:a xlink:type="simple" xlink:href="https://www.ukrinform.ua/rubric-ato/3714936-vijskovi-znisili-u-bahmuti-rosijskij-grad-za-dopomogou-bezpilotnikiv-vid-armii-droniv.html" text:style-name="Internet_20_link" text:visited-style-name="Visited_20_Internet_20_Link">
https://www.ukrinform.ua/rubric-ato/3714936-vijskovi-znisili-u-bahmuti-rosijskij-grad-za-dopomogou-bezpilotnikiv-vid-armii-droniv.html</text:a>
</text:p>
      <!--NEWS-->
      <text:h text:style-name="P10" text:outline-level="1">
<text:span text:style-name="T4">
В ОП відреагували на заяви МЗС РФ про «умови» припинення бойових дій</text:span>
</text:h>
      <text:p text:style-name="P4">
Authors: Ukrinform (Person)</text:p>
      <text:p text:style-name="P4">
Publisher: Укринформ (Organization)</text:p>
      <text:p text:style-name="P4">
Published Time: 2023-05-27T14:29:00+03:00</text:p>
      <text:p text:style-name="P4">
Modified Time: 2023-05-27T14:29:00+03:00</text:p>
      <text:p text:style-name="P4">
Description: Допоки на нашій території стоять російські війська, ніщо не змусить українське суспільство та керівництво держави проводити переговори з росіянами. — Укрінформ.</text:p>
      <text:p text:style-name="P4">
Images: ['<text:a xlink:type="simple" xlink:href="https://static.ukrinform.com/photos/2021_06/thumb_files/630_360_1623145549-151.jpg" text:style-name="Internet_20_link" text:visited-style-name="Visited_20_Internet_20_Link">
630_360_16231...</text:a>
']</text:p>
      <text:p text:style-name="P4">
Tags: ['Офіс Президента', 'Війна з Росією']</text:p>
      <text:p text:style-name="P4">
Type: Article</text:p>
      <!--METADATA-->
      <text:p text:style-name="P4">
<draw:frame draw:style-name="fr1" draw:name="Image120" text:anchor-type="as-char" svg:width="6.9236in" svg:height="3.956343in" draw:z-index="0">
<draw:image xlink:href="../Images/yкринформ/2023-05-27T14-29-00-03-00/630_360_1623145549-151.jpg" xlink:type="simple" xlink:show="embed" xlink:actuate="onLoad" draw:mime-type="image/jpeg"/>
</draw:frame>
 Допоки нанашій території стоять російські війська, ніщо не змусить українськесуспільство та керівництво держави проводити переговори з росіянами.</text:p>
      <text:p text:style-name="P4">
Так прокоментував у <text:a xlink:type="simple" xlink:href="https://t.me/ermaka2022/2791" text:style-name="Internet_20_link" text:visited-style-name="Visited_20_Internet_20_Link">
 Телеграмі</text:a>
керівник Офісу Президента Андрій Єрмак заяви МЗС РФ про "умови" припиненнявійни з Україною.</text:p>
      <text:p text:style-name="P4">
"Не існує такої сили, яка сьогодні змусить українське суспільство ікерівництво держави говорити з росіянами, доки на нашій території стоятьвійська рф", - написав Єрмак.</text:p>
      <text:p text:style-name="P4">
У свою чергу, радник керівника Офісу Президента Михайло Подоляк зазначив у <text:a xlink:type="simple" xlink:href="https://twitter.com/Podolyak_M/status/1662369296419373057" text:style-name="Internet_20_link" text:visited-style-name="Visited_20_Internet_20_Link">
Твіттері </text:a>
 , щозаяви МЗС РФ підтверджують юридичну й фактичну недієздатність російськогокерівництва, а реалістичними є лише "зустрічні" умови України.</text:p>
      <text:p text:style-name="P4">
"Вимоги Росії" вустами МЗС РФ швидше підтверджують юридичну й фактичнунедієздатність російського керівництва. Тому реалістичні лише «зустрічні умовиУкраїни»... Негайне виведення всіх військ із суверенної території України.Остаточне визнання того, що СРСР розпався й пострадянські країни мають увесьобсяг суверенітету. Видача воєнних злочинців й авторів війни. Закріплення зонидемілітаризації (буферної зони) на території РФ. Скорочення наступальної зброї(ракет підвищеної дальності). Міжнародна конференція з організації контролюнад ядерним арсеналом РФ. Юридично зафіксована програма репараційних виплат,включно з добровільною відмовою від арештованих в інших країнах російськихактивів на користь України...". - вважає Подоляк.</text:p>
      <text:p text:style-name="P4">
<text:span text:style-name="T4">
Читайте також:</text:span>
 <text:a xlink:type="simple" xlink:href="https://www.ukrinform.ua/rubric-ato/3714037-dzonson-zaaviv-so-ne-bacit-pricin-dla-zatrimok-ukrainskoi-peremogi.html" text:style-name="Internet_20_link" text:visited-style-name="Visited_20_Internet_20_Link">
 Джонсон заявив, що не бачить причин для затримокукраїнської перемоги </text:a>
</text:p>
      <text:p text:style-name="P4">
Як повідомлялось, заступник глави МЗС Росії Михайло Галузін в інтерв'юросійському пропагандистському інформагентству <text:a xlink:type="simple" xlink:href="https://t.me/tass_agency/193623" text:style-name="Internet_20_link" text:visited-style-name="Visited_20_Internet_20_Link">
 ТАСС</text:a>
 назвав "умови" для припинення війни зУкраїною. Серед них – припинення бойових дій ЗСУ та постачання західногоозброєння, відмова України від вступу до НАТО та ЄС та повернення донейтрального позаблокового статусу.</text:p>
      <text:p text:style-name="P4">
Окрім того, як зазначають <text:a xlink:type="simple" xlink:href="https://www.svoboda.org/a/v-mid-rossii-nazvali-usloviya-mira-ukraina-dolzhna-perestatj-srazhatjsya/32430270.html" text:style-name="Internet_20_link" text:visited-style-name="Visited_20_Internet_20_Link">
 ЗМІ </text:a>
, Галузін заявив, що Україна має "визнати територіальні реалії" та надатиросійській мові статусу державної, "дотримуватися основних прав людини", утому числі права на свободу віросповідання.</text:p>
      <text:p text:style-name="P4">
Source: <text:a xlink:type="simple" xlink:href="https://www.ukrinform.ua/rubric-polytics/3714941-v-op-vidreaguvali-na-zaavi-mzs-rf-pro-umovi-pripinenna-bojovih-dij.html" text:style-name="Internet_20_link" text:visited-style-name="Visited_20_Internet_20_Link">
https://www.ukrinform.ua/rubric-polytics/3714941-v-op-vidreaguvali-na-zaavi-mzs-rf-pro-umovi-pripinenna-bojovih-dij.html</text:a>
</text:p>
      <!--NEWS-->
      <text:h text:style-name="P10" text:outline-level="1">
<text:span text:style-name="T4">
Завдяки операції в Бєлгородській області українська розвідка отримала важливі дані — Юсов</text:span>
</text:h>
      <text:p text:style-name="P4">
Authors: Ukrinform (Person)</text:p>
      <text:p text:style-name="P4">
Publisher: Укринформ (Organization)</text:p>
      <text:p text:style-name="P4">
Published Time: 2023-05-27T14:35:19+03:00</text:p>
      <text:p text:style-name="P4">
Modified Time: 2023-05-27T14:35:19+03:00</text:p>
      <text:p text:style-name="P4">
Description: У результаті операції в Бєлгородській області була зібрана цінна для української воєнної розвідки інформація. — Укрінформ.</text:p>
      <text:p text:style-name="P4">
Images: ['<text:a xlink:type="simple" xlink:href="https://static.ukrinform.com/photos/2023_02/thumb_files/630_360_1676285387-262.jpg" text:style-name="Internet_20_link" text:visited-style-name="Visited_20_Internet_20_Link">
630_360_16762...</text:a>
']</text:p>
      <text:p text:style-name="P4">
Tags: ['Розвідка', 'Війна з Росією', 'Бєлгород']</text:p>
      <text:p text:style-name="P4">
Type: Article</text:p>
      <!--METADATA-->
      <text:p text:style-name="P4">
<draw:frame draw:style-name="fr1" draw:name="Image121" text:anchor-type="as-char" svg:width="6.9236in" svg:height="3.956343in" draw:z-index="0">
<draw:image xlink:href="../Images/yкринформ/2023-05-27T14-35-19-03-00/630_360_1676285387-262.jpg" xlink:type="simple" xlink:show="embed" xlink:actuate="onLoad" draw:mime-type="image/jpeg"/>
</draw:frame>
 Урезультаті операції в Бєлгородській області була зібрана цінна для українськоївоєнної розвідки інформація.</text:p>
      <text:p text:style-name="P4">
Про це повідомив представник Головного управління розвідки Міністерстваоборони України Андрій Юсов, передає Укрінформ із посиланням на <text:a xlink:type="simple" xlink:href="https://gur.gov.ua/content/vnaslidok-operatsii-u-bielhorodskii-oblasti-bula-zibrana-vazhlyva-dlia-ukrainskoi-rozvidky-informatsiia.html" text:style-name="Internet_20_link" text:visited-style-name="Visited_20_Internet_20_Link">
 ГУР</text:a>
 .</text:p>
      <text:p text:style-name="P4">
Як зауважив він, зібрані дані зі зрозумілих причин не будуть розголошені,проте частину їх уже отримав увесь світ. Цю частину представник ГУР короткосхарактеризував як "король голий".</text:p>
      <text:p text:style-name="P4">
<text:span text:style-name="T4">
Читайте також:</text:span>
 <text:a xlink:type="simple" xlink:href="https://www.ukrinform.ua/rubric-ato/3714659-legion-svoboda-rosii-opriludniv-kadri-z-belgorodskoi-oblasti.html" text:style-name="Internet_20_link" text:visited-style-name="Visited_20_Internet_20_Link">
 Легіон «Свобода Росії» оприлюднив кадри з ської області</text:a>
</text:p>
      <text:p text:style-name="P4">
Так, ідеться про виснаження силового апарата президента Російської ФедераціїВолодимира Путіна та вразливість РФ до внутрішніх ударів.</text:p>
      <text:p text:style-name="P4">
За словами Юсова, сили опору діють як у прикордонних селах Росії, так і встоличному регіоні.</text:p>
      <text:p text:style-name="P4">
"Їхнє завдання наразі, якщо ми говоримо про Бєлгородщину, це визволення цихземель від панування режиму путіна, який для мешканців цих територій —представників різних народів, різних національностей — є очевидно режимомвнутрішньої окупації. А якщо ми говоримо про низку народів, які мають вищийрівень певної політичної свідомості, то це навіть не внутрішня окупація, це,власне, пряма зовнішня окупація — наприклад, якщо ми говоримо про народиКавказу або Татарстан", — пояснив представник ГУР.</text:p>
      <text:p text:style-name="P4">
<text:span text:style-name="T4">
Читайте також:</text:span>
 <text:a xlink:type="simple" xlink:href="https://www.ukrinform.ua/rubric-ato/3714216-ramstajn-ssa-prosat-ukrainu-ne-vikoristovuvati-nadanu-nimi-zbrou-na-teritorii-rosii.html" text:style-name="Internet_20_link" text:visited-style-name="Visited_20_Internet_20_Link">
 Рамштайн: США просять Україну не використовувати надануними зброю на території Росії </text:a>
</text:p>
      <text:p text:style-name="P4">
Він наголосив, що українцям не варто переоцінювати реакцію Кремля на операціюлегіону "Свобода Росії" та "Російського добровольчого корпусу" у Бєлгородськійобласті в контексті ситуації на фронті.</text:p>
      <text:p text:style-name="P4">
Зі слів Юсова, російське керівництво змушене у відповідь на події в регіоніперегруповувати свої війська. Прорив добровольців через кордон представникрозвідки назвав безумовним наслідком повномасштабного вторгнення РФ в Україну.</text:p>
      <text:p text:style-name="P4">
"Географічні й політичні назви територій можуть змінюватися. Територія, яканаразі називається "російська федерація" — в неї входять різні історичніземлі, які в різні етапи по-різному називались. Тому сьогодні ця назва така,далі — будемо бачити", — зазначив він.</text:p>
      <text:p text:style-name="P4">
<text:span text:style-name="T4">
Читайте також:</text:span>
 <text:a xlink:type="simple" xlink:href="https://www.ukrinform.ua/rubric-ato/3713759-legion-svoboda-rosii-pid-cas-operacii-v-belgorodskij-oblasti-vtrativ-dvoh-bijciv.html" text:style-name="Internet_20_link" text:visited-style-name="Visited_20_Internet_20_Link">
 Легіон «Свобода Росії» під час операції в ській областівтратив двох бійців </text:a>
</text:p>
      <text:p text:style-name="P4">
Як повідомлялося, 22 травня в соціальних мережах <text:a xlink:type="simple" xlink:href="https://www.ukrinform.ua/rubric-world/3712771-so-vidomo-pro-podii-u-belgorodskij-oblasti-ta-so-govorit-kiiv.html" text:style-name="Internet_20_link" text:visited-style-name="Visited_20_Internet_20_Link">
 з'явилися заяви"Російського добровольчого корпусу" та легіону "Свобода Росії"</text:a>
 про визволення деяких населенихпунктів і введення їхніх сил у містечко Грайворон у Бєлгородській області.</text:p>
      <text:p text:style-name="P4">
Того ж дня у ГУР зазначили, що легіон "Свобода Росії" та "РДК" <text:a xlink:type="simple" xlink:href="https://www.ukrinform.ua/rubric-ato/3712670-stvorenna-smugi-bezpeki-u-gur-prokomentuvali-podii-u-belgorodskij-oblasti-rosii.html" text:style-name="Internet_20_link" text:visited-style-name="Visited_20_Internet_20_Link">
 розпочалиоперацію зі звільнення Росії від режиму Путіна</text:a>
 з метою створеннясмуги безпеки для захисту українського цивільного населення, але винятково заучастю громадян РФ.</text:p>
      <text:p text:style-name="P4">
24 травня в "РДК" заявили, що <text:a xlink:type="simple" xlink:href="https://www.ukrinform.ua/rubric-ato/3713639-rdk-ta-legion-svoboda-rosii-zajsli-u-belgorodsku-oblast-bils-ak-na-40-kilometriv-uglib.html" text:style-name="Internet_20_link" text:visited-style-name="Visited_20_Internet_20_Link">
 просунулися на 42 км вглиб Бєлгородськоїобласті </text:a>
 . Деякінаселені пункти добровольчі формування контролювали добу.</text:p>
      <text:p text:style-name="P4">
25 травня було оголошено, що <text:a xlink:type="simple" xlink:href="https://www.ukrinform.ua/rubric-ato/3714018-bijci-rdk-zaavili-so-znovu-zajsli-na-teritoriu-rosii.html" text:style-name="Internet_20_link" text:visited-style-name="Visited_20_Internet_20_Link">
 "РДК" знову зайшли на територію Росії</text:a>
 .</text:p>
      <text:p text:style-name="P4">
У ніч на 27 травня в селищі Майський Бєлгородської області пролунав вибух.Дронами <text:a xlink:type="simple" xlink:href="https://www.ukrinform.ua/rubric-world/3714782-u-belgorodskij-oblasti-prolunali-vibuhi-povidomlaut-pro-ataku-drona-na-budivlu-mvs.html" text:style-name="Internet_20_link" text:visited-style-name="Visited_20_Internet_20_Link">
 була атакована будівля Міністерства внутрішніх справ</text:a>
 .</text:p>
      <text:p text:style-name="P4">
Source: <text:a xlink:type="simple" xlink:href="https://www.ukrinform.ua/rubric-ato/3714942-zavdaki-operacii-v-belgorodskij-oblasti-ukrainska-rozvidka-otrimala-vazlivi-dani-usov.html" text:style-name="Internet_20_link" text:visited-style-name="Visited_20_Internet_20_Link">
https://www.ukrinform.ua/rubric-ato/3714942-zavdaki-operacii-v-belgorodskij-oblasti-ukrainska-rozvidka-otrimala-vazlivi-dani-usov.html</text:a>
</text:p>
      <!--NEWS-->
      <text:h text:style-name="P10" text:outline-level="1">
<text:span text:style-name="T4">
1 person killed as result of shelling in Kostiantynivka</text:span>
</text:h>
      <text:p text:style-name="P4">
Authors: liveuamap (Language: en)</text:p>
      <text:p text:style-name="P4">
Time: 2023-05-27T14:47:36</text:p>
      <text:p text:style-name="P4">
Location: Kostyantynivka (Latitude:48.51911 Longtitude:37.7116)</text:p>
      <text:p text:style-name="P4">
Videos: []</text:p>
      <text:p text:style-name="P4">
Images: ["<text:a xlink:type="simple" xlink:href="https://liveuamap.com/pics/2023/05/27/22565795_0.jpg" text:style-name="Internet_20_link" text:visited-style-name="Visited_20_Internet_20_Link">
22565795_0.jpg</text:a>
", "<text:a xlink:type="simple" xlink:href="https://liveuamap.com/pics/2023/05/27/22565795_1.jpg" text:style-name="Internet_20_link" text:visited-style-name="Visited_20_Internet_20_Link">
22565795_1.jpg</text:a>
", "<text:a xlink:type="simple" xlink:href="https://liveuamap.com/pics/2023/05/27/22565795_3.jpg" text:style-name="Internet_20_link" text:visited-style-name="Visited_20_Internet_20_Link">
22565795_3.jpg</text:a>
"]</text:p>
      <text:p text:style-name="P4">
Tags: ["Minsk Monitor", "Europe"]</text:p>
      <text:p text:style-name="P4">
ID: 22565795</text:p>
      <!--METADATA-->
      <text:p text:style-name="P4">
1 person killed as result of shelling in Kostiantynivka</text:p>
      <text:p text:style-name="P4">
<draw:frame draw:style-name="fr1" draw:name="Image122" text:anchor-type="as-char" svg:width="6.9236in" svg:height="5.71197in" draw:z-index="0">
<draw:image xlink:href="../Images/liveuamap/2023-05-27T14-47-36/22565795_0.jpg" xlink:type="simple" xlink:show="embed" xlink:actuate="onLoad" draw:mime-type="image/jpeg"/>
</draw:frame>
<draw:frame draw:style-name="fr1" draw:name="Image123" text:anchor-type="as-char" svg:width="6.9236in" svg:height="4.794593in" draw:z-index="0">
<draw:image xlink:href="../Images/liveuamap/2023-05-27T14-47-36/22565795_1.jpg" xlink:type="simple" xlink:show="embed" xlink:actuate="onLoad" draw:mime-type="image/jpeg"/>
</draw:frame>
<draw:frame draw:style-name="fr1" draw:name="Image124" text:anchor-type="as-char" svg:width="6.9236in" svg:height="4.219069in" draw:z-index="0">
<draw:image xlink:href="../Images/liveuamap/2023-05-27T14-47-36/22565795_3.jpg" xlink:type="simple" xlink:show="embed" xlink:actuate="onLoad" draw:mime-type="image/jpeg"/>
</draw:frame>
</text:p>
      <text:p text:style-name="P4">
News Collection Link: <text:a xlink:type="simple" xlink:href="https://liveuamap.com/en/2023/27-may-1-person-killed-as-result-of-shelling-in-kostiantynivka" text:style-name="Internet_20_link" text:visited-style-name="Visited_20_Internet_20_Link">
https://liveuamap.com/en/2023/27-may-1-person-killed-as-result-of-shelling-in-kostiantynivka</text:a>
</text:p>
      <text:p text:style-name="P4">
Source: <text:a xlink:type="simple" xlink:href="https://t.me/Novoeizdanie/52056" text:style-name="Internet_20_link" text:visited-style-name="Visited_20_Internet_20_Link">
https://t.me/Novoeizdanie/52056</text:a>
</text:p>
      <!--NEWS-->
      <text:h text:style-name="P10" text:outline-level="1">
<text:span text:style-name="T4">
Twitter виходить із добровільної угоди ЄС про боротьбу з дезінформацією</text:span>
</text:h>
      <text:p text:style-name="P4">
Authors: Ukrinform (Person)</text:p>
      <text:p text:style-name="P4">
Publisher: Укринформ (Organization)</text:p>
      <text:p text:style-name="P4">
Published Time: 2023-05-27T14:48:00+03:00</text:p>
      <text:p text:style-name="P4">
Modified Time: 2023-05-27T14:48:00+03:00</text:p>
      <text:p text:style-name="P4">
Description: Twitter виходить із добровільної угоди Європейського Союзу про боротьбу з дезінформацією в інтернеті. — Укрінформ.</text:p>
      <text:p text:style-name="P4">
Images: ['<text:a xlink:type="simple" xlink:href="https://static.ukrinform.com/photos/2023_04/thumb_files/630_360_1682252855-654.jpg" text:style-name="Internet_20_link" text:visited-style-name="Visited_20_Internet_20_Link">
630_360_16822...</text:a>
']</text:p>
      <text:p text:style-name="P4">
Tags: ['Євросоюз', 'Twitter', 'Соцмережі', 'Дезінформація']</text:p>
      <text:p text:style-name="P4">
Type: Article</text:p>
      <!--METADATA-->
      <text:p text:style-name="P4">
<draw:frame draw:style-name="fr1" draw:name="Image125" text:anchor-type="as-char" svg:width="6.9236in" svg:height="3.956343in" draw:z-index="0">
<draw:image xlink:href="../Images/yкринформ/2023-05-27T14-48-00-03-00/630_360_1682252855-654.jpg" xlink:type="simple" xlink:show="embed" xlink:actuate="onLoad" draw:mime-type="image/jpeg"/>
</draw:frame>
 Twitterвиходить із добровільної угоди Європейського Союзу про боротьбу здезінформацією в інтернеті.</text:p>
      <text:p text:style-name="P4">
Про це повідомив комісар ЄС з питань внутрішнього ринку Тьєррі Бретон у  <text:a xlink:type="simple" xlink:href="https://twitter.com/ThierryBreton/status/1662194595755704321" text:style-name="Internet_20_link" text:visited-style-name="Visited_20_Internet_20_Link">
соцмережі </text:a>
 ,передає Укрінформ.</text:p>
      <text:p text:style-name="P4">
" <text:a xlink:type="simple" xlink:href="https://www.ukrinform.ua/tag-twitter" text:style-name="Internet_20_link" text:visited-style-name="Visited_20_Internet_20_Link">
 Twitter </text:a>
 виходить з добровільногоКодексу практики ЄС щодо боротьби з дезінформацією. Але зобов'язаннязалишаються", - написав Бретон.</text:p>
      <text:p text:style-name="P4">
За його словами, окрім добровільних зобов'язань боротьба з дезінформацією від25 серпня стане юридичним обов'язком згідно з Законом про цифрові послуги(DSA).</text:p>
      <text:p text:style-name="P4">
"Наші команди будуть готові до правозастосування", - заявив Бретон.</text:p>
      <text:p text:style-name="P4">
<text:span text:style-name="T4">
Читайте також:</text:span>
 <text:a xlink:type="simple" xlink:href="https://www.ukrinform.ua/rubric-technology/3711434-twitter-zvinuvativ-microsoft-u-nesankcionovanomu-vikoristanni-danih.html" text:style-name="Internet_20_link" text:visited-style-name="Visited_20_Internet_20_Link">
 звинуватив Microsoft у несанкціонованому використанніданих </text:a>
</text:p>
      <text:p text:style-name="P4">
Водночас  <text:a xlink:type="simple" xlink:href="https://www.dw.com/en/eu-twitter-leaves-voluntary-pact-on-fighting-disinformation/a-65751487" text:style-name="Internet_20_link" text:visited-style-name="Visited_20_Internet_20_Link">
 DW </text:a>
 зазначає, що Twitter наразі не підтвердиввихід із угоди.</text:p>
      <text:p text:style-name="P4">
Як повідомляв Укрінформ, мільярдер <text:a xlink:type="simple" xlink:href="https://www.ukrinform.ua/rubric-technology/3602603-mask-taki-kupiv-twitter-i-poasniv-dla-cogo-jomu-ce.html" text:style-name="Internet_20_link" text:visited-style-name="Visited_20_Internet_20_Link">
 Ілон Маск придбав Twitter у жовтніминулого року </text:a>
 .</text:p>
      <text:p text:style-name="P4">
У травні 2023-го він представив нового генерального директора Twitter - ЛіндуЯккаріно. Сам же Маск виконуватиме обов'язки виконавчого голови та технічногодиректора, наглядатиме за продуктами, програмним забезпеченням і системнимиадміністраторами.</text:p>
      <text:p text:style-name="P4">
Source: <text:a xlink:type="simple" xlink:href="https://www.ukrinform.ua/rubric-technology/3714945-twitter-vihodit-iz-dobrovilnoi-ugodi-es-pro-borotbu-z-dezinformacieu.html" text:style-name="Internet_20_link" text:visited-style-name="Visited_20_Internet_20_Link">
https://www.ukrinform.ua/rubric-technology/3714945-twitter-vihodit-iz-dobrovilnoi-ugodi-es-pro-borotbu-z-dezinformacieu.html</text:a>
</text:p>
      <!--NEWS-->
      <text:h text:style-name="P10" text:outline-level="1">
<text:span text:style-name="T4">
Міжнародна асоціація правників ухвалила резолюцію із закликом щодо створення спецтрибуналу над РФ</text:span>
</text:h>
      <text:p text:style-name="P4">
Authors: Ukrinform (Person)</text:p>
      <text:p text:style-name="P4">
Publisher: Укринформ (Organization)</text:p>
      <text:p text:style-name="P4">
Published Time: 2023-05-27T14:49:13+03:00</text:p>
      <text:p text:style-name="P4">
Modified Time: 2023-05-27T14:49:13+03:00</text:p>
      <text:p text:style-name="P4">
Description: Міжнародна асоціація правників (IBA) ухвалила резолюцію із закликом про створення спецтрибуналу щодо злочину агресії з боку РФ. — Укрінформ.</text:p>
      <text:p text:style-name="P4">
Images: ['<text:a xlink:type="simple" xlink:href="https://static.ukrinform.com/photos/2023_05/thumb_files/630_360_1685188086-764.jpg" text:style-name="Internet_20_link" text:visited-style-name="Visited_20_Internet_20_Link">
630_360_16851...</text:a>
']</text:p>
      <text:p text:style-name="P4">
Tags: ['Трибунал', 'Андрій Костін', 'Війна з Росією']</text:p>
      <text:p text:style-name="P4">
Type: Article</text:p>
      <!--METADATA-->
      <text:p text:style-name="P4">
<draw:frame draw:style-name="fr1" draw:name="Image126" text:anchor-type="as-char" svg:width="6.9236in" svg:height="3.956343in" draw:z-index="0">
<draw:image xlink:href="../Images/yкринформ/2023-05-27T14-49-13-03-00/630_360_1685188086-764.jpg" xlink:type="simple" xlink:show="embed" xlink:actuate="onLoad" draw:mime-type="image/jpeg"/>
</draw:frame>
 Міжнароднаасоціація правників (IBA) ухвалила резолюцію із закликом про створенняспецтрибуналу щодо злочину агресії з боку РФ.</text:p>
      <text:p text:style-name="P4">
Про це повідомила пресслужба Офісу Генерального прокурора у <text:a xlink:type="simple" xlink:href="https://t.me/pgo_gov_ua/12572" text:style-name="Internet_20_link" text:visited-style-name="Visited_20_Internet_20_Link">
 Телеграмі</text:a>
 , передає Укрінформ.</text:p>
      <text:p text:style-name="P4">
"Міжнародна асоціація правників - IBA ухвалила резолюцію із закликом до країн-членів ООН підтримати створення спеціального міжнародного трибуналу щодозлочину агресії проти України", - йдеться у повідомленні.</text:p>
      <text:p text:style-name="P4">
<text:span text:style-name="T4">
Читайте також:</text:span>
 <text:a xlink:type="simple" xlink:href="https://www.ukrinform.ua/rubric-polytics/3714673-putina-mozna-bude-pritagnuti-do-vidpovidalnosti-zavdaki-risennu-genasamblei-oon-eksposol-ssa.html" text:style-name="Internet_20_link" text:visited-style-name="Visited_20_Internet_20_Link">
 Путіна можна буде притягнути до відповідальності завдякирішенню Генасамблеї ООН – експосол США </text:a>
</text:p>
      <text:p text:style-name="P4">
Під час засідання ІВА Генеральний прокурор України Андрій Костін заявив, щоспецтрибунал щодо злочину агресії є найкращим інструментом, аби покласти крайбезкарності верхівки злочинного режиму у РФ.</text:p>
      <text:p text:style-name="P4">
«Кремлівський режим є символом насильства, ненависті та тероризму. Ми не маємоправа миритися з тим божевіллям, яке він коїть, повністю зневажаючи міжнароднеправо, норми та цінності», - заявив Костін.</text:p>
      <text:p text:style-name="P4">
Водночас він наголосив, що правосуддя не повинне обмежуватися лише покараннямрядових виконавців.</text:p>
      <text:p text:style-name="P4">
<text:span text:style-name="T4">
Читайте також:</text:span>
 <text:a xlink:type="simple" xlink:href="https://www.ukrinform.ua/rubric-world/3714095-putin-mae-osobisto-postati-pered-tribunalom-u-gaazi-predstavnik-gur.html" text:style-name="Internet_20_link" text:visited-style-name="Visited_20_Internet_20_Link">
 Путін має особисто постати перед ом у Гаазі – представникГУР </text:a>
</text:p>
      <text:p text:style-name="P4">
«Перед судом мають постати їх керманичі, які використали свою владу, щоброзкрутити цей маховик зла», - підкреслив Генпрокурор.</text:p>
      <text:p text:style-name="P4">
Він подякував за рішучий крок президенту IBA Альмудені Арпон де Мендивіль-і-Алдама та виконавчому директору Марку Еллісу.</text:p>
      <text:p text:style-name="P4">
Як повідомлялося, Україна спільно з партнерами просуває створення спеціальноготрибуналу для притягнення до кримінальної відповідальності керівництваРосійської Федерації за скоєння злочину агресії проти України.</text:p>
      <text:p text:style-name="P4">
<text:span text:style-name="T4">
Читайте також:</text:span>
 <text:a xlink:type="simple" xlink:href="https://www.ukrinform.ua/rubric-polytics/3711877-minust-reestr-zbitkiv-vagomij-krok-u-procesi-pritagnenna-rf-do-vidpovidalnosti-za-agresiu.html" text:style-name="Internet_20_link" text:visited-style-name="Visited_20_Internet_20_Link">
 Мін’юст: Реєстр збитків - вагомий крок у процесіпритягнення РФ до відповідальності за агресію</text:a>
</text:p>
      <text:p text:style-name="P4">
Створення такого трибуналу підтримали Парламентська асамблея Ради Європи,Європарламент, Парламентська асамблея НАТО, Парламентська асамблея ОБСЄ таокремі держави.</text:p>
      <text:p text:style-name="P4">
Source: <text:a xlink:type="simple" xlink:href="https://www.ukrinform.ua/rubric-world/3714946-miznarodna-asociacia-pravnikiv-uhvalila-rezoluciu-iz-zaklikom-sodo-stvorenna-spectribunalu-nad-rf.html" text:style-name="Internet_20_link" text:visited-style-name="Visited_20_Internet_20_Link">
https://www.ukrinform.ua/rubric-world/3714946-miznarodna-asociacia-pravnikiv-uhvalila-rezoluciu-iz-zaklikom-sodo-stvorenna-spectribunalu-nad-rf.html</text:a>
</text:p>
      <!--NEWS-->
      <text:h text:style-name="P10" text:outline-level="1">
<text:span text:style-name="T4">
У НАТО закликали владу Косова до негайної деескалації напруги</text:span>
</text:h>
      <text:p text:style-name="P4">
Authors: Ukrinform (Person)</text:p>
      <text:p text:style-name="P4">
Publisher: Укринформ (Organization)</text:p>
      <text:p text:style-name="P4">
Published Time: 2023-05-27T14:54:00+03:00</text:p>
      <text:p text:style-name="P4">
Modified Time: 2023-05-27T14:54:00+03:00</text:p>
      <text:p text:style-name="P4">
Description: У НАТО закликають владу Косова до деескалації після заворушень на півночі країни та заявили про готовність забезпечити порядок. — Укрінформ.</text:p>
      <text:p text:style-name="P4">
Images: ['<text:a xlink:type="simple" xlink:href="https://static.ukrinform.com/photos/2023_02/thumb_files/630_360_1677534205-257.jpg" text:style-name="Internet_20_link" text:visited-style-name="Visited_20_Internet_20_Link">
630_360_16775...</text:a>
']</text:p>
      <text:p text:style-name="P4">
Tags: ['Косово', 'НАТО', 'Переговори', 'Сербія']</text:p>
      <text:p text:style-name="P4">
Type: Article</text:p>
      <!--METADATA-->
      <text:p text:style-name="P4">
<draw:frame draw:style-name="fr1" draw:name="Image127" text:anchor-type="as-char" svg:width="6.9236in" svg:height="3.956343in" draw:z-index="0">
<draw:image xlink:href="../Images/yкринформ/2023-05-27T14-54-00-03-00/630_360_1677534205-257.jpg" xlink:type="simple" xlink:show="embed" xlink:actuate="onLoad" draw:mime-type="image/jpeg"/>
</draw:frame>
 У НАТОзакликають владу Косова до деескалації після заворушень на півночі країни тазаявили про готовність забезпечити порядок.</text:p>
      <text:p text:style-name="P4">
Як передає Укрінформ, про це повідомила речниця генсека НАТО Оана Лунгеску в <text:a xlink:type="simple" xlink:href="https://twitter.com/NATOpress/status/1662360032246112256" text:style-name="Internet_20_link" text:visited-style-name="Visited_20_Internet_20_Link">
Твіттері.</text:a>
</text:p>
      <text:p text:style-name="P4">
"Ми закликаємо інституції у Косово до негайної деескалації та закликаємо усісторони до врегулювання ситуації шляхом діалогу. Місія <text:a xlink:type="simple" xlink:href="https://www.ukrinform.ua/tag-nato" text:style-name="Internet_20_link" text:visited-style-name="Visited_20_Internet_20_Link">
 НАТО</text:a>
 KFOR зберігає пильність тазабезпечуватиме безпечне середовище", – йдеться у повідомленні.</text:p>
      <text:p text:style-name="P4">
<text:span text:style-name="T4">
Читайте також:</text:span>
 <text:a xlink:type="simple" xlink:href="https://www.ukrinform.ua/rubric-world/3714741-evrosouz-zaklikae-do-deeskalacii-naprugi-na-pivnoci-kosova.html" text:style-name="Internet_20_link" text:visited-style-name="Visited_20_Internet_20_Link">
 Євросоюз закликає до деескалації напруги на півночі</text:a>
</text:p>
      <text:p text:style-name="P4">
Як повідомлялося, <text:a xlink:type="simple" xlink:href="https://www.ukrinform.ua/rubric-world/3714596-prezident-serbii-priviv-armiu-u-povnu-bojovu-gotovnist-cerez-naprugu-v-kosovo-zmi.html" text:style-name="Internet_20_link" text:visited-style-name="Visited_20_Internet_20_Link">
 президент Сербії Александар Вучич привів армію країни уповну бойову готовність </text:a>
 і наказав її підрозділам наблизитися до кордону зКосово. Такий наказ надійшов після зіткнень у муніципалітеті Звечан на півночіКосова, що відбулися із залученням поліції Косова та представниками сербськоїспільноти. Сутички розпочалися, коли новообраний мер, етнічний албанець,спробував дістатися власного офісу.</text:p>
      <text:p text:style-name="P4">
Серби, що становлять більшість населення цього регіону, бойкотували проміжнівибори.</text:p>
      <text:p text:style-name="P4">
Європейський Союз засудив зіткнення, що відбулися у Косово й призвели дозначного зростання міжетнічної напруги, та закликав усі сторони здійснитинегайні кроки до деескалації.</text:p>
      <text:p text:style-name="P4">
<text:span text:style-name="T5">
Фото: ua.depositphotos.com</text:span>
</text:p>
      <text:p text:style-name="P4">
Source: <text:a xlink:type="simple" xlink:href="https://www.ukrinform.ua/rubric-world/3714947-u-nato-zaklikali-vladu-kosova-do-negajnoi-deeskalacii-naprugi.html" text:style-name="Internet_20_link" text:visited-style-name="Visited_20_Internet_20_Link">
https://www.ukrinform.ua/rubric-world/3714947-u-nato-zaklikali-vladu-kosova-do-negajnoi-deeskalacii-naprugi.html</text:a>
</text:p>
      <!--NEWS-->
      <text:h text:style-name="P10" text:outline-level="1">
<text:span text:style-name="T4">
Катерина Монзуль розсудить центральний матч 29-го туру УПЛ «Шахтар» - «Дніпро-1»</text:span>
</text:h>
      <text:p text:style-name="P4">
Authors: Ukrinform (Person)</text:p>
      <text:p text:style-name="P4">
Publisher: Укринформ (Organization)</text:p>
      <text:p text:style-name="P4">
Published Time: 2023-05-27T15:03:08+03:00</text:p>
      <text:p text:style-name="P4">
Modified Time: 2023-05-27T15:03:08+03:00</text:p>
      <text:p text:style-name="P4">
Description: 28-29 травня пройдуть поєдинки передостаннього, 29-го туру чемпіонату України з футболу серед команд Прем'єр-ліги сезону-2022/23. — Укрінформ.</text:p>
      <text:p text:style-name="P4">
Images: ['<text:a xlink:type="simple" xlink:href="https://static.ukrinform.com/photos/2022_11/thumb_files/630_360_1667844857-418.jpeg" text:style-name="Internet_20_link" text:visited-style-name="Visited_20_Internet_20_Link">
630_360_16678...</text:a>
']</text:p>
      <text:p text:style-name="P4">
Tags: ['Футбол', "Прем'єр-ліга", 'Шахтар', 'Дніпро-1']</text:p>
      <text:p text:style-name="P4">
Type: Article</text:p>
      <!--METADATA-->
      <text:p text:style-name="P4">
<draw:frame draw:style-name="fr1" draw:name="Image128" text:anchor-type="as-char" svg:width="6.9236in" svg:height="3.956343in" draw:z-index="0">
<draw:image xlink:href="../Images/yкринформ/2023-05-27T15-03-08-03-00/630_360_1667844857-418.jpeg" xlink:type="simple" xlink:show="embed" xlink:actuate="onLoad" draw:mime-type="image/jpeg"/>
</draw:frame>
 28-29травня пройдуть поєдинки передостаннього, 29-го туру чемпіонату України зфутболу серед команд Прем'єр-ліги сезону-2022/23.</text:p>
      <text:p text:style-name="P4">
Центральний матч відбудеться у перший ігровий день на «Арені Львів», дедонецький «Шахтар» прийматиме «Дніпро-1», передає Укрінформ.</text:p>
      <text:p text:style-name="P4">
Зустріч обслуговуватиме арбітр ФІФА харків'янка Катерина Монзуль.</text:p>
      <text:p text:style-name="P4">
«Шахтар» може достроково оформити чемпіонство, якщо не програє в неділю уЛьвові.</text:p>
      <text:p text:style-name="P4">
<text:span text:style-name="T4">
Читайте також:</text:span>
 <text:a xlink:type="simple" xlink:href="https://www.ukrinform.ua/rubric-sports/3714809-29j-tur-ukrainskoi-futbolnoi-premerligi-projde-2829-travna.html" text:style-name="Internet_20_link" text:visited-style-name="Visited_20_Internet_20_Link">
 29-й тур української ьної Прем'єр-ліги пройде 28-29травня </text:a>
</text:p>
      <text:p text:style-name="P4">
У турнірній таблиці УПЛ лідирує «Шахтар», у якого 69 очок, далі - «Дніпро-1» -64, «Зоря» - 61, «Динамо» - 56, «Олександрія» - 43, «Ворскла» - 39, «Кривбас»- 38, «Колос» - 33...</text:p>
      <text:p text:style-name="P4">
Фото: УАФ.</text:p>
      <text:p text:style-name="P4">
Source: <text:a xlink:type="simple" xlink:href="https://www.ukrinform.ua/rubric-sports/3714950-katerina-monzul-rozsudit-centralnij-matc-29go-turu-upl-sahtar-dnipro1.html" text:style-name="Internet_20_link" text:visited-style-name="Visited_20_Internet_20_Link">
https://www.ukrinform.ua/rubric-sports/3714950-katerina-monzul-rozsudit-centralnij-matc-29go-turu-upl-sahtar-dnipro1.html</text:a>
</text:p>
      <!--NEWS-->
      <text:h text:style-name="P10" text:outline-level="1">
<text:span text:style-name="T4">
У двох областях Росії заявляють про атаки дронів</text:span>
</text:h>
      <text:p text:style-name="P4">
Authors: Ukrinform (Person)</text:p>
      <text:p text:style-name="P4">
Publisher: Укринформ (Organization)</text:p>
      <text:p text:style-name="P4">
Published Time: 2023-05-27T15:08:00+03:00</text:p>
      <text:p text:style-name="P4">
Modified Time: 2023-05-27T15:08:00+03:00</text:p>
      <text:p text:style-name="P4">
Description: У Росії чиновники заявляють про атаки безпілотників на інфраструктурні об'єкти у Тверській та Псковській областях.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Вибух', 'Дрон', 'Війна з Росією']</text:p>
      <text:p text:style-name="P4">
Type: Article</text:p>
      <!--METADATA-->
      <text:p text:style-name="P4">
<draw:frame draw:style-name="fr1" draw:name="Image129" text:anchor-type="as-char" svg:width="6.9236in" svg:height="3.956343in" draw:z-index="0">
<draw:image xlink:href="../Images/yкринформ/2023-05-27T15-08-00-03-00/630_360_1669987737-966.jpg" xlink:type="simple" xlink:show="embed" xlink:actuate="onLoad" draw:mime-type="image/jpeg"/>
</draw:frame>
 У Росіїчиновники заявляють про атаки безпілотників на інфраструктурні об'єкти уТверській та Псковській областях.</text:p>
      <text:p text:style-name="P4">
Про це повідомляє Укрінформ.</text:p>
      <text:p text:style-name="P4">
Зокрема, губернатор Псковської області Михайло Ведерников <text:a xlink:type="simple" xlink:href="https://t.me/MV_007_Pskov/2805" text:style-name="Internet_20_link" text:visited-style-name="Visited_20_Internet_20_Link">
 повідомив</text:a>
 , що внаслідок вибуху пошкодженоадміністративну будівлю нафтопровідної компанії поблизу села ЛитвиновеНевельського району.</text:p>
      <text:p text:style-name="P4">
<text:span text:style-name="T4">
Читайте також:</text:span>
 <text:a xlink:type="simple" xlink:href="https://www.ukrinform.ua/rubric-ato/3714942-zavdaki-operacii-v-belgorodskij-oblasti-ukrainska-rozvidka-otrimala-vazlivi-dani-usov.html" text:style-name="Internet_20_link" text:visited-style-name="Visited_20_Internet_20_Link">
 Завдяки операції в Бєлгородській області українськарозвідка отримала важливі дані — Юсов </text:a>
</text:p>
      <text:p text:style-name="P4">
"За попередніми даними, будівлю пошкоджено внаслідок атаки двох БПЛА.Остаточні висновки за підсумками роботи оперативної групи", - <text:a xlink:type="simple" xlink:href="https://t.me/MV_007_Pskov/2806" text:style-name="Internet_20_link" text:visited-style-name="Visited_20_Internet_20_Link">
 зазначив</text:a>
 Ведерников.</text:p>
      <text:p text:style-name="P4">
Крім того, про падіння безпілотника в Андреапольському окрузі Тверськоїобласті повідомляє <text:a xlink:type="simple" xlink:href="https://t.me/pul69/7136" text:style-name="Internet_20_link" text:visited-style-name="Visited_20_Internet_20_Link">
 місцевий уряд </text:a>
 .</text:p>
      <text:p text:style-name="P4">
"27 травня біля села Єрохіне Андреапольського округу Тверської областізафіксовано падіння БПЛА. Унаслідок події ніхто не постраждав. Наразі на місціпрацюють оперативні служби", - зазначає пресслужба обласного уряду.</text:p>
      <text:p text:style-name="P4">
<text:span text:style-name="T4">
Читайте також:</text:span>
 <text:a xlink:type="simple" xlink:href="https://www.ukrinform.ua/rubric-world/3714782-u-belgorodskij-oblasti-prolunali-vibuhi-povidomlaut-pro-ataku-drona-na-budivlu-mvs.html" text:style-name="Internet_20_link" text:visited-style-name="Visited_20_Internet_20_Link">
 У Бєлгородській області пролунали вибухи – повідомляютьпро атаку а на будівлю МВС </text:a>
</text:p>
      <text:p text:style-name="P4">
Як повідомляв Укрінформ, у Бєлгородській області в селищі Майський цієї ночіпролунав вибух - дрони атакували будівлю Міністерства внутрішніх справ.</text:p>
      <text:p text:style-name="P4">
Source: <text:a xlink:type="simple" xlink:href="https://www.ukrinform.ua/rubric-ato/3714954-u-dvoh-oblastah-rosii-zaavlaut-pro-ataki-droniv.html" text:style-name="Internet_20_link" text:visited-style-name="Visited_20_Internet_20_Link">
https://www.ukrinform.ua/rubric-ato/3714954-u-dvoh-oblastah-rosii-zaavlaut-pro-ataki-droniv.html</text:a>
</text:p>
      <!--NEWS-->
      <text:h text:style-name="P10" text:outline-level="1">
<text:span text:style-name="T4">
Переговори про визволення полонених ведуться з суб’єктами у РФ і на ТОТ України - Коордштаб</text:span>
</text:h>
      <text:p text:style-name="P4">
Authors: Ukrinform (Person)</text:p>
      <text:p text:style-name="P4">
Publisher: Укринформ (Organization)</text:p>
      <text:p text:style-name="P4">
Published Time: 2023-05-27T15:21:14+03:00</text:p>
      <text:p text:style-name="P4">
Modified Time: 2023-05-27T15:21:14+03:00</text:p>
      <text:p text:style-name="P4">
Description: У Координаційному штабі з питань поводження з військовополоненими зауважили, що переговори про визволення українських військових ведуться з різними суб’єктами як на території Російської Федерації, так і на тимчасово захоплених українських територіях. — Укрінформ.</text:p>
      <text:p text:style-name="P4">
Images: ['<text:a xlink:type="simple" xlink:href="https://static.ukrinform.com/photos/2023_03/thumb_files/630_360_1680170436-658.jpg" text:style-name="Internet_20_link" text:visited-style-name="Visited_20_Internet_20_Link">
630_360_16801...</text:a>
']</text:p>
      <text:p text:style-name="P4">
Tags: ['Військові', 'Полонені', 'Війна з Росією']</text:p>
      <text:p text:style-name="P4">
Type: Article</text:p>
      <!--METADATA-->
      <text:p text:style-name="P4">
<draw:frame draw:style-name="fr1" draw:name="Image130" text:anchor-type="as-char" svg:width="6.9236in" svg:height="3.956343in" draw:z-index="0">
<draw:image xlink:href="../Images/yкринформ/2023-05-27T15-21-14-03-00/630_360_1680170436-658.jpg" xlink:type="simple" xlink:show="embed" xlink:actuate="onLoad" draw:mime-type="image/jpeg"/>
</draw:frame>
 УКоординаційному штабі з питань поводження з військовополоненими зауважили, щопереговори про визволення українських військових ведуться з різними суб’єктамияк на території Російської Федерації, так і на тимчасово захопленихукраїнських територіях.</text:p>
      <text:p text:style-name="P4">
Як передає Укрінформ, про це Коордштаб повідомляє в  <text:a xlink:type="simple" xlink:href="https://t.me/Koord_shtab/1131" text:style-name="Internet_20_link" text:visited-style-name="Visited_20_Internet_20_Link">
 Телеграмі</text:a>
.</text:p>
      <text:p text:style-name="P4">
У штабі відбулася зустріч із родинами військовослужбовців Окремоїпрезидентської бригади імені гетьмана Богдана Хмельницького.</text:p>
      <text:p text:style-name="P4">
З родичами полонених і зниклих безвісти військовослужбовців спілкувавсяпредставник Коордштабу.</text:p>
      <text:p text:style-name="P4">
Він зазначив, що переговори щодо визволення українських захисників ведуться зрізними суб’єктами як на території Російської Федерації, так і на тимчасовоокупованих українських територіях. Безперервно триває робота над встановленнямфактів перебування в <text:a xlink:type="simple" xlink:href="https://www.ukrinform.ua/tag-poloneni" text:style-name="Internet_20_link" text:visited-style-name="Visited_20_Internet_20_Link">
 полоні </text:a>
 зниклихбезвісти військовослужбовців.</text:p>
      <text:p text:style-name="P4">
“Така інформація отримується з різних джерел, зокрема, від тих, хто вжеповернувся з ворожої неволі. Ці свідчення фіксуються і обов’язкововраховуються у подальшій роботі зі звільнення полонених”, - повідомивпредставник штабу.</text:p>
      <text:p text:style-name="P4">
<text:span text:style-name="T4">
Читайте також:</text:span>
 <text:a xlink:type="simple" xlink:href="https://www.ukrinform.ua/rubric-ato/3714231-zelenskij-so-bilse-rosijskih-polonenih-vizmemo-to-bilse-povernemo-nasih-ludej.html" text:style-name="Internet_20_link" text:visited-style-name="Visited_20_Internet_20_Link">
 Зеленський: Що більше російських ених візьмемо, то більшеповернемо наших людей </text:a>
</text:p>
      <text:p text:style-name="P4">
За його словами, значну кількість відомостей про зниклих безвісти чи полоненихбійців збирають і передають до Коордштабу родичі військовослужбовців.</text:p>
      <text:p text:style-name="P4">
Представник штабу зауважив, що виконання функцій із пошуку й повернення тілзагиблих військовослужбовців покладено на Офіс уповноваженого з питань осіб,зниклих безвісти за особливих обставин. Там формують пошукові групи, які післязвільнення й розмінування місцевості здійснюють відповідні пошукові заходи.</text:p>
      <text:p text:style-name="P4">
Як повідомляв Укрінформ, у Координаційному штабі з питань поводження звійськовополоненими звертають увагу на те, що  <text:a xlink:type="simple" xlink:href="https://www.ukrinform.ua/rubric-ato/3714775-vijskova-castina-ne-moze-nadavati-rodicam-polonenih-sluzbovi-dokumenti-koordstab.html" text:style-name="Internet_20_link" text:visited-style-name="Visited_20_Internet_20_Link">
 військова частина не моженадати родичам полонених і зниклих безвісти документи</text:a>
 , призначені дляслужбового користування.</text:p>
      <text:p text:style-name="P4">
Source: <text:a xlink:type="simple" xlink:href="https://www.ukrinform.ua/rubric-ato/3714955-peregovori-pro-vizvolenna-polonenih-vedutsa-z-subektami-u-rf-i-na-tot-ukraini-koordstab.html" text:style-name="Internet_20_link" text:visited-style-name="Visited_20_Internet_20_Link">
https://www.ukrinform.ua/rubric-ato/3714955-peregovori-pro-vizvolenna-polonenih-vedutsa-z-subektami-u-rf-i-na-tot-ukraini-koordstab.html</text:a>
</text:p>
      <!--NEWS-->
      <text:h text:style-name="P10" text:outline-level="1">
<text:span text:style-name="T4">
Вучич йде з посади лідера правлячої партії Сербії</text:span>
</text:h>
      <text:p text:style-name="P4">
Authors: Ukrinform (Person)</text:p>
      <text:p text:style-name="P4">
Publisher: Укринформ (Organization)</text:p>
      <text:p text:style-name="P4">
Published Time: 2023-05-27T15:26:00+03:00</text:p>
      <text:p text:style-name="P4">
Modified Time: 2023-05-27T15:26:00+03:00</text:p>
      <text:p text:style-name="P4">
Description: Президент Сербії Александар Вучич заявив, що йде з посади лідера Сербської прогресивної партії (SNS). — Укрінформ.</text:p>
      <text:p text:style-name="P4">
Images: ['<text:a xlink:type="simple" xlink:href="https://static.ukrinform.com/photos/2018_09/thumb_files/630_360_1536488633-8763.jpg" text:style-name="Internet_20_link" text:visited-style-name="Visited_20_Internet_20_Link">
630_360_15364...</text:a>
']</text:p>
      <text:p text:style-name="P4">
Tags: ['Сербія', 'Вучич', 'Політика']</text:p>
      <text:p text:style-name="P4">
Type: Article</text:p>
      <!--METADATA-->
      <text:p text:style-name="P4">
<draw:frame draw:style-name="fr1" draw:name="Image131" text:anchor-type="as-char" svg:width="6.9236in" svg:height="3.956343in" draw:z-index="0">
<draw:image xlink:href="../Images/yкринформ/2023-05-27T15-26-00-03-00/630_360_1536488633-8763.jpg" xlink:type="simple" xlink:show="embed" xlink:actuate="onLoad" draw:mime-type="image/jpeg"/>
</draw:frame>
 ПрезидентСербії Александар Вучич заявив, що йде з посади лідера Сербської прогресивноїпартії (SNS).</text:p>
      <text:p text:style-name="P4">
Про це він оголосив на мітингу в Белграді у п'ятницю, передає Укрінформ ізпосиланням на  <text:a xlink:type="simple" xlink:href="https://n1info.rs/english/news/vucic-says-he-is-stepping-down-as-party-leader/" text:style-name="Internet_20_link" text:visited-style-name="Visited_20_Internet_20_Link">
 N1 </text:a>
 .</text:p>
      <text:p text:style-name="P4">
"Це мій останній день на посаді лідера SNS. Завтра хтось інший обійме цюпосаду», — сказав Вучич, додавши, що залишиться членом партії.</text:p>
      <text:p text:style-name="P4">
Вучич очолює SNS з 2012 року, коли його попередник Томіслав Ніколіч пішов увідставку після обрання президентом <text:a xlink:type="simple" xlink:href="https://www.ukrinform.ua/tag-serbia" text:style-name="Internet_20_link" text:visited-style-name="Visited_20_Internet_20_Link">
 Сербії </text:a>
 .</text:p>
      <text:p text:style-name="P4">
<text:span text:style-name="T4">
Читайте також:</text:span>
 <text:a xlink:type="simple" xlink:href="https://www.ukrinform.ua/rubric-world/3711714-strilanina-v-serbii-desatki-tisac-ludej-vimagali-vidstavki-uradovciv.html" text:style-name="Internet_20_link" text:visited-style-name="Visited_20_Internet_20_Link">
 Стрілянина в ї: десятки тисяч людей вимагали відставкиурядовців </text:a>
</text:p>
      <text:p text:style-name="P4">
У 2014–2017 роках він обіймав посаду прем'єр-міністра, а з 2017 року єпрезидентом Сербії.</text:p>
      <text:p text:style-name="P4">
Як повідомлялося, напередодні президент Сербії <text:a xlink:type="simple" xlink:href="https://www.ukrinform.ua/rubric-world/3714596-prezident-serbii-priviv-armiu-u-povnu-bojovu-gotovnist-cerez-naprugu-v-kosovo-zmi.html" text:style-name="Internet_20_link" text:visited-style-name="Visited_20_Internet_20_Link">
 Александар Вучич привів арміюв повну бойову готовність </text:a>
 і наказав її підрозділам наблизитися до кордону зКосовом.</text:p>
      <text:p text:style-name="P4">
Source: <text:a xlink:type="simple" xlink:href="https://www.ukrinform.ua/rubric-world/3714948-vucic-jde-z-posadi-lidera-pravlacoi-partii-serbii.html" text:style-name="Internet_20_link" text:visited-style-name="Visited_20_Internet_20_Link">
https://www.ukrinform.ua/rubric-world/3714948-vucic-jde-z-posadi-lidera-pravlacoi-partii-serbii.html</text:a>
</text:p>
      <!--NEWS-->
      <text:h text:style-name="P10" text:outline-level="1">
<text:span text:style-name="T4">
У Києві водій на пішохідному переході наїхав на дитину у колясці</text:span>
</text:h>
      <text:p text:style-name="P4">
Authors: Ukrinform (Person)</text:p>
      <text:p text:style-name="P4">
Publisher: Укринформ (Organization)</text:p>
      <text:p text:style-name="P4">
Published Time: 2023-05-27T15:27:18+03:00</text:p>
      <text:p text:style-name="P4">
Modified Time: 2023-05-27T15:27:18+03:00</text:p>
      <text:p text:style-name="P4">
Description: У Києві на вулиці Бориса Гмирі водій на нерегульованому пішохідному переході наїхав на дитину у колясці, її госпіталізовано. — Укрінформ.</text:p>
      <text:p text:style-name="P4">
Images: ['<text:a xlink:type="simple" xlink:href="https://static.ukrinform.com/photos/2023_05/thumb_files/630_360_1685190365-538.jpg" text:style-name="Internet_20_link" text:visited-style-name="Visited_20_Internet_20_Link">
630_360_16851...</text:a>
']</text:p>
      <text:p text:style-name="P4">
Tags: ['Діти', 'ДТП', 'Київ']</text:p>
      <text:p text:style-name="P4">
Type: Article</text:p>
      <!--METADATA-->
      <text:p text:style-name="P4">
<draw:frame draw:style-name="fr1" draw:name="Image132" text:anchor-type="as-char" svg:width="6.9236in" svg:height="3.956343in" draw:z-index="0">
<draw:image xlink:href="../Images/yкринформ/2023-05-27T15-27-18-03-00/630_360_1685190365-538.jpg" xlink:type="simple" xlink:show="embed" xlink:actuate="onLoad" draw:mime-type="image/jpeg"/>
</draw:frame>
 У Києві навулиці Бориса Гмирі водій на нерегульованому пішохідному переході наїхав надитину у колясці, її госпіталізовано.</text:p>
      <text:p text:style-name="P4">
Як передає Укрінформ, про це патрульна поліція Києва повідомляє у <text:a xlink:type="simple" xlink:href="https://t.me/kyivpatrol/10384" text:style-name="Internet_20_link" text:visited-style-name="Visited_20_Internet_20_Link">
 Телеграмі</text:a>
 .</text:p>
      <text:p text:style-name="P4">
“Попередньо, керманич авто Toyota здійснив наїзд на дитину у колясці, з якоюїї мати переходила дорогу на нерегульованому пішохідному переході”, - ідетьсяв повідомленні.</text:p>
      <text:p text:style-name="P4">
</text:p>
      <text:p text:style-name="P4">
На місце події одразу вирушили патрульні та медики. Поліцейські забезпечилиохорону місця дорожньо-транспортної пригоди, а лікарі ушпиталили дитину.</text:p>
      <text:p text:style-name="P4">
<text:span text:style-name="T4">
Читайте також:</text:span>
 <text:a xlink:type="simple" xlink:href="https://www.ukrinform.ua/rubric-kyiv/3713678-u-pidozruvanoi-v-dtp-deputatki-kiivradi-na-dva-misaci-vilucili-prava.html" text:style-name="Internet_20_link" text:visited-style-name="Visited_20_Internet_20_Link">
 У підозрюваної в депутатки Київради на два місяцівилучили права </text:a>
</text:p>
      <text:p text:style-name="P4">
Надалі з'ясуванням всіх обставин займатиметься слідчо-оперативна група.</text:p>
      <text:p text:style-name="P4">
Як повідомляв Укрінформ, в ніч на 26 травня голова Макарівського райсудуОлексій Тандир збив на смерть 23-річного нацгвардійця на блокпосту в Києві.</text:p>
      <text:p text:style-name="P4">
Source: <text:a xlink:type="simple" xlink:href="https://www.ukrinform.ua/rubric-kyiv/3714958-u-kievi-vodij-na-pisohidnomu-perehodi-naihav-na-ditinu-u-kolasci.html" text:style-name="Internet_20_link" text:visited-style-name="Visited_20_Internet_20_Link">
https://www.ukrinform.ua/rubric-kyiv/3714958-u-kievi-vodij-na-pisohidnomu-perehodi-naihav-na-ditinu-u-kolasci.html</text:a>
</text:p>
      <!--NEWS-->
      <text:h text:style-name="P10" text:outline-level="1">
<text:span text:style-name="T4">
У Глухові на Сумщині ворожим обстрілом пошкоджена багатоповерхівка</text:span>
</text:h>
      <text:p text:style-name="P4">
Authors: Ukrinform (Person)</text:p>
      <text:p text:style-name="P4">
Publisher: Укринформ (Organization)</text:p>
      <text:p text:style-name="P4">
Published Time: 2023-05-27T15:41:44+03:00</text:p>
      <text:p text:style-name="P4">
Modified Time: 2023-05-27T15:41:44+03:00</text:p>
      <text:p text:style-name="P4">
Description: Унаслідок удару російських військ по місту Глухів Сумської області в ніч на 27 травня пошкоджень зазнали багатоповерхівка та приватні будинки, правоохоронцями відкрите кримінальне провадження. — Укрінформ.</text:p>
      <text:p text:style-name="P4">
Images: ['<text:a xlink:type="simple" xlink:href="https://static.ukrinform.com/photos/2023_05/thumb_files/630_360_1685191081-739.jpeg" text:style-name="Internet_20_link" text:visited-style-name="Visited_20_Internet_20_Link">
630_360_16851...</text:a>
']</text:p>
      <text:p text:style-name="P4">
Tags: None</text:p>
      <text:p text:style-name="P4">
Type: Article</text:p>
      <!--METADATA-->
      <text:p text:style-name="P4">
<draw:frame draw:style-name="fr1" draw:name="Image134" text:anchor-type="as-char" svg:width="6.9236in" svg:height="3.956343in" draw:z-index="0">
<draw:image xlink:href="../Images/yкринформ/2023-05-27T15-41-44-03-00/630_360_1685191081-739.jpeg" xlink:type="simple" xlink:show="embed" xlink:actuate="onLoad" draw:mime-type="image/jpeg"/>
</draw:frame>
 Унаслідокудару російських військ по місту Глухів Сумської області в ніч на 27 травняпошкоджень зазнали багатоповерхівка та приватні будинки, правоохоронцямивідкрите кримінальне провадження.</text:p>
      <text:p text:style-name="P4">
Як передає Укрінформ, про це Офіс генерального прокурора повідомив у  <text:a xlink:type="simple" xlink:href="https://t.me/pgo_gov_ua/12573" text:style-name="Internet_20_link" text:visited-style-name="Visited_20_Internet_20_Link">
Телеграмі </text:a>
 .</text:p>
      <text:p text:style-name="P4">
Досудове розслідування розпочате за фактом порушення законів і звичаїв війни(ч. 1 ст. 438 Кримінального кодексу України).</text:p>
      <text:p text:style-name="P4">
</text:p>
      <text:p text:style-name="P4">
За даними слідства, у ніч на 27 травня російські війська зі своєї територіїобстріляли цивільну інфраструктуру Глухова, пошкодивши, зокрема, дахбагатоповерхівки.</text:p>
      <text:p text:style-name="P4">
Через ворожий <text:a xlink:type="simple" xlink:href="https://www.ukrinform.ua/tag-obstril" text:style-name="Internet_20_link" text:visited-style-name="Visited_20_Internet_20_Link">
 обстріл </text:a>
 у трьохприватних будинках повилітали вікна, уламками посічені паркани та стіни.</text:p>
      <text:p text:style-name="P4">
<text:span text:style-name="T4">
Читайте також:</text:span>
 <text:a xlink:type="simple" xlink:href="https://www.ukrinform.ua/rubric-regions/3714660-na-sumsini-vnaslidok-artobstrilu-poskodzenij-budinok-ditacoi-tvorcosti.html" text:style-name="Internet_20_link" text:visited-style-name="Visited_20_Internet_20_Link">
 На ині внаслідок артобстрілу пошкоджений Будинок дитячоїтворчості </text:a>
</text:p>
      <text:p text:style-name="P4">
Прокурори у взаємодії з іншими правоохоронцями документують наслідки ворожоїатаки.</text:p>
      <text:p text:style-name="P4">
Як повідомляв Укрінформ, 26 травня російські загарбники  <text:a xlink:type="simple" xlink:href="https://www.ukrinform.ua/rubric-ato/3714762-vorog-za-dobu-11-raziv-obstrilav-sumsinu-poskodzeni-licej-ta-lep.html" text:style-name="Internet_20_link" text:visited-style-name="Visited_20_Internet_20_Link">
 обстріляли сімприкордонних громад </text:a>
 Сумськоїобласті, спричинивши загалом 58 вибухів. Пошкоджень зазнали ліцей і лініяелектропередач.</text:p>
      <text:p text:style-name="P4">
<text:span text:style-name="T5">
Фото: Офіс генпрокурора</text:span>
</text:p>
      <text:p text:style-name="P4">
Source: <text:a xlink:type="simple" xlink:href="https://www.ukrinform.ua/rubric-regions/3714960-u-gluhovi-na-sumsini-vorozim-obstrilom-poskodzena-bagatopoverhivka.html" text:style-name="Internet_20_link" text:visited-style-name="Visited_20_Internet_20_Link">
https://www.ukrinform.ua/rubric-regions/3714960-u-gluhovi-na-sumsini-vorozim-obstrilom-poskodzena-bagatopoverhivka.html</text:a>
</text:p>
      <!--NEWS-->
      <text:h text:style-name="P10" text:outline-level="1">
<text:span text:style-name="T4">
В Україні діє понад 500 безкоштовних майданчиків для вивчення державної мови</text:span>
</text:h>
      <text:p text:style-name="P4">
Authors: Ukrinform (Person)</text:p>
      <text:p text:style-name="P4">
Publisher: Укринформ (Organization)</text:p>
      <text:p text:style-name="P4">
Published Time: 2023-05-27T15:46:19+03:00</text:p>
      <text:p text:style-name="P4">
Modified Time: 2023-05-27T15:46:19+03:00</text:p>
      <text:p text:style-name="P4">
Description: В Україні вже діє 511 безкоштовних майданчиків для вивчення та вдосконалення державної мови. — Укрінформ.</text:p>
      <text:p text:style-name="P4">
Images: ['<text:a xlink:type="simple" xlink:href="https://static.ukrinform.com/photos/2018_08/thumb_files/630_360_1535214938-8626.jpeg" text:style-name="Internet_20_link" text:visited-style-name="Visited_20_Internet_20_Link">
630_360_15352...</text:a>
']</text:p>
      <text:p text:style-name="P4">
Tags: ['Українська мова', 'захист', 'Мовний омбудсмен']</text:p>
      <text:p text:style-name="P4">
Type: Article</text:p>
      <!--METADATA-->
      <text:p text:style-name="P4">
<draw:frame draw:style-name="fr1" draw:name="Image136" text:anchor-type="as-char" svg:width="6.9236in" svg:height="3.956343in" draw:z-index="0">
<draw:image xlink:href="../Images/yкринформ/2023-05-27T15-46-19-03-00/630_360_1535214938-8626.jpeg" xlink:type="simple" xlink:show="embed" xlink:actuate="onLoad" draw:mime-type="image/jpeg"/>
</draw:frame>
 ВУкраїні вже діє 511 безкоштовних майданчиків для вивчення та вдосконаленнядержавної мови.</text:p>
      <text:p text:style-name="P4">
Про це йдеться у відповіді Секретаріату Уповноваженого із захисту державноїмови на інформаційний запит Укрінформу.</text:p>
      <text:p text:style-name="P4">
"В Україні діє 511 безкоштовних курсів, розмовних клубів та онлайн-ресурсів,які допоможуть вивчити і вдосконалити мову", - йдеться у повідомленні.</text:p>
      <text:p text:style-name="P4">
<text:span text:style-name="T4">
Читайте також:</text:span>
 <text:a xlink:type="simple" xlink:href="https://www.ukrinform.ua/rubric-crimea/3713195-dla-ukrainizacii-osviti-v-krimu-planuut-vprovaditi-perehidnij-period.html" text:style-name="Internet_20_link" text:visited-style-name="Visited_20_Internet_20_Link">
 Для українізації освіти в Криму планують впровадитиперехідний період </text:a>
</text:p>
      <text:p text:style-name="P4">
Зазначається, що більшість майданчиків знаходяться у Київській області (69) там.Києві (27), Львівській (79), Закарпатській (60) та Дніпропетровській (37)областях.</text:p>
      <text:p text:style-name="P4">
Найменшу кількість пропозицій для вивчення державної мови представлено уХарківській, Донецькій, Луганській, Херсонській областях.</text:p>
      <text:p text:style-name="P4">
Крім того, Уповноважений із захисту державної мови активно співпрацює змісцевою владою в частині відкриття нових безкоштовних курсів та розмовнихклубів з опанування державної мови на території відповідної територіальноїгромади.</text:p>
      <text:p text:style-name="P4">
<text:span text:style-name="T4">
Читайте також:</text:span>
 <text:a xlink:type="simple" xlink:href="https://www.ukrinform.ua/rubric-society/3710618-v-ukraini-funkcionue-47-miscevih-movnih-program-kremin.html" text:style-name="Internet_20_link" text:visited-style-name="Visited_20_Internet_20_Link">
 В Україні функціонує 47 місцевих мовних програм - Кремінь</text:a>
</text:p>
      <text:p text:style-name="P4">
Інформація про нові майданчики для опанування державної мови постійнооновлюється та розміщується на вебсайті Уповноваженого із захисту державноїмови в розділі «Опанувати мову».</text:p>
      <text:p text:style-name="P4">
Як повідомляв Укрінформ, в Україні на сьогодні функціонує 47 місцевих програмрозвитку української мови.</text:p>
      <text:p text:style-name="P4">
Source: <text:a xlink:type="simple" xlink:href="https://www.ukrinform.ua/rubric-society/3714961-v-ukraini-die-ponad-500-bezkostovnih-majdancikiv-dla-vivcenna-derzavnoi-movi.html" text:style-name="Internet_20_link" text:visited-style-name="Visited_20_Internet_20_Link">
https://www.ukrinform.ua/rubric-society/3714961-v-ukraini-die-ponad-500-bezkostovnih-majdancikiv-dla-vivcenna-derzavnoi-movi.html</text:a>
</text:p>
      <!--NEWS-->
      <text:h text:style-name="P10" text:outline-level="1">
<text:span text:style-name="T4">
На Запоріжжі спецслужби РФ почали реалізовувати провокацію з хімічною зброєю - ГУР</text:span>
</text:h>
      <text:p text:style-name="P4">
Authors: Ukrinform (Person)</text:p>
      <text:p text:style-name="P4">
Publisher: Укринформ (Organization)</text:p>
      <text:p text:style-name="P4">
Published Time: 2023-05-27T15:59:00+03:00</text:p>
      <text:p text:style-name="P4">
Modified Time: 2023-05-27T15:59:00+03:00</text:p>
      <text:p text:style-name="P4">
Description: Російські спецслужби почали реалізовувати провокацію із застосуванням хімічної зброї на тимчасово окупованих територіях Запорізької області. — Укрінформ.</text:p>
      <text:p text:style-name="P4">
Images: ['<text:a xlink:type="simple" xlink:href="https://static.ukrinform.com/photos/2017_06/thumb_files/630_360_1498549803-3489.jpg" text:style-name="Internet_20_link" text:visited-style-name="Visited_20_Internet_20_Link">
630_360_14985...</text:a>
']</text:p>
      <text:p text:style-name="P4">
Tags: ['Хімічна зброя', 'Провокація', 'Розвідка', 'Запоріжжя', 'Війна з Росією']</text:p>
      <text:p text:style-name="P4">
Type: Article</text:p>
      <!--METADATA-->
      <text:p text:style-name="P4">
<draw:frame draw:style-name="fr1" draw:name="Image137" text:anchor-type="as-char" svg:width="6.9236in" svg:height="3.956343in" draw:z-index="0">
<draw:image xlink:href="../Images/yкринформ/2023-05-27T15-59-00-03-00/630_360_1498549803-3489.jpg" xlink:type="simple" xlink:show="embed" xlink:actuate="onLoad" draw:mime-type="image/jpeg"/>
</draw:frame>
 Російськіспецслужби почали реалізовувати провокацію із застосуванням хімічної зброї натимчасово окупованих територіях Запорізької області.</text:p>
      <text:p text:style-name="P4">
Про це повідомляє Головне управління розвідки Міністерства оборони України у<text:a xlink:type="simple" xlink:href="https://www.facebook.com/watch/" text:style-name="Internet_20_link" text:visited-style-name="Visited_20_Internet_20_Link">
 Фейсбуці </text:a>
 , передаєУкрінформ.</text:p>
      <text:p text:style-name="P4">
"З метою зриву контрнаступальних дій Сил безпеки і оборони України російськіокупанти 27 травня 2023 року почали реалізовувати провокацію із застосуваннямхімічної зброї на тимчасово окупованих територіях Запорізької області.Реальними жертвами ворожої провокації стануть солдати російської окупаційноїармії. Сліди ураження хімічною зброєю на їхніх тілах держава-агресор плануєвикористати як фейковий доказ для звинувачення України", - йдеться уповідомленні.</text:p>
      <text:p text:style-name="P4">
<text:span text:style-name="T4">
Читайте також:</text:span>
 <text:a xlink:type="simple" xlink:href="https://www.ukrinform.ua/rubric-ato/3714737-rosiani-v-najblizci-godini-gotuut-udar-po-zaes-z-imitacieu-avarii-rozvidka.html" text:style-name="Internet_20_link" text:visited-style-name="Visited_20_Internet_20_Link">
 Росіяни в найближчі години готують удар по з імітацієюаварії - розвідка </text:a>
</text:p>
      <text:p text:style-name="P4">
В ГУР наголошують, що Сили безпеки та оборони України під час бойових дій зросійськими військами використовують лише конвенційні засоби, а "черговіпостановки московитських спецслужб" не здатні вплинути на подальший перебігподій на фронті.</text:p>
      <text:p text:style-name="P4">
Як повідомлялося, Росія планує провокацію на Запорізькій АЕС: зімітувавши ударпо об'єктах станції, загарбники хочуть звинуватити у цьому Україну.</text:p>
      <text:p text:style-name="P4">
Source: <text:a xlink:type="simple" xlink:href="https://www.ukrinform.ua/rubric-ato/3714970-na-zaporizzi-specsluzbi-rf-pocali-realizovuvati-provokaciu-z-himicnou-zbroeu-gur.html" text:style-name="Internet_20_link" text:visited-style-name="Visited_20_Internet_20_Link">
https://www.ukrinform.ua/rubric-ato/3714970-na-zaporizzi-specsluzbi-rf-pocali-realizovuvati-provokaciu-z-himicnou-zbroeu-gur.html</text:a>
</text:p>
      <!--NEWS-->
      <text:h text:style-name="P10" text:outline-level="1">
<text:span text:style-name="T4">
Футболісти «Полісся» виграли Першу лігу</text:span>
</text:h>
      <text:p text:style-name="P4">
Authors: Ukrinform (Person)</text:p>
      <text:p text:style-name="P4">
Publisher: Укринформ (Organization)</text:p>
      <text:p text:style-name="P4">
Published Time: 2023-05-27T16:00:00+03:00</text:p>
      <text:p text:style-name="P4">
Modified Time: 2023-05-27T16:00:00+03:00</text:p>
      <text:p text:style-name="P4">
Description: У чемпіонаті України з футболу серед команд Першої ліги завершився другий етап групи підвищення у класі. — Укрінформ.</text:p>
      <text:p text:style-name="P4">
Images: ['<text:a xlink:type="simple" xlink:href="https://static.ukrinform.com/photos/2023_05/thumb_files/630_360_1685192859-466.jpg" text:style-name="Internet_20_link" text:visited-style-name="Visited_20_Internet_20_Link">
630_360_16851...</text:a>
']</text:p>
      <text:p text:style-name="P4">
Tags: ['Футбол', "Прем'єр-ліга", 'Полісся']</text:p>
      <text:p text:style-name="P4">
Type: Article</text:p>
      <!--METADATA-->
      <text:p text:style-name="P4">
<draw:frame draw:style-name="fr1" draw:name="Image138" text:anchor-type="as-char" svg:width="6.9236in" svg:height="3.956343in" draw:z-index="0">
<draw:image xlink:href="../Images/yкринформ/2023-05-27T16-00-00-03-00/630_360_1685192859-466.jpg" xlink:type="simple" xlink:show="embed" xlink:actuate="onLoad" draw:mime-type="image/jpeg"/>
</draw:frame>
 Учемпіонаті України з футболу серед команд Першої ліги завершився другий етапгрупи підвищення у класі.</text:p>
      <text:p text:style-name="P4">
Лідери «Полісся» у Житомирі перемогло черкаський «ЛНЗ» - 2:1, київська«Оболонь» зіграла внічию із львівськими «Карпатами» - 1:1, передає Укрінформ.</text:p>
      <text:p text:style-name="P4">
В інших матчах ігрового дня «Епіцентр» (Кам'янець-Подільський) завдав поразки«Кременю» (Кременчук) - 3:1, а тернопільська «Нива» обмінялася голами іззапорізьким «Металургом» - 1:1.</text:p>
      <text:p text:style-name="P4">
Підсумкове становище: «Полісся» - 32 очки, «Оболонь - 29, «ЛНЗ» - 22,«Металург» - 21, «Карпати» - 18, «Епіцентр» - 15, «Нива» - 8, «Кремінь» - 7.</text:p>
      <text:p text:style-name="P4">
<text:span text:style-name="T4">
Читайте також:</text:span>
 <text:a xlink:type="simple" xlink:href="https://www.ukrinform.ua/rubric-sports/3712753-obolon-ta-polissa-obminalisa-golami-u-matci-persoi-ligi.html" text:style-name="Internet_20_link" text:visited-style-name="Visited_20_Internet_20_Link">
 «Оболонь» та « » обмінялися голами у матчі Першої ліги</text:a>
</text:p>
      <text:p text:style-name="P4">
Як повідомлялося, «Полісся» та «Оболонь» достроково забезпечили правовиступати наступного сезону у Прем'єр-лізі України.</text:p>
      <text:p text:style-name="P4">
«ЛНЗ» та «Металург» у перехідних матчах плей-офф зіграють з 13-ю та 14-юкомандами УПЛ за вихід до Прем'єр-ліги України.</text:p>
      <text:p text:style-name="P4">
Фото: ФК «Полісся».</text:p>
      <text:p text:style-name="P4">
Source: <text:a xlink:type="simple" xlink:href="https://www.ukrinform.ua/rubric-sports/3714965-futbolisti-polissa-vigrali-persu-ligu.html" text:style-name="Internet_20_link" text:visited-style-name="Visited_20_Internet_20_Link">
https://www.ukrinform.ua/rubric-sports/3714965-futbolisti-polissa-vigrali-persu-ligu.html</text:a>
</text:p>
      <!--NEWS-->
      <text:h text:style-name="P10" text:outline-level="1">
<text:span text:style-name="T4">
У Швеції відбувається персональна виставка української художниці Валентини Бєро</text:span>
</text:h>
      <text:p text:style-name="P4">
Authors: Ukrinform (Person)</text:p>
      <text:p text:style-name="P4">
Publisher: Укринформ (Organization)</text:p>
      <text:p text:style-name="P4">
Published Time: 2023-05-27T16:11:00+03:00</text:p>
      <text:p text:style-name="P4">
Modified Time: 2023-05-27T16:11:00+03:00</text:p>
      <text:p text:style-name="P4">
Description: У містечку Бромолла у Швеції, в арт резиденції Ifo Center відбувається виставка «Мікс» української мисткині з Донецька Валентини Бєро. — Укрінформ.</text:p>
      <text:p text:style-name="P4">
Images: ['<text:a xlink:type="simple" xlink:href="https://static.ukrinform.com/photos/2023_05/thumb_files/630_360_1685192535-446.jpg" text:style-name="Internet_20_link" text:visited-style-name="Visited_20_Internet_20_Link">
630_360_16851...</text:a>
', '<text:a xlink:type="simple" xlink:href="https://static.ukrinform.com/photos/2023_05/1685192739-524.jpg" text:style-name="Internet_20_link" text:visited-style-name="Visited_20_Internet_20_Link">
1685192739-52...</text:a>
', '<text:a xlink:type="simple" xlink:href="https://static.ukrinform.com/photos/2023_05/1685192768-486.jpg" text:style-name="Internet_20_link" text:visited-style-name="Visited_20_Internet_20_Link">
1685192768-48...</text:a>
', '<text:a xlink:type="simple" xlink:href="https://static.ukrinform.com/photos/2023_05/1685192782-129.jpg" text:style-name="Internet_20_link" text:visited-style-name="Visited_20_Internet_20_Link">
1685192782-12...</text:a>
', '<text:a xlink:type="simple" xlink:href="https://static.ukrinform.com/photos/2023_05/1685192799-422.jpg" text:style-name="Internet_20_link" text:visited-style-name="Visited_20_Internet_20_Link">
1685192799-42...</text:a>
', '<text:a xlink:type="simple" xlink:href="https://static.ukrinform.com/photos/2023_05/1685193165-173.jpg" text:style-name="Internet_20_link" text:visited-style-name="Visited_20_Internet_20_Link">
1685193165-17...</text:a>
', '<text:a xlink:type="simple" xlink:href="https://static.ukrinform.com/photos/2023_05/1685193010-974.jpg" text:style-name="Internet_20_link" text:visited-style-name="Visited_20_Internet_20_Link">
1685193010-97...</text:a>
']</text:p>
      <text:p text:style-name="P4">
Tags: ['Швеція', 'Мистецтво', 'Художниця']</text:p>
      <text:p text:style-name="P4">
Type: Article</text:p>
      <!--METADATA-->
      <text:p text:style-name="P4">
<draw:frame draw:style-name="fr1" draw:name="Image139" text:anchor-type="as-char" svg:width="6.9236in" svg:height="3.956343in" draw:z-index="0">
<draw:image xlink:href="../Images/yкринформ/2023-05-27T16-11-00-03-00/630_360_1685192535-446.jpg" xlink:type="simple" xlink:show="embed" xlink:actuate="onLoad" draw:mime-type="image/jpeg"/>
</draw:frame>
 У містечкуБромолла у Швеції, в арт резиденції Ifo Center відбувається виставка «Мікс»української мисткині з Донецька Валентини Бєро.</text:p>
      <text:p text:style-name="P4">
Про це Укрінформу повідомила пресслужба мисткині.</text:p>
      <text:p text:style-name="P4">
<draw:frame draw:style-name="fr1" draw:name="Image140" text:anchor-type="as-char" svg:width="6.9236in" svg:height="5.1927in" draw:z-index="0">
<draw:image xlink:href="../Images/yкринформ/2023-05-27T16-11-00-03-00/1685192739-524.jpg" xlink:type="simple" xlink:show="embed" xlink:actuate="onLoad" draw:mime-type="image/jpeg"/>
</draw:frame>
</text:p>
      <text:p text:style-name="P4">
На вставці представлено скульптуру та живопис. У основі багатьох творів цієївиставки – давно реалізовані роботи Валентини або ескізи ідей, які чекалисвого втілення, тому це – суміш старих ідей із новими.</text:p>
      <text:p text:style-name="P4">
<draw:frame draw:style-name="fr1" draw:name="Image141" text:anchor-type="as-char" svg:width="6.9236in" svg:height="4.615733in" draw:z-index="0">
<draw:image xlink:href="../Images/yкринформ/2023-05-27T16-11-00-03-00/1685192768-486.jpg" xlink:type="simple" xlink:show="embed" xlink:actuate="onLoad" draw:mime-type="image/jpeg"/>
</draw:frame>
</text:p>
      <text:p text:style-name="P4">
«З 2008 року я змішую різні матеріали, і на моїй персональній виставці в IfoCenter можна побачити керамічні скульптури в поєднанні зі склом, а такожкілька моїх перших скульптур з дерева та металу. З самого початку мого шляху вкераміці, з 2005 року, у мене виникла ідея робити отвори або заглиблення вкерамічних скульптурах, створюючи таким чином центри, в яких часторозміщуються персонажі, що надають значення та розповідають історії. На моїйвиставці у Швеції у квітні-травні 2023 цей метод також присутній! У моїхроботах часто зустрічається алегорія, і на цій виставці ви побачите багатокотів – я працюю з їх зображенням, як символом спокою та миру», – розповідаєВалентина Бєро.</text:p>
      <text:p text:style-name="P4">
<draw:frame draw:style-name="fr1" draw:name="Image142" text:anchor-type="as-char" svg:width="6.9236in" svg:height="4.615733in" draw:z-index="0">
<draw:image xlink:href="../Images/yкринформ/2023-05-27T16-11-00-03-00/1685192782-129.jpg" xlink:type="simple" xlink:show="embed" xlink:actuate="onLoad" draw:mime-type="image/jpeg"/>
</draw:frame>
</text:p>
      <text:p text:style-name="P4">
Вона виросла у родині художників, тож залюбленість у мистецтво оточувала її здитинства.</text:p>
      <text:p text:style-name="P4">
«У моїх батьків були незвичайні та різні авторські стилі, для мене завжди дужеважливою була індивідуальність, і моїм внутрішнім завданням було працюватикожен раз, як ніхто, і це часто дивувало навіть моїх батьків, які буливикладачами в Донецькому художньому коледжі та присвятили своє життямистецтву, зробивши великий внесок у художню освіту. Над своїм авторськимстилем я працювала з дитинства, а з 2004 року професійно займаюся художньоюкерамікою та послідовно розвиваю те, що почала формувати у 2004-2006 роках,навчаючись у Донецькому художньому училищі. Національна академія мистецтв уЛьвові, яку я закінчила у 2012 році, дала мені час для поглиблення практики»,– розповідає мисткиня.</text:p>
      <text:p text:style-name="P4">
<draw:frame draw:style-name="fr1" draw:name="Image143" text:anchor-type="as-char" svg:width="6.9236in" svg:height="4.615733in" draw:z-index="0">
<draw:image xlink:href="../Images/yкринформ/2023-05-27T16-11-00-03-00/1685192799-422.jpg" xlink:type="simple" xlink:show="embed" xlink:actuate="onLoad" draw:mime-type="image/jpeg"/>
</draw:frame>
</text:p>
      <text:p text:style-name="P4">
На початку творчої кар’єри їй довелося двічі втікати від війни.</text:p>
      <text:p text:style-name="P4">
«З початком війни у 2014 році мені довелося виїхати з мого рідного містаДонецька. Відтоді у мене не було можливостей для нормального творчого розвитку– я не мала доступу до дому, до майстерні, але я вперто присвячувала весь свійчас роботі з мистецтвом та професійному зростанню, представляючи Україну усвіті. Наприклад, у 2019 році я стала першою українською художницею, якувідібрали у конкурсі та запросили у «Guest Artist Residence» до всесвітньовідомої артрезиденції при музеї кераміки в Shigaraki Ceramic Cultural Park вЯпонії. Якщо озирнутися назад, то дивовижно, скільки вдалось зробити за ціроки в такій життєвій ситуації. Три роки я одна у Львові, місті на іншомукінці України, робила капітальний ремонт в орендованій майстерні, але в лютому2022 року мені знову довелося покинути все і вдруге втікати від війни. Великаподяка всім за підтримку українців і велика подяка Artist at Risk, SWAN таНаціональній асоціації шведських мистецьких асоціацій, які підтримали моюартрезиденцію та виставку в «Ifo Center», – розповідає Бєро.</text:p>
      <text:p text:style-name="P4">
<draw:frame draw:style-name="fr1" draw:name="Image144" text:anchor-type="as-char" svg:width="6.9236in" svg:height="3.89773in" draw:z-index="0">
<draw:image xlink:href="../Images/yкринформ/2023-05-27T16-11-00-03-00/1685193165-173.jpg" xlink:type="simple" xlink:show="embed" xlink:actuate="onLoad" draw:mime-type="image/jpeg"/>
</draw:frame>
</text:p>
      <text:p text:style-name="P4">
За її словами, у Швеції дуже гарна система підтримки місцевих художників, вних є чому повчитися. Тож мисткиня радо поділиться досвідом з тими, хто хочеполіпшити систему розвитку та підтримки культури в Україні.</text:p>
      <text:p text:style-name="P4">
<draw:frame draw:style-name="fr1" draw:name="Image145" text:anchor-type="as-char" svg:width="6.9236in" svg:height="5.1927in" draw:z-index="0">
<draw:image xlink:href="../Images/yкринформ/2023-05-27T16-11-00-03-00/1685193010-974.jpg" xlink:type="simple" xlink:show="embed" xlink:actuate="onLoad" draw:mime-type="image/jpeg"/>
</draw:frame>
</text:p>
      <text:p text:style-name="P4">
Як передає Укрінформ, у Стокгольмі <text:a xlink:type="simple" xlink:href="https://www.ukrinform.ua/rubric-diaspora/3705957-u-stokgolmi-proveli-vecir-ukrainskoi-kulturi.html" text:style-name="Internet_20_link" text:visited-style-name="Visited_20_Internet_20_Link">
 провели</text:a>
 вечір української культури, у якому взяли участь 120гостей – українців, які через війну отримали тимчасовий прихисток у Швеції.</text:p>
      <text:p text:style-name="P4">
<text:span text:style-name="T5">
Фото: пресслужба мисткині</text:span>
</text:p>
      <text:p text:style-name="P4">
Source: <text:a xlink:type="simple" xlink:href="https://www.ukrinform.ua/rubric-diaspora/3714964-u-svecii-vidbuvaetsa-personalna-vistavka-ukrainskoi-hudoznici-valentini-bero.html" text:style-name="Internet_20_link" text:visited-style-name="Visited_20_Internet_20_Link">
https://www.ukrinform.ua/rubric-diaspora/3714964-u-svecii-vidbuvaetsa-personalna-vistavka-ukrainskoi-hudoznici-valentini-bero.html</text:a>
</text:p>
      <!--NEWS-->
      <text:h text:style-name="P10" text:outline-level="1">
<text:span text:style-name="T4">
Греція та Угорщина блокують новий пакет санкцій проти РФ</text:span>
</text:h>
      <text:p text:style-name="P4">
Authors: Ukrinform (Person)</text:p>
      <text:p text:style-name="P4">
Publisher: Укринформ (Organization)</text:p>
      <text:p text:style-name="P4">
Published Time: 2023-05-27T16:17:00+03:00</text:p>
      <text:p text:style-name="P4">
Modified Time: 2023-05-27T16:17:00+03:00</text:p>
      <text:p text:style-name="P4">
Description: Окрім Угорщини, 11-й пакет санкцій проти РФ блокує Греція. — Укрінформ.</text:p>
      <text:p text:style-name="P4">
Images: ['<text:a xlink:type="simple" xlink:href="https://static.ukrinform.com/photos/2022_09/thumb_files/630_360_1664378302-977.jpg" text:style-name="Internet_20_link" text:visited-style-name="Visited_20_Internet_20_Link">
630_360_16643...</text:a>
']</text:p>
      <text:p text:style-name="P4">
Tags: ['Греція', 'Санкції', 'Угорщина', 'Росія', 'Війна з Росією']</text:p>
      <text:p text:style-name="P4">
Type: Article</text:p>
      <!--METADATA-->
      <text:p text:style-name="P4">
<draw:frame draw:style-name="fr1" draw:name="Image146" text:anchor-type="as-char" svg:width="6.9236in" svg:height="3.956343in" draw:z-index="0">
<draw:image xlink:href="../Images/yкринформ/2023-05-27T16-17-00-03-00/630_360_1664378302-977.jpg" xlink:type="simple" xlink:show="embed" xlink:actuate="onLoad" draw:mime-type="image/jpeg"/>
</draw:frame>
 ОкрімУгорщини, 11-й пакет санкцій проти РФ блокує Греція.</text:p>
      <text:p text:style-name="P4">
Як передає Укрінформ, про це повідомляє <text:a xlink:type="simple" xlink:href="https://www.politico.eu/article/new-sanctions-against-russia-stuck-limbo-greece-hungary-protest-ukraine-war/" text:style-name="Internet_20_link" text:visited-style-name="Visited_20_Internet_20_Link">
 Politico</text:a>
 з посиланням на слова дипломатів ЄС.</text:p>
      <text:p text:style-name="P4">
П’ятеро дипломатів ЄС розповіли виданню, що після переважної самостійноїборотьби проти російських санкцій Будапешт тепер отримує підтримку з бокуАфін.</text:p>
      <text:p text:style-name="P4">
Наразі країни ЄС обговорюють свій 11-й пакет <text:a xlink:type="simple" xlink:href="https://www.ukrinform.ua/tag-sankcii" text:style-name="Internet_20_link" text:visited-style-name="Visited_20_Internet_20_Link">
 санкцій</text:a>
 проти Росії після початкуповномасштабного вторгнення Москви в Україну понад рік тому.</text:p>
      <text:p text:style-name="P4">
У той час як 10 попередніх пакетів санкцій були зосереджені на заходах,спрямованих на спустошення бойових скарбниць Володимира Путіна, тепер Брюссельхоче унеможливити обхід раніше запроваджених санкцій.</text:p>
      <text:p text:style-name="P4">
<text:span text:style-name="T4">
Читайте також:</text:span>
 <text:a xlink:type="simple" xlink:href="https://www.ukrinform.ua/rubric-world/3714307-aponia-ogolosila-cergovij-paket-sankcij-proti-rosii.html" text:style-name="Internet_20_link" text:visited-style-name="Visited_20_Internet_20_Link">
 Японія оголосила черговий пакет санкцій проти Росії</text:a>
</text:p>
      <text:p text:style-name="P4">
Зазначається, що цей пакет може бути спрямований і на інші країни, якідопомагають Москві ухилятися від торговельного ембарго. Україна склала списокприватних компаній, яких вона називає «спонсорами війни», до якого увійшланизка європейських компаній.</text:p>
      <text:p text:style-name="P4">
Угорщина та Греція хочуть, щоб деякі з їхніх компаній забрали з санкційногосписку, перш ніж вони погодяться схвалити новий пакет санкцій ЄС.</text:p>
      <text:p text:style-name="P4">
Ці країни використовують пакет санкцій як політичний важіль, щоб виключитисвої компанії з санкційного списку.</text:p>
      <text:p text:style-name="P4">
За словами чотирьох дипломатів, на зустрічі послів ЄС у середу Греція була начолі обговорення - Афіни виступили проти пропозицій унеможливити обхідсанкцій.</text:p>
      <text:p text:style-name="P4">
"Греція знову заявила, що якщо з'являться конкретні докази порушення санкцій,вони мають бути доведені до відома зацікавлених держав-членів на технічномурівні, щоб це було належним чином розслідувано, а потім було вжито належнихзаходів", - заявив представник ЄС. Він додав, що відповідно до українського"чорного списку" грецькі компанії вважають міжнародними спонсорами війни, хочавони не порушують обмежувальних заходів проти Росії.</text:p>
      <text:p text:style-name="P4">
Інший дипломат ЄС сказав, що, хоча вони співчувають позиції Греції, однак"питання полягає у тому, наскільки це завдає шкоди [їхній економіці], і Греціякаже, що це дуже шкідливо. У нас немає проблем з цією позицією, але незалежновід цього ми, звичайно, хочемо наступного пакету санкцій".</text:p>
      <text:p text:style-name="P4">
<text:span text:style-name="T4">
Читайте також:</text:span>
 <text:a xlink:type="simple" xlink:href="https://www.ukrinform.ua/rubric-economy/3712012-op-vitae-risenna-evrosouzu-pro-obmezenna-dla-kompanij-aki-dopomagali-rf-obhoditi-sankcii.html" text:style-name="Internet_20_link" text:visited-style-name="Visited_20_Internet_20_Link">
 ОП вітає рішення Євросоюзу про обмеження для компаній,які допомагали Росії обходити </text:a>
</text:p>
      <text:p text:style-name="P4">
Очільник євродипломатії Жозеп Боррель уже пообіцяв усунути суперечки вукраїнському списку. Двоє дипломатів сказали, що тепер він має працювати зукраїнською стороною над рішенням.</text:p>
      <text:p text:style-name="P4">
Як повідомлялося, міністри закордонних справ Німеччини та Угорщини <text:a xlink:type="simple" xlink:href="https://www.ukrinform.ua/rubric-economy/3713336-ocilniki-mzs-nimeccini-ta-ugorsini-posperecalisa-cerez-rol-banku-otp-u-vijni-v-ukraini.html" text:style-name="Internet_20_link" text:visited-style-name="Visited_20_Internet_20_Link">
посперечалися під час зустрічі очільників МЗС у Брюсселі</text:a>
 через рольугорського банку OTP в російській війні проти України.</text:p>
      <text:p text:style-name="P4">
Source: <text:a xlink:type="simple" xlink:href="https://www.ukrinform.ua/rubric-economy/3714973-grecia-ta-ugorsina-blokuut-novij-paket-sankcij-proti-rf.html" text:style-name="Internet_20_link" text:visited-style-name="Visited_20_Internet_20_Link">
https://www.ukrinform.ua/rubric-economy/3714973-grecia-ta-ugorsina-blokuut-novij-paket-sankcij-proti-rf.html</text:a>
</text:p>
      <!--NEWS-->
      <text:h text:style-name="P10" text:outline-level="1">
<text:span text:style-name="T4">
Кримські татари хочуть у складі України увійти в Європу - Жумаділов</text:span>
</text:h>
      <text:p text:style-name="P4">
Authors: Ukrinform (Person)</text:p>
      <text:p text:style-name="P4">
Publisher: Укринформ (Organization)</text:p>
      <text:p text:style-name="P4">
Published Time: 2023-05-27T16:24:51+03:00</text:p>
      <text:p text:style-name="P4">
Modified Time: 2023-05-27T16:24:51+03:00</text:p>
      <text:p text:style-name="P4">
Description: Арсен Жумаділов, один із засновників «Ініціативи 26 червня», платформи про майбутнє Криму, пояснив, навіщо кримським татарам потрібна автономія – як показник визнання. При цьому мета кримських татар – у складі України повноцінно увійти в Європу. — Укрінформ.</text:p>
      <text:p text:style-name="P4">
Images: ['<text:a xlink:type="simple" xlink:href="https://static.ukrinform.com/photos/2022_06/thumb_files/630_360_1656261508-847.jpg" text:style-name="Internet_20_link" text:visited-style-name="Visited_20_Internet_20_Link">
630_360_16562...</text:a>
']</text:p>
      <text:p text:style-name="P4">
Tags: ['Євросоюз', 'Крим', 'НАТО', 'Україна', 'Автономія']</text:p>
      <text:p text:style-name="P4">
Type: Article</text:p>
      <!--METADATA-->
      <text:p text:style-name="P4">
<draw:frame draw:style-name="fr1" draw:name="Image147" text:anchor-type="as-char" svg:width="6.9236in" svg:height="3.956343in" draw:z-index="0">
<draw:image xlink:href="../Images/yкринформ/2023-05-27T16-24-51-03-00/630_360_1656261508-847.jpg" xlink:type="simple" xlink:show="embed" xlink:actuate="onLoad" draw:mime-type="image/jpeg"/>
</draw:frame>
 АрсенЖумаділов, один із засновників «Ініціативи 26 червня», платформи про майбутнєКриму, пояснив, навіщо кримським татарам потрібна автономія – як показниквизнання. При цьому мета кримських татар – у складі України повноцінно увійтив Європу.</text:p>
      <text:p text:style-name="P4">
Про це він сказав під час заключної панелі Львівського медіафоруму «Здоровірішення для вільного суспільства», передає кореспондент Укрінформу.</text:p>
      <text:p text:style-name="P4">
«Ми ж бачимо, що Україна ось-ось приєднається до ЄС, до НАТО, до всьогоцивілізованого світу. Я би хотів, щоб моя нація також була частиною цієїісторії. Це красива історія», - сказав Жумаділов.</text:p>
      <text:p text:style-name="P4">
Він також відзначив толерантність українців, те, як вони ставляться до«інших», до меншин. Це особливо контрастно виглядає у порівнянні знетолерантним ставленням одне до одного в Росії. «А ми, українці та <text:a xlink:type="simple" xlink:href="https://www.ukrinform.ua/tag-krimski-tatari" text:style-name="Internet_20_link" text:visited-style-name="Visited_20_Internet_20_Link">
 кримськітатари </text:a>
 , вчимося тут довірятиодин одному. Коли ми говоримо про автономію для нас, кримських татар, то це –про визнання. Тільки про це. Й крапка. Потім ми перегортаємо сторінку. І наній написано – красиве майбутнє України, яке ми будуємо разом!», - резюмувавЖумаділов.</text:p>
      <text:p text:style-name="P4">
<text:span text:style-name="T4">
Читайте також:</text:span>
 <text:a xlink:type="simple" xlink:href="https://www.ukrinform.ua/rubric-crimea/3713643-usov-stvorenna-pvk-v-krimu-ce-pidgotovka-do-mozlivogo-scenariu-evakuacii-vipperson.html" text:style-name="Internet_20_link" text:visited-style-name="Visited_20_Internet_20_Link">
 Юсов: Створення ПВК в у – це підготовка до можливогосценарію евакуації «VIP-персон» </text:a>
</text:p>
      <text:p text:style-name="P4">
Як повідомлялося, 25-27 травня відбувався Львівський медіафорум. Подіяпроходила в оновленому форматі й зібрала закордонних та українськихмедіафахівців, публічних інтелектуалів, дослідників, полісімейкерів,представників громадського сектору і міжнародних організацій. Фокусною темоюбула: «Після війни або перед війною. Як цивілізації перемогти хаос?».</text:p>
      <text:p text:style-name="P4">
<text:a xlink:type="simple" xlink:href="https://www.ukrinform.ua/rubric-crimea/3517388-v-ukraini-zasnuvali-iniciativu-26-cervna-krimski-aktivisti.html" text:style-name="Internet_20_link" text:visited-style-name="Visited_20_Internet_20_Link">
 «Ініціатива 26 червня» </text:a>
 - платформа про майбутнє Криму, заснована 26 червня 2022 рокуАлімом Алієвим, Еміне Джеппар, Арсеном Жумаділовим, Сулейманом Мамутовим,Севгіль Мусаєвою, Ахтемом Сеітаблаєвим, Тамілою Ташевою.</text:p>
      <text:p text:style-name="P4">
Source: <text:a xlink:type="simple" xlink:href="https://www.ukrinform.ua/rubric-crimea/3714974-krimski-tatari-hocut-u-skladi-ukraini-uvijti-v-evropu-zumadilov.html" text:style-name="Internet_20_link" text:visited-style-name="Visited_20_Internet_20_Link">
https://www.ukrinform.ua/rubric-crimea/3714974-krimski-tatari-hocut-u-skladi-ukraini-uvijti-v-evropu-zumadilov.html</text:a>
</text:p>
      <!--NEWS-->
      <text:h text:style-name="P10" text:outline-level="1">
<text:span text:style-name="T4">
У Брянській області в результаті атаки дрона загинули двоє російських військових - ЗМІ</text:span>
</text:h>
      <text:p text:style-name="P4">
Authors: Ukrinform (Person)</text:p>
      <text:p text:style-name="P4">
Publisher: Укринформ (Organization)</text:p>
      <text:p text:style-name="P4">
Published Time: 2023-05-27T16:32:00+03:00</text:p>
      <text:p text:style-name="P4">
Modified Time: 2023-05-27T16:32:00+03:00</text:p>
      <text:p text:style-name="P4">
Description: Дрон-камікадзе атакував автомобіль міноборони РФ у Брянській області. Відомо про двох загиблих. — Укрінформ.</text:p>
      <text:p text:style-name="P4">
Images: ['<text:a xlink:type="simple" xlink:href="https://static.ukrinform.com/photos/2022_08/thumb_files/630_360_1659518497-268.jpg" text:style-name="Internet_20_link" text:visited-style-name="Visited_20_Internet_20_Link">
630_360_16595...</text:a>
']</text:p>
      <text:p text:style-name="P4">
Tags: ['Загибель', 'Росія', 'Російські військові', 'Дрон']</text:p>
      <text:p text:style-name="P4">
Type: Article</text:p>
      <!--METADATA-->
      <text:p text:style-name="P4">
<draw:frame draw:style-name="fr1" draw:name="Image148" text:anchor-type="as-char" svg:width="6.9236in" svg:height="3.956343in" draw:z-index="0">
<draw:image xlink:href="../Images/yкринформ/2023-05-27T16-32-00-03-00/630_360_1659518497-268.jpg" xlink:type="simple" xlink:show="embed" xlink:actuate="onLoad" draw:mime-type="image/jpeg"/>
</draw:frame>
 Дрон-камікадзе атакував автомобіль міноборони РФ у Брянській області. Відомо продвох загиблих.</text:p>
      <text:p text:style-name="P4">
Як передає Укрінформ, про це повідомляє Телеграм-канал <text:a xlink:type="simple" xlink:href="https://t.me/bazabazon/18020" text:style-name="Internet_20_link" text:visited-style-name="Visited_20_Internet_20_Link">
 Baza.</text:a>
</text:p>
      <text:p text:style-name="P4">
Як зазначається, у Брянську область нібито «намагаються прорватисядиверсанти», поруч із населеними пунктами Сушани і Бровничі «триває бій».Місцевих жителів попросили сховатися у підвалах. Оголошено сигнал "Едельвейс".</text:p>
      <text:p text:style-name="P4">
</text:p>
      <text:p text:style-name="P4">
<text:span text:style-name="T5">
Фото: Телеграм Baza</text:span>
</text:p>
      <text:p text:style-name="P4">
"У тому ж районі <text:a xlink:type="simple" xlink:href="https://www.ukrinform.ua/tag-dronkamikadze" text:style-name="Internet_20_link" text:visited-style-name="Visited_20_Internet_20_Link">
 дрон-камікадзе </text:a>
 атакував автомобіль «Нива» на дорозі Бровничі – Сушани. Запопередніми даними, загинули двоє військовослужбовців", - йдеться уповідомленні.</text:p>
      <text:p text:style-name="P4">
<text:span text:style-name="T4">
Читайте також:</text:span>
 <text:a xlink:type="simple" xlink:href="https://www.ukrinform.ua/rubric-ato/3714954-u-dvoh-oblastah-rosii-zaavlaut-pro-ataki-droniv.html" text:style-name="Internet_20_link" text:visited-style-name="Visited_20_Internet_20_Link">
 У двох областях Росії заявляють про атаки ів</text:a>
</text:p>
      <text:p text:style-name="P4">
Як повідомлялося, 22 травня в соціальних мережах <text:a xlink:type="simple" xlink:href="https://www.ukrinform.ua/rubric-world/3712771-so-vidomo-pro-podii-u-belgorodskij-oblasti-ta-so-govorit-kiiv.html" text:style-name="Internet_20_link" text:visited-style-name="Visited_20_Internet_20_Link">
 з'явилися заяви</text:a>
 "Російського добровольчогокорпусу" та легіону "Свобода Росії" про визволення деяких населених пунктів івведення їхніх сил у містечко Грайворон у Бєлгородській області.</text:p>
      <text:p text:style-name="P4">
Того ж дня у ГУР зазначили, що легіон "Свобода Росії" та "РДК" розпочали <text:a xlink:type="simple" xlink:href="https://www.ukrinform.ua/rubric-ato/3712670-stvorenna-smugi-bezpeki-u-gur-prokomentuvali-podii-u-belgorodskij-oblasti-rosii.html" text:style-name="Internet_20_link" text:visited-style-name="Visited_20_Internet_20_Link">
операцію зі звільнення Росії </text:a>
 від режиму Путіна з метою створення смуги безпеки длязахисту українського цивільного населення, але винятково за участю громадянРФ.</text:p>
      <text:p text:style-name="P4">
24 травня в "РДК" заявили, що <text:a xlink:type="simple" xlink:href="https://www.ukrinform.ua/rubric-ato/3713639-rdk-ta-legion-svoboda-rosii-zajsli-u-belgorodsku-oblast-bils-ak-na-40-kilometriv-uglib.html" text:style-name="Internet_20_link" text:visited-style-name="Visited_20_Internet_20_Link">
 просунулися </text:a>
 на 42 км углиб Бєлгородської області. Деякінаселені пункти добровольчі формування контролювали добу.</text:p>
      <text:p text:style-name="P4">
25 травня було оголошено, що "РДК" <text:a xlink:type="simple" xlink:href="https://www.ukrinform.ua/rubric-ato/3714018-bijci-rdk-zaavili-so-znovu-zajsli-na-teritoriu-rosii.html" text:style-name="Internet_20_link" text:visited-style-name="Visited_20_Internet_20_Link">
 знову зайшли</text:a>
 на територію Росії.</text:p>
      <text:p text:style-name="P4">
У ніч на 27 травня в селищі Майський Бєлгородської області <text:a xlink:type="simple" xlink:href="https://www.ukrinform.ua/rubric-world/3714782-u-belgorodskij-oblasti-prolunali-vibuhi-povidomlaut-pro-ataku-drona-na-budivlu-mvs.html" text:style-name="Internet_20_link" text:visited-style-name="Visited_20_Internet_20_Link">
 пролунав вибух</text:a>
 . Дронамибула атакована будівля Міністерства внутрішніх справ.</text:p>
      <text:p text:style-name="P4">
<text:span text:style-name="T5">
Перше фото ілюстративне</text:span>
</text:p>
      <text:p text:style-name="P4">
Source: <text:a xlink:type="simple" xlink:href="https://www.ukrinform.ua/rubric-world/3714977-u-branskij-oblasti-v-rezultati-ataki-drona-zaginuli-dvoe-rosijskih-vijskovih-zmi.html" text:style-name="Internet_20_link" text:visited-style-name="Visited_20_Internet_20_Link">
https://www.ukrinform.ua/rubric-world/3714977-u-branskij-oblasti-v-rezultati-ataki-drona-zaginuli-dvoe-rosijskih-vijskovih-zmi.html</text:a>
</text:p>
      <!--NEWS-->
      <text:h text:style-name="P10" text:outline-level="1">
<text:span text:style-name="T4">
«Динамо» продовжило контракт з Беніто</text:span>
</text:h>
      <text:p text:style-name="P4">
Authors: Ukrinform (Person)</text:p>
      <text:p text:style-name="P4">
Publisher: Укринформ (Organization)</text:p>
      <text:p text:style-name="P4">
Published Time: 2023-05-27T16:39:36+03:00</text:p>
      <text:p text:style-name="P4">
Modified Time: 2023-05-27T16:39:36+03:00</text:p>
      <text:p text:style-name="P4">
Description: Футбольний клуб «Динамо» (Київ) підписав новий контракт із вінгером Беніто. — Укрінформ.</text:p>
      <text:p text:style-name="P4">
Images: ['<text:a xlink:type="simple" xlink:href="https://static.ukrinform.com/photos/2023_05/thumb_files/630_360_1685194719-934.jpg" text:style-name="Internet_20_link" text:visited-style-name="Visited_20_Internet_20_Link">
630_360_16851...</text:a>
']</text:p>
      <text:p text:style-name="P4">
Tags: ['Динамо', 'Футбол']</text:p>
      <text:p text:style-name="P4">
Type: Article</text:p>
      <!--METADATA-->
      <text:p text:style-name="P4">
<draw:frame draw:style-name="fr1" draw:name="Image150" text:anchor-type="as-char" svg:width="6.9236in" svg:height="3.956343in" draw:z-index="0">
<draw:image xlink:href="../Images/yкринформ/2023-05-27T16-39-36-03-00/630_360_1685194719-934.jpg" xlink:type="simple" xlink:show="embed" xlink:actuate="onLoad" draw:mime-type="image/jpeg"/>
</draw:frame>
 Футбольнийклуб «Динамо» (Київ) підписав новий контракт із вінгером Беніто.</text:p>
      <text:p text:style-name="P4">
Як повідомляє офіційний <text:a xlink:type="simple" xlink:href="https://fcdynamo.com/" text:style-name="Internet_20_link" text:visited-style-name="Visited_20_Internet_20_Link">
 сайт </text:a>
 «біло-синіх», кияниоформили з півзахисником договір до середини 2026 року, передає Укрінформ.</text:p>
      <text:p text:style-name="P4">
24-річний нігерійський гравець цього сезону провів 10 матчів, забив один м'ячі зробив дві результативні передачі.</text:p>
      <text:p text:style-name="P4">
<text:span text:style-name="T4">
Читайте також:</text:span>
 <text:a xlink:type="simple" xlink:href="https://www.ukrinform.ua/rubric-sports/3714678-lucesku-povernuvsa-v-roztasuvanna-dinamo.html" text:style-name="Internet_20_link" text:visited-style-name="Visited_20_Internet_20_Link">
 Луческу повернувся в розташування « »</text:a>
</text:p>
      <text:p text:style-name="P4">
Серед потенційних вільних агентів «Динамо» залишаються воротар Денис Бойко тахавбек Олександр Караваєв.</text:p>
      <text:p text:style-name="P4">
Фото: fcdynamo.com.</text:p>
      <text:p text:style-name="P4">
Source: <text:a xlink:type="simple" xlink:href="https://www.ukrinform.ua/rubric-sports/3714978-dinamo-prodovzilo-kontrakt-z-benito.html" text:style-name="Internet_20_link" text:visited-style-name="Visited_20_Internet_20_Link">
https://www.ukrinform.ua/rubric-sports/3714978-dinamo-prodovzilo-kontrakt-z-benito.html</text:a>
</text:p>
      <!--NEWS-->
      <text:h text:style-name="P10" text:outline-level="1">
<text:span text:style-name="T4">
На Київщині здетонував вибуховий пристрій – чоловік втратив кисть</text:span>
</text:h>
      <text:p text:style-name="P4">
Authors: Ukrinform (Person)</text:p>
      <text:p text:style-name="P4">
Publisher: Укринформ (Organization)</text:p>
      <text:p text:style-name="P4">
Published Time: 2023-05-27T16:40:26+03:00</text:p>
      <text:p text:style-name="P4">
Modified Time: 2023-05-27T16:40:26+03:00</text:p>
      <text:p text:style-name="P4">
Description: У Київській області внаслідок детонації вибухового пристрою чоловік втратив кисть.  — Укрінформ.</text:p>
      <text:p text:style-name="P4">
Images: ['<text:a xlink:type="simple" xlink:href="https://static.ukrinform.com/photos/2023_05/thumb_files/630_360_1685194430-975.jpeg" text:style-name="Internet_20_link" text:visited-style-name="Visited_20_Internet_20_Link">
630_360_16851...</text:a>
']</text:p>
      <text:p text:style-name="P4">
Tags: ['Вибух', 'Травма', 'Київщина']</text:p>
      <text:p text:style-name="P4">
Type: Article</text:p>
      <!--METADATA-->
      <text:p text:style-name="P4">
<draw:frame draw:style-name="fr1" draw:name="Image151" text:anchor-type="as-char" svg:width="6.9236in" svg:height="3.956343in" draw:z-index="0">
<draw:image xlink:href="../Images/yкринформ/2023-05-27T16-40-26-03-00/630_360_1685194430-975.jpeg" xlink:type="simple" xlink:show="embed" xlink:actuate="onLoad" draw:mime-type="image/jpeg"/>
</draw:frame>
 УКиївській області внаслідок детонації вибухового пристрою чоловік втративкисть.</text:p>
      <text:p text:style-name="P4">
ФотоЯк передає Укрінформ, про це начальник поліції Київської області АндрійНєбитов повідомив у  <text:a xlink:type="simple" xlink:href="https://t.me/andrii_nebytov/1341" text:style-name="Internet_20_link" text:visited-style-name="Visited_20_Internet_20_Link">
 Телеграмі </text:a>
 .</text:p>
      <text:p text:style-name="P4">
"Щойно 38-річного жителя села Германівка госпіталізували до <text:a xlink:type="simple" xlink:href="https://www.ukrinform.ua/tag-bolnica" text:style-name="Internet_20_link" text:visited-style-name="Visited_20_Internet_20_Link">
 лікарні</text:a>
 ", — зазначив він.</text:p>
      <text:p text:style-name="P4">
</text:p>
      <text:p text:style-name="P4">
За даними Нєбитова, потерпілий дістав тяжкі травми, намагаючись розібратизапал для снаряда, який знайшов у лісі минулого року.</text:p>
      <text:p text:style-name="P4">
<text:span text:style-name="T4">
Читайте також:</text:span>
 <text:a xlink:type="simple" xlink:href="https://www.ukrinform.ua/rubric-regions/3714916-u-buci-stavsa-vibuh-gazu-v-budinku-postrazdav-gospodar.html" text:style-name="Internet_20_link" text:visited-style-name="Visited_20_Internet_20_Link">
 У в , </text:a>
</text:p>
      <text:p text:style-name="P4">
Як повідомляв Укрінформ, в Ізюмському районі Харківської області на невідомомувибуховому пристрої  <text:a xlink:type="simple" xlink:href="https://www.ukrinform.ua/rubric-regions/3713475-vibuhivka-zdetonuvala-u-rukah-na-harkivsini-pidirvavsa-traktorist.html" text:style-name="Internet_20_link" text:visited-style-name="Visited_20_Internet_20_Link">
 підірвався чоловік </text:a>
 , який їхав на роботу в село Олександрівка на тракторі.</text:p>
      <text:p text:style-name="P4">
<text:span text:style-name="T5">
Фото: Телеграм Андрія Нєбитова</text:span>
</text:p>
      <text:p text:style-name="P4">
Source: <text:a xlink:type="simple" xlink:href="https://www.ukrinform.ua/rubric-regions/3714979-na-kiivsini-zdetonuvav-vibuhovij-pristrij-colovik-vtrativ-kist.html" text:style-name="Internet_20_link" text:visited-style-name="Visited_20_Internet_20_Link">
https://www.ukrinform.ua/rubric-regions/3714979-na-kiivsini-zdetonuvav-vibuhovij-pristrij-colovik-vtrativ-kist.html</text:a>
</text:p>
      <!--NEWS-->
      <text:h text:style-name="P10" text:outline-level="1">
<text:span text:style-name="T4">
Костін привітав ухвалення Конвенції про співробітництво у розслідуванні міжнародних злочинів</text:span>
</text:h>
      <text:p text:style-name="P4">
Authors: Ukrinform (Person)</text:p>
      <text:p text:style-name="P4">
Publisher: Укринформ (Organization)</text:p>
      <text:p text:style-name="P4">
Published Time: 2023-05-27T16:48:00+03:00</text:p>
      <text:p text:style-name="P4">
Modified Time: 2023-05-27T16:48:00+03:00</text:p>
      <text:p text:style-name="P4">
Description: На Дипломатичній конференції Mutual Legal Assistance and Extradition (MLA) в Любляні було ухвалено Конвенцію про співробітництво у розслідуванні міжнародних злочинів. — Укрінформ.</text:p>
      <text:p text:style-name="P4">
Images: ['<text:a xlink:type="simple" xlink:href="https://static.ukrinform.com/photos/2022_08/thumb_files/630_360_1659550516-968.jpg" text:style-name="Internet_20_link" text:visited-style-name="Visited_20_Internet_20_Link">
630_360_16595...</text:a>
']</text:p>
      <text:p text:style-name="P4">
Tags: ['Воєнні злочини', 'Андрій Костін']</text:p>
      <text:p text:style-name="P4">
Type: Article</text:p>
      <!--METADATA-->
      <text:p text:style-name="P4">
<draw:frame draw:style-name="fr1" draw:name="Image154" text:anchor-type="as-char" svg:width="6.9236in" svg:height="3.956343in" draw:z-index="0">
<draw:image xlink:href="../Images/yкринформ/2023-05-27T16-48-00-03-00/630_360_1659550516-968.jpg" xlink:type="simple" xlink:show="embed" xlink:actuate="onLoad" draw:mime-type="image/jpeg"/>
</draw:frame>
 НаДипломатичній конференції Mutual Legal Assistance and Extradition (MLA) вЛюбляні було ухвалено Конвенцію про співробітництво у розслідуванніміжнародних злочинів.</text:p>
      <text:p text:style-name="P4">
Про це повідомляє пресслужба Офісу Генерального прокурора у <text:a xlink:type="simple" xlink:href="https://t.me/pgo_gov_ua/12577" text:style-name="Internet_20_link" text:visited-style-name="Visited_20_Internet_20_Link">
 Телеграмі</text:a>
 , передає Укрінформ.</text:p>
      <text:p text:style-name="P4">
"Ми високо цінуємо ці рішучі спільні кроки до забезпечення невідворотностіпокарання за міжнародні злочини. Ухвалення Конвенції про міжнароднеспівробітництво в розслідуванні та судовому переслідуванні геноциду, злочинівпроти людяності, <text:a xlink:type="simple" xlink:href="https://www.ukrinform.ua/tag-vijskovi-zlocini" text:style-name="Internet_20_link" text:visited-style-name="Visited_20_Internet_20_Link">
 воєнних злочинів </text:a>
 та інших міжнародних злочинів — історичний крок до зміцненняправопорядку у світі. Це перший великий договір у сфері міжнародногокримінального права, ухвалений після Римського статуту. Важливо, що цей процесвідбувається саме зараз, коли на європейському континенті триває жорстокаповномасштабна війна — агресія рф проти України", - сказав генеральнийпрокурор Андрій Костін.</text:p>
      <text:p text:style-name="P4">
 <text:span text:style-name="T4">
Читайтетакож:</text:span>
 <text:a xlink:type="simple" xlink:href="https://www.ukrinform.ua/rubric-polytics/3705011-kostin-zustrivsa-z-vikonavcim-direktorom-evropolu-govorili-pro-robotu-jit.html" text:style-name="Internet_20_link" text:visited-style-name="Visited_20_Internet_20_Link">
 зустрівся з виконавчим директором Європолу - говорили про роботуJIT </text:a>
</text:p>
      <text:p text:style-name="P4">
Як зазначається, Конвенція, серед іншого, має на меті визначати прямі канализв'язку з компетентними органами, роз'яснити, які форми міждержавногоспівробітництва доступні і як їх запитувати, сприяти формам співробітництва іззастосуванням сучасних технологій, таких як заслуховування свідків задопомогою відеоконференцій або запити на прослуховування телефонних розмовпідозрюваних.</text:p>
      <text:p text:style-name="P4">
MLA - це ініціатива Словенії, Аргентини, Бельгії, Монголії, Нідерландів таСенегалу, спрямована на прийняття Конвенції про міжнародне співробітництво урозслідуванні та переслідуванні геноциду, злочинів проти людяності, воєннихзлочинів та інших міжнародних злочинів</text:p>
      <text:p text:style-name="P4">
Як повідомлялося, Міжнародна асоціація правників (IBA) ухвалила <text:a xlink:type="simple" xlink:href="https://www.ukrinform.ua/rubric-world/3714946-miznarodna-asociacia-pravnikiv-uhvalila-rezoluciu-iz-zaklikom-sodo-stvorenna-spectribunalu-nad-rf.html" text:style-name="Internet_20_link" text:visited-style-name="Visited_20_Internet_20_Link">
 резолюцію іззакликом про створення спецтрибуналу щодо злочину агресії з боку РФ.</text:a>
</text:p>
      <text:p text:style-name="P4">
<text:span text:style-name="T5">
Фото: Офіс генпрокурора</text:span>
</text:p>
      <text:p text:style-name="P4">
Source: <text:a xlink:type="simple" xlink:href="https://www.ukrinform.ua/rubric-society/3714982-kostin-privitav-uhvalenna-konvencii-pro-spivrobitnictvo-u-rozsliduvanni-miznarodnih-zlociniv.html" text:style-name="Internet_20_link" text:visited-style-name="Visited_20_Internet_20_Link">
https://www.ukrinform.ua/rubric-society/3714982-kostin-privitav-uhvalenna-konvencii-pro-spivrobitnictvo-u-rozsliduvanni-miznarodnih-zlociniv.html</text:a>
</text:p>
      <!--NEWS-->
      <text:h text:style-name="P10" text:outline-level="1">
<text:span text:style-name="T4">
Канада вийшла у фінал ЧС-2023 з хокею, обігравши Латвію</text:span>
</text:h>
      <text:p text:style-name="P4">
Authors: Ukrinform (Person)</text:p>
      <text:p text:style-name="P4">
Publisher: Укринформ (Organization)</text:p>
      <text:p text:style-name="P4">
Published Time: 2023-05-27T16:55:13+03:00</text:p>
      <text:p text:style-name="P4">
Modified Time: 2023-05-27T16:55:13+03:00</text:p>
      <text:p text:style-name="P4">
Description: На 86-му чемпіонаті світу з хокею в Тампере (Фінляндія) та Ризі (Латвія) визначився перший учасник фінального матчу. — Укрінформ.</text:p>
      <text:p text:style-name="P4">
Images: ['<text:a xlink:type="simple" xlink:href="https://static.ukrinform.com/photos/2023_05/thumb_files/630_360_1685195690-221.jpg" text:style-name="Internet_20_link" text:visited-style-name="Visited_20_Internet_20_Link">
630_360_16851...</text:a>
']</text:p>
      <text:p text:style-name="P4">
Tags: ['Чемпіонат світу', 'хокей', 'Канада']</text:p>
      <text:p text:style-name="P4">
Type: Article</text:p>
      <!--METADATA-->
      <text:p text:style-name="P4">
<draw:frame draw:style-name="fr1" draw:name="Image156" text:anchor-type="as-char" svg:width="6.9236in" svg:height="3.956343in" draw:z-index="0">
<draw:image xlink:href="../Images/yкринформ/2023-05-27T16-55-13-03-00/630_360_1685195690-221.jpg" xlink:type="simple" xlink:show="embed" xlink:actuate="onLoad" draw:mime-type="image/jpeg"/>
</draw:frame>
 На 86-мучемпіонаті світу з хокею в Тампере (Фінляндія) та Ризі (Латвія) визначивсяперший учасник фінального матчу.</text:p>
      <text:p text:style-name="P4">
Володарями путівки у фінал турніру стала збірна Канади, яка здобула вольовуперемогу над суперниками з Латвії - 4:2 (0:1, 1:1, 3:0), передає Укрінформ.</text:p>
      <text:p text:style-name="P4">
Іншу вакансію о 18.20 за київським часом розіграють команди США та Німеччини.</text:p>
      <text:p text:style-name="P4">
<text:span text:style-name="T4">
Читайте також:</text:span>
 <text:a xlink:type="simple" xlink:href="https://www.ukrinform.ua/rubric-sports/3714556-nimeccina-provede-cs2027-z-hokeu.html" text:style-name="Internet_20_link" text:visited-style-name="Visited_20_Internet_20_Link">
 Німеччина проведе ЧС-2027 з</text:a>
</text:p>
      <text:p text:style-name="P4">
Матч за 3-тє місце і фінал ЧС-2023 відбудуться 28 травня.</text:p>
      <text:p text:style-name="P4">
Фото: Getty Images/Global Images Ukraine.</text:p>
      <text:p text:style-name="P4">
Source: <text:a xlink:type="simple" xlink:href="https://www.ukrinform.ua/rubric-sports/3714981-kanada-vijsla-u-final-cs2023-z-hokeu-obigravsi-latviu.html" text:style-name="Internet_20_link" text:visited-style-name="Visited_20_Internet_20_Link">
https://www.ukrinform.ua/rubric-sports/3714981-kanada-vijsla-u-final-cs2023-z-hokeu-obigravsi-latviu.html</text:a>
</text:p>
      <!--NEWS-->
      <text:h text:style-name="P10" text:outline-level="1">
<text:span text:style-name="T4">
У Маріуполі - вибухи по всьому місту</text:span>
</text:h>
      <text:p text:style-name="P4">
Authors: Ukrinform (Person)</text:p>
      <text:p text:style-name="P4">
Publisher: Укринформ (Organization)</text:p>
      <text:p text:style-name="P4">
Published Time: 2023-05-27T16:59:00+03:00</text:p>
      <text:p text:style-name="P4">
Modified Time: 2023-05-27T16:59:00+03:00</text:p>
      <text:p text:style-name="P4">
Description: У тимчасово захопленому російською армією Маріуполі наразі чутно вибухи по всьому місту.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Маріуполь', 'Вибух', 'Війна з Росією']</text:p>
      <text:p text:style-name="P4">
Type: Article</text:p>
      <!--METADATA-->
      <text:p text:style-name="P4">
<draw:frame draw:style-name="fr1" draw:name="Image157" text:anchor-type="as-char" svg:width="6.9236in" svg:height="3.956343in" draw:z-index="0">
<draw:image xlink:href="../Images/yкринформ/2023-05-27T16-59-00-03-00/630_360_1677569405-698.jpg" xlink:type="simple" xlink:show="embed" xlink:actuate="onLoad" draw:mime-type="image/jpeg"/>
</draw:frame>
 Утимчасово захопленому російською армією Маріуполі наразі чутно вибухи повсьому місту.</text:p>
      <text:p text:style-name="P4">
Як передає Укрінформ, про це у <text:a xlink:type="simple" xlink:href="https://t.me/mariupolrada/14403" text:style-name="Internet_20_link" text:visited-style-name="Visited_20_Internet_20_Link">
 Телеграмі </text:a>
повідомила Маріупольська міська рада.</text:p>
      <text:p text:style-name="P4">
«У тимчасово окупованому Маріуполі чутно <text:a xlink:type="simple" xlink:href="https://www.ukrinform.ua/tag-vibuh" text:style-name="Internet_20_link" text:visited-style-name="Visited_20_Internet_20_Link">
 вибухи</text:a>
 по всьому місту! Жителі спостерігаютьдим у напрямку залізниці», - йдеться у повідомленні.</text:p>
      <text:p text:style-name="P4">
У міськраді зазначили, що попередньо зафіксували відпрацювання ворожих ППО зісторони селища Нікольське.</text:p>
      <text:p text:style-name="P4">
<text:span text:style-name="T4">
Читайте також:</text:span>
 <text:a xlink:type="simple" xlink:href="https://www.ukrinform.ua/rubric-ato/3714857-pid-mariupolem-prolunali-vibuhi.html" text:style-name="Internet_20_link" text:visited-style-name="Visited_20_Internet_20_Link">
 Під м пролунали вибухи </text:a>
</text:p>
      <text:p text:style-name="P4">
Як повідомлялося, у Маріуполі 26 травня <text:a xlink:type="simple" xlink:href="https://www.ukrinform.ua/rubric-regions/3714731-u-rajoni-azovstali-prolunali-potuzni-vibuhi.html" text:style-name="Internet_20_link" text:visited-style-name="Visited_20_Internet_20_Link">
 прогриміли вибухи на територіїметкомбінату «Азовсталь». </text:a>
</text:p>
      <text:p text:style-name="P4">
Маріуполь та навколишні селища загарбники перетворюють на військово-логістичний хаб російської армії.</text:p>
      <text:p text:style-name="P4">
<text:span text:style-name="T5">
Перше фото ілюстративне: Олександр Гіманов</text:span>
</text:p>
      <text:p text:style-name="P4">
Source: <text:a xlink:type="simple" xlink:href="https://www.ukrinform.ua/rubric-ato/3714985-u-mariupoli-vibuhi-po-vsomu-mistu.html" text:style-name="Internet_20_link" text:visited-style-name="Visited_20_Internet_20_Link">
https://www.ukrinform.ua/rubric-ato/3714985-u-mariupoli-vibuhi-po-vsomu-mistu.html</text:a>
</text:p>
      <!--NEWS-->
      <text:h text:style-name="P10" text:outline-level="1">
<text:span text:style-name="T4">
У США суд відхилив позов зірок фільму "Ромео і Джульєтта" 1968 року проти Paramount</text:span>
</text:h>
      <text:p text:style-name="P4">
Authors: Ukrinform (Person)</text:p>
      <text:p text:style-name="P4">
Publisher: Укринформ (Organization)</text:p>
      <text:p text:style-name="P4">
Published Time: 2023-05-27T17:04:37+03:00</text:p>
      <text:p text:style-name="P4">
Modified Time: 2023-05-27T17:04:37+03:00</text:p>
      <text:p text:style-name="P4">
Description: Суддя Вищого суду в Лос-Анджелесі вирішила відхилити позов, поданий зірками знятого 1968 року фільму "Ромео і Джульєтта" проти кіностудії Paramount.  — Укрінформ.</text:p>
      <text:p text:style-name="P4">
Images: ['<text:a xlink:type="simple" xlink:href="https://static.ukrinform.com/photos/2023_05/thumb_files/630_360_1685196250-956.jpg" text:style-name="Internet_20_link" text:visited-style-name="Visited_20_Internet_20_Link">
630_360_16851...</text:a>
']</text:p>
      <text:p text:style-name="P4">
Tags: ['Кіно', 'Скандал', 'Суд', 'Сексуальні домагання', 'Актор', 'Насильство над дітьми']</text:p>
      <text:p text:style-name="P4">
Type: Article</text:p>
      <!--METADATA-->
      <text:p text:style-name="P4">
<draw:frame draw:style-name="fr1" draw:name="Image158" text:anchor-type="as-char" svg:width="6.9236in" svg:height="3.956343in" draw:z-index="0">
<draw:image xlink:href="../Images/yкринформ/2023-05-27T17-04-37-03-00/630_360_1685196250-956.jpg" xlink:type="simple" xlink:show="embed" xlink:actuate="onLoad" draw:mime-type="image/jpeg"/>
</draw:frame>
 СуддяВищого суду в Лос-Анджелесі вирішила відхилити позов, поданий зірками знятого1968 року фільму "Ромео і Джульєтта" проти кіностудії Paramount.</text:p>
      <text:p text:style-name="P4">
Про це повідомляє  <text:a xlink:type="simple" xlink:href="https://www.bbc.co.uk/news/entertainment-arts-65725714" text:style-name="Internet_20_link" text:visited-style-name="Visited_20_Internet_20_Link">
 BBC </text:a>
 , передає Укрінформ.</text:p>
      <text:p text:style-name="P4">
Актори Олівія Гассі та Леонард Вайтінг, яким на момент зйомок виповнилося 15та 16 років відповідно, стверджували, що режисер фільму примусив їх зніматисяоголеними.</text:p>
      <text:p text:style-name="P4">
Однак суддя Вищого суду Лос-Анджелеса Елісон Маккензі дійшла висновку, щосцена не була "достатньо сексуально відвертою", щоб скасувати захист Першоїпоправки до Конституції.</text:p>
      <text:p text:style-name="P4">
У попередньому рішенні, ухваленому в четвер, суддя заявила, що позивачі"вибирали", які закони застосовуються до їхньої справи. Вона також сказала, щопозов не відповідає вимогам для скасування терміну давності для подання заявпро <text:a xlink:type="simple" xlink:href="https://www.ukrinform.ua/tag-zgvaltuvanna" text:style-name="Internet_20_link" text:visited-style-name="Visited_20_Internet_20_Link">
 сексуальне насильство </text:a>
 наддітьми.</text:p>
      <text:p text:style-name="P4">
Адвокат Соломон Ґресен, який представляв інтереси обох акторів у цій справі,не згоден із рішенням судді. Він повідомив, що його клієнти розглядаютьможливість подання апеляції, а сам Ґресен має намір подати окремий позов дофедерального суду.</text:p>
      <text:p text:style-name="P4">
<text:span text:style-name="T4">
Читайте також:</text:span>
 <text:a xlink:type="simple" xlink:href="https://www.ukrinform.ua/rubric-culture/3676653-troe-cleniv-znimalnoi-grupi-filmu-rast-podali-do-sudu-na-boldvina-ta-produseriv.html" text:style-name="Internet_20_link" text:visited-style-name="Visited_20_Internet_20_Link">
 « » до на та </text:a>
</text:p>
      <text:p text:style-name="P4">
У спільній заяві Гассі і Вайтінг, яким зараз за 70, заявили, щопродовжуватимуть боротьбу.</text:p>
      <text:p text:style-name="P4">
"Ми чекали справедливості 55 років. Думаємо, доведеться чекати довше", -зазначають актори.</text:p>
      <text:p text:style-name="P4">
Як  <text:a xlink:type="simple" xlink:href="https://www.ukrinform.ua/rubric-culture/3646485-zirki-filmu-romeo-i-dzuletta-1968-roku-suditimutsa-z-paramount-cerez-seksualni-sceni.html" text:style-name="Internet_20_link" text:visited-style-name="Visited_20_Internet_20_Link">
 повідомляв </text:a>
 Укрінформ, актори Леонард Вайтінг та Олівія Гассі подали до судуна кіностудію Paramount, звинувативши її у сексуальній експлуатації тарозповсюдженні оголених зображень підлітків. Актори стверджують, що під часзйомок «Ромео і Джульєтти» режисер Франко Дзеффіреллі (помер у 2019 році) знявїх оголеними без їхнього відома.</text:p>
      <text:p text:style-name="P4">
Гассі та Вайтінг, які у позові заявили, що «зазнавали душевних страждань таемоційних переживань протягом 55 років після виходу фільму, а також втратилиможливості працевлаштування», вимагали від студії Paramount відшкодуваннязбитків у понад 500 мільйонів доларів.</text:p>
      <text:p text:style-name="P4">
Фото: GETTY IMAGES</text:p>
      <text:p text:style-name="P4">
Source: <text:a xlink:type="simple" xlink:href="https://www.ukrinform.ua/rubric-culture/3714987-u-ssa-sud-vidhiliv-pozov-zirok-filmu-romeo-i-dzuletta-1968-roku-proti-paramount.html" text:style-name="Internet_20_link" text:visited-style-name="Visited_20_Internet_20_Link">
https://www.ukrinform.ua/rubric-culture/3714987-u-ssa-sud-vidhiliv-pozov-zirok-filmu-romeo-i-dzuletta-1968-roku-proti-paramount.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5-27T17:13:00+03:00</text:p>
      <text:p text:style-name="P4">
Modified Time: 2023-05-27T17:13: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11/1668596593-534.jpg" text:style-name="Internet_20_link" text:visited-style-name="Visited_20_Internet_20_Link">
1668596593-53...</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59" text:anchor-type="as-char" svg:width="6.9236in" svg:height="3.956343in" draw:z-index="0">
<draw:image xlink:href="../Images/yкринформ/2023-05-27T17-13-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60" text:anchor-type="as-char" svg:width="6.9236in" svg:height="6.9236in" draw:z-index="0">
<draw:image xlink:href="../Images/yкринформ/2023-05-27T17-13-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61" text:anchor-type="as-char" svg:width="6.9236in" svg:height="6.9236in" draw:z-index="0">
<draw:image xlink:href="../Images/yкринформ/2023-05-27T17-13-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ГЛІБ ЧЕРЕПАНОВ, 11 років</text:span>
</text:p>
      <text:p text:style-name="P4">
<draw:frame draw:style-name="fr1" draw:name="Image162" text:anchor-type="as-char" svg:width="6.9236in" svg:height="6.9236in" draw:z-index="0">
<draw:image xlink:href="../Images/yкринформ/2023-05-27T17-13-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text:span text:style-name="T4">
СЕРГІЙ САМОЙЛОВ, 16 років</text:span>
</text:p>
      <text:p text:style-name="P4">
<draw:frame draw:style-name="fr1" draw:name="Image163" text:anchor-type="as-char" svg:width="6.9236in" svg:height="6.9236in" draw:z-index="0">
<draw:image xlink:href="../Images/yкринформ/2023-05-27T17-13-00-03-00/1668596592-112.jpg" xlink:type="simple" xlink:show="embed" xlink:actuate="onLoad" draw:mime-type="image/jpeg"/>
</draw:frame>
</text:p>
      <text:p text:style-name="P4">
****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Харківщина: внаслідок обстрілів села Шипувате загинула жінка, поранений чоловік</text:span>
</text:h>
      <text:p text:style-name="P4">
Authors: Ukrinform (Person)</text:p>
      <text:p text:style-name="P4">
Publisher: Укринформ (Organization)</text:p>
      <text:p text:style-name="P4">
Published Time: 2023-05-27T17:23:00+03:00</text:p>
      <text:p text:style-name="P4">
Modified Time: 2023-05-27T17:23:00+03:00</text:p>
      <text:p text:style-name="P4">
Description: На Харківщині внаслідок обстрілів ворогом села Шипувате сьогодні загинула 61-річна жінка, поранень зазнав 60-річний чоловік.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Загибель', 'Харківщина', 'Війна з Росією']</text:p>
      <text:p text:style-name="P4">
Type: Article</text:p>
      <!--METADATA-->
      <text:p text:style-name="P4">
<draw:frame draw:style-name="fr1" draw:name="Image164" text:anchor-type="as-char" svg:width="6.9236in" svg:height="3.956343in" draw:z-index="0">
<draw:image xlink:href="../Images/yкринформ/2023-05-27T17-23-00-03-00/630_360_1669987737-966.jpg" xlink:type="simple" xlink:show="embed" xlink:actuate="onLoad" draw:mime-type="image/jpeg"/>
</draw:frame>
 НаХарківщині внаслідок обстрілів ворогом села Шипувате сьогодні загинула61-річна жінка, поранень зазнав 60-річний чоловік.</text:p>
      <text:p text:style-name="P4">
Як передає Укрінформ, про це у  <text:a xlink:type="simple" xlink:href="https://t.me/synegubov/6291" text:style-name="Internet_20_link" text:visited-style-name="Visited_20_Internet_20_Link">
 Телеграмі </text:a>
повідомив голова Харківської обласної військової адміністрації Олег Синєгубов.</text:p>
      <text:p text:style-name="P4">
«Ворог продовжує обстрілювати цивільне населення <text:a xlink:type="simple" xlink:href="https://www.ukrinform.ua/tag-harkivsina" text:style-name="Internet_20_link" text:visited-style-name="Visited_20_Internet_20_Link">
 Харківщини</text:a>
 . На жаль, гинуть мирні люди.Сьогодні внаслідок обстрілу с. Шипувате Куп'янського району загинула 61-річнажінка. Крім того, чоловік 60 років зазнав осколкових поранень та бувгоспіталізований. Наразі медики надають постраждалому допомогу», - написаввін.</text:p>
      <text:p text:style-name="P4">
<text:span text:style-name="T4">
Читайте також:</text:span>
 <text:a xlink:type="simple" xlink:href="https://www.ukrinform.ua/rubric-ato/3714915-na-hersonsini-vorog-obstrilav-dva-sela-e-poranena.html" text:style-name="Internet_20_link" text:visited-style-name="Visited_20_Internet_20_Link">
 На , є </text:a>
</text:p>
      <text:p text:style-name="P4">
Як повідомляв Укрінформ, російські війська 26 травня атакували за допомогоюбезпілотників типу Shahed Мерефу та Ізюм Харківської області. Вночі (з 26 на27 травня) у Харківській області російські війська завдали ракетного удару поселу Липці Харківського району, постраждалих немає.</text:p>
      <text:p text:style-name="P4">
Source: <text:a xlink:type="simple" xlink:href="https://www.ukrinform.ua/rubric-ato/3714992-harkivsina-vnaslidok-obstriliv-sela-sipuvate-zaginula-zinka-poranenij-colovik.html" text:style-name="Internet_20_link" text:visited-style-name="Visited_20_Internet_20_Link">
https://www.ukrinform.ua/rubric-ato/3714992-harkivsina-vnaslidok-obstriliv-sela-sipuvate-zaginula-zinka-poranenij-colovik.html</text:a>
</text:p>
      <!--NEWS-->
      <text:h text:style-name="P10" text:outline-level="1">
<text:span text:style-name="T4">
У Маріуполі армія РФ за тиждень втратила вбитими 450 загарбників</text:span>
</text:h>
      <text:p text:style-name="P4">
Authors: Ukrinform (Person)</text:p>
      <text:p text:style-name="P4">
Publisher: Укринформ (Organization)</text:p>
      <text:p text:style-name="P4">
Published Time: 2023-05-27T17:30:26+03:00</text:p>
      <text:p text:style-name="P4">
Modified Time: 2023-05-27T17:30:26+03:00</text:p>
      <text:p text:style-name="P4">
Description: У тимчасово захопленому російською армією Маріуполі за минулий тиждень було вбито 450 загарбників.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Маріуполь', 'ЗСУ', 'Російські військові', 'Війна з Росією']</text:p>
      <text:p text:style-name="P4">
Type: Article</text:p>
      <!--METADATA-->
      <text:p text:style-name="P4">
<draw:frame draw:style-name="fr1" draw:name="Image165" text:anchor-type="as-char" svg:width="6.9236in" svg:height="3.956343in" draw:z-index="0">
<draw:image xlink:href="../Images/yкринформ/2023-05-27T17-30-26-03-00/630_360_1668461240-442.jpg" xlink:type="simple" xlink:show="embed" xlink:actuate="onLoad" draw:mime-type="image/jpeg"/>
</draw:frame>
 Утимчасово захопленому російською армією Маріуполі за минулий тиждень буловбито 450 загарбників.</text:p>
      <text:p text:style-name="P4">
Як передає Укрінформ, про це у  <text:a xlink:type="simple" xlink:href="https://t.me/mariupolrada/14402" text:style-name="Internet_20_link" text:visited-style-name="Visited_20_Internet_20_Link">
 Телеграмі </text:a>
повідомила Маріупольська міська рада з посиланням на російські пабліки.</text:p>
      <text:p text:style-name="P4">
«У Маріуполі вбито понад 400 окупантів. Про це повідомляють російські пабліки.Зазначається, що внаслідок дій <text:a xlink:type="simple" xlink:href="https://www.ukrinform.ua/tag-zsu" text:style-name="Internet_20_link" text:visited-style-name="Visited_20_Internet_20_Link">
 ЗСУ </text:a>
минулого тижня було вбито 200 військових рф. А вчора українські сили потрапилив місце дислокації окупантів – тож іще 250 росіян ліквідовано», - йдеться уповідомленні.</text:p>
      <text:p text:style-name="P4">
Зазначається, що, за даними пабліка, до Маріуполя були переведені спецназ таморські піхотинці армії РФ. Саме по них 26 травня влучили ракети.</text:p>
      <text:p text:style-name="P4">
<text:span text:style-name="T4">
Читайте також:</text:span>
 <text:a xlink:type="simple" xlink:href="https://www.ukrinform.ua/rubric-ato/3714787-sili-oboroni-znisili-206-200-rosijskih-zagarbnikiv.html" text:style-name="Internet_20_link" text:visited-style-name="Visited_20_Internet_20_Link">
 </text:a>
</text:p>
      <text:p text:style-name="P4">
У міськраді нагадали, що вчора, 26 травня, прогриміли вибухи на територіїмаріупольського меткомбінату «Азовсталь».</text:p>
      <text:p text:style-name="P4">
Як повідомлялося, Маріуполь та навколишні селища загарбники перетворюють навійськово-логістичний хаб російської армії.</text:p>
      <text:p text:style-name="P4">
Source: <text:a xlink:type="simple" xlink:href="https://www.ukrinform.ua/rubric-ato/3714995-u-mariupoli-armia-rf-za-tizden-vtratila-vbitimi-450-zagarbnikiv.html" text:style-name="Internet_20_link" text:visited-style-name="Visited_20_Internet_20_Link">
https://www.ukrinform.ua/rubric-ato/3714995-u-mariupoli-armia-rf-za-tizden-vtratila-vbitimi-450-zagarbnikiv.html</text:a>
</text:p>
      <!--NEWS-->
      <text:h text:style-name="P10" text:outline-level="1">
<text:span text:style-name="T4">
У Бердянській райраді підтвердили вибухи поблизу міста</text:span>
</text:h>
      <text:p text:style-name="P4">
Authors: Ukrinform (Person)</text:p>
      <text:p text:style-name="P4">
Publisher: Укринформ (Organization)</text:p>
      <text:p text:style-name="P4">
Published Time: 2023-05-27T17:38:27+03:00</text:p>
      <text:p text:style-name="P4">
Modified Time: 2023-05-27T17:38:27+03:00</text:p>
      <text:p text:style-name="P4">
Description: У Бердянській районній раді підтвердили вибухи в селі Новопетрівка поблизу Бердянська.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Бердянськ', 'Війна з Росією', 'Єдині новини']</text:p>
      <text:p text:style-name="P4">
Type: Article</text:p>
      <!--METADATA-->
      <text:p text:style-name="P4">
<draw:frame draw:style-name="fr1" draw:name="Image166" text:anchor-type="as-char" svg:width="6.9236in" svg:height="3.956343in" draw:z-index="0">
<draw:image xlink:href="../Images/yкринформ/2023-05-27T17-38-27-03-00/630_360_1669987737-966.jpg" xlink:type="simple" xlink:show="embed" xlink:actuate="onLoad" draw:mime-type="image/jpeg"/>
</draw:frame>
 УБердянській районній раді підтвердили вибухи в селі Новопетрівка поблизуБердянська.</text:p>
      <text:p text:style-name="P4">
Як передає Укрінформ, про це повідомляє <text:a xlink:type="simple" xlink:href="https://www.radiosvoboda.org/a/news-berdyansk-vybukhy-pidtverdzhennya/32430380.html" text:style-name="Internet_20_link" text:visited-style-name="Visited_20_Internet_20_Link">
 «Радіо Свобода»</text:a>
 з посиланням на заступника голови Бердянськоїрайради Віктор Дудукалова в ефірі національного телемарафону "Єдині новини".</text:p>
      <text:p text:style-name="P4">
«Буквально кілька хвилин тому черговий неймовірний "приліт" по базі відпочинку«Хімік» у селі Новопетрівка Бердянського району, що розташоване на узбережжіАзовського моря. Відповідно там перебуває особовий склад. Думаю, останнікілька таких вдалих акцій – можемо рахувати померлих окупантів уже сотнями, ане десятками», - сказав Дудукалов.</text:p>
      <text:p text:style-name="P4">
<text:span text:style-name="T4">
Читайте також:</text:span>
 <text:a xlink:type="simple" xlink:href="https://www.ukrinform.ua/rubric-ato/3714985-u-mariupoli-vibuhi-po-vsomu-mistu.html" text:style-name="Internet_20_link" text:visited-style-name="Visited_20_Internet_20_Link">
 У Маріуполі - и по всьому місту</text:a>
</text:p>
      <text:p text:style-name="P4">
За його даними, протягом останніх кількох днів у Бердянську відбувається«бавовна», наслідки якої, як стверджують місцеві жителі, є «дуже серйозними».</text:p>
      <text:p text:style-name="P4">
Натомість російські телеграм-канали пишуть про роботу ППО в Бердянську тавеликий уламок, який спалахнув, а також про нібито планові навчання.</text:p>
      <text:p text:style-name="P4">
За інформацією місцевих жителів, які пишуть у соцмережах, вони чули вибухи вокупованому Бердянську. Останнім часом часто почала з’являтися інформація провибухи в цьому місті Запорізької області.</text:p>
      <text:p text:style-name="P4">
<text:span text:style-name="T4">
Читайте також:</text:span>
 <text:a xlink:type="simple" xlink:href="https://www.ukrinform.ua/rubric-regions/3714979-na-kiivsini-zdetonuvav-vibuhovij-pristrij-colovik-vtrativ-kist.html" text:style-name="Internet_20_link" text:visited-style-name="Visited_20_Internet_20_Link">
 На Київщині здетонував овий пристрій – чоловік втративкисть </text:a>
</text:p>
      <text:p text:style-name="P4">
Як повідомляв Укрінформ, у тимчасово захопленому російською армією Маріуполічутно вибухи по всьому місту.</text:p>
      <text:p text:style-name="P4">
Фото ілюстративне</text:p>
      <text:p text:style-name="P4">
Source: <text:a xlink:type="simple" xlink:href="https://www.ukrinform.ua/rubric-ato/3714998-u-berdanskij-rajradi-pidtverdili-vibuhi-poblizu-mista.html" text:style-name="Internet_20_link" text:visited-style-name="Visited_20_Internet_20_Link">
https://www.ukrinform.ua/rubric-ato/3714998-u-berdanskij-rajradi-pidtverdili-vibuhi-poblizu-mista.html</text:a>
</text:p>
      <!--NEWS-->
      <text:h text:style-name="P10" text:outline-level="1">
<text:span text:style-name="T4">
Світоліна вдруге виграла турнір WTA у Стразбурзі</text:span>
</text:h>
      <text:p text:style-name="P4">
Authors: Ukrinform (Person)</text:p>
      <text:p text:style-name="P4">
Publisher: Укринформ (Organization)</text:p>
      <text:p text:style-name="P4">
Published Time: 2023-05-27T17:44:00+03:00</text:p>
      <text:p text:style-name="P4">
Modified Time: 2023-05-27T17:44:00+03:00</text:p>
      <text:p text:style-name="P4">
Description: Українка Еліна Світоліна стала дворазовою переможницею турніру Жіночої тенісної асоціації (WTA) - Internationaux de Strasbourg - у місті Страсбург (Франція) із призовим фондом $259,3 тис. — Укрінформ.</text:p>
      <text:p text:style-name="P4">
Images: ['<text:a xlink:type="simple" xlink:href="https://static.ukrinform.com/photos/2023_05/thumb_files/630_360_1685198670-878.jpg" text:style-name="Internet_20_link" text:visited-style-name="Visited_20_Internet_20_Link">
630_360_16851...</text:a>
']</text:p>
      <text:p text:style-name="P4">
Tags: ['Світоліна', 'Теніс']</text:p>
      <text:p text:style-name="P4">
Type: Article</text:p>
      <!--METADATA-->
      <text:p text:style-name="P4">
<draw:frame draw:style-name="fr1" draw:name="Image167" text:anchor-type="as-char" svg:width="6.9236in" svg:height="3.956343in" draw:z-index="0">
<draw:image xlink:href="../Images/yкринформ/2023-05-27T17-44-00-03-00/630_360_1685198670-878.jpg" xlink:type="simple" xlink:show="embed" xlink:actuate="onLoad" draw:mime-type="image/jpeg"/>
</draw:frame>
 УкраїнкаЕліна Світоліна стала дворазовою переможницею турніру Жіночої тенісноїасоціації (WTA) - Internationaux de Strasbourg - у місті Страсбург (Франція)із призовим фондом $259,3 тис.</text:p>
      <text:p text:style-name="P4">
У фінальному матчі Світоліна здобула перемогу над росіянкою Анною Блінковою -6:2, 6:3, передає Укрінформ.</text:p>
      <text:p text:style-name="P4">
Протистояння тривало 1 годину 35 хвилин.</text:p>
      <text:p text:style-name="P4">
Світоліна провела 20-й фінал у кар'єрі, здобувши 17-й титул WTA. ВостаннєЕліна грала у вирішальному матчі у серпні 2021 року, коли виграла турнір уЧикаго (США).</text:p>
      <text:p text:style-name="P4">
Зазначимо, що українка була переможницею Internationaux de Strasbourg у 2020році.</text:p>
      <text:p text:style-name="P4">
<text:span text:style-name="T4">
Читайте також:</text:span>
 <text:a xlink:type="simple" xlink:href="https://www.ukrinform.ua/rubric-sports/3714092-ukrainski-tenisistki-otrimali-supernic-na-rolan-garros.html" text:style-name="Internet_20_link" text:visited-style-name="Visited_20_Internet_20_Link">
 Українські истки отримали суперниць на «Ролан Гаррос»</text:a>
</text:p>
      <text:p text:style-name="P4">
Наступний матч Світоліна зіграє проти Мартіни Тревізан з Італії у першому колі«Ролан Гаррос» у Парижі.</text:p>
      <text:p text:style-name="P4">
Фото: Christoph de Barry.</text:p>
      <text:p text:style-name="P4">
Source: <text:a xlink:type="simple" xlink:href="https://www.ukrinform.ua/rubric-sports/3715001-svitolina-vdruge-vigrala-turnir-wta-u-strazburzi.html" text:style-name="Internet_20_link" text:visited-style-name="Visited_20_Internet_20_Link">
https://www.ukrinform.ua/rubric-sports/3715001-svitolina-vdruge-vigrala-turnir-wta-u-strazburzi.html</text:a>
</text:p>
      <!--NEWS-->
      <text:h text:style-name="P10" text:outline-level="1">
<text:span text:style-name="T4">
Данія створила інвестиційний фонд для України на $133 мільйони</text:span>
</text:h>
      <text:p text:style-name="P4">
Authors: Ukrinform (Person)</text:p>
      <text:p text:style-name="P4">
Publisher: Укринформ (Organization)</text:p>
      <text:p text:style-name="P4">
Published Time: 2023-05-27T17:47:00+03:00</text:p>
      <text:p text:style-name="P4">
Modified Time: 2023-05-27T17:47:00+03:00</text:p>
      <text:p text:style-name="P4">
Description: Данія запустила спеціальний інвестиційний фонд для України на загальну суму 1 млрд данських крон, що становить приблизно $133 млн. — Укрінформ.</text:p>
      <text:p text:style-name="P4">
Images: ['<text:a xlink:type="simple" xlink:href="https://static.ukrinform.com/photos/2016_06/thumb_files/630_360_1465217065-7750-dollary.jpg" text:style-name="Internet_20_link" text:visited-style-name="Visited_20_Internet_20_Link">
630_360_14652...</text:a>
']</text:p>
      <text:p text:style-name="P4">
Tags: ['Данія', 'Фінанси', 'Інвестиції', 'Україна', 'допомога']</text:p>
      <text:p text:style-name="P4">
Type: Article</text:p>
      <!--METADATA-->
      <text:p text:style-name="P4">
<draw:frame draw:style-name="fr1" draw:name="Image168" text:anchor-type="as-char" svg:width="6.9236in" svg:height="3.956343in" draw:z-index="0">
<draw:image xlink:href="../Images/yкринформ/2023-05-27T17-47-00-03-00/630_360_1465217065-7750-dollary.jpg" xlink:type="simple" xlink:show="embed" xlink:actuate="onLoad" draw:mime-type="image/jpeg"/>
</draw:frame>
Данія запустила спеціальний інвестиційний фонд для України на загальну суму 1млрд данських крон, що становить приблизно $133 млн.</text:p>
      <text:p text:style-name="P4">
Про це повідомляє <text:a xlink:type="simple" xlink:href="https://www.me.gov.ua/News/Detail" text:style-name="Internet_20_link" text:visited-style-name="Visited_20_Internet_20_Link">
 пресслужба Міністерства економіки України</text:a>
, передає Укрінформ.</text:p>
      <text:p text:style-name="P4">
Як зазначається, про запуск соціальної програми було оголошено під часУкраїнського інвестиційного форуму в Копенгагені.</text:p>
      <text:p text:style-name="P4">
« <text:a xlink:type="simple" xlink:href="https://www.ukrinform.ua/tag-dania" text:style-name="Internet_20_link" text:visited-style-name="Visited_20_Internet_20_Link">
 Данія </text:a>
 є одним із лідерів щодофінансової допомоги Україні. З початку повномасштабного вторгнення загальнавійськова підтримка склала $1,4 млрд, а загальна гуманітарна допомога, в томучислі макрофінансова – $212 млн. Уряд України високо цінує підтримку Данії,розраховує на поглиблення двосторонньої співпраці та подальше залученняданського бізнесу в проєкти з відновлення України. Так, спеціальнийінвестиційний фонд, створений для України, фінансуватиме проєкти із залученнямнайкращих данських технологій та інноваційних рішень, і буде доступний як длядержавного, так і для приватного секторів», - сказала міністр економіки ЮліяСвириденко.</text:p>
      <text:p text:style-name="P4">
У свою чергу, заступник міністра економіки Олександр Грибан зауважив, щоосновною співпрацею між Україною і Данією є налагодження взаємовигіднихвідносин, коли українські компанії не лише імпортують данські продукти, а йлокалізують виробництво такої продукції в Україні.</text:p>
      <text:p text:style-name="P4">
<text:span text:style-name="T4">
Читайте також:</text:span>
 <text:a xlink:type="simple" xlink:href="https://www.ukrinform.ua/rubric-ato/3714228-dania-j-niderlandi-ocolat-koaliciu-z-pidgotovki-ukrainskih-pilotiv-na-f16-ostin.html" text:style-name="Internet_20_link" text:visited-style-name="Visited_20_Internet_20_Link">
 й Нідерланди очолять коаліцію з підготовки українськихпілотів на F-16 - Остін </text:a>
</text:p>
      <text:p text:style-name="P4">
Так, у рамках форуму було оголошено про затвердження фінансування для двохпілотних проєктів у сфері сільського господарства та агропереробки. Йдетьсяпро постраждалі компанії південного регіону – Нібулон, якому дадуть кредит на25 млн євро, та Агрофьюжн – 15 млн євро. Також кредити нададуть агрокомпаніям,розташованим біля лінії фронту в Миколаєві, які відновлюватимуть зруйнованівиробничі потужності, закуповуючи обладнання у данських експортерів.</text:p>
      <text:p text:style-name="P4">
За словами Грибана, данський фонд не лише надаватиме фінансові гарантії, але йбезпосередньо здійснюватиме кредитування, що ставить його на окремий щабельфінансових інститутів, які відкрили свої програми для України. Також данськийуряд планує суттєво збільшити ліміти і розширити програму фінансової допомогидля України.</text:p>
      <text:p text:style-name="P4">
Як повідомлялося, Україна спільно з ЄС обговорили проблемні питанняукраїнської видобувної промисловості та <text:a xlink:type="simple" xlink:href="https://www.ukrinform.ua/rubric-economy/3714648-ukraina-ta-es-obgovorili-stan-ukrainskoi-promislovosti-v-umovah-vijni.html" text:style-name="Internet_20_link" text:visited-style-name="Visited_20_Internet_20_Link">
 можливості залучення інвестицій ЄС.</text:a>
</text:p>
      <text:p text:style-name="P4">
Source: <text:a xlink:type="simple" xlink:href="https://www.ukrinform.ua/rubric-economy/3715002-dania-stvorila-investicijnij-fond-dla-ukraini-na-133-miljoni.html" text:style-name="Internet_20_link" text:visited-style-name="Visited_20_Internet_20_Link">
https://www.ukrinform.ua/rubric-economy/3715002-dania-stvorila-investicijnij-fond-dla-ukraini-na-133-miljoni.html</text:a>
</text:p>
      <!--NEWS-->
      <text:h text:style-name="P10" text:outline-level="1">
<text:span text:style-name="T4">
Генрі Кіссінджер сьогодні святкує свій сторічний ювілей</text:span>
</text:h>
      <text:p text:style-name="P4">
Authors: Ukrinform (Person)</text:p>
      <text:p text:style-name="P4">
Publisher: Укринформ (Organization)</text:p>
      <text:p text:style-name="P4">
Published Time: 2023-05-27T17:59:00+03:00</text:p>
      <text:p text:style-name="P4">
Modified Time: 2023-05-27T17:59:00+03:00</text:p>
      <text:p text:style-name="P4">
Description: Сьогодні колишньому державному секретареві США Генрі Кіссінджеру виповнюється 100 років. — Укрінформ.</text:p>
      <text:p text:style-name="P4">
Images: ['<text:a xlink:type="simple" xlink:href="https://static.ukrinform.com/photos/2023_05/thumb_files/630_360_1685198513-473.jpg" text:style-name="Internet_20_link" text:visited-style-name="Visited_20_Internet_20_Link">
630_360_16851...</text:a>
']</text:p>
      <text:p text:style-name="P4">
Tags: ['США', 'Кіссінджер']</text:p>
      <text:p text:style-name="P4">
Type: Article</text:p>
      <!--METADATA-->
      <text:p text:style-name="P4">
<draw:frame draw:style-name="fr1" draw:name="Image169" text:anchor-type="as-char" svg:width="6.9236in" svg:height="3.956343in" draw:z-index="0">
<draw:image xlink:href="../Images/yкринформ/2023-05-27T17-59-00-03-00/630_360_1685198513-473.jpg" xlink:type="simple" xlink:show="embed" xlink:actuate="onLoad" draw:mime-type="image/jpeg"/>
</draw:frame>
 Сьогодніколишньому державному секретареві США Генрі Кіссінджеру виповнюється 100років.</text:p>
      <text:p text:style-name="P4">
Як передає Укрінформ, про це повідомляє  <text:a xlink:type="simple" xlink:href="https://apnews.com/article/henry-kissinger-100th-birthday-565d48b7604ee179d104555490686224" text:style-name="Internet_20_link" text:visited-style-name="Visited_20_Internet_20_Link">
 AP</text:a>
 .</text:p>
      <text:p text:style-name="P4">
Колишній дипломат та радник президента Генрі Кіссінджер відзначає 100-річчя,переживши багатьох політичних сучасників, які керували Сполученими Штатами водин з найбурхливіших періодів, включаючи президентство Річарда Ніксона тавійну у В'єтнамі.</text:p>
      <text:p text:style-name="P4">
Окрім того, Кіссінджер відомий як публічний промовець, якого запрошували нанайвідоміші політичні форуми, та як науковець та автор книг.</text:p>
      <text:p text:style-name="P4">
Народився Кіссінджер у <text:a xlink:type="simple" xlink:href="https://www.ukrinform.ua/tag-nimeccina" text:style-name="Internet_20_link" text:visited-style-name="Visited_20_Internet_20_Link">
 Німеччині </text:a>
27 травня 1923 року, він відомий своєю ключовою роллю в американськійзовнішній політиці 1960-х та 1970-х років.</text:p>
      <text:p text:style-name="P4">
Девід Кіссінджер, син Генрі, сказав, що сторіччя його батька «може мати вигляднеминучості для кожного, хто знайомий з його силою характеру та любов’ю доісторичного символізму. Він не тільки пережив більшість своїх однолітків,відомих недоброзичливців та учнів, а й залишався активним».</text:p>
      <text:p text:style-name="P4">
<text:span text:style-name="T4">
Читайте також:</text:span>
 <text:a xlink:type="simple" xlink:href="https://www.ukrinform.ua/rubric-polytics/3637347-kissindzer-znovu-zaklikav-domovlatisa-z-putinim-pro-mir-v-ukraini.html" text:style-name="Internet_20_link" text:visited-style-name="Visited_20_Internet_20_Link">
 з в </text:a>
</text:p>
      <text:p text:style-name="P4">
Девід Кіссінджер також написав, що цього тижня Генрі Кіссінджер відвідає Нью-Йорк, Лондон та своє рідне місто Фюрт у Німеччині.</text:p>
      <text:p text:style-name="P4">
Як повідомлялося, колишній держсекретар США та радник з питань нацбезпекиБілого дому Генрі Кіссінджер, відомий своєю позицією проти приєднання Українидо НАТО, під час виступу у вівторок на Всесвітньому економічному форумі уДавосі погодився, що  <text:a xlink:type="simple" xlink:href="https://www.ukrinform.ua/rubric-polytics/3654404-kissindzer-viznav-so-clenstvo-ukraini-v-nato-bulo-b-dorecnim.html" text:style-name="Internet_20_link" text:visited-style-name="Visited_20_Internet_20_Link">
 членство в Альянсі для Києва було б доречним</text:a>
 .</text:p>
      <text:p text:style-name="P4">
<text:span text:style-name="T5">
Фото: Adam Berry/Getty Images</text:span>
</text:p>
      <text:p text:style-name="P4">
Source: <text:a xlink:type="simple" xlink:href="https://www.ukrinform.ua/rubric-world/3715003-genri-kissindzer-sogodni-svatkue-svij-storicnij-uvilej.html" text:style-name="Internet_20_link" text:visited-style-name="Visited_20_Internet_20_Link">
https://www.ukrinform.ua/rubric-world/3715003-genri-kissindzer-sogodni-svatkue-svij-storicnij-uvilej.html</text:a>
</text:p>
      <!--NEWS-->
      <text:h text:style-name="P10" text:outline-level="1">
<text:span text:style-name="T4">
Ворог обстріляв Степногірськ на Запоріжжі, двоє поранених</text:span>
</text:h>
      <text:p text:style-name="P4">
Authors: Ukrinform (Person)</text:p>
      <text:p text:style-name="P4">
Publisher: Укринформ (Organization)</text:p>
      <text:p text:style-name="P4">
Published Time: 2023-05-27T18:07:00+03:00</text:p>
      <text:p text:style-name="P4">
Modified Time: 2023-05-27T18:07:00+03:00</text:p>
      <text:p text:style-name="P4">
Description: Російські загарбники обстріляли Степногірськ Запорізької області, поранень зазнали двоє цивільних, один з них зараз у важкому стані. — Укрінформ.</text:p>
      <text:p text:style-name="P4">
Images: ['<text:a xlink:type="simple" xlink:href="https://static.ukrinform.com/photos/2023_05/thumb_files/630_360_1685199992-216.jpeg" text:style-name="Internet_20_link" text:visited-style-name="Visited_20_Internet_20_Link">
630_360_16851...</text:a>
']</text:p>
      <text:p text:style-name="P4">
Tags: ['Обстріл', 'Поранені', 'Запоріжжя', 'Війна з Росією']</text:p>
      <text:p text:style-name="P4">
Type: Article</text:p>
      <!--METADATA-->
      <text:p text:style-name="P4">
<draw:frame draw:style-name="fr1" draw:name="Image170" text:anchor-type="as-char" svg:width="6.9236in" svg:height="3.956343in" draw:z-index="0">
<draw:image xlink:href="../Images/yкринформ/2023-05-27T18-07-00-03-00/630_360_1685199992-216.jpeg" xlink:type="simple" xlink:show="embed" xlink:actuate="onLoad" draw:mime-type="image/jpeg"/>
</draw:frame>
 Російськізагарбники обстріляли Степногірськ Запорізької області, поранень зазнали двоєцивільних, один з них зараз у важкому стані.</text:p>
      <text:p text:style-name="P4">
Про це у <text:a xlink:type="simple" xlink:href="https://t.me/zoda_gov_ua/19053" text:style-name="Internet_20_link" text:visited-style-name="Visited_20_Internet_20_Link">
 Телеграмі </text:a>
 повідомив головаЗапорізької обласної військової адміністрації Юрій Малашко, передає Укрінформ.</text:p>
      <text:p text:style-name="P4">
«Степногірськ <text:a xlink:type="simple" xlink:href="https://www.ukrinform.ua/tag-obstril" text:style-name="Internet_20_link" text:visited-style-name="Visited_20_Internet_20_Link">
 обстріляли </text:a>
 з «Градів».Влучили у житловий сектор. 65-річний чоловік отримав травми, йдучи вулицею.Інший чоловік 60 років зараз у важкому стані. Постраждалим надається всянеобхідна допомога», - написав Малашко.</text:p>
      <text:p text:style-name="P4">
<text:span text:style-name="T4">
Читайте також:</text:span>
 <text:a xlink:type="simple" xlink:href="https://www.ukrinform.ua/rubric-regions/3714960-u-gluhovi-na-sumsini-vorozim-obstrilom-poskodzena-bagatopoverhivka.html" text:style-name="Internet_20_link" text:visited-style-name="Visited_20_Internet_20_Link">
 У Глухові на Сумщині ворожим ом пошкодженабагатоповерхівка </text:a>
</text:p>
      <text:p text:style-name="P4">
Він додав, що наразі фахівці працюють над ліквідацією наслідків влучання.</text:p>
      <text:p text:style-name="P4">
Як повідомлялося, армія РФ минулої доби, 26 травня, <text:a xlink:type="simple" xlink:href="https://www.ukrinform.ua/rubric-regions/3714814-vorog-za-dobu-zdijsniv-obstrili-16-naselenih-punktiv-na-zaporizzi-zaginula-zinka.html" text:style-name="Internet_20_link" text:visited-style-name="Visited_20_Internet_20_Link">
 108 разів обстрілялатериторію Запорізької області, загинула літня жінка.</text:a>
</text:p>
      <text:p text:style-name="P4">
Source: <text:a xlink:type="simple" xlink:href="https://www.ukrinform.ua/rubric-ato/3715006-vorog-obstrilav-stepnogirsk-na-zaporizzi-dvoe-poranenih.html" text:style-name="Internet_20_link" text:visited-style-name="Visited_20_Internet_20_Link">
https://www.ukrinform.ua/rubric-ato/3715006-vorog-obstrilav-stepnogirsk-na-zaporizzi-dvoe-poranenih.html</text:a>
</text:p>
      <!--NEWS-->
      <text:h text:style-name="P10" text:outline-level="1">
<text:span text:style-name="T4">
У Бахмуті прикордонники ліквідували групу загарбників</text:span>
</text:h>
      <text:p text:style-name="P4">
Authors: Ukrinform (Person)</text:p>
      <text:p text:style-name="P4">
Publisher: Укринформ (Organization)</text:p>
      <text:p text:style-name="P4">
Published Time: 2023-05-27T18:08:00+03:00</text:p>
      <text:p text:style-name="P4">
Modified Time: 2023-05-27T18:08:00+03:00</text:p>
      <text:p text:style-name="P4">
Description: У Бахмуті прикордонники-мінометники ліквідували двох загарбників, ще трьох було поранено.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Бахмут', 'Прикордонники', 'Війна з Росією']</text:p>
      <text:p text:style-name="P4">
Type: Article</text:p>
      <!--METADATA-->
      <text:p text:style-name="P4">
<draw:frame draw:style-name="fr1" draw:name="Image171" text:anchor-type="as-char" svg:width="6.9236in" svg:height="3.956343in" draw:z-index="0">
<draw:image xlink:href="../Images/yкринформ/2023-05-27T18-08-00-03-00/630_360_1680422407-224.png" xlink:type="simple" xlink:show="embed" xlink:actuate="onLoad" draw:mime-type="image/png"/>
</draw:frame>
 У Бахмутіприкордонники-мінометники ліквідували двох загарбників, ще трьох булопоранено.</text:p>
      <text:p text:style-name="P4">
Про це повідомляє <text:a xlink:type="simple" xlink:href="https://dpsu.gov.ua/ua/news/%20video%20-prikordonniki-minometniki-likviduvali-grupu-zagarbnikiv-u-bahmuti/" text:style-name="Internet_20_link" text:visited-style-name="Visited_20_Internet_20_Link">
 пресслужба Державної прикордонної служби України</text:a>
 , передає Укрінформ.</text:p>
      <text:p text:style-name="P4">
"Днями аеророзвідка прикордонного підрозділу виявила переміщення групи ворожоїпіхоти на околицях Бахмута. Противник вирішив відсидітись у напівзруйнованійспоруді. За координатами перебування стрільців російсько-окупаційних військприкордонники-мінометники відправили кілька десятків осколково-фугасних мін",- йдеться у повідомленні.</text:p>
      <text:p text:style-name="P4">
Зазначається, що у результаті вогневого нальоту місце укриття ворогазруйновано, а з ним знищено двох загарбників, ще трьох поранено.</text:p>
      <text:p text:style-name="P4">
<text:span text:style-name="T4">
Читайте також:</text:span>
 <text:a xlink:type="simple" xlink:href="https://www.ukrinform.ua/rubric-ato/3714936-vijskovi-znisili-u-bahmuti-rosijskij-grad-za-dopomogou-bezpilotnikiv-vid-armii-droniv.html" text:style-name="Internet_20_link" text:visited-style-name="Visited_20_Internet_20_Link">
 Військові и у Бахмуті російський «Град» за допомогоюбезпілотників від Армії дронів </text:a>
</text:p>
      <text:p text:style-name="P4">
Як повідомлялося, з 24 лютого 2022 року по 27 травня 2023 року Сили оборониУкраїни ліквідували близько 206 тисяч 200 російських загарбників, 480 осіб -за минулу добу.</text:p>
      <text:p text:style-name="P4">
Source: <text:a xlink:type="simple" xlink:href="https://www.ukrinform.ua/rubric-ato/3715008-u-bahmuti-prikordonniki-likviduvali-grupu-zagarbnikiv.html" text:style-name="Internet_20_link" text:visited-style-name="Visited_20_Internet_20_Link">
https://www.ukrinform.ua/rubric-ato/3715008-u-bahmuti-prikordonniki-likviduvali-grupu-zagarbnikiv.html</text:a>
</text:p>
      <!--NEWS-->
      <text:h text:style-name="P10" text:outline-level="1">
<text:span text:style-name="T4">
Мери Маріуполя та Брюсселя обговорили відбудову українського міста після його деокупації</text:span>
</text:h>
      <text:p text:style-name="P4">
Authors: Ukrinform (Person)</text:p>
      <text:p text:style-name="P4">
Publisher: Укринформ (Organization)</text:p>
      <text:p text:style-name="P4">
Published Time: 2023-05-27T18:15:00+03:00</text:p>
      <text:p text:style-name="P4">
Modified Time: 2023-05-27T18:15:00+03:00</text:p>
      <text:p text:style-name="P4">
Description: Мер Маріуполя Вадим Бойченко обговорив з мером Брюсселя Філіпом Клозом варіанти співпраці у питаннях відродження Маріуполя після деокупації міста. — Укрінформ.</text:p>
      <text:p text:style-name="P4">
Images: ['<text:a xlink:type="simple" xlink:href="https://static.ukrinform.com/photos/2023_05/thumb_files/630_360_1685200467-860.jpg" text:style-name="Internet_20_link" text:visited-style-name="Visited_20_Internet_20_Link">
630_360_16852...</text:a>
']</text:p>
      <text:p text:style-name="P4">
Tags: ['Брюссель', 'Маріуполь', 'Вадим Бойченко']</text:p>
      <text:p text:style-name="P4">
Type: Article</text:p>
      <!--METADATA-->
      <text:p text:style-name="P4">
<draw:frame draw:style-name="fr1" draw:name="Image172" text:anchor-type="as-char" svg:width="6.9236in" svg:height="3.956343in" draw:z-index="0">
<draw:image xlink:href="../Images/yкринформ/2023-05-27T18-15-00-03-00/630_360_1685200467-860.jpg" xlink:type="simple" xlink:show="embed" xlink:actuate="onLoad" draw:mime-type="image/jpeg"/>
</draw:frame>
 МерМаріуполя Вадим Бойченко обговорив з мером Брюсселя Філіпом Клозом варіантиспівпраці у питаннях відродження Маріуполя після деокупації міста.</text:p>
      <text:p text:style-name="P4">
Про це у <text:a xlink:type="simple" xlink:href="https://t.me/mariupolrada/14405" text:style-name="Internet_20_link" text:visited-style-name="Visited_20_Internet_20_Link">
 Телеграмі </text:a>
 повідомилаМаріупольська міська рада, передає Укрінформ.</text:p>
      <text:p text:style-name="P4">
«Міський голова Маріуполя Вадим Бойченко під час робочої поїздки до Бельгіїзустрівся з мером Брюсселя Філіпом Клозом. Обговорили варіанти співпраці упитаннях відродження Маріуполя після деокупації та реалізації Плану MariupolReborn», - йдеться у повідомленні.</text:p>
      <text:p text:style-name="P4">
<text:span text:style-name="T4">
Читайте також:</text:span>
 <text:a xlink:type="simple" xlink:href="https://www.ukrinform.ua/rubric-vidbudova/3712833-mariupol-pisla-deokupacii-otrimae-dopomogu-francii-u-rozvitku-pribereznih-zon.html" text:style-name="Internet_20_link" text:visited-style-name="Visited_20_Internet_20_Link">
 Маріуполь після деокупації отримає допомогу Франції урозвитку прибережних зон </text:a>
</text:p>
      <text:p text:style-name="P4">
Зазначається, що мери разом відвідали студентів Інституту Палладо, з якимипоговорили про післявоєнне відновлення та реконструкцію Маріуполя післязвільнення від російської окупації. Для молоді це була надихаюча зустріч.</text:p>
      <text:p text:style-name="P4">
Бойченко підкреслив, що відбудова Маріуполя – це історичний виклик не тількидля України, але й для всієї Європи.</text:p>
      <text:p text:style-name="P4">
«Місто, яке стало символом руйнівної російської війни, може перетворитися насимвол перемоги та єдності усього світу у боротьбі за мир, свободу тадемократію. Заради цього майбутнього ми працюємо над розробкою Планувідродження міста Mariupol Reborn. Навколо нього ми формуємо коло командивідродження, де будемо раді бачити Брюссель», - сказав Маріупольський мер. Вінпідкреслив, що провідний досвід Брюсселя та його експертиза допоможутьпобудувати новий Маріуполь.</text:p>
      <text:p text:style-name="P4">
<text:span text:style-name="T4">
Читайте також:</text:span>
 <text:a xlink:type="simple" xlink:href="https://www.ukrinform.ua/rubric-kyiv/3711581-u-kievi-vidkrilasa-vistavka-prisvacena-oboroni-mariupola.html" text:style-name="Internet_20_link" text:visited-style-name="Visited_20_Internet_20_Link">
 У Києві відкрилася виставка, присвячена обороні Маріуполя</text:a>
</text:p>
      <text:p text:style-name="P4">
Як повідомлялося, міський голова Маріуполя Бойченко раніше представив планвідродження міста Mariupol Reborn, що складається з двох основних етапів –швидкого відновлення критичної інфраструктури та самої Стратегії відродженняміста.</text:p>
      <text:p text:style-name="P4">
У квітні цей план був презентований у США. До його розробки вже долучилисясвітові архітектори, урбаністи та експерти.</text:p>
      <text:p text:style-name="P4">
Агресія росії спричинила в Маріуполі одну з найбільших гуманітарних катастроф.Місто майже на 90% зруйноване внаслідок ворожих обстрілів. Пошкоджені тазруйновані житлові будинки, лікарні, школи, дитсадки тощо.</text:p>
      <text:p text:style-name="P4">
Російське вторгнення завдало Маріуполю, за попередньою оцінкою, пошкоджень таруйнувань на 14 млрд доларів.</text:p>
      <text:p text:style-name="P4">
Source: <text:a xlink:type="simple" xlink:href="https://www.ukrinform.ua/rubric-vidbudova/3715011-meri-mariupola-ta-brussela-obgovorili-vidbudovu-ukrainskogo-mista-pisla-jogo-deokupacii.html" text:style-name="Internet_20_link" text:visited-style-name="Visited_20_Internet_20_Link">
https://www.ukrinform.ua/rubric-vidbudova/3715011-meri-mariupola-ta-brussela-obgovorili-vidbudovu-ukrainskogo-mista-pisla-jogo-deokupacii.html</text:a>
</text:p>
      <!--NEWS-->
      <text:h text:style-name="P10" text:outline-level="1">
<text:span text:style-name="T4">
Росія висилає сотні німецьких держслужбовців – у Берліні назвали рішення «необґрунтованим»</text:span>
</text:h>
      <text:p text:style-name="P4">
Authors: Ukrinform (Person)</text:p>
      <text:p text:style-name="P4">
Publisher: Укринформ (Organization)</text:p>
      <text:p text:style-name="P4">
Published Time: 2023-05-27T18:18:00+03:00</text:p>
      <text:p text:style-name="P4">
Modified Time: 2023-05-27T18:18:00+03:00</text:p>
      <text:p text:style-name="P4">
Description: У РФ вирішили вислати з країни сотні німецьких дипломатів та педагогів. У МЗС Німеччини розкритикували таке рішення, назвавши майбутні висилки "необґрунтованими" та "незрозумілими". — Укрінформ.</text:p>
      <text:p text:style-name="P4">
Images: ['<text:a xlink:type="simple" xlink:href="https://static.ukrinform.com/photos/2018_09/thumb_files/630_360_1537890419-4757.jpg" text:style-name="Internet_20_link" text:visited-style-name="Visited_20_Internet_20_Link">
630_360_15378...</text:a>
']</text:p>
      <text:p text:style-name="P4">
Tags: ['Німеччина', 'Посол', 'Росія']</text:p>
      <text:p text:style-name="P4">
Type: Article</text:p>
      <!--METADATA-->
      <text:p text:style-name="P4">
<draw:frame draw:style-name="fr1" draw:name="Image173" text:anchor-type="as-char" svg:width="6.9236in" svg:height="3.956343in" draw:z-index="0">
<draw:image xlink:href="../Images/yкринформ/2023-05-27T18-18-00-03-00/630_360_1537890419-4757.jpg" xlink:type="simple" xlink:show="embed" xlink:actuate="onLoad" draw:mime-type="image/jpeg"/>
</draw:frame>
 У РФвирішили вислати з країни сотні німецьких дипломатів та педагогів. У МЗСНімеччини розкритикували таке рішення, назвавши майбутні висилки"необґрунтованими" та "незрозумілими".</text:p>
      <text:p text:style-name="P4">
Як передає Укрінформ, про це повідомляє  <text:a xlink:type="simple" xlink:href="https://edition.cnn.com/europe/live-news/russia-ukraine-war-news-05-27-23/h_f0a0909b18ed2cde8bed1e5402f1600a" text:style-name="Internet_20_link" text:visited-style-name="Visited_20_Internet_20_Link">
 CNN</text:a>
 .</text:p>
      <text:p text:style-name="P4">
Сотні німецьких дипломатів та державних службовців, які живуть та працюють вРосії, отримали лише кілька днів, щоб залишити країну, йдеться в заяві речникаміністерства закордонних справ Німеччини.</text:p>
      <text:p text:style-name="P4">
Сьогоднішній наказ є останнім з низки висилок, які почалися після того, якНімеччина вирішила видворити кількох російських <text:a xlink:type="simple" xlink:href="https://www.ukrinform.ua/tag-diplomati" text:style-name="Internet_20_link" text:visited-style-name="Visited_20_Internet_20_Link">
 дипломатів</text:a>
 , яких звинуватили в роботі наросійську розвідку. Москва у відповідь вислала 20 німецьких дипломатів уквітні.</text:p>
      <text:p text:style-name="P4">
У міністерстві закордонних справ ФРН зазначили, що останній наказ стосуєтьсянімецьких дипломатів, державних службовців, які працюють в Росії, тавикладачів у спонсорованому урядом Інституті Гете, який пропонує курсинімецької мови та програми культурного обміну. Усі вони мають залишити РФ до 1червня.</text:p>
      <text:p text:style-name="P4">
У міністерстві назвали такий крок "невиправданим" та "незрозумілим".</text:p>
      <text:p text:style-name="P4">
"Цей ліміт, встановлений Росією з початку червня, вимагає серйозногоскорочення всіх сфер нашої присутності в РФ", - йдеться у заяві.</text:p>
      <text:p text:style-name="P4">
<text:span text:style-name="T4">
Читайте також:</text:span>
 <text:a xlink:type="simple" xlink:href="https://www.ukrinform.ua/rubric-world/3713969-rosia-zakrivae-genkonsulstvo-v-svecii-i-visilae-patoh-diplomativ.html" text:style-name="Internet_20_link" text:visited-style-name="Visited_20_Internet_20_Link">
 Росія закриває генконсульство в Швеції і п'ятьохдипломатів </text:a>
</text:p>
      <text:p text:style-name="P4">
"Федеральний уряд зараз стурбований тим, щоб забезпечити мінімальнуприсутність представників у Росії, зберігаючи також дипломатичну присутність",- йдеться у заяві.</text:p>
      <text:p text:style-name="P4">
Як повідомлялося, міністр закордонних справ ФРН Анналена Бербок заявила прооголошення двох співробітників посольства РФ у ФРН небажаними персонами післярішення суду, який виніс вирок – довічне ув’язнення – росіянину ВадимуКрасікову за вбивство колишнього чеченського бойовика Зелімхана Хангошвілі 23серпня 2019 року. В обвинувальному акті, зачитаному генпрокурором,зазначається, що німецьке слідство дійшло висновку, що «цей злочин скоєно відімені державних органів Російської Федерації».</text:p>
      <text:p text:style-name="P4">
У 2019 році Німеччина вже вислала 2 російських дипломатів через цю справу.</text:p>
      <text:p text:style-name="P4">
Source: <text:a xlink:type="simple" xlink:href="https://www.ukrinform.ua/rubric-world/3715009-rosia-visilae-sotni-nimeckih-derzsluzbovciv-u-berlini-nazvali-risenna-neobgruntovanim.html" text:style-name="Internet_20_link" text:visited-style-name="Visited_20_Internet_20_Link">
https://www.ukrinform.ua/rubric-world/3715009-rosia-visilae-sotni-nimeckih-derzsluzbovciv-u-berlini-nazvali-risenna-neobgruntovanim.html</text:a>
</text:p>
      <!--NEWS-->
      <text:h text:style-name="P10" text:outline-level="1">
<text:span text:style-name="T4">
ВРП дозволила арештувати суддю, який збив на смерть нацгвардійця</text:span>
</text:h>
      <text:p text:style-name="P4">
Authors: Ukrinform (Person)</text:p>
      <text:p text:style-name="P4">
Publisher: Укринформ (Organization)</text:p>
      <text:p text:style-name="P4">
Published Time: 2023-05-27T18:33:00+03:00</text:p>
      <text:p text:style-name="P4">
Modified Time: 2023-05-27T18:33:00+03:00</text:p>
      <text:p text:style-name="P4">
Description: Вища рада правосуддя надала згоду на арешт голови Макарівського районного суду Київської області Олексія Тандира, який за кермом автомобіля збив на смерть бійця Національної гвардії на блокпосту у Києві. — Укрінформ.</text:p>
      <text:p text:style-name="P4">
Images: ['<text:a xlink:type="simple" xlink:href="https://static.ukrinform.com/photos/2020_11/thumb_files/630_360_1606762004-679.jpg" text:style-name="Internet_20_link" text:visited-style-name="Visited_20_Internet_20_Link">
630_360_16067...</text:a>
']</text:p>
      <text:p text:style-name="P4">
Tags: ['Арешт', 'ДТП', 'Нацгвардія', 'Вища рада правосуддя']</text:p>
      <text:p text:style-name="P4">
Type: Article</text:p>
      <!--METADATA-->
      <text:p text:style-name="P4">
<draw:frame draw:style-name="fr1" draw:name="Image174" text:anchor-type="as-char" svg:width="6.9236in" svg:height="3.956343in" draw:z-index="0">
<draw:image xlink:href="../Images/yкринформ/2023-05-27T18-33-00-03-00/630_360_1606762004-679.jpg" xlink:type="simple" xlink:show="embed" xlink:actuate="onLoad" draw:mime-type="image/jpeg"/>
</draw:frame>
 Вища радаправосуддя надала згоду на арешт голови Макарівського районного суду Київськоїобласті Олексія Тандира, який за кермом автомобіля збив на смерть бійцяНаціональної гвардії на блокпосту у Києві.</text:p>
      <text:p text:style-name="P4">
Про це повідомляє Укрінформ з посиланням на <text:a xlink:type="simple" xlink:href="https://www.facebook.com/highcouncilofjustice/posts/pfbid02FRNwmu1p75nRv2Ymyf7bJT2tpT2JxwVjvaBNFjtzvZQNpfkwqumxaCjqYoeHvzRyl" text:style-name="Internet_20_link" text:visited-style-name="Visited_20_Internet_20_Link">
 ВРП</text:a>
.</text:p>
      <text:p text:style-name="P4">
Члени Вищої ради правосуддя на засіданні 27 травня розглянули відповіднеподання заступника генерального прокурора Антона Войтенка та надали згоду наутримання <text:a xlink:type="simple" xlink:href="https://www.ukrinform.ua/tag-sudda" text:style-name="Internet_20_link" text:visited-style-name="Visited_20_Internet_20_Link">
 судді </text:a>
 під вартою.</text:p>
      <text:p text:style-name="P4">
Як повідомляв Укрінформ, у ніч на 26 травня голова Макарівського районногосуду Тандир  <text:a xlink:type="simple" xlink:href="https://www.ukrinform.ua/rubric-kyiv/3714354-na-odnomu-iz-stolicnih-blokpostiv-sudda-na-smert-zbiv-nacgvardijca.html#" text:style-name="Internet_20_link" text:visited-style-name="Visited_20_Internet_20_Link">
 збив на смерть </text:a>
 23-річного нацгвардійця на блокпосту в столиці.Правоохоронці його затримали.</text:p>
      <text:p text:style-name="P4">
Суддя відмовився від освідування на вміст алкоголю та наркотиків, проте маввізуальні клінічні ознаки сп’яніння. Суд надав дозвіл на примусове відібранняв нього біологічних зразків.</text:p>
      <text:p text:style-name="P4">
<text:span text:style-name="T4">
Читайте також:</text:span>
 <text:a xlink:type="simple" xlink:href="https://www.ukrinform.ua/rubric-kyiv/3713678-u-pidozruvanoi-v-dtp-deputatki-kiivradi-na-dva-misaci-vilucili-prava.html" text:style-name="Internet_20_link" text:visited-style-name="Visited_20_Internet_20_Link">
 У підозрюваної в депутатки Київради на два місяцівилучили права </text:a>
</text:p>
      <text:p text:style-name="P4">
За фактом ДТП  <text:a xlink:type="simple" xlink:href="https://www.ukrinform.ua/rubric-kyiv/3714707-suddi-akij-na-smert-zbiv-nacgvardijca-ogolosili-pidozru.html" text:style-name="Internet_20_link" text:visited-style-name="Visited_20_Internet_20_Link">
 розпочате кримінальне провадження</text:a>
 за ч. ч. 3 ст. 286-1 (порушення правилбезпеки дорожнього руху або експлуатації транспорту особами, які керуютьтранспортними засобами в стані сп'яніння) Кримінального кодексу України.</text:p>
      <text:p text:style-name="P4">
Колектив Макарівського райсуду  <text:a xlink:type="simple" xlink:href="https://www.ukrinform.ua/rubric-kyiv/3714487-u-makarivskomu-rajsudi-prokomentuvali-smertelnu-dtp-za-ucasti-golovi-sudu-tandira.html" text:style-name="Internet_20_link" text:visited-style-name="Visited_20_Internet_20_Link">
 заявив </text:a>
 , що не виправдовує дії голови суду та виступає заповне й неупереджене розслідування трагічної події.</text:p>
      <text:p text:style-name="P4">
Source: <text:a xlink:type="simple" xlink:href="https://www.ukrinform.ua/rubric-society/3715018-vrp-dozvolila-arestuvati-suddu-akij-zbiv-na-smert-nacgvardijca.html" text:style-name="Internet_20_link" text:visited-style-name="Visited_20_Internet_20_Link">
https://www.ukrinform.ua/rubric-society/3715018-vrp-dozvolila-arestuvati-suddu-akij-zbiv-na-smert-nacgvardijca.html</text:a>
</text:p>
      <!--NEWS-->
      <text:h text:style-name="P10" text:outline-level="1">
<text:span text:style-name="T4">
Генштаб показав, як у Британії українські новобранці навчаються веденню оборонного бою</text:span>
</text:h>
      <text:p text:style-name="P4">
Authors: Ukrinform (Person)</text:p>
      <text:p text:style-name="P4">
Publisher: Укринформ (Organization)</text:p>
      <text:p text:style-name="P4">
Published Time: 2023-05-27T18:49:00+03:00</text:p>
      <text:p text:style-name="P4">
Modified Time: 2023-05-27T18:49:00+03:00</text:p>
      <text:p text:style-name="P4">
Description: У Великій Британії українські новобранці проходять вогневу підготовку, зокрема здобувають навички ведення вогню зі стрілецької зброї у складі відділення в оборонному бою. — Укрінформ.</text:p>
      <text:p text:style-name="P4">
Images: ['<text:a xlink:type="simple" xlink:href="https://static.ukrinform.com/photos/2023_05/thumb_files/630_360_1685200578-3973.jpeg" text:style-name="Internet_20_link" text:visited-style-name="Visited_20_Internet_20_Link">
630_360_16852...</text:a>
']</text:p>
      <text:p text:style-name="P4">
Tags: ['Британія', 'ЗСУ', 'Військові']</text:p>
      <text:p text:style-name="P4">
Type: Article</text:p>
      <!--METADATA-->
      <text:p text:style-name="P4">
<draw:frame draw:style-name="fr1" draw:name="Image175" text:anchor-type="as-char" svg:width="6.9236in" svg:height="3.956343in" draw:z-index="0">
<draw:image xlink:href="../Images/yкринформ/2023-05-27T18-49-00-03-00/630_360_1685200578-3973.jpeg" xlink:type="simple" xlink:show="embed" xlink:actuate="onLoad" draw:mime-type="image/jpeg"/>
</draw:frame>
 УВеликій Британії українські новобранці проходять вогневу підготовку, зокремаздобувають навички ведення вогню зі стрілецької зброї у складі відділення воборонному бою.</text:p>
      <text:p text:style-name="P4">
Як передає Укрінформ, про це Генеральний штаб Збройних сил України повідомив у<text:a xlink:type="simple" xlink:href="https://www.facebook.com/GeneralStaff.ua/posts/pfbid05orxbGMQNQ8JKNkUYAVrGLCSRupDZ6xuZRFgyPDkb4YKQuVNX7EWxfQtKDf9TfT1l" text:style-name="Internet_20_link" text:visited-style-name="Visited_20_Internet_20_Link">
 Фейсбуці</text:a>
.</text:p>
      <text:p text:style-name="P4">
Згадані заняття проводять інструктори Сухопутних військ Збройних сил ВеликоїБританії за програмою базової загальновійськової підготовки особового складу <text:a xlink:type="simple" xlink:href="https://www.ukrinform.ua/tag-zsu" text:style-name="Internet_20_link" text:visited-style-name="Visited_20_Internet_20_Link">
ЗСУ </text:a>
 в межах багатонаціональної навчальноїоперації "Інтерфлекс".</text:p>
      <text:p text:style-name="P4">
<text:a xlink:type="simple" xlink:href="https://static.ukrinform.com/photos/2023_05/1685200578-1302.jpeg" text:style-name="Internet_20_link" text:visited-style-name="Visited_20_Internet_20_Link">
 </text:a>
 <text:a xlink:type="simple" xlink:href="https://static.ukrinform.com/photos/2023_05/1685200578-7415.jpeg" text:style-name="Internet_20_link" text:visited-style-name="Visited_20_Internet_20_Link">
</text:a>
 <text:a xlink:type="simple" xlink:href="https://static.ukrinform.com/photos/2023_05/1685200578-3973.jpeg" text:style-name="Internet_20_link" text:visited-style-name="Visited_20_Internet_20_Link">
</text:a>
 <text:a xlink:type="simple" xlink:href="https://static.ukrinform.com/photos/2023_05/1685200578-1531.jpeg" text:style-name="Internet_20_link" text:visited-style-name="Visited_20_Internet_20_Link">
</text:a>
 <text:a xlink:type="simple" xlink:href="https://static.ukrinform.com/photos/2023_05/1685200578-1244.jpeg" text:style-name="Internet_20_link" text:visited-style-name="Visited_20_Internet_20_Link">
</text:a>
 <text:a xlink:type="simple" xlink:href="https://static.ukrinform.com/photos/2023_05/1685200578-8429.jpeg" text:style-name="Internet_20_link" text:visited-style-name="Visited_20_Internet_20_Link">
</text:a>
 <text:a xlink:type="simple" xlink:href="https://static.ukrinform.com/photos/2023_05/1685200579-6136.jpeg" text:style-name="Internet_20_link" text:visited-style-name="Visited_20_Internet_20_Link">
</text:a>
 <text:a xlink:type="simple" xlink:href="https://static.ukrinform.com/photos/2023_05/1685200579-7704.jpeg" text:style-name="Internet_20_link" text:visited-style-name="Visited_20_Internet_20_Link">
</text:a>
 <text:a xlink:type="simple" xlink:href="https://static.ukrinform.com/photos/2023_05/1685200579-8909.jpeg" text:style-name="Internet_20_link" text:visited-style-name="Visited_20_Internet_20_Link">
</text:a>
</text:p>
      <text:p text:style-name="P4">
Зазначається, що така підготовка дозволяє оволодіти необхідними тактичнимивміннями, підвищує безпеку та професіоналізм дій ЗСУ, щоб військовослужбовцімогли вправно використовувати здобуті тактичні знання для захисту України.</text:p>
      <text:p text:style-name="P4">
<text:span text:style-name="T4">
Читайте також:</text:span>
 <text:a xlink:type="simple" xlink:href="https://www.ukrinform.ua/rubric-ato/3714926-delegacia-radi-vidvidala-nimecku-vijskovu-bazu-de-prohodat-navcanna-ukrainski-vijskovi.html" text:style-name="Internet_20_link" text:visited-style-name="Visited_20_Internet_20_Link">
 Делегація Ради відвідала німецьку військову базу, депроходять я українські військові </text:a>
</text:p>
      <text:p text:style-name="P4">
"Під експертним керівництвом інструкторів Збройних сил Великої Британіїновобранці Збройних сил України стають підготовленішими до бойових умов", —зауважили в Генштабі.</text:p>
      <text:p text:style-name="P4">
Як повідомляв Укрінформ, перша група українських військовослужбовців  <text:a xlink:type="simple" xlink:href="https://www.ukrinform.ua/rubric-ato/3714933-ukrainski-vijskovi-rozpocali-navcanna-na-tankah-abrams.html" text:style-name="Internet_20_link" text:visited-style-name="Visited_20_Internet_20_Link">
розпочала навчання </text:a>
 в Німеччині з експлуатаціїй обслуговування американських танків M1 Abrams.</text:p>
      <text:p text:style-name="P4">
Source: <text:a xlink:type="simple" xlink:href="https://www.ukrinform.ua/rubric-ato/3715013-genstab-pokazav-ak-u-britanii-ukrainski-novobranci-vidpracovuut-vedenna-oboronnogo-bou.html" text:style-name="Internet_20_link" text:visited-style-name="Visited_20_Internet_20_Link">
https://www.ukrinform.ua/rubric-ato/3715013-genstab-pokazav-ak-u-britanii-ukrainski-novobranci-vidpracovuut-vedenna-oboronnogo-bou.html</text:a>
</text:p>
      <!--NEWS-->
      <text:h text:style-name="P10" text:outline-level="1">
<text:span text:style-name="T4">
Дипломатичні відносини з Африкою відкриють для України нові можливості - Кулеба</text:span>
</text:h>
      <text:p text:style-name="P4">
Authors: Ukrinform (Person)</text:p>
      <text:p text:style-name="P4">
Publisher: Укринформ (Organization)</text:p>
      <text:p text:style-name="P4">
Published Time: 2023-05-27T18:59:00+03:00</text:p>
      <text:p text:style-name="P4">
Modified Time: 2023-05-27T18:59:00+03:00</text:p>
      <text:p text:style-name="P4">
Description: Дипломатичні відносини з Африкою можуть надати Україні нові можливості. — Укрінформ.</text:p>
      <text:p text:style-name="P4">
Images: ['<text:a xlink:type="simple" xlink:href="https://static.ukrinform.com/photos/2023_03/thumb_files/630_360_1677875998-784.jpg" text:style-name="Internet_20_link" text:visited-style-name="Visited_20_Internet_20_Link">
630_360_16778...</text:a>
']</text:p>
      <text:p text:style-name="P4">
Tags: ['Африка', 'Дмитро Кулеба', 'Україна', 'Студент']</text:p>
      <text:p text:style-name="P4">
Type: Article</text:p>
      <!--METADATA-->
      <text:p text:style-name="P4">
<draw:frame draw:style-name="fr1" draw:name="Image176" text:anchor-type="as-char" svg:width="6.9236in" svg:height="3.956343in" draw:z-index="0">
<draw:image xlink:href="../Images/yкринформ/2023-05-27T18-59-00-03-00/630_360_1677875998-784.jpg" xlink:type="simple" xlink:show="embed" xlink:actuate="onLoad" draw:mime-type="image/jpeg"/>
</draw:frame>
Дипломатичні відносини з Африкою можуть надати Україні нові можливості.</text:p>
      <text:p text:style-name="P4">
Таку думку висловив міністр закордонних справ України Дмитро Кулеба у <text:a xlink:type="simple" xlink:href="https://m.facebook.com/story.php" text:style-name="Internet_20_link" text:visited-style-name="Visited_20_Internet_20_Link">
Фейсбуці</text:a>
 ,передає Укрінформ.</text:p>
      <text:p text:style-name="P4">
"Нам потрібна підтримка Африки на міжнародній арені. По-друге, <text:a xlink:type="simple" xlink:href="https://www.ukrinform.ua/tag-afrika" text:style-name="Internet_20_link" text:visited-style-name="Visited_20_Internet_20_Link">
 Африка</text:a>
 - це економічні можливості. Ми хочемо,щоб більше українських компаній експортували свою продукцію в Африку.Заробляли гроші. І відповідно повертали їх в Україну та створювали робочімісця. Тут є дійсно великі можливості... І третє - це розвиток міжлюдськихконтактів. Ми працюємо над тим, щоб після війни в Україні стало більшеафриканських студентів", - пояснив Кулеба.</text:p>
      <text:p text:style-name="P4">
<text:span text:style-name="T5">
Відео: Дмитро Кулеба</text:span>
</text:p>
      <text:p text:style-name="P4">
Він зазначив, що так люди повертатимуться назад до своїх країн та ставатимуть"адвокатами України", і це буде "наша м'яка сила".</text:p>
      <text:p text:style-name="P4">
<text:span text:style-name="T4">
Читайте також:</text:span>
 <text:a xlink:type="simple" xlink:href="https://www.ukrinform.ua/rubric-polytics/3714543-kuleba-zaklikav-mozambik-dolucitisa-do-vtilenna-formuli-miru.html" text:style-name="Internet_20_link" text:visited-style-name="Visited_20_Internet_20_Link">
 закликав Мозамбік долучитися до втілення Формули миру</text:a>
</text:p>
      <text:p text:style-name="P4">
Як повідомлялося, міністр закордонних справ України відвідує країни Африки дляпросування Формули миру Президента Володимира Зеленського та відкриття новихперспектив для країни.</text:p>
      <text:p text:style-name="P4">
Source: <text:a xlink:type="simple" xlink:href="https://www.ukrinform.ua/rubric-polytics/3715021-diplomaticni-vidnosini-z-afrikou-vidkriut-dla-ukraini-novi-mozlivosti-kuleba.html" text:style-name="Internet_20_link" text:visited-style-name="Visited_20_Internet_20_Link">
https://www.ukrinform.ua/rubric-polytics/3715021-diplomaticni-vidnosini-z-afrikou-vidkriut-dla-ukraini-novi-mozlivosti-kuleba.html</text:a>
</text:p>
      <!--NEWS-->
      <text:h text:style-name="P10" text:outline-level="1">
<text:span text:style-name="T4">
Росіяни обстріляли село на Чернігівщині, пошкоджені житлові будинки й ЛЕП</text:span>
</text:h>
      <text:p text:style-name="P4">
Authors: Ukrinform (Person)</text:p>
      <text:p text:style-name="P4">
Publisher: Укринформ (Organization)</text:p>
      <text:p text:style-name="P4">
Published Time: 2023-05-27T19:02:13+03:00</text:p>
      <text:p text:style-name="P4">
Modified Time: 2023-05-27T19:02:13+03:00</text:p>
      <text:p text:style-name="P4">
Description: Російська армія обстріляла село Залізний Міст Новгород-Сіверського району Чернігівської області, пошкодивши житлові будинки та лінію електропередач і лишивши без електрики понад тисячу споживачів. — Укрінформ.</text:p>
      <text:p text:style-name="P4">
Images: ['<text:a xlink:type="simple" xlink:href="https://static.ukrinform.com/photos/2023_05/thumb_files/630_360_1685203162-296.jpg" text:style-name="Internet_20_link" text:visited-style-name="Visited_20_Internet_20_Link">
630_360_16852...</text:a>
']</text:p>
      <text:p text:style-name="P4">
Tags: ['Обстріл', 'Чернігівщина', 'Війна з Росією']</text:p>
      <text:p text:style-name="P4">
Type: Article</text:p>
      <!--METADATA-->
      <text:p text:style-name="P4">
<draw:frame draw:style-name="fr1" draw:name="Image177" text:anchor-type="as-char" svg:width="6.9236in" svg:height="3.956343in" draw:z-index="0">
<draw:image xlink:href="../Images/yкринформ/2023-05-27T19-02-13-03-00/630_360_1685203162-296.jpg" xlink:type="simple" xlink:show="embed" xlink:actuate="onLoad" draw:mime-type="image/jpeg"/>
</draw:frame>
 Російськаармія обстріляла село Залізний Міст Новгород-Сіверського району Чернігівськоїобласті, пошкодивши житлові будинки та лінію електропередач і лишивши безелектрики понад тисячу споживачів.</text:p>
      <text:p text:style-name="P4">
Як передає Укрінформ, про це Офіс генерального прокурора повідомив у <text:a xlink:type="simple" xlink:href="https://t.me/pgo_gov_ua/12583" text:style-name="Internet_20_link" text:visited-style-name="Visited_20_Internet_20_Link">
Телеграмі </text:a>
 .</text:p>
      <text:p text:style-name="P4">
За фактом порушення законів і звичаїв війни (ч. 1 ст. 438 Кримінальногокодексу України) відкрите кримінальне провадження, досудове розслідуваннярозпочате.</text:p>
      <text:p text:style-name="P4">
<text:span text:style-name="T4">
Читайте також:</text:span>
 <text:a xlink:type="simple" xlink:href="https://www.ukrinform.ua/rubric-ato/3715006-vorog-obstrilav-stepnogirsk-na-zaporizzi-dvoe-poranenih.html" text:style-name="Internet_20_link" text:visited-style-name="Visited_20_Internet_20_Link">
 Ворог яв Степногірськ на Запоріжжі, двоє поранених</text:a>
</text:p>
      <text:p text:style-name="P4">
За даними слідства, 27 травня близько 12:30 російські загарбники вдарили поЗалізному Мосту зі ствольної артилерії, унаслідок чого пошкоджень зазналип'ять житлових будинків та лінія електропередач.</text:p>
      <text:p text:style-name="P4">
Через ворожий обстріл без світла залишилися понад тисяча абонентів у семинаселених пунктах Новгород-Сіверського району.</text:p>
      <text:p text:style-name="P4">
<text:span text:style-name="T4">
Читайте також:</text:span>
 <text:a xlink:type="simple" xlink:href="https://www.ukrinform.ua/rubric-ato/3714992-harkivsina-vnaslidok-obstriliv-sela-sipuvate-zaginula-zinka-poranenij-colovik.html" text:style-name="Internet_20_link" text:visited-style-name="Visited_20_Internet_20_Link">
 Харківщина: внаслідок ів села Шипувате загинула жінка,поранений чоловік </text:a>
</text:p>
      <text:p text:style-name="P4">
Як повідомляв Укрінформ, минулої доби росіяни тричі обстріляли з мінометівНовгород-Сіверський район Чернігівської області. В одному із сіл згорілабудівля, ще одна була пошкоджена. Минулося без жертв.</text:p>
      <text:p text:style-name="P4">
Source: <text:a xlink:type="simple" xlink:href="https://www.ukrinform.ua/rubric-ato/3715022-rosiani-obstrilali-selo-na-cernigivsini-poskodzeni-zitlovi-budinki-j-lep.html" text:style-name="Internet_20_link" text:visited-style-name="Visited_20_Internet_20_Link">
https://www.ukrinform.ua/rubric-ato/3715022-rosiani-obstrilali-selo-na-cernigivsini-poskodzeni-zitlovi-budinki-j-lep.html</text:a>
</text:p>
      <!--NEWS-->
      <text:h text:style-name="P10" text:outline-level="1">
<text:span text:style-name="T4">
Кулеба: Спецпосланець Китаю не пропонував віддати Росії окуповані українські території</text:span>
</text:h>
      <text:p text:style-name="P4">
Authors: Ukrinform (Person)</text:p>
      <text:p text:style-name="P4">
Publisher: Укринформ (Organization)</text:p>
      <text:p text:style-name="P4">
Published Time: 2023-05-27T19:28:00+03:00</text:p>
      <text:p text:style-name="P4">
Modified Time: 2023-05-27T19:28:00+03:00</text:p>
      <text:p text:style-name="P4">
Description: Міністр закордонних справ України Дмитро Кулеба спростував інформацію про те, що спеціальний представник уряду Китаю з питань Євразії Лі Хуей пропонував віддати РФ окуповані території України. — Укрінформ.</text:p>
      <text:p text:style-name="P4">
Images: ['<text:a xlink:type="simple" xlink:href="https://static.ukrinform.com/photos/2022_08/thumb_files/630_360_1659425800-542.jpg" text:style-name="Internet_20_link" text:visited-style-name="Visited_20_Internet_20_Link">
630_360_16594...</text:a>
']</text:p>
      <text:p text:style-name="P4">
Tags: ['Китай', 'Дмитро Кулеба', 'Україна', 'Росія']</text:p>
      <text:p text:style-name="P4">
Type: Article</text:p>
      <!--METADATA-->
      <text:p text:style-name="P4">
<draw:frame draw:style-name="fr1" draw:name="Image178" text:anchor-type="as-char" svg:width="6.9236in" svg:height="3.956343in" draw:z-index="0">
<draw:image xlink:href="../Images/yкринформ/2023-05-27T19-28-00-03-00/630_360_1659425800-542.jpg" xlink:type="simple" xlink:show="embed" xlink:actuate="onLoad" draw:mime-type="image/jpeg"/>
</draw:frame>
 Міністрзакордонних справ України Дмитро Кулеба спростував інформацію про те, щоспеціальний представник уряду Китаю з питань Євразії Лі Хуей пропонуваввіддати РФ окуповані території України.</text:p>
      <text:p text:style-name="P4">
Про це Кулеба повідомив у <text:a xlink:type="simple" xlink:href="https://m.facebook.com/story.php" text:style-name="Internet_20_link" text:visited-style-name="Visited_20_Internet_20_Link">
 Фейсбуці,</text:a>
передає Укрінформ.</text:p>
      <text:p text:style-name="P4">
"Я негайно зв'язався зі своїми колегами у тих столицях, які він відвідував.Жоден з них не підтверджує, що озвучувалися чи велися перемовини про те, щобвизнати за Росією ті українські території, де вона зараз перебуває. Томузакликаю вас зберігати холодний розум, здоровий глузд. Не треба вестися таемоційно реагувати на кожну публікацію. Ми контролюємо процес", - сказав <text:a xlink:type="simple" xlink:href="https://www.ukrinform.ua/tag-kuleba" text:style-name="Internet_20_link" text:visited-style-name="Visited_20_Internet_20_Link">
Кулеба </text:a>
 .</text:p>
      <text:p text:style-name="P4">
<text:span text:style-name="T5">
Відео: Дмитро Кулеба</text:span>
</text:p>
      <text:p text:style-name="P4">
Він запевнив, що ніхто нічого за спиною України робити не буде, тому що зусіма ключовими партнерами у нас довірливі відносини.</text:p>
      <text:p text:style-name="P4">
Кулеба зауважив, що з Китаєм Україна продовжить вести діалог.</text:p>
      <text:p text:style-name="P4">
<text:span text:style-name="T4">
Читайте також:</text:span>
 <text:a xlink:type="simple" xlink:href="https://www.ukrinform.ua/rubric-polytics/3715021-diplomaticni-vidnosini-z-afrikou-vidkriut-dla-ukraini-novi-mozlivosti-kuleba.html" text:style-name="Internet_20_link" text:visited-style-name="Visited_20_Internet_20_Link">
 Дипломатичні відносини з Африкою відкриють для Українинові можливості - </text:a>
</text:p>
      <text:p text:style-name="P4">
"Але він вестиметься відповідно до трьох базових принципів. Перше - повага дотериторіальної цілісності. Друге - жодні ініціативи, які передбачають будь-якітериторіальні поступки України. І третє - жодного замороженого конфлікту.Україна досягне перемоги", - додав міністр.</text:p>
      <text:p text:style-name="P4">
Раніше видання <text:a xlink:type="simple" xlink:href="https://www.wsj.com/articles/china-pushing-ukraine-cease-fire-gets-cool-reception-in-europe-614774dd" text:style-name="Internet_20_link" text:visited-style-name="Visited_20_Internet_20_Link">
 The Wall Street Journal </text:a>
повідомляло, що спеціальний представник Китаю Лі Хуей під час свогоєвропейського турне пропонував залишити тимчасово окуповані території УкраїниРосії.</text:p>
      <text:p text:style-name="P4">
Source: <text:a xlink:type="simple" xlink:href="https://www.ukrinform.ua/rubric-polytics/3715026-kuleba-specposlanec-kitau-ne-proponuvav-viddati-rosii-okupovani-ukrainski-teritorii.html" text:style-name="Internet_20_link" text:visited-style-name="Visited_20_Internet_20_Link">
https://www.ukrinform.ua/rubric-polytics/3715026-kuleba-specposlanec-kitau-ne-proponuvav-viddati-rosii-okupovani-ukrainski-teritorii.html</text:a>
</text:p>
      <!--NEWS-->
      <text:h text:style-name="P10" text:outline-level="1">
<text:span text:style-name="T4">
Щонайменше 19 людей загинули внаслідок аварії автобуса в Камеруні</text:span>
</text:h>
      <text:p text:style-name="P4">
Authors: Ukrinform (Person)</text:p>
      <text:p text:style-name="P4">
Publisher: Укринформ (Organization)</text:p>
      <text:p text:style-name="P4">
Published Time: 2023-05-27T19:29:35+03:00</text:p>
      <text:p text:style-name="P4">
Modified Time: 2023-05-27T19:29:35+03:00</text:p>
      <text:p text:style-name="P4">
Description: У Камеруні пасажирський автобус зіткнувся з вантажівкою, унаслідок чого загинули щонайменше 19 людей. — Укрінформ.</text:p>
      <text:p text:style-name="P4">
Images: ['<text:a xlink:type="simple" xlink:href="https://static.ukrinform.com/photos/2023_05/thumb_files/630_360_1685204903-979.jpg" text:style-name="Internet_20_link" text:visited-style-name="Visited_20_Internet_20_Link">
630_360_16852...</text:a>
']</text:p>
      <text:p text:style-name="P4">
Tags: ['ДТП', 'Автобус', 'Камерун']</text:p>
      <text:p text:style-name="P4">
Type: Article</text:p>
      <!--METADATA-->
      <text:p text:style-name="P4">
<draw:frame draw:style-name="fr1" draw:name="Image179" text:anchor-type="as-char" svg:width="6.9236in" svg:height="3.946452in" draw:z-index="0">
<draw:image xlink:href="../Images/yкринформ/2023-05-27T19-29-35-03-00/630_360_1685204903-979.jpg" xlink:type="simple" xlink:show="embed" xlink:actuate="onLoad" draw:mime-type="image/jpeg"/>
</draw:frame>
 У Камеруніпасажирський автобус зіткнувся з вантажівкою, унаслідок чого загинулищонайменше 19 людей.</text:p>
      <text:p text:style-name="P4">
Як передає Укрінформ, про це повідомляє <text:a xlink:type="simple" xlink:href="https://apnews.com/article/cameroon-bus-crash-15eb1bea1725ce6872def0222995bbf4" text:style-name="Internet_20_link" text:visited-style-name="Visited_20_Internet_20_Link">
 AP</text:a>
 .</text:p>
      <text:p text:style-name="P4">
За словами міністра транспорту Жана Ернеста Массена Нгалле Бібехе, пишевидання, автобус прямував до південного міста Есека, коли водій не впорався зкеруванням, і транспортний засіб врізався у вантажівку, що перевозила пісок.Більшість пасажирів загинули на місці.</text:p>
      <text:p text:style-name="P4">
<text:span text:style-name="T4">
Читайте також:</text:span>
 <text:a xlink:type="simple" xlink:href="https://www.ukrinform.ua/rubric-regions/3712579-na-rivnensini-u-dtp-zaginuv-volonter-akogo-kilka-misaciv-tomu-zvilnili-v-rosijskogo-polonu.html" text:style-name="Internet_20_link" text:visited-style-name="Visited_20_Internet_20_Link">
 На Рівненщині у загинув волонтер, якого кілька місяцівтому звільнили в російського полону </text:a>
</text:p>
      <text:p text:style-name="P4">
Як розповів Бібехе, аварія сталася на дорозі Дуала-Едеа поблизу поліцейськогоконтрольно-пропускного пункту, постраждалих доставили до лікарень.</text:p>
      <text:p text:style-name="P4">
</text:p>
      <text:p text:style-name="P4">
Згідно з даними державного телебачення Камеруну, поліція вважає причиноюаварії необережне водіння.</text:p>
      <text:p text:style-name="P4">
Розслідування інциденту триває.</text:p>
      <text:p text:style-name="P4">
<text:span text:style-name="T4">
Читайте також:</text:span>
 <text:a xlink:type="simple" xlink:href="https://www.ukrinform.ua/rubric-world/3710487-v-avstralii-u-dtp-z-avtobusom-postrazdali-18-ditej.html" text:style-name="Internet_20_link" text:visited-style-name="Visited_20_Internet_20_Link">
 В Австралії у з автобусом постраждали 18 дітей</text:a>
</text:p>
      <text:p text:style-name="P4">
Дорожньо-транспортні пригоди в Камеруні досить поширені. За оцінками уряду,щорічно внаслідок ДТП гине близько 1500 людей.</text:p>
      <text:p text:style-name="P4">
Фото: twitter / MimiMefoInfo</text:p>
      <text:p text:style-name="P4">
Source: <text:a xlink:type="simple" xlink:href="https://www.ukrinform.ua/rubric-world/3715028-sonajmense-19-ludej-zaginuli-vnaslidok-avarii-avtobusa-v-kameruni.html" text:style-name="Internet_20_link" text:visited-style-name="Visited_20_Internet_20_Link">
https://www.ukrinform.ua/rubric-world/3715028-sonajmense-19-ludej-zaginuli-vnaslidok-avarii-avtobusa-v-kameruni.html</text:a>
</text:p>
      <!--NEWS-->
      <text:h text:style-name="P10" text:outline-level="1">
<text:span text:style-name="T4">
Світоліна: Усі призові з турніру в Страсбурзі відправляться українським дітям</text:span>
</text:h>
      <text:p text:style-name="P4">
Authors: Ukrinform (Person)</text:p>
      <text:p text:style-name="P4">
Publisher: Укринформ (Organization)</text:p>
      <text:p text:style-name="P4">
Published Time: 2023-05-27T19:32:44+03:00</text:p>
      <text:p text:style-name="P4">
Modified Time: 2023-05-27T19:32:44+03:00</text:p>
      <text:p text:style-name="P4">
Description: У фіналі українка перемогла росіянку Блінкову. — Укрінформ.</text:p>
      <text:p text:style-name="P4">
Images: ['<text:a xlink:type="simple" xlink:href="https://static.ukrinform.com/photos/2023_05/thumb_files/630_360_1685205064-439.jpeg" text:style-name="Internet_20_link" text:visited-style-name="Visited_20_Internet_20_Link">
630_360_16852...</text:a>
']</text:p>
      <text:p text:style-name="P4">
Tags: ['Світоліна', 'Теніс']</text:p>
      <text:p text:style-name="P4">
Type: Article</text:p>
      <!--METADATA-->
      <text:p text:style-name="P4">
<draw:frame draw:style-name="fr1" draw:name="Image181" text:anchor-type="as-char" svg:width="6.9236in" svg:height="3.956343in" draw:z-index="0">
<draw:image xlink:href="../Images/yкринформ/2023-05-27T19-32-44-03-00/630_360_1685205064-439.jpeg" xlink:type="simple" xlink:show="embed" xlink:actuate="onLoad" draw:mime-type="image/jpeg"/>
</draw:frame>
 У фіналіукраїнка перемогла росіянку Блінкову.</text:p>
      <text:p text:style-name="P4">
Українська тенісистка Еліна Світоліна (№508 WTA) <text:a xlink:type="simple" xlink:href="https://twitter.com/WTA/status/1662476215255732225" text:style-name="Internet_20_link" text:visited-style-name="Visited_20_Internet_20_Link">
 прокоментувала</text:a>
 перемогу над росіянкоюАнною Блінковою (№66 WTA) у фіналі турніру WTA 250 у Страсбурзі, передаєУкрінформ.</text:p>
      <text:p text:style-name="P4">
«Я б хотіла розділити цю енергію з Україною, з моєю рідною країною. Япожертвую на благодійність усі свої призові. Усі призові з цього турнірувідправляться українським дітям, які потребують їх у ці важкі часи. Я б хотілаподякувати Франції за надзвичайну роботу - допомогу українцям, забезпеченнямїх відчуття другого дому тут. Дуже дякую за те, що ви робите для нас. Разом мипобачимо світло та виграємо цю війну. Дуже дякую. Слава Україні», – сказалаСвітоліна.</text:p>
      <text:p text:style-name="P4">
Перемога у Страсбурзі принесла Світоліній 29,760 євро призових і 280рейтингових очок. В оновленому рейтингу WTA вона підніметься на понад 300позицій і повернеться до топ-200.</text:p>
      <text:p text:style-name="P4">
<text:span text:style-name="T4">
Читайте також:</text:span>
 <text:a xlink:type="simple" xlink:href="https://www.ukrinform.ua/rubric-sports/3715001-svitolina-vdruge-vigrala-turnir-wta-u-strazburzi.html" text:style-name="Internet_20_link" text:visited-style-name="Visited_20_Internet_20_Link">
 вдруге виграла турнір WTA у Стразбурзі</text:a>
</text:p>
      <text:p text:style-name="P4">
Як повідомляв Укрінформ, наступного тижня Світоліна стартує на Ролан Гаррос,де в першому колі зіграє проти 26-ї сіяної Мартіни Тревісан з Італії.</text:p>
      <text:p text:style-name="P4">
Фото: btu.org.ua</text:p>
      <text:p text:style-name="P4">
Source: <text:a xlink:type="simple" xlink:href="https://www.ukrinform.ua/rubric-sports/3715030-svitolina-usi-prizovi-z-turniru-v-strasburzi-vidpravlatsa-ukrainskim-ditam.html" text:style-name="Internet_20_link" text:visited-style-name="Visited_20_Internet_20_Link">
https://www.ukrinform.ua/rubric-sports/3715030-svitolina-usi-prizovi-z-turniru-v-strasburzi-vidpravlatsa-ukrainskim-ditam.html</text:a>
</text:p>
      <!--NEWS-->
      <text:h text:style-name="P10" text:outline-level="1">
<text:span text:style-name="T4">
Запобіжний захід судді Тандиру можуть обрати вже сьогодні - ДБР</text:span>
</text:h>
      <text:p text:style-name="P4">
Authors: Ukrinform (Person)</text:p>
      <text:p text:style-name="P4">
Publisher: Укринформ (Organization)</text:p>
      <text:p text:style-name="P4">
Published Time: 2023-05-27T19:45:00+03:00</text:p>
      <text:p text:style-name="P4">
Modified Time: 2023-05-27T19:45:00+03:00</text:p>
      <text:p text:style-name="P4">
Description: До кінця дня 27 травня можуть обрати запобіжний захід голові Макарівського районного суду Олексію Тандиру, який за кермом автомобіля збив на смерть бійця Національної гвардії. — Укрінформ.</text:p>
      <text:p text:style-name="P4">
Images: ['<text:a xlink:type="simple" xlink:href="https://static.ukrinform.com/photos/2023_05/thumb_files/630_360_1685205655-114.jpg" text:style-name="Internet_20_link" text:visited-style-name="Visited_20_Internet_20_Link">
630_360_16852...</text:a>
']</text:p>
      <text:p text:style-name="P4">
Tags: ['Держбюро розслідувань', 'Кримінал', 'Єдині новини']</text:p>
      <text:p text:style-name="P4">
Type: Article</text:p>
      <!--METADATA-->
      <text:p text:style-name="P4">
<draw:frame draw:style-name="fr1" draw:name="Image182" text:anchor-type="as-char" svg:width="6.9236in" svg:height="3.956343in" draw:z-index="0">
<draw:image xlink:href="../Images/yкринформ/2023-05-27T19-45-00-03-00/630_360_1685205655-114.jpg" xlink:type="simple" xlink:show="embed" xlink:actuate="onLoad" draw:mime-type="image/jpeg"/>
</draw:frame>
 До кінцядня 27 травня можуть обрати запобіжний захід голові Макарівського районногосуду Олексію Тандиру, який за кермом автомобіля збив на смерть бійцяНаціональної гвардії.</text:p>
      <text:p text:style-name="P4">
Про це сказала речниця Державного бюро розслідувань Тетяна Сапьян в ефірінаціонального телемарафону «Єдині новини», передає Укрінформ.</text:p>
      <text:p text:style-name="P4">
"Зараз, наскільки мені відомо, можливо, навіть в ці хвилини готується або вжевідбувається в Печерському районному суді засідання, де йому обиратиметьсязапобіжний захід...Припускаю, що до завершення дня буде обрано запобіжнийзахід", - сказала речниця ДБР.</text:p>
      <text:p text:style-name="P4">
<text:span text:style-name="T4">
Читайте також:</text:span>
 <text:a xlink:type="simple" xlink:href="https://www.ukrinform.ua/rubric-kyiv/3714707-suddi-akij-na-smert-zbiv-nacgvardijca-ogolosili-pidozru.html" text:style-name="Internet_20_link" text:visited-style-name="Visited_20_Internet_20_Link">
 Судді, який на смерть збив нацгвардійця, оголосилипідозру </text:a>
</text:p>
      <text:p text:style-name="P4">
Вона зауважила, що сторона обвинувачення проситиме утримання під вартою безправа внесення застави.</text:p>
      <text:p text:style-name="P4">
Сап'ян також повідомила, що слідство чекає на результати аналізів, які буливідібрані у судді після аварії. За її словами, лабораторії потрібно 5-7 днівдля експертизи.</text:p>
      <text:p text:style-name="P4">
Також стало відомо, що київська міська прокуратура <text:a xlink:type="simple" xlink:href="https://t.me/kyiv_pro_office/1993" text:style-name="Internet_20_link" text:visited-style-name="Visited_20_Internet_20_Link">
 внесла до суду клопотання</text:a>
 про обрання запобіжного заходу головіМакарівського районного суду Київської області Олексію Тандиру.</text:p>
      <text:p text:style-name="P4">
<text:span text:style-name="T4">
Читайте також:</text:span>
 <text:a xlink:type="simple" xlink:href="https://www.ukrinform.ua/rubric-kyiv/3714619-sud-dav-dozvil-na-primusove-vidibranna-biologicnih-zrazkiv-u-suddi-akij-zbiv-nacgvardijca.html" text:style-name="Internet_20_link" text:visited-style-name="Visited_20_Internet_20_Link">
 Суд дав дозвіл на примусове відібрання біологічнихзразків у судді, який збив нацгвардійця </text:a>
</text:p>
      <text:p text:style-name="P4">
Вища рада правосуддя на засіданні у суботу, 27 травня, задовольнила поданнязаступника генерального прокурора про надання згоди на утримання під вартоюсудді, якого підозрюють у вчиненні смертельної ДТП у стані алкогольногосп’яніння.</text:p>
      <text:p text:style-name="P4">
«У зв’язку з цим, Київською міською прокуратурою увечері 27 травня доПечерського районного суду м. Києва внесено клопотання про обранняпідозрюваному запобіжного заходу у вигляді тримання під вартою без можливостівнесення застави», - ідеться в повідомленні.</text:p>
      <text:p text:style-name="P4">
Як повідомлялося, <text:a xlink:type="simple" xlink:href="https://www.ukrinform.ua/rubric-society/3715018-vrp-dozvolila-arestuvati-suddu-akij-zbiv-na-smert-nacgvardijca.html" text:style-name="Internet_20_link" text:visited-style-name="Visited_20_Internet_20_Link">
 Вища рада правосуддя надала згоду на арешт головиМакарівського районного суду Київської області Олексія Тандира</text:a>
 .</text:p>
      <text:p text:style-name="P4">
<text:span text:style-name="T4">
Читайте також:</text:span>
 <text:a xlink:type="simple" xlink:href="https://www.ukrinform.ua/rubric-kyiv/3713678-u-pidozruvanoi-v-dtp-deputatki-kiivradi-na-dva-misaci-vilucili-prava.html" text:style-name="Internet_20_link" text:visited-style-name="Visited_20_Internet_20_Link">
 У підозрюваної в депутатки Київради на два місяцівилучили права </text:a>
</text:p>
      <text:p text:style-name="P4">
У ніч на 26 травня Тандир <text:a xlink:type="simple" xlink:href="https://www.ukrinform.ua/rubric-kyiv/3714354-na-odnomu-iz-stolicnih-blokpostiv-sudda-na-smert-zbiv-nacgvardijca.html#" text:style-name="Internet_20_link" text:visited-style-name="Visited_20_Internet_20_Link">
 збив на смерть 23-річного нацгвардійця наблокпосту в столиці </text:a>
 .Правоохоронці його затримали.</text:p>
      <text:p text:style-name="P4">
Суддя відмовився від освідування на вміст алкоголю та наркотиків, проте маввізуальні клінічні ознаки сп’яніння. Суд надав дозвіл на примусове відібранняв нього біологічних зразків.</text:p>
      <text:p text:style-name="P4">
За фактом ДТП <text:a xlink:type="simple" xlink:href="https://www.ukrinform.ua/rubric-kyiv/3714707-suddi-akij-na-smert-zbiv-nacgvardijca-ogolosili-pidozru.html" text:style-name="Internet_20_link" text:visited-style-name="Visited_20_Internet_20_Link">
 розпочате кримінальне провадження</text:a>
 за ч. ч. 3 ст. 286-1 (порушення правилбезпеки дорожнього руху або експлуатації транспорту особами, які керуютьтранспортними засобами в стані сп'яніння) Кримінального кодексу України.</text:p>
      <text:p text:style-name="P4">
Колектив Макарівського райсуду заявив, що <text:a xlink:type="simple" xlink:href="https://www.ukrinform.ua/rubric-kyiv/3714487-u-makarivskomu-rajsudi-prokomentuvali-smertelnu-dtp-za-ucasti-golovi-sudu-tandira.html" text:style-name="Internet_20_link" text:visited-style-name="Visited_20_Internet_20_Link">
 не виправдовує дії голови суду</text:a>
 та виступаєза повне й неупереджене розслідування трагічної події.</text:p>
      <text:p text:style-name="P4">
Source: <text:a xlink:type="simple" xlink:href="https://www.ukrinform.ua/rubric-society/3715033-zapobiznij-zahid-suddi-tandiru-mozut-obrati-vze-sogodni-dbr.html" text:style-name="Internet_20_link" text:visited-style-name="Visited_20_Internet_20_Link">
https://www.ukrinform.ua/rubric-society/3715033-zapobiznij-zahid-suddi-tandiru-mozut-obrati-vze-sogodni-dbr.html</text:a>
</text:p>
      <!--NEWS-->
      <text:h text:style-name="P10" text:outline-level="1">
<text:span text:style-name="T4">
У Генштабі уточнили втрати російських військ</text:span>
</text:h>
      <text:p text:style-name="P4">
Authors: Ukrinform (Person)</text:p>
      <text:p text:style-name="P4">
Publisher: Укринформ (Organization)</text:p>
      <text:p text:style-name="P4">
Published Time: 2023-05-27T19:58:00+03:00</text:p>
      <text:p text:style-name="P4">
Modified Time: 2023-05-27T19:58:00+03:00</text:p>
      <text:p text:style-name="P4">
Description: Генеральний штаб Збройних сил України оприлюднив уточнені дані щодо загальних втрат, завданих російським військам у ході повномасштабної війни. — Укрінформ.</text:p>
      <text:p text:style-name="P4">
Images: ['<text:a xlink:type="simple" xlink:href="https://static.ukrinform.com/photos/2022_04/thumb_files/630_360_1649246844-344.jpg" text:style-name="Internet_20_link" text:visited-style-name="Visited_20_Internet_20_Link">
630_360_16492...</text:a>
']</text:p>
      <text:p text:style-name="P4">
Tags: ['Генштаб', 'Війна з Росією']</text:p>
      <text:p text:style-name="P4">
Type: Article</text:p>
      <!--METADATA-->
      <text:p text:style-name="P4">
<draw:frame draw:style-name="fr1" draw:name="Image183" text:anchor-type="as-char" svg:width="6.9236in" svg:height="3.956343in" draw:z-index="0">
<draw:image xlink:href="../Images/yкринформ/2023-05-27T19-58-00-03-00/630_360_1649246844-344.jpg" xlink:type="simple" xlink:show="embed" xlink:actuate="onLoad" draw:mime-type="image/jpeg"/>
</draw:frame>
Генеральний штаб Збройних сил України оприлюднив уточнені дані щодо загальнихвтрат, завданих російським військам у ході повномасштабної війни.</text:p>
      <text:p text:style-name="P4">
Нові цифри опубліковані Генштабом у <text:a xlink:type="simple" xlink:href="https://www.facebook.com/GeneralStaff.ua/posts/pfbid07hj9h9cgJshUQxTRGWsKpv4Mpq1YActfTSsJi64nwxV3eCkSADTij6ntBjhmJ6mHl" text:style-name="Internet_20_link" text:visited-style-name="Visited_20_Internet_20_Link">
 Фейсбуці</text:a>
, передає Укрінформ.</text:p>
      <text:p text:style-name="P4">
"У зв'язку з постійним надходженням уточнених розвідувальних даних, виниклапотреба коригування деяких позицій загальних втрат противника. Публікуємоскориговані цифри з урахуванням всіх наявних на цей час уточнень за попереднійперіод з 24 лютого 2022 року", — зазначили у Генеральному штабі.</text:p>
      <text:p text:style-name="P4">
</text:p>
      <text:p text:style-name="P4">
Так, згідно з уточненою інформацією, станом на 27 травня Сили оборони Українизнищили 3794 ворожі <text:a xlink:type="simple" xlink:href="https://www.ukrinform.ua/tag-tank" text:style-name="Internet_20_link" text:visited-style-name="Visited_20_Internet_20_Link">
 танки </text:a>
 , 7449бойових броньованих машин, 3414 артилерійських систем, 574 реактивні системизалпового вогню, 313 літаків, 298 гелікоптерів, 2990 безпілотників оперативно-тактичного рівня, 1036 крилатих ракет та 6183 одиниці автомобільної техніки йавтоцистерн російської армії.</text:p>
      <text:p text:style-name="P4">
<text:span text:style-name="T4">
Читайте також:</text:span>
 <text:a xlink:type="simple" xlink:href="https://www.ukrinform.ua/rubric-ato/3714795-zaluznij-zaaviv-so-prijsov-cas-povertati-svoe.html" text:style-name="Internet_20_link" text:visited-style-name="Visited_20_Internet_20_Link">
 «Прийшов час повертати своє»: Залужний оприлюднив відео змолитвою за визволення України </text:a>
</text:p>
      <text:p text:style-name="P4">
"Уточнення — це завжди десь "мінус", а десь — "плюс". Просимо це зрозуміти.Завтра до цих уже скоригованих цифр будуть додані втрати ворога за попереднюдобу.</text:p>
      <text:p text:style-name="P4">
Дякуємо за розуміння", — додали в Генштабі.</text:p>
      <text:p text:style-name="P4">
Як повідомляв Укрінформ, протягом доби <text:a xlink:type="simple" xlink:href="https://www.ukrinform.ua/rubric-ato/3715027-aviacia-sil-oboroni-za-dobu-zavdala-cotiroh-udariv-po-rajonah-zoseredzenna-voroga.html" text:style-name="Internet_20_link" text:visited-style-name="Visited_20_Internet_20_Link">
 українська авіація завдала чотирьохударів </text:a>
 по районахзосередження особового склад та військової техніки РФ, а також три — позенітно-ракетних комплексах ворога.</text:p>
      <text:p text:style-name="P4">
Source: <text:a xlink:type="simple" xlink:href="https://www.ukrinform.ua/rubric-ato/3715032-u-genstabi-utocnili-vtrati-rosijskih-vijsk.html" text:style-name="Internet_20_link" text:visited-style-name="Visited_20_Internet_20_Link">
https://www.ukrinform.ua/rubric-ato/3715032-u-genstabi-utocnili-vtrati-rosijskih-vijsk.html</text:a>
</text:p>
      <!--NEWS-->
      <text:h text:style-name="P10" text:outline-level="1">
<text:span text:style-name="T4">
Жіноча збірна України - чемпіонки Європи з академічного веслування</text:span>
</text:h>
      <text:p text:style-name="P4">
Authors: Ukrinform (Person)</text:p>
      <text:p text:style-name="P4">
Publisher: Укринформ (Organization)</text:p>
      <text:p text:style-name="P4">
Published Time: 2023-05-27T20:18:00+03:00</text:p>
      <text:p text:style-name="P4">
Modified Time: 2023-05-27T20:18:00+03:00</text:p>
      <text:p text:style-name="P4">
Description: Золоті медалі здобула жіноча четвірка парна. — Укрінформ.</text:p>
      <text:p text:style-name="P4">
Images: ['<text:a xlink:type="simple" xlink:href="https://static.ukrinform.com/photos/2023_05/thumb_files/630_360_1685207847-738.jpg" text:style-name="Internet_20_link" text:visited-style-name="Visited_20_Internet_20_Link">
630_360_16852...</text:a>
']</text:p>
      <text:p text:style-name="P4">
Tags: ['академічне веслування']</text:p>
      <text:p text:style-name="P4">
Type: Article</text:p>
      <!--METADATA-->
      <text:p text:style-name="P4">
<draw:frame draw:style-name="fr1" draw:name="Image185" text:anchor-type="as-char" svg:width="6.9236in" svg:height="3.956343in" draw:z-index="0">
<draw:image xlink:href="../Images/yкринформ/2023-05-27T20-18-00-03-00/630_360_1685207847-738.jpg" xlink:type="simple" xlink:show="embed" xlink:actuate="onLoad" draw:mime-type="image/jpeg"/>
</draw:frame>
 Золотімедалі здобула жіноча четвірка парна.</text:p>
      <text:p text:style-name="P4">
Збірна України виграла золото на чемпіонаті Європи-2023 з академічноговеслування, що проходить у словенському Бледе, передає Укрінформ.</text:p>
      <text:p text:style-name="P4">
«Золоті» медалі здобула жіноча четвірка парна у складі Дар’ї Верхогляд,Наталії Довгодько, Анастасії Коженкової та Катерини Дудченко. «Срібло»дісталося представницям Нідерландів, «бронза» – Великій Британії.</text:p>
      <text:p text:style-name="P4">
Для України це золото стало першим на чемпіонатах Європи з академічноговеслування з 2014 року.</text:p>
      <text:p text:style-name="P4">
<text:span text:style-name="T4">
Читайте також:</text:span>
 <text:a xlink:type="simple" xlink:href="https://www.ukrinform.ua/rubric-sports/3714920-ukrainci-zdobuli-zoloto-ta-bronzu-na-kubku-svitu-z-vesluvanna-na-kanoe.html" text:style-name="Internet_20_link" text:visited-style-name="Visited_20_Internet_20_Link">
 Українці здобули «золото» та «бронзу» на Кубку світу з наканое </text:a>
</text:p>
      <text:p text:style-name="P4">
Як повідомляв Укрінформ, сьогодні, 27 травня, Україна виграла чотири медалі наетапі Кубка світу з веслування на байдарках та каное у Познані.</text:p>
      <text:p text:style-name="P4">
Фото: facebook.com/tufnellphotography</text:p>
      <text:p text:style-name="P4">
Source: <text:a xlink:type="simple" xlink:href="https://www.ukrinform.ua/rubric-sports/3715042-zinoca-zbirna-ukraini-cempionki-evropi-z-akademicnogo-vesluvanna.html" text:style-name="Internet_20_link" text:visited-style-name="Visited_20_Internet_20_Link">
https://www.ukrinform.ua/rubric-sports/3715042-zinoca-zbirna-ukraini-cempionki-evropi-z-akademicnogo-vesluvanna.html</text:a>
</text:p>
      <!--NEWS-->
      <text:h text:style-name="P10" text:outline-level="1">
<text:span text:style-name="T4">
У Британії відпустили чоловіка, який в'їхав на авто у браму резиденції прем’єра</text:span>
</text:h>
      <text:p text:style-name="P4">
Authors: Ukrinform (Person)</text:p>
      <text:p text:style-name="P4">
Publisher: Укринформ (Organization)</text:p>
      <text:p text:style-name="P4">
Published Time: 2023-05-27T20:20:00+03:00</text:p>
      <text:p text:style-name="P4">
Modified Time: 2023-05-27T20:20:00+03:00</text:p>
      <text:p text:style-name="P4">
Description: У Великій Британії поліція відпустила чоловіка, який на автомобілі врізався у браму резиденції прем'єр-міністра на Даунінг-стріт у Лондоні. — Укрінформ.</text:p>
      <text:p text:style-name="P4">
Images: ['<text:a xlink:type="simple" xlink:href="https://static.ukrinform.com/photos/2023_05/thumb_files/630_360_1685035671-2879.png" text:style-name="Internet_20_link" text:visited-style-name="Visited_20_Internet_20_Link">
630_360_16850...</text:a>
']</text:p>
      <text:p text:style-name="P4">
Tags: ['Британія', 'ДТП', 'Лондон', 'Ріші Сунак']</text:p>
      <text:p text:style-name="P4">
Type: Article</text:p>
      <!--METADATA-->
      <text:p text:style-name="P4">
<draw:frame draw:style-name="fr1" draw:name="Image186" text:anchor-type="as-char" svg:width="6.9236in" svg:height="3.956343in" draw:z-index="0">
<draw:image xlink:href="../Images/yкринформ/2023-05-27T20-20-00-03-00/630_360_1685035671-2879.png" xlink:type="simple" xlink:show="embed" xlink:actuate="onLoad" draw:mime-type="image/png"/>
</draw:frame>
 У ВеликійБританії поліція відпустила чоловіка, який на автомобілі врізався у брамурезиденції прем'єр-міністра на Даунінг-стріт у Лондоні.</text:p>
      <text:p text:style-name="P4">
Як передає Укрінформ, про це повідомляє <text:a xlink:type="simple" xlink:href="https://www.youtube.com/watch" text:style-name="Internet_20_link" text:visited-style-name="Visited_20_Internet_20_Link">
 Evening Standard.</text:a>
</text:p>
      <text:p text:style-name="P4">
Як зазначається, чоловікові висунули звинувачення та відпустили на часподальшого розслідування цього інциденту.</text:p>
      <text:p text:style-name="P4">
Також <text:a xlink:type="simple" xlink:href="https://www.standard.co.uk/news/london/downing-street-crash-man-arrest-release-met-police-london-b1084131.html" text:style-name="Internet_20_link" text:visited-style-name="Visited_20_Internet_20_Link">
 повідомляється </text:a>
 , щопідозрюваному висунули окреме обвинувачення у поширенні непристойних зображеньдітей, однак подробиць щодо цього не надано.</text:p>
      <text:p text:style-name="P4">
<text:span text:style-name="T4">
Читайте також:</text:span>
 <text:a xlink:type="simple" xlink:href="https://www.ukrinform.ua/rubric-diaspora/3712473-u-londoni-proveli-akciu-oberig-dla-ukrainskogo-zahisnika.html" text:style-name="Internet_20_link" text:visited-style-name="Visited_20_Internet_20_Link">
 У і провели акцію «Оберіг для українського захисника»</text:a>
</text:p>
      <text:p text:style-name="P4">
Нагадаємо: у Лондоні в браму резиденції прем'єр-міністра Великої Британії РішіСунака в'їхав автомобіль. <text:a xlink:type="simple" xlink:href="https://www.ukrinform.ua/rubric-world/3714215-u-bramu-rezidencii-premera-britanii-vihala-avtivka.html" text:style-name="Internet_20_link" text:visited-style-name="Visited_20_Internet_20_Link">
 Водія транспортного засобу затримали поліцейські.</text:a>
</text:p>
      <text:p text:style-name="P4">
У поліції заявили, що внаслідок інциденту ніхто не постраждав. Одну людинузатримали за підозрою у завданні збитку та небезпечному керуванні автомобілем.</text:p>
      <text:p text:style-name="P4">
Source: <text:a xlink:type="simple" xlink:href="https://www.ukrinform.ua/rubric-world/3715043-u-britanii-vidpustili-colovika-akij-vihav-na-avto-u-bramu-rezidencii-premera.html" text:style-name="Internet_20_link" text:visited-style-name="Visited_20_Internet_20_Link">
https://www.ukrinform.ua/rubric-world/3715043-u-britanii-vidpustili-colovika-akij-vihav-na-avto-u-bramu-rezidencii-premera.html</text:a>
</text:p>
      <!--NEWS-->
      <text:h text:style-name="P10" text:outline-level="1">
<text:span text:style-name="T4">
На кліматичній демонстрації в Гаазі затримали понад 1500 активістів</text:span>
</text:h>
      <text:p text:style-name="P4">
Authors: Ukrinform (Person)</text:p>
      <text:p text:style-name="P4">
Publisher: Укринформ (Organization)</text:p>
      <text:p text:style-name="P4">
Published Time: 2023-05-27T20:38:00+03:00</text:p>
      <text:p text:style-name="P4">
Modified Time: 2023-05-27T20:38:00+03:00</text:p>
      <text:p text:style-name="P4">
Description: У Гаазі правоохоронці застосували водомет і затримали 1579 кліматичних активістів, які заблокували ключову трасу до міста. — Укрінформ.</text:p>
      <text:p text:style-name="P4">
Images: ['<text:a xlink:type="simple" xlink:href="https://static.ukrinform.com/photos/2023_05/thumb_files/630_360_1685208858-225.jpeg" text:style-name="Internet_20_link" text:visited-style-name="Visited_20_Internet_20_Link">
630_360_16852...</text:a>
']</text:p>
      <text:p text:style-name="P4">
Tags: ['Клімат', 'Нідерланди', 'Протест']</text:p>
      <text:p text:style-name="P4">
Type: Article</text:p>
      <!--METADATA-->
      <text:p text:style-name="P4">
<draw:frame draw:style-name="fr1" draw:name="Image187" text:anchor-type="as-char" svg:width="6.9236in" svg:height="3.956343in" draw:z-index="0">
<draw:image xlink:href="../Images/yкринформ/2023-05-27T20-38-00-03-00/630_360_1685208858-225.jpeg" xlink:type="simple" xlink:show="embed" xlink:actuate="onLoad" draw:mime-type="image/jpeg"/>
</draw:frame>
 У Гаазіправоохоронці застосували водомет і затримали 1579 кліматичних активістів, якізаблокували ключову трасу до міста.</text:p>
      <text:p text:style-name="P4">
Як повідомляє Укрінформ із посиланням на <text:a xlink:type="simple" xlink:href="https://nos.nl/artikel/2476650-bijna-1600-klimaatactivisten-opgepakt-op-a12-den-haag-40-worden-vervolgd" text:style-name="Internet_20_link" text:visited-style-name="Visited_20_Internet_20_Link">
 NOS</text:a>
 , демонстранти протестували протикліматичної політики уряду.</text:p>
      <text:p text:style-name="P4">
“1579 активістів були затримані сьогодні на кліматичній демонстрації на A12 уГаазі. За словами поліції, вони відмовилися припинити блокування, хоча такаакція була заборонена муніципалітетом”, - йдеться у повідомленні.</text:p>
      <text:p text:style-name="P4">
Зазначається, що переважну більшість затриманих одразу відпустили. 40 із них,зазначають у поліції, будуть притягнуті до відповідальності, наприклад, заобразу чи напад на правоохоронців чи вандалізм. Решту затриманих демонстрантівне буде притягнуто до відповідальності, оскільки загалом акція була мирною.</text:p>
      <text:p text:style-name="P4">
</text:p>
      <text:p text:style-name="P4">
Під час демонстрації кліматична група Extinction Rebellion заблокувала ключовутрасу A12 у Гаазі, спричинивши великі затори по всьому місту.</text:p>
      <text:p text:style-name="P4">
Оскільки демонстранти ігнорували заклик поліції розблокувати дорогу, то такожбуло застосовано водомети.</text:p>
      <text:p text:style-name="P4">
<text:span text:style-name="T4">
Читайте також:</text:span>
 <text:a xlink:type="simple" xlink:href="https://www.ukrinform.ua/rubric-world/3681281-klimaticnij-protest-v-gaazi-zaversivsa-vodometom-ta-zatrimannam-700-demonstrantiv.html" text:style-name="Internet_20_link" text:visited-style-name="Visited_20_Internet_20_Link">
 Кліматичний протест в Гаазі завершився ом та затриманням700 демонстрантів </text:a>
</text:p>
      <text:p text:style-name="P4">
Своєю чергою мітингарі до такого розвитку подій підготувалися. Вони укупальниках і дощовиках вишикувалися перед водометами.</text:p>
      <text:p text:style-name="P4">
</text:p>
      <text:p text:style-name="P4">
Варто зазначити, що муніципалітет Гааги неодноразово попереджав, що блокуватидороги заборонено. Близько 13:00, за місцевим часом, навколо Гааги почалиутворюватися затори.</text:p>
      <text:p text:style-name="Quotations">

<text:p text:style-name="P4">
We vorderen op dit moment actievoerders die de <text:a xlink:type="simple" xlink:href="https://twitter.com/hashtag/Utrechtsebaan" text:style-name="Internet_20_link" text:visited-style-name="Visited_20_Internet_20_Link">
 #Utrechtsebaan&gt;
 </text:a>
&gt;
 blokkeren om weg te gaan van de <text:a xlink:type="simple" xlink:href="https://twitter.com/hashtag/A12" text:style-name="Internet_20_link" text:visited-style-name="Visited_20_Internet_20_Link">
 #A12&gt;
 </text:a>
 <text:a xlink:type="simple" xlink:href="https://t.co/XfTm1lKtH4" text:style-name="Internet_20_link" text:visited-style-name="Visited_20_Internet_20_Link">
&gt;
 pic.twitter.com/XfTm1lKtH4 </text:a>
&gt;
&gt;
 — Politie Eenheid Den Haag (@POL_DenHaag) <text:a xlink:type="simple" xlink:href="https://twitter.com/POL_DenHaag/status/1662403544970829825" text:style-name="Internet_20_link" text:visited-style-name="Visited_20_Internet_20_Link">
 May 27, 2023&gt;
 </text:a>
</text:p>

</text:p>
      <text:p text:style-name="P4">
Як повідомляв Укрінформ, у березні 2023 року кліматичні активісти в Гаазі вжевиходили на демонстрацію й блокували автомагістраль A12.</text:p>
      <text:p text:style-name="P4">
Тоді у блокаді брало участь понад 3000 демонстрантів.</text:p>
      <text:p text:style-name="P4">
Фото: поліція Гааги, Твіттер</text:p>
      <text:p text:style-name="P4">
Source: <text:a xlink:type="simple" xlink:href="https://www.ukrinform.ua/rubric-world/3715044-na-klimaticnij-demonstracii-v-gaazi-zatrimali-sotni-aktivistiv.html" text:style-name="Internet_20_link" text:visited-style-name="Visited_20_Internet_20_Link">
https://www.ukrinform.ua/rubric-world/3715044-na-klimaticnij-demonstracii-v-gaazi-zatrimali-sotni-aktivistiv.html</text:a>
</text:p>
      <!--NEWS-->
      <text:h text:style-name="P10" text:outline-level="1">
<text:span text:style-name="T4">
Енергетики прифронтових областей отримали понад 40 тонн опор</text:span>
</text:h>
      <text:p text:style-name="P4">
Authors: Ukrinform (Person)</text:p>
      <text:p text:style-name="P4">
Publisher: Укринформ (Organization)</text:p>
      <text:p text:style-name="P4">
Published Time: 2023-05-27T20:46:30+03:00</text:p>
      <text:p text:style-name="P4">
Modified Time: 2023-05-27T20:46:30+03:00</text:p>
      <text:p text:style-name="P4">
Description: Енергетикам Запорізької й Миколаївської областей для відновлювальних робіт передані понад 40 тонн опор. — Укрінформ.</text:p>
      <text:p text:style-name="P4">
Images: ['<text:a xlink:type="simple" xlink:href="https://static.ukrinform.com/photos/2023_05/thumb_files/630_360_1685209485-196.jpg" text:style-name="Internet_20_link" text:visited-style-name="Visited_20_Internet_20_Link">
630_360_16852...</text:a>
']</text:p>
      <text:p text:style-name="P4">
Tags: ['Електроенергія', 'Міненерго', 'Галущенко']</text:p>
      <text:p text:style-name="P4">
Type: Article</text:p>
      <!--METADATA-->
      <text:p text:style-name="P4">
<draw:frame draw:style-name="fr1" draw:name="Image190" text:anchor-type="as-char" svg:width="6.9236in" svg:height="3.956343in" draw:z-index="0">
<draw:image xlink:href="../Images/yкринформ/2023-05-27T20-46-30-03-00/630_360_1685209485-196.jpg" xlink:type="simple" xlink:show="embed" xlink:actuate="onLoad" draw:mime-type="image/jpeg"/>
</draw:frame>
Енергетикам Запорізької й Миколаївської областей для відновлювальних робітпередані понад 40 тонн опор.</text:p>
      <text:p text:style-name="P4">
Про це Міністерство енергетики України повідомило у <text:a xlink:type="simple" xlink:href="https://www.facebook.com/minenergoUkraine/posts/pfbid021ZvLUsRt64iyTaCQrmZryEz6CDzVwaMLKZG31trsqswghJSkVRU3HuLNYmmxuWjWl" text:style-name="Internet_20_link" text:visited-style-name="Visited_20_Internet_20_Link">
 Фейсбуці</text:a>
, передає Укрінформ.</text:p>
      <text:p text:style-name="P4">
Так, Запоріжжяобленерго отримало опори загальною вагою 21 тонна,Миколаївобленерго – близько 20 тонн.</text:p>
      <text:p text:style-name="P4">
Обладнання було надане Польщею. За даними міністерства, за останні два тижні зкраїни надійшли 13 вантажів допомоги загальною вагою понад 190 тонн, зокрема82 генератори різної потужності.</text:p>
      <text:p text:style-name="P4">
<text:span text:style-name="T4">
Читайте також:</text:span>
 <text:a xlink:type="simple" xlink:href="https://www.ukrinform.ua/rubric-vidbudova/3715011-meri-mariupola-ta-brussela-obgovorili-vidbudovu-ukrainskogo-mista-pisla-jogo-deokupacii.html" text:style-name="Internet_20_link" text:visited-style-name="Visited_20_Internet_20_Link">
 Мери Маріуполя та Брюсселя обговорили ову українськогоміста після його деокупації </text:a>
</text:p>
      <text:p text:style-name="P4">
Загалом з березня 2022 року Україна отримала від польських партнерів 93вантажі допомоги загальною вагою понад 1,6 тисячі тонн.</text:p>
      <text:p text:style-name="P4">
За словами міністра енергетики України Германа Галущенка, для прифронтовихрегіонів, які продовжують зазнавати від ворога нещадних атак, ця підтримка єособливо цінною. Завдяки наданому обладнанню енергетики швидше й ефективнішепроводять відновлювальні роботи для підготовки до наступного опалювальногосезону.</text:p>
      <text:p text:style-name="P4">
<text:span text:style-name="T4">
Читайте також:</text:span>
 <text:a xlink:type="simple" xlink:href="https://www.ukrinform.ua/rubric-vidbudova/3714428-ukraina-ta-svitovij-bank-obgovorili-pidgotovku-novih-proektiv-vidbudovi.html" text:style-name="Internet_20_link" text:visited-style-name="Visited_20_Internet_20_Link">
 Україна та Світовий банк обговорили підготовку новихпроєктів и </text:a>
</text:p>
      <text:p text:style-name="P4">
«Ми надзвичайно цінуємо допомогу, яку надає Польща нашому енергосектору –дипломатичну, гуманітарну, організаційну. Дуже важливою є робота логістичногохабу rescEU у Польщі, який збирає гуманітарну допомогу з усієї Європи ташвидко передає її в Україну», – наголосив міністр.</text:p>
      <text:p text:style-name="P4">
Як повідомляв Укрінформ, станом на травень <text:a xlink:type="simple" xlink:href="https://www.ukrinform.ua/rubric-economy/3714703-generacia-stanom-na-traven-vtratila-27-gvt-vstanovlenoi-potuznosti-ukrenergo.html" text:style-name="Internet_20_link" text:visited-style-name="Visited_20_Internet_20_Link">
 втрати встановленої потужності венергосистемі України зросли до 27 ГВт </text:a>
 .</text:p>
      <text:p text:style-name="P4">
Source: <text:a xlink:type="simple" xlink:href="https://www.ukrinform.ua/rubric-vidbudova/3715046-energetiki-prifrontovih-oblastej-otrimali-ponad-40-tonn-opor.html" text:style-name="Internet_20_link" text:visited-style-name="Visited_20_Internet_20_Link">
https://www.ukrinform.ua/rubric-vidbudova/3715046-energetiki-prifrontovih-oblastej-otrimali-ponad-40-tonn-opor.html</text:a>
</text:p>
      <!--NEWS-->
      <text:h text:style-name="P10" text:outline-level="1">
<text:span text:style-name="T4">
Росіяни завдали ще чотири удари по прикордонню Чернігівщини</text:span>
</text:h>
      <text:p text:style-name="P4">
Authors: Ukrinform (Person)</text:p>
      <text:p text:style-name="P4">
Publisher: Укринформ (Organization)</text:p>
      <text:p text:style-name="P4">
Published Time: 2023-05-27T21:00:00+03:00</text:p>
      <text:p text:style-name="P4">
Modified Time: 2023-05-27T21:00:00+03:00</text:p>
      <text:p text:style-name="P4">
Description: Російські війська станом на 20:00 27 травня ще чотири рази обстріляли прикордонні райони Чернігівської області. — Укрінформ.</text:p>
      <text:p text:style-name="P4">
Images: ['<text:a xlink:type="simple" xlink:href="https://static.ukrinform.com/photos/2023_05/thumb_files/630_360_1684670086-586.jpeg" text:style-name="Internet_20_link" text:visited-style-name="Visited_20_Internet_20_Link">
630_360_16846...</text:a>
']</text:p>
      <text:p text:style-name="P4">
Tags: ['Обстріл', 'Чернігівщина', 'Війна з Росією']</text:p>
      <text:p text:style-name="P4">
Type: Article</text:p>
      <!--METADATA-->
      <text:p text:style-name="P4">
<draw:frame draw:style-name="fr1" draw:name="Image191" text:anchor-type="as-char" svg:width="6.9236in" svg:height="3.956343in" draw:z-index="0">
<draw:image xlink:href="../Images/yкринформ/2023-05-27T21-00-00-03-00/630_360_1684670086-586.jpeg" xlink:type="simple" xlink:show="embed" xlink:actuate="onLoad" draw:mime-type="image/jpeg"/>
</draw:frame>
 Російськівійська станом на 20:00 27 травня ще чотири рази обстріляли прикордонні райониЧернігівської області.</text:p>
      <text:p text:style-name="P4">
Як передає Укрінформ, про це оперативне командування "Північ" повідомляє у <text:a xlink:type="simple" xlink:href="https://t.me/ok_pivnich1/2864" text:style-name="Internet_20_link" text:visited-style-name="Visited_20_Internet_20_Link">
Телеграмі. </text:a>
</text:p>
      <text:p text:style-name="P4">
Зокрема, з 08:40 до 08:55 зафіксовано 4 удари, ймовірно, з 120-міліметровогоміномета, в районі населеного пункту Тимоновичі.</text:p>
      <text:p text:style-name="P4">
З 09:27 до 09:50 зафіксовано 13 ударів, ймовірно, зі ствольної артилерії, врайоні населеного пункту Залізний Міст. Внаслідок обстрілу відбулося загораннягосподарських будівель. Пожежу локалізували рятувальники ДСНС.</text:p>
      <text:p text:style-name="P4">
З 09:30 до 09:47 зафіксовано 18 ударів, ймовірно, з 120-міліметровогоміномета, в районі населеного пункту Миколаївка.</text:p>
      <text:p text:style-name="P4">
<text:span text:style-name="T4">
Читайте також:</text:span>
 <text:a xlink:type="simple" xlink:href="https://www.ukrinform.ua/rubric-ato/3715006-vorog-obstrilav-stepnogirsk-na-zaporizzi-dvoe-poranenih.html" text:style-name="Internet_20_link" text:visited-style-name="Visited_20_Internet_20_Link">
 Ворог яв Степногірськ на Запоріжжі, двоє поранених</text:a>
</text:p>
      <text:p text:style-name="P4">
Крім того, з 12:50 до 13:10 зафіксовано 6 ударів, ймовірно, з САУ, понаселеному пункту Чайкине. "Під час <text:a xlink:type="simple" xlink:href="https://www.ukrinform.ua/tag-obstril" text:style-name="Internet_20_link" text:visited-style-name="Visited_20_Internet_20_Link">
 обстрілу </text:a>
 було пошкоджено сінник, трактор та легковий автомобіль. Пораненьдістала дівчина-підліток, якій надали першу медичну допомогу та направили дляподальшого обстеження в найближчий лікувальний заклад", - сказано вповідомленні.</text:p>
      <text:p text:style-name="P4">
Як повідомляв Укрінформ, 2 <text:a xlink:type="simple" xlink:href="https://www.ukrinform.ua/rubric-ato/3715022-rosiani-obstrilali-selo-na-cernigivsini-poskodzeni-zitlovi-budinki-j-lep.html" text:style-name="Internet_20_link" text:visited-style-name="Visited_20_Internet_20_Link">
 7 травня російська армія обстріляла село ЗалізнийМіст </text:a>
 Новгород-Сіверськогорайону Чернігівської області. Пошкоджень зазнали житлові будинки та лініяелектропередач, понад тисяча споживачів залишилися без світла.</text:p>
      <text:p text:style-name="P4">
<text:span text:style-name="T5">
Фото ілюстративне</text:span>
</text:p>
      <text:p text:style-name="P4">
Source: <text:a xlink:type="simple" xlink:href="https://www.ukrinform.ua/rubric-ato/3715047-rosiani-zavdali-se-cotiri-udari-po-prikordonnu-cernigivsini.html" text:style-name="Internet_20_link" text:visited-style-name="Visited_20_Internet_20_Link">
https://www.ukrinform.ua/rubric-ato/3715047-rosiani-zavdali-se-cotiri-udari-po-prikordonnu-cernigivsini.html</text:a>
</text:p>
      <!--NEWS-->
      <text:h text:style-name="P10" text:outline-level="1">
<text:span text:style-name="T4">
«Баварія» — 32-разовий чемпіон Німеччини</text:span>
</text:h>
      <text:p text:style-name="P4">
Authors: Ukrinform (Person)</text:p>
      <text:p text:style-name="P4">
Publisher: Укринформ (Organization)</text:p>
      <text:p text:style-name="P4">
Published Time: 2023-05-27T21:08:48+03:00</text:p>
      <text:p text:style-name="P4">
Modified Time: 2023-05-27T21:08:48+03:00</text:p>
      <text:p text:style-name="P4">
Description: Команда вирвала «золото» на останніх хвилинах вирішального туру. — Укрінформ.</text:p>
      <text:p text:style-name="P4">
Images: ['<text:a xlink:type="simple" xlink:href="https://static.ukrinform.com/photos/2023_05/thumb_files/630_360_1685210825-213.jpg" text:style-name="Internet_20_link" text:visited-style-name="Visited_20_Internet_20_Link">
630_360_16852...</text:a>
']</text:p>
      <text:p text:style-name="P4">
Tags: ['Баварія', 'Футбол']</text:p>
      <text:p text:style-name="P4">
Type: Article</text:p>
      <!--METADATA-->
      <text:p text:style-name="P4">
<draw:frame draw:style-name="fr1" draw:name="Image192" text:anchor-type="as-char" svg:width="6.9236in" svg:height="3.956343in" draw:z-index="0">
<draw:image xlink:href="../Images/yкринформ/2023-05-27T21-08-48-03-00/630_360_1685210825-213.jpg" xlink:type="simple" xlink:show="embed" xlink:actuate="onLoad" draw:mime-type="image/jpeg"/>
</draw:frame>
 Командавирвала «золото» на останніх хвилинах вирішального туру.</text:p>
      <text:p text:style-name="P4">
«Баварія» виграла свій 11-й поспіль чемпіонський титул німецької Бундесліги,на перше місце в таблиці мюнхенці повернулися за підсумками заключного, 34-готуру чемпіонату, передає Укрінформ.</text:p>
      <text:p text:style-name="P4">
Напередодні останнього туру «Борусія» Дортмунд на 2 бали випереджали«Баварію». Для омріяного чемпіонства «Боруссії» достатньо було перемогти«Майнц».</text:p>
      <text:p text:style-name="P4">
«Борусія» зіграла внічию з «Майнцом» - 2:2 та подарувала «Баварії» шанс статичемпіоном.</text:p>
      <text:p text:style-name="P4">
У паралельному матчі «Баварія» грала на виїзді проти «Кельна».</text:p>
      <text:p text:style-name="P4">
Відповідальність взяв на себе Джамал Мусіала, який на 89-й хвилині завдавневідпорного удару в правий нижній кут воріт «Кельна». Гол 20-річного хавбекаприніс перемогу та чемпіонство «Баварії».</text:p>
      <text:p text:style-name="P4">
<text:span text:style-name="T4">
Читайте також:</text:span>
 <text:a xlink:type="simple" xlink:href="https://www.ukrinform.ua/rubric-sports/3714965-futbolisti-polissa-vigrali-persu-ligu.html" text:style-name="Internet_20_link" text:visited-style-name="Visited_20_Internet_20_Link">
 істи «Полісся» виграли Першу лігу</text:a>
</text:p>
      <text:p text:style-name="P4">
Таким чином, «Срібна салатниця» Бундесліги в одинадцяте поспіль дісталасямюнхенській «Баварії». «Боруссія», яка була за крок від омріяного чемпіонства,фінішувала на другому місці.</text:p>
      <text:p text:style-name="P4">
Фото: fcbayern.com</text:p>
      <text:p text:style-name="P4">
Source: <text:a xlink:type="simple" xlink:href="https://www.ukrinform.ua/rubric-sports/3715048-bavaria-32razovij-cempion-nimeccini.html" text:style-name="Internet_20_link" text:visited-style-name="Visited_20_Internet_20_Link">
https://www.ukrinform.ua/rubric-sports/3715048-bavaria-32razovij-cempion-nimeccini.html</text:a>
</text:p>
      <!--NEWS-->
      <text:h text:style-name="P10" text:outline-level="1">
<text:span text:style-name="T4">
Президент: На черзі - нові, ще масштабніші санкційні пакети</text:span>
</text:h>
      <text:p text:style-name="P4">
Authors: Ukrinform (Person)</text:p>
      <text:p text:style-name="P4">
Publisher: Укринформ (Organization)</text:p>
      <text:p text:style-name="P4">
Published Time: 2023-05-27T21:19:00+03:00</text:p>
      <text:p text:style-name="P4">
Modified Time: 2023-05-27T21:19:00+03:00</text:p>
      <text:p text:style-name="P4">
Description: Україна крок за кроком збирає повні дані про всіх, хто працює на агресію – прямо чи опосередковано. І на черзі – нові, ще більш масштабні санкційні пакети. — Укрінформ.</text:p>
      <text:p text:style-name="P4">
Images: ['<text:a xlink:type="simple" xlink:href="https://static.ukrinform.com/photos/2022_07/thumb_files/630_360_1658192913-591.jpeg" text:style-name="Internet_20_link" text:visited-style-name="Visited_20_Internet_20_Link">
630_360_16581...</text:a>
']</text:p>
      <text:p text:style-name="P4">
Tags: ['Санкції', 'Україна', 'Зеленський', 'Війна з Росією']</text:p>
      <text:p text:style-name="P4">
Type: Article</text:p>
      <!--METADATA-->
      <text:p text:style-name="P4">
<draw:frame draw:style-name="fr1" draw:name="Image193" text:anchor-type="as-char" svg:width="6.9236in" svg:height="3.956343in" draw:z-index="0">
<draw:image xlink:href="../Images/yкринформ/2023-05-27T21-19-00-03-00/630_360_1658192913-591.jpeg" xlink:type="simple" xlink:show="embed" xlink:actuate="onLoad" draw:mime-type="image/jpeg"/>
</draw:frame>
 Українакрок за кроком збирає повні дані про всіх, хто працює на агресію – прямо чиопосередковано. І на черзі – нові, ще більш масштабні санкційні пакети.</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_Відео:<text:a xlink:type="simple" xlink:href="https://t.me/V_Zelenskiy_official/6390" text:style-name="Internet_20_link" text:visited-style-name="Visited_20_Internet_20_Link">
 Офіс Президента </text:a>
 _</text:p>
      <text:p text:style-name="P4">
<text:span text:style-name="T4">
Бажаю здоровʼя, шановні українці!</text:span>
</text:p>
      <text:p text:style-name="P4">
Сьогодні – ще один наш санкційний день. Є санкції проти юридичних та фізичнихосіб – більшість із них російські, – які працюють на терор.</text:p>
      <text:p text:style-name="P4">
Загалом 220 компаній і 51 фізична особа. Це підприємства ВПК та дотичніросійські компанії. Підприємства, що обслуговують війну. І особи, через якихвідбувається управління цими компаніями.</text:p>
      <text:p text:style-name="P4">
Не всі з них діють на території держави-терориста, деякі – в інших країнах.Але глобальний тиск отримають усі. Крок за кроком ми збираємо повні дані провсіх, хто працює на агресію – прямо чи опосередковано. Кожна така особа будезаблокована, і наші українські санкції або вже синхронізовані, або будутьсинхронізовані із санкціями вільного світу.</text:p>
      <text:p text:style-name="P4">
Коли Росія починала цю агресію, там дивилися на світ, як на себе у дзеркало.Там думали, що нібито всі у світі такі ж цинічні й нібито так само зневажаютьлюдей, як господарі Росії. Але світ інший – світ допомагає нам захищати життя.І кожен, хто йде проти світу, стане маргіналом. Росія нічого не здобуде і всепрограє. Разом із тими, хто ще якось намагається їй допомагати в терорі.</text:p>
      <text:p text:style-name="P4">
Ми продовжимо наші санкційні кроки, і на черзі є нові санкційні пакети – щебільш масштабні.</text:p>
      <text:p text:style-name="P4">
За підсумками тижня хочу подякувати Японії за новий санкційний пакет протиРосії. Дякую й за нову безпекову допомогу від Японії. Це те, що реально рятуєжиття.</text:p>
      <text:p text:style-name="P4">
Дякую Фінляндії за новий оборонний пакет для України, це рішення ухвалено тежцього тижня.</text:p>
      <text:p text:style-name="P4">
Дякую Німеччині за передачу нашій державі чергової партії різних обороннихзасобів, які посилять наш захист від російського терору, зокрема й захистнеба.</text:p>
      <text:p text:style-name="P4">
Хочу подякувати Канаді за готовність зміцнювати своє лідерство в підтримціУкраїни.</text:p>
      <text:p text:style-name="P4">
Дякую Ісландії за допомогу нашому захисту й нашим людям.</text:p>
      <text:p text:style-name="P4">
Наступний тиждень теж зробимо сильним із погляду нашої співпраці з партнерами.Жодного тижня не втрачаємо.</text:p>
      <text:p text:style-name="P4">
І, як завжди, дякую нашим воїнам, кожному й кожній, хто особливо відзначивсяна тижні.</text:p>
      <text:p text:style-name="P4">
Бахмутський напрямок… 80-та окрема десантно-штурмова бригада – дякую, воїни,за ваші активні дії! Це саме те, що потрібно. Славетна 93-тя окремамеханізована бригада «Холодний Яр» – дякую вам за стійкість і за вашусміливість! Молодці!</text:p>
      <text:p text:style-name="P4">
Лиманський напрямок… 81-ша окрема аеромобільна бригада – дякую вам, хлопці, завашу результативність у знищенні ворога!</text:p>
      <text:p text:style-name="P4">
ОСУВ «Таврія»… 35-та і 36-та окремі бригади морської піхоти, 55-та окремаартилерійська бригада, 59-та окрема мотопіхотна бригада й десантники нашої«Сімдесятдевʼятки» – я дякую всім вам! Як завжди – міцні, як завжди – ви дужеефективні!</text:p>
      <text:p text:style-name="P4">
<text:span text:style-name="T4">
Слава всім, хто захищає нашу державу! Слава всім, хто допомагає!</text:span>
</text:p>
      <text:p text:style-name="P4">
<text:span text:style-name="T4">
Слава Україні!</text:span>
</text:p>
      <text:p text:style-name="P4">
<text:span text:style-name="T5">
Фото: ОП</text:span>
</text:p>
      <text:p text:style-name="P4">
Source: <text:a xlink:type="simple" xlink:href="https://www.ukrinform.ua/rubric-polytics/3715052-prezident-na-cerzi-novi-se-masstabnisi-sankcijni-paketi.html" text:style-name="Internet_20_link" text:visited-style-name="Visited_20_Internet_20_Link">
https://www.ukrinform.ua/rubric-polytics/3715052-prezident-na-cerzi-novi-se-masstabnisi-sankcijni-paketi.html</text:a>
</text:p>
      <!--NEWS-->
      <text:h text:style-name="P10" text:outline-level="1">
<text:span text:style-name="T4">
У Маріуполі загарбники не прибирають виявлені біля будинків снаряди</text:span>
</text:h>
      <text:p text:style-name="P4">
Authors: Ukrinform (Person)</text:p>
      <text:p text:style-name="P4">
Publisher: Укринформ (Organization)</text:p>
      <text:p text:style-name="P4">
Published Time: 2023-05-27T21:31:00+03:00</text:p>
      <text:p text:style-name="P4">
Modified Time: 2023-05-27T21:31:00+03:00</text:p>
      <text:p text:style-name="P4">
Description: У тимчасово захопленому Маріуполі мешканці знаходять нерозірвані снаряди біля будинків та у парках, але «влада» не вчиняє жодних дій для їх знешкодження. — Укрінформ.</text:p>
      <text:p text:style-name="P4">
Images: ['<text:a xlink:type="simple" xlink:href="https://static.ukrinform.com/photos/2023_04/thumb_files/630_360_1680546247-363.jpg" text:style-name="Internet_20_link" text:visited-style-name="Visited_20_Internet_20_Link">
630_360_16805...</text:a>
']</text:p>
      <text:p text:style-name="P4">
Tags: ['Маріуполь', 'Відеоролик', 'Війна з Росією']</text:p>
      <text:p text:style-name="P4">
Type: Article</text:p>
      <!--METADATA-->
      <text:p text:style-name="P4">
<draw:frame draw:style-name="fr1" draw:name="Image194" text:anchor-type="as-char" svg:width="6.9236in" svg:height="3.956343in" draw:z-index="0">
<draw:image xlink:href="../Images/yкринформ/2023-05-27T21-31-00-03-00/630_360_1680546247-363.jpg" xlink:type="simple" xlink:show="embed" xlink:actuate="onLoad" draw:mime-type="image/jpeg"/>
</draw:frame>
 Утимчасово захопленому Маріуполі мешканці знаходять нерозірвані снаряди білябудинків та у парках, але «влада» не вчиняє жодних дій для їх знешкодження.</text:p>
      <text:p text:style-name="P4">
Про це у <text:a xlink:type="simple" xlink:href="https://t.me/mariupolrada/14397" text:style-name="Internet_20_link" text:visited-style-name="Visited_20_Internet_20_Link">
 Телеграмі </text:a>
 повідомилаМаріупольська міська рада, передає Укрінформ.</text:p>
      <text:p text:style-name="P4">
«В окупованому Маріуполі досі знаходять снаряди біля будинків та у парках.Місцеві жителі зняли відео зі знайденим у дворі по проспекту Нахімова,178гранатометним пострілом. Снаряд був зі зведеним підривником. А от у парку«Веселка» снаряд знайшли прямо на газоні», - зазначають у міськраді,публікуючи відповідні фото та відео.</text:p>
      <text:p text:style-name="P4">
<text:span text:style-name="T4">
Читайте також:</text:span>
 <text:a xlink:type="simple" xlink:href="https://www.ukrinform.ua/rubric-ato/3714857-pid-mariupolem-prolunali-vibuhi.html" text:style-name="Internet_20_link" text:visited-style-name="Visited_20_Internet_20_Link">
 Під ем пролунали вибухи</text:a>
</text:p>
      <text:p text:style-name="P4">
У міськраді підкреслили, що загарбники вибухонебезпечні предмети планово неприбирають, наражаючи маріупольців на небезпеку.</text:p>
      <text:p text:style-name="P4">
Як повідомлялося, агресія Росії спричинила в Маріуполі одну з найбільшихгуманітарних катастроф. Місто майже на 90% зруйноване внаслідок ворожихобстрілів. Пошкоджені та зруйновані житлові будинки, лікарні, школи, дитсадкитощо.</text:p>
      <text:p text:style-name="P4">
Source: <text:a xlink:type="simple" xlink:href="https://www.ukrinform.ua/rubric-regions/3714890-u-mariupoli-zagarbniki-ne-pribiraut-viavleni-bila-budinkiv-snaradi.html" text:style-name="Internet_20_link" text:visited-style-name="Visited_20_Internet_20_Link">
https://www.ukrinform.ua/rubric-regions/3714890-u-mariupoli-zagarbniki-ne-pribiraut-viavleni-bila-budinkiv-snaradi.html</text:a>
</text:p>
      <!--NEWS-->
      <text:h text:style-name="P10" text:outline-level="1">
<text:span text:style-name="T4">
Росія програє разом з тими, хто ще намагається допомагати їй у терорі - Зеленський</text:span>
</text:h>
      <text:p text:style-name="P4">
Authors: Ukrinform (Person)</text:p>
      <text:p text:style-name="P4">
Publisher: Укринформ (Organization)</text:p>
      <text:p text:style-name="P4">
Published Time: 2023-05-27T21:39:00+03:00</text:p>
      <text:p text:style-name="P4">
Modified Time: 2023-05-27T21:39:00+03:00</text:p>
      <text:p text:style-name="P4">
Description: Кожна особа, яка працює з Росією, буде заблокована санкціями. І РФ усе програє - разом із тими, хто ще якось намагається їй допомагати в терорі. — Укрінформ.</text:p>
      <text:p text:style-name="P4">
Images: ['<text:a xlink:type="simple" xlink:href="https://static.ukrinform.com/photos/2022_10/thumb_files/630_360_1665639091-410.jpeg" text:style-name="Internet_20_link" text:visited-style-name="Visited_20_Internet_20_Link">
630_360_16656...</text:a>
']</text:p>
      <text:p text:style-name="P4">
Tags: ['Санкції', 'Тероризм', 'Зеленський', 'Війна з Росією']</text:p>
      <text:p text:style-name="P4">
Type: Article</text:p>
      <!--METADATA-->
      <text:p text:style-name="P4">
<draw:frame draw:style-name="fr1" draw:name="Image195" text:anchor-type="as-char" svg:width="6.9236in" svg:height="3.956343in" draw:z-index="0">
<draw:image xlink:href="../Images/yкринформ/2023-05-27T21-39-00-03-00/630_360_1665639091-410.jpeg" xlink:type="simple" xlink:show="embed" xlink:actuate="onLoad" draw:mime-type="image/jpeg"/>
</draw:frame>
 Кожнаособа, яка працює з Росією, буде заблокована санкціями. І РФ усе програє -разом із тими, хто ще якось намагається їй допомагати в терорі.</text:p>
      <text:p text:style-name="P4">
Про це Володимир Зеленський сказав у <text:a xlink:type="simple" xlink:href="https://www.youtube.com/watch" text:style-name="Internet_20_link" text:visited-style-name="Visited_20_Internet_20_Link">
 відеозверненні</text:a>
 , передає Укрінформ.</text:p>
      <text:p text:style-name="P4">
"Ми продовжимо наші санкційні кроки, і на черзі є нові санкційні пакети – щебільш масштабні", - сказав Зеленський.</text:p>
      <text:p text:style-name="P4">
_Відео:<text:a xlink:type="simple" xlink:href="https://t.me/V_Zelenskiy_official/6390" text:style-name="Internet_20_link" text:visited-style-name="Visited_20_Internet_20_Link">
 Офіс Президента </text:a>
 _</text:p>
      <text:p text:style-name="P4">
Глава держави зазначив, що кожна особа, яка працює з Росією, буде заблокована.І українські санкції або вже синхронізовані, або будуть синхронізовані ізсанкціями вільного світу.</text:p>
      <text:p text:style-name="P4">
"Коли Росія починала цю агресію, там дивились на світ як на себе у дзеркало.Там думали, що нібито усі у світі – такі ж цинічні й нібито – так самозневажають людей, як господарі Росії. Але світ інший – світ допомагає намзахищати життя. І кожен, хто йде проти світу, стане маргіналом. Росія нічогоне здобуде і все програє. Разом із тими, хто ще якось намагається їйдопомагати в терорі", - наголосив Президент.</text:p>
      <text:p text:style-name="P4">
<text:span text:style-name="T4">
Читайте також:</text:span>
 <text:a xlink:type="simple" xlink:href="https://www.ukrinform.ua/rubric-world/3712788-u-centri-uvagi-obhid-sankcij-rada-ministriv-es-obgovorila-11-paket-proti-rosii.html" text:style-name="Internet_20_link" text:visited-style-name="Visited_20_Internet_20_Link">
 У центрі уваги - обхід санкцій: Рада міністрів ЄСобговорила 11 проти Росії </text:a>
</text:p>
      <text:p text:style-name="P4">
Крім того, <text:a xlink:type="simple" xlink:href="https://www.ukrinform.ua/tag-zelenskij" text:style-name="Internet_20_link" text:visited-style-name="Visited_20_Internet_20_Link">
 Зеленський </text:a>
 подякувавЯпонії, Фінляндії, Німеччині, Канаді та Ісландії за допомогу Україні цьоготижня. "Наступний тиждень теж зробимо сильним із погляду нашої співпраці зпартнерами. Жодного тижня не втрачаємо", - додав Глава держави.</text:p>
      <text:p text:style-name="P4">
Як повідомлялося, Володимир Зеленський своїм указом увів у дію рішення РНБОпро застосування персональних спеціальних економічних та інших обмежувальнихзаходів до 51 фізичної та 220 юридичних осіб.</text:p>
      <text:p text:style-name="P4">
<text:span text:style-name="T5">
Фото: ОП</text:span>
</text:p>
      <text:p text:style-name="P4">
Source: <text:a xlink:type="simple" xlink:href="https://www.ukrinform.ua/rubric-polytics/3715055-rosia-prograe-razom-z-timi-hto-se-namagaetsa-dopomagati-ij-u-terori-zelenskij.html" text:style-name="Internet_20_link" text:visited-style-name="Visited_20_Internet_20_Link">
https://www.ukrinform.ua/rubric-polytics/3715055-rosia-prograe-razom-z-timi-hto-se-namagaetsa-dopomagati-ij-u-terori-zelenskij.html</text:a>
</text:p>
      <!--NEWS-->
      <text:h text:style-name="P10" text:outline-level="1">
<text:span text:style-name="T4">
Відомі імена фіналістів ЧС з хокею</text:span>
</text:h>
      <text:p text:style-name="P4">
Authors: Ukrinform (Person)</text:p>
      <text:p text:style-name="P4">
Publisher: Укринформ (Organization)</text:p>
      <text:p text:style-name="P4">
Published Time: 2023-05-27T21:51:32+03:00</text:p>
      <text:p text:style-name="P4">
Modified Time: 2023-05-27T21:51:32+03:00</text:p>
      <text:p text:style-name="P4">
Description: Фінал відбудеться завтра, 28 травня. — Укрінформ.</text:p>
      <text:p text:style-name="P4">
Images: ['<text:a xlink:type="simple" xlink:href="https://static.ukrinform.com/photos/2023_05/thumb_files/630_360_1685213356-130.jpg" text:style-name="Internet_20_link" text:visited-style-name="Visited_20_Internet_20_Link">
630_360_16852...</text:a>
']</text:p>
      <text:p text:style-name="P4">
Tags: ['Чемпіонат світу з хокею', 'хокей']</text:p>
      <text:p text:style-name="P4">
Type: Article</text:p>
      <!--METADATA-->
      <text:p text:style-name="P4">
<draw:frame draw:style-name="fr1" draw:name="Image196" text:anchor-type="as-char" svg:width="6.9236in" svg:height="3.956343in" draw:z-index="0">
<draw:image xlink:href="../Images/yкринформ/2023-05-27T21-51-32-03-00/630_360_1685213356-130.jpg" xlink:type="simple" xlink:show="embed" xlink:actuate="onLoad" draw:mime-type="image/jpeg"/>
</draw:frame>
 Фіналвідбудеться завтра, 28 травня.</text:p>
      <text:p text:style-name="P4">
Німеччина та Канада вийшли до фіналу ЧС з хокею, передає Укрінформ.</text:p>
      <text:p text:style-name="P4">
У першому півфіналі Канада перемогла Латвію (4:2), яка вперше в історіїзіграла у півфіналі ЧС.</text:p>
      <text:p text:style-name="P4">
Суперником Канади стали хокеїсти Німеччини, які у півфіналі обіграли США 3:4ОТ (2:2, 1:0, 0:1, 0:1).</text:p>
      <text:p text:style-name="P4">
Американська команда вдало розпочала зустріч і вже на 4-й хвилині вела 2:0.Німці змогли здивувати суперника та відігралися ще до кінця першої20-хвилинки. У другому періоді США знову вийшли вперед. Німеччина відіграласяза півтори хвилини до кінця часу.</text:p>
      <text:p text:style-name="P4">
Доля зустрічі вирішилась в овертаймі – перемогу Німеччини приніс точний кидокФредеріка Тіффельса.</text:p>
      <text:p text:style-name="P4">
Німеччина зіграє у фіналі чемпіонату світу з хокею вперше у ХХІ столітті.Німці жодного разу не вигравали світові першості.</text:p>
      <text:p text:style-name="P4">
<text:span text:style-name="T4">
Читайте також:</text:span>
 <text:a xlink:type="simple" xlink:href="https://www.ukrinform.ua/rubric-sports/3714981-kanada-vijsla-u-final-cs2023-z-hokeu-obigravsi-latviu.html" text:style-name="Internet_20_link" text:visited-style-name="Visited_20_Internet_20_Link">
 Канада вийшла у фінал ЧС-2023 з , обігравши Латвію</text:a>
</text:p>
      <text:p text:style-name="P4">
Як повідомляв Укрінформ, завтра, 28 травня Німеччина у фіналі зіграє зКанадою, а США будуть грати з Латвією за бронзу.</text:p>
      <text:p text:style-name="P4">
Фото: Getty Images</text:p>
      <text:p text:style-name="P4">
Source: <text:a xlink:type="simple" xlink:href="https://www.ukrinform.ua/rubric-sports/3715057-vidomi-imena-finalistiv-cs-z-hokeu.html" text:style-name="Internet_20_link" text:visited-style-name="Visited_20_Internet_20_Link">
https://www.ukrinform.ua/rubric-sports/3715057-vidomi-imena-finalistiv-cs-z-hokeu.html</text:a>
</text:p>
      <!--NEWS-->
      <text:h text:style-name="P10" text:outline-level="1">
<text:span text:style-name="T4">
Загарбники відмовляють у «коридорі» для виїзду цивільних з ОРЛО через Запоріжжя</text:span>
</text:h>
      <text:p text:style-name="P4">
Authors: Ukrinform (Person)</text:p>
      <text:p text:style-name="P4">
Publisher: Укринформ (Organization)</text:p>
      <text:p text:style-name="P4">
Published Time: 2023-05-27T21:55:00+03:00</text:p>
      <text:p text:style-name="P4">
Modified Time: 2023-05-27T21:55:00+03:00</text:p>
      <text:p text:style-name="P4">
Description: Російські загарбники відмовляються погоджувати «зелений коридор» для виїзду цивільних з тимчасово окупованої території Луганщини через Запоріжжя на підконтрольну українському уряду територію. — Укрінформ.</text:p>
      <text:p text:style-name="P4">
Images: ['<text:a xlink:type="simple" xlink:href="https://static.ukrinform.com/photos/2022_11/thumb_files/630_360_1668461240-442.jpg" text:style-name="Internet_20_link" text:visited-style-name="Visited_20_Internet_20_Link">
630_360_16684...</text:a>
']</text:p>
      <text:p text:style-name="P4">
Tags: ['Луганщина', 'Переселенці', 'Війна з Росією']</text:p>
      <text:p text:style-name="P4">
Type: Article</text:p>
      <!--METADATA-->
      <text:p text:style-name="P4">
<draw:frame draw:style-name="fr1" draw:name="Image197" text:anchor-type="as-char" svg:width="6.9236in" svg:height="3.956343in" draw:z-index="0">
<draw:image xlink:href="../Images/yкринформ/2023-05-27T21-55-00-03-00/630_360_1668461240-442.jpg" xlink:type="simple" xlink:show="embed" xlink:actuate="onLoad" draw:mime-type="image/jpeg"/>
</draw:frame>
 Російськізагарбники відмовляються погоджувати «зелений коридор» для виїзду цивільних зтимчасово окупованої території Луганщини через Запоріжжя на підконтрольнуукраїнському уряду територію.</text:p>
      <text:p text:style-name="P4">
Про це <text:a xlink:type="simple" xlink:href="https://t.me/luganska_oda/10300" text:style-name="Internet_20_link" text:visited-style-name="Visited_20_Internet_20_Link">
 заявив </text:a>
 керівник Луганської ОВААртем Лисогор, передає кореспондент Укрінформу.</text:p>
      <text:p text:style-name="P4">
«Прямого сполучення з тимчасово окупованими територіями... через лініюзіткнення немає. Ми намагалися пропрацювати цю ситуацію якимось чином зворогом, через Запоріжжя зробити коридор для того, щоб могли мирні людивиходити. Однак представники «урядів» неформальних цих республік і Росіїкатегорично відмовляються від перемовин ані з нашими державними органами, аніз гуманітарними організаціями», - сказав Лисогор.</text:p>
      <text:p text:style-name="P4">
<text:span text:style-name="T4">
Читайте також:</text:span>
 <text:a xlink:type="simple" xlink:href="https://www.ukrinform.ua/rubric-society/3714768-pereselenci-z-tot-otrimaut-dopomogu-v-oformlenni-vtracenih-pasportiv.html" text:style-name="Internet_20_link" text:visited-style-name="Visited_20_Internet_20_Link">
 нці з ТОТ отримають допомогу в оформленні втраченихпаспортів </text:a>
</text:p>
      <text:p text:style-name="P4">
Він зазначив, що поки що через лінію зіткнення виїзд неможливий, але людинамагаються виїхати з окупованої частини Луганщини через Росію в Європу, азвідти - в Україну.</text:p>
      <text:p text:style-name="P4">
«Але там є багато питань, бо для чоловіків ця дорога взагалі закрита, бовідразу на блокпостах їх забирають "на службу", на війну проти України, щобвикористати їх як живу силу. І взагалі, це дуже дорого. Так, якщо їхати черезРосію у Європу, це близько 500 чи 700 євро коштує, щоб провезли, і немаєніякої гарантії», - зауважив Лисогор.</text:p>
      <text:p text:style-name="P4">
Як повідомлялося, у Сватівському районі, на тимчасово окупованій територіїЛуганської області, російські загарбники повісили чоловіка, який мав чіткупроукраїнську позицію.</text:p>
      <text:p text:style-name="P4">
Source: <text:a xlink:type="simple" xlink:href="https://www.ukrinform.ua/rubric-regions/3714905-zagarbniki-vidmovlaut-u-koridori-dla-viizdu-civilnih-z-orlo-cerez-zaporizza.html" text:style-name="Internet_20_link" text:visited-style-name="Visited_20_Internet_20_Link">
https://www.ukrinform.ua/rubric-regions/3714905-zagarbniki-vidmovlaut-u-koridori-dla-viizdu-civilnih-z-orlo-cerez-zaporizza.html</text:a>
</text:p>
      <!--NEWS-->
      <text:h text:style-name="P10" text:outline-level="1">
<text:span text:style-name="T4">
Україна перемогла Північну Македонію на старті чоловічої Золотої Євроліги з волейболу</text:span>
</text:h>
      <text:p text:style-name="P4">
Authors: Ukrinform (Person)</text:p>
      <text:p text:style-name="P4">
Publisher: Укринформ (Organization)</text:p>
      <text:p text:style-name="P4">
Published Time: 2023-05-27T21:56:00+03:00</text:p>
      <text:p text:style-name="P4">
Modified Time: 2023-05-27T21:56:00+03:00</text:p>
      <text:p text:style-name="P4">
Description: Українські волейболісти очолили групу В. — Укрінформ.</text:p>
      <text:p text:style-name="P4">
Images: ['<text:a xlink:type="simple" xlink:href="https://static.ukrinform.com/photos/2023_05/thumb_files/630_360_1685213692-932.jpg" text:style-name="Internet_20_link" text:visited-style-name="Visited_20_Internet_20_Link">
630_360_16852...</text:a>
']</text:p>
      <text:p text:style-name="P4">
Tags: ['Волейбол']</text:p>
      <text:p text:style-name="P4">
Type: Article</text:p>
      <!--METADATA-->
      <text:p text:style-name="P4">
<draw:frame draw:style-name="fr1" draw:name="Image198" text:anchor-type="as-char" svg:width="6.9236in" svg:height="3.956343in" draw:z-index="0">
<draw:image xlink:href="../Images/yкринформ/2023-05-27T21-56-00-03-00/630_360_1685213692-932.jpg" xlink:type="simple" xlink:show="embed" xlink:actuate="onLoad" draw:mime-type="image/jpeg"/>
</draw:frame>
 Українськіволейболісти очолили групу В.</text:p>
      <text:p text:style-name="P4">
Чоловіча збірна України з перемоги розпочала новий розіграш волейбольноїЗолотої Євроліги. На майданчику польської Лодзі номінальні господарі перегралиПівнічну Македонію, передає Укрінформ.</text:p>
      <text:p text:style-name="P4">
Гра пройшла за переваги нашої команди і завершилася переконливою перемогоюпідопічних Угіса Крастіньша 3:0.</text:p>
      <text:p text:style-name="P4">
Перші дві партії наші хлопці виграли у боротьбі з рахунком 25:21 та 25:22. А утретьому сеті взагалі не залишили опонентам жодних шансів – 25:11.</text:p>
      <text:p text:style-name="P4">
У цій же групі збірна Бельгії вдома здобула перемогу над Хорватією 3:1.</text:p>
      <text:p text:style-name="P4">
<text:span text:style-name="T4">
Читайте також:</text:span>
 <text:a xlink:type="simple" xlink:href="https://www.ukrinform.ua/rubric-sports/3714856-zinoca-zbirna-ukraini-z-volejbolu-rozpocinae-vistupi-u-zolotij-evrolizi.html" text:style-name="Internet_20_link" text:visited-style-name="Visited_20_Internet_20_Link">
 Жіноча збірна України з у розпочинає виступи у ЗолотійЄвролізі </text:a>
</text:p>
      <text:p text:style-name="P4">
Як повідомляв Укрінформ, у середу, 31 травня Україна зіграє матч протиХорватії.</text:p>
      <text:p text:style-name="P4">
Фото: CEV</text:p>
      <text:p text:style-name="P4">
Source: <text:a xlink:type="simple" xlink:href="https://www.ukrinform.ua/rubric-sports/3715058-ukraina-peremogla-pivnicnu-makedoniu-na-starti-colovicoi-zolotoi-evroligi-z-volejbolu.html" text:style-name="Internet_20_link" text:visited-style-name="Visited_20_Internet_20_Link">
https://www.ukrinform.ua/rubric-sports/3715058-ukraina-peremogla-pivnicnu-makedoniu-na-starti-colovicoi-zolotoi-evroligi-z-volejbolu.html</text:a>
</text:p>
      <!--NEWS-->
      <text:h text:style-name="P10" text:outline-level="1">
<text:span text:style-name="T4">
На чолі владної партії Сербії президента Вучича змінив міністр оборони</text:span>
</text:h>
      <text:p text:style-name="P4">
Authors: Ukrinform (Person)</text:p>
      <text:p text:style-name="P4">
Publisher: Укринформ (Organization)</text:p>
      <text:p text:style-name="P4">
Published Time: 2023-05-27T22:14:00+03:00</text:p>
      <text:p text:style-name="P4">
Modified Time: 2023-05-27T22:14:00+03:00</text:p>
      <text:p text:style-name="P4">
Description: Президент Сербії Александар Вучич оголосив про звільнення з посади голови владної партії на з'їзді, що відбувся у місті Крагуєвац. — Укрінформ.</text:p>
      <text:p text:style-name="P4">
Images: ['<text:a xlink:type="simple" xlink:href="https://static.ukrinform.com/photos/2018_08/thumb_files/630_360_1533795567-3575.jpg" text:style-name="Internet_20_link" text:visited-style-name="Visited_20_Internet_20_Link">
630_360_15337...</text:a>
']</text:p>
      <text:p text:style-name="P4">
Tags: ['Сербія', 'Вучич', "З'їзд", 'Партія']</text:p>
      <text:p text:style-name="P4">
Type: Article</text:p>
      <!--METADATA-->
      <text:p text:style-name="P4">
<draw:frame draw:style-name="fr1" draw:name="Image199" text:anchor-type="as-char" svg:width="6.9236in" svg:height="3.956343in" draw:z-index="0">
<draw:image xlink:href="../Images/yкринформ/2023-05-27T22-14-00-03-00/630_360_1533795567-3575.jpg" xlink:type="simple" xlink:show="embed" xlink:actuate="onLoad" draw:mime-type="image/jpeg"/>
</draw:frame>
 ПрезидентСербії Александар Вучич оголосив про звільнення з посади голови владної партіїна з'їзді, що відбувся у місті Крагуєвац.</text:p>
      <text:p text:style-name="P4">
Про це повідомляє <text:a xlink:type="simple" xlink:href="https://www.dw.com/uk/pravlacu-partiu-serbii-ocoliv-ministr-oboroni/a-65754300" text:style-name="Internet_20_link" text:visited-style-name="Visited_20_Internet_20_Link">
 DW </text:a>
 , передає Укрінформ.</text:p>
      <text:p text:style-name="P4">
На пропозицію Александара Вучича його наступником на чолі Сербськоїпрогресивної партії став 48-річний міністр оборони Мілош Вучевич. З 2016 рокувін був одним із віцеголів СПП.</text:p>
      <text:p text:style-name="P4">
Зазначається, що учасники з'їзду підтримали його безальтернативну кандидатуру.</text:p>
      <text:p text:style-name="P4">
«Мілош Вучевич вважається близьким прихильником чинного президента Сербії,тож, на думку оглядачів, формальні перестановки у партії не вплинуть на владніповноваження Вучича», - йдеться в повідомленні.</text:p>
      <text:p text:style-name="P4">
<text:span text:style-name="T4">
Читайте також:</text:span>
 <text:a xlink:type="simple" xlink:href="https://www.ukrinform.ua/rubric-world/3714948-vucic-jde-z-posadi-lidera-pravlacoi-partii-serbii.html" text:style-name="Internet_20_link" text:visited-style-name="Visited_20_Internet_20_Link">
 йде з посади лідера правлячої партії Сербії</text:a>
</text:p>
      <text:p text:style-name="P4">
Окрім того, додає DW, Вучич оголосив, що має намір створити й очолити новийгромадський рух, який об'єднає сербів незалежно від партійних уподобань.</text:p>
      <text:p text:style-name="P4">
Як повідомлялося, <text:a xlink:type="simple" xlink:href="http://www.ukrinform.ua/rubric-world/3714596-prezident-serbii-priviv-armiu-u-povnu-bojovu-gotovnist-cerez-naprugu-v-kosovo-zmi.html" text:style-name="Internet_20_link" text:visited-style-name="Visited_20_Internet_20_Link">
 президент Сербії привів армію в повну бойову готовність</text:a>
 і наказав їїпідрозділам наблизитися до кордону з Косовом.</text:p>
      <text:p text:style-name="P4">
Source: <text:a xlink:type="simple" xlink:href="https://www.ukrinform.ua/rubric-world/3715060-na-coli-vladnoi-partii-serbii-prezidenta-vucica-zminiv-ministr-oboroni.html" text:style-name="Internet_20_link" text:visited-style-name="Visited_20_Internet_20_Link">
https://www.ukrinform.ua/rubric-world/3715060-na-coli-vladnoi-partii-serbii-prezidenta-vucica-zminiv-ministr-oboroni.html</text:a>
</text:p>
      <!--NEWS-->
      <text:h text:style-name="P10" text:outline-level="1">
<text:span text:style-name="T4">
Україна перемогла Угорщину на старті жіночої Золотої Євроліги з волейболу</text:span>
</text:h>
      <text:p text:style-name="P4">
Authors: Ukrinform (Person)</text:p>
      <text:p text:style-name="P4">
Publisher: Укринформ (Organization)</text:p>
      <text:p text:style-name="P4">
Published Time: 2023-05-27T22:17:00+03:00</text:p>
      <text:p text:style-name="P4">
Modified Time: 2023-05-27T22:17:00+03:00</text:p>
      <text:p text:style-name="P4">
Description: Українські волейболістки очолили групу С. — Укрінформ.</text:p>
      <text:p text:style-name="P4">
Images: ['<text:a xlink:type="simple" xlink:href="https://static.ukrinform.com/photos/2023_05/thumb_files/630_360_1685214967-310.jpg" text:style-name="Internet_20_link" text:visited-style-name="Visited_20_Internet_20_Link">
630_360_16852...</text:a>
']</text:p>
      <text:p text:style-name="P4">
Tags: ['Волейбол']</text:p>
      <text:p text:style-name="P4">
Type: Article</text:p>
      <!--METADATA-->
      <text:p text:style-name="P4">
<draw:frame draw:style-name="fr1" draw:name="Image200" text:anchor-type="as-char" svg:width="6.9236in" svg:height="3.956343in" draw:z-index="0">
<draw:image xlink:href="../Images/yкринформ/2023-05-27T22-17-00-03-00/630_360_1685214967-310.jpg" xlink:type="simple" xlink:show="embed" xlink:actuate="onLoad" draw:mime-type="image/jpeg"/>
</draw:frame>
 Українськіволейболістки очолили групу С.</text:p>
      <text:p text:style-name="P4">
Жіноча збірна України перемогою розпочала виступи в груповому раунді ЗолотоїЄвроліги з волейболу 2023 року, у першому турі українки були сильнішими закоманду Угорщини, передає Укрінформ.</text:p>
      <text:p text:style-name="P4">
Програвши стартовий відрізок зустрічі, господарки повернули ініціативу та вжезгодом вели з відривом у шість очок. Партію угорки виграли з різницею в триочки — 25:22.</text:p>
      <text:p text:style-name="P4">
Значна частина другого сету проходила за сценарієм Угорщини. Та за рахунку18:18 Україна вперше вийшла вперед, здобувши вирішальну перевагу в два очки заактивності найкращих бомбардирок Анастасії Крайдуби й Олександри Міленко —25:27. (1:1)</text:p>
      <text:p text:style-name="P4">
Третя партія позначила домінацію України: на сетбол гості виходили зарозгромного рахунку 24:9, блоком перевівши поєдинок у четвертий раунд.</text:p>
      <text:p text:style-name="P4">
Доля четвертого сету вирішувалася в заключних розіграшах, коли українкинезмінно відігрували перевагу суперниць. А за рахунку 23:23 вийшли навирішальний сетбол, який реалізували з ейсу Юлії Димар — 1:3 (25:22, 25:27,9:25, 23:25)</text:p>
      <text:p text:style-name="P4">
<text:span text:style-name="T4">
Читайте також:</text:span>
 <text:a xlink:type="simple" xlink:href="https://www.ukrinform.ua/rubric-sports/3715058-ukraina-peremogla-pivnicnu-makedoniu-na-starti-colovicoi-zolotoi-evroligi-z-volejbolu.html" text:style-name="Internet_20_link" text:visited-style-name="Visited_20_Internet_20_Link">
 Україна перемогла Північну Македонію на старті чоловічоїЗолотої Євроліги з у </text:a>
</text:p>
      <text:p text:style-name="P4">
Як повідомляв Укрінформ, другий матч між командами в Будапешті відбудеться внеділю, 28 травня. Початок — о 18:30 за київським часом.</text:p>
      <text:p text:style-name="P4">
Фото: CEV</text:p>
      <text:p text:style-name="P4">
Source: <text:a xlink:type="simple" xlink:href="https://www.ukrinform.ua/rubric-sports/3715062-ukraina-peremogla-ugorsinu-na-starti-zinocoi-zolotoi-evroligi-z-volejbolu.html" text:style-name="Internet_20_link" text:visited-style-name="Visited_20_Internet_20_Link">
https://www.ukrinform.ua/rubric-sports/3715062-ukraina-peremogla-ugorsinu-na-starti-zinocoi-zolotoi-evroligi-z-volejbolu.html</text:a>
</text:p>
      <!--NEWS-->
      <text:h text:style-name="P10" text:outline-level="1">
<text:span text:style-name="T4">
Ребров офіційно оголосив про відхід з посади головного тренера «Аль-Айна»</text:span>
</text:h>
      <text:p text:style-name="P4">
Authors: Ukrinform (Person)</text:p>
      <text:p text:style-name="P4">
Publisher: Укринформ (Organization)</text:p>
      <text:p text:style-name="P4">
Published Time: 2023-05-27T22:23:58+03:00</text:p>
      <text:p text:style-name="P4">
Modified Time: 2023-05-27T22:23:58+03:00</text:p>
      <text:p text:style-name="P4">
Description: Разом з «Аль-Айном» Ребров виграв 2 трофеї, обидва були минулого сезону. — Укрінформ.</text:p>
      <text:p text:style-name="P4">
Images: ['<text:a xlink:type="simple" xlink:href="https://static.ukrinform.com/photos/2023_05/thumb_files/630_360_1685215297-563.jpg" text:style-name="Internet_20_link" text:visited-style-name="Visited_20_Internet_20_Link">
630_360_16852...</text:a>
']</text:p>
      <text:p text:style-name="P4">
Tags: ['Футбол', 'Ребров', 'Збірна України']</text:p>
      <text:p text:style-name="P4">
Type: Article</text:p>
      <!--METADATA-->
      <text:p text:style-name="P4">
<draw:frame draw:style-name="fr1" draw:name="Image201" text:anchor-type="as-char" svg:width="6.9236in" svg:height="3.956343in" draw:z-index="0">
<draw:image xlink:href="../Images/yкринформ/2023-05-27T22-23-58-03-00/630_360_1685215297-563.jpg" xlink:type="simple" xlink:show="embed" xlink:actuate="onLoad" draw:mime-type="image/jpeg"/>
</draw:frame>
 Разом з«Аль-Айном» Ребров виграв 2 трофеї, обидва були минулого сезону.</text:p>
      <text:p text:style-name="P4">
Головний тренер «Аль-Айна» Сергій Ребров оголосив, що покидає свою посаду, проце український фахівець <text:a xlink:type="simple" xlink:href="https://alainclub.ae/ar/" text:style-name="Internet_20_link" text:visited-style-name="Visited_20_Internet_20_Link">
 повідомив </text:a>
 післяпрограного фіналу Кубка Ліги ОАЕ, сказавши, що це його останній матч, передаєУкрінформ.</text:p>
      <text:p text:style-name="P4">
«Сьогоднішній матч – мій останній із «Аль-Айном». Я сподівався завершитикар'єру в «Аль-Айні» вигравши Кубок ліги ОАЕ. Я дякую співробітникам клубу тавболівальникам, які підтримували команду протягом двох сезонів. Останні двароки я провів у цій чудовій команді. Ми боролися у чемпіонаті, і нам невдалося підготуватися до сьогоднішнього матчу. Матч був дуже напруженим, алеми програли, незважаючи на наші зусилля та прогрес», - сказав Ребров.</text:p>
      <text:p text:style-name="P4">
Сьогодні, 27 травня, «Аль-Айн» поступився у фіналі Кубка Ліги ОАЕ ФК «Аль-Шарджа».</text:p>
      <text:p text:style-name="P4">
Ребров очолював «Аль-Айн» з 2021 року. За цей час він виграв із командоючемпіонат ОАЕ та кубок країни у сезоні 2021/22. Загалом він провів 72 матчі напосаді головного тренера «Аль-Айна», 45 поєдинків виграв, 9 програв і 18 булизіграні внічию.</text:p>
      <text:p text:style-name="P4">
Найімовірніше, тепер Ребров очолить збірну України.</text:p>
      <text:p text:style-name="P4">
<text:span text:style-name="T4">
Читайте також:</text:span>
 <text:a xlink:type="simple" xlink:href="https://www.ukrinform.ua/rubric-sports/3713250-uaf-predstavit-rebrova-30-travna-zmi.html" text:style-name="Internet_20_link" text:visited-style-name="Visited_20_Internet_20_Link">
 УАФ представить а 30 травня - ЗМІ</text:a>
</text:p>
      <text:p text:style-name="P4">
Як повідомляв Укрінформ, національна команда України проведе свої ігри увідборі Євро-2024 16 та 19 червня, а також буде контрольна зустріч ізНімеччиною 12 червня.</text:p>
      <text:p text:style-name="P4">
Фото: twitter.com/alainfcae</text:p>
      <text:p text:style-name="P4">
Source: <text:a xlink:type="simple" xlink:href="https://www.ukrinform.ua/rubric-sports/3715063-rebrov-oficijno-ogolosiv-pro-vidhid-z-posadi-golovnogo-trenera-alajna.html" text:style-name="Internet_20_link" text:visited-style-name="Visited_20_Internet_20_Link">
https://www.ukrinform.ua/rubric-sports/3715063-rebrov-oficijno-ogolosiv-pro-vidhid-z-posadi-golovnogo-trenera-alajna.html</text:a>
</text:p>
      <!--NEWS-->
      <text:h text:style-name="P10" text:outline-level="1">
<text:span text:style-name="T4">
Росіяни за день 18 разів обстріляли прикордоння Сумщини</text:span>
</text:h>
      <text:p text:style-name="P4">
Authors: Ukrinform (Person)</text:p>
      <text:p text:style-name="P4">
Publisher: Укринформ (Organization)</text:p>
      <text:p text:style-name="P4">
Published Time: 2023-05-27T22:32:00+03:00</text:p>
      <text:p text:style-name="P4">
Modified Time: 2023-05-27T22:32:00+03:00</text:p>
      <text:p text:style-name="P4">
Description: Протягом суботи, 27 травня, російські війська вчинили 18 обстрілів прикордонних громад Сумської області – загалом зафіксовано 88 вибухів.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Вибух', 'Міномет', 'Війна з Росією', 'Артилерія']</text:p>
      <text:p text:style-name="P4">
Type: Article</text:p>
      <!--METADATA-->
      <text:p text:style-name="P4">
<draw:frame draw:style-name="fr1" draw:name="Image202" text:anchor-type="as-char" svg:width="6.9236in" svg:height="3.956343in" draw:z-index="0">
<draw:image xlink:href="../Images/yкринформ/2023-05-27T22-32-00-03-00/630_360_1574102935-316.jpg" xlink:type="simple" xlink:show="embed" xlink:actuate="onLoad" draw:mime-type="image/jpeg"/>
</draw:frame>
 Протягомсуботи, 27 травня, російські війська вчинили 18 обстрілів прикордонних громадСумської області – загалом зафіксовано 88 вибухів.</text:p>
      <text:p text:style-name="P4">
Як передає Укрінформ, про це Сумська ОВА повідомляє у <text:a xlink:type="simple" xlink:href="http://t.me/Sumy_news_ODA/16488" text:style-name="Internet_20_link" text:visited-style-name="Visited_20_Internet_20_Link">
 Телеграмі</text:a>
 .</text:p>
      <text:p text:style-name="P4">
«Протягом дня росіяни здійснили 18 обстрілів. Зафіксовано 88 вибухів.Обстрілів зазнали Великописарівська, Юнаківська, Миропільська, Хотінська,Білопільська, Краснопільська громади», - ідеться в повідомленні.</text:p>
      <text:p text:style-name="P4">
По території Великописарівської громади ворог випустив з гелікоптера шістьракет та дві міни з міномета.</text:p>
      <text:p text:style-name="P4">
Юнаківську громаду росіяни обстріляли із САУ (три вибухи), тут такожзафіксовано мінометний обстріл (12 «прильотів»).</text:p>
      <text:p text:style-name="P4">
<text:span text:style-name="T4">
Читайте також:</text:span>
 <text:a xlink:type="simple" xlink:href="https://www.ukrinform.ua/rubric-regions/3714960-u-gluhovi-na-sumsini-vorozim-obstrilom-poskodzena-bagatopoverhivka.html" text:style-name="Internet_20_link" text:visited-style-name="Visited_20_Internet_20_Link">
 У Глухові на і ворожим обстрілом пошкодженабагатоповерхівка </text:a>
</text:p>
      <text:p text:style-name="P4">
По Миропільській громаді агресор бив з мінометів (11 вибухів).</text:p>
      <text:p text:style-name="P4">
Хотінська громада зазнала мінометного <text:a xlink:type="simple" xlink:href="https://www.ukrinform.ua/tag-obstril" text:style-name="Internet_20_link" text:visited-style-name="Visited_20_Internet_20_Link">
 обстрілу</text:a>
 (чотири вибухи). Також ворог запустивНУРС із гелікоптера.</text:p>
      <text:p text:style-name="P4">
Білопільську громаду росіяни обстріляли з мінометів і артилерії (12 і 10вибухів відповідно), окрім того, здійснили 15 пострілів з АГС.</text:p>
      <text:p text:style-name="P4">
У Краснопільській громаді зафіксовано п’ять «прильотів» з міномета.</text:p>
      <text:p text:style-name="P4">
За попередніми даними ОВА, без жертв та руйнувань.</text:p>
      <text:p text:style-name="P4">
<text:span text:style-name="T4">
Читайте також:</text:span>
 <text:a xlink:type="simple" xlink:href="https://www.ukrinform.ua/rubric-regions/3714660-na-sumsini-vnaslidok-artobstrilu-poskodzenij-budinok-ditacoi-tvorcosti.html" text:style-name="Internet_20_link" text:visited-style-name="Visited_20_Internet_20_Link">
 На і внаслідок артобстрілу пошкоджений Будинок дитячоїтворчості </text:a>
</text:p>
      <text:p text:style-name="P4">
Як повідомляв Укрінформ, 27 травня <text:a xlink:type="simple" xlink:href="http://www.ukrinform.ua/rubric-ato/3715022-rosiani-obstrilali-selo-na-cernigivsini-poskodzeni-zitlovi-budinki-j-lep.html" text:style-name="Internet_20_link" text:visited-style-name="Visited_20_Internet_20_Link">
 російська армія обстріляла село ЗалізнийМіст </text:a>
 Новгород-Сіверськогорайону Чернігівської області, пошкодивши житлові будинки та лініюелектропередач - без електрики залишилися більш як тисяча споживачів.</text:p>
      <text:p text:style-name="P4">
Source: <text:a xlink:type="simple" xlink:href="https://www.ukrinform.ua/rubric-ato/3715065-rosiani-za-den-18-raziv-obstrilali-prikordonna-sumsini.html" text:style-name="Internet_20_link" text:visited-style-name="Visited_20_Internet_20_Link">
https://www.ukrinform.ua/rubric-ato/3715065-rosiani-za-den-18-raziv-obstrilali-prikordonna-sumsini.html</text:a>
</text:p>
      <!--NEWS-->
      <text:h text:style-name="P10" text:outline-level="1">
<text:span text:style-name="T4">
«Лутон» вперше в історії вийшов в АПЛ</text:span>
</text:h>
      <text:p text:style-name="P4">
Authors: Ukrinform (Person)</text:p>
      <text:p text:style-name="P4">
Publisher: Укринформ (Organization)</text:p>
      <text:p text:style-name="P4">
Published Time: 2023-05-27T22:33:18+03:00</text:p>
      <text:p text:style-name="P4">
Modified Time: 2023-05-27T22:33:18+03:00</text:p>
      <text:p text:style-name="P4">
Description: У серії пенальті «Лутон» обіграв «Ковентрі». — Укрінформ.</text:p>
      <text:p text:style-name="P4">
Images: ['<text:a xlink:type="simple" xlink:href="https://static.ukrinform.com/photos/2023_05/thumb_files/630_360_1685215744-571.png" text:style-name="Internet_20_link" text:visited-style-name="Visited_20_Internet_20_Link">
630_360_16852...</text:a>
']</text:p>
      <text:p text:style-name="P4">
Tags: ['Футбол', 'АПЛ']</text:p>
      <text:p text:style-name="P4">
Type: Article</text:p>
      <!--METADATA-->
      <text:p text:style-name="P4">
<draw:frame draw:style-name="fr1" draw:name="Image203" text:anchor-type="as-char" svg:width="6.9236in" svg:height="3.956343in" draw:z-index="0">
<draw:image xlink:href="../Images/yкринформ/2023-05-27T22-33-18-03-00/630_360_1685215744-571.png" xlink:type="simple" xlink:show="embed" xlink:actuate="onLoad" draw:mime-type="image/png"/>
</draw:frame>
 У серіїпенальті «Лутон» обіграв «Ковентрі».</text:p>
      <text:p text:style-name="P4">
У фінальному матчі плей-оф Чемпіоншипу «Лутон» обіграв «Ковентрі» - (1:1(0:1), 5:6 у серії пенальті) та вийшов в англійську Прем’єр-лігу, зустрічвідбулася на стадіоні Вемблі, передає Укрінформ.</text:p>
      <text:p text:style-name="P4">
«Лутон» першим відкрив рахунок у матчі після голу Джордана Кларка на 21-йхвилині гри. «Ковентрі» відігрався після перерви завдяки влучному ударуГуставо Хамера. До кінця зустрічі жодна з команд не зуміла забити переможнийм’яч, а додатковий час також не виявив найсильнішого.</text:p>
      <text:p text:style-name="P4">
У серії пенальті точніше пробивали футболісти Лутона – 6:5.</text:p>
      <text:p text:style-name="P4">
«Лутон» вперше в історії вийшов до англійської Прем’єр-ліги. У турнірнійтаблиці Чемпіоншипу команда посіла третє місце. У півфіналі плей-офЧемпіоншипу «Лутон» виявився сильнішим за «Сандерленд», а «Ковентрі» пройшов«Мідлсбро».</text:p>
      <text:p text:style-name="P4">
<text:span text:style-name="T4">
Читайте також:</text:span>
 <text:a xlink:type="simple" xlink:href="https://www.ukrinform.ua/rubric-sports/3711013-koventri-ta-luton-zigraut-u-finali-plejoff-za-vihid-do-apl.html" text:style-name="Internet_20_link" text:visited-style-name="Visited_20_Internet_20_Link">
 «Ковентрі» та «Лутон» зіграють у фіналі плей-офф за вихіддо АПЛ </text:a>
</text:p>
      <text:p text:style-name="P4">
Як повідомляв Укрінформ, із Чемпіоншипу напряму до англійської Прем’єр-лігитакож вийшли «Бернлі» та «Шефілд Юнайтед».</text:p>
      <text:p text:style-name="P4">
Фото: Getty Images</text:p>
      <text:p text:style-name="P4">
Source: <text:a xlink:type="simple" xlink:href="https://www.ukrinform.ua/rubric-sports/3715066-luton-vperse-v-istorii-vijsov-v-apl.html" text:style-name="Internet_20_link" text:visited-style-name="Visited_20_Internet_20_Link">
https://www.ukrinform.ua/rubric-sports/3715066-luton-vperse-v-istorii-vijsov-v-apl.html</text:a>
</text:p>
      <!--NEWS-->
      <text:h text:style-name="P10" text:outline-level="1">
<text:span text:style-name="T4">
Суддю Тандира взяли під варту без права застави</text:span>
</text:h>
      <text:p text:style-name="P4">
Authors: Ukrinform (Person)</text:p>
      <text:p text:style-name="P4">
Publisher: Укринформ (Organization)</text:p>
      <text:p text:style-name="P4">
Published Time: 2023-05-27T22:55:00+03:00</text:p>
      <text:p text:style-name="P4">
Modified Time: 2023-05-27T22:55:00+03:00</text:p>
      <text:p text:style-name="P4">
Description: Печерський районний суд на засіданні обрав запобіжний захід голові Макарівського райсуду Олексію Тандиру - тримання під вартою до 21 липня без можливості внесення застави. — Укрінформ.</text:p>
      <text:p text:style-name="P4">
Images: ['<text:a xlink:type="simple" xlink:href="https://static.ukrinform.com/photos/2023_05/thumb_files/630_360_1685217512-297.jpg" text:style-name="Internet_20_link" text:visited-style-name="Visited_20_Internet_20_Link">
630_360_16852...</text:a>
']</text:p>
      <text:p text:style-name="P4">
Tags: ['Арешт', 'ДТП', 'Суд']</text:p>
      <text:p text:style-name="P4">
Type: Article</text:p>
      <!--METADATA-->
      <text:p text:style-name="P4">
<draw:frame draw:style-name="fr1" draw:name="Image204" text:anchor-type="as-char" svg:width="6.9236in" svg:height="3.956343in" draw:z-index="0">
<draw:image xlink:href="../Images/yкринформ/2023-05-27T22-55-00-03-00/630_360_1685217512-297.jpg" xlink:type="simple" xlink:show="embed" xlink:actuate="onLoad" draw:mime-type="image/jpeg"/>
</draw:frame>
 Печерськийрайонний суд на засіданні обрав запобіжний захід голові Макарівського райсудуОлексію Тандиру - тримання під вартою до 21 липня без можливості внесеннязастави.</text:p>
      <text:p text:style-name="P4">
Про це повідомляє <text:a xlink:type="simple" xlink:href="https://t.me/s/suspilnenews" text:style-name="Internet_20_link" text:visited-style-name="Visited_20_Internet_20_Link">
 Суспільне </text:a>
 , передаєУкрінформ.</text:p>
      <text:p text:style-name="P4">
"Судді Олексію Тандиру, підозрюваному у вчиненні смертельної ДТП у станіалкогольного сп’яніння, внаслідок якої загинув нацгвардієць, суд обравзапобіжний захід, - тримання під вартою без можливості внесення застави до 21липня", - йдеться в повідомленні.</text:p>
      <text:p text:style-name="P4">
Як <text:a xlink:type="simple" xlink:href="https://suspilne.media/amp/489238-suddi-tandiri-akij-zbiv-nasmert-nacgvardijca-obrali-zapobiznij-zahid/" text:style-name="Internet_20_link" text:visited-style-name="Visited_20_Internet_20_Link">
 зазначається </text:a>
 ,прокурор Антон Войтенко наполягав на обранні запобіжного заходу у виглядітримання під вартою. Обґрунтовуючи свою позицію, він наголосив на кількохфактах. По-перше, за його словами, у підозрюваного на місці <text:a xlink:type="simple" xlink:href="https://www.ukrinform.ua/tag-dtp" text:style-name="Internet_20_link" text:visited-style-name="Visited_20_Internet_20_Link">
 ДТП</text:a>
 була нерозбірлива мова, а свідки та слідчічули запах алкоголю. По-друге, швидкість автомобіля Тандира була більшою задозволену, про що свідчать механічні ушкодження автівки.</text:p>
      <text:p text:style-name="P4">
<text:span text:style-name="T4">
Читайте також:</text:span>
 <text:a xlink:type="simple" xlink:href="https://www.ukrinform.ua/rubric-society/3715033-zapobiznij-zahid-suddi-tandiru-mozut-obrati-vze-sogodni-dbr.html" text:style-name="Internet_20_link" text:visited-style-name="Visited_20_Internet_20_Link">
 Запобіжний захід судді у можуть обрати вже сьогодні - ДБР</text:a>
</text:p>
      <text:p text:style-name="P4">
Також Войтенко звернув увагу на поведінку підозрюваного після аварії та на те,що на взяття зразків крові пішло 18 годин через початкову відмову Тандира.</text:p>
      <text:p text:style-name="P4">
Як повідомляв Укрінформ, у ніч на 26 травня голова Макарівського районногосуду Тандир  <text:a xlink:type="simple" xlink:href="http://www.ukrinform.ua/rubric-kyiv/3714354-na-odnomu-iz-stolicnih-blokpostiv-sudda-na-smert-zbiv-nacgvardijca.html#" text:style-name="Internet_20_link" text:visited-style-name="Visited_20_Internet_20_Link">
 збив на смерть </text:a>
 23-річного нацгвардійця на блокпосту в столиці.Правоохоронці його затримали.</text:p>
      <text:p text:style-name="P4">
Суддя відмовився від освідування на вміст алкоголю та наркотиків, проте маввізуальні клінічні ознаки сп’яніння. Суд надав дозвіл на примусове відібранняв нього біологічних зразків.</text:p>
      <text:p text:style-name="P4">
За фактом ДТП  <text:a xlink:type="simple" xlink:href="http://www.ukrinform.ua/rubric-kyiv/3714707-suddi-akij-na-smert-zbiv-nacgvardijca-ogolosili-pidozru.html" text:style-name="Internet_20_link" text:visited-style-name="Visited_20_Internet_20_Link">
 розпочато кримінальне провадження</text:a>
 за ч. ч. 3 ст. 286-1 (Порушення правилбезпеки дорожнього руху або експлуатації транспорту особами, які керуютьтранспортними засобами в стані сп'яніння) Кримінального кодексу України.</text:p>
      <text:p text:style-name="P4">
<text:span text:style-name="T4">
Читайте також:</text:span>
 <text:a xlink:type="simple" xlink:href="https://www.ukrinform.ua/rubric-society/3715018-vrp-dozvolila-arestuvati-suddu-akij-zbiv-na-smert-nacgvardijca.html" text:style-name="Internet_20_link" text:visited-style-name="Visited_20_Internet_20_Link">
 ВРП дозволила арештувати суддю, який збив на смертьнацгвардійця </text:a>
</text:p>
      <text:p text:style-name="P4">
Колектив Макарівського райсуду <text:a xlink:type="simple" xlink:href="http://www.ukrinform.ua/rubric-kyiv/3714487-u-makarivskomu-rajsudi-prokomentuvali-smertelnu-dtp-za-ucasti-golovi-sudu-tandira.html" text:style-name="Internet_20_link" text:visited-style-name="Visited_20_Internet_20_Link">
 </text:a>
 <text:a xlink:type="simple" xlink:href="http://www.ukrinform.ua/rubric-kyiv/3714487-u-makarivskomu-rajsudi-prokomentuvali-smertelnu-dtp-za-ucasti-golovi-sudu-tandira.html" text:style-name="Internet_20_link" text:visited-style-name="Visited_20_Internet_20_Link">
 заявив, що не виправдовує дії голови суду</text:a>
 та виступаєза повне й неупереджене розслідування трагічної події.</text:p>
      <text:p text:style-name="P4">
<text:span text:style-name="T5">
Фото: Суспільне</text:span>
</text:p>
      <text:p text:style-name="P4">
Source: <text:a xlink:type="simple" xlink:href="https://www.ukrinform.ua/rubric-society/3715069-suddu-tandira-vzali-pid-vartu-bez-prava-zastavi.html" text:style-name="Internet_20_link" text:visited-style-name="Visited_20_Internet_20_Link">
https://www.ukrinform.ua/rubric-society/3715069-suddu-tandira-vzali-pid-vartu-bez-prava-zastavi.html</text:a>
</text:p>
      <!--NEWS-->
      <text:h text:style-name="P10" text:outline-level="1">
<text:span text:style-name="T4">
Коноплянка покинув «Краковію»</text:span>
</text:h>
      <text:p text:style-name="P4">
Authors: Ukrinform (Person)</text:p>
      <text:p text:style-name="P4">
Publisher: Укринформ (Organization)</text:p>
      <text:p text:style-name="P4">
Published Time: 2023-05-27T23:13:00+03:00</text:p>
      <text:p text:style-name="P4">
Modified Time: 2023-05-27T23:13:00+03:00</text:p>
      <text:p text:style-name="P4">
Description: Українець став вільним агентом. — Укрінформ.</text:p>
      <text:p text:style-name="P4">
Images: ['<text:a xlink:type="simple" xlink:href="https://static.ukrinform.com/photos/2023_05/thumb_files/630_360_1685218305-279.jpg" text:style-name="Internet_20_link" text:visited-style-name="Visited_20_Internet_20_Link">
630_360_16852...</text:a>
']</text:p>
      <text:p text:style-name="P4">
Tags: ['Футбол', 'Коноплянка']</text:p>
      <text:p text:style-name="P4">
Type: Article</text:p>
      <!--METADATA-->
      <text:p text:style-name="P4">
<draw:frame draw:style-name="fr1" draw:name="Image205" text:anchor-type="as-char" svg:width="6.9236in" svg:height="3.956343in" draw:z-index="0">
<draw:image xlink:href="../Images/yкринформ/2023-05-27T23-13-00-03-00/630_360_1685218305-279.jpg" xlink:type="simple" xlink:show="embed" xlink:actuate="onLoad" draw:mime-type="image/jpeg"/>
</draw:frame>
 Українецьстав вільним агентом.</text:p>
      <text:p text:style-name="P4">
Польський футбольний клуб «Краковія» офіційно <text:a xlink:type="simple" xlink:href="https://twitter.com/MKSCracoviaSSA/status/1662519912324296706" text:style-name="Internet_20_link" text:visited-style-name="Visited_20_Internet_20_Link">
 оголосив</text:a>
 про відхід 33-річного українського вінгераЄвгена Коноплянки, передає Укрінформ.</text:p>
      <text:p text:style-name="P4">
Сторони не продовжили контракт, тепер Коноплянка став вільним агентом.</text:p>
      <text:p text:style-name="P4">
</text:p>
      <text:p text:style-name="P4">
За «Краковію» Коноплянка виступав 1.5 сезону. Спочатку він був орендованийпольською командою із «Шахтаря», а потім Євген підписав повноцінну угоду.</text:p>
      <text:p text:style-name="P4">
<text:span text:style-name="T4">
Читайте також:</text:span>
 <text:a xlink:type="simple" xlink:href="https://www.ukrinform.ua/rubric-sports/3703421-gol-konoplanki-vvratuvav-krakoviu-vid-porazki-u-matci-cempionatu-polsi.html" text:style-name="Internet_20_link" text:visited-style-name="Visited_20_Internet_20_Link">
 Гол вврятував «Краковію» від поразки у матчі чемпіонатуПольщі </text:a>
</text:p>
      <text:p text:style-name="P4">
В активі іменитого українського футболіста 38 ігор за «Краковію», в яких вінзабив 4 голи та віддав 2 асисти.</text:p>
      <text:p text:style-name="P4">
Фото: twitter.com/MKSCracoviaSSA</text:p>
      <text:p text:style-name="P4">
Source: <text:a xlink:type="simple" xlink:href="https://www.ukrinform.ua/rubric-sports/3715071-konoplanka-pokinuv-krakoviu.html" text:style-name="Internet_20_link" text:visited-style-name="Visited_20_Internet_20_Link">
https://www.ukrinform.ua/rubric-sports/3715071-konoplanka-pokinuv-krakoviu.html</text:a>
</text:p>
      <!--NEWS-->
      <text:h text:style-name="P10" text:outline-level="1">
<text:span text:style-name="T4">
Мей Маск нагородили в Каннах «Оскаром для інфлюенсерів»</text:span>
</text:h>
      <text:p text:style-name="P4">
Authors: Ukrinform (Person)</text:p>
      <text:p text:style-name="P4">
Publisher: Укринформ (Organization)</text:p>
      <text:p text:style-name="P4">
Published Time: 2023-05-27T23:16:00+03:00</text:p>
      <text:p text:style-name="P4">
Modified Time: 2023-05-27T23:16:00+03:00</text:p>
      <text:p text:style-name="P4">
Description: Під час Каннського кінофестивалю відбулося нагородження найвпливовіших персоналій зі світу соціальних мереж. Серед переможців «Оскар для інфлюенсерів» отримала Мей Маск, модель, мати Ілона Маска. — Укрінформ.</text:p>
      <text:p text:style-name="P4">
Images: ['<text:a xlink:type="simple" xlink:href="https://static.ukrinform.com/photos/2023_05/thumb_files/630_360_1685188403-824.jpg" text:style-name="Internet_20_link" text:visited-style-name="Visited_20_Internet_20_Link">
630_360_16851...</text:a>
', '<text:a xlink:type="simple" xlink:href="https://static.ukrinform.com/photos/2023_05/1685188402-639.jpg" text:style-name="Internet_20_link" text:visited-style-name="Visited_20_Internet_20_Link">
1685188402-63...</text:a>
', '<text:a xlink:type="simple" xlink:href="https://static.ukrinform.com/photos/2023_05/1685188402-681.jpg" text:style-name="Internet_20_link" text:visited-style-name="Visited_20_Internet_20_Link">
1685188402-68...</text:a>
', '<text:a xlink:type="simple" xlink:href="https://static.ukrinform.com/photos/2023_05/1685188402-523.jpg" text:style-name="Internet_20_link" text:visited-style-name="Visited_20_Internet_20_Link">
1685188402-52...</text:a>
', '<text:a xlink:type="simple" xlink:href="https://static.ukrinform.com/photos/2023_05/1685188402-481.jpg" text:style-name="Internet_20_link" text:visited-style-name="Visited_20_Internet_20_Link">
1685188402-48...</text:a>
']</text:p>
      <text:p text:style-name="P4">
Tags: ['Ілон Маск', 'Канни', 'Нагорода']</text:p>
      <text:p text:style-name="P4">
Type: Article</text:p>
      <!--METADATA-->
      <text:p text:style-name="P4">
<draw:frame draw:style-name="fr1" draw:name="Image207" text:anchor-type="as-char" svg:width="6.9236in" svg:height="3.956343in" draw:z-index="0">
<draw:image xlink:href="../Images/yкринформ/2023-05-27T23-16-00-03-00/630_360_1685188403-824.jpg" xlink:type="simple" xlink:show="embed" xlink:actuate="onLoad" draw:mime-type="image/jpeg"/>
</draw:frame>
 Під часКаннського кінофестивалю відбулося нагородження найвпливовіших персоналій зісвіту соціальних мереж. Серед переможців «Оскар для інфлюенсерів» отримала МейМаск, модель, мати Ілона Маска.</text:p>
      <text:p text:style-name="P4">
Про це Укрінформу повідомила пресслужба організаторів церемонії WIBA Awards.</text:p>
      <text:p text:style-name="P4">
«26 травня у Каннах відбувся щорічний всесвітній «Оскар для інфлюенсерів» -WIBA Awards під час Каннського кінофестивалю. Там відзначили найвпливовішихперсоналій зі світу соціальних мереж. Серед переможців та гостей ювілейноїцеремонії WIBA Awards – модель Мей Маск, мати Ілона Маска; найвідоміший усвіті арт скульптор Річард Орлінський; співачка Софі Еліс-Бекстор, перша усвіті топмодель у хіджабі Халіма Аден; онука Чарлі Чапліна Кіра Чаплін», -повідомили організатори.</text:p>
      <text:p text:style-name="P4">
<draw:frame draw:style-name="fr1" draw:name="Image208" text:anchor-type="as-char" svg:width="6.9236in" svg:height="4.615733in" draw:z-index="0">
<draw:image xlink:href="../Images/yкринформ/2023-05-27T23-16-00-03-00/1685188402-639.jpg" xlink:type="simple" xlink:show="embed" xlink:actuate="onLoad" draw:mime-type="image/jpeg"/>
</draw:frame>
</text:p>
      <text:p text:style-name="P4">
Цьогорічна церемонія – була ювілейною, уже п’ятою. WIBA Association, котрапроводить WIBA Awards, об'єднує близько 600 лідерів думок із загальноюаудиторією понад 500 мільйонів фолловерів з усього світу.</text:p>
      <text:p text:style-name="P4">
Голова та засновниця Асоціації, що започаткувала «Оскар для інфлюенсерів» –львів'янка Марія Гражина Чаплін. Ведучою гала-церемонії стала популярнийстендап-комік із США Кіра Солтановіч. Кіра, яка народилася у Львові, виросла уСан-Франциско, а успіху як стендап-комік, актриса та письменниця досягла уЛос-Анджелесі.</text:p>
      <text:p text:style-name="P4">
<draw:frame draw:style-name="fr1" draw:name="Image209" text:anchor-type="as-char" svg:width="6.9236in" svg:height="4.615733in" draw:z-index="0">
<draw:image xlink:href="../Images/yкринформ/2023-05-27T23-16-00-03-00/1685188402-681.jpg" xlink:type="simple" xlink:show="embed" xlink:actuate="onLoad" draw:mime-type="image/jpeg"/>
</draw:frame>
</text:p>
      <text:p text:style-name="P4">
Юлія Мендель, експрессекретар Володимира Зеленського, звернулася до200-мільйонної аудиторії інфлюенсерів на церемонії WIBA Awards та ініціювалаакцію на підтримку фонду Save Ukraine NGO.</text:p>
      <text:p text:style-name="P4">
<draw:frame draw:style-name="fr1" draw:name="Image210" text:anchor-type="as-char" svg:width="6.9236in" svg:height="4.615733in" draw:z-index="0">
<draw:image xlink:href="../Images/yкринформ/2023-05-27T23-16-00-03-00/1685188402-523.jpg" xlink:type="simple" xlink:show="embed" xlink:actuate="onLoad" draw:mime-type="image/jpeg"/>
</draw:frame>
</text:p>
      <text:p text:style-name="P4">
Організатори зазначають, що українська повістка – є особливо важливою дляцеремонії. В рамках WIBA Awards регулярно відбуваються акції на підтримкунашої держави. Минулого року під час нагородження проводився збір коштів длядопомоги дітям, що постраждали від війни. А нагороди від WIBA отримувалиспівачка Джамала, кухар Євген Клопотенко, моделі Саша Чистова та Анна Андрес.</text:p>
      <text:p text:style-name="P4">
<draw:frame draw:style-name="fr1" draw:name="Image211" text:anchor-type="as-char" svg:width="6.9236in" svg:height="4.615733in" draw:z-index="0">
<draw:image xlink:href="../Images/yкринформ/2023-05-27T23-16-00-03-00/1685188402-481.jpg" xlink:type="simple" xlink:show="embed" xlink:actuate="onLoad" draw:mime-type="image/jpeg"/>
</draw:frame>
</text:p>
      <text:p text:style-name="P4">
Як повідомляв Укрінформ, <text:a xlink:type="simple" xlink:href="https://www.ukrinform.ua/rubric-society/3453079-harkivskogo-kotablogera-stepana-nominuvali-na-svitovu-premiu-blogeriv.html" text:style-name="Internet_20_link" text:visited-style-name="Visited_20_Internet_20_Link">
 популярного кота-блогера Степана з Харкова</text:a>
 , номінували на світовупремію блогерів «World Influencers and Bloggers Awards 2022».</text:p>
      <text:p text:style-name="P4">
Фото: Getty Images</text:p>
      <text:p text:style-name="P4">
Source: <text:a xlink:type="simple" xlink:href="https://www.ukrinform.ua/rubric-world/3714949-mej-mask-nagorodili-v-kannah-oskarom-dla-influenseriv.html" text:style-name="Internet_20_link" text:visited-style-name="Visited_20_Internet_20_Link">
https://www.ukrinform.ua/rubric-world/3714949-mej-mask-nagorodili-v-kannah-oskarom-dla-influenseriv.html</text:a>
</text:p>
      <!--NEWS-->
      <text:h text:style-name="P10" text:outline-level="1">
<text:span text:style-name="T4">
Київський військовий ліцей імені Богуна випустив майже 300 кадетів</text:span>
</text:h>
      <text:p text:style-name="P4">
Authors: Ukrinform (Person)</text:p>
      <text:p text:style-name="P4">
Publisher: Укринформ (Organization)</text:p>
      <text:p text:style-name="P4">
Published Time: 2023-05-27T23:38:00+03:00</text:p>
      <text:p text:style-name="P4">
Modified Time: 2023-05-27T23:38:00+03:00</text:p>
      <text:p text:style-name="P4">
Description: У Київському військовому ліцею імені Івана Богуна відбувся випуск 299 кадетів, серед яких – 25 дівчат. — Укрінформ.</text:p>
      <text:p text:style-name="P4">
Images: ['<text:a xlink:type="simple" xlink:href="https://static.ukrinform.com/photos/2023_05/thumb_files/630_360_1685219670-342.jpg" text:style-name="Internet_20_link" text:visited-style-name="Visited_20_Internet_20_Link">
630_360_16852...</text:a>
']</text:p>
      <text:p text:style-name="P4">
Tags: ['Гордійчук', 'Військові', 'Київ', 'Курсант']</text:p>
      <text:p text:style-name="P4">
Type: Article</text:p>
      <!--METADATA-->
      <text:p text:style-name="P4">
<draw:frame draw:style-name="fr1" draw:name="Image212" text:anchor-type="as-char" svg:width="6.9236in" svg:height="3.956343in" draw:z-index="0">
<draw:image xlink:href="../Images/yкринформ/2023-05-27T23-38-00-03-00/630_360_1685219670-342.jpg" xlink:type="simple" xlink:show="embed" xlink:actuate="onLoad" draw:mime-type="image/jpeg"/>
</draw:frame>
 УКиївському військовому ліцею імені Івана Богуна відбувся випуск 299 кадетів,серед яких – 25 дівчат.</text:p>
      <text:p text:style-name="P4">
Як передає Укрінформ, про це Київська міська військова адміністраціяповідомила у <text:a xlink:type="simple" xlink:href="https://www.facebook.com/kyivmva/" text:style-name="Internet_20_link" text:visited-style-name="Visited_20_Internet_20_Link">
 Фейсбуку </text:a>
 .</text:p>
      <text:p text:style-name="P4">
Зазначається, що більшість випускників продовжать навчання у військових вишах,стануть офіцерами та створюватимуть нову генерацію Збройних сил України.</text:p>
      <text:p text:style-name="P4">
Випускні урочистості відкрив начальник ліцею, Герой України генерал-майор ІгорГордійчук. Зі вступним словом до кадетів звернувся керівник КМВА генерал-полковник Сергій Попко.</text:p>
      <text:p text:style-name="P4">
«Для мене велика честь бути в цих стінах. Бо це моя альма-матер. Рівно 45років тому я, так само як і ви зараз, був випускником цього закладу. Київськийвійськовий ліцей у всі часи свого існування був школою честі й доблесті. Ліцейпишається іменами своїх випускників Героїв України – це Андрій Кизило,Олександр Кукурба та інших. А начальник Київського військового ліцею ІгорГордійчук – приклад незламності й мужності українського воїна. І як він каже,ліцей має відповідати сучасним викликам, випускати спеціалістів – англомовнихбандерівців, козаків-характерників, майстрів спорту зі знищення ворога. Незабувайте дякувати вашим викладачам, які вкладають душу у ваше навчання івиховання», – зазначив очільник КМВА.</text:p>
      <text:p text:style-name="P4">
<text:span text:style-name="T4">
Читайте також:</text:span>
 <text:a xlink:type="simple" xlink:href="https://www.ukrinform.ua/rubric-society/3694873-zelenskij-privitav-vipusknikiv-sistemi-mvs.html" text:style-name="Internet_20_link" text:visited-style-name="Visited_20_Internet_20_Link">
 Зеленський привітав иків системи МВС</text:a>
</text:p>
      <text:p text:style-name="P4">
Попко подякував кадетам за те, що під час війни вони обрали нелегкий, алепочесний шлях бути <text:a xlink:type="simple" xlink:href="https://www.ukrinform.ua/tag-vijskovi" text:style-name="Internet_20_link" text:visited-style-name="Visited_20_Internet_20_Link">
 військовими </text:a>
 .</text:p>
      <text:p text:style-name="P4">
«Ви – нащадки Івана Богуна, Петра Сагайдачного і Степана Бандери. Вам творитиісторію Збройних сил України. Від вас залежить майбутнє нашої держави! Лишеразом наближаємо мир в Україні після нашої Перемоги!», – наголосив генерал-полковник Попко.</text:p>
      <text:p text:style-name="P4">
Як повідомляв Укрінформ, у Сухопутних військах ЗСУ за минулий рік <text:a xlink:type="simple" xlink:href="http://www.ukrinform.ua/rubric-society/3698489-u-suhoputnih-vijskah-zsu-nalicuetsa-majze-38-tisaci-zinokoficeriv.html" text:style-name="Internet_20_link" text:visited-style-name="Visited_20_Internet_20_Link">
збільшилася кількість жінок-військовослужбовиць</text:a>
 , чимало з них обіймаютькерівні посади.</text:p>
      <text:p text:style-name="P4">
Source: <text:a xlink:type="simple" xlink:href="https://www.ukrinform.ua/rubric-kyiv/3715073-kiivskij-vijskovij-licej-imeni-boguna-vipustiv-majze-300-kadetiv.html" text:style-name="Internet_20_link" text:visited-style-name="Visited_20_Internet_20_Link">
https://www.ukrinform.ua/rubric-kyiv/3715073-kiivskij-vijskovij-licej-imeni-boguna-vipustiv-majze-300-kadetiv.html</text:a>
</text:p>
      <!--NEWS-->
      <text:h text:style-name="P10" text:outline-level="1">
<text:span text:style-name="T4">
Після ворожих обстрілів Гуляйполя рятувальники витягли з-під завалів чоловіка</text:span>
</text:h>
      <text:p text:style-name="P4">
Authors: Ukrinform (Person)</text:p>
      <text:p text:style-name="P4">
Publisher: Укринформ (Organization)</text:p>
      <text:p text:style-name="P4">
Published Time: 2023-05-27T23:58:00+03:00</text:p>
      <text:p text:style-name="P4">
Modified Time: 2023-05-27T23:58:00+03:00</text:p>
      <text:p text:style-name="P4">
Description: У Гуляйполі Запорізької області, яке вкотре зазнало ворожих обстрілів, рятувальники витягли з-під завалів чоловіка - його доправили до лікарні. — Укрінформ.</text:p>
      <text:p text:style-name="P4">
Images: ['<text:a xlink:type="simple" xlink:href="https://static.ukrinform.com/photos/2022_06/thumb_files/630_360_1654768443-794.jpg" text:style-name="Internet_20_link" text:visited-style-name="Visited_20_Internet_20_Link">
630_360_16547...</text:a>
']</text:p>
      <text:p text:style-name="P4">
Tags: ['Обстріл', 'Запоріжжя', 'Війна з Росією']</text:p>
      <text:p text:style-name="P4">
Type: Article</text:p>
      <!--METADATA-->
      <text:p text:style-name="P4">
<draw:frame draw:style-name="fr1" draw:name="Image213" text:anchor-type="as-char" svg:width="6.9236in" svg:height="3.956343in" draw:z-index="0">
<draw:image xlink:href="../Images/yкринформ/2023-05-27T23-58-00-03-00/630_360_1654768443-794.jpg" xlink:type="simple" xlink:show="embed" xlink:actuate="onLoad" draw:mime-type="image/jpeg"/>
</draw:frame>
 УГуляйполі Запорізької області, яке вкотре зазнало ворожих обстрілів,рятувальники витягли з-під завалів чоловіка - його доправили до лікарні.</text:p>
      <text:p text:style-name="P4">
Про це в <text:a xlink:type="simple" xlink:href="https://t.me/zoda_gov_ua/19059" text:style-name="Internet_20_link" text:visited-style-name="Visited_20_Internet_20_Link">
 Телеграмі </text:a>
 повідомив головаЗапорізької ОВА Юрій Малашко, передає Укрінформ.</text:p>
      <text:p text:style-name="P4">
"Ворог вчергове вдарив по незламному місту. Під завалами власного будинкуопинився 39-річний чоловік. Фахівці оперативно деблокували постраждалого тадоставили до медичного закладу", - зазначив він.</text:p>
      <text:p text:style-name="P4">
<text:span text:style-name="T4">
Читайте також:</text:span>
 <text:a xlink:type="simple" xlink:href="https://www.ukrinform.ua/rubric-ato/3715047-rosiani-zavdali-se-cotiri-udari-po-prikordonnu-cernigivsini.html" text:style-name="Internet_20_link" text:visited-style-name="Visited_20_Internet_20_Link">
 Росіяни завдали ще чотири удари по прикордоннюЧернігівщини </text:a>
</text:p>
      <text:p text:style-name="P4">
Як повідомляв Укрінформ, <text:a xlink:type="simple" xlink:href="https://www.ukrinform.ua/rubric-ato/3715006-vorog-obstrilav-stepnogirsk-na-zaporizzi-dvoe-poranenih.html" text:style-name="Internet_20_link" text:visited-style-name="Visited_20_Internet_20_Link">
 російські загарбники обстріляли СтепногірськЗапорізької області </text:a>
 , поранень зазналидвоє цивільних, один з них у важкому стані.</text:p>
      <text:p text:style-name="P4">
Фото: Юрій Малашко, Телеграм</text:p>
      <text:p text:style-name="P4">
Source: <text:a xlink:type="simple" xlink:href="https://www.ukrinform.ua/rubric-ato/3715054-pisla-vorozih-obstriliv-gulajpola-ratuvalniki-vitagli-zpid-zavaliv-colovika.html" text:style-name="Internet_20_link" text:visited-style-name="Visited_20_Internet_20_Link">
https://www.ukrinform.ua/rubric-ato/3715054-pisla-vorozih-obstriliv-gulajpola-ratuvalniki-vitagli-zpid-zavaliv-colovika.html</text:a>
</text:p>
      <!--NEWS-->
      <text:h text:style-name="P10" text:outline-level="1">
<text:span text:style-name="T4">
Як у лютому наші захисники зупинили атаку російських десантників у районі Вугледара</text:span>
</text:h>
      <text:p text:style-name="P4">
Author: ['АРМІЯINFORM']</text:p>
      <text:p text:style-name="P4">
Time: 2023-05-27T50:00:00-04:00</text:p>
      <text:p text:style-name="P4">
Description: Про це розповідає Головнокомандувач ЗС України на своїй сторінці у Facebook: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Про це <text:a xlink:type="simple" xlink:href="https://www.facebook.com/CinCAFU/videos/479792854332204/" text:style-name="Internet_20_link" text:visited-style-name="Visited_20_Internet_20_Link">
розповідає</text:a>
Головнокомандувач ЗС України на своїй сторінці у Facebook:</text:p>
      <text:p text:style-name="P4">
«У лютому 2023 року, під час спроби наступу ворога, військовослужбовці 52окремого стрілецького батальйону зупинили атаку елітних підрозділів російськихдесантників у районі Вугледара. «Тоді зі сторони противника висунулися унашому напрямку 16 одиниць техніки: 12 танків і 4 БМП», — пригадує один ізкомандирів батальйону. «Завдяки попередній підготовці позицій, мінуванню таскоординованим діям наших бійців, ворог зазнав втрат та змушений був тікати».</text:p>
      <text:p text:style-name="P4">
Підрозділ був укомплектований добровольцями, які за покликом серця взяли дорук зброю, щоб вигнати ворога з нашої землі. Ця мотивація дає силипродовжувати боротьбу: «Впевненість у командирах і побратимах — запорукауспіху і перемоги!».</text:p>
      <text:p text:style-name="P4">
Source: <text:a xlink:type="simple" xlink:href="https://armyinform.com.ua/2023/05/27/yak-u-lyutomu-nashi-zahysnyky-zupynyly-ataku-rosijskyh-desantnykiv-u-rajoni-vugledaru/" text:style-name="Internet_20_link" text:visited-style-name="Visited_20_Internet_20_Link">
https://armyinform.com.ua/2023/05/27/yak-u-lyutomu-nashi-zahysnyky-zupynyly-ataku-rosijskyh-desantnykiv-u-rajoni-vugledaru/</text:a>
</text:p>
      <!--NEWS-->
      <text:h text:style-name="P10" text:outline-level="1">
<text:span text:style-name="T4">
Українські дзюдоїсти здобули три медалі у перший змагальний день турніру Grand Prix Upper Austria 2023</text:span>
</text:h>
      <text:p text:style-name="P4">
Author: ['АРМІЯINFORM']</text:p>
      <text:p text:style-name="P4">
Time: 2023-05-27T51:00:00-04:00</text:p>
      <text:p text:style-name="P4">
Description: У ваговій категорії до 60 кг на п’єдестал пошани піднялися одразу двоє наших спортсмен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522022_1029911938004458_3529162677291558509_n.jpg" text:style-name="Internet_20_link" text:visited-style-name="Visited_20_Internet_20_Link">
349522022_1029911938004458_3529162677291558509_n.jpg</text:a>
']</text:p>
      <text:p text:style-name="P4">
Tags: ['STOPRUSSIA', 'АГРЕСІЯ РФ']</text:p>
      <text:p text:style-name="P4">
Category: News</text:p>
      <!--METADATA-->
      <text:p text:style-name="P4">
<draw:frame draw:style-name="fr1" draw:name="Image215" text:anchor-type="as-char" svg:width="6.9236in" svg:height="5.923524in" draw:z-index="0">
<draw:image xlink:href="../Images/AРМІЯINFORM/2023-05-27T51-00-00-04-00/349522022_1029911938004458_3529162677291558509_n.jpg" xlink:type="simple" xlink:show="embed" xlink:actuate="onLoad" draw:mime-type="image/jpeg"/>
</draw:frame>
</text:p>
      <text:p text:style-name="P4">
У ваговій категорії до 60 кг на п’єдестал пошани піднялися одразу двоє нашихспортсменів: Дільшот Халматов став срібним призером, а Артем Лесюк завоював«бронзу». Артем Лесюк у бронзовому фіналі переміг Назіра Талібова зАзербайджану.</text:p>
      <text:p text:style-name="P4">
Дар’я Білодід здобула «бронзу» у ваговій категорії до 57 кг. У бронзовомуфіналі дворазова чемпіонка світу та бронзова призерка Олімпійських Ігор-2020на «голден скор» перемогла Маріцу Перішіч з Сербії.</text:p>
      <text:p text:style-name="P4">
Вітаємо медалістів та їх тренерів і бажаємо нових перемог нашій збірній наГран-прі в Австрії!</text:p>
      <text:p text:style-name="P4">
Джерело: <text:a xlink:type="simple" xlink:href="https://www.facebook.com/minmolodsport" text:style-name="Internet_20_link" text:visited-style-name="Visited_20_Internet_20_Link">
Міністерство молоді та спортуУкраїни</text:a>
</text:p>
      <text:p text:style-name="P4">
Source: <text:a xlink:type="simple" xlink:href="https://armyinform.com.ua/2023/05/27/ukrayinski-dzyudoyisty-zdobuly-try-medali-u-pershyj-zmagalnyj-den-turniru-grand-prix-upper-austria-2023/" text:style-name="Internet_20_link" text:visited-style-name="Visited_20_Internet_20_Link">
https://armyinform.com.ua/2023/05/27/ukrayinski-dzyudoyisty-zdobuly-try-medali-u-pershyj-zmagalnyj-den-turniru-grand-prix-upper-austria-2023/</text:a>
</text:p>
      <!--NEWS-->
      <text:h text:style-name="P10" text:outline-level="1">
<text:span text:style-name="T4">
На сесії Парламентської асамблеї НАТО розглянули переваги скоординованих закупівель і логістики</text:span>
</text:h>
      <text:p text:style-name="P4">
Author: ['АРМІЯINFORM']</text:p>
      <text:p text:style-name="P4">
Time: 2023-05-27T52:00:00-04:00</text:p>
      <text:p text:style-name="P4">
Description: На нещодавній весняній сесії Парламентської асамблеї НАТО у Люксембурзі було підкресл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2023-05-26_14-40-58.jpg" text:style-name="Internet_20_link" text:visited-style-name="Visited_20_Internet_20_Link">
photo_2023-05-26_14-40-58.jpg</text:a>
']</text:p>
      <text:p text:style-name="P4">
Tags: ['STOPRUSSIA', 'НАТО']</text:p>
      <text:p text:style-name="P4">
Category: News</text:p>
      <!--METADATA-->
      <text:p text:style-name="P4">
<draw:frame draw:style-name="fr1" draw:name="Image216" text:anchor-type="as-char" svg:width="6.9236in" svg:height="4.615733in" draw:z-index="0">
<draw:image xlink:href="../Images/AРМІЯINFORM/2023-05-27T52-00-00-04-00/photo_2023-05-26_14-40-58.jpg" xlink:type="simple" xlink:show="embed" xlink:actuate="onLoad" draw:mime-type="image/jpeg"/>
</draw:frame>
</text:p>
      <text:p text:style-name="P4">
На нещодавній весняній сесії Парламентської асамблеї НАТО у Люксембурзі булопідкреслено важливість і переваги скоординованих закупівель і логістики, щодає змогу Альянсу швидко реагувати на нові виклики безпеці та підтримуватисвою оперативну готовність за допомогою співпраці та синергії у закупівлях ілогістиці.</text:p>
      <text:p text:style-name="P4">
У той час, коли країни стикаються з терміновою та складною вимогою відновитисвої оборонно-промислові можливості, що базуються на застарілих платформах,російсько-українська війна в Європі підсилила рішучість Альянсу займатисяпитаннями оборони та безпеки не лише швидко, але й спільно. Як пише BreakingDefense, це ще більше підкреслило необхідність координації багатонаціональнихможливостей. Життєво важливо зміцнювати військові можливості за допомогоюмодернізації, інновацій і, головне — на організації скоординованихбагатонаціональних закупівель разом із колективною матеріально-технічноюпідтримкою.</text:p>
      <text:p text:style-name="P4">
Об’єднання ресурсів та досвіду дозволяє оптимізувати витрати держав наоборону, підвищити ефективність і, зрештою, зміцнити спроможність НАТО щодостримування та оборони.</text:p>
      <text:p text:style-name="P4">
Як позитивний приклад цього підходу, пов’язаного з перевіреним механізмомпартнерства підтримки, є приклади щодо укладення багатонаціональної угоди,створеної за ініціативою двох або більше країн НАТО, які бажають організуватиспільну діяльність із закупівель, підтримки та обслуговування.</text:p>
      <text:p text:style-name="P4">
Breaking Defense приводить переваги скоординованого такого підходу —насамперед це можливість використовувати ефект масштабу. Адже, консолідуючипопит і роблячи колективні інвестиції, можливо зменшити витрати та досягтикращого співвідношення ціни та якості. Це також дозволяє уникнути конкуренціїміж клієнтами за дефіцитні промислові ресурси.</text:p>
      <text:p text:style-name="P4">
По-друге, Breaking Defense пише, що спільна праця вчених з різних країн НАТО упроєктах щодо перспективних досліджень і розробок надає чудову можливість щодосприяння розвитку технологічних інновацій. А також дозволяє ефективнооб’єднати інтелектуальний капітал, заохотити обмін знаннями та залишатися вавангарді технологічних досягнень. Це особливо актуально в контексті новихзагроз, таких як кібервійна, гібридна війна, автономія та штучний інтелект.</text:p>
      <text:p text:style-name="P4">
Підсумовуючи вище викладене, інтернет-портал Breaking Defense робить висновок,що інвестуючи та зміцнюючи багатонаціональні закупівлі та матеріально-технічнезабезпечення, НАТО підвищує свою готовність, оперативну ефективність тасумісність. А розширення ефективної співпраця між союзниками дозволить НАТОпобудувати більш надійний, гнучкий і єдиний альянс, здатний ефективнопротистояти викликам ХХІ століття.</text:p>
      <text:p text:style-name="P4">
Окрім цього, остання Парламентська асамблея НАТО стала важливою платформою длясприяння обізнаності та розумінню країн Альянсу взаємної вигоди відбагатонаціональних закупівель і логістики, особливо в контексті обговорення тавпливу на рішення щодо безпеки Альянсу.</text:p>
      <text:p text:style-name="P4">
<text:span text:style-name="T5">
Підготував Валерій Гастинщиков</text:span>
</text:p>
      <text:p text:style-name="P4">
Source: <text:a xlink:type="simple" xlink:href="https://armyinform.com.ua/2023/05/27/na-sesiyi-parlamentskij-asambleyi-nato-rozglyanuly-perevagy-skoordynovanyh-zakupivel-i-logistyky/" text:style-name="Internet_20_link" text:visited-style-name="Visited_20_Internet_20_Link">
https://armyinform.com.ua/2023/05/27/na-sesiyi-parlamentskij-asambleyi-nato-rozglyanuly-perevagy-skoordynovanyh-zakupivel-i-logistyky/</text:a>
</text:p>
      <!--NEWS-->
      <text:h text:style-name="P10" text:outline-level="1">
<text:span text:style-name="T4">
Військовий рф просить батьків вислати гроші через відсутність забезпечення — перехоплення ГУР</text:span>
</text:h>
      <text:p text:style-name="P4">
Author: ['АРМІЯINFORM']</text:p>
      <text:p text:style-name="P4">
Time: 2023-05-27T53:00:00-04:00</text:p>
      <text:p text:style-name="P4">
Description: Головне управління розвідки Міністерства оборони України оприлюднило нове перехоп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gur-perehoplennya.jpg" text:style-name="Internet_20_link" text:visited-style-name="Visited_20_Internet_20_Link">
gur-perehoplennya.jpg</text:a>
']</text:p>
      <text:p text:style-name="P4">
Tags: ['STOPRUSSIA', 'АГРЕСІЯ РФ', 'ВТОРГНЕННЯ РФ', 'ГУР МОУ']</text:p>
      <text:p text:style-name="P4">
Category: News</text:p>
      <!--METADATA-->
      <text:p text:style-name="P4">
<draw:frame draw:style-name="fr1" draw:name="Image217" text:anchor-type="as-char" svg:width="6.9236in" svg:height="4.615733in" draw:z-index="0">
<draw:image xlink:href="../Images/AРМІЯINFORM/2023-05-27T53-00-00-04-00/gur-perehoplennya.jpg" xlink:type="simple" xlink:show="embed" xlink:actuate="onLoad" draw:mime-type="image/jpeg"/>
</draw:frame>
 Ілюстративне фото</text:p>
      <text:p text:style-name="P4">
Головне управління розвідки Міністерства оборони України<text:a xlink:type="simple" xlink:href="https://t.me/DIUkraine" text:style-name="Internet_20_link" text:visited-style-name="Visited_20_Internet_20_Link">
оприлюднило</text:a>
 нове перехоплення розмови, в якомуокупант просить батьків вислати гроші через відсутність забезпечення.</text:p>
      <ul>
        <li>
«вон в одного мина прилетела прям в голову»;  * «ничего опять нету, ни сигарет, ничего не присылают, тыщь 5 наверное».</li>
      </ul>
      <text:p text:style-name="P4">
За кожен воєнний злочин, здійснений проти України, буде справедлива відплата.</text:p>
      <text:p text:style-name="P4">
Source: <text:a xlink:type="simple" xlink:href="https://armyinform.com.ua/2023/05/27/vijskovyj-rf-prosyt-batkiv-vyslaty-groshi-cherez-vidsutnist-zabezpechennya-perehoplennya-gur/" text:style-name="Internet_20_link" text:visited-style-name="Visited_20_Internet_20_Link">
https://armyinform.com.ua/2023/05/27/vijskovyj-rf-prosyt-batkiv-vyslaty-groshi-cherez-vidsutnist-zabezpechennya-perehoplennya-gur/</text:a>
</text:p>
      <!--NEWS-->
      <text:h text:style-name="P10" text:outline-level="1">
<text:span text:style-name="T4">
Попри широкомасштабне вторгнення, ще у двох медзакладах України проводитимуть трансплантацію органів</text:span>
</text:h>
      <text:p text:style-name="P4">
Author: ['АРМІЯINFORM']</text:p>
      <text:p text:style-name="P4">
Time: 2023-05-27T54:00:00-04:00</text:p>
      <text:p text:style-name="P4">
Description: Уряд ухвалив відповідну постанову та додав до переліку:      КНП «Лікарня Свят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f8707823a1e9.image-1-1024x683-1.jpg" text:style-name="Internet_20_link" text:visited-style-name="Visited_20_Internet_20_Link">
5f8707823a1e9.image-1-1024x683-1.jpg</text:a>
']</text:p>
      <text:p text:style-name="P4">
Tags: ['STOPRUSSIA', 'АГРЕСІЯ РФ']</text:p>
      <text:p text:style-name="P4">
Category: News</text:p>
      <!--METADATA-->
      <text:p text:style-name="P4">
<draw:frame draw:style-name="fr1" draw:name="Image218" text:anchor-type="as-char" svg:width="6.9236in" svg:height="4.617987in" draw:z-index="0">
<draw:image xlink:href="../Images/AРМІЯINFORM/2023-05-27T54-00-00-04-00/5f8707823a1e9.image-1-1024x683-1.jpg" xlink:type="simple" xlink:show="embed" xlink:actuate="onLoad" draw:mime-type="image/jpeg"/>
</draw:frame>
</text:p>
      <text:p text:style-name="P4">
Уряд ухвалив відповідну постанову та додав до переліку:</text:p>
      <ul>
        <li>
КНП «Лікарня Святого Мартина» на Закарпатті  * КНП «Центральна міська клінічна лікарня» Сумської міської ради.</li>
      </ul>
      <text:p text:style-name="P4">
Розширення переліку медзакладів, які можуть проводити трансплантацію поприповномасштабну війну та неможливість використовувати медичну авіацію — головнаознака того, що система трансплантації в країні активно розвивається.</text:p>
      <text:p text:style-name="P4">
Якщо говорити про цифри, то за 2022 рік лікарі провели на понад 22% більшепересадок органів (384 трансплантацій), ніж за 2021 рік (313 трансплантацій).А від початку 2023 року до кінця травня проведено вже понад 53% від загальногообсягу трансплантацій, що відбулися у 2022 році.</text:p>
      <text:p text:style-name="P4">
Ухвалена постанова уряду також передбачає, що невдовзі (з 1 січня 2024)операції з трансплантації оплачуватимуться <text:a xlink:type="simple" xlink:href="https://www.facebook.com/nszu.ukr" text:style-name="Internet_20_link" text:visited-style-name="Visited_20_Internet_20_Link">
НСЗУ Національна служба здоров’яУкраїни</text:a>
в рамках Програми медичних гарантій. Нагадаємо, що на сьогодні всі операції зтрансплантації в Україні оплачуються Міністерством охорони здоров’я в рамкахпілотного проєкту щодо зміни механізму фінансового забезпечення оперативноголікування з трансплантації органів та інших анатомічних матеріалів.</text:p>
      <text:p text:style-name="P4">
Джерело: <text:a xlink:type="simple" xlink:href="https://www.facebook.com/moz.ukr/posts/pfbid029e6y8ULcAkNPw6VB6Chq4CxPbgQv3GpcdjgckseSLhwviwSSUtGj9TUq6Cq8E7dal" text:style-name="Internet_20_link" text:visited-style-name="Visited_20_Internet_20_Link">
Міністерство охорони здоров’яУкраїни</text:a>
</text:p>
      <text:p text:style-name="P4">
Source: <text:a xlink:type="simple" xlink:href="https://armyinform.com.ua/2023/05/27/shhe-u-dvoh-medzakladah-ukrayiny-budut-provodyty-transplantacziyu-organiv/" text:style-name="Internet_20_link" text:visited-style-name="Visited_20_Internet_20_Link">
https://armyinform.com.ua/2023/05/27/shhe-u-dvoh-medzakladah-ukrayiny-budut-provodyty-transplantacziyu-organiv/</text:a>
</text:p>
      <!--NEWS-->
      <text:h text:style-name="P10" text:outline-level="1">
<text:span text:style-name="T4">
Затверджено порядок розподілу субвенції на виплату компенсації особам з інвалідністю внаслідок АТО/ООС</text:span>
</text:h>
      <text:p text:style-name="P4">
Author: ['АРМІЯINFORM']</text:p>
      <text:p text:style-name="P4">
Time: 2023-05-27T55:00:00-04:00</text:p>
      <text:p text:style-name="P4">
Description: Уряд затвердив порядок розподілу субвенції на виплату грошової компенсації особам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19/11/invalid.jpg" text:style-name="Internet_20_link" text:visited-style-name="Visited_20_Internet_20_Link">
invalid.jpg</text:a>
']</text:p>
      <text:p text:style-name="P4">
Tags: ['STOPRUSSIA', 'АГРЕСІЯ РФ']</text:p>
      <text:p text:style-name="P4">
Category: News</text:p>
      <!--METADATA-->
      <text:p text:style-name="P4">
<draw:frame draw:style-name="fr1" draw:name="Image219" text:anchor-type="as-char" svg:width="6.9236in" svg:height="2.734822in" draw:z-index="0">
<draw:image xlink:href="../Images/AРМІЯINFORM/2023-05-27T55-00-00-04-00/invalid.jpg" xlink:type="simple" xlink:show="embed" xlink:actuate="onLoad" draw:mime-type="image/jpeg"/>
</draw:frame>
Ілюстративне фото</text:p>
      <text:p text:style-name="P4">
Уряд затвердив порядок розподілу субвенції на виплату грошової компенсаціїособам з інвалідністю I-II групи внаслідок АТО/ООС та членам сімей загиблих(померлих) захисників і захисниць України.</text:p>
      <text:p text:style-name="P4">
Про це <text:a xlink:type="simple" xlink:href="https://www.kmu.gov.ua/news/uriad-zatverdyv-poriadok-rozpodilu-subventsii-na-vyplatu-hroshovoi-kompensatsii-osobam-z-invalidnistiu-i-ii-hrupy-vnaslidok-atooos-ta-chlenam-simei-zahyblykh-pomerlykh-zakhysnykiv-i-zakhysnyts-ukrainy" text:style-name="Internet_20_link" text:visited-style-name="Visited_20_Internet_20_Link">
повідомляє</text:a>
 Урядовий портал.</text:p>
      <text:p text:style-name="P4">
Кабінет Міністрів України підтримав проект Мінветеранів щодо розподілусубвенції за бюджетною програмою 1511040 в обсязі 1 699 057,350 тис. гривеньна виплату грошової компенсації для осіб з інвалідністю I-II групи з числаучасників АТО/ООС та членів сімей загиблих (померлих) захисників і захисницьУкраїни.</text:p>
      <text:p text:style-name="P4">
Законом України «Про Державний бюджет України на 2023 рік» Мінветеранівпередбачені загальнодержавні видатки за бюджетною програмою 1511040 (субвенціяз державного бюджету на виплату грошової компенсації для сімей загиблих(померлих) захисників і захисниць України та осіб з інвалідністю внаслідоквійни I-II групи з числа учасників АТО/ООС) в обсязі 1 733 939,2 тис. гривень.</text:p>
      <text:p text:style-name="P4">
«За рахунок розподілених коштів грошову компенсацію орієнтовно отримають 774особи зазначеної категорії, які перебувають у черзі на її виплату і включені впотребу на 01.03.2023. Розподіл залишку субвенції в обсязі 34 881,85 тис.гривень буде здійснено Мінветеранів на підставі інформації про потребу внаданні грошової компенсації тим одержувачам, яким було призначено грошовукомпенсацію на територіях, де ведуться бойові дії або тимчасово окупованихросійською федерацією, та не виплачено і які перемістилися із цих територій,станом на 01.06.2023», — пояснив директор департаменту соціального захистуМінветеранів Руслан Приходько.</text:p>
      <text:p text:style-name="P4">
Проєкт розпорядження погоджено без зауважень Мінфіном, Мінекономіки, Мінцифри,Мін’юстом.</text:p>
      <text:p text:style-name="P4">
Source: <text:a xlink:type="simple" xlink:href="https://armyinform.com.ua/2023/05/27/zatverdzheno-poryadok-rozpodilu-subvencziyi-na-vyplatu-kompensacziyi-osobam-z-invalidnistyu-vnaslidok-ato-oos/" text:style-name="Internet_20_link" text:visited-style-name="Visited_20_Internet_20_Link">
https://armyinform.com.ua/2023/05/27/zatverdzheno-poryadok-rozpodilu-subvencziyi-na-vyplatu-kompensacziyi-osobam-z-invalidnistyu-vnaslidok-ato-oos/</text:a>
</text:p>
      <!--NEWS-->
      <text:h text:style-name="P10" text:outline-level="1">
<text:span text:style-name="T4">
Зібрано доказову базу на ще 9 бойовиків терористичних організацій «л/днр»</text:span>
</text:h>
      <text:p text:style-name="P4">
Author: ['АРМІЯINFORM']</text:p>
      <text:p text:style-name="P4">
Time: 2023-05-27T56:00:00-04:00</text:p>
      <text:p text:style-name="P4">
Description: Про це повідомляє Служба безпеки України.    Служба безпеки зібрала доказову баз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ensor_social.jpg" text:style-name="Internet_20_link" text:visited-style-name="Visited_20_Internet_20_Link">
censor_social.jpg</text:a>
']</text:p>
      <text:p text:style-name="P4">
Tags: ['STOPRUSSIA', 'АГРЕСІЯ РФ', 'СБУ']</text:p>
      <text:p text:style-name="P4">
Category: News</text:p>
      <!--METADATA-->
      <text:p text:style-name="P4">
<draw:frame draw:style-name="fr1" draw:name="Image220" text:anchor-type="as-char" svg:width="6.9236in" svg:height="3.63489in" draw:z-index="0">
<draw:image xlink:href="../Images/AРМІЯINFORM/2023-05-27T56-00-00-04-00/censor_social.jpg" xlink:type="simple" xlink:show="embed" xlink:actuate="onLoad" draw:mime-type="image/jpeg"/>
</draw:frame>
</text:p>
      <text:p text:style-name="P4">
Про це <text:a xlink:type="simple" xlink:href="https://t.me/SBUkr" text:style-name="Internet_20_link" text:visited-style-name="Visited_20_Internet_20_Link">
повідомляє</text:a>
 Служба безпеки України.</text:p>
      <text:p text:style-name="P4">
Служба безпеки зібрала доказову базу на ще 9 бойовиків терористичнихорганізацій «л/днр». Зловмисників взяли у полон під час боєзіткнень в районахАвдіївки, Мар’їнки та Лисичанська у квітні і травні поточного року.</text:p>
      <text:p text:style-name="P4">
«За даними слідства, фігуранти брали активну участь у бойових діях проти Силоборони України. Крім того, вони входили до складу російських каральнихзагонів, які проводили „зачистки“ тимчасово окупованих населених пунктів вДонецькій, Херсонській та Запорізькій областях. Під час таких „рейдів“головною „ціллю“ рашистів були українські військові та учасники руху опорусеред місцевих жителів. Як встановили слідчі, ворожими поплічниками є мешканцітимчасово захоплених районів Донецької та Луганської областей, які до початкуповномасштабного вторгнення вступили до лав терористів „л/днр“», — йдеться вповідомленні.</text:p>
      <text:p text:style-name="P4">
Напередодні повномасштабного вторгнення їх перевели до складу регулярнихпідрозділів Південного військового округу зс рф. Там їх призначили на «посади»снайперів, гранатометників, стрілків та помічників кулеметників.</text:p>
      <text:p text:style-name="P4">
На підставі забраних доказів слідчі Служби безпеки повідомили фігурантам пропідозру за двома статтями Кримінального кодексу України:</text:p>
      <ul>
        <li>
ч. 2 ст. 111 (державна зрада, вчинена в умовах воєнного стану);  * ч. 2 ст. 260 (створення не передбачених законом збройних формувань або участь у їх діяльності).</li>
      </ul>
      <text:p text:style-name="P4">
Наразі вони перебувають під вартою. Триває розслідування для встановлення всіхобставин злочинів. Зловмисникам загрожує довічне ув’язнення.</text:p>
      <text:p text:style-name="P4">
Комплексні заходи проводили співробітники СБУ за процесуального керівництваКиївської обласної прокуратури.</text:p>
      <text:p text:style-name="P4">
Source: <text:a xlink:type="simple" xlink:href="https://armyinform.com.ua/2023/05/27/sbu-zibrala-dokazovu-bazu-na-shhe-9-bojovykiv-terorystychnyh-organizaczij-l-dnr/" text:style-name="Internet_20_link" text:visited-style-name="Visited_20_Internet_20_Link">
https://armyinform.com.ua/2023/05/27/sbu-zibrala-dokazovu-bazu-na-shhe-9-bojovykiv-terorystychnyh-organizaczij-l-dnr/</text:a>
</text:p>
      <!--NEWS-->
      <text:h text:style-name="P10" text:outline-level="1">
<text:span text:style-name="T4">
Авіація Сил оборони завдала 11 ударів по районах зосередження ворога</text:span>
</text:h>
      <text:p text:style-name="P4">
Author: ['АРМІЯINFORM']</text:p>
      <text:p text:style-name="P4">
Time: 2023-05-27T57:00:00-04:00</text:p>
      <text:p text:style-name="P4">
Description: Авіація Сил оборони за минулу добу завдала 11 ударів по районах зосередж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STOPRUSSIA', 'АГРЕСІЯ РФ', 'ВТРАТИ ВОРОГА', 'ХРОНІКА ОБОРОНИ']</text:p>
      <text:p text:style-name="P4">
Category: News</text:p>
      <!--METADATA-->
      <text:p text:style-name="P4">
<draw:frame draw:style-name="fr1" draw:name="Image221" text:anchor-type="as-char" svg:width="6.9236in" svg:height="4.49457in" draw:z-index="0">
<draw:image xlink:href="../Images/AРМІЯINFORM/2023-05-27T57-00-00-04-00/aviacziya-ps-zsu-zavdara-udariv.jpg" xlink:type="simple" xlink:show="embed" xlink:actuate="onLoad" draw:mime-type="image/jpeg"/>
</draw:frame>
 Ілюстративне фото <text:span text:style-name="T4">
🔥 Ситуація щодо російськоговторгнення</text:span>
</text:p>
      <text:p text:style-name="P4">
Авіація Сил оборони за минулу добу завдала 11 ударів по районах зосередженняособового складу та військової техніки противника. Також було знищено 5ворожих розвідувальних БПЛА типу «Орлан-10» та 2 — типу Zala.</text:p>
      <text:p text:style-name="P4">
Про це у Facebook<text:a xlink:type="simple" xlink:href="https://www.facebook.com/GeneralStaff.ua/posts/pfbid02QHeby2RRxVy5PLFdWYoCE6UjsjAf6faquZq5QMNrxz4V7y2wEGS4RtwQEBN7PTxKl" text:style-name="Internet_20_link" text:visited-style-name="Visited_20_Internet_20_Link">
повідомляє</text:a>
Генеральний штаб ЗСУ.</text:p>
      <text:p text:style-name="P4">
Підрозділи ракетних військ і артилерії уразили 3 пункти управління, 3 районизосередження озброєння та військової техніки, 2 склади боєприпасів, 2артилерійських підрозділи на вогневих позиціях, 1 засіб протиповітряноїоборони та ще 2 важливі цілі противника.</text:p>
      <text:p text:style-name="P4">
Source: <text:a xlink:type="simple" xlink:href="https://armyinform.com.ua/2023/05/27/aviacziya-syl-oborony-zavdala-11-udariv-po-rajonah-zoseredzhennya-voroga-3/" text:style-name="Internet_20_link" text:visited-style-name="Visited_20_Internet_20_Link">
https://armyinform.com.ua/2023/05/27/aviacziya-syl-oborony-zavdala-11-udariv-po-rajonah-zoseredzhennya-voroga-3/</text:a>
</text:p>
      <!--NEWS-->
      <text:h text:style-name="P10" text:outline-level="1">
<text:span text:style-name="T4">
У районі Сватового дезертирували близько 20 військових рф</text:span>
</text:h>
      <text:p text:style-name="P4">
Author: ['АРМІЯINFORM']</text:p>
      <text:p text:style-name="P4">
Time: 2023-05-27T58:00:00-04:00</text:p>
      <text:p text:style-name="P4">
Description: Про це у Facebook повідомляє Генеральний штаб ЗСУ.    У російських окупаці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text:p>
      <text:p text:style-name="P4">
Category: News</text:p>
      <!--METADATA-->
      <text:p text:style-name="P4">
<draw:frame draw:style-name="fr1" draw:name="Image222" text:anchor-type="as-char" svg:width="6.9236in" svg:height="4.33302in" draw:z-index="0">
<draw:image xlink:href="../Images/AРМІЯINFORM/2023-05-27T58-00-00-04-00/okupanty-strilby.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QHeby2RRxVy5PLFdWYoCE6UjsjAf6faquZq5QMNrxz4V7y2wEGS4RtwQEBN7PTxKl" text:style-name="Internet_20_link" text:visited-style-name="Visited_20_Internet_20_Link">
повідомляє</text:a>
Генеральний штаб ЗСУ.</text:p>
      <text:p text:style-name="P4">
У російських окупаційних військах все частіше відзначаються випадкиневиконання наказів командирів та дезертирства. Так, 25 травня, близько 20колишніх ув’язнених, які нещодавно пройшли прискорену підготовку та прибулидля посилення підрозділу, що розташований в районі населеного пункту Сватове,викрали автомобіль КамАЗ та вибули у невідомому напрямку. На цей час місце їхперебування не встановлено, пошуки тривають.</text:p>
      <text:p text:style-name="P4">
Source: <text:a xlink:type="simple" xlink:href="https://armyinform.com.ua/2023/05/27/u-rajoni-svatovogo-dezertyruvaly-blyzko-20-vijskovyh-rf/" text:style-name="Internet_20_link" text:visited-style-name="Visited_20_Internet_20_Link">
https://armyinform.com.ua/2023/05/27/u-rajoni-svatovogo-dezertyruvaly-blyzko-20-vijskovyh-rf/</text:a>
</text:p>
      <!--NEWS-->
      <text:h text:style-name="P10" text:outline-level="1">
<text:span text:style-name="T4">
На сході країни відбулось 25 бойових зіткнень</text:span>
</text:h>
      <text:p text:style-name="P4">
Author: ['АРМІЯINFORM']</text:p>
      <text:p text:style-name="P4">
Time: 2023-05-27T59:00:00-04:00</text:p>
      <text:p text:style-name="P4">
Description: Про це у Facebook повідомляє Генеральний штаб ЗСУ.    Противник продов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text:p>
      <text:p text:style-name="P4">
Category: News</text:p>
      <!--METADATA-->
      <text:p text:style-name="P4">
<draw:frame draw:style-name="fr1" draw:name="Image223" text:anchor-type="as-char" svg:width="6.9236in" svg:height="4.615733in" draw:z-index="0">
<draw:image xlink:href="../Images/AРМІЯINFORM/2023-05-27T59-00-00-04-00/artyleriya.jp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2QHeby2RRxVy5PLFdWYoCE6UjsjAf6faquZq5QMNrxz4V7y2wEGS4RtwQEBN7PTxKl" text:style-name="Internet_20_link" text:visited-style-name="Visited_20_Internet_20_Link">
повідомляє</text:a>
Генеральний штаб ЗСУ.</text:p>
      <text:p text:style-name="P4">
Противник продовжує зосереджувати основні зусилля на Куп’янському,Лиманському, Бахмутському, Авдіївському та Мар’їнському напрямках. Загаломпротягом минулої доби відбулось 25 бойових зіткнень на зазначених ділянкахфронту.</text:p>
      <text:p text:style-name="P4">
Source: <text:a xlink:type="simple" xlink:href="https://armyinform.com.ua/2023/05/27/na-shodi-krayiny-vidbulos-25-bojovyh-zitknen/" text:style-name="Internet_20_link" text:visited-style-name="Visited_20_Internet_20_Link">
https://armyinform.com.ua/2023/05/27/na-shodi-krayiny-vidbulos-25-bojovyh-zitknen/</text:a>
</text:p>
      <!--NEWS-->
      <text:h text:style-name="P10" text:outline-level="1">
<text:span text:style-name="T4">
Добові втрати ворога: мінус 480 окупантів, 22 артилерійські системи та 31 безпілотник</text:span>
</text:h>
      <text:p text:style-name="P4">
Author: ['АРМІЯINFORM']</text:p>
      <text:p text:style-name="P4">
Time: 2023-05-27T60:00:00-04:00</text:p>
      <text:p text:style-name="P4">
Description: Загальні бойові втрати противника з 24.02.22 по 27.05.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45391127256613779_w-scaled.jpg" text:style-name="Internet_20_link" text:visited-style-name="Visited_20_Internet_20_Link">
photo_5445391127256613779_w-scaled.jpg</text:a>
']</text:p>
      <text:p text:style-name="P4">
Tags: ['STOPRUSSIA', 'ВТОРГНЕННЯ РФ', 'ВТРАТИ ВОРОГА', 'ГШ ЗСУ']</text:p>
      <text:p text:style-name="P4">
Category: News</text:p>
      <!--METADATA-->
      <text:p text:style-name="P4">
<draw:frame draw:style-name="fr1" draw:name="Image224" text:anchor-type="as-char" svg:width="6.9236in" svg:height="6.975527in" draw:z-index="0">
<draw:image xlink:href="../Images/AРМІЯINFORM/2023-05-27T60-00-00-04-00/photo_5445391127256613779_w-scaled.jpg" xlink:type="simple" xlink:show="embed" xlink:actuate="onLoad" draw:mime-type="image/jpeg"/>
</draw:frame>
</text:p>
      <text:p text:style-name="P4">
Загальні бойові втрати противника з 24.02.22 по 27.05.23 орієнтовностановлять:</text:p>
      <ul>
        <li>
<text:span text:style-name="T4">
особового складу ‒</text:span>
 206200 (+480) осіб ліквідовано  * <text:span text:style-name="T4">
танків ‒</text:span>
 3799 (+3)  * <text:span text:style-name="T4">
бойових броньованих машин ‒</text:span>
 7442 (+7)  * <text:span text:style-name="T4">
артилерійських систем ‒</text:span>
 3406 (+22)  * <text:span text:style-name="T4">
РСЗВ ‒</text:span>
 572 (+2)  * <text:span text:style-name="T4">
засоби ППО ‒</text:span>
 329 (+1)  * <text:span text:style-name="T4">
літаків ‒</text:span>
 310 (0)  * <text:span text:style-name="T4">
гелікоптерів ‒</text:span>
 296 (0)  * <text:span text:style-name="T4">
БПЛА оперативно-тактичного рівня ‒</text:span>
 2941 (+31)  * <text:span text:style-name="T4">
крилаті ракети ‒</text:span>
 1025 (+10)  * <text:span text:style-name="T4">
кораблі / катери ‒</text:span>
 18 (0)  * <text:span text:style-name="T4">
автомобільної техніки та автоцистерн ‒</text:span>
 6172 (+11)  * <text:span text:style-name="T4">
спеціальна техніка ‒</text:span>
 449 (+3)</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27.05.23.</text:p>
      <text:p text:style-name="P4">
Source: <text:a xlink:type="simple" xlink:href="https://armyinform.com.ua/2023/05/27/dobovi-vtraty-voroga-minus-480-okupantiv-22-artylerijski-systemy-ta-31-bezpilotnyk/" text:style-name="Internet_20_link" text:visited-style-name="Visited_20_Internet_20_Link">
https://armyinform.com.ua/2023/05/27/dobovi-vtraty-voroga-minus-480-okupantiv-22-artylerijski-systemy-ta-31-bezpilotnyk/</text:a>
</text:p>
      <!--NEWS-->
      <text:h text:style-name="P10" text:outline-level="1">
<text:span text:style-name="T4">
Настав час повертати своє — Валерій Залужний</text:span>
</text:h>
      <text:p text:style-name="P4">
Author: ['АРМІЯINFORM']</text:p>
      <text:p text:style-name="P4">
Time: 2023-05-27T61:00:00-04:00</text:p>
      <text:p text:style-name="P4">
Description: Головнокомандувач Збройних Сил України Валерій Залужний заявляє, що настав час поверт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text:p>
      <text:p text:style-name="P4">
Category: News</text:p>
      <!--METADATA-->
      <text:p text:style-name="P4">
Головнокомандувач Збройних Сил України Валерій Залужний заявляє, що настав часповертати своє.</text:p>
      <text:p text:style-name="P4">
На цьому він<text:a xlink:type="simple" xlink:href="https://www.facebook.com/CinCAFU/videos/3225973554360344" text:style-name="Internet_20_link" text:visited-style-name="Visited_20_Internet_20_Link">
наголосив</text:a>
 на своїйсторінці в мережі Facebook.</text:p>
      <text:p text:style-name="P4">
З такими словами Головнокомандувач ЗС України опублікував відеоролик змолитвою за визволення України «Благословіть наш рішучий наступ!»</text:p>
      <text:p text:style-name="P4">
У межах кампанії з інформаційної підтримки Збройних Сил України вийшоввидовищний відеоролик, присвячений визволенню України від російськихзагарбників.</text:p>
      <text:p text:style-name="P4">
На створення відеоролика авторів надихнула Молитва українського націоналіста,написана Осипом Мащаком у 1920-х роках, майже 100 років тому. Але текст тутзовсім інший. Це Молитва за визволення України. З такими словами та думкаминаші героїчні воїни йдуть у наступ, щоб звільнити Україну від російськихокупантів і підняти Прапор Перемоги.</text:p>
      <text:p text:style-name="P4">
Source: <text:a xlink:type="simple" xlink:href="https://armyinform.com.ua/2023/05/27/pryjshov-chas-povertaty-svoye/" text:style-name="Internet_20_link" text:visited-style-name="Visited_20_Internet_20_Link">
https://armyinform.com.ua/2023/05/27/pryjshov-chas-povertaty-svoye/</text:a>
</text:p>
      <!--NEWS-->
      <text:h text:style-name="P10" text:outline-level="1">
<text:span text:style-name="T4">
В Україні хвилина мовчання</text:span>
</text:h>
      <text:p text:style-name="P4">
Author: ['АРМІЯINFORM']</text:p>
      <text:p text:style-name="P4">
Time: 2023-05-27T62: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andle-1.gif" text:style-name="Internet_20_link" text:visited-style-name="Visited_20_Internet_20_Link">
candle-1.gif</text:a>
']</text:p>
      <text:p text:style-name="P4">
Tags: ['STOPRUSSIA', "ВШАНУВАННЯ ПАМ'ЯТІ", 'ХВИЛИНА МОВЧАННЯ']</text:p>
      <text:p text:style-name="P4">
Category: News</text:p>
      <!--METADATA-->
      <text:p text:style-name="P4">
<draw:frame draw:style-name="fr1" draw:name="Image225" text:anchor-type="as-char" svg:width="6.9236in" svg:height="3.895992in" draw:z-index="0">
<draw:image xlink:href="../Images/AРМІЯINFORM/2023-05-27T62-00-00-04-00/candle-1.gif" xlink:type="simple" xlink:show="embed" xlink:actuate="onLoad" draw:mime-type="image/gif"/>
</draw:frame>
</text:p>
      <text:p text:style-name="P4">
Згідно з <text:a xlink:type="simple" xlink:href="https://www.president.gov.ua/documents/1432022-41729" text:style-name="Internet_20_link" text:visited-style-name="Visited_20_Internet_20_Link">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5/27/v-ukrayini-hvylyna-movchannya-3/" text:style-name="Internet_20_link" text:visited-style-name="Visited_20_Internet_20_Link">
https://armyinform.com.ua/2023/05/27/v-ukrayini-hvylyna-movchannya-3/</text:a>
</text:p>
      <!--NEWS-->
      <text:h text:style-name="P10" text:outline-level="1">
<text:span text:style-name="T4">
Європа радикально змінила свою філософію щодо воєнної підтримки України — посол Франції</text:span>
</text:h>
      <text:p text:style-name="P4">
Author: ['Ольга Мосьондз']</text:p>
      <text:p text:style-name="P4">
Time: 2023-05-27T63:00:00-04:00</text:p>
      <text:p text:style-name="P4">
Description: Європейські країни наразі демонструють єдність і солідарність у багатьох питання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1685164228.jpg" text:style-name="Internet_20_link" text:visited-style-name="Visited_20_Internet_20_Link">
photo1685164228.jpg</text:a>
']</text:p>
      <text:p text:style-name="P4">
Tags: ['КИЇВСЬКИЙ БЕЗПЕКОВИЙ ФОРУМ', 'ФРАНЦІЯ']</text:p>
      <text:p text:style-name="P4">
Category: News</text:p>
      <!--METADATA-->
      <text:p text:style-name="P4">
<draw:frame draw:style-name="fr1" draw:name="Image226" text:anchor-type="as-char" svg:width="6.9236in" svg:height="4.615733in" draw:z-index="0">
<draw:image xlink:href="../Images/AРМІЯINFORM/2023-05-27T63-00-00-04-00/photo1685164228.jpg" xlink:type="simple" xlink:show="embed" xlink:actuate="onLoad" draw:mime-type="image/jpeg"/>
</draw:frame>
Фото Віктора Дехтяра / АрміяInform</text:p>
      <text:p text:style-name="P4">
Європейські країни наразі демонструють єдність і солідарність у багатьохпитаннях, зокрема підтримки України та впровадження санкційного тиску наросію. Про це під час 15-го щорічного Київського Безпекового Форуму,заснованого Фондом Арсенія Яценюка «Відкрий Україну», заявив Надзвичайний іПовноважний посол Франції в Україні Етьєн де Понсен.</text:p>
      <text:p text:style-name="P4">
Він розповів, що президент Франції пан Макрон вибудував дуже теплі стосунки зВолодимиром Зеленським ще до широкомасштабного вторгнення рф, і наразіукраїнці вітають те, що Франція підтримує Україну.</text:p>
      <text:p text:style-name="P4">
— Я їздив нещодавно по всій Україні, вкотре відвідував Краматорськ, Ізюм таінші міста, зустрічаючись з людьми. Хочу сказати, що люди щиро зустрічаютьнас, вітають те, що Франція підтримує Україну, підтримує людей там, де вониживуть, — сказав посол Франції.</text:p>
      <text:p text:style-name="P4">
Він зазначив, що після нападу рф на Україну країни ЄС та, зокрема, Франціяпереосмислили своє ставлення до військового аспекту підтримки України.</text:p>
      <text:p text:style-name="P4">
— В організації ЄС є певні зсуви і зміни, особливо це стосується військовогоаспекту, надання Україні боєприпасів. І це радикальна зміна, якщо порівнюватиз філософією Європи ще кілька років тому, — сказав посол Франції.</text:p>
      <text:p text:style-name="P4">
Етьєн де Понсен наголосив, що французька позиція від початку широкомасштабноговторгнення незмінна — росія є агресором, Україна бореться за своє існування,свою незалежність і безпеку.</text:p>
      <text:p text:style-name="P4">
Він також зазначив, що Франція надає потужну військову допомогу і підтримуєУкраїну в Радбезі ООН.</text:p>
      <text:p text:style-name="P4">
Також він переконаний, що Україна в майбутньому обов’язково стане членомЄвросоюзу.</text:p>
      <text:p text:style-name="P4">
— З 24 лютого Україна пройшла величезний шлях до євроінтеграції іЄвропейського Союзу. Україна отримала статус кандидата. Звичайно, треба будезробити додаткові кроки, але з початком війни ситуація змінилася. Умайбутньому, точних термінів я, на жаль, назвати не можу, однак переконаний,Україна стане членом ЄС, — наголосив Етьєн де Понсен.</text:p>
      <text:p text:style-name="P4">
Source: <text:a xlink:type="simple" xlink:href="https://armyinform.com.ua/2023/05/27/yevropa-radykalno-zminyla-svoyu-filosofiyu-shhodo-voyennoyi-pidtrymky-ukrayiny-posol-francziyi/" text:style-name="Internet_20_link" text:visited-style-name="Visited_20_Internet_20_Link">
https://armyinform.com.ua/2023/05/27/yevropa-radykalno-zminyla-svoyu-filosofiyu-shhodo-voyennoyi-pidtrymky-ukrayiny-posol-francziyi/</text:a>
</text:p>
      <!--NEWS-->
      <text:h text:style-name="P10" text:outline-level="1">
<text:span text:style-name="T4">
Воїни ССО під Кремінною розгромили окупантів</text:span>
</text:h>
      <text:p text:style-name="P4">
Author: ['АРМІЯINFORM']</text:p>
      <text:p text:style-name="P4">
Time: 2023-05-27T64:00:00-04:00</text:p>
      <text:p text:style-name="P4">
Description: Група ССО України вступила в бій з переважаючими силами противника.Про це повідомля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0/10/sso7.png" text:style-name="Internet_20_link" text:visited-style-name="Visited_20_Internet_20_Link">
sso7.png</text:a>
']</text:p>
      <text:p text:style-name="P4">
Tags: ['STOPRUSSIA', 'АГРЕСІЯ РФ', 'ВТОРГНЕННЯ РФ', 'ССО']</text:p>
      <text:p text:style-name="P4">
Category: News</text:p>
      <!--METADATA-->
      <text:p text:style-name="P4">
<draw:frame draw:style-name="fr1" draw:name="Image227" text:anchor-type="as-char" svg:width="6.9236in" svg:height="3.63489in" draw:z-index="0">
<draw:image xlink:href="../Images/AРМІЯINFORM/2023-05-27T64-00-00-04-00/sso7.png" xlink:type="simple" xlink:show="embed" xlink:actuate="onLoad" draw:mime-type="image/png"/>
</draw:frame>
</text:p>
      <text:p text:style-name="P4">
Група ССО України вступила в бій з переважаючими силами противника.Про цеповідомляє Командування Сил спеціальних операцій ЗС України в мережі Facebook.</text:p>
      <text:p text:style-name="P4">
«Це сталося в районі Кремінної, що на Луганщині. Там під час веденняспеціальної розвідки воїни ССО України виявили розташування особового складупротивника. Оператори вступили у вогневий контакт з переважаючими силамиокупанта. Під час бою група здійснила розрив контакту та запит на вогневупідтримку сил резерву. Потім ворожу позицію уразили із 60-мм міномета», —йдеться в повідомленні.</text:p>
      <text:p text:style-name="P4">
У результаті противник був подавлений. Кількість втрат серед росіян наразіуточнюється.</text:p>
      <text:p text:style-name="P4">
Source: <text:a xlink:type="simple" xlink:href="https://armyinform.com.ua/2023/05/27/voyiny-sso-pid-kreminnoyu-rozgromyly-okupantiv/" text:style-name="Internet_20_link" text:visited-style-name="Visited_20_Internet_20_Link">
https://armyinform.com.ua/2023/05/27/voyiny-sso-pid-kreminnoyu-rozgromyly-okupantiv/</text:a>
</text:p>
      <!--NEWS-->
      <text:h text:style-name="P10" text:outline-level="1">
<text:span text:style-name="T4">
У Дніпрі пошукові роботи завершено: двоє людей загинуло, 32 поранені, троє зниклі безвісти</text:span>
</text:h>
      <text:p text:style-name="P4">
Author: ['АРМІЯINFORM']</text:p>
      <text:p text:style-name="P4">
Time: 2023-05-27T65:00:00-04:00</text:p>
      <text:p text:style-name="P4">
Description: Про це повідомляє Державна служба з надзвичайних ситуацій.    «Дніпро. Станом на ран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42801502495295314_y.jpg" text:style-name="Internet_20_link" text:visited-style-name="Visited_20_Internet_20_Link">
photo_5442801502495295314_y.jpg</text:a>
', '<text:a xlink:type="simple" xlink:href="https://armyinform.com.ua/wp-content/uploads/2023/05/photo_5442801502495295313_y-150x150.jpg" text:style-name="Internet_20_link" text:visited-style-name="Visited_20_Internet_20_Link">
photo_5442801502495295313_y-150x150.jpg</text:a>
', '<text:a xlink:type="simple" xlink:href="https://armyinform.com.ua/wp-content/uploads/2023/05/photo_5442801502495295318_y-150x150.jpg" text:style-name="Internet_20_link" text:visited-style-name="Visited_20_Internet_20_Link">
photo_5442801502495295318_y-150x150.jpg</text:a>
', '<text:a xlink:type="simple" xlink:href="https://armyinform.com.ua/wp-content/uploads/2023/05/photo_5442801502495295316_y-150x150.jpg" text:style-name="Internet_20_link" text:visited-style-name="Visited_20_Internet_20_Link">
photo_5442801502495295316_y-150x150.jpg</text:a>
', '<text:a xlink:type="simple" xlink:href="https://armyinform.com.ua/wp-content/uploads/2023/05/photo_5442801502495295315_y-150x150.jpg" text:style-name="Internet_20_link" text:visited-style-name="Visited_20_Internet_20_Link">
photo_5442801502495295315_y-150x150.jpg</text:a>
', '<text:a xlink:type="simple" xlink:href="https://armyinform.com.ua/wp-content/uploads/2023/05/photo_5442801502495295317_y-150x150.jpg" text:style-name="Internet_20_link" text:visited-style-name="Visited_20_Internet_20_Link">
photo_5442801502495295317_y-150x150.jpg</text:a>
']</text:p>
      <text:p text:style-name="P4">
Tags: ['АГРЕСІЯ РФ', 'ДНІПРО', 'ДСНС', 'ОБСТРІЛ']</text:p>
      <text:p text:style-name="P4">
Category: News</text:p>
      <!--METADATA-->
      <text:p text:style-name="P4">
<draw:frame draw:style-name="fr1" draw:name="Image228" text:anchor-type="as-char" svg:width="6.9236in" svg:height="5.1927in" draw:z-index="0">
<draw:image xlink:href="../Images/AРМІЯINFORM/2023-05-27T65-00-00-04-00/photo_5442801502495295314_y.jpg" xlink:type="simple" xlink:show="embed" xlink:actuate="onLoad" draw:mime-type="image/jpeg"/>
</draw:frame>
</text:p>
      <text:p text:style-name="P4">
Про це <text:a xlink:type="simple" xlink:href="https://t.me/dsns_telegram/17061" text:style-name="Internet_20_link" text:visited-style-name="Visited_20_Internet_20_Link">
повідомляє</text:a>
 Державна служба знадзвичайних ситуацій.</text:p>
      <text:p text:style-name="P4">
«Дніпро. Станом на ранок 27 травня пошуково-рятувальні роботи та розбірзавалів триповерхової будівлі медичного закладу завершено», — йдеться вповідомленні.</text:p>
      <text:p text:style-name="P4">
<text:a xlink:type="simple" xlink:href="https://armyinform.com.ua/wp-content/uploads/2023/05/photo_5442801502495295313_y.jpg" text:style-name="Internet_20_link" text:visited-style-name="Visited_20_Internet_20_Link">
<draw:frame draw:style-name="fr1" draw:name="Image229" text:anchor-type="as-char" svg:width="6.9236in" svg:height="6.9236in" draw:z-index="0">
<draw:image xlink:href="../Images/AРМІЯINFORM/2023-05-27T65-00-00-04-00/photo_5442801502495295313_y-150x150.jpg" xlink:type="simple" xlink:show="embed" xlink:actuate="onLoad" draw:mime-type="image/jpeg"/>
</draw:frame>
</text:a>
</text:p>
      <text:p text:style-name="P4">
<text:a xlink:type="simple" xlink:href="https://armyinform.com.ua/wp-content/uploads/2023/05/photo_5442801502495295318_y.jpg" text:style-name="Internet_20_link" text:visited-style-name="Visited_20_Internet_20_Link">
<draw:frame draw:style-name="fr1" draw:name="Image230" text:anchor-type="as-char" svg:width="6.9236in" svg:height="6.9236in" draw:z-index="0">
<draw:image xlink:href="../Images/AРМІЯINFORM/2023-05-27T65-00-00-04-00/photo_5442801502495295318_y-150x150.jpg" xlink:type="simple" xlink:show="embed" xlink:actuate="onLoad" draw:mime-type="image/jpeg"/>
</draw:frame>
</text:a>
</text:p>
      <text:p text:style-name="P4">
<text:a xlink:type="simple" xlink:href="https://armyinform.com.ua/wp-content/uploads/2023/05/photo_5442801502495295316_y.jpg" text:style-name="Internet_20_link" text:visited-style-name="Visited_20_Internet_20_Link">
<draw:frame draw:style-name="fr1" draw:name="Image231" text:anchor-type="as-char" svg:width="6.9236in" svg:height="6.9236in" draw:z-index="0">
<draw:image xlink:href="../Images/AРМІЯINFORM/2023-05-27T65-00-00-04-00/photo_5442801502495295316_y-150x150.jpg" xlink:type="simple" xlink:show="embed" xlink:actuate="onLoad" draw:mime-type="image/jpeg"/>
</draw:frame>
</text:a>
</text:p>
      <text:p text:style-name="P4">
<text:a xlink:type="simple" xlink:href="https://armyinform.com.ua/wp-content/uploads/2023/05/photo_5442801502495295315_y.jpg" text:style-name="Internet_20_link" text:visited-style-name="Visited_20_Internet_20_Link">
<draw:frame draw:style-name="fr1" draw:name="Image232" text:anchor-type="as-char" svg:width="6.9236in" svg:height="6.9236in" draw:z-index="0">
<draw:image xlink:href="../Images/AРМІЯINFORM/2023-05-27T65-00-00-04-00/photo_5442801502495295315_y-150x150.jpg" xlink:type="simple" xlink:show="embed" xlink:actuate="onLoad" draw:mime-type="image/jpeg"/>
</draw:frame>
</text:a>
</text:p>
      <text:p text:style-name="P4">
<text:a xlink:type="simple" xlink:href="https://armyinform.com.ua/wp-content/uploads/2023/05/photo_5442801502495295317_y.jpg" text:style-name="Internet_20_link" text:visited-style-name="Visited_20_Internet_20_Link">
<draw:frame draw:style-name="fr1" draw:name="Image233" text:anchor-type="as-char" svg:width="6.9236in" svg:height="6.9236in" draw:z-index="0">
<draw:image xlink:href="../Images/AРМІЯINFORM/2023-05-27T65-00-00-04-00/photo_5442801502495295317_y-150x150.jpg" xlink:type="simple" xlink:show="embed" xlink:actuate="onLoad" draw:mime-type="image/jpeg"/>
</draw:frame>
</text:a>
</text:p>
      <text:p text:style-name="P4">
Source: <text:a xlink:type="simple" xlink:href="https://armyinform.com.ua/2023/05/27/u-dnipri-poshukovi-roboty-zaversheno-dvoye-lyudej-zagynulo-32-poraneni-troye-znykli-bezvisty/" text:style-name="Internet_20_link" text:visited-style-name="Visited_20_Internet_20_Link">
https://armyinform.com.ua/2023/05/27/u-dnipri-poshukovi-roboty-zaversheno-dvoye-lyudej-zagynulo-32-poraneni-troye-znykli-bezvisty/</text:a>
</text:p>
      <!--NEWS-->
      <text:h text:style-name="P10" text:outline-level="1">
<text:span text:style-name="T4">
Протягом минулої доби російські війська обстріляли території 9 областей України</text:span>
</text:h>
      <text:p text:style-name="P4">
Author: ['АРМІЯINFORM']</text:p>
      <text:p text:style-name="P4">
Time: 2023-05-27T66:00:00-04:00</text:p>
      <text:p text:style-name="P4">
Description: Загалом із різних видів озброєння (стрілецька зброя, міномети, танки, артилерія, РСЗ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42866382271268879_y.jpg" text:style-name="Internet_20_link" text:visited-style-name="Visited_20_Internet_20_Link">
photo_5442866382271268879_y.jpg</text:a>
']</text:p>
      <text:p text:style-name="P4">
Tags: ['MILITARY MEDIA CENTER', 'STOPRUSSIA', 'ВТОРГНЕННЯ РФ', 'ОБСТРІЛИ']</text:p>
      <text:p text:style-name="P4">
Category: News</text:p>
      <!--METADATA-->
      <text:p text:style-name="P4">
<draw:frame draw:style-name="fr1" draw:name="Image234" text:anchor-type="as-char" svg:width="6.9236in" svg:height="4.454826in" draw:z-index="0">
<draw:image xlink:href="../Images/AРМІЯINFORM/2023-05-27T66-00-00-04-00/photo_5442866382271268879_y.jpg" xlink:type="simple" xlink:show="embed" xlink:actuate="onLoad" draw:mime-type="image/jpeg"/>
</draw:frame>
</text:p>
      <text:p text:style-name="P4">
Загалом із різних видів озброєння (стрілецька зброя, міномети, танки,артилерія, РСЗВ, ЗРК, БПЛА, ОТРК, стратегічна та тактична авіація) булиобстріляні 128 населених пунктів та 91 об’єкт інфраструктури. Про це<text:a xlink:type="simple" xlink:href="https://t.me/militarymediacenter/2062" text:style-name="Internet_20_link" text:visited-style-name="Visited_20_Internet_20_Link">
повідомляє</text:a>
 Military Media Center.</text:p>
      <text:p text:style-name="P4">
Є загиблі та поранені серед цивільного населення, кількість жертв уточнюється.</text:p>
      <text:p text:style-name="P4">
Source: <text:a xlink:type="simple" xlink:href="https://armyinform.com.ua/2023/05/27/protyagom-mynuloyi-doby-rosijski-vijska-obstrilyaly-terytoriyu-9-oblastej-ukrayiny/" text:style-name="Internet_20_link" text:visited-style-name="Visited_20_Internet_20_Link">
https://armyinform.com.ua/2023/05/27/protyagom-mynuloyi-doby-rosijski-vijska-obstrilyaly-terytoriyu-9-oblastej-ukrayiny/</text:a>
</text:p>
      <!--NEWS-->
      <text:h text:style-name="P10" text:outline-level="1">
<text:span text:style-name="T4">
Країна-агресор продовжує застосовувати проти цивільних об’єктів зенітні керовані ракети комплексів С-300 та С-400 — Юрій Ігнат</text:span>
</text:h>
      <text:p text:style-name="P4">
Author: ['Олексій Тригуб']</text:p>
      <text:p text:style-name="P4">
Time: 2023-05-27T67:00:00-04:00</text:p>
      <text:p text:style-name="P4">
Description: У прямому ефірі телемарафону «Єдині новини» речник Повітряних Сил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yurij-ignat-1.jpg" text:style-name="Internet_20_link" text:visited-style-name="Visited_20_Internet_20_Link">
yurij-ignat-1.jpg</text:a>
']</text:p>
      <text:p text:style-name="P4">
Tags: ['АГРЕСІЯ РФ', 'С-300', 'С-400', 'ТЕЛЕМАРАФОН "ЄДИНІ НОВИНИ"', 'ЮРІЙ ІГНАТ']</text:p>
      <text:p text:style-name="P4">
Category: News</text:p>
      <!--METADATA-->
      <text:p text:style-name="P4">
<draw:frame draw:style-name="fr1" draw:name="Image235" text:anchor-type="as-char" svg:width="6.9236in" svg:height="4.361868in" draw:z-index="0">
<draw:image xlink:href="../Images/AРМІЯINFORM/2023-05-27T67-00-00-04-00/yurij-ignat-1.jpg" xlink:type="simple" xlink:show="embed" xlink:actuate="onLoad" draw:mime-type="image/jpeg"/>
</draw:frame>
Речник Командування Повітряних Сил Збройних Сил України полковник Юрій Ігнат.Ілюстративне фото</text:p>
      <text:p text:style-name="P4">
У прямому <text:a xlink:type="simple" xlink:href="https://www.youtube.com/watch" text:style-name="Internet_20_link" text:visited-style-name="Visited_20_Internet_20_Link">
ефірі</text:a>
 телемарафону«Єдині новини» речник Повітряних Сил Збройних Сил України полковник Юрій Ігнатвідповів на запитання ведучих щодо обстановки протягом минулої доби таефективності української системи протиповітряної оборони.</text:p>
      <text:p text:style-name="P4">
— Як бачимо, ця ніч була більш-менш тиха, — сказав Юрій Ігнат. — На півднімаємо кілька збитих БПЛА, нині в повітряному командуванні «Південь»уточнюються їхні типи. Але загалом минула доба — як ніч, так і день, були дуженеспокійними. Ворог застосовував різні типи озброєння, зокрема балістичніракети по мирних закладах.</text:p>
      <text:p text:style-name="P4">
Полковник Юрій Ігнат зауважує, що країна-агресор продовжує застосовувати протицивільних об’єктів у прифронтовій зоні зенітні керовані ракети комплексівС-300 та С-400. Водночас під час застосування такого озброєння не запризначенням, тобто не проти повітряних цілей, а по землі, їхня точністьураження значно втрачається, і тому росармія випускає по наземних цілях не1-2, а 7-8 ракет, уражуючи площі, по типу роботи, скажімо, «Граду». Це, засловами речника Повітряних Сил, є чистої води терористичними актами, які маютьбути засуджені світовою спільнотою та обов’язково розслідувані, й винніповинні бути рано чи пізно покарані.</text:p>
      <text:p text:style-name="P4">
Відповів начальник служби зв’язків з громадськістю Командування Повітряних Силі на запитання щодо статистики збитих засобів ураження противника.</text:p>
      <text:p text:style-name="P4">
— Так, статистику ми постійно оприлюднюємо, і ці підрахунки обов’язково требавести, аби розуміти ступінь ефективності нашої системи протиповітряноїоборони, — пояснює офіцер. — Приміром, минулої ночі нами було збито 10 із 10крилатих ракет та 23 з 31 «Шахеда». Іншого разу ефективність бойової роботи по«Шахедах» була стовідсотковою: 36 із 36. На цю статистику впливає багатофакторів. Це — і особливості бойової роботи в темну пору доби, і напрямкикурсу цих засобів ураження. Ворог намагається обманути нас, ми — його, іодного разу це краще виходить у нас, іншого — на жаль, у противника.Намагаючись ускладнити роботу наших засобів протиповітряної оборони, противникпостійно змінює маршрути запусків тих самих «Шахедів», використовує їхздебільшого вночі. Так, минулої доби «Шахеди» облітали Україну з двох сторін,і, втім, вони виявлялися та знищувалися. Зокрема, мобільними вогневими групамивикористовуються для виявлення цілей і прожектори, і лазерне наведення, аджепобачити вночі в темному небі ціль дуже важко. Звідси — і різний ступіньефективності наших засобів ППО. Проте в цілому вона є досить високою, іпереважна більшість засобів ураження ворога нами знищується.</text:p>
      <text:p text:style-name="P4">
Source: <text:a xlink:type="simple" xlink:href="https://armyinform.com.ua/2023/05/27/krayina-agresor-prodovzhuye-zastosovuvaty-proty-czyvilnyh-obyektiv-zenitni-kerovani-rakety-kompleksiv-s-300-ta-s-400-yurij-ignat/" text:style-name="Internet_20_link" text:visited-style-name="Visited_20_Internet_20_Link">
https://armyinform.com.ua/2023/05/27/krayina-agresor-prodovzhuye-zastosovuvaty-proty-czyvilnyh-obyektiv-zenitni-kerovani-rakety-kompleksiv-s-300-ta-s-400-yurij-ignat/</text:a>
</text:p>
      <!--NEWS-->
      <text:h text:style-name="P10" text:outline-level="1">
<text:span text:style-name="T4">
Активність ворога на Бахмутському напрямку значно знизилася — Сергій Череватий</text:span>
</text:h>
      <text:p text:style-name="P4">
Author: ['Олексій Тригуб']</text:p>
      <text:p text:style-name="P4">
Time: 2023-05-27T68:00:00-04:00</text:p>
      <text:p text:style-name="P4">
Description: Під час прямого включення в телемарафоні «Єдині новини» речник Східного угрупов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cherevatyj-2.jpg" text:style-name="Internet_20_link" text:visited-style-name="Visited_20_Internet_20_Link">
cherevatyj-2.jpg</text:a>
']</text:p>
      <text:p text:style-name="P4">
Tags: ['БАХМУТСЬКИЙ НАПРЯМОК', 'СЕРГІЙ ЧЕРЕВАТИЙ', 'ТЕЛЕМАРАФОН "ЄДИНІ НОВИНИ"']</text:p>
      <text:p text:style-name="P4">
Category: News</text:p>
      <!--METADATA-->
      <text:p text:style-name="P4">
<draw:frame draw:style-name="fr1" draw:name="Image236" text:anchor-type="as-char" svg:width="6.9236in" svg:height="4.61393in" draw:z-index="0">
<draw:image xlink:href="../Images/AРМІЯINFORM/2023-05-27T68-00-00-04-00/cherevatyj-2.jpg" xlink:type="simple" xlink:show="embed" xlink:actuate="onLoad" draw:mime-type="image/jpeg"/>
</draw:frame>
</text:p>
      <text:p text:style-name="P4">
Під час прямого включення в<text:a xlink:type="simple" xlink:href="https://www.youtube.com/watch" text:style-name="Internet_20_link" text:visited-style-name="Visited_20_Internet_20_Link">
телемарафоні</text:a>
 «Єдині новини»речник Східного угруповання військ Збройних Сил України полковник СергійЧереватий зазначив, що активність противника на Бахмутському напрямку значнознизилася. Так, минулої доби тут відбулося лише 2 боєзіткнення. Дляпорівняння, під час оборони Бахмута були дні, коли таких зіткнень відбувалося40-50 та більше. Натомість вогнева активність ворога не зменшується, і вінобстрілює позиції наших військ із різних типів озброєння.</text:p>
      <text:p text:style-name="P4">
— Так, минулої доби противник 465 разів бив по нас різними калібрами, такожвідбулося 2 авіанальоти, — сказав Сергій Череватий. — Під час боїв 54 окупантибуло знищено, 84 зазнали поранень. Також нашими захисниками було знищено однуреактивну систему залпового вогню БМ-21 «Град», 3 гармати, 240-міліметровийсамохідний міномет «Тюльпан», 3 безпілотні авіаційні комплекси та 2 польовісклади з боєприпасами.</text:p>
      <text:p text:style-name="P4">
Речник Східного угруповання військ зазначив, що, попри шалену вогневуактивність ворога, українські підрозділи змогли просунутися вперед на різнихділянках на Бахмутському напрямку на відстань від 350 до 400 метрів.</text:p>
      <text:p text:style-name="P4">
Також полковник Сергій Череватий констатує, що на цьому напрямку ворогфактично розбитий, адже протягом багатьох місяців героїчної оборони фортеціБахмут росармія та злочинне угруповання «вагнер» втрачає тут щодня понад 100осіб.</text:p>
      <text:p text:style-name="P4">
— Усі заяви пригожина в сухому залишку — це латентна капітуляція, — підсумовуєофіцер. — Так, на росії триває внутрішня боротьба між військовим керівництвомта ватажком злочинного угруповання «вагнер» за сфери впливу, і всі останнізаяви цієї особи — не більше ніж намагання бодай якось зберегти залишки своговпливу. Втім, пригожин прекрасно розуміє, що ще кілька тижнів, і йогоугруповання вже не буде існувати. Звідси і заяви про виведення «вагнерів» ізБахмутського напрямку. Наскільки це буде втілене в життя, подивимося, адже мипостійно відслідковуємо ситуацію.</text:p>
      <text:p text:style-name="P4">
Source: <text:a xlink:type="simple" xlink:href="https://armyinform.com.ua/2023/05/27/aktyvnist-voroga-na-bahmutskomu-napryamku-znachno-znyzylasya-sergij-cherevatyj/" text:style-name="Internet_20_link" text:visited-style-name="Visited_20_Internet_20_Link">
https://armyinform.com.ua/2023/05/27/aktyvnist-voroga-na-bahmutskomu-napryamku-znachno-znyzylasya-sergij-cherevatyj/</text:a>
</text:p>
      <!--NEWS-->
      <text:h text:style-name="P10" text:outline-level="1">
<text:span text:style-name="T4">
Британські волонтери подарували українським воїнам та їхнім міжнародним інструкторам позитивні емоції</text:span>
</text:h>
      <text:p text:style-name="P4">
Author: ['АРМІЯINFORM']</text:p>
      <text:p text:style-name="P4">
Time: 2023-05-27T69:00:00-04:00</text:p>
      <text:p text:style-name="P4">
Description: Волонтерки та волонтери британської громадської організації «Ukraine UK Unity» — «Єд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100461_614962493911740_7499206631635201573_n.jpg" text:style-name="Internet_20_link" text:visited-style-name="Visited_20_Internet_20_Link">
349100461_614962493911740_7499206631635201573_n.jpg</text:a>
', '<text:a xlink:type="simple" xlink:href="https://armyinform.com.ua/wp-content/uploads/2023/05/349974993_230845362981016_8006366383586589118_n-150x150.jpg" text:style-name="Internet_20_link" text:visited-style-name="Visited_20_Internet_20_Link">
349974993_230845362981016_8006366383586589118_n-150x150.jpg</text:a>
', '<text:a xlink:type="simple" xlink:href="https://armyinform.com.ua/wp-content/uploads/2023/05/349575918_183490354663343_3248208331368424467_n-150x150.jpg" text:style-name="Internet_20_link" text:visited-style-name="Visited_20_Internet_20_Link">
349575918_183490354663343_3248208331368424467_n-150x150.jpg</text:a>
', '<text:a xlink:type="simple" xlink:href="https://armyinform.com.ua/wp-content/uploads/2023/05/349882109_998443497989277_4908949402952782078_n-150x150.jpg" text:style-name="Internet_20_link" text:visited-style-name="Visited_20_Internet_20_Link">
349882109_998443497989277_4908949402952782078_n-150x150.jpg</text:a>
', '<text:a xlink:type="simple" xlink:href="https://armyinform.com.ua/wp-content/uploads/2023/05/349989976_1215914012437307_2035288328238715631_n-150x150.jpg" text:style-name="Internet_20_link" text:visited-style-name="Visited_20_Internet_20_Link">
349989976_1215914012437307_2035288328238715631_n-150x150.jpg</text:a>
', '<text:a xlink:type="simple" xlink:href="https://armyinform.com.ua/wp-content/uploads/2023/05/348641509_6940979845930295_4921339448145996364_n-150x150.jpg" text:style-name="Internet_20_link" text:visited-style-name="Visited_20_Internet_20_Link">
348641509_6940979845930295_4921339448145996364_n-150x150.jpg</text:a>
', '<text:a xlink:type="simple" xlink:href="https://armyinform.com.ua/wp-content/uploads/2023/05/350130451_561276982854556_2492887037244230602_n-150x150.jpg" text:style-name="Internet_20_link" text:visited-style-name="Visited_20_Internet_20_Link">
350130451_561276982854556_2492887037244230602_n-150x150.jpg</text:a>
']</text:p>
      <text:p text:style-name="P4">
Tags: ['ВЕЛИКА БРИТАНІЯ', 'ЄДНІСТЬ УКРАЇНИ ТА\xa0ВЕЛИКОЇ БРИТАНІЇ']</text:p>
      <text:p text:style-name="P4">
Category: News</text:p>
      <!--METADATA-->
      <text:p text:style-name="P4">
<draw:frame draw:style-name="fr1" draw:name="Image237" text:anchor-type="as-char" svg:width="6.9236in" svg:height="4.623458in" draw:z-index="0">
<draw:image xlink:href="../Images/AРМІЯINFORM/2023-05-27T69-00-00-04-00/349100461_614962493911740_7499206631635201573_n.jpg" xlink:type="simple" xlink:show="embed" xlink:actuate="onLoad" draw:mime-type="image/jpeg"/>
</draw:frame>
</text:p>
      <text:p text:style-name="P4">
Волонтерки та волонтери британської громадської організації «Ukraine UK Unity»— «Єдність України та Великої Британії» подарували військовослужбовцям тавійськовослужбовицям Збройних Сил України, які пройшли підготовку в рамкахбагатонаціональної навчальної операції «ІНТЕРФЛЕКС» під керівництвомСполученого Королівства Великої Британії та Північної Ірландії, та їхнімміжнародним інструкторам та інструкторкам зі Збройних Сил Нової Зеландії NZDefence Force та Збройних Сил Великої Британії HM Armed Forces позитивніемоції, посмішки і надію під час незабутнього завершення начального курсу. Проце<text:a xlink:type="simple" xlink:href="https://www.facebook.com/GeneralStaff.ua/posts/pfbid02J8rpLuhiyRJFWDLyHP71CdUaYvbWU5Y3ca6q6BgNmTwoWamrzSGzXQt9gh3F866Nl" text:style-name="Internet_20_link" text:visited-style-name="Visited_20_Internet_20_Link">
повідомляє</text:a>
Генеральний штаб ЗСУ.</text:p>
      <text:p text:style-name="P4">
Артистичні виконавиці українського хору «Калина» під керівництвом диригенткипані Олени виконали як українську хорову класику, так й запропонували слухачамнові пісні та мелодії, спеціально підготовані для більше ніж годинного живогоконцерту. Слухачі та слухачки приєднувалися до виконання творів й голосом, йчасом — запальним танком.</text:p>
      <text:p text:style-name="P4">
Волонтерки та волонтери британської громадської організації «Ukraine UK Unity»— «Єдність України та Великої Британії» привезли із собою дитячі листи імалюнки, зокрема від учнів та учениць Суботньої Української школи Пречистоїдіви Марії, та художні картини, створені на підтримку хоробрості та звитягизахисників та захисниць України художницею пані Наталею, яка знайшла захиствід російської війни проти України у Великій Британії.</text:p>
      <text:p text:style-name="P4">
Британська громадська організація «Ukraine UK Unity», яку створили пані Ірината пані Каролін, допомагає новоприбулим українкам та їхнім дітям, яківіднайшли тимчасовий притулок у Великій Британії, відновити своє життя тутчерез надання порад, інформаційної підтримки і дружби. Волонтери та волонтерки«Ukraine UK Unity» — це місцеві жителі, різних національностей та походження,об’єднані головною метою — допомогти людям з інтеграцією в громаду, у чому їмдопомагають інші місцеві благодійні організації, місцева влада, підприємствата Церкви.</text:p>
      <text:p text:style-name="P4">
<text:a xlink:type="simple" xlink:href="https://armyinform.com.ua/wp-content/uploads/2023/05/349974993_230845362981016_8006366383586589118_n.jpg" text:style-name="Internet_20_link" text:visited-style-name="Visited_20_Internet_20_Link">
<draw:frame draw:style-name="fr1" draw:name="Image238" text:anchor-type="as-char" svg:width="6.9236in" svg:height="6.9236in" draw:z-index="0">
<draw:image xlink:href="../Images/AРМІЯINFORM/2023-05-27T69-00-00-04-00/349974993_230845362981016_8006366383586589118_n-150x150.jpg" xlink:type="simple" xlink:show="embed" xlink:actuate="onLoad" draw:mime-type="image/jpeg"/>
</draw:frame>
</text:a>
</text:p>
      <text:p text:style-name="P4">
<text:a xlink:type="simple" xlink:href="https://armyinform.com.ua/wp-content/uploads/2023/05/349575918_183490354663343_3248208331368424467_n.jpg" text:style-name="Internet_20_link" text:visited-style-name="Visited_20_Internet_20_Link">
<draw:frame draw:style-name="fr1" draw:name="Image239" text:anchor-type="as-char" svg:width="6.9236in" svg:height="6.9236in" draw:z-index="0">
<draw:image xlink:href="../Images/AРМІЯINFORM/2023-05-27T69-00-00-04-00/349575918_183490354663343_3248208331368424467_n-150x150.jpg" xlink:type="simple" xlink:show="embed" xlink:actuate="onLoad" draw:mime-type="image/jpeg"/>
</draw:frame>
</text:a>
</text:p>
      <text:p text:style-name="P4">
<text:a xlink:type="simple" xlink:href="https://armyinform.com.ua/wp-content/uploads/2023/05/349882109_998443497989277_4908949402952782078_n.jpg" text:style-name="Internet_20_link" text:visited-style-name="Visited_20_Internet_20_Link">
<draw:frame draw:style-name="fr1" draw:name="Image240" text:anchor-type="as-char" svg:width="6.9236in" svg:height="6.9236in" draw:z-index="0">
<draw:image xlink:href="../Images/AРМІЯINFORM/2023-05-27T69-00-00-04-00/349882109_998443497989277_4908949402952782078_n-150x150.jpg" xlink:type="simple" xlink:show="embed" xlink:actuate="onLoad" draw:mime-type="image/jpeg"/>
</draw:frame>
</text:a>
</text:p>
      <text:p text:style-name="P4">
<text:a xlink:type="simple" xlink:href="https://armyinform.com.ua/wp-content/uploads/2023/05/349989976_1215914012437307_2035288328238715631_n.jpg" text:style-name="Internet_20_link" text:visited-style-name="Visited_20_Internet_20_Link">
<draw:frame draw:style-name="fr1" draw:name="Image241" text:anchor-type="as-char" svg:width="6.9236in" svg:height="6.9236in" draw:z-index="0">
<draw:image xlink:href="../Images/AРМІЯINFORM/2023-05-27T69-00-00-04-00/349989976_1215914012437307_2035288328238715631_n-150x150.jpg" xlink:type="simple" xlink:show="embed" xlink:actuate="onLoad" draw:mime-type="image/jpeg"/>
</draw:frame>
</text:a>
</text:p>
      <text:p text:style-name="P4">
<text:a xlink:type="simple" xlink:href="https://armyinform.com.ua/wp-content/uploads/2023/05/348641509_6940979845930295_4921339448145996364_n.jpg" text:style-name="Internet_20_link" text:visited-style-name="Visited_20_Internet_20_Link">
<draw:frame draw:style-name="fr1" draw:name="Image242" text:anchor-type="as-char" svg:width="6.9236in" svg:height="6.9236in" draw:z-index="0">
<draw:image xlink:href="../Images/AРМІЯINFORM/2023-05-27T69-00-00-04-00/348641509_6940979845930295_4921339448145996364_n-150x150.jpg" xlink:type="simple" xlink:show="embed" xlink:actuate="onLoad" draw:mime-type="image/jpeg"/>
</draw:frame>
</text:a>
</text:p>
      <text:p text:style-name="P4">
<text:a xlink:type="simple" xlink:href="https://armyinform.com.ua/wp-content/uploads/2023/05/350130451_561276982854556_2492887037244230602_n.jpg" text:style-name="Internet_20_link" text:visited-style-name="Visited_20_Internet_20_Link">
<draw:frame draw:style-name="fr1" draw:name="Image243" text:anchor-type="as-char" svg:width="6.9236in" svg:height="6.9236in" draw:z-index="0">
<draw:image xlink:href="../Images/AРМІЯINFORM/2023-05-27T69-00-00-04-00/350130451_561276982854556_2492887037244230602_n-150x150.jpg" xlink:type="simple" xlink:show="embed" xlink:actuate="onLoad" draw:mime-type="image/jpeg"/>
</draw:frame>
</text:a>
</text:p>
      <text:p text:style-name="P4">
Неймовірні мелодії та мистецьку атмосферу військовослужбовцям Збройних СилУкраїни подарували вокалістки-виконавиці гурту «AtmaSfera», назва якогоскладається з двох слів: cлово «Атма» з мови санскрит перекладається як«особа», а слово «сфера» — описує те, що цю особу оточує. Тому творчість гуртузосереджена навколо внутрішнього світу людини, її глибинних переживань іпочуттів, які лунають в мультиінструментальному виконанні цього колективу,який винайшов нове унікальне звучання. «AtmaSfera» поєднує інструменти зусього світу — флейту, клавішні, акустичну гітару, електрогітару, бас-гітару,мандоліну, домбру, бузукі, дарбуку, різноманітні перкусії, електроннібарабани, арфу, саксонетт, дзвіночки, кльокеншпіль, фісгармонь та іншіпредмети, з яких можна видобути звук.</text:p>
      <text:p text:style-name="P4">
На завершення чудового, трансформативного вечора, всі воїни та воїнки ЗСУкраїни та Нової Зеландії отримали на пам’ять створені дітками та їхнімимамами обереги та пригоститися неймовірно смачними та різноманітними за формоюта кольором домашніми виробами — смаколиками кондитерського мистецтва ручноїроботи, створеними дорослими та дітьми з незламної громади «Ukraine UK Unity».</text:p>
      <text:p text:style-name="P4">
Також, цього разу як і попереднього всі, хто мав бажання, могли отриматиексклюзивну зачіску від майстринь та майстрів перукарського мистецтва.</text:p>
      <text:p text:style-name="P4">
Цей мистецький та творчий музичний, пісенний, хоровий вечір відбувся залогістичної підтримки Збройних Сил Великої Британії, які всіляко підтримуютьта сприяють не тільки навчанню українських воїнів захисту Батьківщини відросійської агресії, але також й духовній підтримці, адже ми захищаємо нашуУкраїну та її самобутню й давню культуру та мистецтво від руйнації, якупринесла росія.</text:p>
      <text:p text:style-name="P4">
Source: <text:a xlink:type="simple" xlink:href="https://armyinform.com.ua/2023/05/27/brytanski-volontery-podaruvaly-ukrayinskym-voyinam-ta-yihnim-mizhnarodnym-instruktoram-pozytyvni-emocziyi/" text:style-name="Internet_20_link" text:visited-style-name="Visited_20_Internet_20_Link">
https://armyinform.com.ua/2023/05/27/brytanski-volontery-podaruvaly-ukrayinskym-voyinam-ta-yihnim-mizhnarodnym-instruktoram-pozytyvni-emocziyi/</text:a>
</text:p>
      <!--NEWS-->
      <text:h text:style-name="P10" text:outline-level="1">
<text:span text:style-name="T4">
Саме мир ми залишимо нашим дітям і онукам як спадщину сьогодення — Володимир Зеленський</text:span>
</text:h>
      <text:p text:style-name="P4">
Author: ['АРМІЯINFORM']</text:p>
      <text:p text:style-name="P4">
Time: 2023-05-27T70:00:00-04:00</text:p>
      <text:p text:style-name="P4">
Description: Про це йдеться в телеграм-каналі Володимира Зеленського.    «Саме мир ми залишимо наши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_5445380729140791317_y.jpg" text:style-name="Internet_20_link" text:visited-style-name="Visited_20_Internet_20_Link">
photo_5445380729140791317_y.jpg</text:a>
', '<text:a xlink:type="simple" xlink:href="https://armyinform.com.ua/wp-content/uploads/2023/05/photo_5445380729140791306_y-150x150.jpg" text:style-name="Internet_20_link" text:visited-style-name="Visited_20_Internet_20_Link">
photo_5445380729140791306_y-150x150.jpg</text:a>
', '<text:a xlink:type="simple" xlink:href="https://armyinform.com.ua/wp-content/uploads/2023/05/photo_5445380729140791308_y-150x150.jpg" text:style-name="Internet_20_link" text:visited-style-name="Visited_20_Internet_20_Link">
photo_5445380729140791308_y-150x150.jpg</text:a>
', '<text:a xlink:type="simple" xlink:href="https://armyinform.com.ua/wp-content/uploads/2023/05/photo_5445380729140791309_y-150x150.jpg" text:style-name="Internet_20_link" text:visited-style-name="Visited_20_Internet_20_Link">
photo_5445380729140791309_y-150x150.jpg</text:a>
', '<text:a xlink:type="simple" xlink:href="https://armyinform.com.ua/wp-content/uploads/2023/05/photo_5445380729140791310_y-150x150.jpg" text:style-name="Internet_20_link" text:visited-style-name="Visited_20_Internet_20_Link">
photo_5445380729140791310_y-150x150.jpg</text:a>
', '<text:a xlink:type="simple" xlink:href="https://armyinform.com.ua/wp-content/uploads/2023/05/photo_5445380729140791311_y-150x150.jpg" text:style-name="Internet_20_link" text:visited-style-name="Visited_20_Internet_20_Link">
photo_5445380729140791311_y-150x150.jpg</text:a>
', '<text:a xlink:type="simple" xlink:href="https://armyinform.com.ua/wp-content/uploads/2023/05/photo_5445380729140791314_y-150x150.jpg" text:style-name="Internet_20_link" text:visited-style-name="Visited_20_Internet_20_Link">
photo_5445380729140791314_y-150x150.jpg</text:a>
', '<text:a xlink:type="simple" xlink:href="https://armyinform.com.ua/wp-content/uploads/2023/05/photo_5445380729140791312_y-150x150.jpg" text:style-name="Internet_20_link" text:visited-style-name="Visited_20_Internet_20_Link">
photo_5445380729140791312_y-150x150.jpg</text:a>
', '<text:a xlink:type="simple" xlink:href="https://armyinform.com.ua/wp-content/uploads/2023/05/photo_5445380729140791315_y-150x150.jpg" text:style-name="Internet_20_link" text:visited-style-name="Visited_20_Internet_20_Link">
photo_5445380729140791315_y-150x150.jpg</text:a>
', '<text:a xlink:type="simple" xlink:href="https://armyinform.com.ua/wp-content/uploads/2023/05/photo_5445380729140791318_y-150x150.jpg" text:style-name="Internet_20_link" text:visited-style-name="Visited_20_Internet_20_Link">
photo_5445380729140791318_y-150x150.jpg</text:a>
']</text:p>
      <text:p text:style-name="P4">
Tags: ['ВОЛОДИМИР ЗЕЛЕНСЬКИЙ']</text:p>
      <text:p text:style-name="P4">
Category: News</text:p>
      <!--METADATA-->
      <text:p text:style-name="P4">
<draw:frame draw:style-name="fr1" draw:name="Image244" text:anchor-type="as-char" svg:width="6.9236in" svg:height="4.615733in" draw:z-index="0">
<draw:image xlink:href="../Images/AРМІЯINFORM/2023-05-27T70-00-00-04-00/photo_5445380729140791317_y.jpg" xlink:type="simple" xlink:show="embed" xlink:actuate="onLoad" draw:mime-type="image/jpeg"/>
</draw:frame>
</text:p>
      <text:p text:style-name="P4">
Про це <text:a xlink:type="simple" xlink:href="https://t.me/V_Zelenskiy_official/6389" text:style-name="Internet_20_link" text:visited-style-name="Visited_20_Internet_20_Link">
йдеться</text:a>
 в телеграм-каналіВолодимира Зеленського.</text:p>
      <text:p text:style-name="P4">
«Саме мир ми залишимо нашим дітям і онукам як спадщину сьогодення. Ми не маємой не хочемо інших альтернатив. Але, щоб залишити мир у спадщину, ми повиннідійти до того дня, коли зможемо сказати, що ми завершуємо цю війну нашоюперемогою», — зазначається в повідомленні.</text:p>
      <text:p text:style-name="P4">
<text:a xlink:type="simple" xlink:href="https://armyinform.com.ua/wp-content/uploads/2023/05/photo_5445380729140791306_y.jpg" text:style-name="Internet_20_link" text:visited-style-name="Visited_20_Internet_20_Link">
<draw:frame draw:style-name="fr1" draw:name="Image245" text:anchor-type="as-char" svg:width="6.9236in" svg:height="6.9236in" draw:z-index="0">
<draw:image xlink:href="../Images/AРМІЯINFORM/2023-05-27T70-00-00-04-00/photo_5445380729140791306_y-150x150.jpg" xlink:type="simple" xlink:show="embed" xlink:actuate="onLoad" draw:mime-type="image/jpeg"/>
</draw:frame>
</text:a>
</text:p>
      <text:p text:style-name="P4">
<text:a xlink:type="simple" xlink:href="https://armyinform.com.ua/wp-content/uploads/2023/05/photo_5445380729140791308_y.jpg" text:style-name="Internet_20_link" text:visited-style-name="Visited_20_Internet_20_Link">
<draw:frame draw:style-name="fr1" draw:name="Image246" text:anchor-type="as-char" svg:width="6.9236in" svg:height="6.9236in" draw:z-index="0">
<draw:image xlink:href="../Images/AРМІЯINFORM/2023-05-27T70-00-00-04-00/photo_5445380729140791308_y-150x150.jpg" xlink:type="simple" xlink:show="embed" xlink:actuate="onLoad" draw:mime-type="image/jpeg"/>
</draw:frame>
</text:a>
</text:p>
      <text:p text:style-name="P4">
<text:a xlink:type="simple" xlink:href="https://armyinform.com.ua/wp-content/uploads/2023/05/photo_5445380729140791309_y.jpg" text:style-name="Internet_20_link" text:visited-style-name="Visited_20_Internet_20_Link">
<draw:frame draw:style-name="fr1" draw:name="Image247" text:anchor-type="as-char" svg:width="6.9236in" svg:height="6.9236in" draw:z-index="0">
<draw:image xlink:href="../Images/AРМІЯINFORM/2023-05-27T70-00-00-04-00/photo_5445380729140791309_y-150x150.jpg" xlink:type="simple" xlink:show="embed" xlink:actuate="onLoad" draw:mime-type="image/jpeg"/>
</draw:frame>
</text:a>
</text:p>
      <text:p text:style-name="P4">
<text:a xlink:type="simple" xlink:href="https://armyinform.com.ua/wp-content/uploads/2023/05/photo_5445380729140791310_y.jpg" text:style-name="Internet_20_link" text:visited-style-name="Visited_20_Internet_20_Link">
<draw:frame draw:style-name="fr1" draw:name="Image248" text:anchor-type="as-char" svg:width="6.9236in" svg:height="6.9236in" draw:z-index="0">
<draw:image xlink:href="../Images/AРМІЯINFORM/2023-05-27T70-00-00-04-00/photo_5445380729140791310_y-150x150.jpg" xlink:type="simple" xlink:show="embed" xlink:actuate="onLoad" draw:mime-type="image/jpeg"/>
</draw:frame>
</text:a>
</text:p>
      <text:p text:style-name="P4">
<text:a xlink:type="simple" xlink:href="https://armyinform.com.ua/wp-content/uploads/2023/05/photo_5445380729140791311_y.jpg" text:style-name="Internet_20_link" text:visited-style-name="Visited_20_Internet_20_Link">
<draw:frame draw:style-name="fr1" draw:name="Image249" text:anchor-type="as-char" svg:width="6.9236in" svg:height="6.9236in" draw:z-index="0">
<draw:image xlink:href="../Images/AРМІЯINFORM/2023-05-27T70-00-00-04-00/photo_5445380729140791311_y-150x150.jpg" xlink:type="simple" xlink:show="embed" xlink:actuate="onLoad" draw:mime-type="image/jpeg"/>
</draw:frame>
</text:a>
</text:p>
      <text:p text:style-name="P4">
<text:a xlink:type="simple" xlink:href="https://armyinform.com.ua/wp-content/uploads/2023/05/photo_5445380729140791314_y.jpg" text:style-name="Internet_20_link" text:visited-style-name="Visited_20_Internet_20_Link">
<draw:frame draw:style-name="fr1" draw:name="Image250" text:anchor-type="as-char" svg:width="6.9236in" svg:height="6.9236in" draw:z-index="0">
<draw:image xlink:href="../Images/AРМІЯINFORM/2023-05-27T70-00-00-04-00/photo_5445380729140791314_y-150x150.jpg" xlink:type="simple" xlink:show="embed" xlink:actuate="onLoad" draw:mime-type="image/jpeg"/>
</draw:frame>
</text:a>
</text:p>
      <text:p text:style-name="P4">
<text:a xlink:type="simple" xlink:href="https://armyinform.com.ua/wp-content/uploads/2023/05/photo_5445380729140791312_y.jpg" text:style-name="Internet_20_link" text:visited-style-name="Visited_20_Internet_20_Link">
<draw:frame draw:style-name="fr1" draw:name="Image251" text:anchor-type="as-char" svg:width="6.9236in" svg:height="6.9236in" draw:z-index="0">
<draw:image xlink:href="../Images/AРМІЯINFORM/2023-05-27T70-00-00-04-00/photo_5445380729140791312_y-150x150.jpg" xlink:type="simple" xlink:show="embed" xlink:actuate="onLoad" draw:mime-type="image/jpeg"/>
</draw:frame>
</text:a>
</text:p>
      <text:p text:style-name="P4">
<text:a xlink:type="simple" xlink:href="https://armyinform.com.ua/wp-content/uploads/2023/05/photo_5445380729140791315_y.jpg" text:style-name="Internet_20_link" text:visited-style-name="Visited_20_Internet_20_Link">
<draw:frame draw:style-name="fr1" draw:name="Image252" text:anchor-type="as-char" svg:width="6.9236in" svg:height="6.9236in" draw:z-index="0">
<draw:image xlink:href="../Images/AРМІЯINFORM/2023-05-27T70-00-00-04-00/photo_5445380729140791315_y-150x150.jpg" xlink:type="simple" xlink:show="embed" xlink:actuate="onLoad" draw:mime-type="image/jpeg"/>
</draw:frame>
</text:a>
</text:p>
      <text:p text:style-name="P4">
<text:a xlink:type="simple" xlink:href="https://armyinform.com.ua/wp-content/uploads/2023/05/photo_5445380729140791318_y.jpg" text:style-name="Internet_20_link" text:visited-style-name="Visited_20_Internet_20_Link">
<draw:frame draw:style-name="fr1" draw:name="Image253" text:anchor-type="as-char" svg:width="6.9236in" svg:height="6.9236in" draw:z-index="0">
<draw:image xlink:href="../Images/AРМІЯINFORM/2023-05-27T70-00-00-04-00/photo_5445380729140791318_y-150x150.jpg" xlink:type="simple" xlink:show="embed" xlink:actuate="onLoad" draw:mime-type="image/jpeg"/>
</draw:frame>
</text:a>
</text:p>
      <text:p text:style-name="P4">
Source: <text:a xlink:type="simple" xlink:href="https://armyinform.com.ua/2023/05/27/same-myr-my-zalyshymo-nashym-dityam-i-onukam-yak-spadshhynu-sogodennya-volodymyr-zelenskyj/" text:style-name="Internet_20_link" text:visited-style-name="Visited_20_Internet_20_Link">
https://armyinform.com.ua/2023/05/27/same-myr-my-zalyshymo-nashym-dityam-i-onukam-yak-spadshhynu-sogodennya-volodymyr-zelenskyj/</text:a>
</text:p>
      <!--NEWS-->
      <text:h text:style-name="P10" text:outline-level="1">
<text:span text:style-name="T4">
Наші війська контролюють околиці Бахмута в південно-західній частині — Ганна Маляр</text:span>
</text:h>
      <text:p text:style-name="P4">
Author: ['АРМІЯINFORM']</text:p>
      <text:p text:style-name="P4">
Time: 2023-05-27T71:00:00-04:00</text:p>
      <text:p text:style-name="P4">
Description: На Бахмутському напрямку ворог безуспішно наступав, але в цілому наступальна активніс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bahmut-4.jpg" text:style-name="Internet_20_link" text:visited-style-name="Visited_20_Internet_20_Link">
bahmut-4.jpg</text:a>
']</text:p>
      <text:p text:style-name="P4">
Tags: ['БАХМУТ', 'ГАННА МАЛЯР']</text:p>
      <text:p text:style-name="P4">
Category: News</text:p>
      <!--METADATA-->
      <text:p text:style-name="P4">
<draw:frame draw:style-name="fr1" draw:name="Image254" text:anchor-type="as-char" svg:width="6.9236in" svg:height="3.894525in" draw:z-index="0">
<draw:image xlink:href="../Images/AРМІЯINFORM/2023-05-27T71-00-00-04-00/bahmut-4.jpg" xlink:type="simple" xlink:show="embed" xlink:actuate="onLoad" draw:mime-type="image/jpeg"/>
</draw:frame>
Ілюстративне фото</text:p>
      <text:p text:style-name="P4">
На Бахмутському напрямку ворог безуспішно наступав, але в цілому наступальнаактивність знижена. Ворог зробив ставку на завдавання авіаційних ударів таінтенсивних артилерійських обстрілів. Про це<text:a xlink:type="simple" xlink:href="https://t.me/annamaliar/797" text:style-name="Internet_20_link" text:visited-style-name="Visited_20_Internet_20_Link">
йдеться</text:a>
 в телеграм-каналі заступника Міністраоборони України Ганни Маляр.</text:p>
      <text:p text:style-name="P4">
«Вчора і сьогодні там немає активних боїв — ні в місті, ні на флангах.Натомість ворог активно обстрілює околиці міста та підступи до нього», —зазначила вона.</text:p>
      <text:p text:style-name="P4">
Як повідомила Ганна Маляр, ми міцно тримаємо зайняті раніше панівні висоти напівночі та півдні від Бахмута. Водночас просування протягом вчора і сьогодніпризупинено з метою виконання інших завдань.</text:p>
      <text:p text:style-name="P4">
Зниження наступальної активності ворога обумовлено тим, що триває заміна таперегрупування військ. Ворог намагається посилити власні спроможності.</text:p>
      <text:p text:style-name="P4">
«Наші війська контролюють околиці Бахмута у південно-західній частині в районі«Літак», — підсумувала заступник Міністра оборони України.</text:p>
      <text:p text:style-name="P4">
Source: <text:a xlink:type="simple" xlink:href="https://armyinform.com.ua/2023/05/27/nashi-vijska-kontrolyuyut-okolyczi-bahmuta-u-pivdenno-zahidnij-chastyni-ganna-malyar/" text:style-name="Internet_20_link" text:visited-style-name="Visited_20_Internet_20_Link">
https://armyinform.com.ua/2023/05/27/nashi-vijska-kontrolyuyut-okolyczi-bahmuta-u-pivdenno-zahidnij-chastyni-ganna-malyar/</text:a>
</text:p>
      <!--NEWS-->
      <text:h text:style-name="P10" text:outline-level="1">
<text:span text:style-name="T4">
На тимчасово окупованих територіях впроваджується досвід диверсійної роботи, здобутий у перші дні широкомасштабної війни — Василь Малюк</text:span>
</text:h>
      <text:p text:style-name="P4">
Author: ['Олексій Тригуб']</text:p>
      <text:p text:style-name="P4">
Time: 2023-05-27T72:00:00-04:00</text:p>
      <text:p text:style-name="P4">
Description: В інтерв’ю відомому українському журналісту Дмитру Комарову голова Служби безпек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malyuk.jpg" text:style-name="Internet_20_link" text:visited-style-name="Visited_20_Internet_20_Link">
malyuk.jpg</text:a>
']</text:p>
      <text:p text:style-name="P4">
Tags: ['ВАСИЛЬ МАЛЮК', 'СБУ']</text:p>
      <text:p text:style-name="P4">
Category: News</text:p>
      <!--METADATA-->
      <text:p text:style-name="P4">
<draw:frame draw:style-name="fr1" draw:name="Image255" text:anchor-type="as-char" svg:width="6.9236in" svg:height="3.894525in" draw:z-index="0">
<draw:image xlink:href="../Images/AРМІЯINFORM/2023-05-27T72-00-00-04-00/malyuk.jpg" xlink:type="simple" xlink:show="embed" xlink:actuate="onLoad" draw:mime-type="image/jpeg"/>
</draw:frame>
</text:p>
      <text:p text:style-name="P4">
В інтерв’ю відомому українському журналісту Дмитру Комарову голова Службибезпеки України генерал-майор Василь Малюк розповів, як особисто для ньогорозпочалася широкомасштабна війна, а також — про перші кроки з відсічіросійського вторгнення з боку силової структури, яку він нині очолює.</text:p>
      <text:p text:style-name="P4">
— Війну я зустрів пліч-о-пліч зі співробітниками Головного управління розвідкита нацгвардійцями, — згадує генерал. — Ми виїхали назустріч ворогу й робиливсе можливе й неможливе, щоб він не увійшов до столиці.</text:p>
      <text:p text:style-name="P4">
За словами Василя Малюка, це відбувалося у перші два дні після початкуросійського вторгнення, а потім він мусив повернутися до Києва, абисистематизувати й налагодити роботу.</text:p>
      <text:p text:style-name="P4">
— У ті дні було багато такого собі броунівського руху, й було потрібно зробититаким чином, аби все працювало злагоджено, немов оркестр, — пояснює генерал-майор.</text:p>
      <text:p text:style-name="P4">
У результаті миттєво запроваджених заходів столицю було поділено на декількасекторів, і в кожному з них працювали оперативно-слідчі групи, у складі якихперебували співробітники Служби безпеки України, Національної поліції, а такождетективи НАБУ й спецпризначенці. Правоохоронці реагували на будь-які загрози,миттєво виїжджаючи на місця.</text:p>
      <text:p text:style-name="P4">
А ще голова СБУ розповідає, що в ті загрозливі для української столиці днікінця лютого 2022 року на захист древнього Києва стали буквально всі, навітьсуто цивільні громадяни.</text:p>
      <text:p text:style-name="P4">
— Ми не можемо жодним чином нівелювати роль навіть простих цивільнихукраїнців, — підкреслює генерал. — У той час, 24 лютого, коли ми виїхалиназустріч ворогу, і в одній із військових частин, вже під ударами вертольотівКа-52, встигли забрати зброю та засоби ураження, пліч-о-пліч із нами булинавіть цивільні! І окремих із них я добре запам’ятав. Був один такий собіперсонаж, який буквально у капцях та спортивному костюмі вибіг із хати, щобвзяти до рук автомат і захистити неньку Україну! На той момент кожен українецьдля себе робив свій вибір. Так ми і вистояли.</text:p>
      <text:p text:style-name="P4">
За кілька днів, 28 лютого, Василь Малюк був призначений Президентом України напосаду заступника голови СБУ. Повернувшись із Міністерства внутрішніх справ дорідної Служби безпеки, офіцер перш за все взявся за створення спеціальногопідрозділу для виконання найбільш важливих завдань у тилу ворога на тимчасовозахоплених російською ордою територіях.</text:p>
      <text:p text:style-name="P4">
— Зрозуміло, що сьогодні я зі зрозумілих причин поки що не буду згадувати йогоназву та кількісний склад, але дозволю собі вказати позивний його командира, —продовжує генерал-майор Василь Малюк. — Це — «Охотнік», і я хочу подякувати заслужбу йому та всьому особовому складу цього підрозділу!</text:p>
      <text:p text:style-name="P4">
На той час бійці новосформованого спецпідрозділу діяли на кордоні Київської таЖитомирської областей, виконуючи найважливіше на той час завдання —перерізання логістичних шляхів ворога. Також до його складу увійшлипартизансько-агентурні сили. Спільно спецпризначенці, партизани та агентураСБУ в тилу ворога провели чимало спецзаходів, що суттєво послабили противника.Так, серед іншого, тоді бійцям «Охотніка» вдалося навіть знищити тиловий пунктуправління російської армади, що сунула вглиб країни. У подальшому, за словамиВасиля Малюка, досвід, здобутий тоді неподалік столиці, успішнозапроваджувався й на території Донецької, Луганської, Херсонської,Миколаївської та Запорізької областей.</text:p>
      <text:p text:style-name="P4">
— Саме у зв’язку з цим я багато перебував у відрядженнях у цих регіонах, —додає генерал-майор Василь Малюк.</text:p>
      <text:p text:style-name="P4">
Source: <text:a xlink:type="simple" xlink:href="https://armyinform.com.ua/2023/05/27/na-tymchasovo-okupovanyh-terytoriyah-vprovadzhuyetsya-dosvid-dyversijnoyi-roboty-zdobutyj-u-pershi-dni-shyrokomasshtabnoyi-vijny-vasyl-malyuk/" text:style-name="Internet_20_link" text:visited-style-name="Visited_20_Internet_20_Link">
https://armyinform.com.ua/2023/05/27/na-tymchasovo-okupovanyh-terytoriyah-vprovadzhuyetsya-dosvid-dyversijnoyi-roboty-zdobutyj-u-pershi-dni-shyrokomasshtabnoyi-vijny-vasyl-malyuk/</text:a>
</text:p>
      <!--NEWS-->
      <text:h text:style-name="P10" text:outline-level="1">
<text:span text:style-name="T4">
Київський Безпековий Форум закликав НАТО невідкладно надати Україні членство</text:span>
</text:h>
      <text:p text:style-name="P4">
Author: ['Ольга Мосьондз']</text:p>
      <text:p text:style-name="P4">
Time: 2023-05-27T73:00:00-04:00</text:p>
      <text:p text:style-name="P4">
Description: Північноатлантичний альянс на майбутньому саміті у Вільнюсі має ухвалити політичн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1685165460-1.jpg" text:style-name="Internet_20_link" text:visited-style-name="Visited_20_Internet_20_Link">
photo1685165460-1.jpg</text:a>
']</text:p>
      <text:p text:style-name="P4">
Tags: ['КИЇВСЬКИЙ БЕЗПЕКОВИЙ ФОРУМ', 'НАТО']</text:p>
      <text:p text:style-name="P4">
Category: News</text:p>
      <!--METADATA-->
      <text:p text:style-name="P4">
<draw:frame draw:style-name="fr1" draw:name="Image256" text:anchor-type="as-char" svg:width="6.9236in" svg:height="4.615733in" draw:z-index="0">
<draw:image xlink:href="../Images/AРМІЯINFORM/2023-05-27T73-00-00-04-00/photo1685165460-1.jpg" xlink:type="simple" xlink:show="embed" xlink:actuate="onLoad" draw:mime-type="image/jpeg"/>
</draw:frame>
 Фото Віктора Дехтяра /АрміяInform</text:p>
      <text:p text:style-name="P4">
Північноатлантичний альянс на майбутньому саміті у Вільнюсі має ухвалитиполітичне рішення — запропонувати Україні членство в НАТО і почати переговорипро вступ.</text:p>
      <text:p text:style-name="P4">
Про це <text:a xlink:type="simple" xlink:href="https://ksf.openukraine.org/ua/news/2651-samit-nato-u-vilynyusi-maje-stati-perelomnim-momentomkijivsykij-bezpekovij-forum-zaklikaje-nato-nevidkladno-nadati-ukrajini-chlenstvo" text:style-name="Internet_20_link" text:visited-style-name="Visited_20_Internet_20_Link">
йдеться</text:a>
 в комплексному позиційному<text:a xlink:type="simple" xlink:href="https://ksf.openukraine.org/mediafiles/files/KSF_NATO_Policy_Paper_2023_UA.pdf" text:style-name="Internet_20_link" text:visited-style-name="Visited_20_Internet_20_Link">
документі</text:a>
Київського Безпекового Форуму «Боротьба за НАТО», який було представлено підчас 15-го щорічного КБФ.</text:p>
      <text:p text:style-name="P4">
У документі зазначається, що «головною перешкодою на шляху України до НАТОвпродовж багатьох років був брак політичної волі з обох сторін».</text:p>
      <text:p text:style-name="P4">
«Замість прийняття України — історичного кроку, який би забезпечив спільнубезпеку і зупинив зростаючі геополітичні та військові амбіції росії — багатополітичних лідерів обрали за краще відкласти і залишити таку перспективу наневизначене майбутнє. Це виявилося трагічною помилкою», — наголошується вдокументі.</text:p>
      <text:p text:style-name="P4">
Його автори констатують, що війна все змінила: «Національний опір Українипроти агресії росії зробив реальний прорив у безпековому мисленні Альянсу.Україна довела, що є опорою спільної безпеки».</text:p>
      <text:p text:style-name="P4">
У документі підкреслюється, що тепер уже ніщо не може підмінити членствоУкраїни в НАТО — «жодні спеціальні формати чи тимчасові безпековідомовленості».</text:p>
      <text:p text:style-name="P4">
Київський Безпековий Форум наголошує на необхідності швидко переходити відслів до дій і сподівається, що саміт НАТО у Вільнюсі стане переломним моментому питанні членства України в Альянсі.</text:p>
      <text:p text:style-name="P4">
У документі міститься заклик до союзників ухвалити політичне рішеннязапропонувати Україні членство та почати переговори про вступ. Крім того,розпочати переговори в рамках Альянсу про надання Україні гарантій, подібнихдо гарантій колективної оборони Статті 5 на період до приєднання до НАТО.</text:p>
      <text:p text:style-name="P4">
«Без однозначної чіткості в питанні вступу України до Альянсу ми ризикуємоотримати нескінченну війну в Європі, а питання членства України в НАТО замістьтого, щоб стати основоположним елементом нової європейської архітектурибезпеки, знову стане предметом торгів під час політичних переговорів», —підкреслюється в документі.</text:p>
      <text:p text:style-name="P4">
**_</text:p>
      <text:p text:style-name="P4">
Довідково_** <text:span text:style-name="T5">
: Київський Безпековий Форум було засновано фондом АрсеніяЯценюка «Відкрий Україну» в 2007 році. КБФ є головною платформою України дляобговорення проблем війни і миру, національної і світової безпеки.</text:span>
</text:p>
      <text:p text:style-name="P4">
_Партнерами Форуму є Атлантична Рада, Центр інформації та документації НАТО,Національний демократичний інститут, Український жіночий конгрес, ФондФрідріха Еберта, «Євроатлантичний курс».</text:p>
      <text:p text:style-name="P4">
_</text:p>
      <text:p text:style-name="P4">
Source: <text:a xlink:type="simple" xlink:href="https://armyinform.com.ua/2023/05/27/kyyivskyj-bezpekovyj-forum-zaklykav-nato-nevidkladno-nadaty-ukrayini-chlenstvo/" text:style-name="Internet_20_link" text:visited-style-name="Visited_20_Internet_20_Link">
https://armyinform.com.ua/2023/05/27/kyyivskyj-bezpekovyj-forum-zaklykav-nato-nevidkladno-nadaty-ukrayini-chlenstvo/</text:a>
</text:p>
      <!--NEWS-->
      <text:h text:style-name="P10" text:outline-level="1">
<text:span text:style-name="T4">
У Чорному морі ворог тримає ракетоносій із чотирма «Калібрами»</text:span>
</text:h>
      <text:p text:style-name="P4">
Author: ['АРМІЯINFORM']</text:p>
      <text:p text:style-name="P4">
Time: 2023-05-27T74:00:00-04:00</text:p>
      <text:p text:style-name="P4">
Description: Станом на 27 травня в Чорному морі на бойовому чергуванні перебувають чотири ворож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maxresdefault-1.jpg" text:style-name="Internet_20_link" text:visited-style-name="Visited_20_Internet_20_Link">
maxresdefault-1.jpg</text:a>
']</text:p>
      <text:p text:style-name="P4">
Tags: ['РАКЕТИ «КАЛІБР»', 'РАКЕТОНОСІЇ', 'СЕРЕДЗЕМНЕ МОРЕ', 'ЧОРНЕ ТА АЗОВСЬКЕ МОРЯ']</text:p>
      <text:p text:style-name="P4">
Category: News</text:p>
      <!--METADATA-->
      <text:p text:style-name="P4">
<draw:frame draw:style-name="fr1" draw:name="Image257" text:anchor-type="as-char" svg:width="6.9236in" svg:height="3.894525in" draw:z-index="0">
<draw:image xlink:href="../Images/AРМІЯINFORM/2023-05-27T74-00-00-04-00/maxresdefault-1.jpg" xlink:type="simple" xlink:show="embed" xlink:actuate="onLoad" draw:mime-type="image/jpeg"/>
</draw:frame>
Ілюстративне фото</text:p>
      <text:p text:style-name="P4">
Станом на 27 травня в Чорному морі на бойовому чергуванні перебувають чотириворожих кораблів, з них один носій крилатих ракет «Калібр», загальний залп дочотирьох ракет. Про це<text:a xlink:type="simple" xlink:href="https://www.facebook.com/navy.mil.gov.ua/posts/pfbid02z4DuBfqbLVK5qvMotiTavnBUF3UdCcSqYoxVDutL5h28hioejHwkbGQ63ShgpWQbl" text:style-name="Internet_20_link" text:visited-style-name="Visited_20_Internet_20_Link">
повідомляє</text:a>
Командування Військово-Морських Сил ЗС України.</text:p>
      <text:p text:style-name="P4">
В Азовському морі — 1 ворожий корабель, у Середземному морі на бойовомучергуванні перебувають до 7 ворожих кораблів, з них 1 носій крилатих ракет«Калібр», загальний залп до 4 ракет.</text:p>
      <text:p text:style-name="P4">
За добу, в інтересах рф, прохід Керч-Єнікальською протокою здійснили:</text:p>
      <ul>
        <li>
до Азовського моря — 37 суден, з них 19 продовжили рух протокою Босфор;  * до Чорного моря — 36 суден, з них 15 продовжили рух у напрямку протоки Босфор.</li>
      </ul>
      <text:p text:style-name="P4">
рф продовжує порушувати Міжнародну конвенцію з охорони людського життя на морі1974 р. (SOLAS), вимикаючи системи автоматичної ідентифікації (AIS), нацивільних суднах в акваторії Азовського моря.</text:p>
      <text:p text:style-name="P4">
Source: <text:a xlink:type="simple" xlink:href="https://armyinform.com.ua/2023/05/27/u-chornomu-mori-vorog-trymaye-raketonosij-z-chotyrma-kalibramy/" text:style-name="Internet_20_link" text:visited-style-name="Visited_20_Internet_20_Link">
https://armyinform.com.ua/2023/05/27/u-chornomu-mori-vorog-trymaye-raketonosij-z-chotyrma-kalibramy/</text:a>
</text:p>
      <!--NEWS-->
      <text:h text:style-name="P10" text:outline-level="1">
<text:span text:style-name="T4">
У КВЛ імені Івана Богуна відбувся урочистий випуск 299 ліцеїстів</text:span>
</text:h>
      <text:p text:style-name="P4">
Author: ['Яна Задубінна']</text:p>
      <text:p text:style-name="P4">
Time: 2023-05-27T75:00:00-04:00</text:p>
      <text:p text:style-name="P4">
Description: Сьогодні, 27 травня, у Київському військовому ліцеї імені Івана Богуна відбувся урочист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pprprpusk_result_10.jpg" text:style-name="Internet_20_link" text:visited-style-name="Visited_20_Internet_20_Link">
vpprprpusk_result_10.jpg</text:a>
', '<text:a xlink:type="simple" xlink:href="https://armyinform.com.ua/wp-content/uploads/2023/05/vpprprpusk_result_12-150x150.jpg" text:style-name="Internet_20_link" text:visited-style-name="Visited_20_Internet_20_Link">
vpprprpusk_result_12-150x150.jpg</text:a>
', '<text:a xlink:type="simple" xlink:href="https://armyinform.com.ua/wp-content/uploads/2023/05/vpprprpusk_result-150x150.jpg" text:style-name="Internet_20_link" text:visited-style-name="Visited_20_Internet_20_Link">
vpprprpusk_result-150x150.jpg</text:a>
', '<text:a xlink:type="simple" xlink:href="https://armyinform.com.ua/wp-content/uploads/2023/05/vpprprpusk_result_5-150x150.jpg" text:style-name="Internet_20_link" text:visited-style-name="Visited_20_Internet_20_Link">
vpprprpusk_result_5-150x150.jpg</text:a>
', '<text:a xlink:type="simple" xlink:href="https://armyinform.com.ua/wp-content/uploads/2023/05/vpprprpusk_result_4-150x150.jpg" text:style-name="Internet_20_link" text:visited-style-name="Visited_20_Internet_20_Link">
vpprprpusk_result_4-150x150.jpg</text:a>
', '<text:a xlink:type="simple" xlink:href="https://armyinform.com.ua/wp-content/uploads/2023/05/vpprprpusk_result_2.jpg" text:style-name="Internet_20_link" text:visited-style-name="Visited_20_Internet_20_Link">
vpprprpusk_result_2.jpg</text:a>
', '<text:a xlink:type="simple" xlink:href="https://armyinform.com.ua/wp-content/uploads/2023/05/vpprprpusk_result_6-150x150.jpg" text:style-name="Internet_20_link" text:visited-style-name="Visited_20_Internet_20_Link">
vpprprpusk_result_6-150x150.jpg</text:a>
', '<text:a xlink:type="simple" xlink:href="https://armyinform.com.ua/wp-content/uploads/2023/05/vpprprpusk_result_11-150x150.jpg" text:style-name="Internet_20_link" text:visited-style-name="Visited_20_Internet_20_Link">
vpprprpusk_result_11-150x150.jpg</text:a>
', '<text:a xlink:type="simple" xlink:href="https://armyinform.com.ua/wp-content/uploads/2023/05/vpprprpusk_result_13-150x150.jpg" text:style-name="Internet_20_link" text:visited-style-name="Visited_20_Internet_20_Link">
vpprprpusk_result_13-150x150.jpg</text:a>
', '<text:a xlink:type="simple" xlink:href="https://armyinform.com.ua/wp-content/uploads/2023/05/vpprprpusk_result_8-150x150.jpg" text:style-name="Internet_20_link" text:visited-style-name="Visited_20_Internet_20_Link">
vpprprpusk_result_8-150x150.jpg</text:a>
', '<text:a xlink:type="simple" xlink:href="https://armyinform.com.ua/wp-content/uploads/2023/05/vpprprpusk_result_7-150x150.jpg" text:style-name="Internet_20_link" text:visited-style-name="Visited_20_Internet_20_Link">
vpprprpusk_result_7-150x150.jpg</text:a>
', '<text:a xlink:type="simple" xlink:href="https://armyinform.com.ua/wp-content/uploads/2023/05/vpprprpusk_result_9.jpg" text:style-name="Internet_20_link" text:visited-style-name="Visited_20_Internet_20_Link">
vpprprpusk_result_9.jpg</text:a>
']</text:p>
      <text:p text:style-name="P4">
Tags: ['STOPRUSSIA', 'АГРЕСІЯ РФ', 'ВИПУСК', 'ВТОРГНЕННЯ РФ', 'КВЛ']</text:p>
      <text:p text:style-name="P4">
Category: News</text:p>
      <!--METADATA-->
      <text:p text:style-name="P4">
<draw:frame draw:style-name="fr1" draw:name="Image258" text:anchor-type="as-char" svg:width="6.9236in" svg:height="4.615733in" draw:z-index="0">
<draw:image xlink:href="../Images/AРМІЯINFORM/2023-05-27T75-00-00-04-00/vpprprpusk_result_10.jpg" xlink:type="simple" xlink:show="embed" xlink:actuate="onLoad" draw:mime-type="image/jpeg"/>
</draw:frame>
</text:p>
      <text:p text:style-name="P4">
Сьогодні, 27 травня, у Київському військовому ліцеї імені Івана Богунавідбувся урочистий випуск.</text:p>
      <text:p text:style-name="P4">
Цього року КВЛ випускає в доросле життя 299 вихованців, 83 з яких проходилинавчання в Навчально-оздоровчому комплексі міста Боярка. Також середвипускників понад 70% дітей пільгової категорії: сироти, діти, чиї батьки єучасниками АТО/ООС або мають статус ВПО.</text:p>
      <text:p text:style-name="P4">
<text:a xlink:type="simple" xlink:href="https://armyinform.com.ua/wp-content/uploads/2023/05/vpprprpusk_result_12.jpg" text:style-name="Internet_20_link" text:visited-style-name="Visited_20_Internet_20_Link">
<draw:frame draw:style-name="fr1" draw:name="Image259" text:anchor-type="as-char" svg:width="6.9236in" svg:height="6.9236in" draw:z-index="0">
<draw:image xlink:href="../Images/AРМІЯINFORM/2023-05-27T75-00-00-04-00/vpprprpusk_result_12-150x150.jpg" xlink:type="simple" xlink:show="embed" xlink:actuate="onLoad" draw:mime-type="image/jpeg"/>
</draw:frame>
</text:a>
</text:p>
      <text:p text:style-name="P4">
<text:a xlink:type="simple" xlink:href="https://armyinform.com.ua/wp-content/uploads/2023/05/vpprprpusk_result.jpg" text:style-name="Internet_20_link" text:visited-style-name="Visited_20_Internet_20_Link">
<draw:frame draw:style-name="fr1" draw:name="Image260" text:anchor-type="as-char" svg:width="6.9236in" svg:height="6.9236in" draw:z-index="0">
<draw:image xlink:href="../Images/AРМІЯINFORM/2023-05-27T75-00-00-04-00/vpprprpusk_result-150x150.jpg" xlink:type="simple" xlink:show="embed" xlink:actuate="onLoad" draw:mime-type="image/jpeg"/>
</draw:frame>
</text:a>
</text:p>
      <text:p text:style-name="P4">
<text:a xlink:type="simple" xlink:href="https://armyinform.com.ua/wp-content/uploads/2023/05/vpprprpusk_result_5.jpg" text:style-name="Internet_20_link" text:visited-style-name="Visited_20_Internet_20_Link">
<draw:frame draw:style-name="fr1" draw:name="Image261" text:anchor-type="as-char" svg:width="6.9236in" svg:height="6.9236in" draw:z-index="0">
<draw:image xlink:href="../Images/AРМІЯINFORM/2023-05-27T75-00-00-04-00/vpprprpusk_result_5-150x150.jpg" xlink:type="simple" xlink:show="embed" xlink:actuate="onLoad" draw:mime-type="image/jpeg"/>
</draw:frame>
</text:a>
</text:p>
      <text:p text:style-name="P4">
<text:a xlink:type="simple" xlink:href="https://armyinform.com.ua/wp-content/uploads/2023/05/vpprprpusk_result_4.jpg" text:style-name="Internet_20_link" text:visited-style-name="Visited_20_Internet_20_Link">
<draw:frame draw:style-name="fr1" draw:name="Image262" text:anchor-type="as-char" svg:width="6.9236in" svg:height="6.9236in" draw:z-index="0">
<draw:image xlink:href="../Images/AРМІЯINFORM/2023-05-27T75-00-00-04-00/vpprprpusk_result_4-150x150.jpg" xlink:type="simple" xlink:show="embed" xlink:actuate="onLoad" draw:mime-type="image/jpeg"/>
</draw:frame>
</text:a>
</text:p>
      <text:p text:style-name="P4">
Під час вітального слова Герой України генерал-майор Ігор Гордійчук подякувавкожному захиснику та захисниці України за змогу провести урочисту церемоніювипуску.</text:p>
      <text:p text:style-name="P4">
— У цей важкий період перед особовим та педагогічним складом ліцею посталозавдання: збереження життя і здоровʼя наших вихованців та якісне навчаннямайбутньої генерації офіцерського корпусу Збройних Сил України. Я вірю, що вмайбутньому наші випускники продовжать військову кар’єру в одному з військовихінститутів України. Але слід пам’ятати, що цей день став можливим, тому щобагато воїнів, серед яких і батьки деяких з вас, не дожили до цього дня.Наразі 43 випускники ліцею віддали найдорожче — життя за нашу з вами свободу.</text:p>
      <text:p text:style-name="P4">
<draw:frame draw:style-name="fr1" draw:name="Image263" text:anchor-type="as-char" svg:width="6.9236in" svg:height="4.563806in" draw:z-index="0">
<draw:image xlink:href="../Images/AРМІЯINFORM/2023-05-27T75-00-00-04-00/vpprprpusk_result_2.jpg" xlink:type="simple" xlink:show="embed" xlink:actuate="onLoad" draw:mime-type="image/jpeg"/>
</draw:frame>
</text:p>
      <text:p text:style-name="P4">
За підсумками профорієнтації, ліцеїсти прагнуть і надалі продовжувативійськову кар’єру та вступати до вищих військових навчальних закладів.</text:p>
      <text:p text:style-name="P4">
Серед сьогоднішніх випускників 24 дівчини, одна з яких розповіла, що мрієстати військовим юристом.</text:p>
      <text:p text:style-name="P4">
— Ліцей допоміг зрозуміти, який саме напрям мені найближчий і що зможу«потягнути» фізично і морально. А професію юриста я обрала за правду, — кажеАнна Цигикал.</text:p>
      <text:p text:style-name="P4">
<text:a xlink:type="simple" xlink:href="https://armyinform.com.ua/wp-content/uploads/2023/05/vpprprpusk_result_6.jpg" text:style-name="Internet_20_link" text:visited-style-name="Visited_20_Internet_20_Link">
<draw:frame draw:style-name="fr1" draw:name="Image264" text:anchor-type="as-char" svg:width="6.9236in" svg:height="6.9236in" draw:z-index="0">
<draw:image xlink:href="../Images/AРМІЯINFORM/2023-05-27T75-00-00-04-00/vpprprpusk_result_6-150x150.jpg" xlink:type="simple" xlink:show="embed" xlink:actuate="onLoad" draw:mime-type="image/jpeg"/>
</draw:frame>
</text:a>
</text:p>
      <text:p text:style-name="P4">
<text:a xlink:type="simple" xlink:href="https://armyinform.com.ua/wp-content/uploads/2023/05/vpprprpusk_result_11.jpg" text:style-name="Internet_20_link" text:visited-style-name="Visited_20_Internet_20_Link">
<draw:frame draw:style-name="fr1" draw:name="Image265" text:anchor-type="as-char" svg:width="6.9236in" svg:height="6.9236in" draw:z-index="0">
<draw:image xlink:href="../Images/AРМІЯINFORM/2023-05-27T75-00-00-04-00/vpprprpusk_result_11-150x150.jpg" xlink:type="simple" xlink:show="embed" xlink:actuate="onLoad" draw:mime-type="image/jpeg"/>
</draw:frame>
</text:a>
</text:p>
      <text:p text:style-name="P4">
<text:a xlink:type="simple" xlink:href="https://armyinform.com.ua/wp-content/uploads/2023/05/vpprprpusk_result_13.jpg" text:style-name="Internet_20_link" text:visited-style-name="Visited_20_Internet_20_Link">
<draw:frame draw:style-name="fr1" draw:name="Image266" text:anchor-type="as-char" svg:width="6.9236in" svg:height="6.9236in" draw:z-index="0">
<draw:image xlink:href="../Images/AРМІЯINFORM/2023-05-27T75-00-00-04-00/vpprprpusk_result_13-150x150.jpg" xlink:type="simple" xlink:show="embed" xlink:actuate="onLoad" draw:mime-type="image/jpeg"/>
</draw:frame>
</text:a>
</text:p>
      <text:p text:style-name="P4">
Виступ оркестру, промови поважних гостей, пісня у виконанні однієї звипускниць… і ось ця мить, на яку чекав кожний з ліцеїстів протягом двохроків: вручення нагрудних знаків про закінчення ліцею. Одні йдуть з усмішкою,в очах в інших тривога: «Що далі?» Проте кожний з них розуміє, що хоч ізакінчився вагомий етап їхнього життя, але попереду на них чекає непростийшлях.</text:p>
      <text:p text:style-name="P4">
Після урочистого маршу, який супроводжувався традиційним дощем із монет напогони, на плацу з’явились неочікувані гості — діти, які, не розуміючи всьогопафосу та серйозності заходу, почали бавитись, підбираючи монетки.</text:p>
      <text:p text:style-name="P4">
<text:a xlink:type="simple" xlink:href="https://armyinform.com.ua/wp-content/uploads/2023/05/vpprprpusk_result_8.jpg" text:style-name="Internet_20_link" text:visited-style-name="Visited_20_Internet_20_Link">
<draw:frame draw:style-name="fr1" draw:name="Image267" text:anchor-type="as-char" svg:width="6.9236in" svg:height="6.9236in" draw:z-index="0">
<draw:image xlink:href="../Images/AРМІЯINFORM/2023-05-27T75-00-00-04-00/vpprprpusk_result_8-150x150.jpg" xlink:type="simple" xlink:show="embed" xlink:actuate="onLoad" draw:mime-type="image/jpeg"/>
</draw:frame>
</text:a>
</text:p>
      <text:p text:style-name="P4">
<text:a xlink:type="simple" xlink:href="https://armyinform.com.ua/wp-content/uploads/2023/05/vpprprpusk_result_7.jpg" text:style-name="Internet_20_link" text:visited-style-name="Visited_20_Internet_20_Link">
<draw:frame draw:style-name="fr1" draw:name="Image268" text:anchor-type="as-char" svg:width="6.9236in" svg:height="6.9236in" draw:z-index="0">
<draw:image xlink:href="../Images/AРМІЯINFORM/2023-05-27T75-00-00-04-00/vpprprpusk_result_7-150x150.jpg" xlink:type="simple" xlink:show="embed" xlink:actuate="onLoad" draw:mime-type="image/jpeg"/>
</draw:frame>
</text:a>
</text:p>
      <text:p text:style-name="P4">
Наприкінці урочистої церемонії гостей чекали дефіле барабанщиків, показовівиступи зі зброєю, демонстрація навичок рукопашного бою та прощальний вальспід традиційний «Київський вальс» у виконанні Квітки Цісик.</text:p>
      <text:p text:style-name="P4">
<draw:frame draw:style-name="fr1" draw:name="Image269" text:anchor-type="as-char" svg:width="6.9236in" svg:height="3.831059in" draw:z-index="0">
<draw:image xlink:href="../Images/AРМІЯINFORM/2023-05-27T75-00-00-04-00/vpprprpusk_result_9.jpg" xlink:type="simple" xlink:show="embed" xlink:actuate="onLoad" draw:mime-type="image/jpeg"/>
</draw:frame>
</text:p>
      <text:p text:style-name="P4">
Завершальний акорд церемонії — прощання з Бойовим прапором, у цей моментсумний вираз обличчя був у кожного ліцеїста, наче за щасливими спогадами тамоментами навчання, які вже не повернути…</text:p>
      <text:p text:style-name="P4">
Source: <text:a xlink:type="simple" xlink:href="https://armyinform.com.ua/2023/05/27/u-kvl-imeni-ivana-boguna-vidbuvsya-urochystyj-vypusk-299-liczeyistiv/" text:style-name="Internet_20_link" text:visited-style-name="Visited_20_Internet_20_Link">
https://armyinform.com.ua/2023/05/27/u-kvl-imeni-ivana-boguna-vidbuvsya-urochystyj-vypusk-299-liczeyistiv/</text:a>
</text:p>
      <!--NEWS-->
      <text:h text:style-name="P10" text:outline-level="1">
<text:span text:style-name="T4">
Після поразки в Україні росія ще більше залежатиме від Китаю — Раджа Моган</text:span>
</text:h>
      <text:p text:style-name="P4">
Author: ['Ольга Мосьондз']</text:p>
      <text:p text:style-name="P4">
Time: 2023-05-27T76:00:00-04:00</text:p>
      <text:p text:style-name="P4">
Description: Якщо росія переможе у війні проти України, це надихне Китай заявити про територіаль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g_20230527_140849.jpg" text:style-name="Internet_20_link" text:visited-style-name="Visited_20_Internet_20_Link">
img_20230527_140849.jpg</text:a>
']</text:p>
      <text:p text:style-name="P4">
Tags: ['ІНДІЯ', 'КИЇВСЬКИЙ БЕЗПЕКОВИЙ ФОРУМ']</text:p>
      <text:p text:style-name="P4">
Category: News</text:p>
      <!--METADATA-->
      <text:p text:style-name="P4">
<draw:frame draw:style-name="fr1" draw:name="Image270" text:anchor-type="as-char" svg:width="6.9236in" svg:height="3.248322in" draw:z-index="0">
<draw:image xlink:href="../Images/AРМІЯINFORM/2023-05-27T76-00-00-04-00/img_20230527_140849.jpg" xlink:type="simple" xlink:show="embed" xlink:actuate="onLoad" draw:mime-type="image/jpeg"/>
</draw:frame>
</text:p>
      <text:p text:style-name="P4">
Якщо росія переможе у війні проти України, це надихне Китай заявити протериторіальні претензії до Японії, Індії, В’єтнаму та інших країн. Цепогіршить загальну ситуацію не лише в Азії, а й Європі. Програш росії в ційвійні посилить залежність рф від Китаю.</text:p>
      <text:p text:style-name="P4">
Таку думку під час 15-го щорічного Київського Безпекового Форуму висловивстарший науковий співробітник Asia Society Policy Institute в Нью-Делі Др. Ч.Раджа Моган.</text:p>
      <text:p text:style-name="P4">
— Для нас очевидно, що те, що відбувається в Україні, має вплив на ситуацію вАзії. Європейці розійшлись у поглядах з Китаєм, намагаючись стримати росію. Ідля нас це створює жахливі проблеми, тому що ми хочемо бачити дотриманняпринципу суверенітету і територіальної цілісності, щоб Європа моглаповернутися до питання забезпечення широкомасштабної безпеки у світі, — сказавМоган.</text:p>
      <text:p text:style-name="P4">
Він також заявив, хоча Індія чітко не засудила російську агресію, його країнависоко цінує територіальну незалежність, недоторканність і суверенітет івважає їх фундаментальними питаннями.</text:p>
      <text:p text:style-name="P4">
За словами експерта, ця ситуація ускладнена тим, що Індія має дуже розвинутівідносини оборонного характеру з москвою, і ці стосунки важливі для подоланняагресії з боку Китаю, який має територіальні претензії до Індії.</text:p>
      <text:p text:style-name="P4">
Раджа Моган побажав Україні перемоги і збереження історичного суверенітету,оскільки це «допоможе стримати китайську експансію».</text:p>
      <text:p text:style-name="P4">
Source: <text:a xlink:type="simple" xlink:href="https://armyinform.com.ua/2023/05/27/pislya-porazky-v-ukrayini-rosiya-shhe-bilshe-zalezhatyme-vid-kytayu-radzha-mogan/" text:style-name="Internet_20_link" text:visited-style-name="Visited_20_Internet_20_Link">
https://armyinform.com.ua/2023/05/27/pislya-porazky-v-ukrayini-rosiya-shhe-bilshe-zalezhatyme-vid-kytayu-radzha-mogan/</text:a>
</text:p>
      <!--NEWS-->
      <text:h text:style-name="P10" text:outline-level="1">
<text:span text:style-name="T4">
Служба безпеки України виявила вже понад 300 російських агентів</text:span>
</text:h>
      <text:p text:style-name="P4">
Author: ['Олексій Тригуб']</text:p>
      <text:p text:style-name="P4">
Time: 2023-05-27T77:00:00-04:00</text:p>
      <text:p text:style-name="P4">
Description: В інтерв’ю Дмитру Комарову голова Служби безпеки України генерал-майор Василь Малю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АГЕНТИ РФ', 'ВАСИЛЬ МАЛЮК', 'СБУ']</text:p>
      <text:p text:style-name="P4">
Category: News</text:p>
      <!--METADATA-->
      <text:p text:style-name="P4">
В інтерв’ю Дмитру Комарову голова Служби безпеки України генерал-майор ВасильМалюк розповів про те, що за минулий рік спецслужба виявила вже понад 300російських агентів. Але є нюанси, говорить очільник СБУ.</text:p>
      <text:p text:style-name="P4">
— Потрібно розуміти, що ворожий агент — це не завжди людина в кайданках налаві підсудних, — пояснює генерал. — На певному етапі, якщо він піддаєтьсятому, щоб ми його «перешнурували» — вибачте за такий оперативний сленг —мається на увазі перевербували — і в подальшому через нього і дезінформуваливорога, і впливали на нього, і отримували від нього якісь дані, то мивикористовуємо його по-іншому. А є й ті, хто отримує від 13 до 15 роківпозбавлення волі, — це, в середньому, такі зараз терміни ув’язнення дають застаттею 111, тобто — державна зрада.</text:p>
      <text:p text:style-name="P4">
Як розповів голова СБУ, затримують агентів, так би мовити, різного калібру.Від звичайних збирачів інформації щодо дислокації українських військовихчастин та підрозділів — до топових, таких, до прикладу, як медведчук.</text:p>
      <text:p text:style-name="P4">
— Якщо ми згадали про цю особу, то потрібно розуміти, що медведчук пліч-о-плічпрацював із 5-ю службою фсб рф, — продовжує Василь Малюк. — Це — та служба,яка працює по Україні. Вона весь час цим займалася, це — її пряма робота. Уних навіть був такий план під назвою «Промінь» — і в матеріалах справи цевідображено — де медведчук своєю рукою навіть вносив корективи щодо того, якпотрібно працювати і діяти в Україні. Йдеться про їхнє глибоке агентурнепроникнення, про подальше створення окупаційних режимів на території України ітак далі.</text:p>
      <text:p text:style-name="P4">
Генерал додає, що, працюючи над кейсом медведчука, співробітники СБУ виявили йбагато інших ворожих джерел. У цьому контексті не можна не згадати, зокрема, йпро зрадника, який став резидентом російської розвідки й мав позивний«професор».</text:p>
      <text:p text:style-name="P4">
— Це — персонаж, який працював в Одесі, — розповідає генерал-майор Малюк. —Там же він і проживав, і він був резидентом, тобто — у нього на зв’язкузнаходилися інші агенти, які перебували в інших областях України, збиралиінформацію, передавали її «професору», а той, у свою чергу, передавав їїворогу.</text:p>
      <text:p text:style-name="P4">
Росіян завжди цікавило місцезнаходження об’єктів критичної інфраструктури татак званих «центрів прийняття рішень», тож їхні агенти за гроші шукали адресивійськових частин, засекречених штабів та інших важливих об’єктів, після чогопередавали їх координати для подальшого завдавання ракетних ударів. Якрозповідає начальник Служби безпеки України генерал-майор Василь Малюк,резидент «професор» був затриманий якраз під час виконання завдання фсб щодоотримання інформації про місцезнаходження будівель Одеської військово-цивільної адміністрації та управління СБУ.</text:p>
      <text:p text:style-name="P4">
— У нього був при собі так званий СТЗ — спеціальний технічний засіб, — пояснюєгенерал. — Це був годинник, обладнаний відеокамерою та іншими засобами. Вінусе фільмував, і в подальшому, завдяки отриманій інформації, ворог планувавзавдати ракетних ударів по цих об’єктах, будівлях ВЦА та СБУ.</text:p>
      <text:p text:style-name="P4">
Source: <text:a xlink:type="simple" xlink:href="https://armyinform.com.ua/2023/05/27/sluzhba-bezpeky-ukrayiny-vyyavyla-vzhe-ponad-300-rosijskyh-agentiv/" text:style-name="Internet_20_link" text:visited-style-name="Visited_20_Internet_20_Link">
https://armyinform.com.ua/2023/05/27/sluzhba-bezpeky-ukrayiny-vyyavyla-vzhe-ponad-300-rosijskyh-agentiv/</text:a>
</text:p>
      <!--NEWS-->
      <text:h text:style-name="P10" text:outline-level="1">
<text:span text:style-name="T4">
Глава держави відзначив нагородами 122 військовослужбовців, із них 50 — посмертно</text:span>
</text:h>
      <text:p text:style-name="P4">
Author: ['АРМІЯINFORM']</text:p>
      <text:p text:style-name="P4">
Time: 2023-05-27T78:00:00-04:00</text:p>
      <text:p text:style-name="P4">
Description: Президент України Володимир Зеленський відзначив державними нагородами 122 захис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4/35ba8246793fede_759x425-1.jpg" text:style-name="Internet_20_link" text:visited-style-name="Visited_20_Internet_20_Link">
35ba8246793fede_759x425-1.jpg</text:a>
']</text:p>
      <text:p text:style-name="P4">
Tags: ['НАГОРОДЖЕННЯ', 'УКАЗ ПРЕЗИДЕНТА УКРАЇНИ']</text:p>
      <text:p text:style-name="P4">
Category: News</text:p>
      <!--METADATA-->
      <text:p text:style-name="P4">
<draw:frame draw:style-name="fr1" draw:name="Image271" text:anchor-type="as-char" svg:width="6.9236in" svg:height="3.876851in" draw:z-index="0">
<draw:image xlink:href="../Images/AРМІЯINFORM/2023-05-27T78-00-00-04-00/35ba8246793fede_759x425-1.jpg" xlink:type="simple" xlink:show="embed" xlink:actuate="onLoad" draw:mime-type="image/jpeg"/>
</draw:frame>
 Ілюстративне фото</text:p>
      <text:p text:style-name="P4">
Президент України Володимир Зеленський відзначив державними нагородами 122захисників України. 50 військовослужбовців нагороджено посмертно.</text:p>
      <text:p text:style-name="P4">
Про це йдеться в указі <text:a xlink:type="simple" xlink:href="https://www.president.gov.ua/documents/3062023-46913" text:style-name="Internet_20_link" text:visited-style-name="Visited_20_Internet_20_Link">
№306/2023</text:a>
, оприлюдненомуна сайті Офісу Президента України.</text:p>
      <text:p text:style-name="P4">
Нагороди присвоєно «за особисту мужність, виявлену у захисті державногосуверенітету та територіальної цілісності України, самовіддане виконаннявійськового обов’язку».</text:p>
      <text:p text:style-name="P4">
<text:span text:style-name="T4">
Нагородити орденом Богдана Хмельницького ІІ ступеня</text:span>
</text:p>
      <text:p text:style-name="P4">
ПАНЧЕНКА Сергія Івановича — полковника</text:p>
      <text:p text:style-name="P4">
<text:span text:style-name="T4">
Нагородити орденом Богдана Хмельницького ІІІ ступеня</text:span>
</text:p>
      <text:p text:style-name="P4">
ДУБОГРІЯ Володимира Павловича — майора</text:p>
      <text:p text:style-name="P4">
ЛЕВАШОВА Дениса Олеговича (посмертно) — молодшого лейтенанта</text:p>
      <text:p text:style-name="P4">
ЛОЗІНСЬКОГО Вадима Анатолійовича — підполковника</text:p>
      <text:p text:style-name="P4">
ОСІНСЬКОГО Віталія Анатолійовича (посмертно) — лейтенанта</text:p>
      <text:p text:style-name="P4">
РИБАКА Володимира Валерійовича — капітана</text:p>
      <text:p text:style-name="P4">
СВИСТУНА Петра Ярославовича — старшого лейтенанта</text:p>
      <text:p text:style-name="P4">
ТРЕТЬЯКОВА Олександра Андрійовича — старшого лейтенанта</text:p>
      <text:p text:style-name="P4">
ФОМЕНКА Ігоря Івановича (посмертно) — старшого лейтенанта</text:p>
      <text:p text:style-name="P4">
<text:span text:style-name="T4">
Нагородити орденом «За мужність» І ступеня</text:span>
</text:p>
      <text:p text:style-name="P4">
ШВАБА Івана Миколайовича (посмертно) — молодшого сержанта</text:p>
      <text:p text:style-name="P4">
<text:span text:style-name="T4">
Нагородити орденом «За мужність» ІІ ступеня</text:span>
</text:p>
      <text:p text:style-name="P4">
АНТОНЮКА Олександра Петровича — майора</text:p>
      <text:p text:style-name="P4">
<text:span text:style-name="T4">
Нагородити орденом «За мужність» ІІІ ступеня</text:span>
</text:p>
      <text:p text:style-name="P4">
БЕЗВЕРХОГО Андрія Ігоровича (посмертно) — старшого солдата</text:p>
      <text:p text:style-name="P4">
БЕЗПАЛЬКА Антона Валерійовича (посмертно) — солдата</text:p>
      <text:p text:style-name="P4">
БОЙКА Ігоря Володимировича — старшого сержанта</text:p>
      <text:p text:style-name="P4">
БУРОГО Руслана Володимировича (посмертно) — солдата</text:p>
      <text:p text:style-name="P4">
ВЕРЕМІЄНКА Владислава Олександровича — молодшого сержанта</text:p>
      <text:p text:style-name="P4">
ГОРБАНСЬКОГО Олега Петровича — солдата</text:p>
      <text:p text:style-name="P4">
ГОРБАНЯ Вадима Андрійовича — старшого солдата</text:p>
      <text:p text:style-name="P4">
ГОРПИНИЧА Романа Миколайовича (посмертно) — солдата</text:p>
      <text:p text:style-name="P4">
ЄВСТАФ’ЄВА Володимира Олександровича — сержанта</text:p>
      <text:p text:style-name="P4">
ЗІНОВ’ЄВА Антона Павловича — старшого солдата</text:p>
      <text:p text:style-name="P4">
КАТРУШУ Владислава Петровича (посмертно) — старшого солдата</text:p>
      <text:p text:style-name="P4">
КОВАЛЕНКА Андрія Віталійовича (посмертно) — старшого солдата</text:p>
      <text:p text:style-name="P4">
КОВАЛЕНКА Богдана Анатолійовича (посмертно) — старшого солдата</text:p>
      <text:p text:style-name="P4">
КОЖИРНОВА Євгена Олександровича — солдата</text:p>
      <text:p text:style-name="P4">
КОМОЛЬЦЕВА Сергія Петровича (посмертно) — старшого сержанта</text:p>
      <text:p text:style-name="P4">
КОНДРАТЬЄВА Володимира Вадимовича — майора</text:p>
      <text:p text:style-name="P4">
КОРОВКІНА Олександра Юрійовича (посмертно) — старшого солдата</text:p>
      <text:p text:style-name="P4">
КОСТЮКЕВИЧА Сергія Анатолійовича — старшого сержанта</text:p>
      <text:p text:style-name="P4">
КОШЕЛЯ Руслана Валерійовича — молодшого сержанта</text:p>
      <text:p text:style-name="P4">
КУЛІНІЧА Дмитра Валерійовича (посмертно) — солдата</text:p>
      <text:p text:style-name="P4">
ЛЕГЕНЧУКА Михайла Михайловича (посмертно) — солдата</text:p>
      <text:p text:style-name="P4">
МЕЛЬНИКА Олега Івановича — старшого солдата</text:p>
      <text:p text:style-name="P4">
МЕЛЬНИЦЬКОГО Дмитра Сергійовича — капітана</text:p>
      <text:p text:style-name="P4">
НІЩЕГЛОДОВА Валерія Володимировича (посмертно) — сержанта</text:p>
      <text:p text:style-name="P4">
ПАКУЛОВА Олександра Юрійовича (посмертно) — старшого солдата</text:p>
      <text:p text:style-name="P4">
РАКА Артема Івановича — старшого сержанта</text:p>
      <text:p text:style-name="P4">
РОМАНЮКА Сергія Васильовича (посмертно) — солдата</text:p>
      <text:p text:style-name="P4">
СУСЛА Володимира Олександровича (посмертно) — сержанта</text:p>
      <text:p text:style-name="P4">
СУХАНОВА Юрія Ігоровича (посмертно) — молодшого сержанта</text:p>
      <text:p text:style-name="P4">
ФЕРЧУКА Олександра Юрійовича (посмертно) — головного сержанта</text:p>
      <text:p text:style-name="P4">
ЧЕРНИШЕВА Дениса Івановича — солдата</text:p>
      <text:p text:style-name="P4">
ЧІГАРЕВА Олександра Геннадійовича — майора</text:p>
      <text:p text:style-name="P4">
ШАХНА Володимира Романовича (посмертно) — сержанта</text:p>
      <text:p text:style-name="P4">
ШПЕТКА Любомира Івановича — майора</text:p>
      <text:p text:style-name="P4">
<text:span text:style-name="T4">
Нагородити орденом Данила Галицького</text:span>
</text:p>
      <text:p text:style-name="P4">
ЩЕРБИНУ Святослава Анатолійовича — полковника</text:p>
      <text:p text:style-name="P4">
<text:span text:style-name="T4">
Нагородити медаллю «За військову службу Україні»</text:span>
</text:p>
      <text:p text:style-name="P4">
БЕВЗА Сергія Олександровича — старшого солдата</text:p>
      <text:p text:style-name="P4">
ВЛАСОВА Михайла Михайловича — старшого солдата</text:p>
      <text:p text:style-name="P4">
ВОДЗЯНОВСЬКОГО Олександра Борисовича — солдата</text:p>
      <text:p text:style-name="P4">
ВОЙТЕНКА Віктора Леонідовича — молодшого сержанта</text:p>
      <text:p text:style-name="P4">
ГЛАДКИХ Ігоря Ігоровича — старшого солдата</text:p>
      <text:p text:style-name="P4">
ГОЛЯНОВСЬКОГО Миколу Юрійовича — солдата</text:p>
      <text:p text:style-name="P4">
ДАВИДЕНКА Володимира Володимировича — солдата</text:p>
      <text:p text:style-name="P4">
ДЮКАРЕВА Ореста Зеноновича — солдата</text:p>
      <text:p text:style-name="P4">
ЗИБІНА Владислава Костянтиновича — сержанта</text:p>
      <text:p text:style-name="P4">
КИСЛЕНКА Віталія Васильовича — старшого солдата</text:p>
      <text:p text:style-name="P4">
КНЯЗЄВА Олексія Вячеславовича — молодшого сержанта</text:p>
      <text:p text:style-name="P4">
КОЗАКА Олега Валерійовича — солдата</text:p>
      <text:p text:style-name="P4">
КОШЕЛЬНИКА Віталія Васильовича — солдата</text:p>
      <text:p text:style-name="P4">
КУРИЛА Володимира Володимировича — старшого солдата</text:p>
      <text:p text:style-name="P4">
МАРШАЛЮКА Юрія Васильовича — молодшого сержанта</text:p>
      <text:p text:style-name="P4">
МИТИТЯКА Олександра Васильовича — солдата</text:p>
      <text:p text:style-name="P4">
ОВЧАРЕНКА Віталія Вікторовича — сержанта</text:p>
      <text:p text:style-name="P4">
ПІСТРЮГУ Віктора Васильовича — старшого солдата</text:p>
      <text:p text:style-name="P4">
ПУСЄВА Олександра Петровича — солдата</text:p>
      <text:p text:style-name="P4">
РОМАНЮКА Олега Сергійовича — майстер-сержанта</text:p>
      <text:p text:style-name="P4">
САГАНОВСЬКОГО Юрія Ярославовича — солдата</text:p>
      <text:p text:style-name="P4">
САЇКА Олега Мироновича — головного сержанта</text:p>
      <text:p text:style-name="P4">
ТИХОХОДА Богдана Васильовича — солдата</text:p>
      <text:p text:style-name="P4">
ТИШКОВА Володимира Станіславовича — солдата</text:p>
      <text:p text:style-name="P4">
ЦВЕТЛЮКА Гліба Альбертовича — солдата</text:p>
      <text:p text:style-name="P4">
ЧЕПУРНОГО Руслана Вікторовича — капітана</text:p>
      <text:p text:style-name="P4">
ШАПОВАЛОВА Євгена Валентиновича — молодшого сержанта</text:p>
      <text:p text:style-name="P4">
ШАУЛЮКЄВІЧА Дзмітрия Яугєнавіча — старшого солдата</text:p>
      <text:p text:style-name="P4">
<text:span text:style-name="T4">
Нагородити медаллю «За бездоганну службу» ІІІ ступеня</text:span>
</text:p>
      <text:p text:style-name="P4">
БІЛЮКА Олексія Петровича — майора</text:p>
      <text:p text:style-name="P4">
ПОЛІНА Ігоря Олександровича — капітана</text:p>
      <text:p text:style-name="P4">
<text:span text:style-name="T4">
Нагородити медаллю «Захиснику Вітчизни»</text:span>
</text:p>
      <text:p text:style-name="P4">
АЛЬМУЖНОГО Володимира Валерійовича — старшого солдата</text:p>
      <text:p text:style-name="P4">
БАНІТА Сергія Анатолійовича (посмертно) — головного сержанта</text:p>
      <text:p text:style-name="P4">
БЄЛИКА Дмитра Володимировича — старшого солдата</text:p>
      <text:p text:style-name="P4">
ГНУЧОГО Сергія Сергійовича — молодшого сержанта</text:p>
      <text:p text:style-name="P4">
ГОЛОВАЦЬКОГО Степана Зіновійовича (посмертно) — солдата</text:p>
      <text:p text:style-name="P4">
ІВАНОВА Вадима Ігоровича (посмертно) — солдата</text:p>
      <text:p text:style-name="P4">
ІЛЬКІВА Івана Васильовича (посмертно) — солдата</text:p>
      <text:p text:style-name="P4">
КАРТУШАНА Олександра Олександровича (посмертно) — солдата</text:p>
      <text:p text:style-name="P4">
КІНДИРИСЯ Ігоря Миколайовича (посмертно) — старшого солдата</text:p>
      <text:p text:style-name="P4">
КІНЦА Дем’яна Вікторовича (посмертно) — молодшого сержанта</text:p>
      <text:p text:style-name="P4">
КОВАЛЯ Олега Володимировича — лейтенанта</text:p>
      <text:p text:style-name="P4">
КОЗАКА Віталія Анатолійовича (посмертно) — молодшого сержанта</text:p>
      <text:p text:style-name="P4">
КОТОВИЧА Миколу Володимировича (посмертно) — солдата</text:p>
      <text:p text:style-name="P4">
КРИКУНОВА Олександра Вікторовича — капітана</text:p>
      <text:p text:style-name="P4">
КУЛАГІНА Сергія Володимировича (посмертно) — старшого солдата</text:p>
      <text:p text:style-name="P4">
КУЧЕРА Петра Івановича (посмертно) — старшого сержанта</text:p>
      <text:p text:style-name="P4">
ЛЕПЕЯ Сергія Сергійовича (посмертно) — солдата</text:p>
      <text:p text:style-name="P4">
ЛІВАРА Валерія Петровича (посмертно) — солдата</text:p>
      <text:p text:style-name="P4">
ЛОСЄВА Володимира Вікторовича (посмертно) — солдата</text:p>
      <text:p text:style-name="P4">
ЛУЦЕНКА Олександра Петровича (посмертно) — сержанта</text:p>
      <text:p text:style-name="P4">
МАКОВСЬКОГО Олега Геннадійовича (посмертно) — лейтенанта</text:p>
      <text:p text:style-name="P4">
МИКИТЮКА Олександра Віталійовича (посмертно) — старшого солдата</text:p>
      <text:p text:style-name="P4">
НЕТАВРОВАНОГО Володимира Анатолійовича — старшого сержанта</text:p>
      <text:p text:style-name="P4">
ПИЛИПЧУКА Сергія Володимировича (посмертно) — молодшого сержанта</text:p>
      <text:p text:style-name="P4">
ПОХОДНЯКА Олександра Анатолійовича — старшого сержанта</text:p>
      <text:p text:style-name="P4">
РОМАНОВСЬКОГО Руслана Васильовича — солдата</text:p>
      <text:p text:style-name="P4">
САЛАТУ Артура Павловича — старшого лейтенанта</text:p>
      <text:p text:style-name="P4">
САПОЖНИКА Юрія Михайловича (посмертно) — старшого солдата</text:p>
      <text:p text:style-name="P4">
САТАНОВСЬКОГО Геннадія Олександровича (посмертно) — солдата</text:p>
      <text:p text:style-name="P4">
СТАНІЦЬКОГО Юрія Касяновича (посмертно) — солдата</text:p>
      <text:p text:style-name="P4">
СТЕМПНЯКА Олега Петровича — старшого солдата</text:p>
      <text:p text:style-name="P4">
СТЕЦЮКА Олександра Олександровича (посмертно) — солдата</text:p>
      <text:p text:style-name="P4">
СТРІЛЕЦЬКОГО Тараса Миколайовича — старшого солдата</text:p>
      <text:p text:style-name="P4">
ТОРГОНСЬКОГО Леоніда Адамовича — старшого сержанта</text:p>
      <text:p text:style-name="P4">
ТЮФАНОВА Дмитра Віталійовича (посмертно) — солдата</text:p>
      <text:p text:style-name="P4">
ФОМІНА Сергія Володимировича — старшого сержанта</text:p>
      <text:p text:style-name="P4">
ХРАПАТОГО Сергія Михайловича (посмертно) — солдата</text:p>
      <text:p text:style-name="P4">
ХУШКОВА Віктора Михайловича (посмертно) — солдата</text:p>
      <text:p text:style-name="P4">
ЧЕРНИШОВА Михайла Юрійовича — старшого солдата</text:p>
      <text:p text:style-name="P4">
ЧОБАНА Сергія Миколайовича (посмертно) — солдата</text:p>
      <text:p text:style-name="P4">
ШИЛИПЕНДУ Василя Івановича (посмертно) — солдата</text:p>
      <text:p text:style-name="P4">
ЮЛИКА Дениса Дмитровича (посмертно) — солдата</text:p>
      <text:p text:style-name="P4">
<text:span text:style-name="T4">
Нагородити медаллю «За врятоване життя»</text:span>
</text:p>
      <text:p text:style-name="P4">
БУГАЯ Костянтина Анатолійовича — солдата</text:p>
      <text:p text:style-name="P4">
КОЗЕЛЬКА Ярослава Володимировича — солдата</text:p>
      <text:p text:style-name="P4">
СИДОРУКА Ярослава Сергійовича — молодшого сержанта</text:p>
      <text:p text:style-name="P4">
ШЕВЧЕНКА Сергія Анатолійовича — солдата.</text:p>
      <text:p text:style-name="P4">
Source: <text:a xlink:type="simple" xlink:href="https://armyinform.com.ua/2023/05/27/glava-derzhavy-vidznachyv-nagorodamy-122-vijskovosluzhbovczya-iz-nyh-50-posmertno/" text:style-name="Internet_20_link" text:visited-style-name="Visited_20_Internet_20_Link">
https://armyinform.com.ua/2023/05/27/glava-derzhavy-vidznachyv-nagorodamy-122-vijskovosluzhbovczya-iz-nyh-50-posmertno/</text:a>
</text:p>
      <!--NEWS-->
      <text:h text:style-name="P10" text:outline-level="1">
<text:span text:style-name="T4">
Експосол США назвав три варіанти притягнення путіна до відповідальності за агресію</text:span>
</text:h>
      <text:p text:style-name="P4">
Author: ['Ольга Мосьондз']</text:p>
      <text:p text:style-name="P4">
Time: 2023-05-27T79:00:00-04:00</text:p>
      <text:p text:style-name="P4">
Description: Одним зі шляхів, який дозволить розпочати процес у міжнародному трибуналі щод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img_20230527_142116.jpg" text:style-name="Internet_20_link" text:visited-style-name="Visited_20_Internet_20_Link">
img_20230527_142116.jpg</text:a>
']</text:p>
      <text:p text:style-name="P4">
Tags: ['КИЇВСЬКИЙ БЕЗПЕКОВИЙ ФОРУМ', 'США']</text:p>
      <text:p text:style-name="P4">
Category: News</text:p>
      <!--METADATA-->
      <text:p text:style-name="P4">
<draw:frame draw:style-name="fr1" draw:name="Image272" text:anchor-type="as-char" svg:width="6.9236in" svg:height="3.271401in" draw:z-index="0">
<draw:image xlink:href="../Images/AРМІЯINFORM/2023-05-27T79-00-00-04-00/img_20230527_142116.jpg" xlink:type="simple" xlink:show="embed" xlink:actuate="onLoad" draw:mime-type="image/jpeg"/>
</draw:frame>
</text:p>
      <text:p text:style-name="P4">
Одним зі шляхів, який дозволить розпочати процес у міжнародному трибуналі щодопритягнення президента росії владіміра путіна до відповідальності за агресію вУкраїні, може стати ухвалення резолюції Генеральної асамблеї ООН. Таку думкупід час 15-го щорічного Київського Безпекового Форуму висловив Вільям Тейлор,віцепрезидент Інституту миру (США), посол США в Україні у 2006–2009 роках.</text:p>
      <text:p text:style-name="P4">
— Питання зараз, як саме започаткувати цей процес і які є варіанти, — сказавдипломат.</text:p>
      <text:p text:style-name="P4">
На його думку, <text:span text:style-name="T4">
одним із варіантів</text:span>
 є ухвалення резолюції Генасамблеї ООН.</text:p>
      <text:p text:style-name="P4">
— Цей документ має бути вироблений разом з урядом України і міжнароднимтрибуналом, — сказав Вільям Тейлор.</text:p>
      <text:p text:style-name="P4">
Він зазначив, що для цього «потрібні будуть надзвичайні зусилля, але це можназробити», адже, як нагадав Вільям Тейлор, Україні вдавалося отримуватипідтримку 141 і навіть 143 держав-членів Генасамблеї.</text:p>
      <text:p text:style-name="P4">
Пан Тейлор також підкреслив, що США пропонували ще один механізм початкусудового процесу.</text:p>
      <text:p text:style-name="P4">
— <text:span text:style-name="T4">
Другий варіант</text:span>
 — це менші групи країн, наприклад європейські країни, щомогли б створити міжнародний трибунал. США запропонували гібридний варіант,який не сподобався українцям й іншим. Але в його основі — ідеяінтернаціоналізації національного суду. Тобто це міг би бути український судза міжнародної підтримки, — зазначив він.</text:p>
      <text:p text:style-name="P4">
<text:span text:style-name="T4">
Третім варіантом</text:span>
 Тейлор назвав ідею розгляду позову щодо путіна в одному знаціональних судів третіх країн, наприклад європейському, в юрисдикції яких єзлочин щодо вчинення акту агресії.</text:p>
      <text:p text:style-name="P4">
Окремо експосол висловився і щодо перспектив саміту НАТО для України, якийнезабаром відбудеться у Вільнюсі.</text:p>
      <text:p text:style-name="P4">
— Дана Україні у 2008 році обіцянка (План дій щодо членства. — <text:span text:style-name="T5">
Ред</text:span>
.) можевтілитися нині… Минулого тижня Міністр оборони України запитав нашу невеличкугрупу американських експертів про політику відкритих дверей НАТО. Він сказав:«Де ці двері, ми їх не бачимо». У Вільнюсі ми маємо їх побачити. Я так вважаю,— сказав Вільям Тейлор.</text:p>
      <text:p text:style-name="P4">
Нагадаємо, раніше, Офіс Президента України заявляв, що Україна моженаблизитися до створення міжнародного спеціального трибуналу для керівництварф упродовж найближчих року-півтора за умови збереження нинішнього темпуроботи над цим процесом.</text:p>
      <text:p text:style-name="P4">
Source: <text:a xlink:type="simple" xlink:href="https://armyinform.com.ua/2023/05/27/eksposol-ssha-nazvav-try-varianty-prytyagnennya-putina-do-vidpovidalnosti-za-agresiyu/" text:style-name="Internet_20_link" text:visited-style-name="Visited_20_Internet_20_Link">
https://armyinform.com.ua/2023/05/27/eksposol-ssha-nazvav-try-varianty-prytyagnennya-putina-do-vidpovidalnosti-za-agresiyu/</text:a>
</text:p>
      <!--NEWS-->
      <text:h text:style-name="P10" text:outline-level="1">
<text:span text:style-name="T4">
Спецслужби рф розпочали втілювати провокацію із хімічною зброєю</text:span>
</text:h>
      <text:p text:style-name="P4">
Author: ['АРМІЯINFORM']</text:p>
      <text:p text:style-name="P4">
Time: 2023-05-27T80:00:00-04:00</text:p>
      <text:p text:style-name="P4">
Description: https://www.youtube.com/watch?v=-oUrPBMfS44    З метою зриву контрнаступальних дій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ГУР', 'ПРОВОКАЦІЇ РФ', 'ХІМІЧНА ЗБРОЯ']</text:p>
      <text:p text:style-name="P4">
Category: News</text:p>
      <!--METADATA-->
      <text:p text:style-name="P4">
З метою зриву контрнаступальних дій Сил безпеки і оборони України російськіокупанти 27 травня 2023 року почали реалізовувати провокацію із застосуваннямхімічної зброї на тимчасово окупованих територіях Запорізької області. Про це<text:a xlink:type="simple" xlink:href="https://gur.gov.ua/content/spetssluzhby-rf-rozpochaly-vtiliuvaty-provokatsiiu-iz-khimichnoiu-zbroieiu.html" text:style-name="Internet_20_link" text:visited-style-name="Visited_20_Internet_20_Link">
повідомляє</text:a>
 Головне управління розвідки МОУ.</text:p>
      <text:p text:style-name="P4">
Реальними жертвами ворожої провокації стануть солдати російської окупаційноїармії. Сліди ураження хімічною зброєю на їхніх тілах держава-агресор плануєвикористати як фейковий доказ для звинувачення України.</text:p>
      <text:p text:style-name="P4">
Наголошуємо, що Сили безпеки та оборони України під час бойових дій зросійськими військами використовують лише конвенційні засоби, а черговіпостановки московитських спецслужб не здатні вплинути на подальший перебігподій на фронті.</text:p>
      <text:p text:style-name="P4">
Source: <text:a xlink:type="simple" xlink:href="https://armyinform.com.ua/2023/05/27/speczsluzhby-rf-rozpochaly-vtilyuvaty-provokacziyu-iz-himichnoyu-zbroyeyu/" text:style-name="Internet_20_link" text:visited-style-name="Visited_20_Internet_20_Link">
https://armyinform.com.ua/2023/05/27/speczsluzhby-rf-rozpochaly-vtilyuvaty-provokacziyu-iz-himichnoyu-zbroyeyu/</text:a>
</text:p>
      <!--NEWS-->
      <text:h text:style-name="P10" text:outline-level="1">
<text:span text:style-name="T4">
Все, що відбувається на тимчасово окупованих територіях, стає нам відомо відразу — Василь Малюк</text:span>
</text:h>
      <text:p text:style-name="P4">
Author: ['Олексій Тригуб']</text:p>
      <text:p text:style-name="P4">
Time: 2023-05-27T81:00:00-04:00</text:p>
      <text:p text:style-name="P4">
Description: За словами голови Служби безпеки України генерал-майора Василя Малюка, ворог та й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vasyl-malyuk-sbu.jpg" text:style-name="Internet_20_link" text:visited-style-name="Visited_20_Internet_20_Link">
vasyl-malyuk-sbu.jpg</text:a>
']</text:p>
      <text:p text:style-name="P4">
Tags: ['ВАСИЛЬ МАЛЮК', 'КОЛАБОРАНТИ', 'СБУ']</text:p>
      <text:p text:style-name="P4">
Category: News</text:p>
      <!--METADATA-->
      <text:p text:style-name="P4">
<draw:frame draw:style-name="fr1" draw:name="Image273" text:anchor-type="as-char" svg:width="6.9236in" svg:height="4.611226in" draw:z-index="0">
<draw:image xlink:href="../Images/AРМІЯINFORM/2023-05-27T81-00-00-04-00/vasyl-malyuk-sbu.jpg" xlink:type="simple" xlink:show="embed" xlink:actuate="onLoad" draw:mime-type="image/jpeg"/>
</draw:frame>
Голова СБУ Василь Малюк</text:p>
      <text:p text:style-name="P4">
За словами голови Служби безпеки України генерал-майора Василя Малюка, ворогта його агенти на звільнених територіях не були готові до того рівняпрофесіоналізму документування, який мають на сьогодні українські спецслужби.</text:p>
      <text:p text:style-name="P4">
— У нас уже були зібрані повні томи матеріалів, а вони, знаючи що росіянивідійшли, при цьому залишилися на місці, — розповідає очільник СБУ. — Середних були і колишні поліціянти, і колишні наші співробітники, які формувалиїхні псевдооргани держбезпеки та псевдоправоохоронні структури. Нам вдалося їхзатримати, оголосити їм підозри. Сьогодні ці особи перебувають під вартою,дають покази. Зрозуміло, що хтось у подальшому буде задіяний і в інших нашихконтррозвідувальних іграх — на загал ми цих деталей розповідати не будемо.</text:p>
      <text:p text:style-name="P4">
Також, зазначає генерал-майор Василь Малюк, у нас активно документувавсяперебіг так званого ворожого псевдореферендуму на територіях, де противникнамагався легітимізувати свій триколор. Цікавий момент став відомий ізперехопленого Службою безпеки України документа. У ньому колаборанти жалілисясвоїм кураторам з росії на те, що херсонці не підтримують ідеї приєднання дорф.</text:p>
      <text:p text:style-name="P4">
«У населених пунктах дуже напружена ситуація. Більшість жителів проукраїнськиналаштована, вони в очікуванні звільнення їхньої території формуваннями ЗСУ,агресивно налаштовані проти представників російської влади на місцях», —доповідали зрадники своїм хазяям.</text:p>
      <text:p text:style-name="P4">
Голова Служби безпеки України свідчить, що вже у день проведення так званогоплебісциту у ворога та його поплічників були заздалегідь заготовлені дані щодоявки та результатів «голосування».</text:p>
      <text:p text:style-name="P4">
— Вони навіть не розуміють того, що все це в нас впроваджується у матеріалах!— каже Василь Малюк. — І все — завдяки тому, що вдало використовуються всісучасні методи документування. В тому числі, дозволю собі зауважити, що доскладу злочинних груп колаборантів та зрадників ми вводили наших конфідентів(агентів під прикриттям, — прим. авт.). У нас була ціла низка персоналій, укомірцях яких знаходилися так звані москіти — спеціальні пристрої, якіздійснюють аудіоконтроль, і ми просто в режимі онлайн всі ці речі розуміли,документували та додавали до матеріалів провадження. Вони при всьому цьомурозповідали: от, у нас така явка, у нас все добре! Це все — просто спробалегалізувати ганчірку, триколор, на нашій території, але їм це не вдасться —ні де-юре, ні фактично.</text:p>
      <text:p text:style-name="P4">
Source: <text:a xlink:type="simple" xlink:href="https://armyinform.com.ua/2023/05/27/vse-shho-vidbuvayetsya-na-tymchasovo-okupovanyh-terytoriyah-staye-nam-vidomo-vidrazu-vasyl-malyuk/" text:style-name="Internet_20_link" text:visited-style-name="Visited_20_Internet_20_Link">
https://armyinform.com.ua/2023/05/27/vse-shho-vidbuvayetsya-na-tymchasovo-okupovanyh-terytoriyah-staye-nam-vidomo-vidrazu-vasyl-malyuk/</text:a>
</text:p>
      <!--NEWS-->
      <text:h text:style-name="P10" text:outline-level="1">
<text:span text:style-name="T4">
Як українські військовослужбовці навчались у Польщі воювати на танках Leopard</text:span>
</text:h>
      <text:p text:style-name="P4">
Author: ['АРМІЯINFORM']</text:p>
      <text:p text:style-name="P4">
Time: 2023-05-27T82:00:00-04:00</text:p>
      <text:p text:style-name="P4">
Description: Динамічний сюжет Служби зв’язків з громадськістю операції «UNIFIER»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LEOPARD', 'UNIFIER', 'ВІЙСЬКОВІ НАВЧАННЯ', 'ПОЛЬЩА']</text:p>
      <text:p text:style-name="P4">
Category: News</text:p>
      <!--METADATA-->
      <text:p text:style-name="P4">
Динамічний <text:a xlink:type="simple" xlink:href="https://www.facebook.com/watch/" text:style-name="Internet_20_link" text:visited-style-name="Visited_20_Internet_20_Link">
сюжет</text:a>
 Службизв’язків з громадськістю операції «UNIFIER» Збройних Сил Канади про те якінструктори та інструкторки з «Кінних лорда Страткони» («Королівські канадці»)1-ї Канадської механізованої бригадної групи 3-ї Канадської дивізії ЗбройнихСил Канади в рамках операції UNIFIER Canadian Armed Forces Operations упартнерстві з військовослужбовцями Збройних Сил Польщі та Збройних СилНорвегії навчали українських військовослужбовців основам бронетанковогомистецтва використання танків Leopard у Польщі, щоб відвоювати свою землю збільшою мобільністю та вогневою міццю.</text:p>
      <text:p text:style-name="P4">
Source: <text:a xlink:type="simple" xlink:href="https://armyinform.com.ua/2023/05/27/yak-ukrayinski-vijskovosluzhbovczi-navchalys-osnovam-bronetankovogo-mystecztva-vykorystannya-tankiv-leopard-u-polshhi/" text:style-name="Internet_20_link" text:visited-style-name="Visited_20_Internet_20_Link">
https://armyinform.com.ua/2023/05/27/yak-ukrayinski-vijskovosluzhbovczi-navchalys-osnovam-bronetankovogo-mystecztva-vykorystannya-tankiv-leopard-u-polshhi/</text:a>
</text:p>
      <!--NEWS-->
      <text:h text:style-name="P10" text:outline-level="1">
<text:span text:style-name="T4">
Окупанти зі ствольної артилерії обстріляли місто Глухів на Сумщині</text:span>
</text:h>
      <text:p text:style-name="P4">
Author: ['АРМІЯINFORM']</text:p>
      <text:p text:style-name="P4">
Time: 2023-05-27T83:00:00-04:00</text:p>
      <text:p text:style-name="P4">
Description: За процесуального керівництва Сумської обласної прокуратури розпочато досудов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5444862730315093725-y.jpg" text:style-name="Internet_20_link" text:visited-style-name="Visited_20_Internet_20_Link">
photo-5444862730315093725-y.jpg</text:a>
', '<text:a xlink:type="simple" xlink:href="https://armyinform.com.ua/wp-content/uploads/2023/05/photo-5444862730315093727-y-150x150.jpg" text:style-name="Internet_20_link" text:visited-style-name="Visited_20_Internet_20_Link">
photo-5444862730315093727-y-150x150.jpg</text:a>
', '<text:a xlink:type="simple" xlink:href="https://armyinform.com.ua/wp-content/uploads/2023/05/photo-5444862730315093728-y-150x150.jpg" text:style-name="Internet_20_link" text:visited-style-name="Visited_20_Internet_20_Link">
photo-5444862730315093728-y-150x150.jpg</text:a>
']</text:p>
      <text:p text:style-name="P4">
Tags: ['STOPRUSSIA', 'АГРЕСІЯ РФ', 'ВТОРГНЕННЯ РФ', 'ОБСТРІЛ', 'СУМЩИНА']</text:p>
      <text:p text:style-name="P4">
Category: News</text:p>
      <!--METADATA-->
      <text:p text:style-name="P4">
<draw:frame draw:style-name="fr1" draw:name="Image274" text:anchor-type="as-char" svg:width="6.9236in" svg:height="3.11562in" draw:z-index="0">
<draw:image xlink:href="../Images/AРМІЯINFORM/2023-05-27T83-00-00-04-00/photo-5444862730315093725-y.jpg" xlink:type="simple" xlink:show="embed" xlink:actuate="onLoad" draw:mime-type="image/jpeg"/>
</draw:frame>
</text:p>
      <text:p text:style-name="P4">
За процесуального керівництва Сумської обласної прокуратури розпочато досудоверозслідування за фактом порушення законів та звичаїв війни (ч. 1 ст. 438 ККУкраїни). Про це <text:a xlink:type="simple" xlink:href="https://www.gp.gov.ua/ua/posts/okupanti-zi-stvolnoyi-artileriyi-obstrilyali-misto-gluxiv-na-sumshhini-prokurori-dokumentuyut-naslidki" text:style-name="Internet_20_link" text:visited-style-name="Visited_20_Internet_20_Link">
повідомляє</text:a>
 Офіс Генерального прокурора України.</text:p>
      <text:p text:style-name="P4">
За даними слідства, 27 травня 2023 року вночі окупанти з території російськоїфедерації зі ствольної артилерії обстріляли цивільну інфраструктуру містаГлухів.</text:p>
      <text:p text:style-name="P4">
Внаслідок обстрілу пошкоджено дах багатоповерхівки, у трьох приватних будинкахповилітали вікна, уламками посічені паркани та стіни.</text:p>
      <text:p text:style-name="P4">
Прокурори у взаємодії з іншими правоохоронцями документують наслідкиобстрілів. Досудове розслідування здійснюється слідчими Управління СБУ вСумській області.</text:p>
      <text:p text:style-name="P4">
<text:a xlink:type="simple" xlink:href="https://armyinform.com.ua/wp-content/uploads/2023/05/photo-5444862730315093727-y.jpg" text:style-name="Internet_20_link" text:visited-style-name="Visited_20_Internet_20_Link">
<draw:frame draw:style-name="fr1" draw:name="Image275" text:anchor-type="as-char" svg:width="6.9236in" svg:height="6.9236in" draw:z-index="0">
<draw:image xlink:href="../Images/AРМІЯINFORM/2023-05-27T83-00-00-04-00/photo-5444862730315093727-y-150x150.jpg" xlink:type="simple" xlink:show="embed" xlink:actuate="onLoad" draw:mime-type="image/jpeg"/>
</draw:frame>
</text:a>
</text:p>
      <text:p text:style-name="P4">
<text:a xlink:type="simple" xlink:href="https://armyinform.com.ua/wp-content/uploads/2023/05/photo-5444862730315093728-y.jpg" text:style-name="Internet_20_link" text:visited-style-name="Visited_20_Internet_20_Link">
<draw:frame draw:style-name="fr1" draw:name="Image276" text:anchor-type="as-char" svg:width="6.9236in" svg:height="6.9236in" draw:z-index="0">
<draw:image xlink:href="../Images/AРМІЯINFORM/2023-05-27T83-00-00-04-00/photo-5444862730315093728-y-150x150.jpg" xlink:type="simple" xlink:show="embed" xlink:actuate="onLoad" draw:mime-type="image/jpeg"/>
</draw:frame>
</text:a>
</text:p>
      <text:p text:style-name="P4">
Source: <text:a xlink:type="simple" xlink:href="https://armyinform.com.ua/2023/05/27/okupanty-zi-stvolnoyi-artyleriyi-obstrilyaly-misto-gluhiv-na-sumshhyni/" text:style-name="Internet_20_link" text:visited-style-name="Visited_20_Internet_20_Link">
https://armyinform.com.ua/2023/05/27/okupanty-zi-stvolnoyi-artyleriyi-obstrilyaly-misto-gluhiv-na-sumshhyni/</text:a>
</text:p>
      <!--NEWS-->
      <text:h text:style-name="P10" text:outline-level="1">
<text:span text:style-name="T4">
На околицях Бахмут знищено російський «Град» за допомогою безпілотників</text:span>
</text:h>
      <text:p text:style-name="P4">
Author: ['АРМІЯINFORM']</text:p>
      <text:p text:style-name="P4">
Time: 2023-05-27T84:00:00-04:00</text:p>
      <text:p text:style-name="P4">
Description: На Бахмутському напрямку Сили оборони України за допомогою дрона-камікадзе «Пега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drony-1.jpg" text:style-name="Internet_20_link" text:visited-style-name="Visited_20_Internet_20_Link">
drony-1.jpg</text:a>
']</text:p>
      <text:p text:style-name="P4">
Tags: ['UNITED24', 'АРМІЯ ДРОНІВ', 'ГРАД', 'ЗНИЩЕННЯ ВОЄННОЇ ТЕХНІКИ ЗС РФ']</text:p>
      <text:p text:style-name="P4">
Category: News</text:p>
      <!--METADATA-->
      <text:p text:style-name="P4">
<draw:frame draw:style-name="fr1" draw:name="Image277" text:anchor-type="as-char" svg:width="6.9236in" svg:height="4.604194in" draw:z-index="0">
<draw:image xlink:href="../Images/AРМІЯINFORM/2023-05-27T84-00-00-04-00/drony-1.jpg" xlink:type="simple" xlink:show="embed" xlink:actuate="onLoad" draw:mime-type="image/jpeg"/>
</draw:frame>
</text:p>
      <text:p text:style-name="P4">
На Бахмутському напрямку Сили оборони України за допомогою дрона-камікадзе«Пегас» знищили ворожий «Град».</text:p>
      <text:p text:style-name="P4">
Про це віцепрем’єр-міністр з інновацій, розвитку освіти, науки та технологійМихайло Федоров<text:a xlink:type="simple" xlink:href="https://t.me/zedigital/3177" text:style-name="Internet_20_link" text:visited-style-name="Visited_20_Internet_20_Link">
повідомив</text:a>
у Телеграмі.</text:p>
      <text:p text:style-name="P4">
«Це результат ефективної роботи спецпризначенців двома потужнимибезпілотниками-камікадзе „Пегас“ від Армії дронів», — зазначив він.</text:p>
      <text:p text:style-name="P4">
За словами Михайла Федорова, обстрілявши позиції наших військових, росіянинамагалися швидко втекти з місця злочину та сховатися. Але це складно зробити,коли працюють «Пегаси». Одна «пташка» влученням у ходову частину зупинила«Град», інша — остаточно добила.</text:p>
      <text:p text:style-name="P4">
Source: <text:a xlink:type="simple" xlink:href="https://armyinform.com.ua/2023/05/27/na-okolyczyah-bahmut-znyshheno-rosijskyj-grad-za-dopomogoyu-bezpilotnykiv/" text:style-name="Internet_20_link" text:visited-style-name="Visited_20_Internet_20_Link">
https://armyinform.com.ua/2023/05/27/na-okolyczyah-bahmut-znyshheno-rosijskyj-grad-za-dopomogoyu-bezpilotnykiv/</text:a>
</text:p>
      <!--NEWS-->
      <text:h text:style-name="P10" text:outline-level="1">
<text:span text:style-name="T4">
Наші захисники протягом доби відбили 13 ворожих атак</text:span>
</text:h>
      <text:p text:style-name="P4">
Author: ['АРМІЯINFORM']</text:p>
      <text:p text:style-name="P4">
Time: 2023-05-27T85:00:00-04:00</text:p>
      <text:p text:style-name="P4">
Description: Противник продовжує зосереджувати основні зусилля на спробах повного захопл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zsu.jpg" text:style-name="Internet_20_link" text:visited-style-name="Visited_20_Internet_20_Link">
zsu.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278" text:anchor-type="as-char" svg:width="6.9236in" svg:height="3.894525in" draw:z-index="0">
<draw:image xlink:href="../Images/AРМІЯINFORM/2023-05-27T85-00-00-04-00/zsu.jpg" xlink:type="simple" xlink:show="embed" xlink:actuate="onLoad" draw:mime-type="image/jpeg"/>
</draw:frame>
 <text:span text:style-name="T4">
🔥 Ситуаціящодо російського вторгнення</text:span>
</text:p>
      <text:p text:style-name="P4">
Противник продовжує зосереджувати основні зусилля на спробах повногозахоплення Луганської та Донецької областей. Протягом цієї доби підрозділи силоборони відбили 13 ворожих атак.</text:p>
      <text:p text:style-name="P4">
Про це у Facebook<text:a xlink:type="simple" xlink:href="https://www.facebook.com/GeneralStaff.ua/posts/pfbid0bAfbHGBPWQGST7z4TtmmwesUhEwWtcgH6K54DpuvQHcxyBknA3zCo4Nmy4keMCGSl" text:style-name="Internet_20_link" text:visited-style-name="Visited_20_Internet_20_Link">
повідомляє</text:a>
Генеральний штаб ЗСУ.</text:p>
      <text:p text:style-name="P4">
«На Бахмутському напрямку протягом доби противник вів безуспішні наступальнідії західніше Хромового. Від ворожих обстрілів постраждали Васюківка,Привілля, Оріхово-Василівка, Григорівка, Богданівка, Часів Яр, Іванівське,Ступочки, Предтечине та Північне Донецької області. На Мар’їнському напрямкунаші захисники відбили 7 атак противника в районі міста Мар’їнка. В той жечас, ворожих обстрілів зазнали Георгіївка, Мар’їнка та Побєда Донецькоїобласті», — йдеться у повідомленні.</text:p>
      <text:p text:style-name="P4">
Source: <text:a xlink:type="simple" xlink:href="https://armyinform.com.ua/2023/05/27/nashi-zahysnyky-protyagom-doby-vidbyly-13-vorozhyh-atak/" text:style-name="Internet_20_link" text:visited-style-name="Visited_20_Internet_20_Link">
https://armyinform.com.ua/2023/05/27/nashi-zahysnyky-protyagom-doby-vidbyly-13-vorozhyh-atak/</text:a>
</text:p>
      <!--NEWS-->
      <text:h text:style-name="P10" text:outline-level="1">
<text:span text:style-name="T4">
Генеральний штаб надав нові дані щодо втрат противника</text:span>
</text:h>
      <text:p text:style-name="P4">
Author: ['АРМІЯINFORM']</text:p>
      <text:p text:style-name="P4">
Time: 2023-05-27T86:00:00-04:00</text:p>
      <text:p text:style-name="P4">
Description: У зв’язку з постійним надходженням уточнених розвідувальних даних, виникла потреб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520986_1300164567525589_6375236597226587463_n.jpg" text:style-name="Internet_20_link" text:visited-style-name="Visited_20_Internet_20_Link">
349520986_1300164567525589_6375236597226587463_n.jpg</text:a>
']</text:p>
      <text:p text:style-name="P4">
Tags: ['ВТРАТИ ПРОТИВНИКА', 'ГШ ЗСУ']</text:p>
      <text:p text:style-name="P4">
Category: News</text:p>
      <!--METADATA-->
      <text:p text:style-name="P4">
<draw:frame draw:style-name="fr1" draw:name="Image279" text:anchor-type="as-char" svg:width="6.9236in" svg:height="9.208446in" draw:z-index="0">
<draw:image xlink:href="../Images/AРМІЯINFORM/2023-05-27T86-00-00-04-00/349520986_1300164567525589_6375236597226587463_n.jpg" xlink:type="simple" xlink:show="embed" xlink:actuate="onLoad" draw:mime-type="image/jpeg"/>
</draw:frame>
</text:p>
      <text:p text:style-name="P4">
У зв’язку з постійним надходженням уточнених розвідувальних даних, виниклапотреба коригування деяких позицій загальних втрат противника.</text:p>
      <text:p text:style-name="P4">
Публікуємо скориговані цифри з урахуванням всіх наявних на цей час уточнень запопередній період з 24 лютого 2022 року.</text:p>
      <text:p text:style-name="P4">
Уточнення — це завжди десь «мінус», а десь — «плюс». Просимо це зрозуміти.</text:p>
      <text:p text:style-name="P4">
Завтра, до цих, ВЖЕ СКОРИГОВАНИХ ЦИФР, будуть додані втрати ворога запопередню добу.</text:p>
      <text:p text:style-name="P4">
Дякуємо за розуміння.</text:p>
      <text:p text:style-name="P4">
<text:span text:style-name="T4">
Джерело:</text:span>
 <text:a xlink:type="simple" xlink:href="https://www.facebook.com/GeneralStaff.ua/posts/pfbid07hj9h9cgJshUQxTRGWsKpv4Mpq1YActfTSsJi64nwxV3eCkSADTij6ntBjhmJ6mHl" text:style-name="Internet_20_link" text:visited-style-name="Visited_20_Internet_20_Link">
Генеральний штабЗСУ</text:a>
</text:p>
      <text:p text:style-name="P4">
Source: <text:a xlink:type="simple" xlink:href="https://armyinform.com.ua/2023/05/27/generalnyj-shtab-nadav-novi-dani-shhodo-vtrat-protyvnyka/" text:style-name="Internet_20_link" text:visited-style-name="Visited_20_Internet_20_Link">
https://armyinform.com.ua/2023/05/27/generalnyj-shtab-nadav-novi-dani-shhodo-vtrat-protyvnyka/</text:a>
</text:p>
      <!--NEWS-->
      <text:h text:style-name="P10" text:outline-level="1">
<text:span text:style-name="T4">
У тимчасово окупованому Луганську росіяни передали пологовий будинок у розпорядження ПВК «вагнер»</text:span>
</text:h>
      <text:p text:style-name="P4">
Author: ['АРМІЯINFORM']</text:p>
      <text:p text:style-name="P4">
Time: 2023-05-27T87:00:00-04:00</text:p>
      <text:p text:style-name="P4">
Description: У тимчасово окупованому Луганську російські окупанти продовжують переобладнуват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okupanty-zaporizhzhya.jpg" text:style-name="Internet_20_link" text:visited-style-name="Visited_20_Internet_20_Link">
okupanty-zaporizhzhya.jpg</text:a>
']</text:p>
      <text:p text:style-name="P4">
Tags: ['STOPRUSSIA', 'АГРЕСІЯ РФ', 'ВТОРГНЕННЯ РФ', 'ГШ ЗСУ', 'ОПЕРАТИВНА ІНФОРМАЦІЯ']</text:p>
      <text:p text:style-name="P4">
Category: News</text:p>
      <!--METADATA-->
      <text:p text:style-name="P4">
<draw:frame draw:style-name="fr1" draw:name="Image280" text:anchor-type="as-char" svg:width="6.9236in" svg:height="4.330592in" draw:z-index="0">
<draw:image xlink:href="../Images/AРМІЯINFORM/2023-05-27T87-00-00-04-00/okupanty-zaporizhzhya.jpg" xlink:type="simple" xlink:show="embed" xlink:actuate="onLoad" draw:mime-type="image/jpeg"/>
</draw:frame>
 Ілюстративне фото <text:span text:style-name="T4">
🔥 Ситуація щодо російського вторгнення</text:span>
</text:p>
      <text:p text:style-name="P4">
У тимчасово окупованому Луганську російські окупанти продовжуютьпереобладнувати місцеві медичні заклади під свої потреби. Нещодавно доЗалізничної лікарні, де лікують поранених загарбників, додатково було завезеноліжка та обладнання. Крім того, у тому ж Луганську окупанти передали пологовийбудинок № 2 у розпорядження ПВК «вагнер».</text:p>
      <text:p text:style-name="P4">
Про це у Facebook<text:a xlink:type="simple" xlink:href="https://www.facebook.com/GeneralStaff.ua/posts/pfbid0bAfbHGBPWQGST7z4TtmmwesUhEwWtcgH6K54DpuvQHcxyBknA3zCo4Nmy4keMCGSl" text:style-name="Internet_20_link" text:visited-style-name="Visited_20_Internet_20_Link">
повідомляє</text:a>
Генеральний штаб ЗСУ.</text:p>
      <text:p text:style-name="P4">
«російські загарбники цинічно продовжують здійснювати незаконне вивезеннядітей із тимчасово захоплених територій Луганської області. В окремихнаселених пунктах Щастинського району окупанти анонсували так званийвідпочинок для школярів у літніх таборах на території російської федерації», —йдеться в повідомленні.</text:p>
      <text:p text:style-name="P4">
Source: <text:a xlink:type="simple" xlink:href="https://armyinform.com.ua/2023/05/27/u-lugansku-okupanty-peredaly-pologovyj-budynok-u-rozporyadzhennya-pvk-vagner/" text:style-name="Internet_20_link" text:visited-style-name="Visited_20_Internet_20_Link">
https://armyinform.com.ua/2023/05/27/u-lugansku-okupanty-peredaly-pologovyj-budynok-u-rozporyadzhennya-pvk-vagner/</text:a>
</text:p>
      <!--NEWS-->
      <text:h text:style-name="P10" text:outline-level="1">
<text:span text:style-name="T4">
Гурт «СКАЙ» передав майже 800 000 гривень Національній програмі «Врятуй кінцівку»</text:span>
</text:h>
      <text:p text:style-name="P4">
Author: ['Тетяна Головатюк']</text:p>
      <text:p text:style-name="P4">
Time: 2023-05-27T88:00:00-04:00</text:p>
      <text:p text:style-name="P4">
Description: Один із найпопулярніших рок-гуртів України СКАЙ дав великий концерт у столичному Палац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olovna-84.jpg" text:style-name="Internet_20_link" text:visited-style-name="Visited_20_Internet_20_Link">
golovna-84.jpg</text:a>
', '<text:a xlink:type="simple" xlink:href="https://armyinform.com.ua/wp-content/uploads/2023/05/foto-1-18-150x150.jpg" text:style-name="Internet_20_link" text:visited-style-name="Visited_20_Internet_20_Link">
foto-1-18-150x150.jpg</text:a>
', '<text:a xlink:type="simple" xlink:href="https://armyinform.com.ua/wp-content/uploads/2023/05/foto-2-23-150x150.jpg" text:style-name="Internet_20_link" text:visited-style-name="Visited_20_Internet_20_Link">
foto-2-23-150x150.jpg</text:a>
', '<text:a xlink:type="simple" xlink:href="https://armyinform.com.ua/wp-content/uploads/2023/05/foto-3-21-150x150.jpg" text:style-name="Internet_20_link" text:visited-style-name="Visited_20_Internet_20_Link">
foto-3-21-150x150.jpg</text:a>
', '<text:a xlink:type="simple" xlink:href="https://armyinform.com.ua/wp-content/uploads/2023/05/foto-4-17-150x150.jpg" text:style-name="Internet_20_link" text:visited-style-name="Visited_20_Internet_20_Link">
foto-4-17-150x150.jpg</text:a>
', '<text:a xlink:type="simple" xlink:href="https://armyinform.com.ua/wp-content/uploads/2023/05/foto-5-1-1-150x150.jpg" text:style-name="Internet_20_link" text:visited-style-name="Visited_20_Internet_20_Link">
foto-5-1-1-150x150.jpg</text:a>
', '<text:a xlink:type="simple" xlink:href="https://armyinform.com.ua/wp-content/uploads/2023/05/foto-6-13-150x150.jpg" text:style-name="Internet_20_link" text:visited-style-name="Visited_20_Internet_20_Link">
foto-6-13-150x150.jpg</text:a>
', '<text:a xlink:type="simple" xlink:href="https://armyinform.com.ua/wp-content/uploads/2023/05/foto-7-8-150x150.jpg" text:style-name="Internet_20_link" text:visited-style-name="Visited_20_Internet_20_Link">
foto-7-8-150x150.jpg</text:a>
', '<text:a xlink:type="simple" xlink:href="https://armyinform.com.ua/wp-content/uploads/2023/05/foto-8-6-150x150.jpg" text:style-name="Internet_20_link" text:visited-style-name="Visited_20_Internet_20_Link">
foto-8-6-150x150.jpg</text:a>
', '<text:a xlink:type="simple" xlink:href="https://armyinform.com.ua/wp-content/uploads/2023/05/foto-9-4-150x150.jpg" text:style-name="Internet_20_link" text:visited-style-name="Visited_20_Internet_20_Link">
foto-9-4-150x150.jpg</text:a>
', '<text:a xlink:type="simple" xlink:href="https://armyinform.com.ua/wp-content/uploads/2023/05/foto-10-5-150x150.jpg" text:style-name="Internet_20_link" text:visited-style-name="Visited_20_Internet_20_Link">
foto-10-5-150x150.jpg</text:a>
']</text:p>
      <text:p text:style-name="P4">
Tags: ['ДОПОМОГА', 'КОНЦЕРТ', 'СКАЙ']</text:p>
      <text:p text:style-name="P4">
Category: News</text:p>
      <!--METADATA-->
      <text:p text:style-name="P4">
<draw:frame draw:style-name="fr1" draw:name="Image281" text:anchor-type="as-char" svg:width="6.9236in" svg:height="4.615733in" draw:z-index="0">
<draw:image xlink:href="../Images/AРМІЯINFORM/2023-05-27T88-00-00-04-00/golovna-84.jpg" xlink:type="simple" xlink:show="embed" xlink:actuate="onLoad" draw:mime-type="image/jpeg"/>
</draw:frame>
</text:p>
      <text:p text:style-name="P4">
Один із найпопулярніших рок-гуртів України СКАЙ дав великий концерт устоличному Палаці спорту. За 22 роки існування групи це перший концертниймайданчик такого масштабу.</text:p>
      <text:p text:style-name="P4">
Протягом трьох годин тисячі шанувальників насолоджувалися живим звуком,світловим шоу, неповторним вокалом зіркових дуетів, військовим симфонічниморкестром та енергетикою фронтмена гурту Олега Собчука.</text:p>
      <text:p text:style-name="P4">
Головна мета концерту — зібрати кошти для участі ветеранської збірної Українив «Іграх Нескорених» та програми «Врятуй кінцівку».</text:p>
      <text:p text:style-name="P4">
<text:a xlink:type="simple" xlink:href="https://armyinform.com.ua/wp-content/uploads/2023/05/foto-1-18.jpg" text:style-name="Internet_20_link" text:visited-style-name="Visited_20_Internet_20_Link">
<draw:frame draw:style-name="fr1" draw:name="Image282" text:anchor-type="as-char" svg:width="6.9236in" svg:height="6.9236in" draw:z-index="0">
<draw:image xlink:href="../Images/AРМІЯINFORM/2023-05-27T88-00-00-04-00/foto-1-18-150x150.jpg" xlink:type="simple" xlink:show="embed" xlink:actuate="onLoad" draw:mime-type="image/jpeg"/>
</draw:frame>
</text:a>
</text:p>
      <text:p text:style-name="P4">
<text:a xlink:type="simple" xlink:href="https://armyinform.com.ua/wp-content/uploads/2023/05/foto-2-23.jpg" text:style-name="Internet_20_link" text:visited-style-name="Visited_20_Internet_20_Link">
<draw:frame draw:style-name="fr1" draw:name="Image283" text:anchor-type="as-char" svg:width="6.9236in" svg:height="6.9236in" draw:z-index="0">
<draw:image xlink:href="../Images/AРМІЯINFORM/2023-05-27T88-00-00-04-00/foto-2-23-150x150.jpg" xlink:type="simple" xlink:show="embed" xlink:actuate="onLoad" draw:mime-type="image/jpeg"/>
</draw:frame>
</text:a>
</text:p>
      <text:p text:style-name="P4">
<text:a xlink:type="simple" xlink:href="https://armyinform.com.ua/wp-content/uploads/2023/05/foto-3-21.jpg" text:style-name="Internet_20_link" text:visited-style-name="Visited_20_Internet_20_Link">
<draw:frame draw:style-name="fr1" draw:name="Image284" text:anchor-type="as-char" svg:width="6.9236in" svg:height="6.9236in" draw:z-index="0">
<draw:image xlink:href="../Images/AРМІЯINFORM/2023-05-27T88-00-00-04-00/foto-3-21-150x150.jpg" xlink:type="simple" xlink:show="embed" xlink:actuate="onLoad" draw:mime-type="image/jpeg"/>
</draw:frame>
</text:a>
</text:p>
      <text:p text:style-name="P4">
<text:a xlink:type="simple" xlink:href="https://armyinform.com.ua/wp-content/uploads/2023/05/foto-4-17.jpg" text:style-name="Internet_20_link" text:visited-style-name="Visited_20_Internet_20_Link">
<draw:frame draw:style-name="fr1" draw:name="Image285" text:anchor-type="as-char" svg:width="6.9236in" svg:height="6.9236in" draw:z-index="0">
<draw:image xlink:href="../Images/AРМІЯINFORM/2023-05-27T88-00-00-04-00/foto-4-17-150x150.jpg" xlink:type="simple" xlink:show="embed" xlink:actuate="onLoad" draw:mime-type="image/jpeg"/>
</draw:frame>
</text:a>
</text:p>
      <text:p text:style-name="P4">
<text:a xlink:type="simple" xlink:href="https://armyinform.com.ua/wp-content/uploads/2023/05/foto-5-1-1.jpg" text:style-name="Internet_20_link" text:visited-style-name="Visited_20_Internet_20_Link">
<draw:frame draw:style-name="fr1" draw:name="Image286" text:anchor-type="as-char" svg:width="6.9236in" svg:height="6.9236in" draw:z-index="0">
<draw:image xlink:href="../Images/AРМІЯINFORM/2023-05-27T88-00-00-04-00/foto-5-1-1-150x150.jpg" xlink:type="simple" xlink:show="embed" xlink:actuate="onLoad" draw:mime-type="image/jpeg"/>
</draw:frame>
</text:a>
</text:p>
      <text:p text:style-name="P4">
<text:a xlink:type="simple" xlink:href="https://armyinform.com.ua/wp-content/uploads/2023/05/foto-6-13.jpg" text:style-name="Internet_20_link" text:visited-style-name="Visited_20_Internet_20_Link">
<draw:frame draw:style-name="fr1" draw:name="Image287" text:anchor-type="as-char" svg:width="6.9236in" svg:height="6.9236in" draw:z-index="0">
<draw:image xlink:href="../Images/AРМІЯINFORM/2023-05-27T88-00-00-04-00/foto-6-13-150x150.jpg" xlink:type="simple" xlink:show="embed" xlink:actuate="onLoad" draw:mime-type="image/jpeg"/>
</draw:frame>
</text:a>
</text:p>
      <text:p text:style-name="P4">
<text:a xlink:type="simple" xlink:href="https://armyinform.com.ua/wp-content/uploads/2023/05/foto-7-8-scaled.jpg" text:style-name="Internet_20_link" text:visited-style-name="Visited_20_Internet_20_Link">
<draw:frame draw:style-name="fr1" draw:name="Image288" text:anchor-type="as-char" svg:width="6.9236in" svg:height="6.9236in" draw:z-index="0">
<draw:image xlink:href="../Images/AРМІЯINFORM/2023-05-27T88-00-00-04-00/foto-7-8-150x150.jpg" xlink:type="simple" xlink:show="embed" xlink:actuate="onLoad" draw:mime-type="image/jpeg"/>
</draw:frame>
</text:a>
</text:p>
      <text:p text:style-name="P4">
<text:a xlink:type="simple" xlink:href="https://armyinform.com.ua/wp-content/uploads/2023/05/foto-8-6-scaled.jpg" text:style-name="Internet_20_link" text:visited-style-name="Visited_20_Internet_20_Link">
<draw:frame draw:style-name="fr1" draw:name="Image289" text:anchor-type="as-char" svg:width="6.9236in" svg:height="6.9236in" draw:z-index="0">
<draw:image xlink:href="../Images/AРМІЯINFORM/2023-05-27T88-00-00-04-00/foto-8-6-150x150.jpg" xlink:type="simple" xlink:show="embed" xlink:actuate="onLoad" draw:mime-type="image/jpeg"/>
</draw:frame>
</text:a>
</text:p>
      <text:p text:style-name="P4">
— 30 гривень із кожного проданого квитка будуть направлені на реабілітаціюветеранів через спорт і забезпечення національної збірної України в «ІграхНескорених» у Дюссельдорфі цієї осені. Українські захисники та захисниці, якідістали поранення та травми під час бойових дій, представлять нашу країну йвійсько на міжнародних змаганнях з адаптивних видів спорту для ветеранів, —сказав Олег Собчук під час виступу.</text:p>
      <text:p text:style-name="P4">
Керівник ветеранського відділу фонду «Повернись живим» Тарас Ковалик таВолодимир Турчин — керівник проєкту «Підтримай Нескорених» зі сцени подякувалигурту та особисто Олегу Собчуку за їхню творчість, яка допомагає військовим.Сума зборів буде оприлюднена на сторінках гурту «СКАЙ» у соцмережах післяздійснення грошового переказу.</text:p>
      <text:p text:style-name="P4">
<text:a xlink:type="simple" xlink:href="https://armyinform.com.ua/wp-content/uploads/2023/05/foto-9-4.jpg" text:style-name="Internet_20_link" text:visited-style-name="Visited_20_Internet_20_Link">
<draw:frame draw:style-name="fr1" draw:name="Image290" text:anchor-type="as-char" svg:width="6.9236in" svg:height="6.9236in" draw:z-index="0">
<draw:image xlink:href="../Images/AРМІЯINFORM/2023-05-27T88-00-00-04-00/foto-9-4-150x150.jpg" xlink:type="simple" xlink:show="embed" xlink:actuate="onLoad" draw:mime-type="image/jpeg"/>
</draw:frame>
</text:a>
</text:p>
      <text:p text:style-name="P4">
<text:a xlink:type="simple" xlink:href="https://armyinform.com.ua/wp-content/uploads/2023/05/foto-10-5.jpg" text:style-name="Internet_20_link" text:visited-style-name="Visited_20_Internet_20_Link">
<draw:frame draw:style-name="fr1" draw:name="Image291" text:anchor-type="as-char" svg:width="6.9236in" svg:height="6.9236in" draw:z-index="0">
<draw:image xlink:href="../Images/AРМІЯINFORM/2023-05-27T88-00-00-04-00/foto-10-5-150x150.jpg" xlink:type="simple" xlink:show="embed" xlink:actuate="onLoad" draw:mime-type="image/jpeg"/>
</draw:frame>
</text:a>
</text:p>
      <text:p text:style-name="P4">
Крім того, на концерті був здійснений збір на операції військовим дляНаціональної програми «Врятуй кінцівку», місія якої — зменшення інвалідизаціїукраїнців, що пов’язана з травмами кінцівок, яких вони зазнали внаслідоквійни. У квітні цього року фронтмен гурту Олег Собчук став амбасадоромпрограми «Врятуй кінцівку».</text:p>
      <text:p text:style-name="P4">
Кошти розміром майже 800 000 гривень, отримані в благодійному турі «Напролом»,що відбувся у 23 містах України, також будуть направлені на проведенняоперацій для поранених військових. Автор програми Сергій Сошинський отримаввід Олега Собчука сертифікат, що засвідчує передачу коштів.</text:p>
      <text:p text:style-name="P4">
<text:span text:style-name="T5">
Фото автора</text:span>
</text:p>
      <text:p text:style-name="P4">
Source: <text:a xlink:type="simple" xlink:href="https://armyinform.com.ua/2023/05/27/gurt-skaj-peredav-majzhe-800-000-gryven-naczionalnij-programi-vryatuj-kinczivku/" text:style-name="Internet_20_link" text:visited-style-name="Visited_20_Internet_20_Link">
https://armyinform.com.ua/2023/05/27/gurt-skaj-peredav-majzhe-800-000-gryven-naczionalnij-programi-vryatuj-kinczivku/</text:a>
</text:p>
      <!--NEWS-->
      <text:h text:style-name="P10" text:outline-level="1">
<text:span text:style-name="T4">
Переговори про визволення полонених ведуться з суб’єктами у рф і на ТОТ України — Координаційний штаб</text:span>
</text:h>
      <text:p text:style-name="P4">
Author: ['АРМІЯINFORM']</text:p>
      <text:p text:style-name="P4">
Time: 2023-05-27T89:00:00-04:00</text:p>
      <text:p text:style-name="P4">
Description: У Координаційному штабі з питань поводження з військовополоненими зауваж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kooord.jpeg" text:style-name="Internet_20_link" text:visited-style-name="Visited_20_Internet_20_Link">
kooord.jpeg</text:a>
', '<text:a xlink:type="simple" xlink:href="https://armyinform.com.ua/wp-content/uploads/2023/05/kooord2-150x150.jpeg" text:style-name="Internet_20_link" text:visited-style-name="Visited_20_Internet_20_Link">
kooord2-150x150.jpeg</text:a>
', '<text:a xlink:type="simple" xlink:href="https://armyinform.com.ua/wp-content/uploads/2023/05/kooord3-150x150.jpeg" text:style-name="Internet_20_link" text:visited-style-name="Visited_20_Internet_20_Link">
kooord3-150x150.jpeg</text:a>
', '<text:a xlink:type="simple" xlink:href="https://armyinform.com.ua/wp-content/uploads/2023/05/kooord4-150x150.jpeg" text:style-name="Internet_20_link" text:visited-style-name="Visited_20_Internet_20_Link">
kooord4-150x150.jpeg</text:a>
', '<text:a xlink:type="simple" xlink:href="https://armyinform.com.ua/wp-content/uploads/2023/05/koord5-150x150.jpeg" text:style-name="Internet_20_link" text:visited-style-name="Visited_20_Internet_20_Link">
koord5-150x150.jpeg</text:a>
']</text:p>
      <text:p text:style-name="P4">
Tags: ['STOPRUSSIA', 'АГРЕСІЯ РФ', 'ВТОРГНЕННЯ РФ', 'КООРДИНАЦІЙНИЙ ШТАБ']</text:p>
      <text:p text:style-name="P4">
Category: News</text:p>
      <!--METADATA-->
      <text:p text:style-name="P4">
<draw:frame draw:style-name="fr1" draw:name="Image292" text:anchor-type="as-char" svg:width="6.9236in" svg:height="3.894525in" draw:z-index="0">
<draw:image xlink:href="../Images/AРМІЯINFORM/2023-05-27T89-00-00-04-00/kooord.jpeg" xlink:type="simple" xlink:show="embed" xlink:actuate="onLoad" draw:mime-type="image/jpeg"/>
</draw:frame>
</text:p>
      <text:p text:style-name="P4">
У Координаційному штабі з питань поводження з військовополоненими зауважили,що переговори про визволення українських військових ведуться з різнимисуб’єктами як на території рф, так і на тимчасово захоплених українськихтериторіях.</text:p>
      <text:p text:style-name="P4">
Про це <text:a xlink:type="simple" xlink:href="https://t.me/Koord_shtab/1131" text:style-name="Internet_20_link" text:visited-style-name="Visited_20_Internet_20_Link">
повідомив</text:a>
 Координаційний штаб з питаньповодження з військовополоненими.</text:p>
      <text:p text:style-name="P4">
У штабі відбулася зустріч із родинами військовослужбовців Окремоїпрезидентської бригади імені гетьмана Богдана Хмельницького.</text:p>
      <text:p text:style-name="P4">
<text:a xlink:type="simple" xlink:href="https://armyinform.com.ua/wp-content/uploads/2023/05/kooord2.jpeg" text:style-name="Internet_20_link" text:visited-style-name="Visited_20_Internet_20_Link">
<draw:frame draw:style-name="fr1" draw:name="Image293" text:anchor-type="as-char" svg:width="6.9236in" svg:height="6.9236in" draw:z-index="0">
<draw:image xlink:href="../Images/AРМІЯINFORM/2023-05-27T89-00-00-04-00/kooord2-150x150.jpeg" xlink:type="simple" xlink:show="embed" xlink:actuate="onLoad" draw:mime-type="image/jpeg"/>
</draw:frame>
</text:a>
</text:p>
      <text:p text:style-name="P4">
<text:a xlink:type="simple" xlink:href="https://armyinform.com.ua/wp-content/uploads/2023/05/kooord3.jpeg" text:style-name="Internet_20_link" text:visited-style-name="Visited_20_Internet_20_Link">
<draw:frame draw:style-name="fr1" draw:name="Image294" text:anchor-type="as-char" svg:width="6.9236in" svg:height="6.9236in" draw:z-index="0">
<draw:image xlink:href="../Images/AРМІЯINFORM/2023-05-27T89-00-00-04-00/kooord3-150x150.jpeg" xlink:type="simple" xlink:show="embed" xlink:actuate="onLoad" draw:mime-type="image/jpeg"/>
</draw:frame>
</text:a>
</text:p>
      <text:p text:style-name="P4">
З родичами полонених і зниклих безвісти військовослужбовців спілкувавсяпредставник Коордштабу.</text:p>
      <text:p text:style-name="P4">
Він зазначив, що переговори щодо визволення українських захисників ведуться зрізними суб’єктами як на території рф, так і на тимчасово окупованихукраїнських територіях. Безперервно триває робота над встановленням фактівперебування в полоні зниклих безвісти військовослужбовців.</text:p>
      <text:p text:style-name="P4">
«Така інформація отримується з різних джерел, зокрема, від тих, хто вжеповернувся з ворожої неволі. Ці свідчення фіксуються і обов’язкововраховуються у подальшій роботі зі звільнення полонених», — повідомивпредставник штабу.</text:p>
      <text:p text:style-name="P4">
<text:a xlink:type="simple" xlink:href="https://armyinform.com.ua/wp-content/uploads/2023/05/kooord4.jpeg" text:style-name="Internet_20_link" text:visited-style-name="Visited_20_Internet_20_Link">
<draw:frame draw:style-name="fr1" draw:name="Image295" text:anchor-type="as-char" svg:width="6.9236in" svg:height="6.9236in" draw:z-index="0">
<draw:image xlink:href="../Images/AРМІЯINFORM/2023-05-27T89-00-00-04-00/kooord4-150x150.jpeg" xlink:type="simple" xlink:show="embed" xlink:actuate="onLoad" draw:mime-type="image/jpeg"/>
</draw:frame>
</text:a>
</text:p>
      <text:p text:style-name="P4">
<text:a xlink:type="simple" xlink:href="https://armyinform.com.ua/wp-content/uploads/2023/05/koord5.jpeg" text:style-name="Internet_20_link" text:visited-style-name="Visited_20_Internet_20_Link">
<draw:frame draw:style-name="fr1" draw:name="Image296" text:anchor-type="as-char" svg:width="6.9236in" svg:height="6.9236in" draw:z-index="0">
<draw:image xlink:href="../Images/AРМІЯINFORM/2023-05-27T89-00-00-04-00/koord5-150x150.jpeg" xlink:type="simple" xlink:show="embed" xlink:actuate="onLoad" draw:mime-type="image/jpeg"/>
</draw:frame>
</text:a>
</text:p>
      <text:p text:style-name="P4">
За його словами, значну кількість відомостей про зниклих безвісти чи полоненихбійців збирають і передають до Коордштабу родичі військовослужбовців.</text:p>
      <text:p text:style-name="P4">
Представник штабу зауважив, що виконання функцій із пошуку й повернення тілзагиблих військовослужбовців покладено на Офіс уповноваженого з питань осіб,зниклих безвісти за особливих обставин. Там формують пошукові групи, які післязвільнення й розмінування місцевості здійснюють відповідні пошукові заходи.</text:p>
      <text:p text:style-name="P4">
Source: <text:a xlink:type="simple" xlink:href="https://armyinform.com.ua/2023/05/27/peregovory-pro-vyzvolennya-polonenyh-vedutsya-z-subyektamy-u-rf-i-na-tot-ukrayiny-koordynaczijnyj-shtab/" text:style-name="Internet_20_link" text:visited-style-name="Visited_20_Internet_20_Link">
https://armyinform.com.ua/2023/05/27/peregovory-pro-vyzvolennya-polonenyh-vedutsya-z-subyektamy-u-rf-i-na-tot-ukrayiny-koordynaczijnyj-shtab/</text:a>
</text:p>
      <!--NEWS-->
      <text:h text:style-name="P10" text:outline-level="1">
<text:span text:style-name="T4">
«Контррозвідка — це постійна робота» — Василь Малюк розповів про викриття агентурних мереж та виявлення ворожих агентів</text:span>
</text:h>
      <text:p text:style-name="P4">
Author: ['Олексій Тригуб']</text:p>
      <text:p text:style-name="P4">
Time: 2023-05-27T90:00:00-04:00</text:p>
      <text:p text:style-name="P4">
Description: https://youtu.be/fsqUNLSBwtA    Розповідаючи в інтерв’ю Дмитру Комарову про нещодав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АСИЛЬ МАЛЮК', 'КОНТРРОЗВІДКА', 'СБУ']</text:p>
      <text:p text:style-name="P4">
Category: News</text:p>
      <!--METADATA-->
      <text:p text:style-name="P4">
Розповідаючи в інтерв’ю Дмитру Комарову про нещодавні затримання ворожихагентів, голова Служби безпеки України генерал-майор Василь Малюк окремозупинився на агентурній мережі під назвою «Серб», що діяла у Дніпропетровськійобласті.</text:p>
      <text:p text:style-name="P4">
— До її складу входило 7 осіб, і вони працювали за всіма можливими напрямками:збирали інформацію і щодо військових, і щодо цивільних, і в тому числіорганізовували ракетні обстріли Дніпропетровщини, — пояснює генерал-майорВасиль Малюк.</text:p>
      <text:p text:style-name="P4">
Зухвалі зрадники діяли під виглядом волонтерів, вивідуючи в українськихвійськовиків необхідні їм відомості.</text:p>
      <text:p text:style-name="P4">
— Контррозвідка — це постійна робота, — продовжує очільник СБУ. — Це, як токажуть, пошук голки у копиці сіна. В тому числі важливим елементом у нашійдіяльності є виявлення ворожих «кротів» у наших лавах. Так, ми маємо і такіганебні приклади. Я згадаю за одного нашого «трофея» — Кулініча. Це —полковник СБУ, який працював на фсб рф і був на зв’язку у біглоговисокопосадовця часів Януковича пана Сівковича. Нам вдалося повністюзадокументувати канали зв’язку — і збору, і передачі інформації.</text:p>
      <text:p text:style-name="P4">
Затримання Кулініча було гучною справою. Адже це був арешт не рядовогоспівробітника, а начальника управління СБУ в Криму. Полковник СБУ, який мавсприяти звільненню Криму, навпаки, виявився російським шпигуном, передававросіянам таємну інформацію. Його арешт став спецоперацією, яку голова СБУособисто розробляв за розпорядженням Президента України.</text:p>
      <text:p text:style-name="P4">
— Крім Кулініча, у наших лавах були й інші затримання, — додає генерал. —Наприклад, керівник Харківського інституту підготовки кадрів полковник Рябуха.Якщо взяти крайні реалізації, то на Запоріжжі затриманий керівник одного звідділів запорізького управління, який також працював на ворога.</text:p>
      <text:p text:style-name="P4">
Дійсно, сьогодні у Службі безпеки України звертають особливу увагу на власнихспівробітників, які ведуть підозрілу діяльність. До прикладу, помічають, що тізбирають інформацію про колег по службі або про розслідування резонанснихсправ. А потім з’ясовується, що в них є зв’язки із силовими структурамиворога.</text:p>
      <text:p text:style-name="P4">
— Найголовніше — що СБУ самоочищується, виявляє у своїх лавах цих щурів,якісно документує, затримує їх та притягує до відповідальності, — підсумовуєВасиль Малюк.</text:p>
      <text:p text:style-name="P4">
Source: <text:a xlink:type="simple" xlink:href="https://armyinform.com.ua/2023/05/27/kontrrozvidka-cze-postijna-robota-vasyl-malyuk-rozpoviv-pro-vykryttya-agenturnyh-merezh-ta-vyyavlennya-vorozhyh-agentiv/" text:style-name="Internet_20_link" text:visited-style-name="Visited_20_Internet_20_Link">
https://armyinform.com.ua/2023/05/27/kontrrozvidka-cze-postijna-robota-vasyl-malyuk-rozpoviv-pro-vykryttya-agenturnyh-merezh-ta-vyyavlennya-vorozhyh-agentiv/</text:a>
</text:p>
      <!--NEWS-->
      <text:h text:style-name="P10" text:outline-level="1">
<text:span text:style-name="T4">
Українські воїни за добу знищили 3 ворожі БПЛА</text:span>
</text:h>
      <text:p text:style-name="P4">
Author: ['АРМІЯINFORM']</text:p>
      <text:p text:style-name="P4">
Time: 2023-05-27T91:00:00-04:00</text:p>
      <text:p text:style-name="P4">
Description: Авіація сил оборони за добу завдала 4 ударів по районах зосередження особового склад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9-1-2.jpg" text:style-name="Internet_20_link" text:visited-style-name="Visited_20_Internet_20_Link">
9-1-2.jpg</text:a>
']</text:p>
      <text:p text:style-name="P4">
Tags: ['АГРЕСІЯ РФ', 'ВТОРГНЕННЯ РФ', 'ГШ ЗСУ', 'ОПЕРАТИВНА ІНФОРМАЦІЯ', 'ХРОНІКА ОБОРОНИ']</text:p>
      <text:p text:style-name="P4">
Category: News</text:p>
      <!--METADATA-->
      <text:p text:style-name="P4">
<draw:frame draw:style-name="fr1" draw:name="Image297" text:anchor-type="as-char" svg:width="6.9236in" svg:height="5.1927in" draw:z-index="0">
<draw:image xlink:href="../Images/AРМІЯINFORM/2023-05-27T91-00-00-04-00/9-1-2.jpg" xlink:type="simple" xlink:show="embed" xlink:actuate="onLoad" draw:mime-type="image/jpeg"/>
</draw:frame>
 <text:span text:style-name="T4">
🔥Ситуація щодо російського вторгнення</text:span>
</text:p>
      <text:p text:style-name="P4">
Авіація сил оборони за добу завдала 4 ударів по районах зосередження особовогоскладу та військової техніки противника, а також 3 — по зенітно-ракетнихкомплексах. Наші воїни протягом доби знищили 3 ворожих БПЛА різного типу.</text:p>
      <text:p text:style-name="P4">
Про це у Facebook<text:a xlink:type="simple" xlink:href="https://www.facebook.com/GeneralStaff.ua/posts/pfbid0bAfbHGBPWQGST7z4TtmmwesUhEwWtcgH6K54DpuvQHcxyBknA3zCo4Nmy4keMCGSl" text:style-name="Internet_20_link" text:visited-style-name="Visited_20_Internet_20_Link">
повідомляє</text:a>
Генеральний штаб ЗСУ.</text:p>
      <text:p text:style-name="P4">
Підрозділи ракетних військ і артилерії уразили район зосередження озброєння тавійськової техніки, 2 пункти управління, 2 склади боєприпасів та ще одинважливий військовий об’єкт противника.</text:p>
      <text:p text:style-name="P4">
Source: <text:a xlink:type="simple" xlink:href="https://armyinform.com.ua/2023/05/27/ukrayinski-voyiny-za-dobu-znyshhyly-3-vorozhi-bpla/" text:style-name="Internet_20_link" text:visited-style-name="Visited_20_Internet_20_Link">
https://armyinform.com.ua/2023/05/27/ukrayinski-voyiny-za-dobu-znyshhyly-3-vorozhi-bpla/</text:a>
</text:p>
      <!--NEWS-->
      <text:h text:style-name="P10" text:outline-level="1">
<text:span text:style-name="T4">
Ухвалено Конвенцію про співробітництво у розслідуванні міжнародних злочинів</text:span>
</text:h>
      <text:p text:style-name="P4">
Author: ['АРМІЯINFORM']</text:p>
      <text:p text:style-name="P4">
Time: 2023-05-27T92:00:00-04:00</text:p>
      <text:p text:style-name="P4">
Description: Генеральний прокурор Андрій Костін виступив на Дипломатичній конференції MLA, яка дня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5458945_1645898485922458_4701544711468647385_n.jpg" text:style-name="Internet_20_link" text:visited-style-name="Visited_20_Internet_20_Link">
345458945_1645898485922458_4701544711468647385_n.jpg</text:a>
']</text:p>
      <text:p text:style-name="P4">
Tags: ['АНДРІЙ КОСТІН', 'ЗЛОЧИНИ', 'ОФІС ГЕНЕРАЛЬНОГО ПРОКУРОРА', 'СПІВРОБІТНИЦТВО']</text:p>
      <text:p text:style-name="P4">
Category: News</text:p>
      <!--METADATA-->
      <text:p text:style-name="P4">
<draw:frame draw:style-name="fr1" draw:name="Image298" text:anchor-type="as-char" svg:width="6.9236in" svg:height="4.620443in" draw:z-index="0">
<draw:image xlink:href="../Images/AРМІЯINFORM/2023-05-27T92-00-00-04-00/345458945_1645898485922458_4701544711468647385_n.jpg" xlink:type="simple" xlink:show="embed" xlink:actuate="onLoad" draw:mime-type="image/jpeg"/>
</draw:frame>
</text:p>
      <text:p text:style-name="P4">
Генеральний прокурор Андрій Костін виступив на Дипломатичній конференції MLA,яка днями пройшла в Любляні. Про це<text:a xlink:type="simple" xlink:href="https://www.facebook.com/pgo.gov.ua/posts/pfbid01T9enHtv812cP8czJWeQyYjCe5qG3TXrYqkRkf2fBUQGHXS9g3hMu839TCtWXktTl" text:style-name="Internet_20_link" text:visited-style-name="Visited_20_Internet_20_Link">
повідомляє</text:a>
Офіс Генерального прокурора України.</text:p>
      <text:p text:style-name="P4">
Mutual Legal Assistance and Extradition (MLA) — це ініціатива Словенії,Аргентини, Бельгії, Монголії, Нідерландів та Сенегалу, спрямована на прийняттяКонвенції про міжнародне співробітництво у розслідуванні та переслідуваннігеноциду, злочинів проти людяності, воєнних злочинів та інших міжнароднихзлочинів.</text:p>
      <text:p text:style-name="P4">
Андрій Костін подякував МЗС Словенії та Євроюсту за підтримку.</text:p>
      <text:p text:style-name="P4">
«Ми високо цінуємо ці рішучі спільні кроки до забезпечення невідворотностіпокарання за міжнародні злочини.</text:p>
      <text:p text:style-name="P4">
Ухвалення Конвенції про міжнародне співробітництво в розслідуванні та судовомупереслідуванні геноциду, злочинів проти людяності, воєнних злочинів та іншихміжнародних злочинів — історичний крок до зміцнення правопорядку у світі.</text:p>
      <text:p text:style-name="P4">
Це перший великий договір у сфері міжнародного кримінального права, ухваленийпісля Римського статуту. Важливо, що цей процес відбувається саме зараз, колина європейському континенті триває жорстока повномасштабна війна — агресія рфпроти України», — заявив Андрій Костін.</text:p>
      <text:p text:style-name="P4">
Ухвалена Конвенція, серед іншого, має на меті визначати прямі канали зв’язку зкомпетентними органами, роз’яснити, які форми міждержавного співробітництвадоступні і як їх запитувати, сприяти формам співробітництва із застосуваннямсучасних технологій, таких як заслуховування свідків за допомогоювідеоконференцій або запити на прослуховування телефонних розмов підозрюваних.</text:p>
      <text:p text:style-name="P4">
Source: <text:a xlink:type="simple" xlink:href="https://armyinform.com.ua/2023/05/27/uhvaleno-konvencziyu-pro-spivrobitnycztvo-u-rozsliduvanni-mizhnarodnyh-zlochyniv/" text:style-name="Internet_20_link" text:visited-style-name="Visited_20_Internet_20_Link">
https://armyinform.com.ua/2023/05/27/uhvaleno-konvencziyu-pro-spivrobitnycztvo-u-rozsliduvanni-mizhnarodnyh-zlochyniv/</text:a>
</text:p>
      <!--NEWS-->
      <text:h text:style-name="P10" text:outline-level="1">
<text:span text:style-name="T4">
Канада буде поруч, щоб підтримувати Україну в короткостроковій і довгостроковій перспективі — Аніта Ананд</text:span>
</text:h>
      <text:p text:style-name="P4">
Author: ['АРМІЯINFORM']</text:p>
      <text:p text:style-name="P4">
Time: 2023-05-27T93:00:00-04:00</text:p>
      <text:p text:style-name="P4">
Description: «Підтримка України Канадою непохитна. Коли я подорожую Канадою, я бачу українські прапо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349159661_261096483137907_2872592893971622228_n.jpg" text:style-name="Internet_20_link" text:visited-style-name="Visited_20_Internet_20_Link">
349159661_261096483137907_2872592893971622228_n.jpg</text:a>
']</text:p>
      <text:p text:style-name="P4">
Tags: ['ГШ ЗСУ', 'ЗУСТРІЧ', 'КАНАДА']</text:p>
      <text:p text:style-name="P4">
Category: News</text:p>
      <!--METADATA-->
      <text:p text:style-name="P4">
<draw:frame draw:style-name="fr1" draw:name="Image299" text:anchor-type="as-char" svg:width="6.9236in" svg:height="3.88977in" draw:z-index="0">
<draw:image xlink:href="../Images/AРМІЯINFORM/2023-05-27T93-00-00-04-00/349159661_261096483137907_2872592893971622228_n.jpg" xlink:type="simple" xlink:show="embed" xlink:actuate="onLoad" draw:mime-type="image/jpeg"/>
</draw:frame>
</text:p>
      <text:p text:style-name="P4">
«Підтримка України Канадою непохитна. Коли я подорожую Канадою, я бачуукраїнські прапори на будинках, малих підприємствах та автомобілях — тому щоканадці розуміють, що боротьба України за самооборону — це також боротьба засуверенітет, свободу та незалежність. На сьогоднішній продуктивній зустрічі миобговорили найактуальніші оборонні пріоритети України і я підтвердила, щоКанада буде поруч, щоб підтримувати Україну в короткостроковій ідовгостроковій перспективі.» — наголосила Міністерка національної оборониКанади шановна Аніта Ананд, коли разом з Начальником штабу оборони ЗбройнихСил Канади генералом Вейном Дональдом Ейром взяла участь через відео зв’язок удванадцятій зустрічі Контактної групи з питань оборони України (UDCG), якуорганізував міністр оборони Сполучених Штатів Ллойд Дж. Остін. III 25 травня2023 року.</text:p>
      <text:p text:style-name="P4">
Під час зустрічі члени Альянсу та партнери обговорили поточну бойову ситуаціюв Україні та підтвердили свою відданість підтримувати Україну протягом усьогонеобхідного часу, надаючи Збройним Силам України всебічну військову допомогу.</text:p>
      <text:p text:style-name="P4">
Міністерка національної оборони Канади шановна Аніта Ананд оголосила, щоКанада розширює свою присутність у Польщі в рамках операції UNIFIER. П’ятьдодаткових медичних інструкторів Збройних Сил Канади (CAF) будуть направленідо Польщі, щоб приєднатися до сімох представників, які вже задіяні в програміпідвищення кваліфікації медичних навичок для особового складу Збройних СилУкраїни. Ці додаткові члени ЗС Канади подвоять кількість потенційнихукраїнських випускників.</text:p>
      <text:p text:style-name="P4">
Міністерка національної оборони Канади шановна Аніта Ананд також зазначила, щов рамках операції UNIFIER 15 травня Збройні Сили Канади та Національні ЗбройніСили Латвії розпочали спільні тренінги з розвитку лідерських якостей молодшогоофіцерського складу для Збройних Сил України. Про цей напрямок нещодавнооголосила Міністерка національної оборони Канади шановна Аніта Ананд під часвізиту до Канади Міністерки оборони Латвії Інари Мурніеце. З початку операціїUNIFIER у 2015 році Збройні Сили Канади навчили понад 36 000військовослужбовців Сил безпеки України тактиці бою та передовим військовимнавичкам, зокрема понад 2400 пройшли підготовку після повномасштабноговторгнення в Україну в лютому 2022 року.</text:p>
      <text:p text:style-name="P4">
Крім того, Міністерка національної оборони Канади шановна Аніта Анандоголосила, що Канада дарує Україні 43 ракети AIM-9 із запасів Збройні СилиКанади, і зазначила, що ця пожертва допоможе Україні захистити своє небо передобличчям триваючих атак росії.</text:p>
      <text:p text:style-name="P4">
Міністерка національної оборони Канади шановна Аніта Ананд також зазначила, щоанонсована у квітні поставка пакетів пожертв стрілецької зброї та боєприпасівйде за планом. В Україну вже доставлено кулемети, автомати, набори для чищеннята магазини, а найближчими тижнями планується доставити 1 млн патронів калібру5,56 мм і 4800 штурмових гвинтівок. До літа очікується, що всі 21 тисячаодиниць стрілецької зброї та 2,4 мільйона боєприпасів будуть в Україні.</text:p>
      <text:p text:style-name="P4">
Завдяки поточній роботі загону Королівських Повітряних Сил Канади, наразітранспортовано Канадою понад дев’ять мільйонів фунтів військової допомогиУкраїні, наданої Канадою, членами Альянсу та партнерами в Європі.</text:p>
      <text:p text:style-name="P4">
Канада, як і раніше, прагне тісно співпрацювати з членами Альянсу тапартнерами, щоб надати Україні необхідну підтримку, яка продовжує хоробруборотьбу проти незаконної та невиправданої війни росії.</text:p>
      <text:p text:style-name="P4">
Факти:</text:p>
      <text:p text:style-name="P4">
Контактна група з питань оборони України (UDCG) була створена Міністромоборони Сполучених Штатів Америки у квітні 2022 року, щоб забезпечитистратегічний механізм для визначення критичних потреб в обладнанні та прогалиндля України, що дозволило членам Альянсу та партнерам синхронізуватипожертвування, проводити консультації та координувати військову допомогуУкраїні та нарощувати спроможності Збройних Сил України. Контактна група зпитань оборони України збирається щомісяця на рівні міністрів і тепер об’єднуєблизько 50 країн.</text:p>
      <text:p text:style-name="P4">
Із початку 2022 року Канада виділила понад 8 мільярдів доларів допомогиУкраїні, у тому числі понад 1 мільярд доларів військової допомоги. Це включаєвісім основних бойових танків Leopard 2A4 і одну броньовану евакуаційнумашину, національну вдосконалену зенітно-ракетну систему (NASAMS) звідповідними боєприпасами, 39 броньованих машин бойової підтримки,протитанкову зброю, стрілецьку зброю, гаубиці M777 і відповідні боєприпаси,дрони з камерами високої роздільної здатності, зимовий одяг тощо.</text:p>
      <text:p text:style-name="P4">
Понад 300 військовослужбовців та військовослужбовиць Збройних Сил Канади заразрозгорнуті в рамках Операції UNIFER, виконують різні функції, такі якзабезпечення та координація навчання, підтримка національного командування, атакож сприяння та доставка військових пожертвувань Україні в координації знашими союзниками та партнерами.</text:p>
      <text:p text:style-name="P4">
<text:span text:style-name="T4">
Джерело:</text:span>
 <text:a xlink:type="simple" xlink:href="https://www.facebook.com/GeneralStaff.ua/posts/pfbid0SdwkcQsRqPgrGPM2ACmrGUU7RDgS45EXpRf2NcJMwYt2cJ679pnUYPytGLAp9kD6l" text:style-name="Internet_20_link" text:visited-style-name="Visited_20_Internet_20_Link">
Генеральний ШтабЗСУ</text:a>
</text:p>
      <text:p text:style-name="P4">
Source: <text:a xlink:type="simple" xlink:href="https://armyinform.com.ua/2023/05/27/kanada-bude-poruch-shhob-pidtrymuvaty-ukrayinu-v-korotkostrokovij-i-dovgostrokovij-perspektyvi-anita-anand/" text:style-name="Internet_20_link" text:visited-style-name="Visited_20_Internet_20_Link">
https://armyinform.com.ua/2023/05/27/kanada-bude-poruch-shhob-pidtrymuvaty-ukrayinu-v-korotkostrokovij-i-dovgostrokovij-perspektyvi-anita-anand/</text:a>
</text:p>
      <!--NEWS-->
      <text:h text:style-name="P10" text:outline-level="1">
<text:span text:style-name="T4">
Міжнародна асоціація правників ухвалила резолюцію із закликом про створення спецтрибуналу</text:span>
</text:h>
      <text:p text:style-name="P4">
Author: ['АРМІЯINFORM']</text:p>
      <text:p text:style-name="P4">
Time: 2023-05-27T94:00:00-04:00</text:p>
      <text:p text:style-name="P4">
Description: Міжнародна асоціація правників — IBA ухвалила резолюцію із закликом до країн-членів ОО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photo-5444862730315093028-y.jpg" text:style-name="Internet_20_link" text:visited-style-name="Visited_20_Internet_20_Link">
photo-5444862730315093028-y.jpg</text:a>
']</text:p>
      <text:p text:style-name="P4">
Tags: ['CПЕЦІАЛЬНИЙ ТРИБУНАЛ', 'ОФІС ГЕНЕРАЛЬНОГО ПРОКУРОРА']</text:p>
      <text:p text:style-name="P4">
Category: News</text:p>
      <!--METADATA-->
      <text:p text:style-name="P4">
<draw:frame draw:style-name="fr1" draw:name="Image300" text:anchor-type="as-char" svg:width="6.9236in" svg:height="3.894525in" draw:z-index="0">
<draw:image xlink:href="../Images/AРМІЯINFORM/2023-05-27T94-00-00-04-00/photo-5444862730315093028-y.jpg" xlink:type="simple" xlink:show="embed" xlink:actuate="onLoad" draw:mime-type="image/jpeg"/>
</draw:frame>
</text:p>
      <text:p text:style-name="P4">
Міжнародна асоціація правників — IBA ухвалила резолюцію із закликом до країн-членів ООН підтримати створення спеціального міжнародного трибуналу щодозлочину агресії проти України. Про це<text:a xlink:type="simple" xlink:href="https://www.gp.gov.ua/ua/posts/iba-uxvalila-rezolyuciyu-iz-zaklikom-pro-stvorennya-spectribunalu" text:style-name="Internet_20_link" text:visited-style-name="Visited_20_Internet_20_Link">
повідомляє</text:a>
 Офіс Генерального рокурора України.</text:p>
      <text:p text:style-name="P4">
Генеральний прокурор Андрій Костін подякував за цей рішучий крок президентціIBA Альмудені Арпон де Мендивіль-і-Алдама та виконавчому директору МаркуЕллісу.</text:p>
      <text:p text:style-name="P4">
«Кремлівський режим є символом насильства, ненависті та тероризму. Ми не маємоправа миритися з тим божевіллям, яке він коїть, повністю зневажаючи міжнароднеправо, норми та цінності. З десятками тисяч жорстоких злочинів, що заподіялибіль і страждання мільйонам людей.</text:p>
      <text:p text:style-name="P4">
Правосуддя не повинне обмежуватися лише покаранням рядових виконавців. Передсудом мають постати їх керманичі, які використали свою владу, щоб розкрутитицей маховик зла. Спеціальний трибунал щодо злочину агресії є найкращимможливим інструментом покласти край безкарності верхівки цього злочинногорежиму», — наголосив під час свого виступу на засіданні асоціації АндрійКостін.</text:p>
      <text:p text:style-name="P4">
Source: <text:a xlink:type="simple" xlink:href="https://armyinform.com.ua/2023/05/27/mizhnarodna-asocziacziya-pravnykiv-uhvalyla-rezolyucziyu-iz-zaklykom-pro-stvorennya-specztrybunalu/" text:style-name="Internet_20_link" text:visited-style-name="Visited_20_Internet_20_Link">
https://armyinform.com.ua/2023/05/27/mizhnarodna-asocziacziya-pravnykiv-uhvalyla-rezolyucziyu-iz-zaklykom-pro-stvorennya-specztrybunalu/</text:a>
</text:p>
      <!--NEWS-->
      <text:h text:style-name="P10" text:outline-level="1">
<text:span text:style-name="T4">
Ми продовжимо наші санкційні кроки, на черзі — нові, ще більш масштабні санкційні пакети — Президент України</text:span>
</text:h>
      <text:p text:style-name="P4">
Author: ['АРМІЯINFORM']</text:p>
      <text:p text:style-name="P4">
Time: 2023-05-27T95:00:00-04:00</text:p>
      <text:p text:style-name="P4">
Description: Сьогодні — ще один наш санкційний день. Є санкції проти юридичних та фізичних осіб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579a80f5c41a6ee06613a9132a8ad6fa_1685211681_extra_large.jpeg" text:style-name="Internet_20_link" text:visited-style-name="Visited_20_Internet_20_Link">
579a80f5c41a6ee06613a9132a8ad6fa_1685211681_extra_large.jpeg</text:a>
']</text:p>
      <text:p text:style-name="P4">
Tags: ['STOPRUSSIA', 'АГРЕСІЯ РФ', 'ВОЛОДИМИР ЗЕЛЕНСЬКИЙ', 'ВТОРГНЕННЯ РФ']</text:p>
      <text:p text:style-name="P4">
Category: News</text:p>
      <!--METADATA-->
      <text:p text:style-name="P4">
<draw:frame draw:style-name="fr1" draw:name="Image301" text:anchor-type="as-char" svg:width="6.9236in" svg:height="3.894525in" draw:z-index="0">
<draw:image xlink:href="../Images/AРМІЯINFORM/2023-05-27T95-00-00-04-00/579a80f5c41a6ee06613a9132a8ad6fa_1685211681_extra_large.jpeg" xlink:type="simple" xlink:show="embed" xlink:actuate="onLoad" draw:mime-type="image/jpeg"/>
</draw:frame>
</text:p>
      <text:p text:style-name="P4">
Сьогодні — ще один наш санкційний день. Є санкції проти юридичних та фізичнихосіб — більшість із них російські, — які працюють на терор.</text:p>
      <text:p text:style-name="P4">
Загалом 220 компаній і 51 фізична особа. Це підприємства ВПК та дотичніросійські компанії. Підприємства, що обслуговують війну. І особи, через якихвідбувається управління цими компаніями.</text:p>
      <text:p text:style-name="P4">
Не всі з них діють на території держави-терориста, деякі — в інших країнах.Але глобальний тиск отримають усі. Крок за кроком ми збираємо повні дані провсіх, хто працює на агресію — прямо чи опосередковано. Кожна така особа будезаблокована, і наші українські санкції або вже синхронізовані, або будутьсинхронізовані із санкціями вільного світу.</text:p>
      <text:p text:style-name="P4">
Коли росія починала цю агресію, там дивилися на світ, як на себе у дзеркало.Там думали, що нібито всі у світі такі ж цинічні й нібито так само зневажаютьлюдей, як господарі росії. Але світ інший — світ допомагає нам захищати життя.І кожен, хто йде проти світу, стане маргіналом. росія нічого не здобуде і всепрограє. Разом із тими, хто ще якось намагається їй допомагати в терорі.</text:p>
      <text:p text:style-name="P4">
Ми продовжимо наші санкційні кроки, і на черзі є нові санкційні пакети — щебільш масштабні.</text:p>
      <text:p text:style-name="P4">
За підсумками тижня хочу подякувати Японії за новий санкційний пакет протиросії. Дякую й за нову безпекову допомогу від Японії. Це те, що реально рятуєжиття.</text:p>
      <text:p text:style-name="P4">
Дякую Фінляндії за новий оборонний пакет для України, це рішення ухвалено тежцього тижня.</text:p>
      <text:p text:style-name="P4">
Дякую Німеччині за передачу нашій державі чергової партії різних обороннихзасобів, які посилять наш захист від російського терору, зокрема й захистнеба.</text:p>
      <text:p text:style-name="P4">
Хочу подякувати Канаді за готовність зміцнювати своє лідерство в підтримціУкраїни.</text:p>
      <text:p text:style-name="P4">
Дякую Ісландії за допомогу нашому захисту й нашим людям.</text:p>
      <text:p text:style-name="P4">
Наступний тиждень теж зробимо сильним із погляду нашої співпраці з партнерами.Жодного тижня не втрачаємо.</text:p>
      <text:p text:style-name="P4">
І, як завжди, дякую нашим воїнам, кожному й кожній, хто особливо відзначивсяна тижні.</text:p>
      <text:p text:style-name="P4">
Бахмутський напрямок… 80-та окрема десантно-штурмова бригада — дякую, воїни,за ваші активні дії! Це саме те, що потрібно. Славетна 93-тя окремамеханізована бригада «Холодний Яр» — дякую вам за стійкість і за вашусміливість! Молодці!</text:p>
      <text:p text:style-name="P4">
Лиманський напрямок… 81-ша окрема аеромобільна бригада — дякую вам, хлопці, завашу результативність у знищенні ворога!</text:p>
      <text:p text:style-name="P4">
ОСУВ «Таврія»… 35-та і 36-та окремі бригади морської піхоти, 55-та окремаартилерійська бригада, 59-та окрема мотопіхотна бригада й десантники нашої«Сімдесятдевʼятки» — я дякую всім вам! Як завжди — міцні, як завжди — ви дужеефективні!</text:p>
      <text:p text:style-name="P4">
<text:span text:style-name="T5">
Джерело:<text:a xlink:type="simple" xlink:href="https://www.president.gov.ua/news/mi-prodovzhimo-nashi-sankcijni-kroki-na-cherzi-novi-she-bils-83201" text:style-name="Internet_20_link" text:visited-style-name="Visited_20_Internet_20_Link">
Офіс Президента України</text:a>
</text:span>
</text:p>
      <text:p text:style-name="P4">
Source: <text:a xlink:type="simple" xlink:href="https://armyinform.com.ua/2023/05/27/my-prodovzhymo-nashi-sankczijni-kroky-na-cherzi-novi-shhe-bilsh-masshtabni-sankczijni-pakety-prezydent-ukrayiny/" text:style-name="Internet_20_link" text:visited-style-name="Visited_20_Internet_20_Link">
https://armyinform.com.ua/2023/05/27/my-prodovzhymo-nashi-sankczijni-kroky-na-cherzi-novi-shhe-bilsh-masshtabni-sankczijni-pakety-prezydent-ukrayiny/</text:a>
</text:p>
      <!--NEWS-->
      <text:h text:style-name="P10" text:outline-level="1">
<text:span text:style-name="T4">
Британські інструктори провели заняття з вогневої підготовки для наших воїнів</text:span>
</text:h>
      <text:p text:style-name="P4">
Author: ['АРМІЯINFORM']</text:p>
      <text:p text:style-name="P4">
Time: 2023-05-27T96:00:00-04:00</text:p>
      <text:p text:style-name="P4">
Description: Військовослужбовці-інструктори Сухопутних військ ЗС Великої Британії продовжують занятт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sh11.jpeg" text:style-name="Internet_20_link" text:visited-style-name="Visited_20_Internet_20_Link">
gsh11.jpeg</text:a>
', '<text:a xlink:type="simple" xlink:href="https://armyinform.com.ua/wp-content/uploads/2023/05/gsh22-150x150.jpeg" text:style-name="Internet_20_link" text:visited-style-name="Visited_20_Internet_20_Link">
gsh22-150x150.jpeg</text:a>
', '<text:a xlink:type="simple" xlink:href="https://armyinform.com.ua/wp-content/uploads/2023/05/gsh66-150x150.jpeg" text:style-name="Internet_20_link" text:visited-style-name="Visited_20_Internet_20_Link">
gsh66-150x150.jpeg</text:a>
', '<text:a xlink:type="simple" xlink:href="https://armyinform.com.ua/wp-content/uploads/2023/05/gsh44-150x150.jpeg" text:style-name="Internet_20_link" text:visited-style-name="Visited_20_Internet_20_Link">
gsh44-150x150.jpeg</text:a>
', '<text:a xlink:type="simple" xlink:href="https://armyinform.com.ua/wp-content/uploads/2023/05/gsh55-150x150.jpeg" text:style-name="Internet_20_link" text:visited-style-name="Visited_20_Internet_20_Link">
gsh55-150x150.jpeg</text:a>
', '<text:a xlink:type="simple" xlink:href="https://armyinform.com.ua/wp-content/uploads/2023/05/gsh33-150x150.jpeg" text:style-name="Internet_20_link" text:visited-style-name="Visited_20_Internet_20_Link">
gsh33-150x150.jpeg</text:a>
']</text:p>
      <text:p text:style-name="P4">
Tags: ['STOPRUSSIA', 'АГРЕСІЯ РФ', 'ВТОРГНЕННЯ РФ', 'ГШ ЗСУ', 'СВІТ ПІДТРИМУЄ УКРАЇНУ']</text:p>
      <text:p text:style-name="P4">
Category: News</text:p>
      <!--METADATA-->
      <text:p text:style-name="P4">
<draw:frame draw:style-name="fr1" draw:name="Image302" text:anchor-type="as-char" svg:width="6.9236in" svg:height="4.615733in" draw:z-index="0">
<draw:image xlink:href="../Images/AРМІЯINFORM/2023-05-27T96-00-00-04-00/gsh11.jpeg" xlink:type="simple" xlink:show="embed" xlink:actuate="onLoad" draw:mime-type="image/jpeg"/>
</draw:frame>
</text:p>
      <text:p text:style-name="P4">
Військовослужбовці-інструктори Сухопутних військ ЗС Великої Британіїпродовжують заняття з військовослужбовцями Збройних Сил України в рамкахбагатонаціональної навчальної операції «ІНТЕРФЛЕКС» з базовоїзагальновійськової підготовки особового складу Збройних Сил України у ВеликійБританії з вогневої підготовки, зокрема — з ведення вогню відділенням зістрілецької зброї в оборонному бою.</text:p>
      <text:p text:style-name="P4">
Про це у Facebook<text:a xlink:type="simple" xlink:href="https://www.facebook.com/GeneralStaff.ua/posts/pfbid05orxbGMQNQ8JKNkUYAVrGLCSRupDZ6xuZRFgyPDkb4YKQuVNX7EWxfQtKDf9TfT1l" text:style-name="Internet_20_link" text:visited-style-name="Visited_20_Internet_20_Link">
повідомляє</text:a>
Генеральний штаб ЗСУ.</text:p>
      <text:p text:style-name="P4">
<text:a xlink:type="simple" xlink:href="https://armyinform.com.ua/wp-content/uploads/2023/05/gsh22.jpeg" text:style-name="Internet_20_link" text:visited-style-name="Visited_20_Internet_20_Link">
<draw:frame draw:style-name="fr1" draw:name="Image303" text:anchor-type="as-char" svg:width="6.9236in" svg:height="6.9236in" draw:z-index="0">
<draw:image xlink:href="../Images/AРМІЯINFORM/2023-05-27T96-00-00-04-00/gsh22-150x150.jpeg" xlink:type="simple" xlink:show="embed" xlink:actuate="onLoad" draw:mime-type="image/jpeg"/>
</draw:frame>
</text:a>
</text:p>
      <text:p text:style-name="P4">
<text:a xlink:type="simple" xlink:href="https://armyinform.com.ua/wp-content/uploads/2023/05/gsh66.jpeg" text:style-name="Internet_20_link" text:visited-style-name="Visited_20_Internet_20_Link">
<draw:frame draw:style-name="fr1" draw:name="Image304" text:anchor-type="as-char" svg:width="6.9236in" svg:height="6.9236in" draw:z-index="0">
<draw:image xlink:href="../Images/AРМІЯINFORM/2023-05-27T96-00-00-04-00/gsh66-150x150.jpeg" xlink:type="simple" xlink:show="embed" xlink:actuate="onLoad" draw:mime-type="image/jpeg"/>
</draw:frame>
</text:a>
</text:p>
      <text:p text:style-name="P4">
<text:a xlink:type="simple" xlink:href="https://armyinform.com.ua/wp-content/uploads/2023/05/gsh44.jpeg" text:style-name="Internet_20_link" text:visited-style-name="Visited_20_Internet_20_Link">
<draw:frame draw:style-name="fr1" draw:name="Image305" text:anchor-type="as-char" svg:width="6.9236in" svg:height="6.9236in" draw:z-index="0">
<draw:image xlink:href="../Images/AРМІЯINFORM/2023-05-27T96-00-00-04-00/gsh44-150x150.jpeg" xlink:type="simple" xlink:show="embed" xlink:actuate="onLoad" draw:mime-type="image/jpeg"/>
</draw:frame>
</text:a>
</text:p>
      <text:p text:style-name="P4">
Ця підготовка дає змогу оволодіти необхідними тактичними вміннями, підвищуєбезпеку та професіоналізм дій Збройних Сил України, щоб військовослужбовцімогли вправно використовувати отримані необхідні тактичні знання для захистуУкраїни.</text:p>
      <text:p text:style-name="P4">
Під експертним керівництвом інструкторів Збройних Сил Великої Британії,новобранці Збройних Сил України стають підготовленішими до бойових умов.</text:p>
      <text:p text:style-name="P4">
<text:a xlink:type="simple" xlink:href="https://armyinform.com.ua/wp-content/uploads/2023/05/gsh55.jpeg" text:style-name="Internet_20_link" text:visited-style-name="Visited_20_Internet_20_Link">
<draw:frame draw:style-name="fr1" draw:name="Image306" text:anchor-type="as-char" svg:width="6.9236in" svg:height="6.9236in" draw:z-index="0">
<draw:image xlink:href="../Images/AРМІЯINFORM/2023-05-27T96-00-00-04-00/gsh55-150x150.jpeg" xlink:type="simple" xlink:show="embed" xlink:actuate="onLoad" draw:mime-type="image/jpeg"/>
</draw:frame>
</text:a>
</text:p>
      <text:p text:style-name="P4">
<text:a xlink:type="simple" xlink:href="https://armyinform.com.ua/wp-content/uploads/2023/05/gsh33.jpeg" text:style-name="Internet_20_link" text:visited-style-name="Visited_20_Internet_20_Link">
<draw:frame draw:style-name="fr1" draw:name="Image307" text:anchor-type="as-char" svg:width="6.9236in" svg:height="6.9236in" draw:z-index="0">
<draw:image xlink:href="../Images/AРМІЯINFORM/2023-05-27T96-00-00-04-00/gsh33-150x150.jpeg" xlink:type="simple" xlink:show="embed" xlink:actuate="onLoad" draw:mime-type="image/jpeg"/>
</draw:frame>
</text:a>
</text:p>
      <text:p text:style-name="P4">
«Сполучене Королівство Великої Британії та Північної Ірландії продовжуюєпідтримувати народ України та невпинно співпрацює з нашими міжнароднимипартнерами, щоб надавати постійну підтримку Україні у відповідь на тривалепорушення росією міжнародного права. Це безцінно, оскільки народ Українипродовжує боротися за своє право жити в суверенній, незалежній і демократичнійдержаві», — йдеться у повідомленні.</text:p>
      <text:p text:style-name="P4">
Source: <text:a xlink:type="simple" xlink:href="https://armyinform.com.ua/2023/05/27/brytanski-instruktory-provely-zanyattya-z-vognevoyi-pidgotovky-dlya-nashyh-voyiniv/" text:style-name="Internet_20_link" text:visited-style-name="Visited_20_Internet_20_Link">
https://armyinform.com.ua/2023/05/27/brytanski-instruktory-provely-zanyattya-z-vognevoyi-pidgotovky-dlya-nashyh-voyiniv/</text:a>
</text:p>
      <!--NEWS-->
      <text:h text:style-name="P10" text:outline-level="1">
<text:span text:style-name="T4">
Внаслідок операції у Бєлгородській області, була зібрана важлива для української розвідки інформація</text:span>
</text:h>
      <text:p text:style-name="P4">
Author: ['АРМІЯINFORM']</text:p>
      <text:p text:style-name="P4">
Time: 2023-05-27T97:00:00-04:00</text:p>
      <text:p text:style-name="P4">
Description: Про це повідомив представник Головного управління розвідки Міністерств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20230527-01.jpg" text:style-name="Internet_20_link" text:visited-style-name="Visited_20_Internet_20_Link">
20230527-01.jpg</text:a>
']</text:p>
      <text:p text:style-name="P4">
Tags: ['АНДРІЙ ЮСОВ', 'БЄЛГОРОДСЬКА ОБЛАСТЬ', 'ГУР МОУ']</text:p>
      <text:p text:style-name="P4">
Category: News</text:p>
      <!--METADATA-->
      <text:p text:style-name="P4">
<draw:frame draw:style-name="fr1" draw:name="Image308" text:anchor-type="as-char" svg:width="6.9236in" svg:height="4.369813in" draw:z-index="0">
<draw:image xlink:href="../Images/AРМІЯINFORM/2023-05-27T97-00-00-04-00/20230527-01.jpg" xlink:type="simple" xlink:show="embed" xlink:actuate="onLoad" draw:mime-type="image/jpeg"/>
</draw:frame>
</text:p>
      <text:p text:style-name="P4">
Про це <text:a xlink:type="simple" xlink:href="https://gur.gov.ua/content/vnaslidok-operatsii-u-bielhorodskii-oblasti-bula-zibrana-vazhlyva-dlia-ukrainskoi-rozvidky-informatsiia.html" text:style-name="Internet_20_link" text:visited-style-name="Visited_20_Internet_20_Link">
повідомив</text:a>
 представник Головного управління розвідки Міністерстваоборони України Андрій Юсов.</text:p>
      <text:p text:style-name="P4">
За словами представника ГУР МО України, нині завданням російських партизанів єзвільнення держави від режиму володимира путіна. Андрій Юсов проінформував, щосили опору діють як у прикордонних селах росії, так і в столичному регіонікраїни-агресорки.</text:p>
      <text:p text:style-name="P4">
«Їхнє завдання наразі, якщо ми говоримо про Бєлгородщину, це визволення цихземель від панування режиму путіна, який для мешканців цих територій —представників різних народів, різних національностей — є очевидно режимомвнутрішньої окупації. А якщо ми говоримо про низку народів, які мають вищийрівень певної політичної свідомості, то це навіть не внутрішня окупація, це,власне, пряма зовнішня окупація — наприклад, якщо ми говоримо про народиКавказу або Татарстан», — пояснив він.</text:p>
      <text:p text:style-name="P4">
Представник розвідки попередив, що українцям не варто переоцінювати реакціюкремля на операцію ЛСР та РДК у Бєлгородській області в контексті ситуації нафронті. Однак, з його слів, російське керівництво змушено у відповідь на подіїв регіоні перегруповувати свої війська. Прорив добровольців через кордонАндрій Юсов назвав безумовним наслідком повномасштабного вторгнення рф натериторію України.</text:p>
      <text:p text:style-name="P4">
«Географічні й політичні назви територій можуть змінюватися. Територія, яканаразі називається „російська федерація“ — в неї входять різні історичніземлі, які в різні етапи по-різному називались. Тому сьогодні ця назва така,далі — будемо бачити», — підкреслив він.</text:p>
      <text:p text:style-name="P4">
Представник ГУР МО України проінформував, що внаслідок операції уБєлгородській області була зібрана цінна для української воєнної розвідкиінформація, яка зі зрозумілих причин не буде розголошуватись. Проте частинуцих даних, які він коротко схарактеризував як «король голий», отримав увесьсвіт. Як пояснив Андрій Юсов, йдеться про виснаження силового апарату путіната вразливість росії до внутрішніх ударів.</text:p>
      <text:p text:style-name="P4">
Source: <text:a xlink:type="simple" xlink:href="https://armyinform.com.ua/2023/05/27/vnaslidok-operacziyi-u-byelgorodskij-oblasti-bula-zibrana-vazhlyva-dlya-ukrayinskoyi-rozvidky-informacziya/" text:style-name="Internet_20_link" text:visited-style-name="Visited_20_Internet_20_Link">
https://armyinform.com.ua/2023/05/27/vnaslidok-operacziyi-u-byelgorodskij-oblasti-bula-zibrana-vazhlyva-dlya-ukrayinskoyi-rozvidky-informacziya/</text:a>
</text:p>
      <!--NEWS-->
      <text:h text:style-name="P10" text:outline-level="1">
<text:span text:style-name="T4">
Данія відкрила спеціальний інвестиційний фонд для України на суму в 1 млрд крон</text:span>
</text:h>
      <text:p text:style-name="P4">
Author: ['АРМІЯINFORM']</text:p>
      <text:p text:style-name="P4">
Time: 2023-05-27T98:00:00-04:00</text:p>
      <text:p text:style-name="P4">
Description: 26 травня відбувся Український інвестиційний форум у Копенгагені, який відкрила Перш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utterstock_264345386-scaled.jpg" text:style-name="Internet_20_link" text:visited-style-name="Visited_20_Internet_20_Link">
shutterstock_264345386-scaled.jpg</text:a>
']</text:p>
      <text:p text:style-name="P4">
Tags: ['ДАНІЯ', 'ІНВЕСТИЦІЇ', 'ФОНД']</text:p>
      <text:p text:style-name="P4">
Category: News</text:p>
      <!--METADATA-->
      <text:p text:style-name="P4">
<draw:frame draw:style-name="fr1" draw:name="Image309" text:anchor-type="as-char" svg:width="6.9236in" svg:height="4.523419in" draw:z-index="0">
<draw:image xlink:href="../Images/AРМІЯINFORM/2023-05-27T98-00-00-04-00/shutterstock_264345386-scaled.jpg" xlink:type="simple" xlink:show="embed" xlink:actuate="onLoad" draw:mime-type="image/jpeg"/>
</draw:frame>
 Ілюстративне фото</text:p>
      <text:p text:style-name="P4">
26 травня відбувся Український інвестиційний форум у Копенгагені, якийвідкрила Перший віце-прем’єр-міністр – Міністр економіки України ЮліяСвириденко. Участь у заході взяли заступник Міністра Олександр Грибан, Міністрпідприємництва Данії Мортен Бедскоу, Міністр закордонних справ Данії ЛарсЛюкке Расмуссен. Про це <text:a xlink:type="simple" xlink:href="https://www.kmu.gov.ua/news/daniia-vidkryla-spetsialnyi-investytsiinyi-fond-dlia-ukrainy-na-sumu-v-1-mlrd-kron" text:style-name="Internet_20_link" text:visited-style-name="Visited_20_Internet_20_Link">
повідомляє</text:a>
Урядовий портал.</text:p>
      <text:p text:style-name="P4">
У рамках форуму було оголошено про запуск соціальної програми датськогоінвестиційного фонду для України на загальну суму в 1 млрд датських крон, щостановить приблизно $133 млн.</text:p>
      <text:p text:style-name="P4">
«Данія є одним із лідерів щодо фінансової допомоги Україні. З початкуповномасштабного вторгнення загальна військова підтримка склала $1,4 млрд, азагальна гуманітарна допомога, в тому числі макрофінансова – $212 млн. УрядУкраїни високо цінує підтримку Данії, розраховує на поглиблення двосторонньоїспівпраці та подальше залучення датського бізнесу в проекти з відновленняУкраїни. Так, спеціальний інвестиційний фонд, створений для України, будефінансувати проекти із залученням найкращих данських технологій таінноваційних рішень, і буде доступний як для державного, так і для приватногосекторів», - відзначила Юлія Свириденко.</text:p>
      <text:p text:style-name="P4">
Як зазначив заступник Міністра економіки Олександр Грибан, основною співпрацеюміж Україною і Данією є налагодження взаємовигідних відносин, коли українськікомпанії не лише імпортують датські продукти, а й локалізують виробництвотакої продукції в Україні.</text:p>
      <text:p text:style-name="P4">
«Нас цікавлять датські технології і ми бачимо велику перспективу узастосуванні та розміщенні датських компаній в Україні у пріоритетних галузях.Зокрема, це відновлювальна енергетика, будівельні матеріали, технологіївідновлення комунального господарства, а також оборонні технології татехнології подвійного призначення», - зазначив Олександр Грибан.</text:p>
      <text:p text:style-name="P4">
Так, в рамках форуму було оголошено про затвердження фінансування для двохпілотних проектів у сфері сільського господарства та агропереробки. Йдетьсяпро постраждалі компанії південного регіону – Нібулон, якому дадуть кредит на25 млн євро, та Агрофьюжн – 15 млн євро. Також кредити нададуть агрокомпаніям,розташованим біля лінії фронту в Миколаєві, які відновлюватимуть зруйнованівиробничі потужності, закуповуючи обладнання у датських експортерів.</text:p>
      <text:p text:style-name="P4">
За словами Олександра Грибана, датський фонд не лише надаватиме фінансовігарантії, але і безпосередньо здійснюватиме кредитування, що ставить його наокремий щабель фінансових інститутів, які відкрили свої програми для України.Також датський Уряд планує суттєво збільшити ліміти і розширити програмуфінансової допомоги для України.</text:p>
      <text:p text:style-name="P4">
«Не потрібно чекати, поки війна припиниться. Ми хотіли б залучити датськийбізнес на ранніх стадіях відбудови України. Ми маємо діяти і підтримуватиукраїнську економіку», - зауважив Міністр підприємництва Данії МортенБьодсков.</text:p>
      <text:p text:style-name="P4">
Source: <text:a xlink:type="simple" xlink:href="https://armyinform.com.ua/2023/05/27/daniya-vidkryla-speczialnyj-investyczijnyj-fond-dlya-ukrayiny-na-sumu-v-1-mlrd-kron/" text:style-name="Internet_20_link" text:visited-style-name="Visited_20_Internet_20_Link">
https://armyinform.com.ua/2023/05/27/daniya-vidkryla-speczialnyj-investyczijnyj-fond-dlya-ukrayiny-na-sumu-v-1-mlrd-kron/</text:a>
</text:p>
      <!--NEWS-->
      <text:h text:style-name="P10" text:outline-level="1">
<text:span text:style-name="T4">
Коротко. Війна. День 458. Відеодайджест</text:span>
</text:h>
      <text:p text:style-name="P4">
Author: ['АРМІЯINFORM']</text:p>
      <text:p text:style-name="P4">
Time: 2023-05-27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ДЕОДАЙДЖЕСТ', 'ВТОРГНЕННЯ РФ', 'ГШ ЗСУ']</text:p>
      <text:p text:style-name="P4">
Category: News</text:p>
      <!--METADATA-->
      <text:p text:style-name="P4">
Source: <text:a xlink:type="simple" xlink:href="https://armyinform.com.ua/2023/05/27/korotko-vijna-den-458-videodajdzhest/" text:style-name="Internet_20_link" text:visited-style-name="Visited_20_Internet_20_Link">
https://armyinform.com.ua/2023/05/27/korotko-vijna-den-458-videodajdzhest/</text:a>
</text:p>
      <!--NEWS-->
      <text:h text:style-name="P10" text:outline-level="1">
<text:span text:style-name="T4">
Губернатор Бєлгородської області заявив, що потрапив під обстріл</text:span>
</text:h>
      <text:p text:style-name="P4">
Authors: Ukrinform (Person)</text:p>
      <text:p text:style-name="P4">
Publisher: Укринформ (Organization)</text:p>
      <text:p text:style-name="P4">
Published Time: 2023-05-28T-31:46:00+03:00</text:p>
      <text:p text:style-name="P4">
Modified Time: 2023-05-28T00:46:00+03:00</text:p>
      <text:p text:style-name="P4">
Description: Губернатор Бєлгородської області Росії В'ячеслав Гладков заявив, що під час поїздки до міста Шебекіно потрапив під обстріл. — Укрінформ.</text:p>
      <text:p text:style-name="P4">
Images: ['<text:a xlink:type="simple" xlink:href="https://static.ukrinform.com/photos/2023_05/thumb_files/630_360_1684770066-994.jpg" text:style-name="Internet_20_link" text:visited-style-name="Visited_20_Internet_20_Link">
630_360_16847...</text:a>
']</text:p>
      <text:p text:style-name="P4">
Tags: ['Обстріл', 'Росія', 'Бєлгород']</text:p>
      <text:p text:style-name="P4">
Type: Article</text:p>
      <!--METADATA-->
      <text:p text:style-name="P4">
<draw:frame draw:style-name="fr1" draw:name="Image310" text:anchor-type="as-char" svg:width="6.9236in" svg:height="3.956343in" draw:z-index="0">
<draw:image xlink:href="../Images/yкринформ/2023-05-28T-31-46-00-03-00/630_360_1684770066-994.jpg" xlink:type="simple" xlink:show="embed" xlink:actuate="onLoad" draw:mime-type="image/jpeg"/>
</draw:frame>
Губернатор Бєлгородської області Росії В'ячеслав Гладков заявив, що під часпоїздки до міста Шебекіно потрапив під обстріл.</text:p>
      <text:p text:style-name="P4">
Про це Гладков повідомив у <text:a xlink:type="simple" xlink:href="https://t.me/vvgladkov/2329" text:style-name="Internet_20_link" text:visited-style-name="Visited_20_Internet_20_Link">
 Телеграмі </text:a>
 ,передає Укрінформ.</text:p>
      <text:p text:style-name="P4">
«Потрапити до Шебекіна сам зміг тільки з другого разу. Вперше, в'їхавши доміста, потрапили під обстріл. Навіть не зміг вийти із машини. Снарядирозривалися на сусідній вулиці», - поінформував він.</text:p>
      <text:p text:style-name="P4">
За словами російського чиновника, протягом суботи Шебекіно п’ять разівзазнавало <text:a xlink:type="simple" xlink:href="https://www.ukrinform.ua/tag-obstril" text:style-name="Internet_20_link" text:visited-style-name="Visited_20_Internet_20_Link">
 обстрілів </text:a>
 , одна людиназагинула, троє поранені.</text:p>
      <text:p text:style-name="P4">
<text:span text:style-name="T4">
Читайте також:</text:span>
 <text:a xlink:type="simple" xlink:href="https://www.ukrinform.ua/rubric-world/3714977-u-branskij-oblasti-v-rezultati-ataki-drona-zaginuli-dvoe-rosijskih-vijskovih-zmi.html" text:style-name="Internet_20_link" text:visited-style-name="Visited_20_Internet_20_Link">
 У Брянській області в результаті атаки дрона загинулидвоє російських військових - ЗМІ </text:a>
</text:p>
      <text:p text:style-name="P4">
Як повідомлялося, минулої ночі в селищі Майське Бєлгородської області пролунаввибух. За інформацією росЗМІ, дронами була атакована будівля, що належитьміністерству внутрішніх справ РФ.</text:p>
      <text:p text:style-name="P4">
<text:span text:style-name="T5">
Фото з відкритих джерел</text:span>
</text:p>
      <text:p text:style-name="P4">
Source: <text:a xlink:type="simple" xlink:href="https://www.ukrinform.ua/rubric-world/3715075-gubernator-belgorodskoi-oblasti-zaaviv-so-potrapiv-pid-obstril.html" text:style-name="Internet_20_link" text:visited-style-name="Visited_20_Internet_20_Link">
https://www.ukrinform.ua/rubric-world/3715075-gubernator-belgorodskoi-oblasti-zaaviv-so-potrapiv-pid-obstril.html</text:a>
</text:p>
      <!--NEWS-->
      <text:h text:style-name="P10" text:outline-level="1">
<text:span text:style-name="T4">
В Україні подекуди дощі та грози, вдень прогріє до +26°</text:span>
</text:h>
      <text:p text:style-name="P4">
Authors: Ukrinform (Person)</text:p>
      <text:p text:style-name="P4">
Publisher: Укринформ (Organization)</text:p>
      <text:p text:style-name="P4">
Published Time: 2023-05-28T-33:32:00+03:00</text:p>
      <text:p text:style-name="P4">
Modified Time: 2023-05-28T00:32:00+03:00</text:p>
      <text:p text:style-name="P4">
Description: В Україні у неділю, 28 травня, спостерігатиметься мінлива хмарність, у низці областей пройдуть короткочасні дощі, місцями з грозами; температура вдень на Півночі й Заході становитиме до 23°; на решті території повітря прогріється до +26°.  — Укрінформ.</text:p>
      <text:p text:style-name="P4">
Images: ['<text:a xlink:type="simple" xlink:href="https://static.ukrinform.com/photos/2018_06/thumb_files/630_360_1530170067-2116.jpg" text:style-name="Internet_20_link" text:visited-style-name="Visited_20_Internet_20_Link">
630_360_15301...</text:a>
']</text:p>
      <text:p text:style-name="P4">
Tags: ['Дощ', 'Гроза', 'Погода', 'Прогноз', 'Регіони']</text:p>
      <text:p text:style-name="P4">
Type: Article</text:p>
      <!--METADATA-->
      <text:p text:style-name="P4">
<draw:frame draw:style-name="fr1" draw:name="Image311" text:anchor-type="as-char" svg:width="6.9236in" svg:height="3.956343in" draw:z-index="0">
<draw:image xlink:href="../Images/yкринформ/2023-05-28T-33-32-00-03-00/630_360_1530170067-2116.jpg" xlink:type="simple" xlink:show="embed" xlink:actuate="onLoad" draw:mime-type="image/jpeg"/>
</draw:frame>
 ВУкраїні у неділю, 28 травня, спостерігатиметься мінлива хмарність, у низціобластей пройдуть короткочасні дощі, місцями з грозами; температура вдень наПівночі й Заході становитиме до 23°; на решті території повітря прогріється до+26°.</text:p>
      <text:p text:style-name="P4">
Про це повідомили Укрінформу в Українському гідрометцентрі.</text:p>
      <text:p text:style-name="P4">
"Мінлива хмарність. У південній частині, східних, Дніпропетровській іКіровоградській областях короткочасні дощі, місцями грози; на решті територіїбез опадів. Вітер північний, північно-східний, 5-10 м/с. Температура упівнічних та західних областях вночі 6-11°, вдень 18-23°; на решті територіївночі 11-16°, вдень 21-26°", - зазначають синоптики.</text:p>
      <text:p text:style-name="P4">
У Києві та Київській області опадів не передбачається, температура у столицівночі близько 10°, вдень 20-22°, у регіоні буде вночі 6-11°, вдень 18-23°.</text:p>
      <text:p text:style-name="P4">
За прогнозом синоптиків, мінлива хмарність переважатиме в Україні і в наступнідва дні. На Закарпатті, у Карпатах, південних, південно-східних областях, 30травня й у східній частині країни очікуються невеликі короткочасні дощі,грози; на решті території без опадів. Температура вночі 8-13°, на Півдні таСході до 16°; вдень 20-25°, 30 травня у східних, південно-східних областях тав Карпатському регіоні 14-19°.</text:p>
      <text:p text:style-name="P4">
<text:span text:style-name="T4">
Читайте також:</text:span>
 <text:a xlink:type="simple" xlink:href="https://www.ukrinform.ua/rubric-technology/3662460-klimat-dosagne-kriticnogo-porogu-poteplinna-za-1012-rokiv-stucnij-intelekt.html" text:style-name="Internet_20_link" text:visited-style-name="Visited_20_Internet_20_Link">
 за 10-12 - </text:a>
</text:p>
      <text:p text:style-name="P4">
У Києві й столичному регіоні 29-30 травня мінлива хмарність, без опадів. Устолиці температура вночі становитиме 10-12°, вдень 22-24°, по області будевночі 8-13°, вдень 20-25°.</text:p>
      <text:p text:style-name="P4">
Синоптики попереджають, що 28-30 травня в західних (крім Львівської,Закарпатської, Івано-Франківської, Чернівецької), північних, Вінницькій таЧеркаській областях і місті Києві переважатиме надзвичайний рівень пожежноїнебезпеки.</text:p>
      <text:p text:style-name="P4">
За прогнозом, 31 травня - 1 червня опадів не передбачається, лише місцями упівденно-східній частині України та <text:a xlink:type="simple" xlink:href="https://www.ukrinform.ua/tag-karpati" text:style-name="Internet_20_link" text:visited-style-name="Visited_20_Internet_20_Link">
 Карпатському</text:a>
 регіоні, вдень 31 травня в Українікороткочасний дощ, гроза. Температура вночі 9-15°, на півдні до 17°, 1 червняу західних та північних областях 6-12°; вдень 18-24°, у південній частині, 31травня і в центральних областях до 27°.</text:p>
      <text:p text:style-name="P4">
У Києві та області в ці дні без опадів, лише вдень 31 травня місцями пройдекороткочасний дощ, гроза. Температура у столиці вночі 31 травня 12-14°, 1червня 10-12°; вдень 21-23°; по області вночі 31 травня стовпчики термометрівпокажуть 9-14°, 1 червня 7-12°; вдень 19-24°.</text:p>
      <text:p text:style-name="P4">
Source: <text:a xlink:type="simple" xlink:href="https://www.ukrinform.ua/rubric-regions/3714939-v-ukraini-zavtra-podekudi-dosi-ta-grozi-vden-progrie-do-26.html" text:style-name="Internet_20_link" text:visited-style-name="Visited_20_Internet_20_Link">
https://www.ukrinform.ua/rubric-regions/3714939-v-ukraini-zavtra-podekudi-dosi-ta-grozi-vden-progrie-do-26.html</text:a>
</text:p>
      <!--NEWS-->
      <text:h text:style-name="P10" text:outline-level="1">
<text:span text:style-name="T4">
Ворог обстріляв Куп'янськ і Циркуни на Харківщині, є загиблий та поранена</text:span>
</text:h>
      <text:p text:style-name="P4">
Authors: Ukrinform (Person)</text:p>
      <text:p text:style-name="P4">
Publisher: Укринформ (Organization)</text:p>
      <text:p text:style-name="P4">
Published Time: 2023-05-28T-35:17:00+03:00</text:p>
      <text:p text:style-name="P4">
Modified Time: 2023-05-28T00:17:00+03:00</text:p>
      <text:p text:style-name="P4">
Description: Унаслідок артилерійських ударів військ РФ по місту Куп’янськ та селу Циркуни Харківської області ввечері 27 травня одна людина загинула, ще одна дістала поранення. — Укрінформ.</text:p>
      <text:p text:style-name="P4">
Images: ['<text:a xlink:type="simple" xlink:href="https://static.ukrinform.com/photos/2023_05/thumb_files/630_360_1685222258-921.jpg" text:style-name="Internet_20_link" text:visited-style-name="Visited_20_Internet_20_Link">
630_360_16852...</text:a>
']</text:p>
      <text:p text:style-name="P4">
Tags: ['Обстріл', 'Поліція', 'Поранені', 'Загибель', 'Харківщина', 'Війна з Росією']</text:p>
      <text:p text:style-name="P4">
Type: Article</text:p>
      <!--METADATA-->
      <text:p text:style-name="P4">
<draw:frame draw:style-name="fr1" draw:name="Image312" text:anchor-type="as-char" svg:width="6.9236in" svg:height="3.956343in" draw:z-index="0">
<draw:image xlink:href="../Images/yкринформ/2023-05-28T-35-17-00-03-00/630_360_1685222258-921.jpg" xlink:type="simple" xlink:show="embed" xlink:actuate="onLoad" draw:mime-type="image/jpeg"/>
</draw:frame>
 Унаслідокартилерійських ударів військ РФ по місту Куп’янськ та селу Циркуни Харківськоїобласті ввечері 27 травня одна людина загинула, ще одна дістала поранення.</text:p>
      <text:p text:style-name="P4">
Про це <text:a xlink:type="simple" xlink:href="https://www.facebook.com/police.kharkov" text:style-name="Internet_20_link" text:visited-style-name="Visited_20_Internet_20_Link">
 повідомляє </text:a>
 поліціяХарківської області, передає Укрінформ.</text:p>
      <text:p text:style-name="P4">
«У місті Куп’янськ у результаті обстрілу загинув 60-річний місцевий мешканець.Чоловік знаходився на подвір’ї будинку», - йдеться в повідомленні.</text:p>
      <text:p text:style-name="P4">
Окрім того, в селі Циркуни дістала осколкові <text:a xlink:type="simple" xlink:href="https://www.ukrinform.ua/tag-poraneni" text:style-name="Internet_20_link" text:visited-style-name="Visited_20_Internet_20_Link">
 поранення</text:a>
 жінка 1944 року народження. Їїдоставили до лікарні.</text:p>
      <text:p text:style-name="P4">
На місцях обстрілів працювали слідчо-оперативні групи, експерти тавибухотехніки, зазначили в поліції.</text:p>
      <text:p text:style-name="P4">
<text:span text:style-name="T4">
Читайте також:</text:span>
 <text:a xlink:type="simple" xlink:href="https://www.ukrinform.ua/rubric-ato/3714333-zagarbniki-vnoci-sahedami-atakuvali-dva-mista-na-harkivsini.html" text:style-name="Internet_20_link" text:visited-style-name="Visited_20_Internet_20_Link">
 Загарбники вночі «шахедами» атакували два міста на ині</text:a>
</text:p>
      <text:p text:style-name="P4">
Відкрито кримінальні провадження за ст. 438 (Порушення законів та звичаїввійни) Кримінального кодексу.</text:p>
      <text:p text:style-name="P4">
Як повідомлялося, 27 травня на Харківщині внаслідок обстрілів ворогом селаШипувате <text:a xlink:type="simple" xlink:href="https://www.ukrinform.ua/rubric-ato/3714992-harkivsina-vnaslidok-obstriliv-sela-sipuvate-zaginula-zinka-poranenij-colovik.html" text:style-name="Internet_20_link" text:visited-style-name="Visited_20_Internet_20_Link">
 загинула 61-річна жінка </text:a>
 , поранень зазнав 60-річний чоловік.</text:p>
      <text:p text:style-name="P4">
Source: <text:a xlink:type="simple" xlink:href="https://www.ukrinform.ua/rubric-ato/3715074-vorog-obstrilav-kupansk-i-cirkuni-na-harkivsini-e-zagiblij-ta-poranena.html" text:style-name="Internet_20_link" text:visited-style-name="Visited_20_Internet_20_Link">
https://www.ukrinform.ua/rubric-ato/3715074-vorog-obstrilav-kupansk-i-cirkuni-na-harkivsini-e-zagiblij-ta-poranena.html</text:a>
</text:p>
      <!--NEWS-->
      <text:h text:style-name="P10" text:outline-level="1">
<text:span text:style-name="T4">
Ворог обстріляв Куп'янськ і Циркуни на Харківщині, є загиблий та поранена</text:span>
</text:h>
      <text:p text:style-name="P4">
Authors: Ukrinform (Person)</text:p>
      <text:p text:style-name="P4">
Publisher: Укринформ (Organization)</text:p>
      <text:p text:style-name="P4">
Published Time: 2023-05-28T00:17:00+03:00</text:p>
      <text:p text:style-name="P4">
Modified Time: 2023-05-28T00:17:00+03:00</text:p>
      <text:p text:style-name="P4">
Description: Унаслідок артилерійських ударів військ РФ по місту Куп’янськ та селу Циркуни Харківської області ввечері 27 травня одна людина загинула, ще одна дістала поранення. — Укрінформ.</text:p>
      <text:p text:style-name="P4">
Images: ['<text:a xlink:type="simple" xlink:href="https://static.ukrinform.com/photos/2023_05/thumb_files/630_360_1685222258-921.jpg" text:style-name="Internet_20_link" text:visited-style-name="Visited_20_Internet_20_Link">
630_360_16852...</text:a>
']</text:p>
      <text:p text:style-name="P4">
Tags: ['Обстріл', 'Поліція', 'Поранені', 'Загибель', 'Харківщина', 'Війна з Росією']</text:p>
      <text:p text:style-name="P4">
Type: Article</text:p>
      <!--METADATA-->
      <text:p text:style-name="P4">
<draw:frame draw:style-name="fr1" draw:name="Image313" text:anchor-type="as-char" svg:width="6.9236in" svg:height="3.956343in" draw:z-index="0">
<draw:image xlink:href="../Images/yкринформ/2023-05-28T00-17-00-03-00/630_360_1685222258-921.jpg" xlink:type="simple" xlink:show="embed" xlink:actuate="onLoad" draw:mime-type="image/jpeg"/>
</draw:frame>
 Унаслідокартилерійських ударів військ РФ по місту Куп’янськ та селу Циркуни Харківськоїобласті ввечері 27 травня одна людина загинула, ще одна дістала поранення.</text:p>
      <text:p text:style-name="P4">
Про це <text:a xlink:type="simple" xlink:href="https://www.facebook.com/police.kharkov" text:style-name="Internet_20_link" text:visited-style-name="Visited_20_Internet_20_Link">
 повідомляє </text:a>
 поліціяХарківської області, передає Укрінформ.</text:p>
      <text:p text:style-name="P4">
«У місті Куп’янськ у результаті обстрілу загинув 60-річний місцевий мешканець.Чоловік знаходився на подвір’ї будинку», - йдеться в повідомленні.</text:p>
      <text:p text:style-name="P4">
Окрім того, в селі Циркуни дістала осколкові <text:a xlink:type="simple" xlink:href="https://www.ukrinform.ua/tag-poraneni" text:style-name="Internet_20_link" text:visited-style-name="Visited_20_Internet_20_Link">
 поранення</text:a>
 жінка 1944 року народження. Їїдоставили до лікарні.</text:p>
      <text:p text:style-name="P4">
На місцях обстрілів працювали слідчо-оперативні групи, експерти тавибухотехніки, зазначили в поліції.</text:p>
      <text:p text:style-name="P4">
<text:span text:style-name="T4">
Читайте також:</text:span>
 <text:a xlink:type="simple" xlink:href="https://www.ukrinform.ua/rubric-ato/3714333-zagarbniki-vnoci-sahedami-atakuvali-dva-mista-na-harkivsini.html" text:style-name="Internet_20_link" text:visited-style-name="Visited_20_Internet_20_Link">
 Загарбники вночі «шахедами» атакували два міста на ині</text:a>
</text:p>
      <text:p text:style-name="P4">
Відкрито кримінальні провадження за ст. 438 (Порушення законів та звичаїввійни) Кримінального кодексу.</text:p>
      <text:p text:style-name="P4">
Як повідомлялося, 27 травня на Харківщині внаслідок обстрілів ворогом селаШипувате <text:a xlink:type="simple" xlink:href="https://www.ukrinform.ua/rubric-ato/3714992-harkivsina-vnaslidok-obstriliv-sela-sipuvate-zaginula-zinka-poranenij-colovik.html" text:style-name="Internet_20_link" text:visited-style-name="Visited_20_Internet_20_Link">
 загинула 61-річна жінка </text:a>
 , поранень зазнав 60-річний чоловік.</text:p>
      <text:p text:style-name="P4">
Source: <text:a xlink:type="simple" xlink:href="https://www.ukrinform.ua/rubric-ato/3715074-vorog-obstrilav-kupansk-i-cirkuni-na-harkivsini-e-zagiblij-ta-poranena.html" text:style-name="Internet_20_link" text:visited-style-name="Visited_20_Internet_20_Link">
https://www.ukrinform.ua/rubric-ato/3715074-vorog-obstrilav-kupansk-i-cirkuni-na-harkivsini-e-zagiblij-ta-poranena.html</text:a>
</text:p>
      <!--NEWS-->
      <text:h text:style-name="P10" text:outline-level="1">
<text:span text:style-name="T4">
В Україні подекуди дощі та грози, вдень прогріє до +26°</text:span>
</text:h>
      <text:p text:style-name="P4">
Authors: Ukrinform (Person)</text:p>
      <text:p text:style-name="P4">
Publisher: Укринформ (Organization)</text:p>
      <text:p text:style-name="P4">
Published Time: 2023-05-28T00:32:00+03:00</text:p>
      <text:p text:style-name="P4">
Modified Time: 2023-05-28T00:32:00+03:00</text:p>
      <text:p text:style-name="P4">
Description: В Україні у неділю, 28 травня, спостерігатиметься мінлива хмарність, у низці областей пройдуть короткочасні дощі, місцями з грозами; температура вдень на Півночі й Заході становитиме до 23°; на решті території повітря прогріється до +26°.  — Укрінформ.</text:p>
      <text:p text:style-name="P4">
Images: ['<text:a xlink:type="simple" xlink:href="https://static.ukrinform.com/photos/2018_06/thumb_files/630_360_1530170067-2116.jpg" text:style-name="Internet_20_link" text:visited-style-name="Visited_20_Internet_20_Link">
630_360_15301...</text:a>
']</text:p>
      <text:p text:style-name="P4">
Tags: ['Дощ', 'Гроза', 'Погода', 'Прогноз', 'Регіони']</text:p>
      <text:p text:style-name="P4">
Type: Article</text:p>
      <!--METADATA-->
      <text:p text:style-name="P4">
<draw:frame draw:style-name="fr1" draw:name="Image314" text:anchor-type="as-char" svg:width="6.9236in" svg:height="3.956343in" draw:z-index="0">
<draw:image xlink:href="../Images/yкринформ/2023-05-28T00-32-00-03-00/630_360_1530170067-2116.jpg" xlink:type="simple" xlink:show="embed" xlink:actuate="onLoad" draw:mime-type="image/jpeg"/>
</draw:frame>
 В Україніу неділю, 28 травня, спостерігатиметься мінлива хмарність, у низці областейпройдуть короткочасні дощі, місцями з грозами; температура вдень на Півночі йЗаході становитиме до 23°; на решті території повітря прогріється до +26°.</text:p>
      <text:p text:style-name="P4">
Про це повідомили Укрінформу в Українському гідрометцентрі.</text:p>
      <text:p text:style-name="P4">
"Мінлива хмарність. У південній частині, східних, Дніпропетровській іКіровоградській областях короткочасні дощі, місцями грози; на решті територіїбез опадів. Вітер північний, північно-східний, 5-10 м/с. Температура упівнічних та західних областях вночі 6-11°, вдень 18-23°; на решті територіївночі 11-16°, вдень 21-26°", - зазначають синоптики.</text:p>
      <text:p text:style-name="P4">
У Києві та Київській області опадів не передбачається, температура у столицівночі близько 10°, вдень 20-22°, у регіоні буде вночі 6-11°, вдень 18-23°.</text:p>
      <text:p text:style-name="P4">
За прогнозом синоптиків, мінлива хмарність переважатиме в Україні і в наступнідва дні. На Закарпатті, у Карпатах, південних, південно-східних областях, 30травня й у східній частині країни очікуються невеликі короткочасні дощі,грози; на решті території без опадів. Температура вночі 8-13°, на Півдні таСході до 16°; вдень 20-25°, 30 травня у східних, південно-східних областях тав Карпатському регіоні 14-19°.</text:p>
      <text:p text:style-name="P4">
<text:span text:style-name="T4">
Читайте також:</text:span>
 <text:a xlink:type="simple" xlink:href="https://www.ukrinform.ua/rubric-technology/3662460-klimat-dosagne-kriticnogo-porogu-poteplinna-za-1012-rokiv-stucnij-intelekt.html" text:style-name="Internet_20_link" text:visited-style-name="Visited_20_Internet_20_Link">
 за 10-12 - </text:a>
</text:p>
      <text:p text:style-name="P4">
У Києві й столичному регіоні 29-30 травня мінлива хмарність, без опадів. Устолиці температура вночі становитиме 10-12°, вдень 22-24°, по області будевночі 8-13°, вдень 20-25°.</text:p>
      <text:p text:style-name="P4">
Синоптики попереджають, що 28-30 травня в західних (крім Львівської,Закарпатської, Івано-Франківської, Чернівецької), північних, Вінницькій таЧеркаській областях і місті Києві переважатиме надзвичайний рівень пожежноїнебезпеки.</text:p>
      <text:p text:style-name="P4">
За прогнозом, 31 травня - 1 червня опадів не передбачається, лише місцями упівденно-східній частині України та <text:a xlink:type="simple" xlink:href="https://www.ukrinform.ua/tag-karpati" text:style-name="Internet_20_link" text:visited-style-name="Visited_20_Internet_20_Link">
 Карпатському</text:a>
 регіоні, вдень 31 травня в Українікороткочасний дощ, гроза. Температура вночі 9-15°, на півдні до 17°, 1 червняу західних та північних областях 6-12°; вдень 18-24°, у південній частині, 31травня і в центральних областях до 27°.</text:p>
      <text:p text:style-name="P4">
У Києві та області в ці дні без опадів, лише вдень 31 травня місцями пройдекороткочасний дощ, гроза. Температура у столиці вночі 31 травня 12-14°, 1червня 10-12°; вдень 21-23°; по області вночі 31 травня стовпчики термометрівпокажуть 9-14°, 1 червня 7-12°; вдень 19-24°.</text:p>
      <text:p text:style-name="P4">
Source: <text:a xlink:type="simple" xlink:href="https://www.ukrinform.ua/rubric-regions/3714939-v-ukraini-zavtra-podekudi-dosi-ta-grozi-vden-progrie-do-26.html" text:style-name="Internet_20_link" text:visited-style-name="Visited_20_Internet_20_Link">
https://www.ukrinform.ua/rubric-regions/3714939-v-ukraini-zavtra-podekudi-dosi-ta-grozi-vden-progrie-do-26.html</text:a>
</text:p>
      <!--NEWS-->
      <text:h text:style-name="P10" text:outline-level="1">
<text:span text:style-name="T4">
Губернатор Бєлгородської області заявив, що потрапив під обстріл</text:span>
</text:h>
      <text:p text:style-name="P4">
Authors: Ukrinform (Person)</text:p>
      <text:p text:style-name="P4">
Publisher: Укринформ (Organization)</text:p>
      <text:p text:style-name="P4">
Published Time: 2023-05-28T00:46:00+03:00</text:p>
      <text:p text:style-name="P4">
Modified Time: 2023-05-28T00:46:00+03:00</text:p>
      <text:p text:style-name="P4">
Description: Губернатор Бєлгородської області Росії В'ячеслав Гладков заявив, що під час поїздки до міста Шебекіно потрапив під обстріл. — Укрінформ.</text:p>
      <text:p text:style-name="P4">
Images: ['<text:a xlink:type="simple" xlink:href="https://static.ukrinform.com/photos/2023_05/thumb_files/630_360_1684770066-994.jpg" text:style-name="Internet_20_link" text:visited-style-name="Visited_20_Internet_20_Link">
630_360_16847...</text:a>
']</text:p>
      <text:p text:style-name="P4">
Tags: ['Обстріл', 'Росія', 'Бєлгород']</text:p>
      <text:p text:style-name="P4">
Type: Article</text:p>
      <!--METADATA-->
      <text:p text:style-name="P4">
<draw:frame draw:style-name="fr1" draw:name="Image315" text:anchor-type="as-char" svg:width="6.9236in" svg:height="3.956343in" draw:z-index="0">
<draw:image xlink:href="../Images/yкринформ/2023-05-28T00-46-00-03-00/630_360_1684770066-994.jpg" xlink:type="simple" xlink:show="embed" xlink:actuate="onLoad" draw:mime-type="image/jpeg"/>
</draw:frame>
 ГубернаторБєлгородської області Росії В'ячеслав Гладков заявив, що під час поїздки доміста Шебекіно потрапив під обстріл.</text:p>
      <text:p text:style-name="P4">
Про це Гладков повідомив у <text:a xlink:type="simple" xlink:href="https://t.me/vvgladkov/2329" text:style-name="Internet_20_link" text:visited-style-name="Visited_20_Internet_20_Link">
 Телеграмі </text:a>
 ,передає Укрінформ.</text:p>
      <text:p text:style-name="P4">
«Потрапити до Шебекіна сам зміг тільки з другого разу. Вперше, в'їхавши доміста, потрапили під обстріл. Навіть не зміг вийти із машини. Снарядирозривалися на сусідній вулиці», - поінформував він.</text:p>
      <text:p text:style-name="P4">
За словами російського чиновника, протягом суботи Шебекіно п’ять разівзазнавало <text:a xlink:type="simple" xlink:href="https://www.ukrinform.ua/tag-obstril" text:style-name="Internet_20_link" text:visited-style-name="Visited_20_Internet_20_Link">
 обстрілів </text:a>
 , одна людиназагинула, троє поранені.</text:p>
      <text:p text:style-name="P4">
<text:span text:style-name="T4">
Читайте також:</text:span>
 <text:a xlink:type="simple" xlink:href="https://www.ukrinform.ua/rubric-world/3714977-u-branskij-oblasti-v-rezultati-ataki-drona-zaginuli-dvoe-rosijskih-vijskovih-zmi.html" text:style-name="Internet_20_link" text:visited-style-name="Visited_20_Internet_20_Link">
 У Брянській області в результаті атаки дрона загинулидвоє російських військових - ЗМІ </text:a>
</text:p>
      <text:p text:style-name="P4">
Як повідомлялося, минулої ночі в селищі Майське Бєлгородської області пролунаввибух. За інформацією росЗМІ, дронами була атакована будівля, що належитьміністерству внутрішніх справ РФ.</text:p>
      <text:p text:style-name="P4">
<text:span text:style-name="T5">
Фото з відкритих джерел</text:span>
</text:p>
      <text:p text:style-name="P4">
Source: <text:a xlink:type="simple" xlink:href="https://www.ukrinform.ua/rubric-world/3715075-gubernator-belgorodskoi-oblasti-zaaviv-so-potrapiv-pid-obstril.html" text:style-name="Internet_20_link" text:visited-style-name="Visited_20_Internet_20_Link">
https://www.ukrinform.ua/rubric-world/3715075-gubernator-belgorodskoi-oblasti-zaaviv-so-potrapiv-pid-obstril.html</text:a>
</text:p>
      <!--NEWS-->
      <text:h text:style-name="P10" text:outline-level="1">
<text:span text:style-name="T4">
Воїни Сил ТрО показали, як відбили наступ російських окупантів</text:span>
</text:h>
      <text:p text:style-name="P4">
Author: ['АРМІЯINFORM']</text:p>
      <text:p text:style-name="P4">
Time: 2023-05-28T99:00:00-04:00</text:p>
      <text:p text:style-name="P4">
Description: На одному з напрямків воїни 102-ї окремої бригади Сил територіальної оборони ЗС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vtraty-voroga.jpg" text:style-name="Internet_20_link" text:visited-style-name="Visited_20_Internet_20_Link">
vtraty-voroga.jpg</text:a>
']</text:p>
      <text:p text:style-name="P4">
Tags: ['STOPRUSSIA', 'АГРЕСІЯ РФ', 'ВТОРГНЕННЯ РФ', 'ТЕРИТОРІАЛЬНА ОБОРОНА ЗС УКРАЇНИ']</text:p>
      <text:p text:style-name="P4">
Category: News</text:p>
      <!--METADATA-->
      <text:p text:style-name="P4">
<draw:frame draw:style-name="fr1" draw:name="Image316" text:anchor-type="as-char" svg:width="6.9236in" svg:height="4.608521in" draw:z-index="0">
<draw:image xlink:href="../Images/AРМІЯINFORM/2023-05-28T99-00-00-04-00/vtraty-voroga.jpg" xlink:type="simple" xlink:show="embed" xlink:actuate="onLoad" draw:mime-type="image/jpeg"/>
</draw:frame>
Ілюстративне фото / ГШ ЗСУ</text:p>
      <text:p text:style-name="P4">
На одному з напрямків воїни 102-ї окремої бригади Сил територіальної оборониЗСУ Івано-Франківщини відбили наступ російських окупантів</text:p>
      <text:p text:style-name="P4">
Про це<text:a xlink:type="simple" xlink:href="https://www.facebook.com/102brugadaTROIvanoFrankivsk/videos/167340192739696/" text:style-name="Internet_20_link" text:visited-style-name="Visited_20_Internet_20_Link">
повідомляє</text:a>
102 окрема бригада Сил територіальної оборони ЗСУ на своїй сторінці у мережіFacebook.</text:p>
      <text:p text:style-name="P4">
«Одного дня російські загарбники вирішили піти в наступ на одному з напрямків,думаючи, що легко подолають українську піхоту і займуть територію. Але позадустояли танки, артилерія, механізовані війська захисників, які готові завждивступити в бій та підтримати стрілецькі підрозділи.</text:p>
      <text:p text:style-name="P4">
Вони легко розібралися з ворогом, завдавши йому нищівної поразки і заставившийого ганебно тікати з поля бою. Захопливе відео справжнього бою та жалюгідноївтечі москалів показала наша розвідрота», — йдеться в описі до відео.</text:p>
      <text:p text:style-name="P4">
Source: <text:a xlink:type="simple" xlink:href="https://armyinform.com.ua/2023/05/28/voyiny-syl-tro-pokazaly-yak-vidbyly-nastup-rosijskyh-okupantiv/" text:style-name="Internet_20_link" text:visited-style-name="Visited_20_Internet_20_Link">
https://armyinform.com.ua/2023/05/28/voyiny-syl-tro-pokazaly-yak-vidbyly-nastup-rosijskyh-okupantiv/</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